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2.2307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2.383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3.3882in"/>
    </style:style>
    <style:style style:name="co13" style:family="table-column">
      <style:table-column-properties fo:break-before="auto" style:column-width="1.8366in"/>
    </style:style>
    <style:style style:name="co14" style:family="table-column">
      <style:table-column-properties fo:break-before="auto" style:column-width="3.2693in"/>
    </style:style>
    <style:style style:name="co15" style:family="table-column">
      <style:table-column-properties fo:break-before="auto" style:column-width="3.3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Pivot_20_Table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Pivot_20_Table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Pivot_20_Table_20_Category">
      <style:table-cell-properties fo:border-bottom="none" fo:border-left="0.028in solid #000000" fo:border-right="0.0138in solid #000000" fo:border-top="none"/>
    </style:style>
    <style:style style:name="ce8" style:family="table-cell" style:parent-style-name="Pivot_20_Table_20_Title">
      <style:table-cell-properties fo:border-bottom="0.028in solid #000000" fo:border-left="0.028in solid #000000" fo:border-right="0.0138in solid #000000" fo:border-top="0.0138in solid #000000"/>
    </style:style>
    <style:style style:name="ce9" style:family="table-cell" style:parent-style-name="Default">
      <style:table-cell-properties fo:border="0.0138in solid #000000"/>
    </style:style>
    <style:style style:name="ce10" style:family="table-cell" style:parent-style-name="Pivot_20_Table_20_Corner">
      <style:table-cell-properties fo:border-bottom="0.0138in solid #000000" fo:border-left="0.0138in solid #000000" fo:border-right="0.028in solid #000000" fo:border-top="0.028in solid #000000"/>
    </style:style>
    <style:style style:name="ce11" style:family="table-cell" style:parent-style-name="Pivot_20_Table_20_Value">
      <style:table-cell-properties fo:border-bottom="none" fo:border-left="0.0138in solid #000000" fo:border-right="0.028in solid #000000" fo:border-top="0.0138in solid #000000"/>
    </style:style>
    <style:style style:name="ce12" style:family="table-cell" style:parent-style-name="Pivot_20_Table_20_Value">
      <style:table-cell-properties fo:border-bottom="none" fo:border-left="0.0138in solid #000000" fo:border-right="0.028in solid #000000" fo:border-top="none"/>
    </style:style>
    <style:style style:name="ce13" style:family="table-cell" style:parent-style-name="Pivot_20_Table_20_Value">
      <style:table-cell-properties fo:border-bottom="0.0138in solid #000000" fo:border-left="0.0138in solid #000000" fo:border-right="0.028in solid #000000" fo:border-top="none"/>
    </style:style>
    <style:style style:name="ce14" style:family="table-cell" style:parent-style-name="Pivot_20_Table_20_Result">
      <style:table-cell-properties fo:border-bottom="0.028in solid #000000" fo:border-left="0.0138in solid #000000" fo:border-right="0.028in solid #000000" fo:border-top="0.0138in solid #000000"/>
    </style:style>
    <style:style style:name="ce15" style:family="table-cell" style:parent-style-name="Pivot_20_Table_20_Category">
      <style:table-cell-properties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Pivot_20_Table_20_Corner">
      <style:table-cell-properties fo:border-bottom="none" fo:border-left="0.028in solid #000000" fo:border-right="0.0138in solid #000000" fo:border-top="0.028in solid #000000"/>
    </style:style>
    <style:style style:name="ce18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19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20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21" style:family="table-cell" style:parent-style-name="Pivot_20_Table_20_Value">
      <style:table-cell-properties fo:border-bottom="none" fo:border-left="0.0138in solid #000000" fo:border-right="none" fo:border-top="0.0138in solid #000000"/>
    </style:style>
    <style:style style:name="ce22" style:family="table-cell" style:parent-style-name="Pivot_20_Table_20_Value">
      <style:table-cell-properties fo:border-bottom="none" fo:border-left="0.0138in solid #000000" fo:border-right="none" fo:border-top="none"/>
    </style:style>
    <style:style style:name="ce23" style:family="table-cell" style:parent-style-name="Pivot_20_Table_20_Value">
      <style:table-cell-properties fo:border-bottom="0.0138in solid #000000" fo:border-left="0.0138in solid #000000" fo:border-right="none" fo:border-top="none"/>
    </style:style>
    <style:style style:name="ce24" style:family="table-cell" style:parent-style-name="Pivot_20_Table_20_Result">
      <style:table-cell-properties fo:border-bottom="0.028in solid #000000" fo:border-left="0.0138in solid #000000" fo:border-right="none" fo:border-top="0.0138in solid #000000"/>
    </style:style>
    <style:style style:name="ce25" style:family="table-cell" style:parent-style-name="Pivot_20_Table_20_Corner">
      <style:table-cell-properties fo:border-bottom="0.0138in solid #000000" fo:border-left="none" fo:border-right="none" fo:border-top="0.028in solid #000000"/>
    </style:style>
    <style:style style:name="ce26" style:family="table-cell" style:parent-style-name="Pivot_20_Table_20_Category">
      <style:table-cell-properties fo:border-bottom="0.0138in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none" fo:border-right="none" fo:border-top="0.0138in solid #000000"/>
    </style:style>
    <style:style style:name="ce28" style:family="table-cell" style:parent-style-name="Pivot_20_Table_20_Value">
      <style:table-cell-properties fo:border-bottom="0.0138in solid #000000" fo:border-left="none" fo:border-right="none" fo:border-top="none"/>
    </style:style>
    <style:style style:name="ce29" style:family="table-cell" style:parent-style-name="Pivot_20_Table_20_Result">
      <style:table-cell-properties fo:border-bottom="0.028in solid #000000" fo:border-left="none" fo:border-right="none" fo:border-top="0.0138in solid #000000"/>
    </style:style>
    <style:style style:name="ce30" style:family="table-cell" style:parent-style-name="Pivot_20_Table_20_Value">
      <style:table-cell-properties fo:border-bottom="none" fo:border-left="none" fo:border-right="0.0138in solid #000000" fo:border-top="0.0138in solid #000000"/>
    </style:style>
    <style:style style:name="ce31" style:family="table-cell" style:parent-style-name="Pivot_20_Table_20_Value">
      <style:table-cell-properties fo:border-bottom="none" fo:border-left="none" fo:border-right="0.0138in solid #000000" fo:border-top="none"/>
    </style:style>
    <style:style style:name="ce32" style:family="table-cell" style:parent-style-name="Pivot_20_Table_20_Value">
      <style:table-cell-properties fo:border-bottom="0.0138in solid #000000" fo:border-left="none" fo:border-right="0.0138in solid #000000" fo:border-top="none"/>
    </style:style>
    <style:style style:name="ce33" style:family="table-cell" style:parent-style-name="Pivot_20_Table_20_Result">
      <style:table-cell-properties fo:border-bottom="0.028in solid #000000" fo:border-left="none" fo:border-right="0.0138in solid #000000" fo:border-top="0.0138in solid #000000"/>
    </style:style>
    <style:style style:name="ce34" style:family="table-cell" style:parent-style-name="Pivot_20_Table_20_Corner">
      <style:table-cell-properties fo:border-bottom="0.0138in solid #000000" fo:border-left="none" fo:border-right="0.028in solid #000000" fo:border-top="0.028in solid #000000"/>
    </style:style>
    <style:style style:name="ce35" style:family="table-cell" style:parent-style-name="Pivot_20_Table_20_Title">
      <style:table-cell-properties fo:border-bottom="0.0138in solid #000000" fo:border-left="0.0138in solid #000000" fo:border-right="0.028in solid #000000" fo:border-top="0.0138in solid #000000"/>
    </style:style>
    <style:style style:name="ce36" style:family="table-cell" style:parent-style-name="Pivot_20_Table_20_Result">
      <style:table-cell-properties fo:border-bottom="none" fo:border-left="0.0138in solid #000000" fo:border-right="0.028in solid #000000" fo:border-top="0.0138in solid #000000"/>
    </style:style>
    <style:style style:name="ce37" style:family="table-cell" style:parent-style-name="Pivot_20_Table_20_Result">
      <style:table-cell-properties fo:border-bottom="none" fo:border-left="0.0138in solid #000000" fo:border-right="0.028in solid #000000" fo:border-top="none"/>
    </style:style>
    <style:style style:name="ce38" style:family="table-cell" style:parent-style-name="Pivot_20_Table_20_Result">
      <style:table-cell-properties fo:border-bottom="0.0138in solid #000000" fo:border-left="0.0138in solid #000000" fo:border-right="0.028in solid #000000" fo:border-top="none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1" fo:font-size="9pt" style:font-size-asian="9pt" style:font-size-complex="9pt"/>
    </style:style>
    <style:style style:name="ce40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 fo:margin-left="0in"/>
      <style:text-properties style:font-name="Verdana1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1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1" fo:font-size="9pt" style:font-size-asian="9pt" style:font-size-complex="9pt"/>
    </style:style>
    <style:style style:name="ce43" style:family="table-cell" style:parent-style-name="Default">
      <style:table-cell-properties fo:background-color="#0066cc" style:text-align-source="fix" style:repeat-content="false" fo:border="0.0008in solid #000000" style:vertical-align="middle"/>
      <style:paragraph-properties fo:text-align="center" fo:margin-left="0in"/>
      <style:text-properties style:font-name="Verdana1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ff6600" style:text-align-source="fix" style:repeat-content="false" fo:border="0.0008in solid #000000"/>
      <style:paragraph-properties fo:text-align="center" fo:margin-left="0in"/>
      <style:text-properties style:font-name="Verdana1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336600" style:font-name="Verdana1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style:font-name="Verdana1" fo:font-size="9pt" style:font-size-asian="9pt" style:font-size-complex="9pt"/>
    </style:style>
    <style:style style:name="ce47" style:family="table-cell" style:parent-style-name="Default">
      <style:table-cell-properties fo:background-color="transparent"/>
      <style:text-properties style:font-name="Verdana1" fo:font-size="9pt" style:font-size-asian="9pt" style:font-size-complex="9pt"/>
    </style:style>
    <style:style style:name="ce48" style:family="table-cell" style:parent-style-name="Default">
      <style:table-cell-properties fo:background-color="#ccff00" style:text-align-source="fix" style:repeat-content="false" fo:border="0.0008in solid #000000" style:vertical-align="middle"/>
      <style:paragraph-properties fo:text-align="center" fo:margin-left="0in"/>
      <style:text-properties style:font-name="Verdana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diagonal-bl-tr="none" style:diagonal-tl-br="none" fo:border="0.0008in solid #000000" style:rotation-align="none"/>
      <style:text-properties style:font-name="Verdana1" fo:font-size="9pt" style:font-size-asian="9pt" style:font-size-complex="9pt"/>
    </style:style>
    <style:style style:name="ce50" style:family="table-cell" style:parent-style-name="Default">
      <style:text-properties style:font-name="Verdana1" fo:font-size="9pt" style:font-size-asian="9pt" style:font-size-complex="9pt"/>
    </style:style>
    <style:style style:name="ce51" style:family="table-cell" style:parent-style-name="Default">
      <style:table-cell-properties fo:border="0.0008in solid #000000"/>
      <style:text-properties style:font-name="Verdana1" fo:font-size="9pt" style:font-size-asian="9pt" style:font-size-complex="9pt"/>
    </style:style>
    <style:style style:name="ce52" style:family="table-cell" style:parent-style-name="Default">
      <style:table-cell-properties fo:border="0.0008in solid #000000"/>
      <style:text-properties style:font-name="Verdana1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order="0.0008in solid #000000"/>
      <style:text-properties fo:color="#336600" style:font-name="Verdana1"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Final Resource list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>
            <text:p>S No</text:p>
          </table:table-cell>
          <table:table-cell table:style-name="ce1" office:value-type="string">
            <text:p>Emp ID</text:p>
          </table:table-cell>
          <table:table-cell office:value-type="string">
            <text:p>Name</text:p>
          </table:table-cell>
          <table:table-cell office:value-type="string">
            <text:p>Mail Id</text:p>
          </table:table-cell>
          <table:table-cell office:value-type="string">
            <text:p>Project Name</text:p>
          </table:table-cell>
          <table:table-cell office:value-type="string">
            <text:p>Dept</text:p>
          </table:table-cell>
          <table:table-cell office:value-type="string">
            <text:p>Designation</text:p>
          </table:table-cell>
          <table:table-cell office:value-type="string">
            <text:p>LL</text:p>
          </table:table-cell>
          <table:table-cell office:value-type="string">
            <text:p>Jr.PMO/CL</text:p>
          </table:table-cell>
          <table:table-cell office:value-type="string">
            <text:p>PMO</text:p>
          </table:table-cell>
          <table:table-cell office:value-type="string">
            <text:p>Delphi Setup</text:p>
          </table:table-cell>
          <table:table-cell office:value-type="string">
            <text:p>Initial Resource</text:p>
          </table:table-cell>
          <table:table-cell office:value-type="string">
            <text:p>Is Resource Movement Required</text:p>
          </table:table-cell>
          <table:table-cell office:value-type="string">
            <text:p>IS SC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Loganathan Vinayagam</text:p>
          </table:table-cell>
          <table:table-cell office:value-type="string">
            <text:p>loganthan.v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Pradeep Kumar Irudayaraj</text:p>
          </table:table-cell>
          <table:table-cell office:value-type="string">
            <text:p>pradeepkumar.i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Kopperuncholan Senguttuvan</text:p>
          </table:table-cell>
          <table:table-cell office:value-type="string">
            <text:p>kopperuncholan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string">
            <text:p>Siva Sankari Vanniarajan</text:p>
          </table:table-cell>
          <table:table-cell office:value-type="string">
            <text:p>sivasankari.v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Indira Rajasekar</text:p>
          </table:table-cell>
          <table:table-cell office:value-type="string">
            <text:p>indira.r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Vanithasri Venkatesan</text:p>
          </table:table-cell>
          <table:table-cell office:value-type="string">
            <text:p>vanithasri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string">
            <text:p>Vinodhini Kathiresan</text:p>
          </table:table-cell>
          <table:table-cell office:value-type="string">
            <text:p>vinodhini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string">
            <text:p>Manimozhi Subramanian</text:p>
          </table:table-cell>
          <table:table-cell office:value-type="string">
            <text:p>manimozhi.s@ivtlinfoview.co.jp</text:p>
          </table:table-cell>
          <table:table-cell office:value-type="string">
            <text:p>Hue - AC - V4 – Pattern0</text:p>
          </table:table-cell>
          <table:table-cell office:value-type="string">
            <text:p>Customer Support - A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string">
            <text:p>Nithin U.s Sreenivasan</text:p>
          </table:table-cell>
          <table:table-cell office:value-type="string">
            <text:p>nithi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string">
            <text:p>Swatheeswaran Gopalsamy</text:p>
          </table:table-cell>
          <table:table-cell office:value-type="string">
            <text:p>swatheeswaran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string">
            <text:p>Ilakkiya Kandhasamy</text:p>
          </table:table-cell>
          <table:table-cell office:value-type="string">
            <text:p>ilakkiy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string">
            <text:p>Shashank Krishnam</text:p>
          </table:table-cell>
          <table:table-cell office:value-type="string">
            <text:p>shashank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string">
            <text:p>Sathiya Moorthy Manoharan</text:p>
          </table:table-cell>
          <table:table-cell office:value-type="string">
            <text:p>sathiyamoorthy.m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string">
            <text:p>Manojkumar Boologanathan</text:p>
          </table:table-cell>
          <table:table-cell office:value-type="string">
            <text:p>manojkumar.b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Soundharya Ramakrishnan</text:p>
          </table:table-cell>
          <table:table-cell office:value-type="string">
            <text:p>soundharya.r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Divya Hepsibha Xavier</text:p>
          </table:table-cell>
          <table:table-cell office:value-type="string">
            <text:p>divyahepsibha.x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string">
            <text:p>Shakir Alam Mohd. Aman Akhtar</text:p>
          </table:table-cell>
          <table:table-cell office:value-type="string">
            <text:p>shakiralam.m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string">
            <text:p>Annoncia Joseph Raj</text:p>
          </table:table-cell>
          <table:table-cell office:value-type="string">
            <text:p>annoncia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">
            <text:p>204</text:p>
          </table:table-cell>
          <table:table-cell office:value-type="string">
            <text:p>Ranjith Kumar Ganesan</text:p>
          </table:table-cell>
          <table:table-cell office:value-type="string">
            <text:p>ranjithkumar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string">
            <text:p>Gunasekaran Ammasai</text:p>
          </table:table-cell>
          <table:table-cell office:value-type="string">
            <text:p>gunasekaran.a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3">
            <text:p>233</text:p>
          </table:table-cell>
          <table:table-cell office:value-type="string">
            <text:p>Sivapriya Jayakumar</text:p>
          </table:table-cell>
          <table:table-cell office:value-type="string">
            <text:p>sivapriya.j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4">
            <text:p>234</text:p>
          </table:table-cell>
          <table:table-cell office:value-type="string">
            <text:p>Yamuna Bharathi Kumarasamy</text:p>
          </table:table-cell>
          <table:table-cell office:value-type="string">
            <text:p>yamunabharathi.k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4">
            <text:p>244</text:p>
          </table:table-cell>
          <table:table-cell office:value-type="string">
            <text:p>Mohanapriya Saravanan</text:p>
          </table:table-cell>
          <table:table-cell office:value-type="string">
            <text:p>mohanapriy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5">
            <text:p>245</text:p>
          </table:table-cell>
          <table:table-cell office:value-type="string">
            <text:p>Sobiya Nagarajan</text:p>
          </table:table-cell>
          <table:table-cell office:value-type="string">
            <text:p>sobiya.n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0">
            <text:p>280</text:p>
          </table:table-cell>
          <table:table-cell office:value-type="string">
            <text:p>Keerthick Ganesan</text:p>
          </table:table-cell>
          <table:table-cell office:value-type="string">
            <text:p>keerthick.g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1">
            <text:p>281</text:p>
          </table:table-cell>
          <table:table-cell office:value-type="string">
            <text:p>Keerttana Dhamodhar Rajhu</text:p>
          </table:table-cell>
          <table:table-cell office:value-type="string">
            <text:p>keerttana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2">
            <text:p>282</text:p>
          </table:table-cell>
          <table:table-cell office:value-type="string">
            <text:p>Lavanya Krishnamurthy</text:p>
          </table:table-cell>
          <table:table-cell office:value-type="string">
            <text:p>lavanya.k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4">
            <text:p>284</text:p>
          </table:table-cell>
          <table:table-cell office:value-type="string">
            <text:p>Logesh Selvam</text:p>
          </table:table-cell>
          <table:table-cell office:value-type="string">
            <text:p>logesh.s@ivtlinfoview.co.jp</text:p>
          </table:table-cell>
          <table:table-cell office:value-type="string">
            <text:p>Hue - AC - V4 - Pattern2</text:p>
          </table:table-cell>
          <table:table-cell office:value-type="string">
            <text:p>Tool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9">
            <text:p>299</text:p>
          </table:table-cell>
          <table:table-cell office:value-type="string">
            <text:p>Rohini Subramanian</text:p>
          </table:table-cell>
          <table:table-cell office:value-type="string">
            <text:p>rohin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string">
            <text:p>Sankara Narayanan Dhandapani</text:p>
          </table:table-cell>
          <table:table-cell office:value-type="string">
            <text:p>sankaranarayanan.d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7">
            <text:p>307</text:p>
          </table:table-cell>
          <table:table-cell office:value-type="string">
            <text:p>Sugumar Durairaj</text:p>
          </table:table-cell>
          <table:table-cell office:value-type="string">
            <text:p>sugumar.d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8">
            <text:p>308</text:p>
          </table:table-cell>
          <table:table-cell office:value-type="string">
            <text:p>Supriya Rajan</text:p>
          </table:table-cell>
          <table:table-cell office:value-type="string">
            <text:p>supr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8">
            <text:p>318</text:p>
          </table:table-cell>
          <table:table-cell office:value-type="string">
            <text:p>Dineshkumar Rajakumar</text:p>
          </table:table-cell>
          <table:table-cell office:value-type="string">
            <text:p>dinesh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8">
            <text:p>328</text:p>
          </table:table-cell>
          <table:table-cell office:value-type="string">
            <text:p>Krishna Moorthi Nandagopal</text:p>
          </table:table-cell>
          <table:table-cell office:value-type="string">
            <text:p>krishnamoorthi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1">
            <text:p>331</text:p>
          </table:table-cell>
          <table:table-cell office:value-type="string">
            <text:p>Nivetha Jambu Nathan</text:p>
          </table:table-cell>
          <table:table-cell office:value-type="string">
            <text:p>nivetha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7">
            <text:p>337</text:p>
          </table:table-cell>
          <table:table-cell office:value-type="string">
            <text:p>Premanand Balasubramanian</text:p>
          </table:table-cell>
          <table:table-cell office:value-type="string">
            <text:p>premanand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49">
            <text:p>349</text:p>
          </table:table-cell>
          <table:table-cell office:value-type="string">
            <text:p>Silambarasan Subramani</text:p>
          </table:table-cell>
          <table:table-cell office:value-type="string">
            <text:p>silambarasan.s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string">
            <text:p>Sriram Rajagopalan</text:p>
          </table:table-cell>
          <table:table-cell office:value-type="string">
            <text:p>sriram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58">
            <text:p>358</text:p>
          </table:table-cell>
          <table:table-cell office:value-type="string">
            <text:p>Susindranath Srinath</text:p>
          </table:table-cell>
          <table:table-cell office:value-type="string">
            <text:p>susindranat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9">
            <text:p>359</text:p>
          </table:table-cell>
          <table:table-cell office:value-type="string">
            <text:p>Tamilselvi.m Manikandan</text:p>
          </table:table-cell>
          <table:table-cell office:value-type="string">
            <text:p>tamilselv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1">
            <text:p>371</text:p>
          </table:table-cell>
          <table:table-cell office:value-type="string">
            <text:p>Anbarasan Thangamani</text:p>
          </table:table-cell>
          <table:table-cell office:value-type="string">
            <text:p>anbarasan.t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74">
            <text:p>374</text:p>
          </table:table-cell>
          <table:table-cell office:value-type="string">
            <text:p>Arun Kumar Balasubramanian</text:p>
          </table:table-cell>
          <table:table-cell office:value-type="string">
            <text:p>arunkumar.b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6">
            <text:p>396</text:p>
          </table:table-cell>
          <table:table-cell office:value-type="string">
            <text:p>Riya Sundar Raj</text:p>
          </table:table-cell>
          <table:table-cell office:value-type="string">
            <text:p>riya.r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1">
            <text:p>401</text:p>
          </table:table-cell>
          <table:table-cell office:value-type="string">
            <text:p>Sathyapriya Vijayakumar</text:p>
          </table:table-cell>
          <table:table-cell office:value-type="string">
            <text:p>sathyapriya.v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6">
            <text:p>406</text:p>
          </table:table-cell>
          <table:table-cell office:value-type="string">
            <text:p>Suchithra Munikrishnan</text:p>
          </table:table-cell>
          <table:table-cell office:value-type="string">
            <text:p>suchithra.m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8">
            <text:p>408</text:p>
          </table:table-cell>
          <table:table-cell office:value-type="string">
            <text:p>Surya Mariappan</text:p>
          </table:table-cell>
          <table:table-cell office:value-type="string">
            <text:p>surya.m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2">
            <text:p>412</text:p>
          </table:table-cell>
          <table:table-cell office:value-type="string">
            <text:p>Vairavan Udayappan</text:p>
          </table:table-cell>
          <table:table-cell office:value-type="string">
            <text:p>vairavan.u@ivtlinfoview.co.jp</text:p>
          </table:table-cell>
          <table:table-cell office:value-type="string">
            <text:p>Hue - AC - V4 - Pattern2</text:p>
          </table:table-cell>
          <table:table-cell office:value-type="string">
            <text:p>Tool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22">
            <text:p>422</text:p>
          </table:table-cell>
          <table:table-cell office:value-type="string">
            <text:p>Yogeswari Mani</text:p>
          </table:table-cell>
          <table:table-cell office:value-type="string">
            <text:p>yogeswar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4">
            <text:p>434</text:p>
          </table:table-cell>
          <table:table-cell office:value-type="string">
            <text:p>Deepan Gunasekaran</text:p>
          </table:table-cell>
          <table:table-cell office:value-type="string">
            <text:p>deepan.g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9">
            <text:p>439</text:p>
          </table:table-cell>
          <table:table-cell office:value-type="string">
            <text:p>Hemalatha Rajendran</text:p>
          </table:table-cell>
          <table:table-cell office:value-type="string">
            <text:p>hemalatha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69">
            <text:p>469</text:p>
          </table:table-cell>
          <table:table-cell office:value-type="string">
            <text:p>Sureshkrishnan Muthusamy</text:p>
          </table:table-cell>
          <table:table-cell office:value-type="string">
            <text:p>sureshkrishna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string">
            <text:p>Varun Narasimha Barathy</text:p>
          </table:table-cell>
          <table:table-cell office:value-type="string">
            <text:p>varun.n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76">
            <text:p>476</text:p>
          </table:table-cell>
          <table:table-cell office:value-type="string">
            <text:p>Vinoth Balasubramanian</text:p>
          </table:table-cell>
          <table:table-cell office:value-type="string">
            <text:p>vinoth.b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1">
            <text:p>481</text:p>
          </table:table-cell>
          <table:table-cell office:value-type="string">
            <text:p>Archana Sunil Prakash</text:p>
          </table:table-cell>
          <table:table-cell office:value-type="string">
            <text:p>archana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6">
            <text:p>486</text:p>
          </table:table-cell>
          <table:table-cell office:value-type="string">
            <text:p>Indumathi Mohanasundaram</text:p>
          </table:table-cell>
          <table:table-cell office:value-type="string">
            <text:p>indum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93">
            <text:p>493</text:p>
          </table:table-cell>
          <table:table-cell office:value-type="string">
            <text:p>Lavanya Kannappan</text:p>
          </table:table-cell>
          <table:table-cell office:value-type="string">
            <text:p>lavanya.ka@ivtlinfoview.co.jp</text:p>
          </table:table-cell>
          <table:table-cell office:value-type="string">
            <text:p>Hue - AC - V4 – Pattern0</text:p>
          </table:table-cell>
          <table:table-cell office:value-type="string">
            <text:p>AC CI</text:p>
          </table:table-cell>
          <table:table-cell office:value-type="string">
            <text:p>Member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99">
            <text:p>499</text:p>
          </table:table-cell>
          <table:table-cell office:value-type="string">
            <text:p>Nirmala Devi Kuppan</text:p>
          </table:table-cell>
          <table:table-cell office:value-type="string">
            <text:p>nirmaladevi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02">
            <text:p>502</text:p>
          </table:table-cell>
          <table:table-cell office:value-type="string">
            <text:p>Raghuram Balasubramanian</text:p>
          </table:table-cell>
          <table:table-cell office:value-type="string">
            <text:p>raghuram.b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7">
            <text:p>537</text:p>
          </table:table-cell>
          <table:table-cell office:value-type="string">
            <text:p>Manikandan Nagappan</text:p>
          </table:table-cell>
          <table:table-cell office:value-type="string">
            <text:p>manikandan.n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string">
            <text:p>Janapriya Kandasamy</text:p>
          </table:table-cell>
          <table:table-cell office:value-type="string">
            <text:p>janapriya.k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45">
            <text:p>545</text:p>
          </table:table-cell>
          <table:table-cell office:value-type="string">
            <text:p>Baranitharan Manickaraj</text:p>
          </table:table-cell>
          <table:table-cell office:value-type="string">
            <text:p>bharanitharan.m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7">
            <text:p>557</text:p>
          </table:table-cell>
          <table:table-cell office:value-type="string">
            <text:p>Aynun Jariah M. Resavu Mohamed</text:p>
          </table:table-cell>
          <table:table-cell office:value-type="string">
            <text:p>aynunjariah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59">
            <text:p>559</text:p>
          </table:table-cell>
          <table:table-cell office:value-type="string">
            <text:p>Sasiprabu Kannan</text:p>
          </table:table-cell>
          <table:table-cell office:value-type="string">
            <text:p>sasiprabu.m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62">
            <text:p>562</text:p>
          </table:table-cell>
          <table:table-cell office:value-type="string">
            <text:p>Gnanananda Prabhu Sivaguru</text:p>
          </table:table-cell>
          <table:table-cell office:value-type="string">
            <text:p>gnananandaprabhu.s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8">
            <text:p>588</text:p>
          </table:table-cell>
          <table:table-cell office:value-type="string">
            <text:p>Suganya Asokan</text:p>
          </table:table-cell>
          <table:table-cell office:value-type="string">
            <text:p>suganya.a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04">
            <text:p>604</text:p>
          </table:table-cell>
          <table:table-cell office:value-type="string">
            <text:p>Anupriya Mahendran</text:p>
          </table:table-cell>
          <table:table-cell office:value-type="string">
            <text:p>anupriya.m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06">
            <text:p>606</text:p>
          </table:table-cell>
          <table:table-cell office:value-type="string">
            <text:p>Indhumathi Murugamani</text:p>
          </table:table-cell>
          <table:table-cell office:value-type="string">
            <text:p>indhumathi.m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7">
            <text:p>607</text:p>
          </table:table-cell>
          <table:table-cell office:value-type="string">
            <text:p>Monisha Sivasangar</text:p>
          </table:table-cell>
          <table:table-cell office:value-type="string">
            <text:p>monisha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17">
            <text:p>617</text:p>
          </table:table-cell>
          <table:table-cell office:value-type="string">
            <text:p>Mohanapriya Munikrishnan</text:p>
          </table:table-cell>
          <table:table-cell office:value-type="string">
            <text:p>mohanapr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3">
            <text:p>623</text:p>
          </table:table-cell>
          <table:table-cell office:value-type="string">
            <text:p>Suriya Periyasamy</text:p>
          </table:table-cell>
          <table:table-cell office:value-type="string">
            <text:p>suriy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32">
            <text:p>632</text:p>
          </table:table-cell>
          <table:table-cell office:value-type="string">
            <text:p>Saranya Shree Thangaraj</text:p>
          </table:table-cell>
          <table:table-cell office:value-type="string">
            <text:p>saranyashree.t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48">
            <text:p>648</text:p>
          </table:table-cell>
          <table:table-cell office:value-type="string">
            <text:p>Vaishnavi Chandra Sekaran</text:p>
          </table:table-cell>
          <table:table-cell office:value-type="string">
            <text:p>vaishnavi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59">
            <text:p>659</text:p>
          </table:table-cell>
          <table:table-cell office:value-type="string">
            <text:p>Haribaskar Subramaniam</text:p>
          </table:table-cell>
          <table:table-cell office:value-type="string">
            <text:p>haribaskar.s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61">
            <text:p>661</text:p>
          </table:table-cell>
          <table:table-cell office:value-type="string">
            <text:p>Kathiresan Sankaran</text:p>
          </table:table-cell>
          <table:table-cell office:value-type="string">
            <text:p>kathires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64">
            <text:p>664</text:p>
          </table:table-cell>
          <table:table-cell office:value-type="string">
            <text:p>Mathiarasan Sankaramoorthy</text:p>
          </table:table-cell>
          <table:table-cell office:value-type="string">
            <text:p>mathiarasan.s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5">
            <text:p>665</text:p>
          </table:table-cell>
          <table:table-cell office:value-type="string">
            <text:p>Abishek Stephen</text:p>
          </table:table-cell>
          <table:table-cell office:value-type="string">
            <text:p>abishek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66">
            <text:p>666</text:p>
          </table:table-cell>
          <table:table-cell office:value-type="string">
            <text:p>Muthukrishnan Ravi</text:p>
          </table:table-cell>
          <table:table-cell office:value-type="string">
            <text:p>muthukrishnan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76">
            <text:p>676</text:p>
          </table:table-cell>
          <table:table-cell office:value-type="string">
            <text:p>Subhashree Veluswamy</text:p>
          </table:table-cell>
          <table:table-cell office:value-type="string">
            <text:p>subhashree.v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82">
            <text:p>682</text:p>
          </table:table-cell>
          <table:table-cell office:value-type="string">
            <text:p>Piriyadharshini Shanmughem</text:p>
          </table:table-cell>
          <table:table-cell office:value-type="string">
            <text:p>piriyadharshin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8">
            <text:p>688</text:p>
          </table:table-cell>
          <table:table-cell office:value-type="string">
            <text:p>Dinesh Kumar Pandiarajan</text:p>
          </table:table-cell>
          <table:table-cell office:value-type="string">
            <text:p>dineshkumar.p2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92">
            <text:p>692</text:p>
          </table:table-cell>
          <table:table-cell office:value-type="string">
            <text:p>Kalaiselvi Rajendiran</text:p>
          </table:table-cell>
          <table:table-cell office:value-type="string">
            <text:p>kala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06">
            <text:p>706</text:p>
          </table:table-cell>
          <table:table-cell office:value-type="string">
            <text:p>Hariprasath Sivachandrasekar</text:p>
          </table:table-cell>
          <table:table-cell office:value-type="string">
            <text:p>hariprasath.s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07">
            <text:p>707</text:p>
          </table:table-cell>
          <table:table-cell office:value-type="string">
            <text:p>Govindkumar Thirumoorthy</text:p>
          </table:table-cell>
          <table:table-cell office:value-type="string">
            <text:p>govindkumar.t@ivtlinfoview.co.jp</text:p>
          </table:table-cell>
          <table:table-cell office:value-type="string">
            <text:p>Hue - AC - V4 – Pattern0</text:p>
          </table:table-cell>
          <table:table-cell office:value-type="string">
            <text:p>Customer Support - AC</text:p>
          </table:table-cell>
          <table:table-cell office:value-type="string">
            <text:p>Member</text:p>
          </table:table-cell>
          <table:table-cell office:value-type="string">
            <text:p>Manimozhi 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17">
            <text:p>717</text:p>
          </table:table-cell>
          <table:table-cell office:value-type="string">
            <text:p>Rajkumar Kumar</text:p>
          </table:table-cell>
          <table:table-cell office:value-type="string">
            <text:p>rajkumar.k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24">
            <text:p>724</text:p>
          </table:table-cell>
          <table:table-cell office:value-type="string">
            <text:p>Pirujitha Poovaragavan</text:p>
          </table:table-cell>
          <table:table-cell office:value-type="string">
            <text:p>pirujitha.p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5">
            <text:p>725</text:p>
          </table:table-cell>
          <table:table-cell office:value-type="string">
            <text:p>Barveen Fathima Shahul Hameed</text:p>
          </table:table-cell>
          <table:table-cell office:value-type="string">
            <text:p>barveenfathima.s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2">
            <text:p>732</text:p>
          </table:table-cell>
          <table:table-cell office:value-type="string">
            <text:p>Sabitha Ravi</text:p>
          </table:table-cell>
          <table:table-cell office:value-type="string">
            <text:p>sabitha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46">
            <text:p>746</text:p>
          </table:table-cell>
          <table:table-cell office:value-type="string">
            <text:p>Vignesh Raj Mohan</text:p>
          </table:table-cell>
          <table:table-cell office:value-type="string">
            <text:p>vigneshraj.m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0">
            <text:p>750</text:p>
          </table:table-cell>
          <table:table-cell office:value-type="string">
            <text:p>Manikandan Baskar</text:p>
          </table:table-cell>
          <table:table-cell office:value-type="string">
            <text:p>manikandan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7">
            <text:p>757</text:p>
          </table:table-cell>
          <table:table-cell office:value-type="string">
            <text:p>Mohanasudhan Vellengiry</text:p>
          </table:table-cell>
          <table:table-cell office:value-type="string">
            <text:p>mohanasudhan.v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66">
            <text:p>766</text:p>
          </table:table-cell>
          <table:table-cell office:value-type="string">
            <text:p>Jeyashree M</text:p>
          </table:table-cell>
          <table:table-cell office:value-type="string">
            <text:p>jeyashree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79">
            <text:p>779</text:p>
          </table:table-cell>
          <table:table-cell office:value-type="string">
            <text:p>Srinivasa Guhan K S</text:p>
          </table:table-cell>
          <table:table-cell office:value-type="string">
            <text:p>srinivasaguhan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4">
            <text:p>784</text:p>
          </table:table-cell>
          <table:table-cell office:value-type="string">
            <text:p>Vignesh Siva Subramanian</text:p>
          </table:table-cell>
          <table:table-cell office:value-type="string">
            <text:p>vignesh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7">
            <text:p>787</text:p>
          </table:table-cell>
          <table:table-cell office:value-type="string">
            <text:p>Muniraj Palanisamy</text:p>
          </table:table-cell>
          <table:table-cell office:value-type="string">
            <text:p>muniraj.p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88">
            <text:p>788</text:p>
          </table:table-cell>
          <table:table-cell office:value-type="string">
            <text:p>Premnath T</text:p>
          </table:table-cell>
          <table:table-cell office:value-type="string">
            <text:p>premnath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92">
            <text:p>792</text:p>
          </table:table-cell>
          <table:table-cell office:value-type="string">
            <text:p>Vikramraj Yoganantham</text:p>
          </table:table-cell>
          <table:table-cell office:value-type="string">
            <text:p>vikramraj.y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93">
            <text:p>793</text:p>
          </table:table-cell>
          <table:table-cell office:value-type="string">
            <text:p>Ramani Mani</text:p>
          </table:table-cell>
          <table:table-cell office:value-type="string">
            <text:p>raman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94">
            <text:p>794</text:p>
          </table:table-cell>
          <table:table-cell office:value-type="string">
            <text:p>Gynanasekar Singaravel</text:p>
          </table:table-cell>
          <table:table-cell office:value-type="string">
            <text:p>gynanasekar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06">
            <text:p>806</text:p>
          </table:table-cell>
          <table:table-cell office:value-type="string">
            <text:p>Nachammai Nagappan</text:p>
          </table:table-cell>
          <table:table-cell office:value-type="string">
            <text:p>nachammai.n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9">
            <text:p>809</text:p>
          </table:table-cell>
          <table:table-cell office:value-type="string">
            <text:p>Deepika Shanmugasundaram</text:p>
          </table:table-cell>
          <table:table-cell office:value-type="string">
            <text:p>deepik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11">
            <text:p>811</text:p>
          </table:table-cell>
          <table:table-cell office:value-type="string">
            <text:p>Dhanuja Devi Ramasamy</text:p>
          </table:table-cell>
          <table:table-cell office:value-type="string">
            <text:p>dhanujadev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15">
            <text:p>815</text:p>
          </table:table-cell>
          <table:table-cell office:value-type="string">
            <text:p>Kaviya Muthusamy</text:p>
          </table:table-cell>
          <table:table-cell office:value-type="string">
            <text:p>kav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16">
            <text:p>816</text:p>
          </table:table-cell>
          <table:table-cell office:value-type="string">
            <text:p>Madhubala Selvaraj</text:p>
          </table:table-cell>
          <table:table-cell office:value-type="string">
            <text:p>madhubala.s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35">
            <text:p>835</text:p>
          </table:table-cell>
          <table:table-cell office:value-type="string">
            <text:p>Praba S</text:p>
          </table:table-cell>
          <table:table-cell office:value-type="string">
            <text:p>praba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46">
            <text:p>846</text:p>
          </table:table-cell>
          <table:table-cell office:value-type="string">
            <text:p>Ranjani Sivakumar</text:p>
          </table:table-cell>
          <table:table-cell office:value-type="string">
            <text:p>ranjan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56">
            <text:p>856</text:p>
          </table:table-cell>
          <table:table-cell office:value-type="string">
            <text:p>Praveena Senthilkumar</text:p>
          </table:table-cell>
          <table:table-cell office:value-type="string">
            <text:p>praveen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60">
            <text:p>860</text:p>
          </table:table-cell>
          <table:table-cell office:value-type="string">
            <text:p>Molly Bharath</text:p>
          </table:table-cell>
          <table:table-cell office:value-type="string">
            <text:p>molly.b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61">
            <text:p>861</text:p>
          </table:table-cell>
          <table:table-cell office:value-type="string">
            <text:p>Sivajothi Jeyaseelan</text:p>
          </table:table-cell>
          <table:table-cell office:value-type="string">
            <text:p>sivajothi.j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864">
            <text:p>864</text:p>
          </table:table-cell>
          <table:table-cell office:value-type="string">
            <text:p>Abinaya Manivannan</text:p>
          </table:table-cell>
          <table:table-cell office:value-type="string">
            <text:p>abinay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65">
            <text:p>865</text:p>
          </table:table-cell>
          <table:table-cell office:value-type="string">
            <text:p>Durgadevi Gunasekar</text:p>
          </table:table-cell>
          <table:table-cell office:value-type="string">
            <text:p>durgadevi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36">
            <text:p>336</text:p>
          </table:table-cell>
          <table:table-cell office:value-type="string">
            <text:p>Pravinraj K </text:p>
          </table:table-cell>
          <table:table-cell office:value-type="string">
            <text:p>praveenraj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68">
            <text:p>868</text:p>
          </table:table-cell>
          <table:table-cell office:value-type="string">
            <text:p>Monisha Sekar</text:p>
          </table:table-cell>
          <table:table-cell office:value-type="string">
            <text:p>monisha.s1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71">
            <text:p>871</text:p>
          </table:table-cell>
          <table:table-cell office:value-type="string">
            <text:p>Kamatchi Ananthan</text:p>
          </table:table-cell>
          <table:table-cell office:value-type="string">
            <text:p>kamatchi.a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73">
            <text:p>873</text:p>
          </table:table-cell>
          <table:table-cell office:value-type="string">
            <text:p>Suba Shalini Subramaniam</text:p>
          </table:table-cell>
          <table:table-cell office:value-type="string">
            <text:p>subashalin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74">
            <text:p>874</text:p>
          </table:table-cell>
          <table:table-cell office:value-type="string">
            <text:p>Shabarigirison Radhakrishnan</text:p>
          </table:table-cell>
          <table:table-cell office:value-type="string">
            <text:p>shabarigirison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83">
            <text:p>883</text:p>
          </table:table-cell>
          <table:table-cell office:value-type="string">
            <text:p>Gunasekaran Selvaraj</text:p>
          </table:table-cell>
          <table:table-cell office:value-type="string">
            <text:p>gunasekaran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84">
            <text:p>884</text:p>
          </table:table-cell>
          <table:table-cell office:value-type="string">
            <text:p>Kavipriya Manickam</text:p>
          </table:table-cell>
          <table:table-cell office:value-type="string">
            <text:p>kavipriya.m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85">
            <text:p>885</text:p>
          </table:table-cell>
          <table:table-cell office:value-type="string">
            <text:p>Iyyammal Saranya Arumugam</text:p>
          </table:table-cell>
          <table:table-cell office:value-type="string">
            <text:p>iyyammalsaranya.a@ivtlinfoview.co.jp</text:p>
          </table:table-cell>
          <table:table-cell office:value-type="string">
            <text:p>Hue - AC - V4 – Pattern0</text:p>
          </table:table-cell>
          <table:table-cell office:value-type="string">
            <text:p>Customer Support - AC</text:p>
          </table:table-cell>
          <table:table-cell office:value-type="string">
            <text:p>Member</text:p>
          </table:table-cell>
          <table:table-cell office:value-type="string">
            <text:p>Manimozhi 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90">
            <text:p>890</text:p>
          </table:table-cell>
          <table:table-cell office:value-type="string">
            <text:p>Thilagavathi Mohanasundaram</text:p>
          </table:table-cell>
          <table:table-cell office:value-type="string">
            <text:p>thilagav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93">
            <text:p>893</text:p>
          </table:table-cell>
          <table:table-cell office:value-type="string">
            <text:p>Vaanmathi Baskaran</text:p>
          </table:table-cell>
          <table:table-cell office:value-type="string">
            <text:p>vaanmathi.b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94">
            <text:p>894</text:p>
          </table:table-cell>
          <table:table-cell office:value-type="string">
            <text:p>Ponni Nachiappan</text:p>
          </table:table-cell>
          <table:table-cell office:value-type="string">
            <text:p>ponni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22">
            <text:p>922</text:p>
          </table:table-cell>
          <table:table-cell office:value-type="string">
            <text:p>Alenjee Alex Alex Abraham</text:p>
          </table:table-cell>
          <table:table-cell office:value-type="string">
            <text:p>alenjeealex.a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Hemalatha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26">
            <text:p>926</text:p>
          </table:table-cell>
          <table:table-cell office:value-type="string">
            <text:p>Poonkodi Kaliyanandi</text:p>
          </table:table-cell>
          <table:table-cell office:value-type="string">
            <text:p>poonkod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29">
            <text:p>929</text:p>
          </table:table-cell>
          <table:table-cell office:value-type="string">
            <text:p>Abirami Sivakumar</text:p>
          </table:table-cell>
          <table:table-cell office:value-type="string">
            <text:p>abiram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30">
            <text:p>930</text:p>
          </table:table-cell>
          <table:table-cell office:value-type="string">
            <text:p>Poonkothai Murugesh</text:p>
          </table:table-cell>
          <table:table-cell office:value-type="string">
            <text:p>poonkotha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31">
            <text:p>931</text:p>
          </table:table-cell>
          <table:table-cell office:value-type="string">
            <text:p>Karthika K</text:p>
          </table:table-cell>
          <table:table-cell office:value-type="string">
            <text:p>karthik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33">
            <text:p>933</text:p>
          </table:table-cell>
          <table:table-cell office:value-type="string">
            <text:p>Vanitha Jayasankar</text:p>
          </table:table-cell>
          <table:table-cell office:value-type="string">
            <text:p>vanitha.j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42">
            <text:p>942</text:p>
          </table:table-cell>
          <table:table-cell office:value-type="string">
            <text:p>Vijayalakshmi Subramanian</text:p>
          </table:table-cell>
          <table:table-cell office:value-type="string">
            <text:p>vijayalakshm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43">
            <text:p>943</text:p>
          </table:table-cell>
          <table:table-cell office:value-type="string">
            <text:p>Subathra Gothandapani</text:p>
          </table:table-cell>
          <table:table-cell office:value-type="string">
            <text:p>subathra.g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47">
            <text:p>947</text:p>
          </table:table-cell>
          <table:table-cell office:value-type="string">
            <text:p>Nithya Vasudevan</text:p>
          </table:table-cell>
          <table:table-cell office:value-type="string">
            <text:p>nithya.v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48">
            <text:p>948</text:p>
          </table:table-cell>
          <table:table-cell office:value-type="string">
            <text:p>Vanitha Palanisamy</text:p>
          </table:table-cell>
          <table:table-cell office:value-type="string">
            <text:p>vanitha.p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52">
            <text:p>952</text:p>
          </table:table-cell>
          <table:table-cell office:value-type="string">
            <text:p>Durganandhini A</text:p>
          </table:table-cell>
          <table:table-cell office:value-type="string">
            <text:p>durganandhini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61">
            <text:p>961</text:p>
          </table:table-cell>
          <table:table-cell office:value-type="string">
            <text:p>Manimala Arunachalam</text:p>
          </table:table-cell>
          <table:table-cell office:value-type="string">
            <text:p>manimal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62">
            <text:p>962</text:p>
          </table:table-cell>
          <table:table-cell office:value-type="string">
            <text:p>Harshini Asokan</text:p>
          </table:table-cell>
          <table:table-cell office:value-type="string">
            <text:p>harshini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66">
            <text:p>966</text:p>
          </table:table-cell>
          <table:table-cell office:value-type="string">
            <text:p>Hema Gurusamy</text:p>
          </table:table-cell>
          <table:table-cell office:value-type="string">
            <text:p>hema.g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72">
            <text:p>972</text:p>
          </table:table-cell>
          <table:table-cell office:value-type="string">
            <text:p>Ravi Kumar Karthikeyan</text:p>
          </table:table-cell>
          <table:table-cell office:value-type="string">
            <text:p>ravikumar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74">
            <text:p>974</text:p>
          </table:table-cell>
          <table:table-cell office:value-type="string">
            <text:p>Thulasi S</text:p>
          </table:table-cell>
          <table:table-cell office:value-type="string">
            <text:p>thulas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Vanithasri Venkat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3">
            <text:p>983</text:p>
          </table:table-cell>
          <table:table-cell office:value-type="string">
            <text:p>Arun Kumar Deivam</text:p>
          </table:table-cell>
          <table:table-cell office:value-type="string">
            <text:p>arunkumar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97">
            <text:p>997</text:p>
          </table:table-cell>
          <table:table-cell office:value-type="string">
            <text:p>Vishnu Prasanth Venugopal</text:p>
          </table:table-cell>
          <table:table-cell office:value-type="string">
            <text:p>vishnuprasanth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98">
            <text:p>998</text:p>
          </table:table-cell>
          <table:table-cell office:value-type="string">
            <text:p>Dinesh Kumar Periyasamy</text:p>
          </table:table-cell>
          <table:table-cell office:value-type="string">
            <text:p>dinesh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02">
            <text:p>1002</text:p>
          </table:table-cell>
          <table:table-cell office:value-type="string">
            <text:p>Syedfazila Razak Mohideen</text:p>
          </table:table-cell>
          <table:table-cell office:value-type="string">
            <text:p>syedfazil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03">
            <text:p>1003</text:p>
          </table:table-cell>
          <table:table-cell office:value-type="string">
            <text:p>Suganya Muthalraj</text:p>
          </table:table-cell>
          <table:table-cell office:value-type="string">
            <text:p>suganya.m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07">
            <text:p>1007</text:p>
          </table:table-cell>
          <table:table-cell office:value-type="string">
            <text:p>Yamuna Sekar</text:p>
          </table:table-cell>
          <table:table-cell office:value-type="string">
            <text:p>yamun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14">
            <text:p>1014</text:p>
          </table:table-cell>
          <table:table-cell office:value-type="string">
            <text:p>Meena R Radhakrishnan</text:p>
          </table:table-cell>
          <table:table-cell office:value-type="string">
            <text:p>meenar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16">
            <text:p>1016</text:p>
          </table:table-cell>
          <table:table-cell office:value-type="string">
            <text:p>Jayasri Kamalakannan</text:p>
          </table:table-cell>
          <table:table-cell office:value-type="string">
            <text:p>jayasri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19">
            <text:p>1019</text:p>
          </table:table-cell>
          <table:table-cell office:value-type="string">
            <text:p>Maanickavasagham Siva Subramonian</text:p>
          </table:table-cell>
          <table:table-cell office:value-type="string">
            <text:p>maanickavasagham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28">
            <text:p>1028</text:p>
          </table:table-cell>
          <table:table-cell office:value-type="string">
            <text:p>Sulaiman Mydeen Kather Mydeen</text:p>
          </table:table-cell>
          <table:table-cell office:value-type="string">
            <text:p>sulaimanmydeen.k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29">
            <text:p>1029</text:p>
          </table:table-cell>
          <table:table-cell office:value-type="string">
            <text:p>Nishanth M</text:p>
          </table:table-cell>
          <table:table-cell office:value-type="string">
            <text:p>nishanth.m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32">
            <text:p>1032</text:p>
          </table:table-cell>
          <table:table-cell office:value-type="string">
            <text:p>John Mathew</text:p>
          </table:table-cell>
          <table:table-cell office:value-type="string">
            <text:p>joh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35">
            <text:p>1035</text:p>
          </table:table-cell>
          <table:table-cell office:value-type="string">
            <text:p>Shyamala Devi Krishnamoorthy</text:p>
          </table:table-cell>
          <table:table-cell office:value-type="string">
            <text:p>shyamaladevi.k@ivtlinfoview.co.jp</text:p>
          </table:table-cell>
          <table:table-cell office:value-type="string">
            <text:p>Hue - AC - V4 - Pattern2</text:p>
          </table:table-cell>
          <table:table-cell office:value-type="string">
            <text:p>CFM EX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42">
            <text:p>1042</text:p>
          </table:table-cell>
          <table:table-cell office:value-type="string">
            <text:p>Nivetha Senthilkumar</text:p>
          </table:table-cell>
          <table:table-cell office:value-type="string">
            <text:p>nivetha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57">
            <text:p>1057</text:p>
          </table:table-cell>
          <table:table-cell office:value-type="string">
            <text:p>Mohammed Zaid Mohammed Rafique</text:p>
          </table:table-cell>
          <table:table-cell office:value-type="string">
            <text:p>mohammedzaid.m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59">
            <text:p>1059</text:p>
          </table:table-cell>
          <table:table-cell office:value-type="string">
            <text:p>Rajarajan Sivaraj</text:p>
          </table:table-cell>
          <table:table-cell office:value-type="string">
            <text:p>rajaraj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60">
            <text:p>1060</text:p>
          </table:table-cell>
          <table:table-cell office:value-type="string">
            <text:p>Aakash Ramesh Babu</text:p>
          </table:table-cell>
          <table:table-cell office:value-type="string">
            <text:p>aakash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62">
            <text:p>1062</text:p>
          </table:table-cell>
          <table:table-cell office:value-type="string">
            <text:p>K.iswarya Kandasamy</text:p>
          </table:table-cell>
          <table:table-cell office:value-type="string">
            <text:p>k.iswary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63">
            <text:p>1063</text:p>
          </table:table-cell>
          <table:table-cell office:value-type="string">
            <text:p>Dhivya Krishnamoorthy</text:p>
          </table:table-cell>
          <table:table-cell office:value-type="string">
            <text:p>dhivy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71">
            <text:p>1071</text:p>
          </table:table-cell>
          <table:table-cell office:value-type="string">
            <text:p>Haripriya Arumugam</text:p>
          </table:table-cell>
          <table:table-cell office:value-type="string">
            <text:p>haripriy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75">
            <text:p>1075</text:p>
          </table:table-cell>
          <table:table-cell office:value-type="string">
            <text:p>Ranjith Kumar</text:p>
          </table:table-cell>
          <table:table-cell office:value-type="string">
            <text:p>ranjith.k@ivtlinfoview.co.jp</text:p>
          </table:table-cell>
          <table:table-cell office:value-type="string">
            <text:p>Hue - AC - V4 - Pattern2</text:p>
          </table:table-cell>
          <table:table-cell office:value-type="string">
            <text:p>Tools</text:p>
          </table:table-cell>
          <table:table-cell office:value-type="string">
            <text:p>Member</text:p>
          </table:table-cell>
          <table:table-cell office:value-type="string">
            <text:p>Vairavan Uday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95">
            <text:p>1095</text:p>
          </table:table-cell>
          <table:table-cell office:value-type="string">
            <text:p>Suganya B</text:p>
          </table:table-cell>
          <table:table-cell office:value-type="string">
            <text:p>suganya.b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9">
            <text:p>1099</text:p>
          </table:table-cell>
          <table:table-cell office:value-type="string">
            <text:p>Vishnudevi Athi Narayana Samy</text:p>
          </table:table-cell>
          <table:table-cell office:value-type="string">
            <text:p>vishnudevi.a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100">
            <text:p>1100</text:p>
          </table:table-cell>
          <table:table-cell office:value-type="string">
            <text:p>Loga Priya Muruganandam</text:p>
          </table:table-cell>
          <table:table-cell office:value-type="string">
            <text:p>logapr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106">
            <text:p>1106</text:p>
          </table:table-cell>
          <table:table-cell office:value-type="string">
            <text:p>Prakashkumar Periyasamy</text:p>
          </table:table-cell>
          <table:table-cell office:value-type="string">
            <text:p>prakash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109">
            <text:p>1109</text:p>
          </table:table-cell>
          <table:table-cell office:value-type="string">
            <text:p>Sruthi Gopinath</text:p>
          </table:table-cell>
          <table:table-cell office:value-type="string">
            <text:p>sruthi.g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116">
            <text:p>1116</text:p>
          </table:table-cell>
          <table:table-cell office:value-type="string">
            <text:p>Hari Priya Selvaraj</text:p>
          </table:table-cell>
          <table:table-cell office:value-type="string">
            <text:p>haripriya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17">
            <text:p>1117</text:p>
          </table:table-cell>
          <table:table-cell office:value-type="string">
            <text:p>Geetha Venkatesan</text:p>
          </table:table-cell>
          <table:table-cell office:value-type="string">
            <text:p>geetha.v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128">
            <text:p>1128</text:p>
          </table:table-cell>
          <table:table-cell office:value-type="string">
            <text:p>Muthu Karthik</text:p>
          </table:table-cell>
          <table:table-cell office:value-type="string">
            <text:p>muthu.k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135">
            <text:p>1135</text:p>
          </table:table-cell>
          <table:table-cell office:value-type="string">
            <text:p>Soundharya Anbarasu</text:p>
          </table:table-cell>
          <table:table-cell office:value-type="string">
            <text:p>soundhary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136">
            <text:p>1136</text:p>
          </table:table-cell>
          <table:table-cell office:value-type="string">
            <text:p>Radhika Saravanan</text:p>
          </table:table-cell>
          <table:table-cell office:value-type="string">
            <text:p>radhika.s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37">
            <text:p>1137</text:p>
          </table:table-cell>
          <table:table-cell office:value-type="string">
            <text:p>Priya Natarajan</text:p>
          </table:table-cell>
          <table:table-cell office:value-type="string">
            <text:p>priya.n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139">
            <text:p>1139</text:p>
          </table:table-cell>
          <table:table-cell office:value-type="string">
            <text:p>Menaga Murugan</text:p>
          </table:table-cell>
          <table:table-cell office:value-type="string">
            <text:p>menag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41">
            <text:p>1141</text:p>
          </table:table-cell>
          <table:table-cell office:value-type="string">
            <text:p>Ajith Kumar Santharam</text:p>
          </table:table-cell>
          <table:table-cell office:value-type="string">
            <text:p>ajithkumar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142">
            <text:p>1142</text:p>
          </table:table-cell>
          <table:table-cell office:value-type="string">
            <text:p>Daniel Christo Arokiasamy</text:p>
          </table:table-cell>
          <table:table-cell office:value-type="string">
            <text:p>danielchristo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153">
            <text:p>1153</text:p>
          </table:table-cell>
          <table:table-cell office:value-type="string">
            <text:p>Vinothkumar Gopalakrishnan</text:p>
          </table:table-cell>
          <table:table-cell office:value-type="string">
            <text:p>vinothkumar.g1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159">
            <text:p>1159</text:p>
          </table:table-cell>
          <table:table-cell office:value-type="string">
            <text:p>Sowmiya Subburaj</text:p>
          </table:table-cell>
          <table:table-cell office:value-type="string">
            <text:p>sowmiy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160">
            <text:p>1160</text:p>
          </table:table-cell>
          <table:table-cell office:value-type="string">
            <text:p>Ramya Murugesan</text:p>
          </table:table-cell>
          <table:table-cell office:value-type="string">
            <text:p>ramya.m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63">
            <text:p>1163</text:p>
          </table:table-cell>
          <table:table-cell office:value-type="string">
            <text:p>Pramitha Rajkumar</text:p>
          </table:table-cell>
          <table:table-cell office:value-type="string">
            <text:p>pramith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67">
            <text:p>1167</text:p>
          </table:table-cell>
          <table:table-cell office:value-type="string">
            <text:p>Judith Joanne Edward Sagayaraj</text:p>
          </table:table-cell>
          <table:table-cell office:value-type="string">
            <text:p>judithjoanne.e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68">
            <text:p>1168</text:p>
          </table:table-cell>
          <table:table-cell office:value-type="string">
            <text:p>Kathiravan Pandiyan</text:p>
          </table:table-cell>
          <table:table-cell office:value-type="string">
            <text:p>kathiravan.p@ivtlinfoview.co.jp</text:p>
          </table:table-cell>
          <table:table-cell office:value-type="string">
            <text:p>Hue - AC - V4 - Pattern2</text:p>
          </table:table-cell>
          <table:table-cell office:value-type="string">
            <text:p>PMO Tea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170">
            <text:p>1170</text:p>
          </table:table-cell>
          <table:table-cell office:value-type="string">
            <text:p>Sethupathi Thangamuthu</text:p>
          </table:table-cell>
          <table:table-cell office:value-type="string">
            <text:p>sethupathi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72">
            <text:p>1172</text:p>
          </table:table-cell>
          <table:table-cell office:value-type="string">
            <text:p>Auruthe Muthukumar</text:p>
          </table:table-cell>
          <table:table-cell office:value-type="string">
            <text:p>auruthe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175">
            <text:p>1175</text:p>
          </table:table-cell>
          <table:table-cell office:value-type="string">
            <text:p>Nikhila Achuthan</text:p>
          </table:table-cell>
          <table:table-cell office:value-type="string">
            <text:p>nikhila.a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177">
            <text:p>1177</text:p>
          </table:table-cell>
          <table:table-cell office:value-type="string">
            <text:p>Balaji Sadasivam</text:p>
          </table:table-cell>
          <table:table-cell office:value-type="string">
            <text:p>balaji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181">
            <text:p>1181</text:p>
          </table:table-cell>
          <table:table-cell office:value-type="string">
            <text:p>Sanjeevkumar Raj</text:p>
          </table:table-cell>
          <table:table-cell office:value-type="string">
            <text:p>sanjeevkumar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94">
            <text:p>1194</text:p>
          </table:table-cell>
          <table:table-cell office:value-type="string">
            <text:p>Velkuppannasamy Anandhan</text:p>
          </table:table-cell>
          <table:table-cell office:value-type="string">
            <text:p>velkuppannasamy.a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96">
            <text:p>1196</text:p>
          </table:table-cell>
          <table:table-cell office:value-type="string">
            <text:p>Nandhini Sayeeram</text:p>
          </table:table-cell>
          <table:table-cell office:value-type="string">
            <text:p>nandhini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199">
            <text:p>1199</text:p>
          </table:table-cell>
          <table:table-cell office:value-type="string">
            <text:p>Dhivyalakshmi Ganapathy</text:p>
          </table:table-cell>
          <table:table-cell office:value-type="string">
            <text:p>dhivyalakshmi.g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206">
            <text:p>1206</text:p>
          </table:table-cell>
          <table:table-cell office:value-type="string">
            <text:p>Ramkumar Devadoss</text:p>
          </table:table-cell>
          <table:table-cell office:value-type="string">
            <text:p>ramkumar.d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211">
            <text:p>1211</text:p>
          </table:table-cell>
          <table:table-cell office:value-type="string">
            <text:p>Abinaya Vellingam</text:p>
          </table:table-cell>
          <table:table-cell office:value-type="string">
            <text:p>abinaya.v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218">
            <text:p>1218</text:p>
          </table:table-cell>
          <table:table-cell office:value-type="string">
            <text:p>Anusubha Selvaraj</text:p>
          </table:table-cell>
          <table:table-cell office:value-type="string">
            <text:p>anusubha.s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0">
            <text:p>620</text:p>
          </table:table-cell>
          <table:table-cell office:value-type="string">
            <text:p>Pavithra Krishnamoorthy</text:p>
          </table:table-cell>
          <table:table-cell office:value-type="string">
            <text:p>pavithra.k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268">
            <text:p>1268</text:p>
          </table:table-cell>
          <table:table-cell office:value-type="string">
            <text:p>Gurucharan Subbu</text:p>
          </table:table-cell>
          <table:table-cell office:value-type="string">
            <text:p>guruchar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282">
            <text:p>1282</text:p>
          </table:table-cell>
          <table:table-cell office:value-type="string">
            <text:p>Sajithra Chinnaraj</text:p>
          </table:table-cell>
          <table:table-cell office:value-type="string">
            <text:p>sajithra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283">
            <text:p>1283</text:p>
          </table:table-cell>
          <table:table-cell office:value-type="string">
            <text:p>Arthi Basker</text:p>
          </table:table-cell>
          <table:table-cell office:value-type="string">
            <text:p>arthi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284">
            <text:p>1284</text:p>
          </table:table-cell>
          <table:table-cell office:value-type="string">
            <text:p>Aiswarya Sekar</text:p>
          </table:table-cell>
          <table:table-cell office:value-type="string">
            <text:p>aiswarya.s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046">
            <text:p>2046</text:p>
          </table:table-cell>
          <table:table-cell office:value-type="string">
            <text:p>Naveen P </text:p>
          </table:table-cell>
          <table:table-cell office:value-type="string">
            <text:p>naveen.p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291">
            <text:p>1291</text:p>
          </table:table-cell>
          <table:table-cell office:value-type="string">
            <text:p>Udhaya Jeviya Anantha Raj</text:p>
          </table:table-cell>
          <table:table-cell office:value-type="string">
            <text:p>udhayajeviy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296">
            <text:p>1296</text:p>
          </table:table-cell>
          <table:table-cell office:value-type="string">
            <text:p>Anu Nevetha Ponravi</text:p>
          </table:table-cell>
          <table:table-cell office:value-type="string">
            <text:p>anunevetha.p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298">
            <text:p>1298</text:p>
          </table:table-cell>
          <table:table-cell office:value-type="string">
            <text:p>Saranya Ramasubramanian</text:p>
          </table:table-cell>
          <table:table-cell office:value-type="string">
            <text:p>saranya.r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303">
            <text:p>1303</text:p>
          </table:table-cell>
          <table:table-cell office:value-type="string">
            <text:p>Maheswari Alagar</text:p>
          </table:table-cell>
          <table:table-cell office:value-type="string">
            <text:p>maheswari.a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Keerthick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15">
            <text:p>1315</text:p>
          </table:table-cell>
          <table:table-cell office:value-type="string">
            <text:p>Sugirtha Ravisenthil</text:p>
          </table:table-cell>
          <table:table-cell office:value-type="string">
            <text:p>sugirtha.r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323">
            <text:p>1323</text:p>
          </table:table-cell>
          <table:table-cell office:value-type="string">
            <text:p>Kowsika Krishnan</text:p>
          </table:table-cell>
          <table:table-cell office:value-type="string">
            <text:p>kowsika.k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32">
            <text:p>1332</text:p>
          </table:table-cell>
          <table:table-cell office:value-type="string">
            <text:p>Tamilarasu Elangovan</text:p>
          </table:table-cell>
          <table:table-cell office:value-type="string">
            <text:p>tamilarasu.e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38">
            <text:p>1338</text:p>
          </table:table-cell>
          <table:table-cell office:value-type="string">
            <text:p>Saktthevel K.v.</text:p>
          </table:table-cell>
          <table:table-cell office:value-type="string">
            <text:p>saktthevel.k@ivtlinfoview.co.jp</text:p>
          </table:table-cell>
          <table:table-cell office:value-type="string">
            <text:p>Hue - AC - V4 – Pattern0</text:p>
          </table:table-cell>
          <table:table-cell office:value-type="string">
            <text:p>AC CI</text:p>
          </table:table-cell>
          <table:table-cell office:value-type="string">
            <text:p>Member</text:p>
          </table:table-cell>
          <table:table-cell office:value-type="string">
            <text:p>Lavanya Kann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347">
            <text:p>1347</text:p>
          </table:table-cell>
          <table:table-cell office:value-type="string">
            <text:p>Prasanth Ravikumar</text:p>
          </table:table-cell>
          <table:table-cell office:value-type="string">
            <text:p>prasanth.r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65">
            <text:p>1365</text:p>
          </table:table-cell>
          <table:table-cell office:value-type="string">
            <text:p>Vishnu Priya Murugakumar</text:p>
          </table:table-cell>
          <table:table-cell office:value-type="string">
            <text:p>vishnupriya.m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367">
            <text:p>1367</text:p>
          </table:table-cell>
          <table:table-cell office:value-type="string">
            <text:p>Kavitha Pattani Durai</text:p>
          </table:table-cell>
          <table:table-cell office:value-type="string">
            <text:p>kavitha.p2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70">
            <text:p>1370</text:p>
          </table:table-cell>
          <table:table-cell office:value-type="string">
            <text:p>Archana Paramasivam</text:p>
          </table:table-cell>
          <table:table-cell office:value-type="string">
            <text:p>archana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380">
            <text:p>1380</text:p>
          </table:table-cell>
          <table:table-cell office:value-type="string">
            <text:p>Abarna Kumar</text:p>
          </table:table-cell>
          <table:table-cell office:value-type="string">
            <text:p>abarn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382">
            <text:p>1382</text:p>
          </table:table-cell>
          <table:table-cell office:value-type="string">
            <text:p>Indhu Sekar</text:p>
          </table:table-cell>
          <table:table-cell office:value-type="string">
            <text:p>indhu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85">
            <text:p>1385</text:p>
          </table:table-cell>
          <table:table-cell office:value-type="string">
            <text:p>Saipriya Maniraj</text:p>
          </table:table-cell>
          <table:table-cell office:value-type="string">
            <text:p>saipr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388">
            <text:p>1388</text:p>
          </table:table-cell>
          <table:table-cell office:value-type="string">
            <text:p>Rakshana Ravichandran</text:p>
          </table:table-cell>
          <table:table-cell office:value-type="string">
            <text:p>rakshana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02">
            <text:p>1402</text:p>
          </table:table-cell>
          <table:table-cell office:value-type="string">
            <text:p>Aparnaa Mahendran</text:p>
          </table:table-cell>
          <table:table-cell office:value-type="string">
            <text:p>aparna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403">
            <text:p>1403</text:p>
          </table:table-cell>
          <table:table-cell office:value-type="string">
            <text:p>Meena Ganesan</text:p>
          </table:table-cell>
          <table:table-cell office:value-type="string">
            <text:p>meena.g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411">
            <text:p>1411</text:p>
          </table:table-cell>
          <table:table-cell office:value-type="string">
            <text:p>Vishali Ravikumar</text:p>
          </table:table-cell>
          <table:table-cell office:value-type="string">
            <text:p>vishal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14">
            <text:p>1414</text:p>
          </table:table-cell>
          <table:table-cell office:value-type="string">
            <text:p>Venkat Raman Athmanathan</text:p>
          </table:table-cell>
          <table:table-cell office:value-type="string">
            <text:p>venkatraman.at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20">
            <text:p>1420</text:p>
          </table:table-cell>
          <table:table-cell office:value-type="string">
            <text:p>Mohammed Sadhique Samsudeen</text:p>
          </table:table-cell>
          <table:table-cell office:value-type="string">
            <text:p>mohammedsadhique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27">
            <text:p>1427</text:p>
          </table:table-cell>
          <table:table-cell office:value-type="string">
            <text:p>Prashath Kumar Manickavasakan</text:p>
          </table:table-cell>
          <table:table-cell office:value-type="string">
            <text:p>prashathkumar.m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32">
            <text:p>1432</text:p>
          </table:table-cell>
          <table:table-cell office:value-type="string">
            <text:p>Viswadakshinraj Sundararaj</text:p>
          </table:table-cell>
          <table:table-cell office:value-type="string">
            <text:p>viswadakshinraj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434">
            <text:p>1434</text:p>
          </table:table-cell>
          <table:table-cell office:value-type="string">
            <text:p>Narendran Subramanian</text:p>
          </table:table-cell>
          <table:table-cell office:value-type="string">
            <text:p>narendran.s@ivtlinfoview.co.jp</text:p>
          </table:table-cell>
          <table:table-cell office:value-type="string">
            <text:p>Hue - AC - V4 - Pattern2</text:p>
          </table:table-cell>
          <table:table-cell office:value-type="string">
            <text:p>Tools</text:p>
          </table:table-cell>
          <table:table-cell office:value-type="string">
            <text:p>Member</text:p>
          </table:table-cell>
          <table:table-cell office:value-type="string">
            <text:p>Logesh 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38">
            <text:p>1438</text:p>
          </table:table-cell>
          <table:table-cell office:value-type="string">
            <text:p>Devibala Murugan</text:p>
          </table:table-cell>
          <table:table-cell office:value-type="string">
            <text:p>devibal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458">
            <text:p>1458</text:p>
          </table:table-cell>
          <table:table-cell office:value-type="string">
            <text:p>Akshaya Jayaraman</text:p>
          </table:table-cell>
          <table:table-cell office:value-type="string">
            <text:p>akshaya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472">
            <text:p>1472</text:p>
          </table:table-cell>
          <table:table-cell office:value-type="string">
            <text:p>Elavarasan Soundararajan</text:p>
          </table:table-cell>
          <table:table-cell office:value-type="string">
            <text:p>elavarasan.s@ivtlinfoview.co.jp</text:p>
          </table:table-cell>
          <table:table-cell office:value-type="string">
            <text:p>Hue - AC - V4 - Pattern2</text:p>
          </table:table-cell>
          <table:table-cell office:value-type="string">
            <text:p>Tools</text:p>
          </table:table-cell>
          <table:table-cell office:value-type="string">
            <text:p>Member</text:p>
          </table:table-cell>
          <table:table-cell office:value-type="string">
            <text:p>Logesh 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475">
            <text:p>1475</text:p>
          </table:table-cell>
          <table:table-cell office:value-type="string">
            <text:p>Aakash Vijayan</text:p>
          </table:table-cell>
          <table:table-cell office:value-type="string">
            <text:p>aakash.v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491">
            <text:p>1491</text:p>
          </table:table-cell>
          <table:table-cell office:value-type="string">
            <text:p>Vinothkumar Murugan</text:p>
          </table:table-cell>
          <table:table-cell office:value-type="string">
            <text:p>vinothkumar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498">
            <text:p>1498</text:p>
          </table:table-cell>
          <table:table-cell office:value-type="string">
            <text:p>Srinath Ganesan</text:p>
          </table:table-cell>
          <table:table-cell office:value-type="string">
            <text:p>srinath.g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501">
            <text:p>1501</text:p>
          </table:table-cell>
          <table:table-cell office:value-type="string">
            <text:p>Sasikumar Periasamy</text:p>
          </table:table-cell>
          <table:table-cell office:value-type="string">
            <text:p>sasikumar.p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502">
            <text:p>1502</text:p>
          </table:table-cell>
          <table:table-cell office:value-type="string">
            <text:p>Nawin D.rajendran</text:p>
          </table:table-cell>
          <table:table-cell office:value-type="string">
            <text:p>nawin.d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504">
            <text:p>1504</text:p>
          </table:table-cell>
          <table:table-cell office:value-type="string">
            <text:p>Lavanya Narayanappa</text:p>
          </table:table-cell>
          <table:table-cell office:value-type="string">
            <text:p>lavanya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510">
            <text:p>1510</text:p>
          </table:table-cell>
          <table:table-cell office:value-type="string">
            <text:p>Preethii Raghuraman</text:p>
          </table:table-cell>
          <table:table-cell office:value-type="string">
            <text:p>preethii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Hemalatha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527">
            <text:p>1527</text:p>
          </table:table-cell>
          <table:table-cell office:value-type="string">
            <text:p>Vaishnavi Nageswaran</text:p>
          </table:table-cell>
          <table:table-cell office:value-type="string">
            <text:p>vaishnavi.n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29">
            <text:p>1529</text:p>
          </table:table-cell>
          <table:table-cell office:value-type="string">
            <text:p>Hamsavarthini Krishnamurthy</text:p>
          </table:table-cell>
          <table:table-cell office:value-type="string">
            <text:p>hamsavarthini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31">
            <text:p>1531</text:p>
          </table:table-cell>
          <table:table-cell office:value-type="string">
            <text:p>Subha Suryaa Kannan</text:p>
          </table:table-cell>
          <table:table-cell office:value-type="string">
            <text:p>subhasurya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545">
            <text:p>1545</text:p>
          </table:table-cell>
          <table:table-cell office:value-type="string">
            <text:p>Poornima Selvaraj</text:p>
          </table:table-cell>
          <table:table-cell office:value-type="string">
            <text:p>poornima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547">
            <text:p>1547</text:p>
          </table:table-cell>
          <table:table-cell office:value-type="string">
            <text:p>Harivenkatesh Chandran</text:p>
          </table:table-cell>
          <table:table-cell office:value-type="string">
            <text:p>harivenkatesh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548">
            <text:p>1548</text:p>
          </table:table-cell>
          <table:table-cell office:value-type="string">
            <text:p>Gowtham Murugesan</text:p>
          </table:table-cell>
          <table:table-cell office:value-type="string">
            <text:p>gowtham.mu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550">
            <text:p>1550</text:p>
          </table:table-cell>
          <table:table-cell office:value-type="string">
            <text:p>Ragul K</text:p>
          </table:table-cell>
          <table:table-cell office:value-type="string">
            <text:p>ragul.k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52">
            <text:p>1552</text:p>
          </table:table-cell>
          <table:table-cell office:value-type="string">
            <text:p>Gowri Sankar Ganesan</text:p>
          </table:table-cell>
          <table:table-cell office:value-type="string">
            <text:p>gowrisankar.g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Hemalatha Raj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555">
            <text:p>1555</text:p>
          </table:table-cell>
          <table:table-cell office:value-type="string">
            <text:p>Sharmila Sivasundaram</text:p>
          </table:table-cell>
          <table:table-cell office:value-type="string">
            <text:p>sharmila.s1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571">
            <text:p>1571</text:p>
          </table:table-cell>
          <table:table-cell office:value-type="string">
            <text:p>Bala Chandran Sundar</text:p>
          </table:table-cell>
          <table:table-cell office:value-type="string">
            <text:p>balachandran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575">
            <text:p>1575</text:p>
          </table:table-cell>
          <table:table-cell office:value-type="string">
            <text:p>Pragathi Babu</text:p>
          </table:table-cell>
          <table:table-cell office:value-type="string">
            <text:p>pragathi.b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81">
            <text:p>1581</text:p>
          </table:table-cell>
          <table:table-cell office:value-type="string">
            <text:p>Suba Sekar</text:p>
          </table:table-cell>
          <table:table-cell office:value-type="string">
            <text:p>suba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89">
            <text:p>1589</text:p>
          </table:table-cell>
          <table:table-cell office:value-type="string">
            <text:p>Sairam Kumar Vagicherla</text:p>
          </table:table-cell>
          <table:table-cell office:value-type="string">
            <text:p>sairamkumar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Vanithasri Venkat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95">
            <text:p>1595</text:p>
          </table:table-cell>
          <table:table-cell office:value-type="string">
            <text:p>Yaswanth Rami Reddy</text:p>
          </table:table-cell>
          <table:table-cell office:value-type="string">
            <text:p>yaswanth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605">
            <text:p>1605</text:p>
          </table:table-cell>
          <table:table-cell office:value-type="string">
            <text:p>Nivitha Kandhasamy</text:p>
          </table:table-cell>
          <table:table-cell office:value-type="string">
            <text:p>nivith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614">
            <text:p>1614</text:p>
          </table:table-cell>
          <table:table-cell office:value-type="string">
            <text:p>Subramani K</text:p>
          </table:table-cell>
          <table:table-cell office:value-type="string">
            <text:p>subramani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615">
            <text:p>1615</text:p>
          </table:table-cell>
          <table:table-cell office:value-type="string">
            <text:p>Naveen Sivakumar</text:p>
          </table:table-cell>
          <table:table-cell office:value-type="string">
            <text:p>naveen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23">
            <text:p>1623</text:p>
          </table:table-cell>
          <table:table-cell office:value-type="string">
            <text:p>Subash Subbaian</text:p>
          </table:table-cell>
          <table:table-cell office:value-type="string">
            <text:p>subash.s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624">
            <text:p>1624</text:p>
          </table:table-cell>
          <table:table-cell office:value-type="string">
            <text:p>Siva Balaji Chandran</text:p>
          </table:table-cell>
          <table:table-cell office:value-type="string">
            <text:p>sivabalaji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33">
            <text:p>1633</text:p>
          </table:table-cell>
          <table:table-cell office:value-type="string">
            <text:p>Sanjayan Chandrasekaran</text:p>
          </table:table-cell>
          <table:table-cell office:value-type="string">
            <text:p>sanjayan.c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39">
            <text:p>1639</text:p>
          </table:table-cell>
          <table:table-cell office:value-type="string">
            <text:p>Vignesh Selvaraj</text:p>
          </table:table-cell>
          <table:table-cell office:value-type="string">
            <text:p>vignesh.s1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648">
            <text:p>1648</text:p>
          </table:table-cell>
          <table:table-cell office:value-type="string">
            <text:p>Krishnakumar Santhanakrishnan</text:p>
          </table:table-cell>
          <table:table-cell office:value-type="string">
            <text:p>krishnakumar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651">
            <text:p>1651</text:p>
          </table:table-cell>
          <table:table-cell office:value-type="string">
            <text:p>Naveen Athirajan</text:p>
          </table:table-cell>
          <table:table-cell office:value-type="string">
            <text:p>naveen.a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652">
            <text:p>1652</text:p>
          </table:table-cell>
          <table:table-cell office:value-type="string">
            <text:p>Ranga Prasad Gopalasamy</text:p>
          </table:table-cell>
          <table:table-cell office:value-type="string">
            <text:p>rangaprasad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654">
            <text:p>1654</text:p>
          </table:table-cell>
          <table:table-cell office:value-type="string">
            <text:p>Saravanakumar Ramasamy</text:p>
          </table:table-cell>
          <table:table-cell office:value-type="string">
            <text:p>saravana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61">
            <text:p>1661</text:p>
          </table:table-cell>
          <table:table-cell office:value-type="string">
            <text:p>Raghavender Reddy Malagari</text:p>
          </table:table-cell>
          <table:table-cell office:value-type="string">
            <text:p>raghavenderreddy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62">
            <text:p>1662</text:p>
          </table:table-cell>
          <table:table-cell office:value-type="string">
            <text:p>Sai Sandeep Ramesh</text:p>
          </table:table-cell>
          <table:table-cell office:value-type="string">
            <text:p>saisandeep.r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71">
            <text:p>1671</text:p>
          </table:table-cell>
          <table:table-cell office:value-type="string">
            <text:p>Shayam Sunder Reddy A</text:p>
          </table:table-cell>
          <table:table-cell office:value-type="string">
            <text:p>shayamsunderreddy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672">
            <text:p>1672</text:p>
          </table:table-cell>
          <table:table-cell office:value-type="string">
            <text:p>Sai Kiran Narsimlu</text:p>
          </table:table-cell>
          <table:table-cell office:value-type="string">
            <text:p>saikiran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679">
            <text:p>1679</text:p>
          </table:table-cell>
          <table:table-cell office:value-type="string">
            <text:p>Vaishnavi Vangaveti</text:p>
          </table:table-cell>
          <table:table-cell office:value-type="string">
            <text:p>vaishnavi.v1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Deepan Gunase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85">
            <text:p>1685</text:p>
          </table:table-cell>
          <table:table-cell office:value-type="string">
            <text:p>Akula Ramya</text:p>
          </table:table-cell>
          <table:table-cell office:value-type="string">
            <text:p>ramya.v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693">
            <text:p>1693</text:p>
          </table:table-cell>
          <table:table-cell office:value-type="string">
            <text:p>Naveen Kumar Siddaiah</text:p>
          </table:table-cell>
          <table:table-cell office:value-type="string">
            <text:p>naveen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699">
            <text:p>1699</text:p>
          </table:table-cell>
          <table:table-cell office:value-type="string">
            <text:p>Naraharisetti Sivaram</text:p>
          </table:table-cell>
          <table:table-cell office:value-type="string">
            <text:p>sivaram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701">
            <text:p>1701</text:p>
          </table:table-cell>
          <table:table-cell office:value-type="string">
            <text:p>Sairam Veerababu</text:p>
          </table:table-cell>
          <table:table-cell office:value-type="string">
            <text:p>sairam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708">
            <text:p>1708</text:p>
          </table:table-cell>
          <table:table-cell office:value-type="string">
            <text:p>Harika Muvvala</text:p>
          </table:table-cell>
          <table:table-cell office:value-type="string">
            <text:p>harika.mu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714">
            <text:p>1714</text:p>
          </table:table-cell>
          <table:table-cell office:value-type="string">
            <text:p>Bala Showreelu Bernardhaiah</text:p>
          </table:table-cell>
          <table:table-cell office:value-type="string">
            <text:p>balashowreelu.b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720">
            <text:p>1720</text:p>
          </table:table-cell>
          <table:table-cell office:value-type="string">
            <text:p>Dhanaveer Rajababu</text:p>
          </table:table-cell>
          <table:table-cell office:value-type="string">
            <text:p>dhanaveer.r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723">
            <text:p>1723</text:p>
          </table:table-cell>
          <table:table-cell office:value-type="string">
            <text:p>Mohamed Ibrahim Mohamed Samsudeen</text:p>
          </table:table-cell>
          <table:table-cell office:value-type="string">
            <text:p>mohamedibrahim.m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30">
            <text:p>1730</text:p>
          </table:table-cell>
          <table:table-cell office:value-type="string">
            <text:p>Adi Surya Teja Siva Sankara Rao</text:p>
          </table:table-cell>
          <table:table-cell office:value-type="string">
            <text:p>adisuryatej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732">
            <text:p>1732</text:p>
          </table:table-cell>
          <table:table-cell office:value-type="string">
            <text:p>Deveswar Saisanthosh Pandi</text:p>
          </table:table-cell>
          <table:table-cell office:value-type="string">
            <text:p>deveswarsaisanthosh.p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733">
            <text:p>1733</text:p>
          </table:table-cell>
          <table:table-cell office:value-type="string">
            <text:p>Bala Murali Krishna Kunagu</text:p>
          </table:table-cell>
          <table:table-cell office:value-type="string">
            <text:p>balamuralikrishn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740">
            <text:p>1740</text:p>
          </table:table-cell>
          <table:table-cell office:value-type="string">
            <text:p>Sriram Murthy Hrushikesh</text:p>
          </table:table-cell>
          <table:table-cell office:value-type="string">
            <text:p>srirammurthy.h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743">
            <text:p>1743</text:p>
          </table:table-cell>
          <table:table-cell office:value-type="string">
            <text:p>Satish Jonnadula </text:p>
          </table:table-cell>
          <table:table-cell office:value-type="string">
            <text:p>sathish.l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756">
            <text:p>1756</text:p>
          </table:table-cell>
          <table:table-cell office:value-type="string">
            <text:p>Hema Naga Sai Prakash Polavarapu</text:p>
          </table:table-cell>
          <table:table-cell office:value-type="string">
            <text:p>hemanagasaiprakas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61">
            <text:p>1761</text:p>
          </table:table-cell>
          <table:table-cell office:value-type="string">
            <text:p>Sureshkumar Selvaraj</text:p>
          </table:table-cell>
          <table:table-cell office:value-type="string">
            <text:p>suresh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63">
            <text:p>1763</text:p>
          </table:table-cell>
          <table:table-cell office:value-type="string">
            <text:p>Marieswaran Alagarsamy</text:p>
          </table:table-cell>
          <table:table-cell office:value-type="string">
            <text:p>marieswaran.a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66">
            <text:p>1766</text:p>
          </table:table-cell>
          <table:table-cell office:value-type="string">
            <text:p>Imran Khan Mohamed Hanifa</text:p>
          </table:table-cell>
          <table:table-cell office:value-type="string">
            <text:p>imrankhan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68">
            <text:p>1768</text:p>
          </table:table-cell>
          <table:table-cell office:value-type="string">
            <text:p>Sivakumar Subramaniyan</text:p>
          </table:table-cell>
          <table:table-cell office:value-type="string">
            <text:p>siva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74">
            <text:p>1774</text:p>
          </table:table-cell>
          <table:table-cell office:value-type="string">
            <text:p>Gokul Raj Ilangovan</text:p>
          </table:table-cell>
          <table:table-cell office:value-type="string">
            <text:p>gokulraj.i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77">
            <text:p>1777</text:p>
          </table:table-cell>
          <table:table-cell office:value-type="string">
            <text:p>Sethuraman Narayanan</text:p>
          </table:table-cell>
          <table:table-cell office:value-type="string">
            <text:p>sethuraman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779">
            <text:p>1779</text:p>
          </table:table-cell>
          <table:table-cell office:value-type="string">
            <text:p>Sriram Palaniswamy</text:p>
          </table:table-cell>
          <table:table-cell office:value-type="string">
            <text:p>sriram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783">
            <text:p>1783</text:p>
          </table:table-cell>
          <table:table-cell office:value-type="string">
            <text:p>Hariprasanth Baladandapani</text:p>
          </table:table-cell>
          <table:table-cell office:value-type="string">
            <text:p>hariprasanth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Vanithasri Venkat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787">
            <text:p>1787</text:p>
          </table:table-cell>
          <table:table-cell office:value-type="string">
            <text:p>Kowshic Manoharan</text:p>
          </table:table-cell>
          <table:table-cell office:value-type="string">
            <text:p>kowshic.m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789">
            <text:p>1789</text:p>
          </table:table-cell>
          <table:table-cell office:value-type="string">
            <text:p>Manasa Krishna Reddy</text:p>
          </table:table-cell>
          <table:table-cell office:value-type="string">
            <text:p>manas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792">
            <text:p>1792</text:p>
          </table:table-cell>
          <table:table-cell office:value-type="string">
            <text:p>Thanuja Sathya Moorthy</text:p>
          </table:table-cell>
          <table:table-cell office:value-type="string">
            <text:p>thanuj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11">
            <text:p>1811</text:p>
          </table:table-cell>
          <table:table-cell office:value-type="string">
            <text:p>S.suruthi M.srinivasan</text:p>
          </table:table-cell>
          <table:table-cell office:value-type="string">
            <text:p>suru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14">
            <text:p>1814</text:p>
          </table:table-cell>
          <table:table-cell office:value-type="string">
            <text:p>Saranya Amirthalingam</text:p>
          </table:table-cell>
          <table:table-cell office:value-type="string">
            <text:p>saranya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19">
            <text:p>1819</text:p>
          </table:table-cell>
          <table:table-cell office:value-type="string">
            <text:p>Vijay Prasanth Vijayan</text:p>
          </table:table-cell>
          <table:table-cell office:value-type="string">
            <text:p>vijayprasanth.v@ivtlinfoview.co.jp</text:p>
          </table:table-cell>
          <table:table-cell office:value-type="string">
            <text:p>Hue - AC - V4 - Pattern2</text:p>
          </table:table-cell>
          <table:table-cell office:value-type="string">
            <text:p>CFM EX</text:p>
          </table:table-cell>
          <table:table-cell office:value-type="string">
            <text:p>Member</text:p>
          </table:table-cell>
          <table:table-cell office:value-type="string">
            <text:p>Shyamala Devi Krishnamoo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35">
            <text:p>1835</text:p>
          </table:table-cell>
          <table:table-cell office:value-type="string">
            <text:p>Arun Kumar Arunachalam</text:p>
          </table:table-cell>
          <table:table-cell office:value-type="string">
            <text:p>arunkumar.a1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37">
            <text:p>1837</text:p>
          </table:table-cell>
          <table:table-cell office:value-type="string">
            <text:p>Smilin John Thas Chibi Chelliah</text:p>
          </table:table-cell>
          <table:table-cell office:value-type="string">
            <text:p>smilinjohnthas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839">
            <text:p>1839</text:p>
          </table:table-cell>
          <table:table-cell office:value-type="string">
            <text:p>J Sanjana Kumari Jeyakumar</text:p>
          </table:table-cell>
          <table:table-cell office:value-type="string">
            <text:p>sanjanakumari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842">
            <text:p>1842</text:p>
          </table:table-cell>
          <table:table-cell office:value-type="string">
            <text:p>Revanth Raman</text:p>
          </table:table-cell>
          <table:table-cell office:value-type="string">
            <text:p>revanth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56">
            <text:p>1856</text:p>
          </table:table-cell>
          <table:table-cell office:value-type="string">
            <text:p>Elakya Elavarasi Nainar</text:p>
          </table:table-cell>
          <table:table-cell office:value-type="string">
            <text:p>elakyaelavarasi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59">
            <text:p>1859</text:p>
          </table:table-cell>
          <table:table-cell office:value-type="string">
            <text:p>Janani Anbazhagan</text:p>
          </table:table-cell>
          <table:table-cell office:value-type="string">
            <text:p>janani.a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868">
            <text:p>1868</text:p>
          </table:table-cell>
          <table:table-cell office:value-type="string">
            <text:p>Swetha Rajasekar</text:p>
          </table:table-cell>
          <table:table-cell office:value-type="string">
            <text:p>sweth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74">
            <text:p>1874</text:p>
          </table:table-cell>
          <table:table-cell office:value-type="string">
            <text:p>Aravind Baskaran</text:p>
          </table:table-cell>
          <table:table-cell office:value-type="string">
            <text:p>aravind.b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83">
            <text:p>1883</text:p>
          </table:table-cell>
          <table:table-cell office:value-type="string">
            <text:p>Sathish Surendran</text:p>
          </table:table-cell>
          <table:table-cell office:value-type="string">
            <text:p>sathish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00">
            <text:p>1900</text:p>
          </table:table-cell>
          <table:table-cell office:value-type="string">
            <text:p>Sathiyamoorthy R</text:p>
          </table:table-cell>
          <table:table-cell office:value-type="string">
            <text:p>sathiyamoorthy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11">
            <text:p>1911</text:p>
          </table:table-cell>
          <table:table-cell office:value-type="string">
            <text:p>Shiva Sai Chandra Sekhar Reddy</text:p>
          </table:table-cell>
          <table:table-cell office:value-type="string">
            <text:p>shivasai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915">
            <text:p>1915</text:p>
          </table:table-cell>
          <table:table-cell office:value-type="string">
            <text:p>Sankaranarayanan S</text:p>
          </table:table-cell>
          <table:table-cell office:value-type="string">
            <text:p>sankaranarayan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930">
            <text:p>1930</text:p>
          </table:table-cell>
          <table:table-cell office:value-type="string">
            <text:p>Bhuvaneswari Venkateswaran</text:p>
          </table:table-cell>
          <table:table-cell office:value-type="string">
            <text:p>bhuvaneswari.v@ivtlinfoview.co.jp</text:p>
          </table:table-cell>
          <table:table-cell office:value-type="string">
            <text:p>Hue - AC - V4 - Pattern2</text:p>
          </table:table-cell>
          <table:table-cell office:value-type="string">
            <text:p>CFM EX</text:p>
          </table:table-cell>
          <table:table-cell office:value-type="string">
            <text:p>Member</text:p>
          </table:table-cell>
          <table:table-cell office:value-type="string">
            <text:p>Shyamala Devi Krishnamoo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933">
            <text:p>1933</text:p>
          </table:table-cell>
          <table:table-cell office:value-type="string">
            <text:p>Balakrishnan Boominathan</text:p>
          </table:table-cell>
          <table:table-cell office:value-type="string">
            <text:p>balakrishnan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936">
            <text:p>1936</text:p>
          </table:table-cell>
          <table:table-cell office:value-type="string">
            <text:p>Surya Kumar S</text:p>
          </table:table-cell>
          <table:table-cell office:value-type="string">
            <text:p>suryakumar.s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941">
            <text:p>1941</text:p>
          </table:table-cell>
          <table:table-cell office:value-type="string">
            <text:p>Ramkumar Selvaraj</text:p>
          </table:table-cell>
          <table:table-cell office:value-type="string">
            <text:p>ramkumar.s1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947">
            <text:p>1947</text:p>
          </table:table-cell>
          <table:table-cell office:value-type="string">
            <text:p>Vignesh Sathasivam</text:p>
          </table:table-cell>
          <table:table-cell office:value-type="string">
            <text:p>vignesh.s2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952">
            <text:p>1952</text:p>
          </table:table-cell>
          <table:table-cell office:value-type="string">
            <text:p>Pugal Udaiyar Pugal Udaiyar</text:p>
          </table:table-cell>
          <table:table-cell office:value-type="string">
            <text:p>pugaludaiyar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957">
            <text:p>1957</text:p>
          </table:table-cell>
          <table:table-cell office:value-type="string">
            <text:p>Prakash Kumar</text:p>
          </table:table-cell>
          <table:table-cell office:value-type="string">
            <text:p>prakash.k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965">
            <text:p>1965</text:p>
          </table:table-cell>
          <table:table-cell office:value-type="string">
            <text:p>Pachiyannan Murugesh</text:p>
          </table:table-cell>
          <table:table-cell office:value-type="string">
            <text:p>pachiyanna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80">
            <text:p>1980</text:p>
          </table:table-cell>
          <table:table-cell office:value-type="string">
            <text:p>Keerthika Raja</text:p>
          </table:table-cell>
          <table:table-cell office:value-type="string">
            <text:p>keerthika.r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981">
            <text:p>1981</text:p>
          </table:table-cell>
          <table:table-cell office:value-type="string">
            <text:p>Akila Jayaraman</text:p>
          </table:table-cell>
          <table:table-cell office:value-type="string">
            <text:p>akila.j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983">
            <text:p>1983</text:p>
          </table:table-cell>
          <table:table-cell office:value-type="string">
            <text:p>Vidhya Balakrishnan</text:p>
          </table:table-cell>
          <table:table-cell office:value-type="string">
            <text:p>vidhya.b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Shakir Alam Mohd. Aman Akht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87">
            <text:p>1987</text:p>
          </table:table-cell>
          <table:table-cell office:value-type="string">
            <text:p>Kajal Chellappan</text:p>
          </table:table-cell>
          <table:table-cell office:value-type="string">
            <text:p>kajal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997">
            <text:p>1997</text:p>
          </table:table-cell>
          <table:table-cell office:value-type="string">
            <text:p>Jefferson Song David Kingston</text:p>
          </table:table-cell>
          <table:table-cell office:value-type="string">
            <text:p>jeffersonsongdavid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003">
            <text:p>2003</text:p>
          </table:table-cell>
          <table:table-cell office:value-type="string">
            <text:p>Mourya Chandra Chittabathina Malakondaiah</text:p>
          </table:table-cell>
          <table:table-cell office:value-type="string">
            <text:p>mouryachandrachittabathina.m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006">
            <text:p>2006</text:p>
          </table:table-cell>
          <table:table-cell office:value-type="string">
            <text:p>Anusha Wilson</text:p>
          </table:table-cell>
          <table:table-cell office:value-type="string">
            <text:p>anusha.w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013">
            <text:p>2013</text:p>
          </table:table-cell>
          <table:table-cell office:value-type="string">
            <text:p>Pallavi Parameshwara</text:p>
          </table:table-cell>
          <table:table-cell office:value-type="string">
            <text:p>pallavi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47">
            <text:p>2047</text:p>
          </table:table-cell>
          <table:table-cell office:value-type="string">
            <text:p>Hemapriya Babu</text:p>
          </table:table-cell>
          <table:table-cell office:value-type="string">
            <text:p>hemapriya.b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Indira Rajasek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063">
            <text:p>2063</text:p>
          </table:table-cell>
          <table:table-cell office:value-type="string">
            <text:p>Jeyasurendar P Pounraj</text:p>
          </table:table-cell>
          <table:table-cell office:value-type="string">
            <text:p>jeyasurendarp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077">
            <text:p>2077</text:p>
          </table:table-cell>
          <table:table-cell office:value-type="string">
            <text:p>Gayathri S</text:p>
          </table:table-cell>
          <table:table-cell office:value-type="string">
            <text:p>gayathri.s1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083">
            <text:p>2083</text:p>
          </table:table-cell>
          <table:table-cell office:value-type="string">
            <text:p>Priya Dharshini Kalyana Sundaram</text:p>
          </table:table-cell>
          <table:table-cell office:value-type="string">
            <text:p>priyadharshini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094">
            <text:p>2094</text:p>
          </table:table-cell>
          <table:table-cell office:value-type="string">
            <text:p>Arulratnaugave Veshnugupdausheghar</text:p>
          </table:table-cell>
          <table:table-cell office:value-type="string">
            <text:p>arulratnaugave.v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095">
            <text:p>2095</text:p>
          </table:table-cell>
          <table:table-cell office:value-type="string">
            <text:p>Saravanan Krishnasamy</text:p>
          </table:table-cell>
          <table:table-cell office:value-type="string">
            <text:p>saravanan.k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099">
            <text:p>2099</text:p>
          </table:table-cell>
          <table:table-cell office:value-type="string">
            <text:p>Sasidharan Jayasankar</text:p>
          </table:table-cell>
          <table:table-cell office:value-type="string">
            <text:p>sasidharan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08">
            <text:p>2108</text:p>
          </table:table-cell>
          <table:table-cell office:value-type="string">
            <text:p>Sridhar Thangavel</text:p>
          </table:table-cell>
          <table:table-cell office:value-type="string">
            <text:p>sridhar.t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16">
            <text:p>2116</text:p>
          </table:table-cell>
          <table:table-cell office:value-type="string">
            <text:p>Ramachandran M Murugesh</text:p>
          </table:table-cell>
          <table:table-cell office:value-type="string">
            <text:p>ramachandra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145">
            <text:p>2145</text:p>
          </table:table-cell>
          <table:table-cell office:value-type="string">
            <text:p>Dhilip S Srinivasan</text:p>
          </table:table-cell>
          <table:table-cell office:value-type="string">
            <text:p>dhilip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Yamuna Bharathi Kumara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150">
            <text:p>2150</text:p>
          </table:table-cell>
          <table:table-cell office:value-type="string">
            <text:p>Jothijob S Sheshajalamoorthy</text:p>
          </table:table-cell>
          <table:table-cell office:value-type="string">
            <text:p>jothijob.s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153">
            <text:p>2153</text:p>
          </table:table-cell>
          <table:table-cell office:value-type="string">
            <text:p>Vigneshwaran S Stalin</text:p>
          </table:table-cell>
          <table:table-cell office:value-type="string">
            <text:p>vigneshwaran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158">
            <text:p>2158</text:p>
          </table:table-cell>
          <table:table-cell office:value-type="string">
            <text:p>Naveenkumar S Selvam</text:p>
          </table:table-cell>
          <table:table-cell office:value-type="string">
            <text:p>naveenkumar.s2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159">
            <text:p>2159</text:p>
          </table:table-cell>
          <table:table-cell office:value-type="string">
            <text:p>Dinesh J Jayaprakash</text:p>
          </table:table-cell>
          <table:table-cell office:value-type="string">
            <text:p>dinesh.j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162">
            <text:p>2162</text:p>
          </table:table-cell>
          <table:table-cell office:value-type="string">
            <text:p>Logesh G Ganapathi</text:p>
          </table:table-cell>
          <table:table-cell office:value-type="string">
            <text:p>logesh.g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164">
            <text:p>2164</text:p>
          </table:table-cell>
          <table:table-cell office:value-type="string">
            <text:p>Muthuraj R Ramasamy</text:p>
          </table:table-cell>
          <table:table-cell office:value-type="string">
            <text:p>muthuraj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167">
            <text:p>2167</text:p>
          </table:table-cell>
          <table:table-cell office:value-type="string">
            <text:p>Vignesh N Nagarajan</text:p>
          </table:table-cell>
          <table:table-cell office:value-type="string">
            <text:p>vignesh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177">
            <text:p>2177</text:p>
          </table:table-cell>
          <table:table-cell office:value-type="string">
            <text:p>Venkatesh M Maheshwaran</text:p>
          </table:table-cell>
          <table:table-cell office:value-type="string">
            <text:p>venkatesh.m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186">
            <text:p>2186</text:p>
          </table:table-cell>
          <table:table-cell office:value-type="string">
            <text:p>Sundrarajan P Pandiyan</text:p>
          </table:table-cell>
          <table:table-cell office:value-type="string">
            <text:p>sundrarajan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191">
            <text:p>2191</text:p>
          </table:table-cell>
          <table:table-cell office:value-type="string">
            <text:p>Gokulsankar Y Yugamurthy</text:p>
          </table:table-cell>
          <table:table-cell office:value-type="string">
            <text:p>gokulsankar.y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202">
            <text:p>2202</text:p>
          </table:table-cell>
          <table:table-cell office:value-type="string">
            <text:p>Dharmaraj A Allimuthu</text:p>
          </table:table-cell>
          <table:table-cell office:value-type="string">
            <text:p>dharmaraj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Vanithasri Venkat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203">
            <text:p>2203</text:p>
          </table:table-cell>
          <table:table-cell office:value-type="string">
            <text:p>Amarnath S A Anandan</text:p>
          </table:table-cell>
          <table:table-cell office:value-type="string">
            <text:p>amarnath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204">
            <text:p>2204</text:p>
          </table:table-cell>
          <table:table-cell office:value-type="string">
            <text:p>Shri Gurunath Siva Shankar</text:p>
          </table:table-cell>
          <table:table-cell office:value-type="string">
            <text:p>shrigurunat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15">
            <text:p>2215</text:p>
          </table:table-cell>
          <table:table-cell office:value-type="string">
            <text:p>Ashwini V Venugopal</text:p>
          </table:table-cell>
          <table:table-cell office:value-type="string">
            <text:p>ashwini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216">
            <text:p>2216</text:p>
          </table:table-cell>
          <table:table-cell office:value-type="string">
            <text:p>Pauncia J Jawahar</text:p>
          </table:table-cell>
          <table:table-cell office:value-type="string">
            <text:p>pauncia.j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218">
            <text:p>2218</text:p>
          </table:table-cell>
          <table:table-cell office:value-type="string">
            <text:p>Vijayalakshmi P Palanikani</text:p>
          </table:table-cell>
          <table:table-cell office:value-type="string">
            <text:p>vijayalakshmi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219">
            <text:p>2219</text:p>
          </table:table-cell>
          <table:table-cell office:value-type="string">
            <text:p>Ramalakshmi A Athmanathan</text:p>
          </table:table-cell>
          <table:table-cell office:value-type="string">
            <text:p>ramalakshmi.a@ivtlinfoview.co.jp</text:p>
          </table:table-cell>
          <table:table-cell office:value-type="string">
            <text:p>Hue - AC - V4 – Pattern0</text:p>
          </table:table-cell>
          <table:table-cell office:value-type="string">
            <text:p>AC CI</text:p>
          </table:table-cell>
          <table:table-cell office:value-type="string">
            <text:p>Member</text:p>
          </table:table-cell>
          <table:table-cell office:value-type="string">
            <text:p>Lavanya Kann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27">
            <text:p>2227</text:p>
          </table:table-cell>
          <table:table-cell office:value-type="string">
            <text:p>Gomathi R Rajendran</text:p>
          </table:table-cell>
          <table:table-cell office:value-type="string">
            <text:p>gomathi.r1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33">
            <text:p>2233</text:p>
          </table:table-cell>
          <table:table-cell office:value-type="string">
            <text:p>Raghuraman K Kalaimani</text:p>
          </table:table-cell>
          <table:table-cell office:value-type="string">
            <text:p>raghuraman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238">
            <text:p>2238</text:p>
          </table:table-cell>
          <table:table-cell office:value-type="string">
            <text:p>Eby J Pukkunnel J Pukkunnel</text:p>
          </table:table-cell>
          <table:table-cell office:value-type="string">
            <text:p>eby.j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40">
            <text:p>2240</text:p>
          </table:table-cell>
          <table:table-cell office:value-type="string">
            <text:p>Sushmitha V Vijayan</text:p>
          </table:table-cell>
          <table:table-cell office:value-type="string">
            <text:p>sushmitha.v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241">
            <text:p>2241</text:p>
          </table:table-cell>
          <table:table-cell office:value-type="string">
            <text:p>Kiran Batra</text:p>
          </table:table-cell>
          <table:table-cell office:value-type="string">
            <text:p>kiran.b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244">
            <text:p>2244</text:p>
          </table:table-cell>
          <table:table-cell office:value-type="string">
            <text:p>Elakkiya G Ganesan</text:p>
          </table:table-cell>
          <table:table-cell office:value-type="string">
            <text:p>elakkiya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245">
            <text:p>2245</text:p>
          </table:table-cell>
          <table:table-cell office:value-type="string">
            <text:p>Priyanka P Paramesh</text:p>
          </table:table-cell>
          <table:table-cell office:value-type="string">
            <text:p>priyanka.p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46">
            <text:p>2246</text:p>
          </table:table-cell>
          <table:table-cell office:value-type="string">
            <text:p>Haridha G R Ravi</text:p>
          </table:table-cell>
          <table:table-cell office:value-type="string">
            <text:p>haridh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249">
            <text:p>2249</text:p>
          </table:table-cell>
          <table:table-cell office:value-type="string">
            <text:p>Shahina A Abdul Kather</text:p>
          </table:table-cell>
          <table:table-cell office:value-type="string">
            <text:p>shahina.a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253">
            <text:p>2253</text:p>
          </table:table-cell>
          <table:table-cell office:value-type="string">
            <text:p>Santosh Kumari K Krishnan</text:p>
          </table:table-cell>
          <table:table-cell office:value-type="string">
            <text:p>santoshkumari.k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257">
            <text:p>2257</text:p>
          </table:table-cell>
          <table:table-cell office:value-type="string">
            <text:p>Gayathri R Rengan</text:p>
          </table:table-cell>
          <table:table-cell office:value-type="string">
            <text:p>gayathri.r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260">
            <text:p>2260</text:p>
          </table:table-cell>
          <table:table-cell office:value-type="string">
            <text:p>Rajalakshmi Sp Subbiah</text:p>
          </table:table-cell>
          <table:table-cell office:value-type="string">
            <text:p>rajalakshmi.s2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264">
            <text:p>2264</text:p>
          </table:table-cell>
          <table:table-cell office:value-type="string">
            <text:p>Maharajathi C Chidambararaman</text:p>
          </table:table-cell>
          <table:table-cell office:value-type="string">
            <text:p>maharajathi.c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iva Sankari Vanni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266">
            <text:p>2266</text:p>
          </table:table-cell>
          <table:table-cell office:value-type="string">
            <text:p>Devika D Durai</text:p>
          </table:table-cell>
          <table:table-cell office:value-type="string">
            <text:p>devika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269">
            <text:p>2269</text:p>
          </table:table-cell>
          <table:table-cell office:value-type="string">
            <text:p>Susmitha P Palanisamy</text:p>
          </table:table-cell>
          <table:table-cell office:value-type="string">
            <text:p>susmith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271">
            <text:p>2271</text:p>
          </table:table-cell>
          <table:table-cell office:value-type="string">
            <text:p>Bala Kirethiga R Rathina Sankar</text:p>
          </table:table-cell>
          <table:table-cell office:value-type="string">
            <text:p>balakirethiga.r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272">
            <text:p>2272</text:p>
          </table:table-cell>
          <table:table-cell office:value-type="string">
            <text:p>Elakkiya R Rajendran</text:p>
          </table:table-cell>
          <table:table-cell office:value-type="string">
            <text:p>elakk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76">
            <text:p>2276</text:p>
          </table:table-cell>
          <table:table-cell office:value-type="string">
            <text:p>Geetha G Ganesan</text:p>
          </table:table-cell>
          <table:table-cell office:value-type="string">
            <text:p>geetha.g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277">
            <text:p>2277</text:p>
          </table:table-cell>
          <table:table-cell office:value-type="string">
            <text:p>Meena S Sekar</text:p>
          </table:table-cell>
          <table:table-cell office:value-type="string">
            <text:p>meen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278">
            <text:p>2278</text:p>
          </table:table-cell>
          <table:table-cell office:value-type="string">
            <text:p>Shobana V Veerapathiran</text:p>
          </table:table-cell>
          <table:table-cell office:value-type="string">
            <text:p>shobana.v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Kopperuncholan Senguttuv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291">
            <text:p>2291</text:p>
          </table:table-cell>
          <table:table-cell office:value-type="string">
            <text:p>Mythili Priyadharshini S R Subramani</text:p>
          </table:table-cell>
          <table:table-cell office:value-type="string">
            <text:p>mythilipriyadharshini.s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94">
            <text:p>2294</text:p>
          </table:table-cell>
          <table:table-cell office:value-type="string">
            <text:p>Keerthana S Subbarayan</text:p>
          </table:table-cell>
          <table:table-cell office:value-type="string">
            <text:p>keerthana.s1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303">
            <text:p>2303</text:p>
          </table:table-cell>
          <table:table-cell office:value-type="string">
            <text:p>Abirami P Palaniappan</text:p>
          </table:table-cell>
          <table:table-cell office:value-type="string">
            <text:p>abirami.p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Manikandan Nagapp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305">
            <text:p>2305</text:p>
          </table:table-cell>
          <table:table-cell office:value-type="string">
            <text:p>Abinaya S Sambu</text:p>
          </table:table-cell>
          <table:table-cell office:value-type="string">
            <text:p>abinay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312">
            <text:p>2312</text:p>
          </table:table-cell>
          <table:table-cell office:value-type="string">
            <text:p>Jeevitha S Shanmugam</text:p>
          </table:table-cell>
          <table:table-cell office:value-type="string">
            <text:p>jeev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314">
            <text:p>2314</text:p>
          </table:table-cell>
          <table:table-cell office:value-type="string">
            <text:p>Haretha <text:s/>S J Jayavikraman</text:p>
          </table:table-cell>
          <table:table-cell office:value-type="string">
            <text:p>haretha.j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23">
            <text:p>2323</text:p>
          </table:table-cell>
          <table:table-cell office:value-type="string">
            <text:p>Radhika M Muthumanickam</text:p>
          </table:table-cell>
          <table:table-cell office:value-type="string">
            <text:p>radhika.m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324">
            <text:p>2324</text:p>
          </table:table-cell>
          <table:table-cell office:value-type="string">
            <text:p>Kohila C Chandramohan</text:p>
          </table:table-cell>
          <table:table-cell office:value-type="string">
            <text:p>kohila.c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326">
            <text:p>2326</text:p>
          </table:table-cell>
          <table:table-cell office:value-type="string">
            <text:p>Meenambigai P Paneer Selvam</text:p>
          </table:table-cell>
          <table:table-cell office:value-type="string">
            <text:p>meenambigai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Vanithasri Venkat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27">
            <text:p>2327</text:p>
          </table:table-cell>
          <table:table-cell office:value-type="string">
            <text:p>Kiruthikapriya M Myilsamy</text:p>
          </table:table-cell>
          <table:table-cell office:value-type="string">
            <text:p>kiruthikapr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328">
            <text:p>2328</text:p>
          </table:table-cell>
          <table:table-cell office:value-type="string">
            <text:p>Subhashini B Bhuvaneswaran</text:p>
          </table:table-cell>
          <table:table-cell office:value-type="string">
            <text:p>subhashini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331">
            <text:p>2331</text:p>
          </table:table-cell>
          <table:table-cell office:value-type="string">
            <text:p>Ananthi N Natarajan</text:p>
          </table:table-cell>
          <table:table-cell office:value-type="string">
            <text:p>ananthi.n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333">
            <text:p>2333</text:p>
          </table:table-cell>
          <table:table-cell office:value-type="string">
            <text:p>Anushya S Saravanan</text:p>
          </table:table-cell>
          <table:table-cell office:value-type="string">
            <text:p>anushy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dhini Kathiresan</text:p>
          </table:table-cell>
          <table:table-cell/>
          <table:table-cell office:value-type="string">
            <text:p>Karthick Raj Jayaram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340">
            <text:p>2340</text:p>
          </table:table-cell>
          <table:table-cell office:value-type="string">
            <text:p>Aravindh K</text:p>
          </table:table-cell>
          <table:table-cell office:value-type="string">
            <text:p>aravindh.k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342">
            <text:p>2342</text:p>
          </table:table-cell>
          <table:table-cell office:value-type="string">
            <text:p>Bala Vignesh Sekar</text:p>
          </table:table-cell>
          <table:table-cell office:value-type="string">
            <text:p>balavignes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344">
            <text:p>2344</text:p>
          </table:table-cell>
          <table:table-cell office:value-type="string">
            <text:p>Chandra Sekhar Kandala</text:p>
          </table:table-cell>
          <table:table-cell office:value-type="string">
            <text:p>chandrasekhar.k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Varun Narasimha Bara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345">
            <text:p>2345</text:p>
          </table:table-cell>
          <table:table-cell office:value-type="string">
            <text:p>Deepak Murali</text:p>
          </table:table-cell>
          <table:table-cell office:value-type="string">
            <text:p>deepak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346">
            <text:p>2346</text:p>
          </table:table-cell>
          <table:table-cell office:value-type="string">
            <text:p>Dharchana Kumarasamy</text:p>
          </table:table-cell>
          <table:table-cell office:value-type="string">
            <text:p>dharchan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347">
            <text:p>2347</text:p>
          </table:table-cell>
          <table:table-cell office:value-type="string">
            <text:p>Ganesh Kumar Sunkara</text:p>
          </table:table-cell>
          <table:table-cell office:value-type="string">
            <text:p>ganeshkumar.s1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348">
            <text:p>2348</text:p>
          </table:table-cell>
          <table:table-cell office:value-type="string">
            <text:p>Gayatri Thiruppathi</text:p>
          </table:table-cell>
          <table:table-cell office:value-type="string">
            <text:p>gayatri.t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349">
            <text:p>2349</text:p>
          </table:table-cell>
          <table:table-cell office:value-type="string">
            <text:p>Geethanjali Saminathan</text:p>
          </table:table-cell>
          <table:table-cell office:value-type="string">
            <text:p>geethanjal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351">
            <text:p>2351</text:p>
          </table:table-cell>
          <table:table-cell office:value-type="string">
            <text:p>Guna Prashaat <text:s/>M.b</text:p>
          </table:table-cell>
          <table:table-cell office:value-type="string">
            <text:p>gunaprashaat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353">
            <text:p>2353</text:p>
          </table:table-cell>
          <table:table-cell office:value-type="string">
            <text:p>Jeya Meena Athi Narayanan</text:p>
          </table:table-cell>
          <table:table-cell office:value-type="string">
            <text:p>jeyameen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356">
            <text:p>2356</text:p>
          </table:table-cell>
          <table:table-cell office:value-type="string">
            <text:p>Karthikeyan Annadurai</text:p>
          </table:table-cell>
          <table:table-cell office:value-type="string">
            <text:p>karthikeyan.a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357">
            <text:p>2357</text:p>
          </table:table-cell>
          <table:table-cell office:value-type="string">
            <text:p>Kasthuri Vallirajan</text:p>
          </table:table-cell>
          <table:table-cell office:value-type="string">
            <text:p>kasthuri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365">
            <text:p>2365</text:p>
          </table:table-cell>
          <table:table-cell office:value-type="string">
            <text:p>Mouleeswaran K</text:p>
          </table:table-cell>
          <table:table-cell office:value-type="string">
            <text:p>mouleeswaran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369">
            <text:p>2369</text:p>
          </table:table-cell>
          <table:table-cell office:value-type="string">
            <text:p>Navaneetha Krishnan Balakrishnan</text:p>
          </table:table-cell>
          <table:table-cell office:value-type="string">
            <text:p>navaneethakrishnan.b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371">
            <text:p>2371</text:p>
          </table:table-cell>
          <table:table-cell office:value-type="string">
            <text:p>Nazurudeen Abdul Gani</text:p>
          </table:table-cell>
          <table:table-cell office:value-type="string">
            <text:p>nazurudeen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73">
            <text:p>2373</text:p>
          </table:table-cell>
          <table:table-cell office:value-type="string">
            <text:p>Ponkumaresan Ganesan</text:p>
          </table:table-cell>
          <table:table-cell office:value-type="string">
            <text:p>ponkumaresan.g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nanananda Prabhu Sivagur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378">
            <text:p>2378</text:p>
          </table:table-cell>
          <table:table-cell office:value-type="string">
            <text:p>Rinku Vipin Mathews</text:p>
          </table:table-cell>
          <table:table-cell office:value-type="string">
            <text:p>rinku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381">
            <text:p>2381</text:p>
          </table:table-cell>
          <table:table-cell office:value-type="string">
            <text:p>Sabiha Sultana Shaik</text:p>
          </table:table-cell>
          <table:table-cell office:value-type="string">
            <text:p>sabihasultana.a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382">
            <text:p>2382</text:p>
          </table:table-cell>
          <table:table-cell office:value-type="string">
            <text:p>Sagar <text:s/>Ramesh</text:p>
          </table:table-cell>
          <table:table-cell office:value-type="string">
            <text:p>sagar.r@ivtlinfoview.co.jp</text:p>
          </table:table-cell>
          <table:table-cell office:value-type="string">
            <text:p>Hue - AC - V4 - Pattern2</text:p>
          </table:table-cell>
          <table:table-cell office:value-type="string">
            <text:p>COM</text:p>
          </table:table-cell>
          <table:table-cell office:value-type="string">
            <text:p>Member</text:p>
          </table:table-cell>
          <table:table-cell office:value-type="string">
            <text:p>Sobiya Nagaraj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385">
            <text:p>2385</text:p>
          </table:table-cell>
          <table:table-cell office:value-type="string">
            <text:p>Saravanakumar Thirumoorthi</text:p>
          </table:table-cell>
          <table:table-cell office:value-type="string">
            <text:p>saravanakumar.t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93">
            <text:p>2393</text:p>
          </table:table-cell>
          <table:table-cell office:value-type="string">
            <text:p>Srirambharani Sowndrapandiyan</text:p>
          </table:table-cell>
          <table:table-cell office:value-type="string">
            <text:p>srirambharan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395">
            <text:p>2395</text:p>
          </table:table-cell>
          <table:table-cell office:value-type="string">
            <text:p>Subiya Fathima Muneer Azam</text:p>
          </table:table-cell>
          <table:table-cell office:value-type="string">
            <text:p>subiyafathim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401">
            <text:p>2401</text:p>
          </table:table-cell>
          <table:table-cell office:value-type="string">
            <text:p>Venkata Subramanian Balasubramanian</text:p>
          </table:table-cell>
          <table:table-cell office:value-type="string">
            <text:p>venkatasubramanian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anjith Kumar Gane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402">
            <text:p>2402</text:p>
          </table:table-cell>
          <table:table-cell office:value-type="string">
            <text:p>Venkatesh <text:s/>H S</text:p>
          </table:table-cell>
          <table:table-cell office:value-type="string">
            <text:p>venkatesh.s4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09">
            <text:p>2409</text:p>
          </table:table-cell>
          <table:table-cell office:value-type="string">
            <text:p>Vishnu Priya Ravee</text:p>
          </table:table-cell>
          <table:table-cell office:value-type="string">
            <text:p>vishnupr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418">
            <text:p>2418</text:p>
          </table:table-cell>
          <table:table-cell office:value-type="string">
            <text:p>Aarthi Veeranampalayam Saminathan</text:p>
          </table:table-cell>
          <table:table-cell office:value-type="string">
            <text:p>aarth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428">
            <text:p>2428</text:p>
          </table:table-cell>
          <table:table-cell office:value-type="string">
            <text:p>Arvind Raam C.s. Coimbatore Senthil Kumar</text:p>
          </table:table-cell>
          <table:table-cell office:value-type="string">
            <text:p>arvindraam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Riya Sundar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429">
            <text:p>2429</text:p>
          </table:table-cell>
          <table:table-cell office:value-type="string">
            <text:p>Ashly Rose Mathew</text:p>
          </table:table-cell>
          <table:table-cell office:value-type="string">
            <text:p>ashlyrose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449">
            <text:p>2449</text:p>
          </table:table-cell>
          <table:table-cell office:value-type="string">
            <text:p>Gokulkumar <text:s/>Ponnusamy</text:p>
          </table:table-cell>
          <table:table-cell office:value-type="string">
            <text:p>gokul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460">
            <text:p>2460</text:p>
          </table:table-cell>
          <table:table-cell office:value-type="string">
            <text:p>Induja Krishnan</text:p>
          </table:table-cell>
          <table:table-cell office:value-type="string">
            <text:p>induja.k@ivtlinfoview.co.jp</text:p>
          </table:table-cell>
          <table:table-cell office:value-type="string">
            <text:p>Hue - AC - V4 - Pattern2</text:p>
          </table:table-cell>
          <table:table-cell office:value-type="string">
            <text:p>QC</text:p>
          </table:table-cell>
          <table:table-cell office:value-type="string">
            <text:p>Member</text:p>
          </table:table-cell>
          <table:table-cell office:value-type="string">
            <text:p>Loganathan Vinayagam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475">
            <text:p>2475</text:p>
          </table:table-cell>
          <table:table-cell office:value-type="string">
            <text:p>Lavanya Selvaraj</text:p>
          </table:table-cell>
          <table:table-cell office:value-type="string">
            <text:p>lavanya.s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Manojkumar Boologanath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501">
            <text:p>2501</text:p>
          </table:table-cell>
          <table:table-cell office:value-type="string">
            <text:p>Preethy Jayachandiran</text:p>
          </table:table-cell>
          <table:table-cell office:value-type="string">
            <text:p>preethy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515">
            <text:p>2515</text:p>
          </table:table-cell>
          <table:table-cell office:value-type="string">
            <text:p>Sandhiya Ramesh</text:p>
          </table:table-cell>
          <table:table-cell office:value-type="string">
            <text:p>sandh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517">
            <text:p>2517</text:p>
          </table:table-cell>
          <table:table-cell office:value-type="string">
            <text:p>Santhiya Sankar</text:p>
          </table:table-cell>
          <table:table-cell office:value-type="string">
            <text:p>santhiya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518">
            <text:p>2518</text:p>
          </table:table-cell>
          <table:table-cell office:value-type="string">
            <text:p>Santhosh Prakash</text:p>
          </table:table-cell>
          <table:table-cell office:value-type="string">
            <text:p>santhosh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519">
            <text:p>2519</text:p>
          </table:table-cell>
          <table:table-cell office:value-type="string">
            <text:p>Santhosh Murali <text:s/>Sivaraj</text:p>
          </table:table-cell>
          <table:table-cell office:value-type="string">
            <text:p>santhoshmural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520">
            <text:p>2520</text:p>
          </table:table-cell>
          <table:table-cell office:value-type="string">
            <text:p>Saraswathi Renganathan</text:p>
          </table:table-cell>
          <table:table-cell office:value-type="string">
            <text:p>saraswath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emanand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522">
            <text:p>2522</text:p>
          </table:table-cell>
          <table:table-cell office:value-type="string">
            <text:p>Sarulatha <text:s/>Shanmugam</text:p>
          </table:table-cell>
          <table:table-cell office:value-type="string">
            <text:p>sarula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thin U.s Sreenivas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526">
            <text:p>2526</text:p>
          </table:table-cell>
          <table:table-cell office:value-type="string">
            <text:p>Seenivasan <text:s/>Pandy</text:p>
          </table:table-cell>
          <table:table-cell office:value-type="string">
            <text:p>seenivasan.p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527">
            <text:p>2527</text:p>
          </table:table-cell>
          <table:table-cell office:value-type="string">
            <text:p>Selva Kumar Varadharasan</text:p>
          </table:table-cell>
          <table:table-cell office:value-type="string">
            <text:p>selvakumar.v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Archana Sunil Prakas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535">
            <text:p>2535</text:p>
          </table:table-cell>
          <table:table-cell office:value-type="string">
            <text:p>Shyamala <text:s/>Dekshinamoorthy</text:p>
          </table:table-cell>
          <table:table-cell office:value-type="string">
            <text:p>shyamala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538">
            <text:p>2538</text:p>
          </table:table-cell>
          <table:table-cell office:value-type="string">
            <text:p>Soubarnica <text:s/>Ravishankar</text:p>
          </table:table-cell>
          <table:table-cell office:value-type="string">
            <text:p>soubarnica.r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544">
            <text:p>2544</text:p>
          </table:table-cell>
          <table:table-cell office:value-type="string">
            <text:p>Suresh Babu <text:s/>Moniya Bhaskar</text:p>
          </table:table-cell>
          <table:table-cell office:value-type="string">
            <text:p>sureshbabu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Dineshkumar Raj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546">
            <text:p>2546</text:p>
          </table:table-cell>
          <table:table-cell office:value-type="string">
            <text:p>Swathi Ramesh</text:p>
          </table:table-cell>
          <table:table-cell office:value-type="string">
            <text:p>swathi.r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Yogeswari 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551">
            <text:p>2551</text:p>
          </table:table-cell>
          <table:table-cell office:value-type="string">
            <text:p>Thirumaran Thirupugazh Selvam</text:p>
          </table:table-cell>
          <table:table-cell office:value-type="string">
            <text:p>thirumaran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Nivetha Jambu Nath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553">
            <text:p>2553</text:p>
          </table:table-cell>
          <table:table-cell office:value-type="string">
            <text:p>Vaagai <text:s/>Parimalam Hemalatha</text:p>
          </table:table-cell>
          <table:table-cell office:value-type="string">
            <text:p>vaagai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Lavanya Krishnamurth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600">
            <text:p>2600</text:p>
          </table:table-cell>
          <table:table-cell office:value-type="string">
            <text:p>Chikku George</text:p>
          </table:table-cell>
          <table:table-cell office:value-type="string">
            <text:p>chikku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603">
            <text:p>2603</text:p>
          </table:table-cell>
          <table:table-cell office:value-type="string">
            <text:p>Gnanajothie Sampath</text:p>
          </table:table-cell>
          <table:table-cell office:value-type="string">
            <text:p>gnanajothie.s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06">
            <text:p>2606</text:p>
          </table:table-cell>
          <table:table-cell office:value-type="string">
            <text:p>Benny Jess Joseph</text:p>
          </table:table-cell>
          <table:table-cell office:value-type="string">
            <text:p>jessjoseph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watheeswaran Gopalsamy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609">
            <text:p>2609</text:p>
          </table:table-cell>
          <table:table-cell office:value-type="string">
            <text:p>Melvin Jacob Joseph</text:p>
          </table:table-cell>
          <table:table-cell office:value-type="string">
            <text:p>melvin.j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613">
            <text:p>2613</text:p>
          </table:table-cell>
          <table:table-cell office:value-type="string">
            <text:p>Santhiya Balamurali</text:p>
          </table:table-cell>
          <table:table-cell office:value-type="string">
            <text:p>santhiya.b@ivtlinfoview.co.jp</text:p>
          </table:table-cell>
          <table:table-cell office:value-type="string">
            <text:p>Hue - AC - V4 - Pattern2</text:p>
          </table:table-cell>
          <table:table-cell office:value-type="string">
            <text:p>CAM</text:p>
          </table:table-cell>
          <table:table-cell office:value-type="string">
            <text:p>Member</text:p>
          </table:table-cell>
          <table:table-cell office:value-type="string">
            <text:p>Sathiya Moorthy Manoh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614">
            <text:p>2614</text:p>
          </table:table-cell>
          <table:table-cell office:value-type="string">
            <text:p>Vijay Kumar Tyagi Shantanu Tyagi</text:p>
          </table:table-cell>
          <table:table-cell office:value-type="string">
            <text:p>shantanu.t@ivtlinfoview.co.jp</text:p>
          </table:table-cell>
          <table:table-cell office:value-type="string">
            <text:p>Hue - AC - V4 - Pattern3</text:p>
          </table:table-cell>
          <table:table-cell office:value-type="string">
            <text:p>ASA</text:p>
          </table:table-cell>
          <table:table-cell office:value-type="string">
            <text:p>Member</text:p>
          </table:table-cell>
          <table:table-cell office:value-type="string">
            <text:p>Sasiprabu Kann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617">
            <text:p>2617</text:p>
          </table:table-cell>
          <table:table-cell office:value-type="string">
            <text:p>Vigneswari Ramesh</text:p>
          </table:table-cell>
          <table:table-cell office:value-type="string">
            <text:p>vigneswar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-2760</text:p>
          </table:table-cell>
          <table:table-cell office:value-type="string">
            <text:p>Dinesh <text:s/>Balasubramanaim</text:p>
          </table:table-cell>
          <table:table-cell office:value-type="string">
            <text:p>dinesh.b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ilambarasan Subraman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-2762</text:p>
          </table:table-cell>
          <table:table-cell office:value-type="string">
            <text:p>Gowtham Venkatachalamoorthy</text:p>
          </table:table-cell>
          <table:table-cell office:value-type="string">
            <text:p>gowtham.v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-2766</text:p>
          </table:table-cell>
          <table:table-cell office:value-type="string">
            <text:p>Krishnamoorthy <text:s/>Seerangan</text:p>
          </table:table-cell>
          <table:table-cell office:value-type="string">
            <text:p>krishnamoorthy.s@ivtlinfoview.co.jp</text:p>
          </table:table-cell>
          <table:table-cell office:value-type="string">
            <text:p>Hue - AC - V4 - Pattern2</text:p>
          </table:table-cell>
          <table:table-cell office:value-type="string">
            <text:p>Operation Autotest</text:p>
          </table:table-cell>
          <table:table-cell office:value-type="string">
            <text:p>Member</text:p>
          </table:table-cell>
          <table:table-cell office:value-type="string">
            <text:p>Anupriya Mahendr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-2767</text:p>
          </table:table-cell>
          <table:table-cell office:value-type="string">
            <text:p>Kumaragurubaran <text:s/>Kanagaraj</text:p>
          </table:table-cell>
          <table:table-cell office:value-type="string">
            <text:p>kumaragurubaran.k@ivtlinfoview.co.jp</text:p>
          </table:table-cell>
          <table:table-cell office:value-type="string">
            <text:p>Hue - AC - V4 - Pattern2</text:p>
          </table:table-cell>
          <table:table-cell office:value-type="string">
            <text:p>Screen Navigation Autotest</text:p>
          </table:table-cell>
          <table:table-cell office:value-type="string">
            <text:p>Member</text:p>
          </table:table-cell>
          <table:table-cell office:value-type="string">
            <text:p>Gunasekaran Ammasa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-2770</text:p>
          </table:table-cell>
          <table:table-cell office:value-type="string">
            <text:p>Manikandan Sundaram</text:p>
          </table:table-cell>
          <table:table-cell office:value-type="string">
            <text:p>manikand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nnoncia Joseph Raj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P-2773</text:p>
          </table:table-cell>
          <table:table-cell office:value-type="string">
            <text:p>Naveen Kumar Raja</text:p>
          </table:table-cell>
          <table:table-cell office:value-type="string">
            <text:p>naveen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-2774</text:p>
          </table:table-cell>
          <table:table-cell office:value-type="string">
            <text:p>Naveen Srirangan</text:p>
          </table:table-cell>
          <table:table-cell office:value-type="string">
            <text:p>naveen.s3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Ilakkiya Kandhasamy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P-2776</text:p>
          </table:table-cell>
          <table:table-cell office:value-type="string">
            <text:p>Praveen Kumar <text:s/>Mani</text:p>
          </table:table-cell>
          <table:table-cell office:value-type="string">
            <text:p>praveenkumar.m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-2777</text:p>
          </table:table-cell>
          <table:table-cell office:value-type="string">
            <text:p>Pravin <text:s/>Perumal</text:p>
          </table:table-cell>
          <table:table-cell office:value-type="string">
            <text:p>pravin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Keerttana Dhamodhar Rajh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-2779</text:p>
          </table:table-cell>
          <table:table-cell office:value-type="string">
            <text:p>Saravanan Selvaarasu</text:p>
          </table:table-cell>
          <table:table-cell office:value-type="string">
            <text:p>saravanan.s@ivtlinfoview.co.jp</text:p>
          </table:table-cell>
          <table:table-cell office:value-type="string">
            <text:p>Hue - AC - V4 - Pattern2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Arun Kumar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-2780</text:p>
          </table:table-cell>
          <table:table-cell office:value-type="string">
            <text:p>Sriharish <text:s/>Nagarajan</text:p>
          </table:table-cell>
          <table:table-cell office:value-type="string">
            <text:p>sriharish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-2782</text:p>
          </table:table-cell>
          <table:table-cell office:value-type="string">
            <text:p>Vijaykarthik Kumarasamy</text:p>
          </table:table-cell>
          <table:table-cell office:value-type="string">
            <text:p>vijaykarthik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-2793</text:p>
          </table:table-cell>
          <table:table-cell office:value-type="string">
            <text:p>Dhinesh <text:s/>Gopal</text:p>
          </table:table-cell>
          <table:table-cell office:value-type="string">
            <text:p>dhinesh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riram Rajagopal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">
            <text:p>15</text:p>
          </table:table-cell>
          <table:table-cell office:value-type="string">
            <text:p>Kishore Kumar Manoharan</text:p>
          </table:table-cell>
          <table:table-cell office:value-type="string">
            <text:p>kishorekumar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20">
            <text:p>120</text:p>
          </table:table-cell>
          <table:table-cell office:value-type="string">
            <text:p>Karthika Nagarajan</text:p>
          </table:table-cell>
          <table:table-cell office:value-type="string">
            <text:p>karthika.n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48">
            <text:p>148</text:p>
          </table:table-cell>
          <table:table-cell office:value-type="string">
            <text:p>Anandh Shanmugam</text:p>
          </table:table-cell>
          <table:table-cell office:value-type="string">
            <text:p>anandh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96">
            <text:p>196</text:p>
          </table:table-cell>
          <table:table-cell office:value-type="string">
            <text:p>Ashwin Kanthiah</text:p>
          </table:table-cell>
          <table:table-cell office:value-type="string">
            <text:p>ashwin.k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37">
            <text:p>237</text:p>
          </table:table-cell>
          <table:table-cell office:value-type="string">
            <text:p>Gomathi Ranganathan</text:p>
          </table:table-cell>
          <table:table-cell office:value-type="string">
            <text:p>gomathi.r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54">
            <text:p>254</text:p>
          </table:table-cell>
          <table:table-cell office:value-type="string">
            <text:p>Anusuya Annadurai</text:p>
          </table:table-cell>
          <table:table-cell office:value-type="string">
            <text:p>anusuya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66">
            <text:p>266</text:p>
          </table:table-cell>
          <table:table-cell office:value-type="string">
            <text:p>Dhivya Mathiyazhagan</text:p>
          </table:table-cell>
          <table:table-cell office:value-type="string">
            <text:p>dhivy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45">
            <text:p>345</text:p>
          </table:table-cell>
          <table:table-cell office:value-type="string">
            <text:p>Selvajegan Shankaran</text:p>
          </table:table-cell>
          <table:table-cell office:value-type="string">
            <text:p>selvajegan.s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72">
            <text:p>372</text:p>
          </table:table-cell>
          <table:table-cell office:value-type="string">
            <text:p>Ancy William Jaisingh</text:p>
          </table:table-cell>
          <table:table-cell office:value-type="string">
            <text:p>ancy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73">
            <text:p>373</text:p>
          </table:table-cell>
          <table:table-cell office:value-type="string">
            <text:p>Arun Kumar Alagarsamy</text:p>
          </table:table-cell>
          <table:table-cell office:value-type="string">
            <text:p>arunkumar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14">
            <text:p>414</text:p>
          </table:table-cell>
          <table:table-cell office:value-type="string">
            <text:p>Vasuki Nesamani</text:p>
          </table:table-cell>
          <table:table-cell office:value-type="string">
            <text:p>vasuki.ne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28">
            <text:p>428</text:p>
          </table:table-cell>
          <table:table-cell office:value-type="string">
            <text:p>Aruna Kumarasamy</text:p>
          </table:table-cell>
          <table:table-cell office:value-type="string">
            <text:p>aruna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94">
            <text:p>494</text:p>
          </table:table-cell>
          <table:table-cell office:value-type="string">
            <text:p>Manivasagam Nambirajan</text:p>
          </table:table-cell>
          <table:table-cell office:value-type="string">
            <text:p>manivasagam.n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95">
            <text:p>495</text:p>
          </table:table-cell>
          <table:table-cell office:value-type="string">
            <text:p>Midhuna M Dileep Thiruvilakkil <text:s/>Gangadharan Dileep</text:p>
          </table:table-cell>
          <table:table-cell office:value-type="string">
            <text:p>midhunamdileep.t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47">
            <text:p>547</text:p>
          </table:table-cell>
          <table:table-cell office:value-type="string">
            <text:p>Vijay Ramadurai</text:p>
          </table:table-cell>
          <table:table-cell office:value-type="string">
            <text:p>vijay.r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58">
            <text:p>558</text:p>
          </table:table-cell>
          <table:table-cell office:value-type="string">
            <text:p>Kokilavani Chandraprakash</text:p>
          </table:table-cell>
          <table:table-cell office:value-type="string">
            <text:p>kokilavani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61">
            <text:p>561</text:p>
          </table:table-cell>
          <table:table-cell office:value-type="string">
            <text:p>Sabarinathan Sarangapani</text:p>
          </table:table-cell>
          <table:table-cell office:value-type="string">
            <text:p>sabarinathan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69">
            <text:p>569</text:p>
          </table:table-cell>
          <table:table-cell office:value-type="string">
            <text:p>Suganya Jayakumar</text:p>
          </table:table-cell>
          <table:table-cell office:value-type="string">
            <text:p>suganya.jay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03">
            <text:p>603</text:p>
          </table:table-cell>
          <table:table-cell office:value-type="string">
            <text:p>Ahalya Krishnasamy</text:p>
          </table:table-cell>
          <table:table-cell office:value-type="string">
            <text:p>ahalya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689">
            <text:p>689</text:p>
          </table:table-cell>
          <table:table-cell office:value-type="string">
            <text:p>Muthu Mayandi Muthu Irulan</text:p>
          </table:table-cell>
          <table:table-cell office:value-type="string">
            <text:p>muthumayandi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10">
            <text:p>710</text:p>
          </table:table-cell>
          <table:table-cell office:value-type="string">
            <text:p>Sooriya Prakash</text:p>
          </table:table-cell>
          <table:table-cell office:value-type="string">
            <text:p>sooriya.p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23">
            <text:p>723</text:p>
          </table:table-cell>
          <table:table-cell office:value-type="string">
            <text:p>Anu Shibna Maria Justus Raj</text:p>
          </table:table-cell>
          <table:table-cell office:value-type="string">
            <text:p>anushibn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34">
            <text:p>734</text:p>
          </table:table-cell>
          <table:table-cell office:value-type="string">
            <text:p>Vanitha Selvam</text:p>
          </table:table-cell>
          <table:table-cell office:value-type="string">
            <text:p>van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60">
            <text:p>760</text:p>
          </table:table-cell>
          <table:table-cell office:value-type="string">
            <text:p>Naveen Vairamuthu</text:p>
          </table:table-cell>
          <table:table-cell office:value-type="string">
            <text:p>naveen.v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63">
            <text:p>763</text:p>
          </table:table-cell>
          <table:table-cell office:value-type="string">
            <text:p>Vignesh Duraisamy</text:p>
          </table:table-cell>
          <table:table-cell office:value-type="string">
            <text:p>vignesh.d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68">
            <text:p>768</text:p>
          </table:table-cell>
          <table:table-cell office:value-type="string">
            <text:p>Muthulakshmi Alagarsamy</text:p>
          </table:table-cell>
          <table:table-cell office:value-type="string">
            <text:p>muthulakshmi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69">
            <text:p>769</text:p>
          </table:table-cell>
          <table:table-cell office:value-type="string">
            <text:p>Chithika Satheesh</text:p>
          </table:table-cell>
          <table:table-cell office:value-type="string">
            <text:p>chithik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90">
            <text:p>790</text:p>
          </table:table-cell>
          <table:table-cell office:value-type="string">
            <text:p>Ramesh Durai</text:p>
          </table:table-cell>
          <table:table-cell office:value-type="string">
            <text:p>ramesh.d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98">
            <text:p>798</text:p>
          </table:table-cell>
          <table:table-cell office:value-type="string">
            <text:p>Gladys Persia Christina Santha Kumar</text:p>
          </table:table-cell>
          <table:table-cell office:value-type="string">
            <text:p>gladyspersiachristin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55">
            <text:p>855</text:p>
          </table:table-cell>
          <table:table-cell office:value-type="string">
            <text:p>Sudha Harini Balasubramaniyan</text:p>
          </table:table-cell>
          <table:table-cell office:value-type="string">
            <text:p>sudha.h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77">
            <text:p>877</text:p>
          </table:table-cell>
          <table:table-cell office:value-type="string">
            <text:p>Karthick Venkatachalam</text:p>
          </table:table-cell>
          <table:table-cell office:value-type="string">
            <text:p>karthick.v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923">
            <text:p>923</text:p>
          </table:table-cell>
          <table:table-cell office:value-type="string">
            <text:p>Manoj Thiyagaraj</text:p>
          </table:table-cell>
          <table:table-cell office:value-type="string">
            <text:p>manoj.t1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-2850</text:p>
          </table:table-cell>
          <table:table-cell office:value-type="string">
            <text:p>DEEPAKKUMAR SIVAKUMAR</text:p>
          </table:table-cell>
          <table:table-cell office:value-type="string">
            <text:p>deepakkumar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960">
            <text:p>960</text:p>
          </table:table-cell>
          <table:table-cell office:value-type="string">
            <text:p>Thangeswari Petchimuthu</text:p>
          </table:table-cell>
          <table:table-cell office:value-type="string">
            <text:p>thangeswari.p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84">
            <text:p>984</text:p>
          </table:table-cell>
          <table:table-cell office:value-type="string">
            <text:p>Sridhar Chandrasekaran</text:p>
          </table:table-cell>
          <table:table-cell office:value-type="string">
            <text:p>sridhar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18">
            <text:p>1018</text:p>
          </table:table-cell>
          <table:table-cell office:value-type="string">
            <text:p>Krithiga Mohan</text:p>
          </table:table-cell>
          <table:table-cell office:value-type="string">
            <text:p>krithig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66">
            <text:p>1066</text:p>
          </table:table-cell>
          <table:table-cell office:value-type="string">
            <text:p>Nithya Kanagasabapathi</text:p>
          </table:table-cell>
          <table:table-cell office:value-type="string">
            <text:p>nithya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082">
            <text:p>1082</text:p>
          </table:table-cell>
          <table:table-cell office:value-type="string">
            <text:p>Muniappan Baskar</text:p>
          </table:table-cell>
          <table:table-cell office:value-type="string">
            <text:p>muniappan.b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105">
            <text:p>1105</text:p>
          </table:table-cell>
          <table:table-cell office:value-type="string">
            <text:p>Kabilan Nakkeeran</text:p>
          </table:table-cell>
          <table:table-cell office:value-type="string">
            <text:p>kabilan.n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9">
            <text:p>1119</text:p>
          </table:table-cell>
          <table:table-cell office:value-type="string">
            <text:p>Delhibai Govindan</text:p>
          </table:table-cell>
          <table:table-cell office:value-type="string">
            <text:p>delhibai.g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122">
            <text:p>1122</text:p>
          </table:table-cell>
          <table:table-cell office:value-type="string">
            <text:p>Naveen Raj Rajesh</text:p>
          </table:table-cell>
          <table:table-cell office:value-type="string">
            <text:p>naveenraj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55">
            <text:p>1155</text:p>
          </table:table-cell>
          <table:table-cell office:value-type="string">
            <text:p>Ashwin Chandrasekaran</text:p>
          </table:table-cell>
          <table:table-cell office:value-type="string">
            <text:p>ashwin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56">
            <text:p>1156</text:p>
          </table:table-cell>
          <table:table-cell office:value-type="string">
            <text:p>Mohanapriyan Swaminathan</text:p>
          </table:table-cell>
          <table:table-cell office:value-type="string">
            <text:p>mohanapriyan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Gomathi Ran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184">
            <text:p>1184</text:p>
          </table:table-cell>
          <table:table-cell office:value-type="string">
            <text:p>Aishwarya Seenivasan</text:p>
          </table:table-cell>
          <table:table-cell office:value-type="string">
            <text:p>aishwarya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Gomathi Ran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187">
            <text:p>1187</text:p>
          </table:table-cell>
          <table:table-cell office:value-type="string">
            <text:p>Priyanka Rengarajan</text:p>
          </table:table-cell>
          <table:table-cell office:value-type="string">
            <text:p>priyanka.r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Manivasagam Nambi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197">
            <text:p>1197</text:p>
          </table:table-cell>
          <table:table-cell office:value-type="string">
            <text:p>Maheswari Singaravel</text:p>
          </table:table-cell>
          <table:table-cell office:value-type="string">
            <text:p>maheswar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198">
            <text:p>1198</text:p>
          </table:table-cell>
          <table:table-cell office:value-type="string">
            <text:p>Nandini Ravichandran</text:p>
          </table:table-cell>
          <table:table-cell office:value-type="string">
            <text:p>nandini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249">
            <text:p>1249</text:p>
          </table:table-cell>
          <table:table-cell office:value-type="string">
            <text:p>Saradha Murali</text:p>
          </table:table-cell>
          <table:table-cell office:value-type="string">
            <text:p>saradha.m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Manivasagam Nambi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81">
            <text:p>1281</text:p>
          </table:table-cell>
          <table:table-cell office:value-type="string">
            <text:p>Abitha Sundaram</text:p>
          </table:table-cell>
          <table:table-cell office:value-type="string">
            <text:p>abitha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Manivasagam Nambi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312">
            <text:p>1312</text:p>
          </table:table-cell>
          <table:table-cell office:value-type="string">
            <text:p>Raja Subha Velraj</text:p>
          </table:table-cell>
          <table:table-cell office:value-type="string">
            <text:p>rajasubha.v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327">
            <text:p>1327</text:p>
          </table:table-cell>
          <table:table-cell office:value-type="string">
            <text:p>Abirami Mohanraj</text:p>
          </table:table-cell>
          <table:table-cell office:value-type="string">
            <text:p>abirami.m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355">
            <text:p>1355</text:p>
          </table:table-cell>
          <table:table-cell office:value-type="string">
            <text:p>Lavanya Devi Subramanian</text:p>
          </table:table-cell>
          <table:table-cell office:value-type="string">
            <text:p>lavanyadevi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389">
            <text:p>1389</text:p>
          </table:table-cell>
          <table:table-cell office:value-type="string">
            <text:p>Sandhya Velusamy</text:p>
          </table:table-cell>
          <table:table-cell office:value-type="string">
            <text:p>sandhya.v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396">
            <text:p>1396</text:p>
          </table:table-cell>
          <table:table-cell office:value-type="string">
            <text:p>Vidhya Murugesan</text:p>
          </table:table-cell>
          <table:table-cell office:value-type="string">
            <text:p>vidhya.m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15">
            <text:p>1415</text:p>
          </table:table-cell>
          <table:table-cell office:value-type="string">
            <text:p>Sethumathavan Arumugam</text:p>
          </table:table-cell>
          <table:table-cell office:value-type="string">
            <text:p>sethumathavan.a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29">
            <text:p>1429</text:p>
          </table:table-cell>
          <table:table-cell office:value-type="string">
            <text:p>Sabari Nathan Ramasamy</text:p>
          </table:table-cell>
          <table:table-cell office:value-type="string">
            <text:p>sabarinathan.r1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52">
            <text:p>1452</text:p>
          </table:table-cell>
          <table:table-cell office:value-type="string">
            <text:p>Nallamuthu Kandhasamy</text:p>
          </table:table-cell>
          <table:table-cell office:value-type="string">
            <text:p>nallamuthu.k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454">
            <text:p>1454</text:p>
          </table:table-cell>
          <table:table-cell office:value-type="string">
            <text:p>Haripriya Yuvaraj</text:p>
          </table:table-cell>
          <table:table-cell office:value-type="string">
            <text:p>haripriya.y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59">
            <text:p>1459</text:p>
          </table:table-cell>
          <table:table-cell office:value-type="string">
            <text:p>Sabaridha Elangovan</text:p>
          </table:table-cell>
          <table:table-cell office:value-type="string">
            <text:p>sabaridha.e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Gomathi Ran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481">
            <text:p>1481</text:p>
          </table:table-cell>
          <table:table-cell office:value-type="string">
            <text:p>Karthick Ramu</text:p>
          </table:table-cell>
          <table:table-cell office:value-type="string">
            <text:p>karthick.r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90">
            <text:p>1490</text:p>
          </table:table-cell>
          <table:table-cell office:value-type="string">
            <text:p>Satheesh Kumar Saravanan</text:p>
          </table:table-cell>
          <table:table-cell office:value-type="string">
            <text:p>satheeshkumar.s2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508">
            <text:p>1508</text:p>
          </table:table-cell>
          <table:table-cell office:value-type="string">
            <text:p>Muthuganeshkumar Ramamoorthy</text:p>
          </table:table-cell>
          <table:table-cell office:value-type="string">
            <text:p>muthuganesh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528">
            <text:p>1528</text:p>
          </table:table-cell>
          <table:table-cell office:value-type="string">
            <text:p>Dhivya Shanmuga Sundaram</text:p>
          </table:table-cell>
          <table:table-cell office:value-type="string">
            <text:p>dhivya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70">
            <text:p>1570</text:p>
          </table:table-cell>
          <table:table-cell office:value-type="string">
            <text:p>Manasadevi Regupathy Nagarajan</text:p>
          </table:table-cell>
          <table:table-cell office:value-type="string">
            <text:p>manasadevi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16">
            <text:p>1616</text:p>
          </table:table-cell>
          <table:table-cell office:value-type="string">
            <text:p>Sasikumar Sengotaiyan</text:p>
          </table:table-cell>
          <table:table-cell office:value-type="string">
            <text:p>sasikumar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Manivasagam Nambi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632">
            <text:p>1632</text:p>
          </table:table-cell>
          <table:table-cell office:value-type="string">
            <text:p>Ramesh Palanisamy</text:p>
          </table:table-cell>
          <table:table-cell office:value-type="string">
            <text:p>ramesh.p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645">
            <text:p>1645</text:p>
          </table:table-cell>
          <table:table-cell office:value-type="string">
            <text:p>Aravindaraj Viswanathan</text:p>
          </table:table-cell>
          <table:table-cell office:value-type="string">
            <text:p>aravindaraj.v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670">
            <text:p>1670</text:p>
          </table:table-cell>
          <table:table-cell office:value-type="string">
            <text:p>Karthik Uppala</text:p>
          </table:table-cell>
          <table:table-cell office:value-type="string">
            <text:p>uppalakarthikbus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678">
            <text:p>1678</text:p>
          </table:table-cell>
          <table:table-cell office:value-type="string">
            <text:p>Kanagala Lakshmi Srinivasarao</text:p>
          </table:table-cell>
          <table:table-cell office:value-type="string">
            <text:p>kanagalalakshm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682">
            <text:p>1682</text:p>
          </table:table-cell>
          <table:table-cell office:value-type="string">
            <text:p>Radharani Kollipara</text:p>
          </table:table-cell>
          <table:table-cell office:value-type="string">
            <text:p>radharani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06">
            <text:p>1706</text:p>
          </table:table-cell>
          <table:table-cell office:value-type="string">
            <text:p>Jayapal Naresh Padala Gandhi</text:p>
          </table:table-cell>
          <table:table-cell office:value-type="string">
            <text:p>jayapalnaresh.p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742">
            <text:p>1742</text:p>
          </table:table-cell>
          <table:table-cell office:value-type="string">
            <text:p>Mahalakshmi Srinivasarao</text:p>
          </table:table-cell>
          <table:table-cell office:value-type="string">
            <text:p>mahalakshmi.s1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758">
            <text:p>1758</text:p>
          </table:table-cell>
          <table:table-cell office:value-type="string">
            <text:p>Vigneshwar Rajendran</text:p>
          </table:table-cell>
          <table:table-cell office:value-type="string">
            <text:p>vigneshwar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807">
            <text:p>1807</text:p>
          </table:table-cell>
          <table:table-cell office:value-type="string">
            <text:p>Monika Selus Mayil Vaganan</text:p>
          </table:table-cell>
          <table:table-cell office:value-type="string">
            <text:p>monikaselus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816">
            <text:p>1816</text:p>
          </table:table-cell>
          <table:table-cell office:value-type="string">
            <text:p>Premalatha Muthukrishnan</text:p>
          </table:table-cell>
          <table:table-cell office:value-type="string">
            <text:p>premalatha.m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834">
            <text:p>1834</text:p>
          </table:table-cell>
          <table:table-cell office:value-type="string">
            <text:p>Sundarasan Sundarasan</text:p>
          </table:table-cell>
          <table:table-cell office:value-type="string">
            <text:p>sundarasan.t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841">
            <text:p>1841</text:p>
          </table:table-cell>
          <table:table-cell office:value-type="string">
            <text:p>Kamatchi Priyadharsini Prabaharan</text:p>
          </table:table-cell>
          <table:table-cell office:value-type="string">
            <text:p>kamatchipriyadharsini.p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843">
            <text:p>1843</text:p>
          </table:table-cell>
          <table:table-cell office:value-type="string">
            <text:p>Venkatesan Ramanathan Krishnan</text:p>
          </table:table-cell>
          <table:table-cell office:value-type="string">
            <text:p>venkatesan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862">
            <text:p>1862</text:p>
          </table:table-cell>
          <table:table-cell office:value-type="string">
            <text:p>Charanya Radhakrishnan</text:p>
          </table:table-cell>
          <table:table-cell office:value-type="string">
            <text:p>charanya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864">
            <text:p>1864</text:p>
          </table:table-cell>
          <table:table-cell office:value-type="string">
            <text:p>Kathiresan Ravichandran</text:p>
          </table:table-cell>
          <table:table-cell office:value-type="string">
            <text:p>kathiresan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879">
            <text:p>1879</text:p>
          </table:table-cell>
          <table:table-cell office:value-type="string">
            <text:p>Hariharan Ganesan</text:p>
          </table:table-cell>
          <table:table-cell office:value-type="string">
            <text:p>hariharan.g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886">
            <text:p>1886</text:p>
          </table:table-cell>
          <table:table-cell office:value-type="string">
            <text:p>Shyed Bilal Shajahan</text:p>
          </table:table-cell>
          <table:table-cell office:value-type="string">
            <text:p>shyedbilal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931">
            <text:p>1931</text:p>
          </table:table-cell>
          <table:table-cell office:value-type="string">
            <text:p>Muthuraj Gnanasekaran</text:p>
          </table:table-cell>
          <table:table-cell office:value-type="string">
            <text:p>muthuraj.g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962">
            <text:p>1962</text:p>
          </table:table-cell>
          <table:table-cell office:value-type="string">
            <text:p>Joe Stephan Raj Uthiriyam</text:p>
          </table:table-cell>
          <table:table-cell office:value-type="string">
            <text:p>joestephanraj.u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999">
            <text:p>1999</text:p>
          </table:table-cell>
          <table:table-cell office:value-type="string">
            <text:p>Balasubramanyam Sajja</text:p>
          </table:table-cell>
          <table:table-cell office:value-type="string">
            <text:p>balasubramanyam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004">
            <text:p>2004</text:p>
          </table:table-cell>
          <table:table-cell office:value-type="string">
            <text:p>Nirmal Kumar</text:p>
          </table:table-cell>
          <table:table-cell office:value-type="string">
            <text:p>nirmal.k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012">
            <text:p>2012</text:p>
          </table:table-cell>
          <table:table-cell office:value-type="string">
            <text:p>Sangeetha Palan</text:p>
          </table:table-cell>
          <table:table-cell office:value-type="string">
            <text:p>sangeetha.p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031">
            <text:p>2031</text:p>
          </table:table-cell>
          <table:table-cell office:value-type="string">
            <text:p>Rahma Ummerkutty</text:p>
          </table:table-cell>
          <table:table-cell office:value-type="string">
            <text:p>rahma.u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036">
            <text:p>2036</text:p>
          </table:table-cell>
          <table:table-cell office:value-type="string">
            <text:p>Sibichandran Ammasi</text:p>
          </table:table-cell>
          <table:table-cell office:value-type="string">
            <text:p>sibichandran.a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Ashwin Kanthia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053">
            <text:p>2053</text:p>
          </table:table-cell>
          <table:table-cell office:value-type="string">
            <text:p>Prabu Selvaraj</text:p>
          </table:table-cell>
          <table:table-cell office:value-type="string">
            <text:p>prabu.s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074">
            <text:p>2074</text:p>
          </table:table-cell>
          <table:table-cell office:value-type="string">
            <text:p>Karthikeyan Uthaya Suriyan</text:p>
          </table:table-cell>
          <table:table-cell office:value-type="string">
            <text:p>karthikeyan.u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097">
            <text:p>2097</text:p>
          </table:table-cell>
          <table:table-cell office:value-type="string">
            <text:p>Dhavakumar Amarntharajan</text:p>
          </table:table-cell>
          <table:table-cell office:value-type="string">
            <text:p>dhavakumar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132">
            <text:p>2132</text:p>
          </table:table-cell>
          <table:table-cell office:value-type="string">
            <text:p>Venkatraman M Muthukrishnan</text:p>
          </table:table-cell>
          <table:table-cell office:value-type="string">
            <text:p>venkatraman.m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136">
            <text:p>2136</text:p>
          </table:table-cell>
          <table:table-cell office:value-type="string">
            <text:p>Ganesh Kumar S Surendran</text:p>
          </table:table-cell>
          <table:table-cell office:value-type="string">
            <text:p>ganesh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182">
            <text:p>2182</text:p>
          </table:table-cell>
          <table:table-cell office:value-type="string">
            <text:p>Shanmugapriiyan T Thandapani</text:p>
          </table:table-cell>
          <table:table-cell office:value-type="string">
            <text:p>shanmugapriiyan.t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226">
            <text:p>2226</text:p>
          </table:table-cell>
          <table:table-cell office:value-type="string">
            <text:p>Chaitanya Sravanthi Dasari Dasari</text:p>
          </table:table-cell>
          <table:table-cell office:value-type="string">
            <text:p>chaitanyasravanthi.d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287">
            <text:p>2287</text:p>
          </table:table-cell>
          <table:table-cell office:value-type="string">
            <text:p>Pooja Chandran C Chandran</text:p>
          </table:table-cell>
          <table:table-cell office:value-type="string">
            <text:p>poojachandran.c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Geetha Sarangaraj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289">
            <text:p>2289</text:p>
          </table:table-cell>
          <table:table-cell office:value-type="string">
            <text:p>Aishwarya S Selvan</text:p>
          </table:table-cell>
          <table:table-cell office:value-type="string">
            <text:p>aishwarya.s2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abarinathan Sarangapan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32">
            <text:p>2332</text:p>
          </table:table-cell>
          <table:table-cell office:value-type="string">
            <text:p>Praven Balaji V Venkatesan</text:p>
          </table:table-cell>
          <table:table-cell office:value-type="string">
            <text:p>pravenbalaji.v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337">
            <text:p>2337</text:p>
          </table:table-cell>
          <table:table-cell office:value-type="string">
            <text:p>Ann Mary Raju</text:p>
          </table:table-cell>
          <table:table-cell office:value-type="string">
            <text:p>annmary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390">
            <text:p>2390</text:p>
          </table:table-cell>
          <table:table-cell office:value-type="string">
            <text:p>Sreelakshmy S</text:p>
          </table:table-cell>
          <table:table-cell office:value-type="string">
            <text:p>sreelakshmy.s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420">
            <text:p>2420</text:p>
          </table:table-cell>
          <table:table-cell office:value-type="string">
            <text:p>Agashya Manivasagam</text:p>
          </table:table-cell>
          <table:table-cell office:value-type="string">
            <text:p>agashya.m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427">
            <text:p>2427</text:p>
          </table:table-cell>
          <table:table-cell office:value-type="string">
            <text:p>Arivarasan <text:s/>Ramasamy</text:p>
          </table:table-cell>
          <table:table-cell office:value-type="string">
            <text:p>arivarasan.r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454">
            <text:p>2454</text:p>
          </table:table-cell>
          <table:table-cell office:value-type="string">
            <text:p>Harsh Singhania Tarun Kumar Singhania</text:p>
          </table:table-cell>
          <table:table-cell office:value-type="string">
            <text:p>harshsinghania.t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464">
            <text:p>2464</text:p>
          </table:table-cell>
          <table:table-cell office:value-type="string">
            <text:p>Joel Sherwin Beschi Antony Rayan</text:p>
          </table:table-cell>
          <table:table-cell office:value-type="string">
            <text:p>joelsherwin.b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Gomathi Ran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477">
            <text:p>2477</text:p>
          </table:table-cell>
          <table:table-cell office:value-type="string">
            <text:p>Lokesh Sathiyan</text:p>
          </table:table-cell>
          <table:table-cell office:value-type="string">
            <text:p>lokesh.s1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479">
            <text:p>2479</text:p>
          </table:table-cell>
          <table:table-cell office:value-type="string">
            <text:p>Manikandan Rangasamy</text:p>
          </table:table-cell>
          <table:table-cell office:value-type="string">
            <text:p>manikandan.r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481">
            <text:p>2481</text:p>
          </table:table-cell>
          <table:table-cell office:value-type="string">
            <text:p>Mohan Kumar Sagadevan</text:p>
          </table:table-cell>
          <table:table-cell office:value-type="string">
            <text:p>mohan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497">
            <text:p>2497</text:p>
          </table:table-cell>
          <table:table-cell office:value-type="string">
            <text:p>Pragadeeshwaran Saravana Muthu</text:p>
          </table:table-cell>
          <table:table-cell office:value-type="string">
            <text:p>pragadeeshwaran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498">
            <text:p>2498</text:p>
          </table:table-cell>
          <table:table-cell office:value-type="string">
            <text:p>Praveen Kumar Masilamani</text:p>
          </table:table-cell>
          <table:table-cell office:value-type="string">
            <text:p>praveenkumar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505">
            <text:p>2505</text:p>
          </table:table-cell>
          <table:table-cell office:value-type="string">
            <text:p>Raghav Kumar <text:s/>Kathirvel</text:p>
          </table:table-cell>
          <table:table-cell office:value-type="string">
            <text:p>raghavkumar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511">
            <text:p>2511</text:p>
          </table:table-cell>
          <table:table-cell office:value-type="string">
            <text:p>Ranjith Mohana Kannan</text:p>
          </table:table-cell>
          <table:table-cell office:value-type="string">
            <text:p>ranjith.m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Selvajegan Shankar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523">
            <text:p>2523</text:p>
          </table:table-cell>
          <table:table-cell office:value-type="string">
            <text:p>Satheesh Kannan <text:s/>Kaliappan</text:p>
          </table:table-cell>
          <table:table-cell office:value-type="string">
            <text:p>satheeshkannan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524">
            <text:p>2524</text:p>
          </table:table-cell>
          <table:table-cell office:value-type="string">
            <text:p>Sathyanarayanan Palanisamy</text:p>
          </table:table-cell>
          <table:table-cell office:value-type="string">
            <text:p>sathyanarayanan.p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Gomathi Ran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532">
            <text:p>2532</text:p>
          </table:table-cell>
          <table:table-cell office:value-type="string">
            <text:p>Shree Harini Keerthana Natarajan</text:p>
          </table:table-cell>
          <table:table-cell office:value-type="string">
            <text:p>shreeharinikeerthana.n@ivtlinfoview.co.jp</text:p>
          </table:table-cell>
          <table:table-cell office:value-type="string">
            <text:p>Hue - AC - V4 - Pattern1</text:p>
          </table:table-cell>
          <table:table-cell office:value-type="string">
            <text:p>CCM</text:p>
          </table:table-cell>
          <table:table-cell office:value-type="string">
            <text:p>Member</text:p>
          </table:table-cell>
          <table:table-cell office:value-type="string">
            <text:p>Midhuna M Dileep Thiruvilakkil <text:s/>Gangadharan Dileep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533">
            <text:p>2533</text:p>
          </table:table-cell>
          <table:table-cell office:value-type="string">
            <text:p>Shri Sakti Ramanaa <text:s/>Murugesan</text:p>
          </table:table-cell>
          <table:table-cell office:value-type="string">
            <text:p>shrisaktiramana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554">
            <text:p>2554</text:p>
          </table:table-cell>
          <table:table-cell office:value-type="string">
            <text:p>Vakul Kumar Sribhashyam</text:p>
          </table:table-cell>
          <table:table-cell office:value-type="string">
            <text:p>vakulkumar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558">
            <text:p>2558</text:p>
          </table:table-cell>
          <table:table-cell office:value-type="string">
            <text:p>Venkatesh <text:s/>Kotakonda</text:p>
          </table:table-cell>
          <table:table-cell office:value-type="string">
            <text:p>venkateshprasad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60">
            <text:p>2560</text:p>
          </table:table-cell>
          <table:table-cell office:value-type="string">
            <text:p>Vignesh Kumar Dhanabalan</text:p>
          </table:table-cell>
          <table:table-cell office:value-type="string">
            <text:p>vigneshkumar.d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Vijay Ramadurai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561">
            <text:p>2561</text:p>
          </table:table-cell>
          <table:table-cell office:value-type="string">
            <text:p>Vijay Krishna Nagarajan</text:p>
          </table:table-cell>
          <table:table-cell office:value-type="string">
            <text:p>vijaykrishna.n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cy William Jaisingh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565">
            <text:p>2565</text:p>
          </table:table-cell>
          <table:table-cell office:value-type="string">
            <text:p>Sujila Suseelan</text:p>
          </table:table-cell>
          <table:table-cell office:value-type="string">
            <text:p>sujil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runa Kumarasamy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587">
            <text:p>2587</text:p>
          </table:table-cell>
          <table:table-cell office:value-type="string">
            <text:p>Sudharsan Venkatachalapathy</text:p>
          </table:table-cell>
          <table:table-cell office:value-type="string">
            <text:p>sudharsan.v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Suganya Jayakumar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590">
            <text:p>2590</text:p>
          </table:table-cell>
          <table:table-cell office:value-type="string">
            <text:p>Swathi Ravichandran</text:p>
          </table:table-cell>
          <table:table-cell office:value-type="string">
            <text:p>swathi.r2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Suganya Jayakumar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93">
            <text:p>2593</text:p>
          </table:table-cell>
          <table:table-cell office:value-type="string">
            <text:p>Geetha Sarangaraj</text:p>
          </table:table-cell>
          <table:table-cell office:value-type="string">
            <text:p>geetha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601">
            <text:p>2601</text:p>
          </table:table-cell>
          <table:table-cell office:value-type="string">
            <text:p>Davis Raimon</text:p>
          </table:table-cell>
          <table:table-cell office:value-type="string">
            <text:p>davis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605">
            <text:p>2605</text:p>
          </table:table-cell>
          <table:table-cell office:value-type="string">
            <text:p>Hariharsudan Saravanan</text:p>
          </table:table-cell>
          <table:table-cell office:value-type="string">
            <text:p>hariharsudan.s@ivtlinfoview.co.jp</text:p>
          </table:table-cell>
          <table:table-cell office:value-type="string">
            <text:p>Hue - AC - V4 - Pattern1</text:p>
          </table:table-cell>
          <table:table-cell office:value-type="string">
            <text:p>CFW</text:p>
          </table:table-cell>
          <table:table-cell office:value-type="string">
            <text:p>Member</text:p>
          </table:table-cell>
          <table:table-cell office:value-type="string">
            <text:p>Manivasagam Nambi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615">
            <text:p>2615</text:p>
          </table:table-cell>
          <table:table-cell office:value-type="string">
            <text:p>Shawn Sabu</text:p>
          </table:table-cell>
          <table:table-cell office:value-type="string">
            <text:p>shawn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616">
            <text:p>2616</text:p>
          </table:table-cell>
          <table:table-cell office:value-type="string">
            <text:p>Sushmitha Subramanian</text:p>
          </table:table-cell>
          <table:table-cell office:value-type="string">
            <text:p>sushm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P-2784</text:p>
          </table:table-cell>
          <table:table-cell office:value-type="string">
            <text:p>Alagu Chithambaram <text:s/>Mariappan</text:p>
          </table:table-cell>
          <table:table-cell office:value-type="string">
            <text:p>alaguchithambaram.m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Suganya Jayakumar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P-2792</text:p>
          </table:table-cell>
          <table:table-cell office:value-type="string">
            <text:p>Deepika R Rajasekaran</text:p>
          </table:table-cell>
          <table:table-cell office:value-type="string">
            <text:p>deepika.r1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Anandh Shanmu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P-2810</text:p>
          </table:table-cell>
          <table:table-cell office:value-type="string">
            <text:p>Rithika M Murugesan</text:p>
          </table:table-cell>
          <table:table-cell office:value-type="string">
            <text:p>rithika.m@ivtlinfoview.co.jp</text:p>
          </table:table-cell>
          <table:table-cell office:value-type="string">
            <text:p>Hue - AC - V4 - Pattern1</text:p>
          </table:table-cell>
          <table:table-cell office:value-type="string">
            <text:p>CFW-QE</text:p>
          </table:table-cell>
          <table:table-cell office:value-type="string">
            <text:p>Member</text:p>
          </table:table-cell>
          <table:table-cell office:value-type="string">
            <text:p>Suganya Jayakumar</text:p>
          </table:table-cell>
          <table:table-cell/>
          <table:table-cell office:value-type="string">
            <text:p>Karthick Raj Jayaram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046">
            <text:p>1046</text:p>
          </table:table-cell>
          <table:table-cell office:value-type="string">
            <text:p>Sornalakshmi Chandrasekar</text:p>
          </table:table-cell>
          <table:table-cell office:value-type="string">
            <text:p>sornalakshmi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599">
            <text:p>1599</text:p>
          </table:table-cell>
          <table:table-cell office:value-type="string">
            <text:p>Srileka Lakshmanan</text:p>
          </table:table-cell>
          <table:table-cell office:value-type="string">
            <text:p>srileka.l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Karthika Nagaraj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1">
            <text:p>31</text:p>
          </table:table-cell>
          <table:table-cell office:value-type="string">
            <text:p>Rajiv Gandhi Loganathan</text:p>
          </table:table-cell>
          <table:table-cell office:value-type="string">
            <text:p>rajivgandhi.l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C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34">
            <text:p>334</text:p>
          </table:table-cell>
          <table:table-cell office:value-type="string">
            <text:p>Prasanth Murugaiah</text:p>
          </table:table-cell>
          <table:table-cell office:value-type="string">
            <text:p>prasanth.mu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15">
            <text:p>515</text:p>
          </table:table-cell>
          <table:table-cell office:value-type="string">
            <text:p>Vishnu Kunjumani</text:p>
          </table:table-cell>
          <table:table-cell office:value-type="string">
            <text:p>vishnu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86">
            <text:p>686</text:p>
          </table:table-cell>
          <table:table-cell office:value-type="string">
            <text:p>Akshay V.A</text:p>
          </table:table-cell>
          <table:table-cell office:value-type="string">
            <text:p>akshay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565">
            <text:p>1565</text:p>
          </table:table-cell>
          <table:table-cell office:value-type="string">
            <text:p>Meena Guruvappan</text:p>
          </table:table-cell>
          <table:table-cell office:value-type="string">
            <text:p>meena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611">
            <text:p>1611</text:p>
          </table:table-cell>
          <table:table-cell office:value-type="string">
            <text:p>Samreen Shaik</text:p>
          </table:table-cell>
          <table:table-cell office:value-type="string">
            <text:p>samreen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string">
            <text:p>Sruthi Kanakadas</text:p>
          </table:table-cell>
          <table:table-cell office:value-type="string">
            <text:p>sruth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30">
            <text:p>230</text:p>
          </table:table-cell>
          <table:table-cell office:value-type="string">
            <text:p>Sabarinathan Raja</text:p>
          </table:table-cell>
          <table:table-cell office:value-type="string">
            <text:p>sabarinathan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92">
            <text:p>392</text:p>
          </table:table-cell>
          <table:table-cell office:value-type="string">
            <text:p>Priyanka Palani Kumar</text:p>
          </table:table-cell>
          <table:table-cell office:value-type="string">
            <text:p>priyank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68">
            <text:p>668</text:p>
          </table:table-cell>
          <table:table-cell office:value-type="string">
            <text:p>Praveen Ramesh</text:p>
          </table:table-cell>
          <table:table-cell office:value-type="string">
            <text:p>praveen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P-2804</text:p>
          </table:table-cell>
          <table:table-cell office:value-type="string">
            <text:p>Nithyasree M Muralidaran</text:p>
          </table:table-cell>
          <table:table-cell office:value-type="string">
            <text:p>nithyasree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P-2809</text:p>
          </table:table-cell>
          <table:table-cell office:value-type="string">
            <text:p>Ramkumar <text:s/>Palani </text:p>
          </table:table-cell>
          <table:table-cell office:value-type="string">
            <text:p>ram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P-2834</text:p>
          </table:table-cell>
          <table:table-cell office:value-type="string">
            <text:p>Narasimma Moorthy Chinnamuthu</text:p>
          </table:table-cell>
          <table:table-cell office:value-type="string">
            <text:p>narasimmamoorthy.c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P-2845</text:p>
          </table:table-cell>
          <table:table-cell office:value-type="string">
            <text:p>Achuthan Babu Ganesh Babu</text:p>
          </table:table-cell>
          <table:table-cell office:value-type="string">
            <text:p>achuthanbabu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27">
            <text:p>427</text:p>
          </table:table-cell>
          <table:table-cell office:value-type="string">
            <text:p>Arokkia Jerald Praveen Devadass</text:p>
          </table:table-cell>
          <table:table-cell office:value-type="string">
            <text:p>arokkiajeraldpraveen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634">
            <text:p>1634</text:p>
          </table:table-cell>
          <table:table-cell office:value-type="string">
            <text:p>Balasubramanian Kuppusamy</text:p>
          </table:table-cell>
          <table:table-cell office:value-type="string">
            <text:p>balasubramanian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781">
            <text:p>1781</text:p>
          </table:table-cell>
          <table:table-cell office:value-type="string">
            <text:p>Barani Muthu Kumar Bala Subramaniam</text:p>
          </table:table-cell>
          <table:table-cell office:value-type="string">
            <text:p>baranimuthukumar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785">
            <text:p>1785</text:p>
          </table:table-cell>
          <table:table-cell office:value-type="string">
            <text:p>Pravinkumar Rajendran</text:p>
          </table:table-cell>
          <table:table-cell office:value-type="string">
            <text:p>pravin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368">
            <text:p>2368</text:p>
          </table:table-cell>
          <table:table-cell office:value-type="string">
            <text:p>Nagendra Kumar Reddy Themagepalli</text:p>
          </table:table-cell>
          <table:table-cell office:value-type="string">
            <text:p>nagendra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415">
            <text:p>2415</text:p>
          </table:table-cell>
          <table:table-cell office:value-type="string">
            <text:p>Ajay Kumar B R Ajay Kumar B R</text:p>
          </table:table-cell>
          <table:table-cell office:value-type="string">
            <text:p>ajaykumar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570">
            <text:p>2570</text:p>
          </table:table-cell>
          <table:table-cell office:value-type="string">
            <text:p>Balamurugan Gunasekaran</text:p>
          </table:table-cell>
          <table:table-cell office:value-type="string">
            <text:p>balamurugan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574">
            <text:p>2574</text:p>
          </table:table-cell>
          <table:table-cell office:value-type="string">
            <text:p>Harish Radhakrishnan</text:p>
          </table:table-cell>
          <table:table-cell office:value-type="string">
            <text:p>harish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579">
            <text:p>2579</text:p>
          </table:table-cell>
          <table:table-cell office:value-type="string">
            <text:p>Ponraj Subramanian</text:p>
          </table:table-cell>
          <table:table-cell office:value-type="string">
            <text:p>ponraj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P-2851</text:p>
          </table:table-cell>
          <table:table-cell office:value-type="string">
            <text:p>GOPINATH VENUGOPAL</text:p>
          </table:table-cell>
          <table:table-cell office:value-type="string">
            <text:p>gopinath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P-2852</text:p>
          </table:table-cell>
          <table:table-cell office:value-type="string">
            <text:p>Karthikeyan Velu</text:p>
          </table:table-cell>
          <table:table-cell office:value-type="string">
            <text:p>karthikeyan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P-2855</text:p>
          </table:table-cell>
          <table:table-cell office:value-type="string">
            <text:p>Nagarjun Jeyachandran</text:p>
          </table:table-cell>
          <table:table-cell office:value-type="string">
            <text:p>nagarjun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-2864</text:p>
          </table:table-cell>
          <table:table-cell office:value-type="string">
            <text:p>SRI NIVAS PRABHU RAMESH</text:p>
          </table:table-cell>
          <table:table-cell office:value-type="string">
            <text:p>srinivasprabhu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Arokkia Jerald Praveen Devadass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24">
            <text:p>224</text:p>
          </table:table-cell>
          <table:table-cell office:value-type="string">
            <text:p>Gowtham Chandrasekaran</text:p>
          </table:table-cell>
          <table:table-cell office:value-type="string">
            <text:p>gowtham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742">
            <text:p>742</text:p>
          </table:table-cell>
          <table:table-cell office:value-type="string">
            <text:p>Rajasekar Nagarajan</text:p>
          </table:table-cell>
          <table:table-cell office:value-type="string">
            <text:p>rajasekar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42">
            <text:p>842</text:p>
          </table:table-cell>
          <table:table-cell office:value-type="string">
            <text:p>Priyanka Murugesan</text:p>
          </table:table-cell>
          <table:table-cell office:value-type="string">
            <text:p>priyank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925">
            <text:p>925</text:p>
          </table:table-cell>
          <table:table-cell office:value-type="string">
            <text:p>Sundar Rajan Saravanan</text:p>
          </table:table-cell>
          <table:table-cell office:value-type="string">
            <text:p>sundarraj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067">
            <text:p>1067</text:p>
          </table:table-cell>
          <table:table-cell office:value-type="string">
            <text:p>Vinodhini Nagaraj</text:p>
          </table:table-cell>
          <table:table-cell office:value-type="string">
            <text:p>vinodhini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224">
            <text:p>1224</text:p>
          </table:table-cell>
          <table:table-cell office:value-type="string">
            <text:p>Franka Indira Nadarajan</text:p>
          </table:table-cell>
          <table:table-cell office:value-type="string">
            <text:p>franka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386">
            <text:p>1386</text:p>
          </table:table-cell>
          <table:table-cell office:value-type="string">
            <text:p>Shobika Krishnamoorthi</text:p>
          </table:table-cell>
          <table:table-cell office:value-type="string">
            <text:p>shobik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822">
            <text:p>1822</text:p>
          </table:table-cell>
          <table:table-cell office:value-type="string">
            <text:p>Anu Ratchana Vijaya Kumar</text:p>
          </table:table-cell>
          <table:table-cell office:value-type="string">
            <text:p>anuratchana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869">
            <text:p>1869</text:p>
          </table:table-cell>
          <table:table-cell office:value-type="string">
            <text:p>Praveen Kumar Sivan</text:p>
          </table:table-cell>
          <table:table-cell office:value-type="string">
            <text:p>praveenkumar.s3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875">
            <text:p>1875</text:p>
          </table:table-cell>
          <table:table-cell office:value-type="string">
            <text:p>Tamizh Elakkiya Singaravelu</text:p>
          </table:table-cell>
          <table:table-cell office:value-type="string">
            <text:p>tamizh.e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907">
            <text:p>1907</text:p>
          </table:table-cell>
          <table:table-cell office:value-type="string">
            <text:p>Meganathan Janaki Rajendran</text:p>
          </table:table-cell>
          <table:table-cell office:value-type="string">
            <text:p>meganathan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466">
            <text:p>2466</text:p>
          </table:table-cell>
          <table:table-cell office:value-type="string">
            <text:p>Kaarunya Nagaraj</text:p>
          </table:table-cell>
          <table:table-cell office:value-type="string">
            <text:p>kaarunya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P-2860</text:p>
          </table:table-cell>
          <table:table-cell office:value-type="string">
            <text:p>Sasi kumar Thirumalaisamy</text:p>
          </table:table-cell>
          <table:table-cell office:value-type="string">
            <text:p>sasikumar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P-2861</text:p>
          </table:table-cell>
          <table:table-cell office:value-type="string">
            <text:p>Sathya Somasundaram</text:p>
          </table:table-cell>
          <table:table-cell office:value-type="string">
            <text:p>sathya.s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Gowtham Chandrasekar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115">
            <text:p>1115</text:p>
          </table:table-cell>
          <table:table-cell office:value-type="string">
            <text:p>Mythili Krishnakumar</text:p>
          </table:table-cell>
          <table:table-cell office:value-type="string">
            <text:p>mythili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118">
            <text:p>1118</text:p>
          </table:table-cell>
          <table:table-cell office:value-type="string">
            <text:p>Sangeetha Rangasamy</text:p>
          </table:table-cell>
          <table:table-cell office:value-type="string">
            <text:p>sangeeth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127">
            <text:p>1127</text:p>
          </table:table-cell>
          <table:table-cell office:value-type="string">
            <text:p>Saravanan Murugaiyan</text:p>
          </table:table-cell>
          <table:table-cell office:value-type="string">
            <text:p>saravanan.m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-2856</text:p>
          </table:table-cell>
          <table:table-cell office:value-type="string">
            <text:p>Rajkumar Rajendran</text:p>
          </table:table-cell>
          <table:table-cell office:value-type="string">
            <text:p>rajkumar.r2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-2857</text:p>
          </table:table-cell>
          <table:table-cell office:value-type="string">
            <text:p>Ram Aravind Sivaraj</text:p>
          </table:table-cell>
          <table:table-cell office:value-type="string">
            <text:p>ramaravind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Mohanapriya Saravan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107">
            <text:p>1107</text:p>
          </table:table-cell>
          <table:table-cell office:value-type="string">
            <text:p>Jinith Pandian</text:p>
          </table:table-cell>
          <table:table-cell office:value-type="string">
            <text:p>jinith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145">
            <text:p>1145</text:p>
          </table:table-cell>
          <table:table-cell office:value-type="string">
            <text:p>Logeshwari Muthumanickam</text:p>
          </table:table-cell>
          <table:table-cell office:value-type="string">
            <text:p>logeshwar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254">
            <text:p>1254</text:p>
          </table:table-cell>
          <table:table-cell office:value-type="string">
            <text:p>Vignesha Varathan Nadarajan</text:p>
          </table:table-cell>
          <table:table-cell office:value-type="string">
            <text:p>vigneshavarathan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-2848</text:p>
          </table:table-cell>
          <table:table-cell office:value-type="string">
            <text:p>BALAGANESH SIVAKUMAR</text:p>
          </table:table-cell>
          <table:table-cell office:value-type="string">
            <text:p>balaganes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-2849</text:p>
          </table:table-cell>
          <table:table-cell office:value-type="string">
            <text:p>David Prakash Peter</text:p>
          </table:table-cell>
          <table:table-cell office:value-type="string">
            <text:p>davidprakash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hini Subramani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488">
            <text:p>1488</text:p>
          </table:table-cell>
          <table:table-cell office:value-type="string">
            <text:p>Vignesh Chandrasekaran</text:p>
          </table:table-cell>
          <table:table-cell office:value-type="string">
            <text:p>vignesh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119">
            <text:p>2119</text:p>
          </table:table-cell>
          <table:table-cell office:value-type="string">
            <text:p>Ram Prasad P S Senthil Nayagam</text:p>
          </table:table-cell>
          <table:table-cell office:value-type="string">
            <text:p>ramprasad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288">
            <text:p>2288</text:p>
          </table:table-cell>
          <table:table-cell office:value-type="string">
            <text:p>Sangavi R <text:s/>Radha Krishnan</text:p>
          </table:table-cell>
          <table:table-cell office:value-type="string">
            <text:p>sangav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92">
            <text:p>2292</text:p>
          </table:table-cell>
          <table:table-cell office:value-type="string">
            <text:p>Sindhuja G Govindaraj</text:p>
          </table:table-cell>
          <table:table-cell office:value-type="string">
            <text:p>sindhuja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P-2796</text:p>
          </table:table-cell>
          <table:table-cell office:value-type="string">
            <text:p>Jerlin <text:s/>Stephen Raj</text:p>
          </table:table-cell>
          <table:table-cell office:value-type="string">
            <text:p>jerli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P-2854</text:p>
          </table:table-cell>
          <table:table-cell office:value-type="string">
            <text:p>Mouleeswaran Chandrasekaran</text:p>
          </table:table-cell>
          <table:table-cell office:value-type="string">
            <text:p>mouleeswaran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ureshkrishnan Muthusamy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87">
            <text:p>187</text:p>
          </table:table-cell>
          <table:table-cell office:value-type="string">
            <text:p>Udaya Natarajan</text:p>
          </table:table-cell>
          <table:table-cell office:value-type="string">
            <text:p>udaya.n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35">
            <text:p>335</text:p>
          </table:table-cell>
          <table:table-cell office:value-type="string">
            <text:p>Prasanth Mahalingam</text:p>
          </table:table-cell>
          <table:table-cell office:value-type="string">
            <text:p>prasanth.m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64">
            <text:p>464</text:p>
          </table:table-cell>
          <table:table-cell office:value-type="string">
            <text:p>Sivasankari Rajasegaran</text:p>
          </table:table-cell>
          <table:table-cell office:value-type="string">
            <text:p>sivasankar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513">
            <text:p>513</text:p>
          </table:table-cell>
          <table:table-cell office:value-type="string">
            <text:p>Vignesh Thangappandian</text:p>
          </table:table-cell>
          <table:table-cell office:value-type="string">
            <text:p>vignesh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568">
            <text:p>568</text:p>
          </table:table-cell>
          <table:table-cell office:value-type="string">
            <text:p>Kavipriya Moorthy</text:p>
          </table:table-cell>
          <table:table-cell office:value-type="string">
            <text:p>kavipriy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44">
            <text:p>644</text:p>
          </table:table-cell>
          <table:table-cell office:value-type="string">
            <text:p>Kavya Devi Balasubramanian</text:p>
          </table:table-cell>
          <table:table-cell office:value-type="string">
            <text:p>kavyadevi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48">
            <text:p>748</text:p>
          </table:table-cell>
          <table:table-cell office:value-type="string">
            <text:p>Sakthivignesh Ganesh Prabhu</text:p>
          </table:table-cell>
          <table:table-cell office:value-type="string">
            <text:p>sakthivignesh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796">
            <text:p>796</text:p>
          </table:table-cell>
          <table:table-cell office:value-type="string">
            <text:p>Chendur Azhagan Selvam</text:p>
          </table:table-cell>
          <table:table-cell office:value-type="string">
            <text:p>chendur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129">
            <text:p>1129</text:p>
          </table:table-cell>
          <table:table-cell office:value-type="string">
            <text:p>Anu Sownthariya Rajakumari Manohar</text:p>
          </table:table-cell>
          <table:table-cell office:value-type="string">
            <text:p>anusownthariyarajakumar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143">
            <text:p>1143</text:p>
          </table:table-cell>
          <table:table-cell office:value-type="string">
            <text:p>Ananth Sankar Padmanabhan</text:p>
          </table:table-cell>
          <table:table-cell office:value-type="string">
            <text:p>ananthsank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460">
            <text:p>1460</text:p>
          </table:table-cell>
          <table:table-cell office:value-type="string">
            <text:p>Kavitha Krishnan</text:p>
          </table:table-cell>
          <table:table-cell office:value-type="string">
            <text:p>kavitha.k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06">
            <text:p>1506</text:p>
          </table:table-cell>
          <table:table-cell office:value-type="string">
            <text:p>Sneha Arumugam</text:p>
          </table:table-cell>
          <table:table-cell office:value-type="string">
            <text:p>sneha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P-2862</text:p>
          </table:table-cell>
          <table:table-cell office:value-type="string">
            <text:p>SATHYAN RANGASAMY</text:p>
          </table:table-cell>
          <table:table-cell office:value-type="string">
            <text:p>sathyan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P-2863</text:p>
          </table:table-cell>
          <table:table-cell office:value-type="string">
            <text:p>Shri Vidhya Senthilkumar</text:p>
          </table:table-cell>
          <table:table-cell office:value-type="string">
            <text:p>shrividhy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Udaya Nataraj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81">
            <text:p>381</text:p>
          </table:table-cell>
          <table:table-cell office:value-type="string">
            <text:p>Hemarajan Somasundaram</text:p>
          </table:table-cell>
          <table:table-cell office:value-type="string">
            <text:p>hemarajan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54">
            <text:p>654</text:p>
          </table:table-cell>
          <table:table-cell office:value-type="string">
            <text:p>Abdul Baasit Sirmasth</text:p>
          </table:table-cell>
          <table:table-cell office:value-type="string">
            <text:p>abdulbaasit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906">
            <text:p>906</text:p>
          </table:table-cell>
          <table:table-cell office:value-type="string">
            <text:p>Arun Kumar Palaniappan</text:p>
          </table:table-cell>
          <table:table-cell office:value-type="string">
            <text:p>arun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915">
            <text:p>915</text:p>
          </table:table-cell>
          <table:table-cell office:value-type="string">
            <text:p>Saradhapreethi Balasubramaniyam</text:p>
          </table:table-cell>
          <table:table-cell office:value-type="string">
            <text:p>saradhapreethi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937">
            <text:p>937</text:p>
          </table:table-cell>
          <table:table-cell office:value-type="string">
            <text:p>Vyshali Indu Priya Subramanyam</text:p>
          </table:table-cell>
          <table:table-cell office:value-type="string">
            <text:p>vyshaliindupriy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977">
            <text:p>977</text:p>
          </table:table-cell>
          <table:table-cell office:value-type="string">
            <text:p>Manimekalai Subramaniyan</text:p>
          </table:table-cell>
          <table:table-cell office:value-type="string">
            <text:p>manimekala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165">
            <text:p>1165</text:p>
          </table:table-cell>
          <table:table-cell office:value-type="string">
            <text:p>Priyadharshini Karthikeyan</text:p>
          </table:table-cell>
          <table:table-cell office:value-type="string">
            <text:p>priyadharshini.k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694">
            <text:p>1694</text:p>
          </table:table-cell>
          <table:table-cell office:value-type="string">
            <text:p>Rajesh Koteswara Rao</text:p>
          </table:table-cell>
          <table:table-cell office:value-type="string">
            <text:p>rajesh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754">
            <text:p>1754</text:p>
          </table:table-cell>
          <table:table-cell office:value-type="string">
            <text:p>Narayanaswamy Ramarao</text:p>
          </table:table-cell>
          <table:table-cell office:value-type="string">
            <text:p>narayanaswamy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755">
            <text:p>1755</text:p>
          </table:table-cell>
          <table:table-cell office:value-type="string">
            <text:p>Sasi Priyatham Santhi Babu</text:p>
          </table:table-cell>
          <table:table-cell office:value-type="string">
            <text:p>sasipriyatham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813">
            <text:p>1813</text:p>
          </table:table-cell>
          <table:table-cell office:value-type="string">
            <text:p>Annapoorani Mayilvaganan</text:p>
          </table:table-cell>
          <table:table-cell office:value-type="string">
            <text:p>annapooran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821">
            <text:p>1821</text:p>
          </table:table-cell>
          <table:table-cell office:value-type="string">
            <text:p>Sushmitha Banu Syed Mohammed</text:p>
          </table:table-cell>
          <table:table-cell office:value-type="string">
            <text:p>sushmithabanu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P-2853</text:p>
          </table:table-cell>
          <table:table-cell office:value-type="string">
            <text:p>Kaviya Murugasamy</text:p>
          </table:table-cell>
          <table:table-cell office:value-type="string">
            <text:p>kaviya.m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Hemarajan Somasundaram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00">
            <text:p>300</text:p>
          </table:table-cell>
          <table:table-cell office:value-type="string">
            <text:p>Rokkam Padma Shyam Sundar Anjan Kumar</text:p>
          </table:table-cell>
          <table:table-cell office:value-type="string">
            <text:p>rokkampadmashyamsundar.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34">
            <text:p>1534</text:p>
          </table:table-cell>
          <table:table-cell office:value-type="string">
            <text:p>Kalpanadevi Ponnusamy</text:p>
          </table:table-cell>
          <table:table-cell office:value-type="string">
            <text:p>kalpanadevi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840">
            <text:p>1840</text:p>
          </table:table-cell>
          <table:table-cell office:value-type="string">
            <text:p>Namitha Chella Nadar</text:p>
          </table:table-cell>
          <table:table-cell office:value-type="string">
            <text:p>namitha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863">
            <text:p>1863</text:p>
          </table:table-cell>
          <table:table-cell office:value-type="string">
            <text:p>Gomathi Guhan</text:p>
          </table:table-cell>
          <table:table-cell office:value-type="string">
            <text:p>gomathi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866">
            <text:p>1866</text:p>
          </table:table-cell>
          <table:table-cell office:value-type="string">
            <text:p>Abenaya @ Anu Kannan</text:p>
          </table:table-cell>
          <table:table-cell office:value-type="string">
            <text:p>abenay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867">
            <text:p>1867</text:p>
          </table:table-cell>
          <table:table-cell office:value-type="string">
            <text:p>Vishalatchi Subramanian</text:p>
          </table:table-cell>
          <table:table-cell office:value-type="string">
            <text:p>vishalatch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979">
            <text:p>1979</text:p>
          </table:table-cell>
          <table:table-cell office:value-type="string">
            <text:p>Sathya S</text:p>
          </table:table-cell>
          <table:table-cell office:value-type="string">
            <text:p>sathy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144">
            <text:p>2144</text:p>
          </table:table-cell>
          <table:table-cell office:value-type="string">
            <text:p>Sundara Pandiyan <text:s/>M Mohan </text:p>
          </table:table-cell>
          <table:table-cell office:value-type="string">
            <text:p>sundarapandiya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163">
            <text:p>2163</text:p>
          </table:table-cell>
          <table:table-cell office:value-type="string">
            <text:p>Raggavendhra C Chandra Sekaran</text:p>
          </table:table-cell>
          <table:table-cell office:value-type="string">
            <text:p>raggavendhra.c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243">
            <text:p>2243</text:p>
          </table:table-cell>
          <table:table-cell office:value-type="string">
            <text:p>Sharmila R Raju</text:p>
          </table:table-cell>
          <table:table-cell office:value-type="string">
            <text:p>sharmil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281">
            <text:p>2281</text:p>
          </table:table-cell>
          <table:table-cell office:value-type="string">
            <text:p>Jerard Irudaya Raj S D Jerard Irudaya Raj S D</text:p>
          </table:table-cell>
          <table:table-cell office:value-type="string">
            <text:p>jerardirudayraj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358">
            <text:p>2358</text:p>
          </table:table-cell>
          <table:table-cell office:value-type="string">
            <text:p>Kowshik Bharathi Mani</text:p>
          </table:table-cell>
          <table:table-cell office:value-type="string">
            <text:p>kowshikbhar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-2858</text:p>
          </table:table-cell>
          <table:table-cell office:value-type="string">
            <text:p>Ramar Paulraj</text:p>
          </table:table-cell>
          <table:table-cell office:value-type="string">
            <text:p>ra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-2859</text:p>
          </table:table-cell>
          <table:table-cell office:value-type="string">
            <text:p>Rameshbabu P Baskar</text:p>
          </table:table-cell>
          <table:table-cell office:value-type="string">
            <text:p>rameshbabup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Rokkam Padma Shyam Sundar Anjan 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00">
            <text:p>400</text:p>
          </table:table-cell>
          <table:table-cell office:value-type="string">
            <text:p>Satheeshkumar Sivakumar</text:p>
          </table:table-cell>
          <table:table-cell office:value-type="string">
            <text:p>satheesh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829">
            <text:p>829</text:p>
          </table:table-cell>
          <table:table-cell office:value-type="string">
            <text:p>Ancena Joseph</text:p>
          </table:table-cell>
          <table:table-cell office:value-type="string">
            <text:p>ancena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859">
            <text:p>859</text:p>
          </table:table-cell>
          <table:table-cell office:value-type="string">
            <text:p>Gowri Sonamuthu</text:p>
          </table:table-cell>
          <table:table-cell office:value-type="string">
            <text:p>gowr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226">
            <text:p>1226</text:p>
          </table:table-cell>
          <table:table-cell office:value-type="string">
            <text:p>Jayabarathi Gunasekar</text:p>
          </table:table-cell>
          <table:table-cell office:value-type="string">
            <text:p>jayabarathi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250">
            <text:p>1250</text:p>
          </table:table-cell>
          <table:table-cell office:value-type="string">
            <text:p>Sevanthi Selvaraj</text:p>
          </table:table-cell>
          <table:table-cell office:value-type="string">
            <text:p>sevanth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<text:s/>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512">
            <text:p>1512</text:p>
          </table:table-cell>
          <table:table-cell office:value-type="string">
            <text:p>Valliammai Senthilnathan</text:p>
          </table:table-cell>
          <table:table-cell office:value-type="string">
            <text:p>valliamma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622">
            <text:p>1622</text:p>
          </table:table-cell>
          <table:table-cell office:value-type="string">
            <text:p>Jawahar Mahalingam</text:p>
          </table:table-cell>
          <table:table-cell office:value-type="string">
            <text:p>jawahar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295">
            <text:p>2295</text:p>
          </table:table-cell>
          <table:table-cell office:value-type="string">
            <text:p>Harini T Thangavel</text:p>
          </table:table-cell>
          <table:table-cell office:value-type="string">
            <text:p>harini.t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581">
            <text:p>2581</text:p>
          </table:table-cell>
          <table:table-cell office:value-type="string">
            <text:p>Rajalakshmi Ramakrishnan</text:p>
          </table:table-cell>
          <table:table-cell office:value-type="string">
            <text:p>rajalakshm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586">
            <text:p>2586</text:p>
          </table:table-cell>
          <table:table-cell office:value-type="string">
            <text:p>Sivaprakash Shankar</text:p>
          </table:table-cell>
          <table:table-cell office:value-type="string">
            <text:p>sivaprakash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2602">
            <text:p>2602</text:p>
          </table:table-cell>
          <table:table-cell office:value-type="string">
            <text:p>Dayalan Vijayan</text:p>
          </table:table-cell>
          <table:table-cell office:value-type="string">
            <text:p>dayalan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P-2758</text:p>
          </table:table-cell>
          <table:table-cell office:value-type="string">
            <text:p>Ashok Selvaraj</text:p>
          </table:table-cell>
          <table:table-cell office:value-type="string">
            <text:p>ashok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P-2865</text:p>
          </table:table-cell>
          <table:table-cell office:value-type="string">
            <text:p>VENKATARAMANAN PARAMESWARAN</text:p>
          </table:table-cell>
          <table:table-cell office:value-type="string">
            <text:p>venkataramanan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P-2866</text:p>
          </table:table-cell>
          <table:table-cell office:value-type="string">
            <text:p>Yuvaraj Thilakar</text:p>
          </table:table-cell>
          <table:table-cell office:value-type="string">
            <text:p>yuvaraj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atheeshkumar Sivakumar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04">
            <text:p>404</text:p>
          </table:table-cell>
          <table:table-cell office:value-type="string">
            <text:p>Soundarya Ilangovan</text:p>
          </table:table-cell>
          <table:table-cell office:value-type="string">
            <text:p>soundarya.i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726">
            <text:p>726</text:p>
          </table:table-cell>
          <table:table-cell office:value-type="string">
            <text:p>Saranya Kumar</text:p>
          </table:table-cell>
          <table:table-cell office:value-type="string">
            <text:p>sarany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55">
            <text:p>1055</text:p>
          </table:table-cell>
          <table:table-cell office:value-type="string">
            <text:p>Sivasubramanian Mohan</text:p>
          </table:table-cell>
          <table:table-cell office:value-type="string">
            <text:p>sivasubramanian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69">
            <text:p>1069</text:p>
          </table:table-cell>
          <table:table-cell office:value-type="string">
            <text:p>Venmathi Ramasami</text:p>
          </table:table-cell>
          <table:table-cell office:value-type="string">
            <text:p>venmath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252">
            <text:p>1252</text:p>
          </table:table-cell>
          <table:table-cell office:value-type="string">
            <text:p>Shri Sharath Ram Krishnakumar</text:p>
          </table:table-cell>
          <table:table-cell office:value-type="string">
            <text:p>shrisharathram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257">
            <text:p>1257</text:p>
          </table:table-cell>
          <table:table-cell office:value-type="string">
            <text:p>Muthu Kannan Jaya Lakshmanan</text:p>
          </table:table-cell>
          <table:table-cell office:value-type="string">
            <text:p>muthukannan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18">
            <text:p>1318</text:p>
          </table:table-cell>
          <table:table-cell office:value-type="string">
            <text:p>Vemojetha Yesu Retnam</text:p>
          </table:table-cell>
          <table:table-cell office:value-type="string">
            <text:p>vemojetha.y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356">
            <text:p>1356</text:p>
          </table:table-cell>
          <table:table-cell office:value-type="string">
            <text:p>Sandeep Krishnan</text:p>
          </table:table-cell>
          <table:table-cell office:value-type="string">
            <text:p>sandeep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69">
            <text:p>1369</text:p>
          </table:table-cell>
          <table:table-cell office:value-type="string">
            <text:p>Thasleem Banu Mohammed Yousuf</text:p>
          </table:table-cell>
          <table:table-cell office:value-type="string">
            <text:p>thasleembanu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975">
            <text:p>1975</text:p>
          </table:table-cell>
          <table:table-cell office:value-type="string">
            <text:p>Wajeeha Kathoon Jameel Khan</text:p>
          </table:table-cell>
          <table:table-cell office:value-type="string">
            <text:p>wajeehakathoon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P-2846</text:p>
          </table:table-cell>
          <table:table-cell office:value-type="string">
            <text:p>Aravind Ramesh</text:p>
          </table:table-cell>
          <table:table-cell office:value-type="string">
            <text:p>aravind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P-2847</text:p>
          </table:table-cell>
          <table:table-cell office:value-type="string">
            <text:p>Avinesh Pasupathy</text:p>
          </table:table-cell>
          <table:table-cell office:value-type="string">
            <text:p>avinesh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oundarya Ilangovan</text:p>
          </table:table-cell>
          <table:table-cell/>
          <table:table-cell office:value-type="string">
            <text:p>Rajmohan Natesan</text:p>
          </table:table-cell>
          <table:table-cell table:number-columns-repeated="4" office:value-type="string">
            <text:p>No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44">
            <text:p>744</text:p>
          </table:table-cell>
          <table:table-cell office:value-type="string">
            <text:p>Mohamed Siddique Jahir Hussain</text:p>
          </table:table-cell>
          <table:table-cell office:value-type="string">
            <text:p>mohamedsiddique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881">
            <text:p>1881</text:p>
          </table:table-cell>
          <table:table-cell office:value-type="string">
            <text:p>Vignesh Ayyappan</text:p>
          </table:table-cell>
          <table:table-cell office:value-type="string">
            <text:p>vignesh.a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959">
            <text:p>1959</text:p>
          </table:table-cell>
          <table:table-cell office:value-type="string">
            <text:p>Sarathkumar Madheswaran</text:p>
          </table:table-cell>
          <table:table-cell office:value-type="string">
            <text:p>sarath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106">
            <text:p>2106</text:p>
          </table:table-cell>
          <table:table-cell office:value-type="string">
            <text:p>Selvaprakash Selvam</text:p>
          </table:table-cell>
          <table:table-cell office:value-type="string">
            <text:p>selvaprakash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394">
            <text:p>2394</text:p>
          </table:table-cell>
          <table:table-cell office:value-type="string">
            <text:p>Srivatsan <text:s/>Seshadri</text:p>
          </table:table-cell>
          <table:table-cell office:value-type="string">
            <text:p>srivatsan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25">
            <text:p>225</text:p>
          </table:table-cell>
          <table:table-cell office:value-type="string">
            <text:p>Sivasankaran Ravichandran</text:p>
          </table:table-cell>
          <table:table-cell office:value-type="string">
            <text:p>sivasankaran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439">
            <text:p>1439</text:p>
          </table:table-cell>
          <table:table-cell office:value-type="string">
            <text:p>Bhuvana Murugan</text:p>
          </table:table-cell>
          <table:table-cell office:value-type="string">
            <text:p>bhuvan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444">
            <text:p>1444</text:p>
          </table:table-cell>
          <table:table-cell office:value-type="string">
            <text:p>Vinitha Vasudevan</text:p>
          </table:table-cell>
          <table:table-cell office:value-type="string">
            <text:p>vinitha.v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46">
            <text:p>1446</text:p>
          </table:table-cell>
          <table:table-cell office:value-type="string">
            <text:p>Ramya Rajendran</text:p>
          </table:table-cell>
          <table:table-cell office:value-type="string">
            <text:p>ramya.r1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675">
            <text:p>1675</text:p>
          </table:table-cell>
          <table:table-cell office:value-type="string">
            <text:p>Adiseshu Kondala Rao</text:p>
          </table:table-cell>
          <table:table-cell office:value-type="string">
            <text:p>adiseshu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716">
            <text:p>1716</text:p>
          </table:table-cell>
          <table:table-cell office:value-type="string">
            <text:p>Venkatesh Arigela</text:p>
          </table:table-cell>
          <table:table-cell office:value-type="string">
            <text:p>venkatesh.na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595">
            <text:p>2595</text:p>
          </table:table-cell>
          <table:table-cell office:value-type="string">
            <text:p>Akhila Rajan</text:p>
          </table:table-cell>
          <table:table-cell office:value-type="string">
            <text:p>akhil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440">
            <text:p>2440</text:p>
          </table:table-cell>
          <table:table-cell office:value-type="string">
            <text:p>Chandramouleeswaran Ganesan</text:p>
          </table:table-cell>
          <table:table-cell office:value-type="string">
            <text:p>chandramouleeswaran.g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style-name="ce3" office:value-type="float" office:value="297">
            <text:p>297</text:p>
          </table:table-cell>
          <table:table-cell table:style-name="ce4" office:value-type="string">
            <text:p>Sowmya Rajendran</text:p>
          </table:table-cell>
          <table:table-cell office:value-type="string">
            <text:p>sowm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392">
            <text:p>2392</text:p>
          </table:table-cell>
          <table:table-cell office:value-type="string">
            <text:p>Srinivasan Sundaram</text:p>
          </table:table-cell>
          <table:table-cell office:value-type="string">
            <text:p>srinivasan.s2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Sivasankaran Ravicha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57">
            <text:p>457</text:p>
          </table:table-cell>
          <table:table-cell office:value-type="string">
            <text:p>Priya Ramamurthi</text:p>
          </table:table-cell>
          <table:table-cell office:value-type="string">
            <text:p>pr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610">
            <text:p>1610</text:p>
          </table:table-cell>
          <table:table-cell office:value-type="string">
            <text:p>Pranitha Srinivas</text:p>
          </table:table-cell>
          <table:table-cell office:value-type="string">
            <text:p>pran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929">
            <text:p>1929</text:p>
          </table:table-cell>
          <table:table-cell office:value-type="string">
            <text:p>Girija B</text:p>
          </table:table-cell>
          <table:table-cell office:value-type="string">
            <text:p>girija.b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005">
            <text:p>2005</text:p>
          </table:table-cell>
          <table:table-cell office:value-type="string">
            <text:p>Vineesha P K</text:p>
          </table:table-cell>
          <table:table-cell office:value-type="string">
            <text:p>vineesha.p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897">
            <text:p>1897</text:p>
          </table:table-cell>
          <table:table-cell office:value-type="string">
            <text:p>Hari Ramasamy</text:p>
          </table:table-cell>
          <table:table-cell office:value-type="string">
            <text:p>hari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455">
            <text:p>2455</text:p>
          </table:table-cell>
          <table:table-cell office:value-type="string">
            <text:p>Haripriya Ravichandran</text:p>
          </table:table-cell>
          <table:table-cell office:value-type="string">
            <text:p>haripriya.r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style-name="ce3" office:value-type="float" office:value="165">
            <text:p>165</text:p>
          </table:table-cell>
          <table:table-cell table:style-name="ce4" office:value-type="string">
            <text:p>Kanchana.K Kanagarajan</text:p>
          </table:table-cell>
          <table:table-cell office:value-type="string">
            <text:p>kanchana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2450">
            <text:p>2450</text:p>
          </table:table-cell>
          <table:table-cell office:value-type="string">
            <text:p>Gowri Sankar Krishnamoorthy</text:p>
          </table:table-cell>
          <table:table-cell office:value-type="string">
            <text:p>gowrishankar.k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style-name="ce3" office:value-type="float" office:value="339">
            <text:p>339</text:p>
          </table:table-cell>
          <table:table-cell table:style-name="ce4" office:value-type="string">
            <text:p>Ragavi Seshadri</text:p>
          </table:table-cell>
          <table:table-cell office:value-type="string">
            <text:p>ragav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550">
            <text:p>2550</text:p>
          </table:table-cell>
          <table:table-cell office:value-type="string">
            <text:p>Thillaikarasi Dharuman</text:p>
          </table:table-cell>
          <table:table-cell office:value-type="string">
            <text:p>thillaikarasi.d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Priyadharshini Shanmug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83">
            <text:p>383</text:p>
          </table:table-cell>
          <table:table-cell office:value-type="string">
            <text:p>Jothi Subramanian</text:p>
          </table:table-cell>
          <table:table-cell office:value-type="string">
            <text:p>joth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style-name="ce3" office:value-type="float" office:value="435">
            <text:p>435</text:p>
          </table:table-cell>
          <table:table-cell table:style-name="ce4" office:value-type="string">
            <text:p>Devi Lenin</text:p>
          </table:table-cell>
          <table:table-cell office:value-type="string">
            <text:p>devi.l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597">
            <text:p>2597</text:p>
          </table:table-cell>
          <table:table-cell office:value-type="string">
            <text:p>Anju Maria</text:p>
          </table:table-cell>
          <table:table-cell office:value-type="string">
            <text:p>anjumaria.j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P-2761</text:p>
          </table:table-cell>
          <table:table-cell office:value-type="string">
            <text:p>Gokila Surya Manivannan</text:p>
          </table:table-cell>
          <table:table-cell office:value-type="string">
            <text:p>gokilasurya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P-2842</text:p>
          </table:table-cell>
          <table:table-cell office:value-type="string">
            <text:p>Unnikrishnan Thekkethil Gopalakrishnan</text:p>
          </table:table-cell>
          <table:table-cell office:value-type="string">
            <text:p>unnikrishnan.t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style-name="ce3" office:value-type="float" office:value="524">
            <text:p>524</text:p>
          </table:table-cell>
          <table:table-cell table:style-name="ce4" office:value-type="string">
            <text:p>Prem Gowtham T.M</text:p>
          </table:table-cell>
          <table:table-cell office:value-type="string">
            <text:p>premgowtham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56">
            <text:p>1056</text:p>
          </table:table-cell>
          <table:table-cell office:value-type="string">
            <text:p>Mohammed Shuaib</text:p>
          </table:table-cell>
          <table:table-cell office:value-type="string">
            <text:p>mohammed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810">
            <text:p>1810</text:p>
          </table:table-cell>
          <table:table-cell office:value-type="string">
            <text:p>Marsal Sahaya Johncy Maria Francis</text:p>
          </table:table-cell>
          <table:table-cell office:value-type="string">
            <text:p>marsalsahayajohncy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439">
            <text:p>2439</text:p>
          </table:table-cell>
          <table:table-cell office:value-type="string">
            <text:p>Buvaneswari Meganathan</text:p>
          </table:table-cell>
          <table:table-cell office:value-type="string">
            <text:p>buvaneshwar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style-name="ce3" office:value-type="float" office:value="596">
            <text:p>596</text:p>
          </table:table-cell>
          <table:table-cell table:style-name="ce4" office:value-type="string">
            <text:p>Sorna Rajeswari Mariappan</text:p>
          </table:table-cell>
          <table:table-cell office:value-type="string">
            <text:p>sornarajeswari.m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Member</text:p>
          </table:table-cell>
          <table:table-cell office:value-type="string">
            <text:p>Jothi 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92">
            <text:p>92</text:p>
          </table:table-cell>
          <table:table-cell office:value-type="string">
            <text:p>Sivanesan Alaganandam</text:p>
          </table:table-cell>
          <table:table-cell office:value-type="string">
            <text:p>sivanesan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643">
            <text:p>643</text:p>
          </table:table-cell>
          <table:table-cell office:value-type="string">
            <text:p>Gowthamy Raja</text:p>
          </table:table-cell>
          <table:table-cell office:value-type="string">
            <text:p>gowthamy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653">
            <text:p>653</text:p>
          </table:table-cell>
          <table:table-cell office:value-type="string">
            <text:p>Hemalatha Gopal</text:p>
          </table:table-cell>
          <table:table-cell office:value-type="string">
            <text:p>hemalatha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673">
            <text:p>673</text:p>
          </table:table-cell>
          <table:table-cell office:value-type="string">
            <text:p>Ranjitha Soundrarajan</text:p>
          </table:table-cell>
          <table:table-cell office:value-type="string">
            <text:p>ranj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62">
            <text:p>762</text:p>
          </table:table-cell>
          <table:table-cell office:value-type="string">
            <text:p>Dhineshkumar Nallasamy</text:p>
          </table:table-cell>
          <table:table-cell office:value-type="string">
            <text:p>dhineshkumar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876">
            <text:p>876</text:p>
          </table:table-cell>
          <table:table-cell office:value-type="string">
            <text:p>Venkatesh Srinivasan</text:p>
          </table:table-cell>
          <table:table-cell office:value-type="string">
            <text:p>venkatesh.s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157">
            <text:p>2157</text:p>
          </table:table-cell>
          <table:table-cell office:value-type="string">
            <text:p>Karthik Kumar V Vasudevan</text:p>
          </table:table-cell>
          <table:table-cell office:value-type="string">
            <text:p>karthikkumar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161">
            <text:p>2161</text:p>
          </table:table-cell>
          <table:table-cell office:value-type="string">
            <text:p>Nataraj M Manivannan</text:p>
          </table:table-cell>
          <table:table-cell office:value-type="string">
            <text:p>nataraj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P-2818</text:p>
          </table:table-cell>
          <table:table-cell office:value-type="string">
            <text:p>Sobana Devi Ponnusamy</text:p>
          </table:table-cell>
          <table:table-cell office:value-type="string">
            <text:p>sobanadevi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251">
            <text:p>2251</text:p>
          </table:table-cell>
          <table:table-cell office:value-type="string">
            <text:p>Ravi Bharathi K Kannappan</text:p>
          </table:table-cell>
          <table:table-cell office:value-type="string">
            <text:p>ravibharath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252">
            <text:p>2252</text:p>
          </table:table-cell>
          <table:table-cell office:value-type="string">
            <text:p>Harini M Muthukrishnan</text:p>
          </table:table-cell>
          <table:table-cell office:value-type="string">
            <text:p>harin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263">
            <text:p>2263</text:p>
          </table:table-cell>
          <table:table-cell office:value-type="string">
            <text:p>Abirami M Muthusamy</text:p>
          </table:table-cell>
          <table:table-cell office:value-type="string">
            <text:p>abirami.m2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asanth Murugaiah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900">
            <text:p>900</text:p>
          </table:table-cell>
          <table:table-cell office:value-type="string">
            <text:p>Vishnu Varthan Raja</text:p>
          </table:table-cell>
          <table:table-cell office:value-type="string">
            <text:p>vishnuvarthan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531">
            <text:p>2531</text:p>
          </table:table-cell>
          <table:table-cell office:value-type="string">
            <text:p>Shanmuga Sabareesh Esaiselvam</text:p>
          </table:table-cell>
          <table:table-cell office:value-type="string">
            <text:p>shanmugasabareesh.e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ivanesan Alaganand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20">
            <text:p>320</text:p>
          </table:table-cell>
          <table:table-cell office:value-type="string">
            <text:p>Elanchezhiyan Pannirselvam</text:p>
          </table:table-cell>
          <table:table-cell office:value-type="string">
            <text:p>elanchezhiyan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191">
            <text:p>1191</text:p>
          </table:table-cell>
          <table:table-cell office:value-type="string">
            <text:p>Chithra Pushparaj</text:p>
          </table:table-cell>
          <table:table-cell office:value-type="string">
            <text:p>chithr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217">
            <text:p>1217</text:p>
          </table:table-cell>
          <table:table-cell office:value-type="string">
            <text:p>Ananthi Jayasankaran</text:p>
          </table:table-cell>
          <table:table-cell office:value-type="string">
            <text:p>ananthi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285">
            <text:p>1285</text:p>
          </table:table-cell>
          <table:table-cell office:value-type="string">
            <text:p>Sasirekha Surendran</text:p>
          </table:table-cell>
          <table:table-cell office:value-type="string">
            <text:p>sasirekh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344">
            <text:p>1344</text:p>
          </table:table-cell>
          <table:table-cell office:value-type="string">
            <text:p>Vishnu Ramu Annadurai</text:p>
          </table:table-cell>
          <table:table-cell office:value-type="string">
            <text:p>vishnu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352">
            <text:p>1352</text:p>
          </table:table-cell>
          <table:table-cell office:value-type="string">
            <text:p>Vignesh Kanagarajan</text:p>
          </table:table-cell>
          <table:table-cell office:value-type="string">
            <text:p>vignesh.k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412">
            <text:p>1412</text:p>
          </table:table-cell>
          <table:table-cell office:value-type="string">
            <text:p>Shananthraj Rajendiran</text:p>
          </table:table-cell>
          <table:table-cell office:value-type="string">
            <text:p>shananthraj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178">
            <text:p>2178</text:p>
          </table:table-cell>
          <table:table-cell office:value-type="string">
            <text:p>Thilakraj S Selvam</text:p>
          </table:table-cell>
          <table:table-cell office:value-type="string">
            <text:p>thilakraj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2185">
            <text:p>2185</text:p>
          </table:table-cell>
          <table:table-cell office:value-type="string">
            <text:p>Ravikumar S Selvaraj</text:p>
          </table:table-cell>
          <table:table-cell office:value-type="string">
            <text:p>ravi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Mohamed Siddique Jahir Hussai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P-2829</text:p>
          </table:table-cell>
          <table:table-cell office:value-type="string">
            <text:p>Dinesh Kumar Mohan Ram</text:p>
          </table:table-cell>
          <table:table-cell office:value-type="string">
            <text:p>dineshkumar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284">
            <text:p>2284</text:p>
          </table:table-cell>
          <table:table-cell office:value-type="string">
            <text:p>Anagha M Murali</text:p>
          </table:table-cell>
          <table:table-cell office:value-type="string">
            <text:p>anagh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style-name="ce3" office:value-type="float" office:value="622">
            <text:p>622</text:p>
          </table:table-cell>
          <table:table-cell table:style-name="ce4" office:value-type="string">
            <text:p>Revathi Mariappan</text:p>
          </table:table-cell>
          <table:table-cell office:value-type="string">
            <text:p>rev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style-name="ce3" office:value-type="float" office:value="889">
            <text:p>889</text:p>
          </table:table-cell>
          <table:table-cell table:style-name="ce4" office:value-type="string">
            <text:p>Kayalvizhi Nagendiran</text:p>
          </table:table-cell>
          <table:table-cell office:value-type="string">
            <text:p>kayalvizhi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08">
            <text:p>208</text:p>
          </table:table-cell>
          <table:table-cell office:value-type="string">
            <text:p>Vinotha Chandrasekar</text:p>
          </table:table-cell>
          <table:table-cell office:value-type="string">
            <text:p>vinotha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64">
            <text:p>764</text:p>
          </table:table-cell>
          <table:table-cell office:value-type="string">
            <text:p>Sowmya Unnikrishnan Nair</text:p>
          </table:table-cell>
          <table:table-cell office:value-type="string">
            <text:p>sowmya.u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770">
            <text:p>770</text:p>
          </table:table-cell>
          <table:table-cell office:value-type="string">
            <text:p>Abinaya Ramasamy</text:p>
          </table:table-cell>
          <table:table-cell office:value-type="string">
            <text:p>abinaya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776">
            <text:p>776</text:p>
          </table:table-cell>
          <table:table-cell office:value-type="string">
            <text:p>Sivaranjani Rangan</text:p>
          </table:table-cell>
          <table:table-cell office:value-type="string">
            <text:p>sivaranjani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421">
            <text:p>1421</text:p>
          </table:table-cell>
          <table:table-cell office:value-type="string">
            <text:p>Venkateshperumal Murugan</text:p>
          </table:table-cell>
          <table:table-cell office:value-type="string">
            <text:p>venkateshperumal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468">
            <text:p>1468</text:p>
          </table:table-cell>
          <table:table-cell office:value-type="string">
            <text:p>Gobikrishnan Rajaganesh</text:p>
          </table:table-cell>
          <table:table-cell office:value-type="string">
            <text:p>gobikrishnan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905">
            <text:p>1905</text:p>
          </table:table-cell>
          <table:table-cell office:value-type="string">
            <text:p>Sathish Kumar Seetharaman</text:p>
          </table:table-cell>
          <table:table-cell office:value-type="string">
            <text:p>sathish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664">
            <text:p>1664</text:p>
          </table:table-cell>
          <table:table-cell office:value-type="string">
            <text:p>Sravanthi Chakali</text:p>
          </table:table-cell>
          <table:table-cell office:value-type="string">
            <text:p>sravanthi.c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2189">
            <text:p>2189</text:p>
          </table:table-cell>
          <table:table-cell office:value-type="string">
            <text:p>Arshath Mohammed S Shahul Hameed</text:p>
          </table:table-cell>
          <table:table-cell office:value-type="string">
            <text:p>arshathmohammed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193">
            <text:p>2193</text:p>
          </table:table-cell>
          <table:table-cell office:value-type="string">
            <text:p>Mohamed Kaseem A Abdul Kareem</text:p>
          </table:table-cell>
          <table:table-cell office:value-type="string">
            <text:p>mohamedkaseem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Vinotha Chandrasekar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27">
            <text:p>227</text:p>
          </table:table-cell>
          <table:table-cell office:value-type="string">
            <text:p>Shanmuga Priya Loganathan</text:p>
          </table:table-cell>
          <table:table-cell office:value-type="string">
            <text:p>shanmugapriya.l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020">
            <text:p>1020</text:p>
          </table:table-cell>
          <table:table-cell office:value-type="string">
            <text:p>Kulothungadevi Paramasivam</text:p>
          </table:table-cell>
          <table:table-cell office:value-type="string">
            <text:p>kulothungadevi.p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037">
            <text:p>1037</text:p>
          </table:table-cell>
          <table:table-cell office:value-type="string">
            <text:p>Nooburashri Subramanian</text:p>
          </table:table-cell>
          <table:table-cell office:value-type="string">
            <text:p>nooburashr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070">
            <text:p>1070</text:p>
          </table:table-cell>
          <table:table-cell office:value-type="string">
            <text:p>Priya Periyasamy</text:p>
          </table:table-cell>
          <table:table-cell office:value-type="string">
            <text:p>priya.p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815">
            <text:p>1815</text:p>
          </table:table-cell>
          <table:table-cell office:value-type="string">
            <text:p>Kishore Kumar Sundar Singh</text:p>
          </table:table-cell>
          <table:table-cell office:value-type="string">
            <text:p>kishore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882">
            <text:p>1882</text:p>
          </table:table-cell>
          <table:table-cell office:value-type="string">
            <text:p>Dinesh Kanaram</text:p>
          </table:table-cell>
          <table:table-cell office:value-type="string">
            <text:p>dinesh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808">
            <text:p>1808</text:p>
          </table:table-cell>
          <table:table-cell office:value-type="string">
            <text:p>Meena Kumarappan</text:p>
          </table:table-cell>
          <table:table-cell office:value-type="string">
            <text:p>meena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P-2836</text:p>
          </table:table-cell>
          <table:table-cell office:value-type="string">
            <text:p>Praveen Naachimuthu Sakthivel</text:p>
          </table:table-cell>
          <table:table-cell office:value-type="string">
            <text:p>praveen.n1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437">
            <text:p>2437</text:p>
          </table:table-cell>
          <table:table-cell office:value-type="string">
            <text:p>Boojith K Karthikeyan</text:p>
          </table:table-cell>
          <table:table-cell office:value-type="string">
            <text:p>boojith.k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594">
            <text:p>2594</text:p>
          </table:table-cell>
          <table:table-cell office:value-type="string">
            <text:p>Papitha Palani</text:p>
          </table:table-cell>
          <table:table-cell office:value-type="string">
            <text:p>papitha.p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hanmuga Priya Loganath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528">
            <text:p>528</text:p>
          </table:table-cell>
          <table:table-cell office:value-type="string">
            <text:p>Sethuramalingam Nayagam</text:p>
          </table:table-cell>
          <table:table-cell office:value-type="string">
            <text:p>sethuramalingam.n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400">
            <text:p>1400</text:p>
          </table:table-cell>
          <table:table-cell office:value-type="string">
            <text:p>Priyankaraj Thambiraj</text:p>
          </table:table-cell>
          <table:table-cell office:value-type="string">
            <text:p>priyankaraj.t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408">
            <text:p>1408</text:p>
          </table:table-cell>
          <table:table-cell office:value-type="string">
            <text:p>Anitha M</text:p>
          </table:table-cell>
          <table:table-cell office:value-type="string">
            <text:p>anitha.m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09">
            <text:p>1509</text:p>
          </table:table-cell>
          <table:table-cell office:value-type="string">
            <text:p>Bhavani D</text:p>
          </table:table-cell>
          <table:table-cell office:value-type="string">
            <text:p>bhavani.d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604">
            <text:p>1604</text:p>
          </table:table-cell>
          <table:table-cell office:value-type="string">
            <text:p>Durairagupathi Ramasamy</text:p>
          </table:table-cell>
          <table:table-cell office:value-type="string">
            <text:p>durairagupathi.r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636">
            <text:p>1636</text:p>
          </table:table-cell>
          <table:table-cell office:value-type="string">
            <text:p>Prem Kumar Selvam</text:p>
          </table:table-cell>
          <table:table-cell office:value-type="string">
            <text:p>premkumar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541">
            <text:p>2541</text:p>
          </table:table-cell>
          <table:table-cell office:value-type="string">
            <text:p>Suganraj Ganeshan</text:p>
          </table:table-cell>
          <table:table-cell office:value-type="string">
            <text:p>suganraj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Elanchezhiyan Pannirselv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548">
            <text:p>2548</text:p>
          </table:table-cell>
          <table:table-cell office:value-type="string">
            <text:p>Swetha Anbarasu</text:p>
          </table:table-cell>
          <table:table-cell office:value-type="string">
            <text:p>swetha.a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553">
            <text:p>1553</text:p>
          </table:table-cell>
          <table:table-cell office:value-type="string">
            <text:p>Kavitha Santanam</text:p>
          </table:table-cell>
          <table:table-cell office:value-type="string">
            <text:p>kavitha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449">
            <text:p>1449</text:p>
          </table:table-cell>
          <table:table-cell office:value-type="string">
            <text:p>Sivasankari Selvaraj</text:p>
          </table:table-cell>
          <table:table-cell office:value-type="string">
            <text:p>sivasankari.s@ivtlinfoview.co.jp</text:p>
          </table:table-cell>
          <table:table-cell office:value-type="string">
            <text:p>Hue - AC - V4 - Pattern3</text:p>
          </table:table-cell>
          <table:table-cell office:value-type="string">
            <text:p>HC</text:p>
          </table:table-cell>
          <table:table-cell office:value-type="string">
            <text:p>Member</text:p>
          </table:table-cell>
          <table:table-cell office:value-type="string">
            <text:p>Sethuramalingam Nayag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352">
            <text:p>352</text:p>
          </table:table-cell>
          <table:table-cell office:value-type="string">
            <text:p>Sivaranjani Sivaprakasam</text:p>
          </table:table-cell>
          <table:table-cell office:value-type="string">
            <text:p>sivaranjani.s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914">
            <text:p>914</text:p>
          </table:table-cell>
          <table:table-cell office:value-type="string">
            <text:p>Nandhini Balasubramani</text:p>
          </table:table-cell>
          <table:table-cell office:value-type="string">
            <text:p>nandhini.b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927">
            <text:p>927</text:p>
          </table:table-cell>
          <table:table-cell office:value-type="string">
            <text:p>Geetha Dharmar</text:p>
          </table:table-cell>
          <table:table-cell office:value-type="string">
            <text:p>geetha.d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950">
            <text:p>950</text:p>
          </table:table-cell>
          <table:table-cell office:value-type="string">
            <text:p>Sivagnanavathi Kannan</text:p>
          </table:table-cell>
          <table:table-cell office:value-type="string">
            <text:p>sivagnanavathi.k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647">
            <text:p>1647</text:p>
          </table:table-cell>
          <table:table-cell office:value-type="string">
            <text:p>Arul Prakash Vedavanam</text:p>
          </table:table-cell>
          <table:table-cell office:value-type="string">
            <text:p>arulprakash.v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Sathyapriya Vijay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663">
            <text:p>1663</text:p>
          </table:table-cell>
          <table:table-cell office:value-type="string">
            <text:p>Anvesh Kumar</text:p>
          </table:table-cell>
          <table:table-cell office:value-type="string">
            <text:p>anvesh.k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style-name="ce3" office:value-type="float" office:value="1023">
            <text:p>1023</text:p>
          </table:table-cell>
          <table:table-cell table:style-name="ce4" office:value-type="string">
            <text:p>Tharunprasathkumar Ramasamy</text:p>
          </table:table-cell>
          <table:table-cell office:value-type="string">
            <text:p>tharunprasath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735">
            <text:p>1735</text:p>
          </table:table-cell>
          <table:table-cell office:value-type="string">
            <text:p>Priyanka Kunchala</text:p>
          </table:table-cell>
          <table:table-cell office:value-type="string">
            <text:p>priyanka.k1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525">
            <text:p>2525</text:p>
          </table:table-cell>
          <table:table-cell office:value-type="string">
            <text:p>Seenivasan Chandrasekaran</text:p>
          </table:table-cell>
          <table:table-cell office:value-type="string">
            <text:p>seenivasan.c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489">
            <text:p>2489</text:p>
          </table:table-cell>
          <table:table-cell office:value-type="string">
            <text:p>Oviya J Janarthanan</text:p>
          </table:table-cell>
          <table:table-cell office:value-type="string">
            <text:p>oviya.j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Sivaranjani Sivaprakasam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23">
            <text:p>523</text:p>
          </table:table-cell>
          <table:table-cell office:value-type="string">
            <text:p>Naveen Kumar Srinivasan</text:p>
          </table:table-cell>
          <table:table-cell office:value-type="string">
            <text:p>naveenkumar.s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384">
            <text:p>1384</text:p>
          </table:table-cell>
          <table:table-cell office:value-type="string">
            <text:p>Sindhuja Rajan</text:p>
          </table:table-cell>
          <table:table-cell office:value-type="string">
            <text:p>sindhuja.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392">
            <text:p>1392</text:p>
          </table:table-cell>
          <table:table-cell office:value-type="string">
            <text:p>Renuga Murugesan</text:p>
          </table:table-cell>
          <table:table-cell office:value-type="string">
            <text:p>renuga.m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399">
            <text:p>1399</text:p>
          </table:table-cell>
          <table:table-cell office:value-type="string">
            <text:p>Manimekalai Ragupathi</text:p>
          </table:table-cell>
          <table:table-cell office:value-type="string">
            <text:p>manimekalai.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764">
            <text:p>1764</text:p>
          </table:table-cell>
          <table:table-cell office:value-type="string">
            <text:p>Martin Philips Arockiaraj Nova</text:p>
          </table:table-cell>
          <table:table-cell office:value-type="string">
            <text:p>martinphilips.a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485">
            <text:p>1485</text:p>
          </table:table-cell>
          <table:table-cell office:value-type="string">
            <text:p>Agilan Rajarathinam</text:p>
          </table:table-cell>
          <table:table-cell office:value-type="string">
            <text:p>agilan.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025">
            <text:p>2025</text:p>
          </table:table-cell>
          <table:table-cell office:value-type="string">
            <text:p>S Navaneetha Krishnan</text:p>
          </table:table-cell>
          <table:table-cell office:value-type="string">
            <text:p>snavaneetha.k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232">
            <text:p>2232</text:p>
          </table:table-cell>
          <table:table-cell office:value-type="string">
            <text:p>Rashmi R Rao Ramesh</text:p>
          </table:table-cell>
          <table:table-cell office:value-type="string">
            <text:p>rashmirao.r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924">
            <text:p>924</text:p>
          </table:table-cell>
          <table:table-cell office:value-type="string">
            <text:p>Saravanan Shanmugam</text:p>
          </table:table-cell>
          <table:table-cell office:value-type="string">
            <text:p>saravanan.s1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486">
            <text:p>2486</text:p>
          </table:table-cell>
          <table:table-cell office:value-type="string">
            <text:p>Naveen Kumar Anandan</text:p>
          </table:table-cell>
          <table:table-cell office:value-type="string">
            <text:p>naveenkumar.a@ivtlinfoview.co.jp</text:p>
          </table:table-cell>
          <table:table-cell office:value-type="string">
            <text:p>Hue - AC - V4 - Pattern3</text:p>
          </table:table-cell>
          <table:table-cell office:value-type="string">
            <text:p>LC</text:p>
          </table:table-cell>
          <table:table-cell office:value-type="string">
            <text:p>Member</text:p>
          </table:table-cell>
          <table:table-cell office:value-type="string">
            <text:p>Naveen Kumar Srinivasan</text:p>
          </table:table-cell>
          <table:table-cell/>
          <table:table-cell office:value-type="string">
            <text:p>Karthick Raj Jayaram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48">
            <text:p>48</text:p>
          </table:table-cell>
          <table:table-cell office:value-type="string">
            <text:p>Dinesh Kumar Jeyakumar</text:p>
          </table:table-cell>
          <table:table-cell office:value-type="string">
            <text:p>dineshkumar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536">
            <text:p>536</text:p>
          </table:table-cell>
          <table:table-cell office:value-type="string">
            <text:p>Saranya Sankaralingam</text:p>
          </table:table-cell>
          <table:table-cell office:value-type="string">
            <text:p>saranya.s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585">
            <text:p>585</text:p>
          </table:table-cell>
          <table:table-cell office:value-type="string">
            <text:p>Arunashree Ravichandran</text:p>
          </table:table-cell>
          <table:table-cell office:value-type="string">
            <text:p>arunashree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597">
            <text:p>597</text:p>
          </table:table-cell>
          <table:table-cell office:value-type="string">
            <text:p>Kavitha Pratheep Kumar</text:p>
          </table:table-cell>
          <table:table-cell office:value-type="string">
            <text:p>kavitha.p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178">
            <text:p>1178</text:p>
          </table:table-cell>
          <table:table-cell office:value-type="string">
            <text:p>Satheeshkumar Subramani</text:p>
          </table:table-cell>
          <table:table-cell office:value-type="string">
            <text:p>satheeshkumar.s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210">
            <text:p>1210</text:p>
          </table:table-cell>
          <table:table-cell office:value-type="string">
            <text:p>Muthusivabalan Ravikumar</text:p>
          </table:table-cell>
          <table:table-cell office:value-type="string">
            <text:p>muthusivabalan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style-name="ce3" office:value-type="float" office:value="133">
            <text:p>133</text:p>
          </table:table-cell>
          <table:table-cell table:style-name="ce4" office:value-type="string">
            <text:p>Uday Sai Kiran Sikakolli</text:p>
          </table:table-cell>
          <table:table-cell office:value-type="string">
            <text:p>udaysaikiran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131">
            <text:p>2131</text:p>
          </table:table-cell>
          <table:table-cell office:value-type="string">
            <text:p>Praveenkumar J Jagannathan</text:p>
          </table:table-cell>
          <table:table-cell office:value-type="string">
            <text:p>praveenkumar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P-2830</text:p>
          </table:table-cell>
          <table:table-cell office:value-type="string">
            <text:p>Gupta Sridhar</text:p>
          </table:table-cell>
          <table:table-cell office:value-type="string">
            <text:p>gupt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417">
            <text:p>2417</text:p>
          </table:table-cell>
          <table:table-cell office:value-type="string">
            <text:p>Aarthi Ravikumar</text:p>
          </table:table-cell>
          <table:table-cell office:value-type="string">
            <text:p>aarthi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419">
            <text:p>2419</text:p>
          </table:table-cell>
          <table:table-cell office:value-type="string">
            <text:p>Achaya Sudhakaran</text:p>
          </table:table-cell>
          <table:table-cell office:value-type="string">
            <text:p>achay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Dinesh Kumar Jeyakumar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5">
            <text:p>75</text:p>
          </table:table-cell>
          <table:table-cell office:value-type="string">
            <text:p>Nithya Saravanan</text:p>
          </table:table-cell>
          <table:table-cell office:value-type="string">
            <text:p>nithy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605">
            <text:p>605</text:p>
          </table:table-cell>
          <table:table-cell office:value-type="string">
            <text:p>Nivetha Mohanraj</text:p>
          </table:table-cell>
          <table:table-cell office:value-type="string">
            <text:p>niveth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11">
            <text:p>611</text:p>
          </table:table-cell>
          <table:table-cell office:value-type="string">
            <text:p>Padma Pushpa Manivannan</text:p>
          </table:table-cell>
          <table:table-cell office:value-type="string">
            <text:p>padmapushp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902">
            <text:p>902</text:p>
          </table:table-cell>
          <table:table-cell office:value-type="string">
            <text:p>Prince Philip</text:p>
          </table:table-cell>
          <table:table-cell office:value-type="string">
            <text:p>prince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903">
            <text:p>903</text:p>
          </table:table-cell>
          <table:table-cell office:value-type="string">
            <text:p>Essaki Muthu Mahesh S</text:p>
          </table:table-cell>
          <table:table-cell office:value-type="string">
            <text:p>essakimuthumahesh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991">
            <text:p>1991</text:p>
          </table:table-cell>
          <table:table-cell office:value-type="string">
            <text:p>Gowtham Kumar Thangaraj</text:p>
          </table:table-cell>
          <table:table-cell office:value-type="string">
            <text:p>gowthamkumar.t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style-name="ce3" office:value-type="float" office:value="1236">
            <text:p>1236</text:p>
          </table:table-cell>
          <table:table-cell table:style-name="ce4" office:value-type="string">
            <text:p>Neelima Yakkala</text:p>
          </table:table-cell>
          <table:table-cell office:value-type="string">
            <text:p>neelima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style-name="ce3" office:value-type="float" office:value="1554">
            <text:p>1554</text:p>
          </table:table-cell>
          <table:table-cell table:style-name="ce4" office:value-type="string">
            <text:p>Kanmani Thangapandian</text:p>
          </table:table-cell>
          <table:table-cell office:value-type="string">
            <text:p>kanmani.t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P-2826</text:p>
          </table:table-cell>
          <table:table-cell office:value-type="string">
            <text:p>Ajay Kandasamy Suresh</text:p>
          </table:table-cell>
          <table:table-cell office:value-type="string">
            <text:p>ajay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426">
            <text:p>2426</text:p>
          </table:table-cell>
          <table:table-cell office:value-type="string">
            <text:p>Ardra Lakshmi S</text:p>
          </table:table-cell>
          <table:table-cell office:value-type="string">
            <text:p>ardralakshm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style-name="ce3" office:value-type="float" office:value="1562">
            <text:p>1562</text:p>
          </table:table-cell>
          <table:table-cell table:style-name="ce4" office:value-type="string">
            <text:p>Deepika Sivakumar</text:p>
          </table:table-cell>
          <table:table-cell office:value-type="string">
            <text:p>deepika.s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style-name="ce3" office:value-type="float" office:value="1563">
            <text:p>1563</text:p>
          </table:table-cell>
          <table:table-cell table:style-name="ce4" office:value-type="string">
            <text:p>Abarna Revathi Kandasamy</text:p>
          </table:table-cell>
          <table:table-cell office:value-type="string">
            <text:p>abarnarevath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style-name="ce3" office:value-type="float" office:value="1686">
            <text:p>1686</text:p>
          </table:table-cell>
          <table:table-cell table:style-name="ce4" office:value-type="string">
            <text:p>V.V.Durga Bhavani Suraiah</text:p>
          </table:table-cell>
          <table:table-cell office:value-type="string">
            <text:p>durgabhavan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Nithya Saravan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10">
            <text:p>210</text:p>
          </table:table-cell>
          <table:table-cell office:value-type="string">
            <text:p>Palanivel Dhanusu</text:p>
          </table:table-cell>
          <table:table-cell office:value-type="string">
            <text:p>palanivel.d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727">
            <text:p>727</text:p>
          </table:table-cell>
          <table:table-cell office:value-type="string">
            <text:p>Preethika B</text:p>
          </table:table-cell>
          <table:table-cell office:value-type="string">
            <text:p>preethika.b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731">
            <text:p>731</text:p>
          </table:table-cell>
          <table:table-cell office:value-type="string">
            <text:p>Suneka Kuppan</text:p>
          </table:table-cell>
          <table:table-cell office:value-type="string">
            <text:p>sunek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53">
            <text:p>753</text:p>
          </table:table-cell>
          <table:table-cell office:value-type="string">
            <text:p>Amith Kumar Pandey</text:p>
          </table:table-cell>
          <table:table-cell office:value-type="string">
            <text:p>amithkumar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077">
            <text:p>1077</text:p>
          </table:table-cell>
          <table:table-cell office:value-type="string">
            <text:p>Murugesan Nataraj</text:p>
          </table:table-cell>
          <table:table-cell office:value-type="string">
            <text:p>murugesan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080">
            <text:p>1080</text:p>
          </table:table-cell>
          <table:table-cell office:value-type="string">
            <text:p>Anantharajan Ashokan</text:p>
          </table:table-cell>
          <table:table-cell office:value-type="string">
            <text:p>anantharajan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052">
            <text:p>1052</text:p>
          </table:table-cell>
          <table:table-cell office:value-type="string">
            <text:p>Saravanan Jayaraman</text:p>
          </table:table-cell>
          <table:table-cell office:value-type="string">
            <text:p>saravanan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169">
            <text:p>2169</text:p>
          </table:table-cell>
          <table:table-cell office:value-type="string">
            <text:p>Vignesh M Mohanasundaram</text:p>
          </table:table-cell>
          <table:table-cell office:value-type="string">
            <text:p>vignesh.m3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Vinoth Balasubramani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2172">
            <text:p>2172</text:p>
          </table:table-cell>
          <table:table-cell office:value-type="string">
            <text:p>Barathi M Myilsami</text:p>
          </table:table-cell>
          <table:table-cell office:value-type="string">
            <text:p>bar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P-2823</text:p>
          </table:table-cell>
          <table:table-cell office:value-type="string">
            <text:p>Abhilash Anto</text:p>
          </table:table-cell>
          <table:table-cell office:value-type="string">
            <text:p>abhilash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516">
            <text:p>2516</text:p>
          </table:table-cell>
          <table:table-cell office:value-type="string">
            <text:p>Santhana Priyanka Francis Aldrin</text:p>
          </table:table-cell>
          <table:table-cell office:value-type="string">
            <text:p>santhanapriyanka.f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style-name="ce3" office:value-type="float" office:value="1818">
            <text:p>1818</text:p>
          </table:table-cell>
          <table:table-cell table:style-name="ce4" office:value-type="string">
            <text:p>Bagavathi Mohan</text:p>
          </table:table-cell>
          <table:table-cell office:value-type="string">
            <text:p>bagav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P-2789</text:p>
          </table:table-cell>
          <table:table-cell office:value-type="string">
            <text:p>Jaya D R</text:p>
          </table:table-cell>
          <table:table-cell office:value-type="string">
            <text:p>jaya.d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alanivel Dhanusu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43">
            <text:p>143</text:p>
          </table:table-cell>
          <table:table-cell office:value-type="string">
            <text:p>Priyadharshini Shanmugam</text:p>
          </table:table-cell>
          <table:table-cell office:value-type="string">
            <text:p>priyadharshini.s@ivtlinfoview.co.jp</text:p>
          </table:table-cell>
          <table:table-cell office:value-type="string">
            <text:p>Hue - AC - V4 - Pattern3</text:p>
          </table:table-cell>
          <table:table-cell office:value-type="string">
            <text:p>SS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799">
            <text:p>799</text:p>
          </table:table-cell>
          <table:table-cell office:value-type="string">
            <text:p>Mohanapriya K</text:p>
          </table:table-cell>
          <table:table-cell office:value-type="string">
            <text:p>mohanapriy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51">
            <text:p>851</text:p>
          </table:table-cell>
          <table:table-cell office:value-type="string">
            <text:p>Harini Chelladurai</text:p>
          </table:table-cell>
          <table:table-cell office:value-type="string">
            <text:p>harini.c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853">
            <text:p>853</text:p>
          </table:table-cell>
          <table:table-cell office:value-type="string">
            <text:p>Hari Priya Gopalakrishnan</text:p>
          </table:table-cell>
          <table:table-cell office:value-type="string">
            <text:p>haripriya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561">
            <text:p>1561</text:p>
          </table:table-cell>
          <table:table-cell office:value-type="string">
            <text:p>Ragul Nataraj</text:p>
          </table:table-cell>
          <table:table-cell office:value-type="string">
            <text:p>ragul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593">
            <text:p>1593</text:p>
          </table:table-cell>
          <table:table-cell office:value-type="string">
            <text:p>Lokesh Jammi</text:p>
          </table:table-cell>
          <table:table-cell office:value-type="string">
            <text:p>lokesh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953">
            <text:p>1953</text:p>
          </table:table-cell>
          <table:table-cell office:value-type="string">
            <text:p>Prabakaran Ramaiya</text:p>
          </table:table-cell>
          <table:table-cell office:value-type="string">
            <text:p>prabakaran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684">
            <text:p>1684</text:p>
          </table:table-cell>
          <table:table-cell office:value-type="string">
            <text:p>Leela Durga Mallikarjuna Rao</text:p>
          </table:table-cell>
          <table:table-cell office:value-type="string">
            <text:p>leeladurg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196">
            <text:p>2196</text:p>
          </table:table-cell>
          <table:table-cell office:value-type="string">
            <text:p>Karthikeyan K Kandasamy</text:p>
          </table:table-cell>
          <table:table-cell office:value-type="string">
            <text:p>karthikeyan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198">
            <text:p>2198</text:p>
          </table:table-cell>
          <table:table-cell office:value-type="string">
            <text:p>Rathish G Ganesh</text:p>
          </table:table-cell>
          <table:table-cell office:value-type="string">
            <text:p>rathish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P-2781</text:p>
          </table:table-cell>
          <table:table-cell office:value-type="string">
            <text:p>Surya Karuppusamy</text:p>
          </table:table-cell>
          <table:table-cell office:value-type="string">
            <text:p>surya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 Ramamurthi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1">
            <text:p>171</text:p>
          </table:table-cell>
          <table:table-cell office:value-type="string">
            <text:p>Priyadharshini Shanmugavel</text:p>
          </table:table-cell>
          <table:table-cell office:value-type="string">
            <text:p>priyadharshini.sh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58">
            <text:p>858</text:p>
          </table:table-cell>
          <table:table-cell office:value-type="string">
            <text:p>Renuka Nagaraj</text:p>
          </table:table-cell>
          <table:table-cell office:value-type="string">
            <text:p>renuka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69">
            <text:p>869</text:p>
          </table:table-cell>
          <table:table-cell office:value-type="string">
            <text:p>Dhivya Dakshnamoorthy</text:p>
          </table:table-cell>
          <table:table-cell office:value-type="string">
            <text:p>dhivya.d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92">
            <text:p>892</text:p>
          </table:table-cell>
          <table:table-cell office:value-type="string">
            <text:p>Divyabharathi Mathiyalagan</text:p>
          </table:table-cell>
          <table:table-cell office:value-type="string">
            <text:p>divyabharath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629">
            <text:p>1629</text:p>
          </table:table-cell>
          <table:table-cell office:value-type="string">
            <text:p>Suresh Dhayalan</text:p>
          </table:table-cell>
          <table:table-cell office:value-type="string">
            <text:p>suresh.d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35">
            <text:p>1635</text:p>
          </table:table-cell>
          <table:table-cell office:value-type="string">
            <text:p>Naveen Kumar</text:p>
          </table:table-cell>
          <table:table-cell office:value-type="string">
            <text:p>naveen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style-name="ce3" office:value-type="float" office:value="2222">
            <text:p>2222</text:p>
          </table:table-cell>
          <table:table-cell table:style-name="ce4" office:value-type="string">
            <text:p>Vennila A Alagarsamy</text:p>
          </table:table-cell>
          <table:table-cell office:value-type="string">
            <text:p>vennila.a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687">
            <text:p>1687</text:p>
          </table:table-cell>
          <table:table-cell office:value-type="string">
            <text:p>Ramya Subba Rao</text:p>
          </table:table-cell>
          <table:table-cell office:value-type="string">
            <text:p>ramya.s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213">
            <text:p>2213</text:p>
          </table:table-cell>
          <table:table-cell office:value-type="string">
            <text:p>Vishwa Shree T G Ganesh Babu</text:p>
          </table:table-cell>
          <table:table-cell office:value-type="string">
            <text:p>vishwashree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Priyadharshini Shanmugave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214">
            <text:p>2214</text:p>
          </table:table-cell>
          <table:table-cell office:value-type="string">
            <text:p>Swarnalakshmi K Kalyanasundaram</text:p>
          </table:table-cell>
          <table:table-cell office:value-type="string">
            <text:p>swarnalakshm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P-2832</text:p>
          </table:table-cell>
          <table:table-cell office:value-type="string">
            <text:p>Maheswaran Murugesan</text:p>
          </table:table-cell>
          <table:table-cell office:value-type="string">
            <text:p>maheswaran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P-2815</text:p>
          </table:table-cell>
          <table:table-cell office:value-type="string">
            <text:p>Saravanalingam Sivalingam</text:p>
          </table:table-cell>
          <table:table-cell office:value-type="string">
            <text:p>saravanalingam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ruthi Kanakadas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472">
            <text:p>472</text:p>
          </table:table-cell>
          <table:table-cell office:value-type="string">
            <text:p>Umavathy Perumal</text:p>
          </table:table-cell>
          <table:table-cell office:value-type="string">
            <text:p>umavathy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294">
            <text:p>1294</text:p>
          </table:table-cell>
          <table:table-cell office:value-type="string">
            <text:p>Raja Prabha Shankar</text:p>
          </table:table-cell>
          <table:table-cell office:value-type="string">
            <text:p>rajaprabha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307">
            <text:p>1307</text:p>
          </table:table-cell>
          <table:table-cell office:value-type="string">
            <text:p>Priyalakshmi Sundaram</text:p>
          </table:table-cell>
          <table:table-cell office:value-type="string">
            <text:p>priyalakshm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381">
            <text:p>1381</text:p>
          </table:table-cell>
          <table:table-cell office:value-type="string">
            <text:p>Vandana Rajkumar</text:p>
          </table:table-cell>
          <table:table-cell office:value-type="string">
            <text:p>vandan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700">
            <text:p>1700</text:p>
          </table:table-cell>
          <table:table-cell office:value-type="string">
            <text:p>Sai Akshay Kumar Kolipakula</text:p>
          </table:table-cell>
          <table:table-cell office:value-type="string">
            <text:p>saiakshaykumar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702">
            <text:p>1702</text:p>
          </table:table-cell>
          <table:table-cell office:value-type="string">
            <text:p>Soma Surya Venkata Sridatta Vishnumurthy</text:p>
          </table:table-cell>
          <table:table-cell office:value-type="string">
            <text:p>venkatasridatta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041">
            <text:p>2041</text:p>
          </table:table-cell>
          <table:table-cell office:value-type="string">
            <text:p>Sathish Selvaraj</text:p>
          </table:table-cell>
          <table:table-cell office:value-type="string">
            <text:p>sathish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796">
            <text:p>1796</text:p>
          </table:table-cell>
          <table:table-cell office:value-type="string">
            <text:p>Raja Bhargavi Venkata Seshaiah</text:p>
          </table:table-cell>
          <table:table-cell office:value-type="string">
            <text:p>rajabhargavi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P-2844</text:p>
          </table:table-cell>
          <table:table-cell office:value-type="string">
            <text:p>Vijaya Kumar Chokkalingam</text:p>
          </table:table-cell>
          <table:table-cell office:value-type="string">
            <text:p>vijayakumar.c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239">
            <text:p>2239</text:p>
          </table:table-cell>
          <table:table-cell office:value-type="string">
            <text:p>Akshya T A Aravindan</text:p>
          </table:table-cell>
          <table:table-cell office:value-type="string">
            <text:p>akshya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2247">
            <text:p>2247</text:p>
          </table:table-cell>
          <table:table-cell office:value-type="string">
            <text:p>Anusha R Raja Gopal</text:p>
          </table:table-cell>
          <table:table-cell office:value-type="string">
            <text:p>anush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Umavathy Perumal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29">
            <text:p>229</text:p>
          </table:table-cell>
          <table:table-cell office:value-type="string">
            <text:p>Shiva Prabhakaran</text:p>
          </table:table-cell>
          <table:table-cell office:value-type="string">
            <text:p>shiv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964">
            <text:p>964</text:p>
          </table:table-cell>
          <table:table-cell office:value-type="string">
            <text:p>Muthu Abirami Subramanian</text:p>
          </table:table-cell>
          <table:table-cell office:value-type="string">
            <text:p>muthuabiram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987">
            <text:p>987</text:p>
          </table:table-cell>
          <table:table-cell office:value-type="string">
            <text:p>Anupriya Jaikumar</text:p>
          </table:table-cell>
          <table:table-cell office:value-type="string">
            <text:p>anupriya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009">
            <text:p>1009</text:p>
          </table:table-cell>
          <table:table-cell office:value-type="string">
            <text:p>Poonguzhali Manogaran</text:p>
          </table:table-cell>
          <table:table-cell office:value-type="string">
            <text:p>poonguzhali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719">
            <text:p>1719</text:p>
          </table:table-cell>
          <table:table-cell office:value-type="string">
            <text:p>Manoj Varma Venkata Ramana Raju</text:p>
          </table:table-cell>
          <table:table-cell office:value-type="string">
            <text:p>manojvarma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734">
            <text:p>1734</text:p>
          </table:table-cell>
          <table:table-cell office:value-type="string">
            <text:p>Chaitanya Grandhi</text:p>
          </table:table-cell>
          <table:table-cell office:value-type="string">
            <text:p>chaitanya.g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802">
            <text:p>1802</text:p>
          </table:table-cell>
          <table:table-cell office:value-type="string">
            <text:p>Pavithra Poluru</text:p>
          </table:table-cell>
          <table:table-cell office:value-type="string">
            <text:p>pavithra.p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P-2839</text:p>
          </table:table-cell>
          <table:table-cell office:value-type="string">
            <text:p>Ranjithkumar Ganesan</text:p>
          </table:table-cell>
          <table:table-cell office:value-type="string">
            <text:p>ranjithkumar.g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424">
            <text:p>2424</text:p>
          </table:table-cell>
          <table:table-cell office:value-type="string">
            <text:p>Anto Clinton Antony</text:p>
          </table:table-cell>
          <table:table-cell office:value-type="string">
            <text:p>antoclinton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076">
            <text:p>1076</text:p>
          </table:table-cell>
          <table:table-cell office:value-type="string">
            <text:p>Kirubasankar Dhanapal</text:p>
          </table:table-cell>
          <table:table-cell office:value-type="string">
            <text:p>kirubasankar.d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Shiva Prabhaka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35">
            <text:p>235</text:p>
          </table:table-cell>
          <table:table-cell office:value-type="string">
            <text:p>Ashok Kumar Rajendran</text:p>
          </table:table-cell>
          <table:table-cell office:value-type="string">
            <text:p>ashokkumar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090">
            <text:p>1090</text:p>
          </table:table-cell>
          <table:table-cell office:value-type="string">
            <text:p>Gayathri Kanagasabai</text:p>
          </table:table-cell>
          <table:table-cell office:value-type="string">
            <text:p>gayathri.k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093">
            <text:p>1093</text:p>
          </table:table-cell>
          <table:table-cell office:value-type="string">
            <text:p>Pavithra Palanisamy</text:p>
          </table:table-cell>
          <table:table-cell office:value-type="string">
            <text:p>pavithr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096">
            <text:p>1096</text:p>
          </table:table-cell>
          <table:table-cell office:value-type="string">
            <text:p>Sasikala Palanisamy</text:p>
          </table:table-cell>
          <table:table-cell office:value-type="string">
            <text:p>sasikala.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895">
            <text:p>1895</text:p>
          </table:table-cell>
          <table:table-cell office:value-type="string">
            <text:p>Venkatesh Velumani</text:p>
          </table:table-cell>
          <table:table-cell office:value-type="string">
            <text:p>venkatesh.v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894">
            <text:p>1894</text:p>
          </table:table-cell>
          <table:table-cell office:value-type="string">
            <text:p>Ram Kumar Manavalan</text:p>
          </table:table-cell>
          <table:table-cell office:value-type="string">
            <text:p>ramkumar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831">
            <text:p>1831</text:p>
          </table:table-cell>
          <table:table-cell office:value-type="string">
            <text:p>Durga Sri Subramanian</text:p>
          </table:table-cell>
          <table:table-cell office:value-type="string">
            <text:p>durgasr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217">
            <text:p>2217</text:p>
          </table:table-cell>
          <table:table-cell office:value-type="string">
            <text:p>Divya M Muthu</text:p>
          </table:table-cell>
          <table:table-cell office:value-type="string">
            <text:p>divya.m1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style-name="ce3" office:value-type="float" office:value="2306">
            <text:p>2306</text:p>
          </table:table-cell>
          <table:table-cell table:style-name="ce4" office:value-type="string">
            <text:p>Reshma M Mohammed Jabir</text:p>
          </table:table-cell>
          <table:table-cell office:value-type="string">
            <text:p>reshm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459">
            <text:p>2459</text:p>
          </table:table-cell>
          <table:table-cell office:value-type="string">
            <text:p>Indirazith M Manikandan</text:p>
          </table:table-cell>
          <table:table-cell office:value-type="string">
            <text:p>indirazith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Ashok Kumar Rajendran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27">
            <text:p>327</text:p>
          </table:table-cell>
          <table:table-cell office:value-type="string">
            <text:p>Kishore Kumar Venkatachalam</text:p>
          </table:table-cell>
          <table:table-cell office:value-type="string">
            <text:p>kishorkumar.v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LL</text:p>
          </table:table-cell>
          <table:table-cell table:number-columns-repeated="2"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101">
            <text:p>1101</text:p>
          </table:table-cell>
          <table:table-cell office:value-type="string">
            <text:p>Naurin Asra Nausath Ali</text:p>
          </table:table-cell>
          <table:table-cell office:value-type="string">
            <text:p>naurinasra.n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162">
            <text:p>1162</text:p>
          </table:table-cell>
          <table:table-cell office:value-type="string">
            <text:p>Poorani Sri Jeyaseelan</text:p>
          </table:table-cell>
          <table:table-cell office:value-type="string">
            <text:p>pooranisri.j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189">
            <text:p>1189</text:p>
          </table:table-cell>
          <table:table-cell office:value-type="string">
            <text:p>Vanitha Mohan</text:p>
          </table:table-cell>
          <table:table-cell office:value-type="string">
            <text:p>vanitha.m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style-name="ce3" office:value-type="float" office:value="2319">
            <text:p>2319</text:p>
          </table:table-cell>
          <table:table-cell table:style-name="ce4" office:value-type="string">
            <text:p>Shrikokila R Ramalingam</text:p>
          </table:table-cell>
          <table:table-cell office:value-type="string">
            <text:p>shrikokila.r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100">
            <text:p>2100</text:p>
          </table:table-cell>
          <table:table-cell office:value-type="string">
            <text:p>Pradeep Subramaniyan</text:p>
          </table:table-cell>
          <table:table-cell office:value-type="string">
            <text:p>pradeep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838">
            <text:p>1838</text:p>
          </table:table-cell>
          <table:table-cell office:value-type="string">
            <text:p>Gayathri Sreenivasan</text:p>
          </table:table-cell>
          <table:table-cell office:value-type="string">
            <text:p>gayathri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P-2841</text:p>
          </table:table-cell>
          <table:table-cell office:value-type="string">
            <text:p>Suganth Sakthivel</text:p>
          </table:table-cell>
          <table:table-cell office:value-type="string">
            <text:p>suganth.s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265">
            <text:p>2265</text:p>
          </table:table-cell>
          <table:table-cell office:value-type="string">
            <text:p>Sujitha M Murugesan</text:p>
          </table:table-cell>
          <table:table-cell office:value-type="string">
            <text:p>sujitha.m@ivtlinfoview.co.jp</text:p>
          </table:table-cell>
          <table:table-cell office:value-type="string">
            <text:p>Hue - AC - V4 – Pattern0</text:p>
          </table:table-cell>
          <table:table-cell office:value-type="string">
            <text:p>HUE-AC Expense</text:p>
          </table:table-cell>
          <table:table-cell office:value-type="string">
            <text:p>Member</text:p>
          </table:table-cell>
          <table:table-cell office:value-type="string">
            <text:p>Sathyapriya Vijayakumar</text:p>
          </table:table-cell>
          <table:table-cell/>
          <table:table-cell office:value-type="string">
            <text:p>Rajmohan Natesan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style-name="ce3" office:value-type="float" office:value="2442">
            <text:p>2442</text:p>
          </table:table-cell>
          <table:table-cell table:style-name="ce4" office:value-type="string">
            <text:p>Deepika S.P Sankar Prakash</text:p>
          </table:table-cell>
          <table:table-cell office:value-type="string">
            <text:p>deepika.sp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P-2755</text:p>
          </table:table-cell>
          <table:table-cell office:value-type="string">
            <text:p>Arul Asokkumar</text:p>
          </table:table-cell>
          <table:table-cell office:value-type="string">
            <text:p>arul.a@ivtlinfoview.co.jp</text:p>
          </table:table-cell>
          <table:table-cell office:value-type="string">
            <text:p>Hue - AC - V4 - Pattern3</text:p>
          </table:table-cell>
          <table:table-cell office:value-type="string">
            <text:p>ASV</text:p>
          </table:table-cell>
          <table:table-cell office:value-type="string">
            <text:p>Member</text:p>
          </table:table-cell>
          <table:table-cell office:value-type="string">
            <text:p>Kishore Kumar Venkatachalam</text:p>
          </table:table-cell>
          <table:table-cell/>
          <table:table-cell office:value-type="string">
            <text:p>Rajmohan Natesan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</table:table>
      <table:table table:name="Pivot Table_Sheet1_2" table:style-name="ta1" table:print="false">
        <table:table-column table:style-name="co12" table:default-cell-style-name="ce7"/>
        <table:table-column table:style-name="co11" table:default-cell-style-name="ce12"/>
        <table:table-column table:style-name="co11" table:number-columns-repeated="7" table:default-cell-style-name="Default"/>
        <table:table-column table:style-name="co11" table:default-cell-style-name="ce15"/>
        <table:table-column table:style-name="co11" table:default-cell-style-name="Default"/>
        <table:table-row table:style-name="ro2">
          <table:table-cell table:style-name="Default" office:value-type="string">
            <text:p>Filter</text:p>
          </table:table-cell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2">
          <table:table-cell table:style-name="Pivot_20_Table_20_Field" office:value-type="string">
            <text:p>Project Name</text:p>
          </table:table-cell>
          <table:table-cell table:style-name="ce9" office:value-type="string">
            <text:p>Hue - AC - V4 - Pattern3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Pivot_20_Table_20_Field" office:value-type="string">
            <text:p>Dept</text:p>
          </table:table-cell>
          <table:table-cell table:style-name="ce9" office:value-type="string">
            <text:p>SS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/>
        </table:table-row>
        <table:table-row table:style-name="ro2">
          <table:table-cell table:style-name="ce5" office:value-type="string">
            <text:p>LL</text:p>
          </table:table-cell>
          <table:table-cell table:style-name="ce10"/>
          <table:table-cell table:number-columns-repeated="7"/>
          <table:table-cell table:style-name="Default"/>
          <table:table-cell/>
        </table:table-row>
        <table:table-row table:style-name="ro2">
          <table:table-cell table:style-name="ce6" office:value-type="string">
            <text:p>(empty)</text:p>
          </table:table-cell>
          <table:table-cell table:style-name="ce11" office:value-type="float" office:value="28">
            <text:p>28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>
            <text:p>Annoncia Joseph Raj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Arokkia Jerald Praveen Devadass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Dineshkumar Rajakumar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Gowtham Chandrasekaran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Hemarajan Somasundaram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Ilakkiya Kandhasamy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Jothi Subramanian</text:p>
          </table:table-cell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office:value-type="string">
            <text:p>Not</text:p>
          </table:table-cell>
          <table:table-cell office:value-type="float" office:value="2439">
            <text:p>2439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Keerttana Dhamodhar Rajhu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Lavanya Krishnamurthy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Mohanapriya Saravanan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Nithin U.s Sreenivasan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Nivetha Jambu Nathan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Premanand Balasubramanian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Priyadharshini Shanmugam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Ranjith Kumar Ganesan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Rohini Subramanian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Rokkam Padma Shyam Sundar Anjan Kumar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Satheeshkumar Sivakumar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Not</text:p>
          </table:table-cell>
          <table:table-cell table:style-name="ce2" office:value-type="float" office:value="1226">
            <text:p>1226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Sivasankaran Ravichandran</text:p>
          </table:table-cell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Soundarya Ilangovan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Sriram Rajagopalan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Sureshkrishnan Muthusamy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>
            <text:p>Swatheeswaran Gopalsamy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table:number-columns-repeated="7"/>
          <table:table-cell table:style-name="ce16"/>
        </table:table-row>
        <table:table-row table:style-name="ro2">
          <table:table-cell office:value-type="string">
            <text:p>Udaya Natarajan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table:number-columns-repeated="7"/>
          <table:table-cell table:style-name="ce16"/>
        </table:table-row>
        <table:table-row table:style-name="ro2">
          <table:table-cell office:value-type="string">
            <text:p>Vanithasri Venkatesan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7"/>
          <table:table-cell table:style-name="ce16"/>
        </table:table-row>
        <table:table-row table:style-name="ro2">
          <table:table-cell office:value-type="string">
            <text:p>Yogeswari Mani</text:p>
          </table:table-cell>
          <table:table-cell table:style-name="ce13" office:value-type="float" office:value="14">
            <text:p>14</text:p>
          </table:table-cell>
          <table:table-cell office:value-type="string">
            <text:p>C</text:p>
          </table:table-cell>
          <table:table-cell table:number-columns-repeated="7"/>
          <table:table-cell table:style-name="ce16"/>
        </table:table-row>
        <table:table-row table:style-name="ro2">
          <table:table-cell table:style-name="ce8" office:value-type="string">
            <text:p>Total Result</text:p>
          </table:table-cell>
          <table:table-cell table:style-name="ce14" office:value-type="float" office:value="331">
            <text:p>331</text:p>
          </table:table-cell>
          <table:table-cell table:number-columns-repeated="8"/>
          <table:table-cell table:style-name="ce16"/>
        </table:table-row>
        <table:table-row table:style-name="ro2" table:number-rows-repeated="21">
          <table:table-cell table:style-name="Default" table:number-columns-repeated="2"/>
          <table:table-cell table:number-columns-repeated="8"/>
          <table:table-cell table:style-name="ce16"/>
        </table:table-row>
        <table:table-row table:style-name="ro2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9"/>
        </table:table-row>
      </table:table>
      <table:table table:name="Pivot Table_Sheet1_1" table:style-name="ta1" table:print="false">
        <table:table-column table:style-name="co13" table:default-cell-style-name="Default"/>
        <table:table-column table:style-name="co11" table:number-columns-repeated="8" table:default-cell-style-name="Default"/>
        <table:table-row table:style-name="ro2">
          <table:table-cell office:value-type="string">
            <text:p>Filter</text:p>
          </table:table-cell>
          <table:table-cell table:number-columns-repeated="8"/>
        </table:table-row>
        <table:table-row table:style-name="ro2">
          <table:table-cell table:style-name="Pivot_20_Table_20_Field" office:value-type="string">
            <text:p>Project Name</text:p>
          </table:table-cell>
          <table:table-cell table:style-name="ce9" office:value-type="string">
            <text:p>Hue - AC - V4 - Pattern3</text:p>
          </table:table-cell>
          <table:table-cell table:number-columns-repeated="7"/>
        </table:table-row>
        <table:table-row table:style-name="ro2">
          <table:table-cell table:style-name="Pivot_20_Table_20_Field" office:value-type="string">
            <text:p>Initial Resource</text:p>
          </table:table-cell>
          <table:table-cell table:style-name="ce9" office:value-type="string">
            <text:p>- all -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7" office:value-type="string">
            <text:p>Count - Emp ID</text:p>
          </table:table-cell>
          <table:table-cell table:style-name="ce19" office:value-type="string">
            <text:p>Designation</text:p>
          </table:table-cell>
          <table:table-cell table:style-name="ce25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8" office:value-type="string">
            <text:p>Dept</text:p>
          </table:table-cell>
          <table:table-cell table:style-name="ce20" office:value-type="string">
            <text:p>CL</text:p>
          </table:table-cell>
          <table:table-cell table:style-name="ce26" office:value-type="string">
            <text:p>LL</text:p>
          </table:table-cell>
          <table:table-cell table:style-name="ce26" office:value-type="string">
            <text:p>Member</text:p>
          </table:table-cell>
          <table:table-cell table:style-name="ce35" office:value-type="string">
            <text:p>Total Result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SA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30" office:value-type="float" office:value="19">
            <text:p>19</text:p>
          </table:table-cell>
          <table:table-cell table:style-name="ce36"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style-name="ce7" office:value-type="string">
            <text:p>ASV</text:p>
          </table:table-cell>
          <table:table-cell table:style-name="ce22" office:value-type="float" office:value="1">
            <text:p>1</text:p>
          </table:table-cell>
          <table:table-cell table:style-name="Pivot_20_Table_20_Value" office:value-type="float" office:value="15">
            <text:p>15</text:p>
          </table:table-cell>
          <table:table-cell table:style-name="ce31" office:value-type="float" office:value="159">
            <text:p>159</text:p>
          </table:table-cell>
          <table:table-cell table:style-name="ce37" office:value-type="float" office:value="175">
            <text:p>175</text:p>
          </table:table-cell>
          <table:table-cell table:number-columns-repeated="4"/>
        </table:table-row>
        <table:table-row table:style-name="ro2">
          <table:table-cell table:style-name="ce7" office:value-type="string">
            <text:p>HC</text:p>
          </table:table-cell>
          <table:table-cell table:style-name="ce22" office:value-type="float" office:value="1">
            <text:p>1</text:p>
          </table:table-cell>
          <table:table-cell table:style-name="Pivot_20_Table_20_Value" office:value-type="float" office:value="7">
            <text:p>7</text:p>
          </table:table-cell>
          <table:table-cell table:style-name="ce31" office:value-type="float" office:value="110">
            <text:p>110</text:p>
          </table:table-cell>
          <table:table-cell table:style-name="ce37" office:value-type="float" office:value="118">
            <text:p>118</text:p>
          </table:table-cell>
          <table:table-cell table:number-columns-repeated="4"/>
        </table:table-row>
        <table:table-row table:style-name="ro2">
          <table:table-cell table:style-name="ce7" office:value-type="string">
            <text:p>LC</text:p>
          </table:table-cell>
          <table:table-cell table:style-name="ce22"/>
          <table:table-cell table:style-name="Pivot_20_Table_20_Value" office:value-type="float" office:value="2">
            <text:p>2</text:p>
          </table:table-cell>
          <table:table-cell table:style-name="ce31" office:value-type="float" office:value="18">
            <text:p>18</text:p>
          </table:table-cell>
          <table:table-cell table:style-name="ce37"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style-name="ce7" office:value-type="string">
            <text:p>SS</text:p>
          </table:table-cell>
          <table:table-cell table:style-name="ce23" office:value-type="float" office:value="2">
            <text:p>2</text:p>
          </table:table-cell>
          <table:table-cell table:style-name="ce28" office:value-type="float" office:value="26">
            <text:p>26</text:p>
          </table:table-cell>
          <table:table-cell table:style-name="ce32" office:value-type="float" office:value="303">
            <text:p>303</text:p>
          </table:table-cell>
          <table:table-cell table:style-name="ce38" office:value-type="float" office:value="331">
            <text:p>331</text:p>
          </table:table-cell>
          <table:table-cell table:number-columns-repeated="4"/>
        </table:table-row>
        <table:table-row table:style-name="ro2">
          <table:table-cell table:style-name="ce8" office:value-type="string">
            <text:p>Total Result</text:p>
          </table:table-cell>
          <table:table-cell table:style-name="ce24" office:value-type="float" office:value="4">
            <text:p>4</text:p>
          </table:table-cell>
          <table:table-cell table:style-name="ce29" office:value-type="float" office:value="51">
            <text:p>51</text:p>
          </table:table-cell>
          <table:table-cell table:style-name="ce33" office:value-type="float" office:value="609">
            <text:p>609</text:p>
          </table:table-cell>
          <table:table-cell table:style-name="ce14" office:value-type="float" office:value="664">
            <text:p>664</text:p>
          </table:table-cell>
          <table:table-cell table:number-columns-repeated="4"/>
        </table:table-row>
        <table:table-row table:style-name="ro2" table:number-rows-repeated="30">
          <table:table-cell table:number-columns-repeated="9"/>
        </table:table-row>
        <table:table-row table:style-name="ro2">
          <table:table-cell table:number-columns-repeated="8"/>
          <table:table-cell table:style-name="ce1"/>
        </table:table-row>
      </table:table>
      <table:table table:name="Mail Ids" table:style-name="ta1" table:print="false">
        <table:table-column table:style-name="co11" table:default-cell-style-name="Default"/>
        <table:table-column table:style-name="co11" table:number-columns-repeated="2" table:default-cell-style-name="ce42"/>
        <table:table-column table:style-name="co14" table:default-cell-style-name="ce50"/>
        <table:table-column table:style-name="co15" table:default-cell-style-name="ce50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9" table:number-columns-repeated="2"/>
          <table:table-cell table:style-name="ce47" table:number-columns-repeated="2"/>
        </table:table-row>
        <table:table-row table:style-name="ro2">
          <table:table-cell/>
          <table:table-cell table:style-name="ce39" table:number-columns-repeated="2"/>
          <table:table-cell table:style-name="ce48" office:value-type="string">
            <text:p>Contact Info</text:p>
          </table:table-cell>
          <table:table-cell table:style-name="ce47"/>
        </table:table-row>
        <table:table-row table:style-name="ro2">
          <table:table-cell/>
          <table:table-cell table:style-name="ce40" office:value-type="string">
            <text:p>S.No</text:p>
          </table:table-cell>
          <table:table-cell table:style-name="ce43" office:value-type="string">
            <text:p>Emp ID</text:p>
          </table:table-cell>
          <table:table-cell table:style-name="ce40" office:value-type="string">
            <text:p>Off Email</text:p>
          </table:table-cell>
          <table:table-cell table:style-name="ce40" office:value-type="string">
            <text:p>Employee Name</text:p>
          </table:table-cell>
        </table:table-row>
        <table:table-row table:style-name="ro2">
          <table:table-cell/>
          <table:table-cell table:style-name="ce41" office:value-type="float" office:value="1">
            <text:p>1</text:p>
          </table:table-cell>
          <table:table-cell table:style-name="ce41" office:value-type="float" office:value="15">
            <text:p>15</text:p>
          </table:table-cell>
          <table:table-cell table:style-name="ce49" office:value-type="string">
            <text:p>kishorekumar.m@ivtlinfoview.co.jp</text:p>
          </table:table-cell>
          <table:table-cell table:style-name="ce51" office:value-type="string">
            <text:p>Kishore Kumar Manoharan</text:p>
          </table:table-cell>
        </table:table-row>
        <table:table-row table:style-name="ro2">
          <table:table-cell/>
          <table:table-cell table:style-name="ce41" office:value-type="float" office:value="2">
            <text:p>2</text:p>
          </table:table-cell>
          <table:table-cell table:style-name="ce41" office:value-type="float" office:value="25">
            <text:p>25</text:p>
          </table:table-cell>
          <table:table-cell table:style-name="ce49" office:value-type="string">
            <text:p>loganthan.v@ivtlinfoview.co.jp</text:p>
          </table:table-cell>
          <table:table-cell table:style-name="ce51" office:value-type="string">
            <text:p>Loganathan Vinayagam</text:p>
          </table:table-cell>
        </table:table-row>
        <table:table-row table:style-name="ro2">
          <table:table-cell/>
          <table:table-cell table:style-name="ce41" office:value-type="float" office:value="3">
            <text:p>3</text:p>
          </table:table-cell>
          <table:table-cell table:style-name="ce41" office:value-type="float" office:value="31">
            <text:p>31</text:p>
          </table:table-cell>
          <table:table-cell table:style-name="ce49" office:value-type="string">
            <text:p>rajivgandhi.l@ivtlinfoview.co.jp</text:p>
          </table:table-cell>
          <table:table-cell table:style-name="ce51" office:value-type="string">
            <text:p>Rajiv Gandhi Loganathan</text:p>
          </table:table-cell>
        </table:table-row>
        <table:table-row table:style-name="ro2">
          <table:table-cell/>
          <table:table-cell table:style-name="ce41" office:value-type="float" office:value="4">
            <text:p>4</text:p>
          </table:table-cell>
          <table:table-cell table:style-name="ce41" office:value-type="float" office:value="37">
            <text:p>37</text:p>
          </table:table-cell>
          <table:table-cell table:style-name="ce49" office:value-type="string">
            <text:p>pradeepkumar.i@ivtlinfoview.co.jp</text:p>
          </table:table-cell>
          <table:table-cell table:style-name="ce51" office:value-type="string">
            <text:p>Pradeep Kumar Irudayaraj</text:p>
          </table:table-cell>
        </table:table-row>
        <table:table-row table:style-name="ro2">
          <table:table-cell/>
          <table:table-cell table:style-name="ce41" office:value-type="float" office:value="5">
            <text:p>5</text:p>
          </table:table-cell>
          <table:table-cell table:style-name="ce41" office:value-type="float" office:value="39">
            <text:p>39</text:p>
          </table:table-cell>
          <table:table-cell table:style-name="ce49" office:value-type="string">
            <text:p>kopperuncholan.s@ivtlinfoview.co.jp</text:p>
          </table:table-cell>
          <table:table-cell table:style-name="ce51" office:value-type="string">
            <text:p>Kopperuncholan Senguttuvan</text:p>
          </table:table-cell>
        </table:table-row>
        <table:table-row table:style-name="ro2">
          <table:table-cell/>
          <table:table-cell table:style-name="ce41" office:value-type="float" office:value="6">
            <text:p>6</text:p>
          </table:table-cell>
          <table:table-cell table:style-name="ce41" office:value-type="float" office:value="48">
            <text:p>48</text:p>
          </table:table-cell>
          <table:table-cell table:style-name="ce49" office:value-type="string">
            <text:p>dineshkumar.j@ivtlinfoview.co.jp</text:p>
          </table:table-cell>
          <table:table-cell table:style-name="ce51" office:value-type="string">
            <text:p>Dinesh Kumar Jeyakumar</text:p>
          </table:table-cell>
        </table:table-row>
        <table:table-row table:style-name="ro2">
          <table:table-cell/>
          <table:table-cell table:style-name="ce41" office:value-type="float" office:value="7">
            <text:p>7</text:p>
          </table:table-cell>
          <table:table-cell table:style-name="ce41" office:value-type="float" office:value="64">
            <text:p>64</text:p>
          </table:table-cell>
          <table:table-cell table:style-name="ce49" office:value-type="string">
            <text:p>sruthi.k@ivtlinfoview.co.jp</text:p>
          </table:table-cell>
          <table:table-cell table:style-name="ce51" office:value-type="string">
            <text:p>Sruthi Kanakadas</text:p>
          </table:table-cell>
        </table:table-row>
        <table:table-row table:style-name="ro2">
          <table:table-cell/>
          <table:table-cell table:style-name="ce41" office:value-type="float" office:value="8">
            <text:p>8</text:p>
          </table:table-cell>
          <table:table-cell table:style-name="ce41" office:value-type="float" office:value="66">
            <text:p>66</text:p>
          </table:table-cell>
          <table:table-cell table:style-name="ce49" office:value-type="string">
            <text:p>sivasankari.v@ivtlinfoview.co.jp</text:p>
          </table:table-cell>
          <table:table-cell table:style-name="ce51" office:value-type="string">
            <text:p>Siva Sankari Vanniarajan</text:p>
          </table:table-cell>
        </table:table-row>
        <table:table-row table:style-name="ro2">
          <table:table-cell/>
          <table:table-cell table:style-name="ce41" office:value-type="float" office:value="9">
            <text:p>9</text:p>
          </table:table-cell>
          <table:table-cell table:style-name="ce41" office:value-type="float" office:value="70">
            <text:p>70</text:p>
          </table:table-cell>
          <table:table-cell table:style-name="ce49" office:value-type="string">
            <text:p>indira.r@ivtlinfoview.co.jp</text:p>
          </table:table-cell>
          <table:table-cell table:style-name="ce51" office:value-type="string">
            <text:p>Indira Rajasekar</text:p>
          </table:table-cell>
        </table:table-row>
        <table:table-row table:style-name="ro2">
          <table:table-cell/>
          <table:table-cell table:style-name="ce41" office:value-type="float" office:value="10">
            <text:p>10</text:p>
          </table:table-cell>
          <table:table-cell table:style-name="ce41" office:value-type="float" office:value="71">
            <text:p>71</text:p>
          </table:table-cell>
          <table:table-cell table:style-name="ce49" office:value-type="string">
            <text:p>vanithasri.v@ivtlinfoview.co.jp</text:p>
          </table:table-cell>
          <table:table-cell table:style-name="ce51" office:value-type="string">
            <text:p>Vanithasri Venkatesan</text:p>
          </table:table-cell>
        </table:table-row>
        <table:table-row table:style-name="ro2">
          <table:table-cell/>
          <table:table-cell table:style-name="ce41" office:value-type="float" office:value="11">
            <text:p>11</text:p>
          </table:table-cell>
          <table:table-cell table:style-name="ce41" office:value-type="float" office:value="75">
            <text:p>75</text:p>
          </table:table-cell>
          <table:table-cell table:style-name="ce49" office:value-type="string">
            <text:p>nithya.s@ivtlinfoview.co.jp</text:p>
          </table:table-cell>
          <table:table-cell table:style-name="ce51" office:value-type="string">
            <text:p>Nithya Saravanan</text:p>
          </table:table-cell>
        </table:table-row>
        <table:table-row table:style-name="ro2">
          <table:table-cell/>
          <table:table-cell table:style-name="ce41" office:value-type="float" office:value="12">
            <text:p>12</text:p>
          </table:table-cell>
          <table:table-cell table:style-name="ce41" office:value-type="float" office:value="87">
            <text:p>87</text:p>
          </table:table-cell>
          <table:table-cell table:style-name="ce49" office:value-type="string">
            <text:p>vinodhini.k@ivtlinfoview.co.jp</text:p>
          </table:table-cell>
          <table:table-cell table:style-name="ce51" office:value-type="string">
            <text:p>Vinodhini Kathiresan</text:p>
          </table:table-cell>
        </table:table-row>
        <table:table-row table:style-name="ro2">
          <table:table-cell/>
          <table:table-cell table:style-name="ce41" office:value-type="float" office:value="13">
            <text:p>13</text:p>
          </table:table-cell>
          <table:table-cell table:style-name="ce41" office:value-type="float" office:value="92">
            <text:p>92</text:p>
          </table:table-cell>
          <table:table-cell table:style-name="ce49" office:value-type="string">
            <text:p>sivanesan.a@ivtlinfoview.co.jp</text:p>
          </table:table-cell>
          <table:table-cell table:style-name="ce51" office:value-type="string">
            <text:p>Sivanesan Alaganandam</text:p>
          </table:table-cell>
        </table:table-row>
        <table:table-row table:style-name="ro2">
          <table:table-cell/>
          <table:table-cell table:style-name="ce41" office:value-type="float" office:value="14">
            <text:p>14</text:p>
          </table:table-cell>
          <table:table-cell table:style-name="ce41" office:value-type="float" office:value="93">
            <text:p>93</text:p>
          </table:table-cell>
          <table:table-cell table:style-name="ce49" office:value-type="string">
            <text:p>manimozhi.s@ivtlinfoview.co.jp</text:p>
          </table:table-cell>
          <table:table-cell table:style-name="ce51" office:value-type="string">
            <text:p>Manimozhi Subramanian</text:p>
          </table:table-cell>
        </table:table-row>
        <table:table-row table:style-name="ro2">
          <table:table-cell/>
          <table:table-cell table:style-name="ce41" office:value-type="float" office:value="15">
            <text:p>15</text:p>
          </table:table-cell>
          <table:table-cell table:style-name="ce41" office:value-type="float" office:value="114">
            <text:p>114</text:p>
          </table:table-cell>
          <table:table-cell table:style-name="ce49" office:value-type="string">
            <text:p>nithin.s@ivtlinfoview.co.jp</text:p>
          </table:table-cell>
          <table:table-cell table:style-name="ce51" office:value-type="string">
            <text:p>Nithin U.S Sreenivasan</text:p>
          </table:table-cell>
        </table:table-row>
        <table:table-row table:style-name="ro2">
          <table:table-cell/>
          <table:table-cell table:style-name="ce41" office:value-type="float" office:value="16">
            <text:p>16</text:p>
          </table:table-cell>
          <table:table-cell table:style-name="ce41" office:value-type="float" office:value="118">
            <text:p>118</text:p>
          </table:table-cell>
          <table:table-cell table:style-name="ce49" office:value-type="string">
            <text:p>swatheeswaran.g@ivtlinfoview.co.jp</text:p>
          </table:table-cell>
          <table:table-cell table:style-name="ce51" office:value-type="string">
            <text:p>Swatheeswaran Gopalsamy</text:p>
          </table:table-cell>
        </table:table-row>
        <table:table-row table:style-name="ro2">
          <table:table-cell/>
          <table:table-cell table:style-name="ce41" office:value-type="float" office:value="17">
            <text:p>17</text:p>
          </table:table-cell>
          <table:table-cell table:style-name="ce41" office:value-type="float" office:value="120">
            <text:p>120</text:p>
          </table:table-cell>
          <table:table-cell table:style-name="ce49" office:value-type="string">
            <text:p>karthika.n@ivtlinfoview.co.jp</text:p>
          </table:table-cell>
          <table:table-cell table:style-name="ce51" office:value-type="string">
            <text:p>Karthika Nagarajan</text:p>
          </table:table-cell>
        </table:table-row>
        <table:table-row table:style-name="ro2">
          <table:table-cell/>
          <table:table-cell table:style-name="ce41" office:value-type="float" office:value="18">
            <text:p>18</text:p>
          </table:table-cell>
          <table:table-cell table:style-name="ce41" office:value-type="float" office:value="130">
            <text:p>130</text:p>
          </table:table-cell>
          <table:table-cell table:style-name="ce49" office:value-type="string">
            <text:p>ilakkiya.k@ivtlinfoview.co.jp</text:p>
          </table:table-cell>
          <table:table-cell table:style-name="ce51" office:value-type="string">
            <text:p>Ilakkiya Kandhasamy</text:p>
          </table:table-cell>
        </table:table-row>
        <table:table-row table:style-name="ro2">
          <table:table-cell/>
          <table:table-cell table:style-name="ce41" office:value-type="float" office:value="19">
            <text:p>19</text:p>
          </table:table-cell>
          <table:table-cell table:style-name="ce41" office:value-type="float" office:value="132">
            <text:p>132</text:p>
          </table:table-cell>
          <table:table-cell table:style-name="ce49" office:value-type="string">
            <text:p>shashank.k@ivtlinfoview.co.jp</text:p>
          </table:table-cell>
          <table:table-cell table:style-name="ce51" office:value-type="string">
            <text:p>Shashank Krishnam</text:p>
          </table:table-cell>
        </table:table-row>
        <table:table-row table:style-name="ro2">
          <table:table-cell/>
          <table:table-cell table:style-name="ce41" office:value-type="float" office:value="20">
            <text:p>20</text:p>
          </table:table-cell>
          <table:table-cell table:style-name="ce41" office:value-type="float" office:value="133">
            <text:p>133</text:p>
          </table:table-cell>
          <table:table-cell table:style-name="ce49" office:value-type="string">
            <text:p>udaysaikiran.s@ivtlinfoview.co.jp</text:p>
          </table:table-cell>
          <table:table-cell table:style-name="ce51" office:value-type="string">
            <text:p>Uday Sai Kiran Sikakolli</text:p>
          </table:table-cell>
        </table:table-row>
        <table:table-row table:style-name="ro2">
          <table:table-cell/>
          <table:table-cell table:style-name="ce41" office:value-type="float" office:value="21">
            <text:p>21</text:p>
          </table:table-cell>
          <table:table-cell table:style-name="ce41" office:value-type="float" office:value="139">
            <text:p>139</text:p>
          </table:table-cell>
          <table:table-cell table:style-name="ce49" office:value-type="string">
            <text:p>sathiyamoorthy.m@ivtlinfoview.co.jp</text:p>
          </table:table-cell>
          <table:table-cell table:style-name="ce51" office:value-type="string">
            <text:p>Sathiya Moorthy Manoharan</text:p>
          </table:table-cell>
        </table:table-row>
        <table:table-row table:style-name="ro2">
          <table:table-cell/>
          <table:table-cell table:style-name="ce41" office:value-type="float" office:value="22">
            <text:p>22</text:p>
          </table:table-cell>
          <table:table-cell table:style-name="ce41" office:value-type="float" office:value="143">
            <text:p>143</text:p>
          </table:table-cell>
          <table:table-cell table:style-name="ce49" office:value-type="string">
            <text:p>priyadharshini.s@ivtlinfoview.co.jp</text:p>
          </table:table-cell>
          <table:table-cell table:style-name="ce51" office:value-type="string">
            <text:p>Priyadharshini Shanmugam</text:p>
          </table:table-cell>
        </table:table-row>
        <table:table-row table:style-name="ro2">
          <table:table-cell/>
          <table:table-cell table:style-name="ce41" office:value-type="float" office:value="23">
            <text:p>23</text:p>
          </table:table-cell>
          <table:table-cell table:style-name="ce41" office:value-type="float" office:value="148">
            <text:p>148</text:p>
          </table:table-cell>
          <table:table-cell table:style-name="ce49" office:value-type="string">
            <text:p>anandh.s@ivtlinfoview.co.jp</text:p>
          </table:table-cell>
          <table:table-cell table:style-name="ce51" office:value-type="string">
            <text:p>Anandh Shanmugam</text:p>
          </table:table-cell>
        </table:table-row>
        <table:table-row table:style-name="ro2">
          <table:table-cell/>
          <table:table-cell table:style-name="ce41" office:value-type="float" office:value="24">
            <text:p>24</text:p>
          </table:table-cell>
          <table:table-cell table:style-name="ce41" office:value-type="float" office:value="164">
            <text:p>164</text:p>
          </table:table-cell>
          <table:table-cell table:style-name="ce49" office:value-type="string">
            <text:p>manojkumar.b@ivtlinfoview.co.jp</text:p>
          </table:table-cell>
          <table:table-cell table:style-name="ce51" office:value-type="string">
            <text:p>Manojkumar Boologanathan</text:p>
          </table:table-cell>
        </table:table-row>
        <table:table-row table:style-name="ro2">
          <table:table-cell/>
          <table:table-cell table:style-name="ce41" office:value-type="float" office:value="25">
            <text:p>25</text:p>
          </table:table-cell>
          <table:table-cell table:style-name="ce41" office:value-type="float" office:value="165">
            <text:p>165</text:p>
          </table:table-cell>
          <table:table-cell table:style-name="ce49" office:value-type="string">
            <text:p>kanchana.k@ivtlinfoview.co.jp</text:p>
          </table:table-cell>
          <table:table-cell table:style-name="ce51" office:value-type="string">
            <text:p>Kanchana.K Kanagarajan</text:p>
          </table:table-cell>
        </table:table-row>
        <table:table-row table:style-name="ro2">
          <table:table-cell/>
          <table:table-cell table:style-name="ce41" office:value-type="float" office:value="26">
            <text:p>26</text:p>
          </table:table-cell>
          <table:table-cell table:style-name="ce41" office:value-type="float" office:value="171">
            <text:p>171</text:p>
          </table:table-cell>
          <table:table-cell table:style-name="ce49" office:value-type="string">
            <text:p>priyadharshini.sh@ivtlinfoview.co.jp</text:p>
          </table:table-cell>
          <table:table-cell table:style-name="ce51" office:value-type="string">
            <text:p>Priyadharshini Shanmugavel</text:p>
          </table:table-cell>
        </table:table-row>
        <table:table-row table:style-name="ro2">
          <table:table-cell/>
          <table:table-cell table:style-name="ce41" office:value-type="float" office:value="27">
            <text:p>27</text:p>
          </table:table-cell>
          <table:table-cell table:style-name="ce41" office:value-type="float" office:value="175">
            <text:p>175</text:p>
          </table:table-cell>
          <table:table-cell table:style-name="ce49" office:value-type="string">
            <text:p>soundharya.r@ivtlinfoview.co.jp</text:p>
          </table:table-cell>
          <table:table-cell table:style-name="ce51" office:value-type="string">
            <text:p>Soundharya Ramakrishnan</text:p>
          </table:table-cell>
        </table:table-row>
        <table:table-row table:style-name="ro2">
          <table:table-cell/>
          <table:table-cell table:style-name="ce41" office:value-type="float" office:value="28">
            <text:p>28</text:p>
          </table:table-cell>
          <table:table-cell table:style-name="ce41" office:value-type="float" office:value="178">
            <text:p>178</text:p>
          </table:table-cell>
          <table:table-cell table:style-name="ce49" office:value-type="string">
            <text:p>divyahepsibha.x@ivtlinfoview.co.jp</text:p>
          </table:table-cell>
          <table:table-cell table:style-name="ce51" office:value-type="string">
            <text:p>Divya Hepsibha Xavier</text:p>
          </table:table-cell>
        </table:table-row>
        <table:table-row table:style-name="ro2">
          <table:table-cell/>
          <table:table-cell table:style-name="ce41" office:value-type="float" office:value="29">
            <text:p>29</text:p>
          </table:table-cell>
          <table:table-cell table:style-name="ce41" office:value-type="float" office:value="184">
            <text:p>184</text:p>
          </table:table-cell>
          <table:table-cell table:style-name="ce49" office:value-type="string">
            <text:p>shakiralam.m@ivtlinfoview.co.jp</text:p>
          </table:table-cell>
          <table:table-cell table:style-name="ce51" office:value-type="string">
            <text:p>Shakir Alam Mohd. Aman Akhtar</text:p>
          </table:table-cell>
        </table:table-row>
        <table:table-row table:style-name="ro2">
          <table:table-cell/>
          <table:table-cell table:style-name="ce41" office:value-type="float" office:value="30">
            <text:p>30</text:p>
          </table:table-cell>
          <table:table-cell table:style-name="ce41" office:value-type="float" office:value="187">
            <text:p>187</text:p>
          </table:table-cell>
          <table:table-cell table:style-name="ce49" office:value-type="string">
            <text:p>udaya.n@ivtlinfoview.co.jp</text:p>
          </table:table-cell>
          <table:table-cell table:style-name="ce51" office:value-type="string">
            <text:p>Udaya Natarajan</text:p>
          </table:table-cell>
        </table:table-row>
        <table:table-row table:style-name="ro2">
          <table:table-cell/>
          <table:table-cell table:style-name="ce41" office:value-type="float" office:value="31">
            <text:p>31</text:p>
          </table:table-cell>
          <table:table-cell table:style-name="ce41" office:value-type="float" office:value="192">
            <text:p>192</text:p>
          </table:table-cell>
          <table:table-cell table:style-name="ce49" office:value-type="string">
            <text:p>annoncia.j@ivtlinfoview.co.jp</text:p>
          </table:table-cell>
          <table:table-cell table:style-name="ce51" office:value-type="string">
            <text:p>Annoncia Joseph Raj</text:p>
          </table:table-cell>
        </table:table-row>
        <table:table-row table:style-name="ro2">
          <table:table-cell/>
          <table:table-cell table:style-name="ce41" office:value-type="float" office:value="32">
            <text:p>32</text:p>
          </table:table-cell>
          <table:table-cell table:style-name="ce41" office:value-type="float" office:value="196">
            <text:p>196</text:p>
          </table:table-cell>
          <table:table-cell table:style-name="ce49" office:value-type="string">
            <text:p>ashwin.k@ivtlinfoview.co.jp</text:p>
          </table:table-cell>
          <table:table-cell table:style-name="ce51" office:value-type="string">
            <text:p>Ashwin Kanthiah</text:p>
          </table:table-cell>
        </table:table-row>
        <table:table-row table:style-name="ro2">
          <table:table-cell/>
          <table:table-cell table:style-name="ce41" office:value-type="float" office:value="33">
            <text:p>33</text:p>
          </table:table-cell>
          <table:table-cell table:style-name="ce41" office:value-type="float" office:value="204">
            <text:p>204</text:p>
          </table:table-cell>
          <table:table-cell table:style-name="ce49" office:value-type="string">
            <text:p>ranjithkumar.g@ivtlinfoview.co.jp</text:p>
          </table:table-cell>
          <table:table-cell table:style-name="ce51" office:value-type="string">
            <text:p>Ranjith Kumar Ganesan</text:p>
          </table:table-cell>
        </table:table-row>
        <table:table-row table:style-name="ro2">
          <table:table-cell/>
          <table:table-cell table:style-name="ce41" office:value-type="float" office:value="34">
            <text:p>34</text:p>
          </table:table-cell>
          <table:table-cell table:style-name="ce41" office:value-type="float" office:value="208">
            <text:p>208</text:p>
          </table:table-cell>
          <table:table-cell table:style-name="ce49" office:value-type="string">
            <text:p>vinotha.c@ivtlinfoview.co.jp</text:p>
          </table:table-cell>
          <table:table-cell table:style-name="ce51" office:value-type="string">
            <text:p>Vinotha Chandrasekar</text:p>
          </table:table-cell>
        </table:table-row>
        <table:table-row table:style-name="ro2">
          <table:table-cell/>
          <table:table-cell table:style-name="ce41" office:value-type="float" office:value="35">
            <text:p>35</text:p>
          </table:table-cell>
          <table:table-cell table:style-name="ce41" office:value-type="float" office:value="210">
            <text:p>210</text:p>
          </table:table-cell>
          <table:table-cell table:style-name="ce49" office:value-type="string">
            <text:p>palanivel.d@ivtlinfoview.co.jp</text:p>
          </table:table-cell>
          <table:table-cell table:style-name="ce51" office:value-type="string">
            <text:p>Palanivel Dhanusu</text:p>
          </table:table-cell>
        </table:table-row>
        <table:table-row table:style-name="ro2">
          <table:table-cell/>
          <table:table-cell table:style-name="ce41" office:value-type="float" office:value="36">
            <text:p>36</text:p>
          </table:table-cell>
          <table:table-cell table:style-name="ce41" office:value-type="float" office:value="223">
            <text:p>223</text:p>
          </table:table-cell>
          <table:table-cell table:style-name="ce49" office:value-type="string">
            <text:p>gunasekaran.a@ivtlinfoview.co.jp</text:p>
          </table:table-cell>
          <table:table-cell table:style-name="ce51" office:value-type="string">
            <text:p>Gunasekaran Ammasai</text:p>
          </table:table-cell>
        </table:table-row>
        <table:table-row table:style-name="ro2">
          <table:table-cell/>
          <table:table-cell table:style-name="ce41" office:value-type="float" office:value="37">
            <text:p>37</text:p>
          </table:table-cell>
          <table:table-cell table:style-name="ce41" office:value-type="float" office:value="224">
            <text:p>224</text:p>
          </table:table-cell>
          <table:table-cell table:style-name="ce49" office:value-type="string">
            <text:p>gowtham.c@ivtlinfoview.co.jp</text:p>
          </table:table-cell>
          <table:table-cell table:style-name="ce51" office:value-type="string">
            <text:p>Gowtham Chandrasekaran</text:p>
          </table:table-cell>
        </table:table-row>
        <table:table-row table:style-name="ro2">
          <table:table-cell/>
          <table:table-cell table:style-name="ce41" office:value-type="float" office:value="38">
            <text:p>38</text:p>
          </table:table-cell>
          <table:table-cell table:style-name="ce41" office:value-type="float" office:value="225">
            <text:p>225</text:p>
          </table:table-cell>
          <table:table-cell table:style-name="ce49" office:value-type="string">
            <text:p>sivasankaran.r@ivtlinfoview.co.jp</text:p>
          </table:table-cell>
          <table:table-cell table:style-name="ce51" office:value-type="string">
            <text:p>Sivasankaran Ravichandran</text:p>
          </table:table-cell>
        </table:table-row>
        <table:table-row table:style-name="ro2">
          <table:table-cell/>
          <table:table-cell table:style-name="ce41" office:value-type="float" office:value="39">
            <text:p>39</text:p>
          </table:table-cell>
          <table:table-cell table:style-name="ce41" office:value-type="float" office:value="227">
            <text:p>227</text:p>
          </table:table-cell>
          <table:table-cell table:style-name="ce49" office:value-type="string">
            <text:p>shanmugapriya.l@ivtlinfoview.co.jp</text:p>
          </table:table-cell>
          <table:table-cell table:style-name="ce51" office:value-type="string">
            <text:p>Shanmuga Priya Loganathan</text:p>
          </table:table-cell>
        </table:table-row>
        <table:table-row table:style-name="ro2">
          <table:table-cell/>
          <table:table-cell table:style-name="ce41" office:value-type="float" office:value="40">
            <text:p>40</text:p>
          </table:table-cell>
          <table:table-cell table:style-name="ce41" office:value-type="float" office:value="229">
            <text:p>229</text:p>
          </table:table-cell>
          <table:table-cell table:style-name="ce49" office:value-type="string">
            <text:p>shiva.p@ivtlinfoview.co.jp</text:p>
          </table:table-cell>
          <table:table-cell table:style-name="ce51" office:value-type="string">
            <text:p>Shiva Prabhakaran</text:p>
          </table:table-cell>
        </table:table-row>
        <table:table-row table:style-name="ro2">
          <table:table-cell/>
          <table:table-cell table:style-name="ce41" office:value-type="float" office:value="41">
            <text:p>41</text:p>
          </table:table-cell>
          <table:table-cell table:style-name="ce41" office:value-type="float" office:value="230">
            <text:p>230</text:p>
          </table:table-cell>
          <table:table-cell table:style-name="ce49" office:value-type="string">
            <text:p>sabarinathan.r@ivtlinfoview.co.jp</text:p>
          </table:table-cell>
          <table:table-cell table:style-name="ce51" office:value-type="string">
            <text:p>Sabarinathan Raja</text:p>
          </table:table-cell>
        </table:table-row>
        <table:table-row table:style-name="ro2">
          <table:table-cell/>
          <table:table-cell table:style-name="ce41" office:value-type="float" office:value="42">
            <text:p>42</text:p>
          </table:table-cell>
          <table:table-cell table:style-name="ce41" office:value-type="float" office:value="233">
            <text:p>233</text:p>
          </table:table-cell>
          <table:table-cell table:style-name="ce49" office:value-type="string">
            <text:p>sivapriya.j@ivtlinfoview.co.jp</text:p>
          </table:table-cell>
          <table:table-cell table:style-name="ce51" office:value-type="string">
            <text:p>Sivapriya Jayakumar</text:p>
          </table:table-cell>
        </table:table-row>
        <table:table-row table:style-name="ro2">
          <table:table-cell/>
          <table:table-cell table:style-name="ce41" office:value-type="float" office:value="43">
            <text:p>43</text:p>
          </table:table-cell>
          <table:table-cell table:style-name="ce41" office:value-type="float" office:value="234">
            <text:p>234</text:p>
          </table:table-cell>
          <table:table-cell table:style-name="ce49" office:value-type="string">
            <text:p>yamunabharathi.k@ivtlinfoview.co.jp</text:p>
          </table:table-cell>
          <table:table-cell table:style-name="ce51" office:value-type="string">
            <text:p>Yamuna Bharathi Kumarasamy</text:p>
          </table:table-cell>
        </table:table-row>
        <table:table-row table:style-name="ro2">
          <table:table-cell/>
          <table:table-cell table:style-name="ce41" office:value-type="float" office:value="44">
            <text:p>44</text:p>
          </table:table-cell>
          <table:table-cell table:style-name="ce41" office:value-type="float" office:value="235">
            <text:p>235</text:p>
          </table:table-cell>
          <table:table-cell table:style-name="ce49" office:value-type="string">
            <text:p>ashokkumar.r@ivtlinfoview.co.jp</text:p>
          </table:table-cell>
          <table:table-cell table:style-name="ce51" office:value-type="string">
            <text:p>Ashok Kumar Rajendran</text:p>
          </table:table-cell>
        </table:table-row>
        <table:table-row table:style-name="ro2">
          <table:table-cell/>
          <table:table-cell table:style-name="ce41" office:value-type="float" office:value="45">
            <text:p>45</text:p>
          </table:table-cell>
          <table:table-cell table:style-name="ce41" office:value-type="float" office:value="237">
            <text:p>237</text:p>
          </table:table-cell>
          <table:table-cell table:style-name="ce49" office:value-type="string">
            <text:p>gomathi.r@ivtlinfoview.co.jp</text:p>
          </table:table-cell>
          <table:table-cell table:style-name="ce51" office:value-type="string">
            <text:p>Gomathi Ranganathan</text:p>
          </table:table-cell>
        </table:table-row>
        <table:table-row table:style-name="ro2">
          <table:table-cell/>
          <table:table-cell table:style-name="ce41" office:value-type="float" office:value="46">
            <text:p>46</text:p>
          </table:table-cell>
          <table:table-cell table:style-name="ce41" office:value-type="float" office:value="244">
            <text:p>244</text:p>
          </table:table-cell>
          <table:table-cell table:style-name="ce49" office:value-type="string">
            <text:p>mohanapriya.s@ivtlinfoview.co.jp</text:p>
          </table:table-cell>
          <table:table-cell table:style-name="ce51" office:value-type="string">
            <text:p>Mohanapriya Saravanan</text:p>
          </table:table-cell>
        </table:table-row>
        <table:table-row table:style-name="ro2">
          <table:table-cell/>
          <table:table-cell table:style-name="ce41" office:value-type="float" office:value="47">
            <text:p>47</text:p>
          </table:table-cell>
          <table:table-cell table:style-name="ce41" office:value-type="float" office:value="245">
            <text:p>245</text:p>
          </table:table-cell>
          <table:table-cell table:style-name="ce49" office:value-type="string">
            <text:p>sobiya.n@ivtlinfoview.co.jp</text:p>
          </table:table-cell>
          <table:table-cell table:style-name="ce51" office:value-type="string">
            <text:p>Sobiya Nagarajan</text:p>
          </table:table-cell>
        </table:table-row>
        <table:table-row table:style-name="ro2">
          <table:table-cell/>
          <table:table-cell table:style-name="ce41" office:value-type="float" office:value="48">
            <text:p>48</text:p>
          </table:table-cell>
          <table:table-cell table:style-name="ce41" office:value-type="float" office:value="254">
            <text:p>254</text:p>
          </table:table-cell>
          <table:table-cell table:style-name="ce49" office:value-type="string">
            <text:p>anusuya.a@ivtlinfoview.co.jp</text:p>
          </table:table-cell>
          <table:table-cell table:style-name="ce51" office:value-type="string">
            <text:p>Anusuya Annadurai</text:p>
          </table:table-cell>
        </table:table-row>
        <table:table-row table:style-name="ro2">
          <table:table-cell/>
          <table:table-cell table:style-name="ce41" office:value-type="float" office:value="49">
            <text:p>49</text:p>
          </table:table-cell>
          <table:table-cell table:style-name="ce41" office:value-type="float" office:value="266">
            <text:p>266</text:p>
          </table:table-cell>
          <table:table-cell table:style-name="ce49" office:value-type="string">
            <text:p>dhivya.m@ivtlinfoview.co.jp</text:p>
          </table:table-cell>
          <table:table-cell table:style-name="ce51" office:value-type="string">
            <text:p>Dhivya Mathiyazhagan</text:p>
          </table:table-cell>
        </table:table-row>
        <table:table-row table:style-name="ro2">
          <table:table-cell/>
          <table:table-cell table:style-name="ce41" office:value-type="float" office:value="50">
            <text:p>50</text:p>
          </table:table-cell>
          <table:table-cell table:style-name="ce41" office:value-type="float" office:value="280">
            <text:p>280</text:p>
          </table:table-cell>
          <table:table-cell table:style-name="ce49" office:value-type="string">
            <text:p>keerthick.g@ivtlinfoview.co.jp</text:p>
          </table:table-cell>
          <table:table-cell table:style-name="ce51" office:value-type="string">
            <text:p>Keerthick Ganesan</text:p>
          </table:table-cell>
        </table:table-row>
        <table:table-row table:style-name="ro2">
          <table:table-cell/>
          <table:table-cell table:style-name="ce41" office:value-type="float" office:value="51">
            <text:p>51</text:p>
          </table:table-cell>
          <table:table-cell table:style-name="ce41" office:value-type="float" office:value="281">
            <text:p>281</text:p>
          </table:table-cell>
          <table:table-cell table:style-name="ce49" office:value-type="string">
            <text:p>keerttana.d@ivtlinfoview.co.jp</text:p>
          </table:table-cell>
          <table:table-cell table:style-name="ce51" office:value-type="string">
            <text:p>Keerttana Dhamodhar Rajhu</text:p>
          </table:table-cell>
        </table:table-row>
        <table:table-row table:style-name="ro2">
          <table:table-cell/>
          <table:table-cell table:style-name="ce41" office:value-type="float" office:value="52">
            <text:p>52</text:p>
          </table:table-cell>
          <table:table-cell table:style-name="ce41" office:value-type="float" office:value="282">
            <text:p>282</text:p>
          </table:table-cell>
          <table:table-cell table:style-name="ce49" office:value-type="string">
            <text:p>lavanya.kr@ivtlinfoview.co.jp</text:p>
          </table:table-cell>
          <table:table-cell table:style-name="ce51" office:value-type="string">
            <text:p>Lavanya Krishnamurthy</text:p>
          </table:table-cell>
        </table:table-row>
        <table:table-row table:style-name="ro2">
          <table:table-cell/>
          <table:table-cell table:style-name="ce41" office:value-type="float" office:value="53">
            <text:p>53</text:p>
          </table:table-cell>
          <table:table-cell table:style-name="ce41" office:value-type="float" office:value="284">
            <text:p>284</text:p>
          </table:table-cell>
          <table:table-cell table:style-name="ce49" office:value-type="string">
            <text:p>logesh.s@ivtlinfoview.co.jp</text:p>
          </table:table-cell>
          <table:table-cell table:style-name="ce51" office:value-type="string">
            <text:p>Logesh Selvam</text:p>
          </table:table-cell>
        </table:table-row>
        <table:table-row table:style-name="ro2">
          <table:table-cell/>
          <table:table-cell table:style-name="ce41" office:value-type="float" office:value="54">
            <text:p>54</text:p>
          </table:table-cell>
          <table:table-cell table:style-name="ce41" office:value-type="float" office:value="297">
            <text:p>297</text:p>
          </table:table-cell>
          <table:table-cell table:style-name="ce49" office:value-type="string">
            <text:p>sowmya.r@ivtlinfoview.co.jp</text:p>
          </table:table-cell>
          <table:table-cell table:style-name="ce51" office:value-type="string">
            <text:p>Sowmya Rajendran</text:p>
          </table:table-cell>
        </table:table-row>
        <table:table-row table:style-name="ro2">
          <table:table-cell/>
          <table:table-cell table:style-name="ce41" office:value-type="float" office:value="55">
            <text:p>55</text:p>
          </table:table-cell>
          <table:table-cell table:style-name="ce41" office:value-type="float" office:value="299">
            <text:p>299</text:p>
          </table:table-cell>
          <table:table-cell table:style-name="ce49" office:value-type="string">
            <text:p>rohini.s@ivtlinfoview.co.jp</text:p>
          </table:table-cell>
          <table:table-cell table:style-name="ce51" office:value-type="string">
            <text:p>Rohini Subramanian</text:p>
          </table:table-cell>
        </table:table-row>
        <table:table-row table:style-name="ro2">
          <table:table-cell/>
          <table:table-cell table:style-name="ce41" office:value-type="float" office:value="56">
            <text:p>56</text:p>
          </table:table-cell>
          <table:table-cell table:style-name="ce41" office:value-type="float" office:value="300">
            <text:p>300</text:p>
          </table:table-cell>
          <table:table-cell table:style-name="ce49" office:value-type="string">
            <text:p>rokkampadmashyamsundar.a@ivtlinfoview.co.jp</text:p>
          </table:table-cell>
          <table:table-cell table:style-name="ce51" office:value-type="string">
            <text:p>Rokkam Padma Shyam Sundar Anjan Kumar</text:p>
          </table:table-cell>
        </table:table-row>
        <table:table-row table:style-name="ro2">
          <table:table-cell/>
          <table:table-cell table:style-name="ce41" office:value-type="float" office:value="57">
            <text:p>57</text:p>
          </table:table-cell>
          <table:table-cell table:style-name="ce41" office:value-type="float" office:value="302">
            <text:p>302</text:p>
          </table:table-cell>
          <table:table-cell table:style-name="ce49" office:value-type="string">
            <text:p>sankaranarayanan.d@ivtlinfoview.co.jp</text:p>
          </table:table-cell>
          <table:table-cell table:style-name="ce51" office:value-type="string">
            <text:p>Sankara Narayanan Dhandapani</text:p>
          </table:table-cell>
        </table:table-row>
        <table:table-row table:style-name="ro2">
          <table:table-cell/>
          <table:table-cell table:style-name="ce41" office:value-type="float" office:value="58">
            <text:p>58</text:p>
          </table:table-cell>
          <table:table-cell table:style-name="ce41" office:value-type="float" office:value="307">
            <text:p>307</text:p>
          </table:table-cell>
          <table:table-cell table:style-name="ce49" office:value-type="string">
            <text:p>sugumar.d@ivtlinfoview.co.jp</text:p>
          </table:table-cell>
          <table:table-cell table:style-name="ce51" office:value-type="string">
            <text:p>Sugumar Durairaj</text:p>
          </table:table-cell>
        </table:table-row>
        <table:table-row table:style-name="ro2">
          <table:table-cell/>
          <table:table-cell table:style-name="ce41" office:value-type="float" office:value="59">
            <text:p>59</text:p>
          </table:table-cell>
          <table:table-cell table:style-name="ce41" office:value-type="float" office:value="308">
            <text:p>308</text:p>
          </table:table-cell>
          <table:table-cell table:style-name="ce49" office:value-type="string">
            <text:p>supriya.r@ivtlinfoview.co.jp</text:p>
          </table:table-cell>
          <table:table-cell table:style-name="ce51" office:value-type="string">
            <text:p>Supriya Rajan</text:p>
          </table:table-cell>
        </table:table-row>
        <table:table-row table:style-name="ro2">
          <table:table-cell/>
          <table:table-cell table:style-name="ce41" office:value-type="float" office:value="60">
            <text:p>60</text:p>
          </table:table-cell>
          <table:table-cell table:style-name="ce41" office:value-type="float" office:value="318">
            <text:p>318</text:p>
          </table:table-cell>
          <table:table-cell table:style-name="ce49" office:value-type="string">
            <text:p>dineshkumar.r@ivtlinfoview.co.jp</text:p>
          </table:table-cell>
          <table:table-cell table:style-name="ce51" office:value-type="string">
            <text:p>Dineshkumar Rajakumar</text:p>
          </table:table-cell>
        </table:table-row>
        <table:table-row table:style-name="ro2">
          <table:table-cell/>
          <table:table-cell table:style-name="ce41" office:value-type="float" office:value="61">
            <text:p>61</text:p>
          </table:table-cell>
          <table:table-cell table:style-name="ce41" office:value-type="float" office:value="320">
            <text:p>320</text:p>
          </table:table-cell>
          <table:table-cell table:style-name="ce49" office:value-type="string">
            <text:p>elanchezhiyan.p@ivtlinfoview.co.jp</text:p>
          </table:table-cell>
          <table:table-cell table:style-name="ce51" office:value-type="string">
            <text:p>Elanchezhiyan Pannirselvam</text:p>
          </table:table-cell>
        </table:table-row>
        <table:table-row table:style-name="ro2">
          <table:table-cell/>
          <table:table-cell table:style-name="ce41" office:value-type="float" office:value="62">
            <text:p>62</text:p>
          </table:table-cell>
          <table:table-cell table:style-name="ce41" office:value-type="float" office:value="327">
            <text:p>327</text:p>
          </table:table-cell>
          <table:table-cell table:style-name="ce49" office:value-type="string">
            <text:p>kishorkumar.v@ivtlinfoview.co.jp</text:p>
          </table:table-cell>
          <table:table-cell table:style-name="ce51" office:value-type="string">
            <text:p>Kishore Kumar Venkatachalam</text:p>
          </table:table-cell>
        </table:table-row>
        <table:table-row table:style-name="ro2">
          <table:table-cell/>
          <table:table-cell table:style-name="ce41" office:value-type="float" office:value="63">
            <text:p>63</text:p>
          </table:table-cell>
          <table:table-cell table:style-name="ce41" office:value-type="float" office:value="328">
            <text:p>328</text:p>
          </table:table-cell>
          <table:table-cell table:style-name="ce49" office:value-type="string">
            <text:p>krishnamoorthi.n@ivtlinfoview.co.jp</text:p>
          </table:table-cell>
          <table:table-cell table:style-name="ce51" office:value-type="string">
            <text:p>Krishna Moorthi Nandagopal</text:p>
          </table:table-cell>
        </table:table-row>
        <table:table-row table:style-name="ro2">
          <table:table-cell/>
          <table:table-cell table:style-name="ce41" office:value-type="float" office:value="64">
            <text:p>64</text:p>
          </table:table-cell>
          <table:table-cell table:style-name="ce41" office:value-type="float" office:value="331">
            <text:p>331</text:p>
          </table:table-cell>
          <table:table-cell table:style-name="ce49" office:value-type="string">
            <text:p>nivetha.j@ivtlinfoview.co.jp</text:p>
          </table:table-cell>
          <table:table-cell table:style-name="ce51" office:value-type="string">
            <text:p>Nivetha Jambu Nathan</text:p>
          </table:table-cell>
        </table:table-row>
        <table:table-row table:style-name="ro2">
          <table:table-cell/>
          <table:table-cell table:style-name="ce41" office:value-type="float" office:value="65">
            <text:p>65</text:p>
          </table:table-cell>
          <table:table-cell table:style-name="ce41" office:value-type="float" office:value="334">
            <text:p>334</text:p>
          </table:table-cell>
          <table:table-cell table:style-name="ce49" office:value-type="string">
            <text:p>prasanth.mu@ivtlinfoview.co.jp</text:p>
          </table:table-cell>
          <table:table-cell table:style-name="ce51" office:value-type="string">
            <text:p>Prasanth Murugaiah</text:p>
          </table:table-cell>
        </table:table-row>
        <table:table-row table:style-name="ro2">
          <table:table-cell/>
          <table:table-cell table:style-name="ce41" office:value-type="float" office:value="66">
            <text:p>66</text:p>
          </table:table-cell>
          <table:table-cell table:style-name="ce41" office:value-type="float" office:value="335">
            <text:p>335</text:p>
          </table:table-cell>
          <table:table-cell table:style-name="ce49" office:value-type="string">
            <text:p>prasanth.ma@ivtlinfoview.co.jp</text:p>
          </table:table-cell>
          <table:table-cell table:style-name="ce51" office:value-type="string">
            <text:p>Prasanth Mahalingam</text:p>
          </table:table-cell>
        </table:table-row>
        <table:table-row table:style-name="ro2">
          <table:table-cell/>
          <table:table-cell table:style-name="ce41" office:value-type="float" office:value="67">
            <text:p>67</text:p>
          </table:table-cell>
          <table:table-cell table:style-name="ce41" office:value-type="float" office:value="336">
            <text:p>336</text:p>
          </table:table-cell>
          <table:table-cell table:style-name="ce49" office:value-type="string">
            <text:p>praveenraj.k@ivtlinfoview.co.jp</text:p>
          </table:table-cell>
          <table:table-cell table:style-name="ce51" office:value-type="string">
            <text:p>Praveen Raj Kulandaivel</text:p>
          </table:table-cell>
        </table:table-row>
        <table:table-row table:style-name="ro2">
          <table:table-cell/>
          <table:table-cell table:style-name="ce41" office:value-type="float" office:value="68">
            <text:p>68</text:p>
          </table:table-cell>
          <table:table-cell table:style-name="ce41" office:value-type="float" office:value="337">
            <text:p>337</text:p>
          </table:table-cell>
          <table:table-cell table:style-name="ce49" office:value-type="string">
            <text:p>premanand.b@ivtlinfoview.co.jp</text:p>
          </table:table-cell>
          <table:table-cell table:style-name="ce51" office:value-type="string">
            <text:p>Premanand Balasubramanian</text:p>
          </table:table-cell>
        </table:table-row>
        <table:table-row table:style-name="ro2">
          <table:table-cell/>
          <table:table-cell table:style-name="ce41" office:value-type="float" office:value="69">
            <text:p>69</text:p>
          </table:table-cell>
          <table:table-cell table:style-name="ce41" office:value-type="float" office:value="339">
            <text:p>339</text:p>
          </table:table-cell>
          <table:table-cell table:style-name="ce49" office:value-type="string">
            <text:p>ragavi.s@ivtlinfoview.co.jp</text:p>
          </table:table-cell>
          <table:table-cell table:style-name="ce51" office:value-type="string">
            <text:p>Ragavi Seshadri</text:p>
          </table:table-cell>
        </table:table-row>
        <table:table-row table:style-name="ro2">
          <table:table-cell/>
          <table:table-cell table:style-name="ce41" office:value-type="float" office:value="70">
            <text:p>70</text:p>
          </table:table-cell>
          <table:table-cell table:style-name="ce41" office:value-type="float" office:value="345">
            <text:p>345</text:p>
          </table:table-cell>
          <table:table-cell table:style-name="ce49" office:value-type="string">
            <text:p>selvajegan.s@ivtlinfoview.co.jp</text:p>
          </table:table-cell>
          <table:table-cell table:style-name="ce51" office:value-type="string">
            <text:p>Selvajegan Shankaran</text:p>
          </table:table-cell>
        </table:table-row>
        <table:table-row table:style-name="ro2">
          <table:table-cell/>
          <table:table-cell table:style-name="ce41" office:value-type="float" office:value="71">
            <text:p>71</text:p>
          </table:table-cell>
          <table:table-cell table:style-name="ce41" office:value-type="float" office:value="349">
            <text:p>349</text:p>
          </table:table-cell>
          <table:table-cell table:style-name="ce49" office:value-type="string">
            <text:p>silambarasan.s@ivtlinfoview.co.jp</text:p>
          </table:table-cell>
          <table:table-cell table:style-name="ce51" office:value-type="string">
            <text:p>Silambarasan Subramani</text:p>
          </table:table-cell>
        </table:table-row>
        <table:table-row table:style-name="ro2">
          <table:table-cell/>
          <table:table-cell table:style-name="ce41" office:value-type="float" office:value="72">
            <text:p>72</text:p>
          </table:table-cell>
          <table:table-cell table:style-name="ce41" office:value-type="float" office:value="352">
            <text:p>352</text:p>
          </table:table-cell>
          <table:table-cell table:style-name="ce49" office:value-type="string">
            <text:p>sivaranjani.s@ivtlinfoview.co.jp</text:p>
          </table:table-cell>
          <table:table-cell table:style-name="ce51" office:value-type="string">
            <text:p>Sivaranjani Sivaprakasam</text:p>
          </table:table-cell>
        </table:table-row>
        <table:table-row table:style-name="ro2">
          <table:table-cell/>
          <table:table-cell table:style-name="ce41" office:value-type="float" office:value="73">
            <text:p>73</text:p>
          </table:table-cell>
          <table:table-cell table:style-name="ce41" office:value-type="float" office:value="354">
            <text:p>354</text:p>
          </table:table-cell>
          <table:table-cell table:style-name="ce49" office:value-type="string">
            <text:p>sriram.r@ivtlinfoview.co.jp</text:p>
          </table:table-cell>
          <table:table-cell table:style-name="ce51" office:value-type="string">
            <text:p>Sriram Rajagopalan</text:p>
          </table:table-cell>
        </table:table-row>
        <table:table-row table:style-name="ro2">
          <table:table-cell/>
          <table:table-cell table:style-name="ce41" office:value-type="float" office:value="74">
            <text:p>74</text:p>
          </table:table-cell>
          <table:table-cell table:style-name="ce41" office:value-type="float" office:value="358">
            <text:p>358</text:p>
          </table:table-cell>
          <table:table-cell table:style-name="ce49" office:value-type="string">
            <text:p>susindranath.s@ivtlinfoview.co.jp</text:p>
          </table:table-cell>
          <table:table-cell table:style-name="ce51" office:value-type="string">
            <text:p>Susindranath Srinath</text:p>
          </table:table-cell>
        </table:table-row>
        <table:table-row table:style-name="ro2">
          <table:table-cell/>
          <table:table-cell table:style-name="ce41" office:value-type="float" office:value="75">
            <text:p>75</text:p>
          </table:table-cell>
          <table:table-cell table:style-name="ce41" office:value-type="float" office:value="359">
            <text:p>359</text:p>
          </table:table-cell>
          <table:table-cell table:style-name="ce49" office:value-type="string">
            <text:p>tamilselvi.m@ivtlinfoview.co.jp</text:p>
          </table:table-cell>
          <table:table-cell table:style-name="ce51" office:value-type="string">
            <text:p>Tamilselvi.M Manikandan</text:p>
          </table:table-cell>
        </table:table-row>
        <table:table-row table:style-name="ro2">
          <table:table-cell/>
          <table:table-cell table:style-name="ce41" office:value-type="float" office:value="76">
            <text:p>76</text:p>
          </table:table-cell>
          <table:table-cell table:style-name="ce41" office:value-type="float" office:value="371">
            <text:p>371</text:p>
          </table:table-cell>
          <table:table-cell table:style-name="ce49" office:value-type="string">
            <text:p>anbarasan.t@ivtlinfoview.co.jp</text:p>
          </table:table-cell>
          <table:table-cell table:style-name="ce51" office:value-type="string">
            <text:p>Anbarasan Thangamani</text:p>
          </table:table-cell>
        </table:table-row>
        <table:table-row table:style-name="ro2">
          <table:table-cell/>
          <table:table-cell table:style-name="ce41" office:value-type="float" office:value="77">
            <text:p>77</text:p>
          </table:table-cell>
          <table:table-cell table:style-name="ce41" office:value-type="float" office:value="372">
            <text:p>372</text:p>
          </table:table-cell>
          <table:table-cell table:style-name="ce49" office:value-type="string">
            <text:p>ancy.a@ivtlinfoview.co.jp</text:p>
          </table:table-cell>
          <table:table-cell table:style-name="ce51" office:value-type="string">
            <text:p>Ancy William Jaisingh</text:p>
          </table:table-cell>
        </table:table-row>
        <table:table-row table:style-name="ro2">
          <table:table-cell/>
          <table:table-cell table:style-name="ce41" office:value-type="float" office:value="78">
            <text:p>78</text:p>
          </table:table-cell>
          <table:table-cell table:style-name="ce41" office:value-type="float" office:value="373">
            <text:p>373</text:p>
          </table:table-cell>
          <table:table-cell table:style-name="ce49" office:value-type="string">
            <text:p>arunkumar.a@ivtlinfoview.co.jp</text:p>
          </table:table-cell>
          <table:table-cell table:style-name="ce51" office:value-type="string">
            <text:p>Arun Kumar Alagarsamy</text:p>
          </table:table-cell>
        </table:table-row>
        <table:table-row table:style-name="ro2">
          <table:table-cell/>
          <table:table-cell table:style-name="ce41" office:value-type="float" office:value="79">
            <text:p>79</text:p>
          </table:table-cell>
          <table:table-cell table:style-name="ce41" office:value-type="float" office:value="374">
            <text:p>374</text:p>
          </table:table-cell>
          <table:table-cell table:style-name="ce49" office:value-type="string">
            <text:p>arunkumar.b@ivtlinfoview.co.jp</text:p>
          </table:table-cell>
          <table:table-cell table:style-name="ce51" office:value-type="string">
            <text:p>Arun Kumar Balasubramanian</text:p>
          </table:table-cell>
        </table:table-row>
        <table:table-row table:style-name="ro2">
          <table:table-cell/>
          <table:table-cell table:style-name="ce41" office:value-type="float" office:value="80">
            <text:p>80</text:p>
          </table:table-cell>
          <table:table-cell table:style-name="ce41" office:value-type="float" office:value="381">
            <text:p>381</text:p>
          </table:table-cell>
          <table:table-cell table:style-name="ce49" office:value-type="string">
            <text:p>hemarajan.s@ivtlinfoview.co.jp</text:p>
          </table:table-cell>
          <table:table-cell table:style-name="ce51" office:value-type="string">
            <text:p>Hemarajan Somasundaram</text:p>
          </table:table-cell>
        </table:table-row>
        <table:table-row table:style-name="ro2">
          <table:table-cell/>
          <table:table-cell table:style-name="ce41" office:value-type="float" office:value="81">
            <text:p>81</text:p>
          </table:table-cell>
          <table:table-cell table:style-name="ce41" office:value-type="float" office:value="383">
            <text:p>383</text:p>
          </table:table-cell>
          <table:table-cell table:style-name="ce49" office:value-type="string">
            <text:p>jothi.s@ivtlinfoview.co.jp</text:p>
          </table:table-cell>
          <table:table-cell table:style-name="ce51" office:value-type="string">
            <text:p>Jothi Subramanian</text:p>
          </table:table-cell>
        </table:table-row>
        <table:table-row table:style-name="ro2">
          <table:table-cell/>
          <table:table-cell table:style-name="ce41" office:value-type="float" office:value="82">
            <text:p>82</text:p>
          </table:table-cell>
          <table:table-cell table:style-name="ce41" office:value-type="float" office:value="392">
            <text:p>392</text:p>
          </table:table-cell>
          <table:table-cell table:style-name="ce49" office:value-type="string">
            <text:p>priyanka.p@ivtlinfoview.co.jp</text:p>
          </table:table-cell>
          <table:table-cell table:style-name="ce51" office:value-type="string">
            <text:p>Priyanka Palani Kumar</text:p>
          </table:table-cell>
        </table:table-row>
        <table:table-row table:style-name="ro2">
          <table:table-cell/>
          <table:table-cell table:style-name="ce41" office:value-type="float" office:value="83">
            <text:p>83</text:p>
          </table:table-cell>
          <table:table-cell table:style-name="ce41" office:value-type="float" office:value="396">
            <text:p>396</text:p>
          </table:table-cell>
          <table:table-cell table:style-name="ce49" office:value-type="string">
            <text:p>riya.r@ivtlinfoview.co.jp</text:p>
          </table:table-cell>
          <table:table-cell table:style-name="ce51" office:value-type="string">
            <text:p>Riya Sundar Raj</text:p>
          </table:table-cell>
        </table:table-row>
        <table:table-row table:style-name="ro2">
          <table:table-cell/>
          <table:table-cell table:style-name="ce41" office:value-type="float" office:value="84">
            <text:p>84</text:p>
          </table:table-cell>
          <table:table-cell table:style-name="ce41" office:value-type="float" office:value="400">
            <text:p>400</text:p>
          </table:table-cell>
          <table:table-cell table:style-name="ce49" office:value-type="string">
            <text:p>satheeshkumar.s@ivtlinfoview.co.jp</text:p>
          </table:table-cell>
          <table:table-cell table:style-name="ce51" office:value-type="string">
            <text:p>Satheeshkumar Sivakumar</text:p>
          </table:table-cell>
        </table:table-row>
        <table:table-row table:style-name="ro2">
          <table:table-cell/>
          <table:table-cell table:style-name="ce41" office:value-type="float" office:value="85">
            <text:p>85</text:p>
          </table:table-cell>
          <table:table-cell table:style-name="ce41" office:value-type="float" office:value="401">
            <text:p>401</text:p>
          </table:table-cell>
          <table:table-cell table:style-name="ce49" office:value-type="string">
            <text:p>sathyapriya.v@ivtlinfoview.co.jp</text:p>
          </table:table-cell>
          <table:table-cell table:style-name="ce51" office:value-type="string">
            <text:p>Sathyapriya Vijayakumar</text:p>
          </table:table-cell>
        </table:table-row>
        <table:table-row table:style-name="ro2">
          <table:table-cell/>
          <table:table-cell table:style-name="ce41" office:value-type="float" office:value="86">
            <text:p>86</text:p>
          </table:table-cell>
          <table:table-cell table:style-name="ce41" office:value-type="float" office:value="404">
            <text:p>404</text:p>
          </table:table-cell>
          <table:table-cell table:style-name="ce49" office:value-type="string">
            <text:p>soundarya.i@ivtlinfoview.co.jp</text:p>
          </table:table-cell>
          <table:table-cell table:style-name="ce51" office:value-type="string">
            <text:p>Soundarya Ilangovan</text:p>
          </table:table-cell>
        </table:table-row>
        <table:table-row table:style-name="ro2">
          <table:table-cell/>
          <table:table-cell table:style-name="ce41" office:value-type="float" office:value="87">
            <text:p>87</text:p>
          </table:table-cell>
          <table:table-cell table:style-name="ce41" office:value-type="float" office:value="406">
            <text:p>406</text:p>
          </table:table-cell>
          <table:table-cell table:style-name="ce49" office:value-type="string">
            <text:p>suchithra.m@ivtlinfoview.co.jp</text:p>
          </table:table-cell>
          <table:table-cell table:style-name="ce51" office:value-type="string">
            <text:p>Suchithra Munikrishnan</text:p>
          </table:table-cell>
        </table:table-row>
        <table:table-row table:style-name="ro2">
          <table:table-cell/>
          <table:table-cell table:style-name="ce41" office:value-type="float" office:value="88">
            <text:p>88</text:p>
          </table:table-cell>
          <table:table-cell table:style-name="ce41" office:value-type="float" office:value="408">
            <text:p>408</text:p>
          </table:table-cell>
          <table:table-cell table:style-name="ce49" office:value-type="string">
            <text:p>surya.m@ivtlinfoview.co.jp</text:p>
          </table:table-cell>
          <table:table-cell table:style-name="ce51" office:value-type="string">
            <text:p>Surya Mariappan</text:p>
          </table:table-cell>
        </table:table-row>
        <table:table-row table:style-name="ro2">
          <table:table-cell/>
          <table:table-cell table:style-name="ce41" office:value-type="float" office:value="89">
            <text:p>89</text:p>
          </table:table-cell>
          <table:table-cell table:style-name="ce41" office:value-type="float" office:value="412">
            <text:p>412</text:p>
          </table:table-cell>
          <table:table-cell table:style-name="ce49" office:value-type="string">
            <text:p>vairavan.u@ivtlinfoview.co.jp</text:p>
          </table:table-cell>
          <table:table-cell table:style-name="ce51" office:value-type="string">
            <text:p>Vairavan Udayappan</text:p>
          </table:table-cell>
        </table:table-row>
        <table:table-row table:style-name="ro2">
          <table:table-cell/>
          <table:table-cell table:style-name="ce41" office:value-type="float" office:value="90">
            <text:p>90</text:p>
          </table:table-cell>
          <table:table-cell table:style-name="ce41" office:value-type="float" office:value="414">
            <text:p>414</text:p>
          </table:table-cell>
          <table:table-cell table:style-name="ce49" office:value-type="string">
            <text:p>vasuki.ne@ivtlinfoview.co.jp</text:p>
          </table:table-cell>
          <table:table-cell table:style-name="ce51" office:value-type="string">
            <text:p>Vasuki Nesamani</text:p>
          </table:table-cell>
        </table:table-row>
        <table:table-row table:style-name="ro2">
          <table:table-cell/>
          <table:table-cell table:style-name="ce41" office:value-type="float" office:value="91">
            <text:p>91</text:p>
          </table:table-cell>
          <table:table-cell table:style-name="ce41" office:value-type="float" office:value="422">
            <text:p>422</text:p>
          </table:table-cell>
          <table:table-cell table:style-name="ce49" office:value-type="string">
            <text:p>yogeswari.m@ivtlinfoview.co.jp</text:p>
          </table:table-cell>
          <table:table-cell table:style-name="ce51" office:value-type="string">
            <text:p>Yogeswari Mani</text:p>
          </table:table-cell>
        </table:table-row>
        <table:table-row table:style-name="ro2">
          <table:table-cell/>
          <table:table-cell table:style-name="ce41" office:value-type="float" office:value="92">
            <text:p>92</text:p>
          </table:table-cell>
          <table:table-cell table:style-name="ce41" office:value-type="float" office:value="427">
            <text:p>427</text:p>
          </table:table-cell>
          <table:table-cell table:style-name="ce49" office:value-type="string">
            <text:p>arokkiajeraldpraveen.d@ivtlinfoview.co.jp</text:p>
          </table:table-cell>
          <table:table-cell table:style-name="ce51" office:value-type="string">
            <text:p>Arokkia Jerald Praveen Devadass</text:p>
          </table:table-cell>
        </table:table-row>
        <table:table-row table:style-name="ro2">
          <table:table-cell/>
          <table:table-cell table:style-name="ce41" office:value-type="float" office:value="93">
            <text:p>93</text:p>
          </table:table-cell>
          <table:table-cell table:style-name="ce41" office:value-type="float" office:value="428">
            <text:p>428</text:p>
          </table:table-cell>
          <table:table-cell table:style-name="ce49" office:value-type="string">
            <text:p>aruna.k@ivtlinfoview.co.jp</text:p>
          </table:table-cell>
          <table:table-cell table:style-name="ce51" office:value-type="string">
            <text:p>Aruna Kumarasamy</text:p>
          </table:table-cell>
        </table:table-row>
        <table:table-row table:style-name="ro2">
          <table:table-cell/>
          <table:table-cell table:style-name="ce41" office:value-type="float" office:value="94">
            <text:p>94</text:p>
          </table:table-cell>
          <table:table-cell table:style-name="ce41" office:value-type="float" office:value="434">
            <text:p>434</text:p>
          </table:table-cell>
          <table:table-cell table:style-name="ce49" office:value-type="string">
            <text:p>deepan.g@ivtlinfoview.co.jp</text:p>
          </table:table-cell>
          <table:table-cell table:style-name="ce51" office:value-type="string">
            <text:p>Deepan Gunasekaran</text:p>
          </table:table-cell>
        </table:table-row>
        <table:table-row table:style-name="ro2">
          <table:table-cell/>
          <table:table-cell table:style-name="ce41" office:value-type="float" office:value="95">
            <text:p>95</text:p>
          </table:table-cell>
          <table:table-cell table:style-name="ce41" office:value-type="float" office:value="435">
            <text:p>435</text:p>
          </table:table-cell>
          <table:table-cell table:style-name="ce49" office:value-type="string">
            <text:p>devi.l@ivtlinfoview.co.jp</text:p>
          </table:table-cell>
          <table:table-cell table:style-name="ce51" office:value-type="string">
            <text:p>Devi Lenin</text:p>
          </table:table-cell>
        </table:table-row>
        <table:table-row table:style-name="ro2">
          <table:table-cell/>
          <table:table-cell table:style-name="ce41" office:value-type="float" office:value="96">
            <text:p>96</text:p>
          </table:table-cell>
          <table:table-cell table:style-name="ce41" office:value-type="float" office:value="439">
            <text:p>439</text:p>
          </table:table-cell>
          <table:table-cell table:style-name="ce49" office:value-type="string">
            <text:p>hemalatha.r@ivtlinfoview.co.jp</text:p>
          </table:table-cell>
          <table:table-cell table:style-name="ce51" office:value-type="string">
            <text:p>Hemalatha Rajendran</text:p>
          </table:table-cell>
        </table:table-row>
        <table:table-row table:style-name="ro2">
          <table:table-cell/>
          <table:table-cell table:style-name="ce41" office:value-type="float" office:value="97">
            <text:p>97</text:p>
          </table:table-cell>
          <table:table-cell table:style-name="ce41" office:value-type="float" office:value="457">
            <text:p>457</text:p>
          </table:table-cell>
          <table:table-cell table:style-name="ce49" office:value-type="string">
            <text:p>priya.r@ivtlinfoview.co.jp</text:p>
          </table:table-cell>
          <table:table-cell table:style-name="ce51" office:value-type="string">
            <text:p>Priya Ramamurthi</text:p>
          </table:table-cell>
        </table:table-row>
        <table:table-row table:style-name="ro2">
          <table:table-cell/>
          <table:table-cell table:style-name="ce41" office:value-type="float" office:value="98">
            <text:p>98</text:p>
          </table:table-cell>
          <table:table-cell table:style-name="ce41" office:value-type="float" office:value="464">
            <text:p>464</text:p>
          </table:table-cell>
          <table:table-cell table:style-name="ce49" office:value-type="string">
            <text:p>sivasankari.r@ivtlinfoview.co.jp</text:p>
          </table:table-cell>
          <table:table-cell table:style-name="ce51" office:value-type="string">
            <text:p>Sivasankari Rajasegaran</text:p>
          </table:table-cell>
        </table:table-row>
        <table:table-row table:style-name="ro2">
          <table:table-cell/>
          <table:table-cell table:style-name="ce41" office:value-type="float" office:value="99">
            <text:p>99</text:p>
          </table:table-cell>
          <table:table-cell table:style-name="ce41" office:value-type="float" office:value="469">
            <text:p>469</text:p>
          </table:table-cell>
          <table:table-cell table:style-name="ce49" office:value-type="string">
            <text:p>sureshkrishnan.m@ivtlinfoview.co.jp</text:p>
          </table:table-cell>
          <table:table-cell table:style-name="ce51" office:value-type="string">
            <text:p>Sureshkrishnan Muthusamy</text:p>
          </table:table-cell>
        </table:table-row>
        <table:table-row table:style-name="ro2">
          <table:table-cell/>
          <table:table-cell table:style-name="ce41" office:value-type="float" office:value="100">
            <text:p>100</text:p>
          </table:table-cell>
          <table:table-cell table:style-name="ce41" office:value-type="float" office:value="472">
            <text:p>472</text:p>
          </table:table-cell>
          <table:table-cell table:style-name="ce49" office:value-type="string">
            <text:p>umavathy.p@ivtlinfoview.co.jp</text:p>
          </table:table-cell>
          <table:table-cell table:style-name="ce51" office:value-type="string">
            <text:p>Umavathy Perumal</text:p>
          </table:table-cell>
        </table:table-row>
        <table:table-row table:style-name="ro2">
          <table:table-cell/>
          <table:table-cell table:style-name="ce41" office:value-type="float" office:value="101">
            <text:p>101</text:p>
          </table:table-cell>
          <table:table-cell table:style-name="ce41" office:value-type="float" office:value="474">
            <text:p>474</text:p>
          </table:table-cell>
          <table:table-cell table:style-name="ce49" office:value-type="string">
            <text:p>varun.n@ivtlinfoview.co.jp</text:p>
          </table:table-cell>
          <table:table-cell table:style-name="ce51" office:value-type="string">
            <text:p>Varun Narasimha Barathy</text:p>
          </table:table-cell>
        </table:table-row>
        <table:table-row table:style-name="ro2">
          <table:table-cell/>
          <table:table-cell table:style-name="ce41" office:value-type="float" office:value="102">
            <text:p>102</text:p>
          </table:table-cell>
          <table:table-cell table:style-name="ce41" office:value-type="float" office:value="476">
            <text:p>476</text:p>
          </table:table-cell>
          <table:table-cell table:style-name="ce49" office:value-type="string">
            <text:p>vinoth.b@ivtlinfoview.co.jp</text:p>
          </table:table-cell>
          <table:table-cell table:style-name="ce51" office:value-type="string">
            <text:p>Vinoth Balasubramanian</text:p>
          </table:table-cell>
        </table:table-row>
        <table:table-row table:style-name="ro2">
          <table:table-cell/>
          <table:table-cell table:style-name="ce41" office:value-type="float" office:value="103">
            <text:p>103</text:p>
          </table:table-cell>
          <table:table-cell table:style-name="ce41" office:value-type="float" office:value="481">
            <text:p>481</text:p>
          </table:table-cell>
          <table:table-cell table:style-name="ce49" office:value-type="string">
            <text:p>archana.s@ivtlinfoview.co.jp</text:p>
          </table:table-cell>
          <table:table-cell table:style-name="ce51" office:value-type="string">
            <text:p>Archana Sunil Prakash</text:p>
          </table:table-cell>
        </table:table-row>
        <table:table-row table:style-name="ro2">
          <table:table-cell/>
          <table:table-cell table:style-name="ce41" office:value-type="float" office:value="104">
            <text:p>104</text:p>
          </table:table-cell>
          <table:table-cell table:style-name="ce41" office:value-type="float" office:value="486">
            <text:p>486</text:p>
          </table:table-cell>
          <table:table-cell table:style-name="ce49" office:value-type="string">
            <text:p>indumathi.m@ivtlinfoview.co.jp</text:p>
          </table:table-cell>
          <table:table-cell table:style-name="ce51" office:value-type="string">
            <text:p>Indumathi Mohanasundaram</text:p>
          </table:table-cell>
        </table:table-row>
        <table:table-row table:style-name="ro2">
          <table:table-cell/>
          <table:table-cell table:style-name="ce41" office:value-type="float" office:value="105">
            <text:p>105</text:p>
          </table:table-cell>
          <table:table-cell table:style-name="ce41" office:value-type="float" office:value="493">
            <text:p>493</text:p>
          </table:table-cell>
          <table:table-cell table:style-name="ce49" office:value-type="string">
            <text:p>lavanya.ka@ivtlinfoview.co.jp</text:p>
          </table:table-cell>
          <table:table-cell table:style-name="ce51" office:value-type="string">
            <text:p>Lavanya Kannappan</text:p>
          </table:table-cell>
        </table:table-row>
        <table:table-row table:style-name="ro2">
          <table:table-cell/>
          <table:table-cell table:style-name="ce41" office:value-type="float" office:value="106">
            <text:p>106</text:p>
          </table:table-cell>
          <table:table-cell table:style-name="ce41" office:value-type="float" office:value="494">
            <text:p>494</text:p>
          </table:table-cell>
          <table:table-cell table:style-name="ce49" office:value-type="string">
            <text:p>manivasagam.n@ivtlinfoview.co.jp</text:p>
          </table:table-cell>
          <table:table-cell table:style-name="ce51" office:value-type="string">
            <text:p>Manivasagam Nambirajan</text:p>
          </table:table-cell>
        </table:table-row>
        <table:table-row table:style-name="ro2">
          <table:table-cell/>
          <table:table-cell table:style-name="ce41" office:value-type="float" office:value="107">
            <text:p>107</text:p>
          </table:table-cell>
          <table:table-cell table:style-name="ce41" office:value-type="float" office:value="495">
            <text:p>495</text:p>
          </table:table-cell>
          <table:table-cell table:style-name="ce49" office:value-type="string">
            <text:p>midhunamdileep.t@ivtlinfoview.co.jp</text:p>
          </table:table-cell>
          <table:table-cell table:style-name="ce51" office:value-type="string">
            <text:p>Midhuna M Dileep Thiruvilakkil <text:s/>Gangadharan Dileep</text:p>
          </table:table-cell>
        </table:table-row>
        <table:table-row table:style-name="ro2">
          <table:table-cell/>
          <table:table-cell table:style-name="ce41" office:value-type="float" office:value="108">
            <text:p>108</text:p>
          </table:table-cell>
          <table:table-cell table:style-name="ce41" office:value-type="float" office:value="499">
            <text:p>499</text:p>
          </table:table-cell>
          <table:table-cell table:style-name="ce49" office:value-type="string">
            <text:p>nirmaladevi.k@ivtlinfoview.co.jp</text:p>
          </table:table-cell>
          <table:table-cell table:style-name="ce51" office:value-type="string">
            <text:p>Nirmala Devi Kuppan</text:p>
          </table:table-cell>
        </table:table-row>
        <table:table-row table:style-name="ro2">
          <table:table-cell/>
          <table:table-cell table:style-name="ce41" office:value-type="float" office:value="109">
            <text:p>109</text:p>
          </table:table-cell>
          <table:table-cell table:style-name="ce41" office:value-type="float" office:value="502">
            <text:p>502</text:p>
          </table:table-cell>
          <table:table-cell table:style-name="ce49" office:value-type="string">
            <text:p>raghuram.b@ivtlinfoview.co.jp</text:p>
          </table:table-cell>
          <table:table-cell table:style-name="ce51" office:value-type="string">
            <text:p>Raghuram Balasubramanian</text:p>
          </table:table-cell>
        </table:table-row>
        <table:table-row table:style-name="ro2">
          <table:table-cell/>
          <table:table-cell table:style-name="ce41" office:value-type="float" office:value="110">
            <text:p>110</text:p>
          </table:table-cell>
          <table:table-cell table:style-name="ce41" office:value-type="float" office:value="513">
            <text:p>513</text:p>
          </table:table-cell>
          <table:table-cell table:style-name="ce49" office:value-type="string">
            <text:p>vignesh.t@ivtlinfoview.co.jp</text:p>
          </table:table-cell>
          <table:table-cell table:style-name="ce51" office:value-type="string">
            <text:p>Vignesh Thangappandian</text:p>
          </table:table-cell>
        </table:table-row>
        <table:table-row table:style-name="ro2">
          <table:table-cell/>
          <table:table-cell table:style-name="ce41" office:value-type="float" office:value="111">
            <text:p>111</text:p>
          </table:table-cell>
          <table:table-cell table:style-name="ce41" office:value-type="float" office:value="515">
            <text:p>515</text:p>
          </table:table-cell>
          <table:table-cell table:style-name="ce49" office:value-type="string">
            <text:p>vishnu.k@ivtlinfoview.co.jp</text:p>
          </table:table-cell>
          <table:table-cell table:style-name="ce51" office:value-type="string">
            <text:p>Vishnu Kunjumani</text:p>
          </table:table-cell>
        </table:table-row>
        <table:table-row table:style-name="ro2">
          <table:table-cell/>
          <table:table-cell table:style-name="ce41" office:value-type="float" office:value="112">
            <text:p>112</text:p>
          </table:table-cell>
          <table:table-cell table:style-name="ce41" office:value-type="float" office:value="523">
            <text:p>523</text:p>
          </table:table-cell>
          <table:table-cell table:style-name="ce49" office:value-type="string">
            <text:p>naveenkumar.sr@ivtlinfoview.co.jp</text:p>
          </table:table-cell>
          <table:table-cell table:style-name="ce51" office:value-type="string">
            <text:p>Naveen Kumar Srinivasan</text:p>
          </table:table-cell>
        </table:table-row>
        <table:table-row table:style-name="ro2">
          <table:table-cell/>
          <table:table-cell table:style-name="ce41" office:value-type="float" office:value="113">
            <text:p>113</text:p>
          </table:table-cell>
          <table:table-cell table:style-name="ce41" office:value-type="float" office:value="524">
            <text:p>524</text:p>
          </table:table-cell>
          <table:table-cell table:style-name="ce49" office:value-type="string">
            <text:p>premgowtham.m@ivtlinfoview.co.jp</text:p>
          </table:table-cell>
          <table:table-cell table:style-name="ce51" office:value-type="string">
            <text:p>Prem Gowtham T.M</text:p>
          </table:table-cell>
        </table:table-row>
        <table:table-row table:style-name="ro2">
          <table:table-cell/>
          <table:table-cell table:style-name="ce41" office:value-type="float" office:value="114">
            <text:p>114</text:p>
          </table:table-cell>
          <table:table-cell table:style-name="ce41" office:value-type="float" office:value="528">
            <text:p>528</text:p>
          </table:table-cell>
          <table:table-cell table:style-name="ce49" office:value-type="string">
            <text:p>sethuramalingam.n@ivtlinfoview.co.jp</text:p>
          </table:table-cell>
          <table:table-cell table:style-name="ce51" office:value-type="string">
            <text:p>Sethuramalingam Nayagam</text:p>
          </table:table-cell>
        </table:table-row>
        <table:table-row table:style-name="ro2">
          <table:table-cell/>
          <table:table-cell table:style-name="ce41" office:value-type="float" office:value="115">
            <text:p>115</text:p>
          </table:table-cell>
          <table:table-cell table:style-name="ce41" office:value-type="float" office:value="536">
            <text:p>536</text:p>
          </table:table-cell>
          <table:table-cell table:style-name="ce49" office:value-type="string">
            <text:p>saranya.sa@ivtlinfoview.co.jp</text:p>
          </table:table-cell>
          <table:table-cell table:style-name="ce51" office:value-type="string">
            <text:p>Saranya Sankaralingam</text:p>
          </table:table-cell>
        </table:table-row>
        <table:table-row table:style-name="ro2">
          <table:table-cell/>
          <table:table-cell table:style-name="ce41" office:value-type="float" office:value="116">
            <text:p>116</text:p>
          </table:table-cell>
          <table:table-cell table:style-name="ce41" office:value-type="float" office:value="537">
            <text:p>537</text:p>
          </table:table-cell>
          <table:table-cell table:style-name="ce49" office:value-type="string">
            <text:p>manikandan.n@ivtlinfoview.co.jp</text:p>
          </table:table-cell>
          <table:table-cell table:style-name="ce51" office:value-type="string">
            <text:p>Manikandan Nagappan</text:p>
          </table:table-cell>
        </table:table-row>
        <table:table-row table:style-name="ro2">
          <table:table-cell/>
          <table:table-cell table:style-name="ce41" office:value-type="float" office:value="117">
            <text:p>117</text:p>
          </table:table-cell>
          <table:table-cell table:style-name="ce41" office:value-type="float" office:value="544">
            <text:p>544</text:p>
          </table:table-cell>
          <table:table-cell table:style-name="ce49" office:value-type="string">
            <text:p>janapriya.k@ivtlinfoview.co.jp</text:p>
          </table:table-cell>
          <table:table-cell table:style-name="ce51" office:value-type="string">
            <text:p>Janapriya Kandasamy</text:p>
          </table:table-cell>
        </table:table-row>
        <table:table-row table:style-name="ro2">
          <table:table-cell/>
          <table:table-cell table:style-name="ce41" office:value-type="float" office:value="118">
            <text:p>118</text:p>
          </table:table-cell>
          <table:table-cell table:style-name="ce41" office:value-type="float" office:value="545">
            <text:p>545</text:p>
          </table:table-cell>
          <table:table-cell table:style-name="ce49" office:value-type="string">
            <text:p>bharanitharan.m@ivtlinfoview.co.jp</text:p>
          </table:table-cell>
          <table:table-cell table:style-name="ce51" office:value-type="string">
            <text:p>Baranitharan Manickaraj</text:p>
          </table:table-cell>
        </table:table-row>
        <table:table-row table:style-name="ro2">
          <table:table-cell/>
          <table:table-cell table:style-name="ce41" office:value-type="float" office:value="119">
            <text:p>119</text:p>
          </table:table-cell>
          <table:table-cell table:style-name="ce41" office:value-type="float" office:value="547">
            <text:p>547</text:p>
          </table:table-cell>
          <table:table-cell table:style-name="ce49" office:value-type="string">
            <text:p>vijay.r@ivtlinfoview.co.jp</text:p>
          </table:table-cell>
          <table:table-cell table:style-name="ce51" office:value-type="string">
            <text:p>Vijay Ramadurai</text:p>
          </table:table-cell>
        </table:table-row>
        <table:table-row table:style-name="ro2">
          <table:table-cell/>
          <table:table-cell table:style-name="ce41" office:value-type="float" office:value="120">
            <text:p>120</text:p>
          </table:table-cell>
          <table:table-cell table:style-name="ce41" office:value-type="float" office:value="557">
            <text:p>557</text:p>
          </table:table-cell>
          <table:table-cell table:style-name="ce49" office:value-type="string">
            <text:p>aynunjariah.r@ivtlinfoview.co.jp</text:p>
          </table:table-cell>
          <table:table-cell table:style-name="ce51" office:value-type="string">
            <text:p>Aynun Jariah M. Resavu Mohamed</text:p>
          </table:table-cell>
        </table:table-row>
        <table:table-row table:style-name="ro2">
          <table:table-cell/>
          <table:table-cell table:style-name="ce41" office:value-type="float" office:value="121">
            <text:p>121</text:p>
          </table:table-cell>
          <table:table-cell table:style-name="ce41" office:value-type="float" office:value="558">
            <text:p>558</text:p>
          </table:table-cell>
          <table:table-cell table:style-name="ce49" office:value-type="string">
            <text:p>kokilavani.c@ivtlinfoview.co.jp</text:p>
          </table:table-cell>
          <table:table-cell table:style-name="ce51" office:value-type="string">
            <text:p>Kokilavani Chandraprakash</text:p>
          </table:table-cell>
        </table:table-row>
        <table:table-row table:style-name="ro2">
          <table:table-cell/>
          <table:table-cell table:style-name="ce41" office:value-type="float" office:value="122">
            <text:p>122</text:p>
          </table:table-cell>
          <table:table-cell table:style-name="ce41" office:value-type="float" office:value="559">
            <text:p>559</text:p>
          </table:table-cell>
          <table:table-cell table:style-name="ce49" office:value-type="string">
            <text:p>sasiprabu.m@ivtlinfoview.co.jp</text:p>
          </table:table-cell>
          <table:table-cell table:style-name="ce51" office:value-type="string">
            <text:p>Sasiprabu Kannan</text:p>
          </table:table-cell>
        </table:table-row>
        <table:table-row table:style-name="ro2">
          <table:table-cell/>
          <table:table-cell table:style-name="ce41" office:value-type="float" office:value="123">
            <text:p>123</text:p>
          </table:table-cell>
          <table:table-cell table:style-name="ce41" office:value-type="float" office:value="561">
            <text:p>561</text:p>
          </table:table-cell>
          <table:table-cell table:style-name="ce49" office:value-type="string">
            <text:p>sabarinathan.s@ivtlinfoview.co.jp</text:p>
          </table:table-cell>
          <table:table-cell table:style-name="ce51" office:value-type="string">
            <text:p>Sabarinathan Sarangapani</text:p>
          </table:table-cell>
        </table:table-row>
        <table:table-row table:style-name="ro2">
          <table:table-cell/>
          <table:table-cell table:style-name="ce41" office:value-type="float" office:value="124">
            <text:p>124</text:p>
          </table:table-cell>
          <table:table-cell table:style-name="ce41" office:value-type="float" office:value="562">
            <text:p>562</text:p>
          </table:table-cell>
          <table:table-cell table:style-name="ce49" office:value-type="string">
            <text:p>gnananandaprabhu.s@ivtlinfoview.co.jp</text:p>
          </table:table-cell>
          <table:table-cell table:style-name="ce51" office:value-type="string">
            <text:p>Gnanananda Prabhu Sivaguru</text:p>
          </table:table-cell>
        </table:table-row>
        <table:table-row table:style-name="ro2">
          <table:table-cell/>
          <table:table-cell table:style-name="ce41" office:value-type="float" office:value="125">
            <text:p>125</text:p>
          </table:table-cell>
          <table:table-cell table:style-name="ce41" office:value-type="float" office:value="568">
            <text:p>568</text:p>
          </table:table-cell>
          <table:table-cell table:style-name="ce49" office:value-type="string">
            <text:p>kavipriya.m@ivtlinfoview.co.jp</text:p>
          </table:table-cell>
          <table:table-cell table:style-name="ce51" office:value-type="string">
            <text:p>Kavipriya Moorthy</text:p>
          </table:table-cell>
        </table:table-row>
        <table:table-row table:style-name="ro2">
          <table:table-cell/>
          <table:table-cell table:style-name="ce41" office:value-type="float" office:value="126">
            <text:p>126</text:p>
          </table:table-cell>
          <table:table-cell table:style-name="ce41" office:value-type="float" office:value="569">
            <text:p>569</text:p>
          </table:table-cell>
          <table:table-cell table:style-name="ce49" office:value-type="string">
            <text:p>suganya.jay@ivtlinfoview.co.jp</text:p>
          </table:table-cell>
          <table:table-cell table:style-name="ce51" office:value-type="string">
            <text:p>Suganya Jayakumar</text:p>
          </table:table-cell>
        </table:table-row>
        <table:table-row table:style-name="ro2">
          <table:table-cell/>
          <table:table-cell table:style-name="ce41" office:value-type="float" office:value="127">
            <text:p>127</text:p>
          </table:table-cell>
          <table:table-cell table:style-name="ce41" office:value-type="float" office:value="585">
            <text:p>585</text:p>
          </table:table-cell>
          <table:table-cell table:style-name="ce49" office:value-type="string">
            <text:p>arunashree.r@ivtlinfoview.co.jp</text:p>
          </table:table-cell>
          <table:table-cell table:style-name="ce51" office:value-type="string">
            <text:p>Arunashree Ravichandran</text:p>
          </table:table-cell>
        </table:table-row>
        <table:table-row table:style-name="ro2">
          <table:table-cell/>
          <table:table-cell table:style-name="ce41" office:value-type="float" office:value="128">
            <text:p>128</text:p>
          </table:table-cell>
          <table:table-cell table:style-name="ce41" office:value-type="float" office:value="588">
            <text:p>588</text:p>
          </table:table-cell>
          <table:table-cell table:style-name="ce49" office:value-type="string">
            <text:p>suganya.as@ivtlinfoview.co.jp</text:p>
          </table:table-cell>
          <table:table-cell table:style-name="ce51" office:value-type="string">
            <text:p>Suganya Asokan</text:p>
          </table:table-cell>
        </table:table-row>
        <table:table-row table:style-name="ro2">
          <table:table-cell/>
          <table:table-cell table:style-name="ce41" office:value-type="float" office:value="129">
            <text:p>129</text:p>
          </table:table-cell>
          <table:table-cell table:style-name="ce41" office:value-type="float" office:value="596">
            <text:p>596</text:p>
          </table:table-cell>
          <table:table-cell table:style-name="ce49" office:value-type="string">
            <text:p>sornarajeswari.m@ivtlinfoview.co.jp</text:p>
          </table:table-cell>
          <table:table-cell table:style-name="ce51" office:value-type="string">
            <text:p>Sorna Rajeswari Mariappan</text:p>
          </table:table-cell>
        </table:table-row>
        <table:table-row table:style-name="ro2">
          <table:table-cell/>
          <table:table-cell table:style-name="ce41" office:value-type="float" office:value="130">
            <text:p>130</text:p>
          </table:table-cell>
          <table:table-cell table:style-name="ce41" office:value-type="float" office:value="597">
            <text:p>597</text:p>
          </table:table-cell>
          <table:table-cell table:style-name="ce49" office:value-type="string">
            <text:p>kavitha.p1@ivtlinfoview.co.jp</text:p>
          </table:table-cell>
          <table:table-cell table:style-name="ce51" office:value-type="string">
            <text:p>Kavitha Pratheep Kumar</text:p>
          </table:table-cell>
        </table:table-row>
        <table:table-row table:style-name="ro2">
          <table:table-cell/>
          <table:table-cell table:style-name="ce41" office:value-type="float" office:value="131">
            <text:p>131</text:p>
          </table:table-cell>
          <table:table-cell table:style-name="ce41" office:value-type="float" office:value="603">
            <text:p>603</text:p>
          </table:table-cell>
          <table:table-cell table:style-name="ce49" office:value-type="string">
            <text:p>ahalya.k@ivtlinfoview.co.jp</text:p>
          </table:table-cell>
          <table:table-cell table:style-name="ce51" office:value-type="string">
            <text:p>Ahalya Krishnasamy</text:p>
          </table:table-cell>
        </table:table-row>
        <table:table-row table:style-name="ro2">
          <table:table-cell/>
          <table:table-cell table:style-name="ce41" office:value-type="float" office:value="132">
            <text:p>132</text:p>
          </table:table-cell>
          <table:table-cell table:style-name="ce41" office:value-type="float" office:value="604">
            <text:p>604</text:p>
          </table:table-cell>
          <table:table-cell table:style-name="ce49" office:value-type="string">
            <text:p>anupriya.m@ivtlinfoview.co.jp</text:p>
          </table:table-cell>
          <table:table-cell table:style-name="ce51" office:value-type="string">
            <text:p>Anupriya Mahendran</text:p>
          </table:table-cell>
        </table:table-row>
        <table:table-row table:style-name="ro2">
          <table:table-cell/>
          <table:table-cell table:style-name="ce41" office:value-type="float" office:value="133">
            <text:p>133</text:p>
          </table:table-cell>
          <table:table-cell table:style-name="ce41" office:value-type="float" office:value="605">
            <text:p>605</text:p>
          </table:table-cell>
          <table:table-cell table:style-name="ce49" office:value-type="string">
            <text:p>nivetha.m@ivtlinfoview.co.jp</text:p>
          </table:table-cell>
          <table:table-cell table:style-name="ce51" office:value-type="string">
            <text:p>Nivetha Mohanraj</text:p>
          </table:table-cell>
        </table:table-row>
        <table:table-row table:style-name="ro2">
          <table:table-cell/>
          <table:table-cell table:style-name="ce41" office:value-type="float" office:value="134">
            <text:p>134</text:p>
          </table:table-cell>
          <table:table-cell table:style-name="ce41" office:value-type="float" office:value="606">
            <text:p>606</text:p>
          </table:table-cell>
          <table:table-cell table:style-name="ce49" office:value-type="string">
            <text:p>indhumathi.m@ivtlinfoview.co.jp</text:p>
          </table:table-cell>
          <table:table-cell table:style-name="ce51" office:value-type="string">
            <text:p>Indhumathi Murugamani</text:p>
          </table:table-cell>
        </table:table-row>
        <table:table-row table:style-name="ro2">
          <table:table-cell/>
          <table:table-cell table:style-name="ce41" office:value-type="float" office:value="135">
            <text:p>135</text:p>
          </table:table-cell>
          <table:table-cell table:style-name="ce41" office:value-type="float" office:value="607">
            <text:p>607</text:p>
          </table:table-cell>
          <table:table-cell table:style-name="ce49" office:value-type="string">
            <text:p>monisha.s@ivtlinfoview.co.jp</text:p>
          </table:table-cell>
          <table:table-cell table:style-name="ce51" office:value-type="string">
            <text:p>Monisha Sivasangar</text:p>
          </table:table-cell>
        </table:table-row>
        <table:table-row table:style-name="ro2">
          <table:table-cell/>
          <table:table-cell table:style-name="ce41" office:value-type="float" office:value="136">
            <text:p>136</text:p>
          </table:table-cell>
          <table:table-cell table:style-name="ce41" office:value-type="float" office:value="611">
            <text:p>611</text:p>
          </table:table-cell>
          <table:table-cell table:style-name="ce49" office:value-type="string">
            <text:p>padmapushpa.m@ivtlinfoview.co.jp</text:p>
          </table:table-cell>
          <table:table-cell table:style-name="ce51" office:value-type="string">
            <text:p>Padma Pushpa Manivannan</text:p>
          </table:table-cell>
        </table:table-row>
        <table:table-row table:style-name="ro2">
          <table:table-cell/>
          <table:table-cell table:style-name="ce41" office:value-type="float" office:value="137">
            <text:p>137</text:p>
          </table:table-cell>
          <table:table-cell table:style-name="ce41" office:value-type="float" office:value="617">
            <text:p>617</text:p>
          </table:table-cell>
          <table:table-cell table:style-name="ce49" office:value-type="string">
            <text:p>mohanapriya.m@ivtlinfoview.co.jp</text:p>
          </table:table-cell>
          <table:table-cell table:style-name="ce51" office:value-type="string">
            <text:p>Mohanapriya Munikrishnan</text:p>
          </table:table-cell>
        </table:table-row>
        <table:table-row table:style-name="ro2">
          <table:table-cell/>
          <table:table-cell table:style-name="ce41" office:value-type="float" office:value="138">
            <text:p>138</text:p>
          </table:table-cell>
          <table:table-cell table:style-name="ce41" office:value-type="float" office:value="620">
            <text:p>620</text:p>
          </table:table-cell>
          <table:table-cell table:style-name="ce49" office:value-type="string">
            <text:p>pavithra.k@ivtlinfoview.co.jp</text:p>
          </table:table-cell>
          <table:table-cell table:style-name="ce51" office:value-type="string">
            <text:p>Pavithra Krishnamoorthy</text:p>
          </table:table-cell>
        </table:table-row>
        <table:table-row table:style-name="ro2">
          <table:table-cell/>
          <table:table-cell table:style-name="ce41" office:value-type="float" office:value="139">
            <text:p>139</text:p>
          </table:table-cell>
          <table:table-cell table:style-name="ce41" office:value-type="float" office:value="622">
            <text:p>622</text:p>
          </table:table-cell>
          <table:table-cell table:style-name="ce49" office:value-type="string">
            <text:p>revathi.m@ivtlinfoview.co.jp</text:p>
          </table:table-cell>
          <table:table-cell table:style-name="ce51" office:value-type="string">
            <text:p>Revathi Mariappan</text:p>
          </table:table-cell>
        </table:table-row>
        <table:table-row table:style-name="ro2">
          <table:table-cell/>
          <table:table-cell table:style-name="ce41" office:value-type="float" office:value="140">
            <text:p>140</text:p>
          </table:table-cell>
          <table:table-cell table:style-name="ce41" office:value-type="float" office:value="623">
            <text:p>623</text:p>
          </table:table-cell>
          <table:table-cell table:style-name="ce49" office:value-type="string">
            <text:p>suriya.p@ivtlinfoview.co.jp</text:p>
          </table:table-cell>
          <table:table-cell table:style-name="ce51" office:value-type="string">
            <text:p>Suriya Periyasamy</text:p>
          </table:table-cell>
        </table:table-row>
        <table:table-row table:style-name="ro2">
          <table:table-cell/>
          <table:table-cell table:style-name="ce41" office:value-type="float" office:value="141">
            <text:p>141</text:p>
          </table:table-cell>
          <table:table-cell table:style-name="ce41" office:value-type="float" office:value="632">
            <text:p>632</text:p>
          </table:table-cell>
          <table:table-cell table:style-name="ce49" office:value-type="string">
            <text:p>saranyashree.t@ivtlinfoview.co.jp</text:p>
          </table:table-cell>
          <table:table-cell table:style-name="ce51" office:value-type="string">
            <text:p>Saranya Shree Thangaraj</text:p>
          </table:table-cell>
        </table:table-row>
        <table:table-row table:style-name="ro2">
          <table:table-cell/>
          <table:table-cell table:style-name="ce41" office:value-type="float" office:value="142">
            <text:p>142</text:p>
          </table:table-cell>
          <table:table-cell table:style-name="ce41" office:value-type="float" office:value="643">
            <text:p>643</text:p>
          </table:table-cell>
          <table:table-cell table:style-name="ce49" office:value-type="string">
            <text:p>gowthamy.r@ivtlinfoview.co.jp</text:p>
          </table:table-cell>
          <table:table-cell table:style-name="ce51" office:value-type="string">
            <text:p>Gowthamy Raja</text:p>
          </table:table-cell>
        </table:table-row>
        <table:table-row table:style-name="ro2">
          <table:table-cell/>
          <table:table-cell table:style-name="ce41" office:value-type="float" office:value="143">
            <text:p>143</text:p>
          </table:table-cell>
          <table:table-cell table:style-name="ce41" office:value-type="float" office:value="644">
            <text:p>644</text:p>
          </table:table-cell>
          <table:table-cell table:style-name="ce49" office:value-type="string">
            <text:p>kavyadevi.b@ivtlinfoview.co.jp</text:p>
          </table:table-cell>
          <table:table-cell table:style-name="ce51" office:value-type="string">
            <text:p>Kavya Devi Balasubramanian</text:p>
          </table:table-cell>
        </table:table-row>
        <table:table-row table:style-name="ro2">
          <table:table-cell/>
          <table:table-cell table:style-name="ce41" office:value-type="float" office:value="144">
            <text:p>144</text:p>
          </table:table-cell>
          <table:table-cell table:style-name="ce41" office:value-type="float" office:value="648">
            <text:p>648</text:p>
          </table:table-cell>
          <table:table-cell table:style-name="ce49" office:value-type="string">
            <text:p>vaishnavi.c@ivtlinfoview.co.jp</text:p>
          </table:table-cell>
          <table:table-cell table:style-name="ce51" office:value-type="string">
            <text:p>Vaishnavi Chandra Sekaran</text:p>
          </table:table-cell>
        </table:table-row>
        <table:table-row table:style-name="ro2">
          <table:table-cell/>
          <table:table-cell table:style-name="ce41" office:value-type="float" office:value="145">
            <text:p>145</text:p>
          </table:table-cell>
          <table:table-cell table:style-name="ce41" office:value-type="float" office:value="653">
            <text:p>653</text:p>
          </table:table-cell>
          <table:table-cell table:style-name="ce49" office:value-type="string">
            <text:p>hemalatha.g@ivtlinfoview.co.jp</text:p>
          </table:table-cell>
          <table:table-cell table:style-name="ce51" office:value-type="string">
            <text:p>Hemalatha Gopal</text:p>
          </table:table-cell>
        </table:table-row>
        <table:table-row table:style-name="ro2">
          <table:table-cell/>
          <table:table-cell table:style-name="ce41" office:value-type="float" office:value="146">
            <text:p>146</text:p>
          </table:table-cell>
          <table:table-cell table:style-name="ce41" office:value-type="float" office:value="654">
            <text:p>654</text:p>
          </table:table-cell>
          <table:table-cell table:style-name="ce49" office:value-type="string">
            <text:p>abdulbaasit.s@ivtlinfoview.co.jp</text:p>
          </table:table-cell>
          <table:table-cell table:style-name="ce51" office:value-type="string">
            <text:p>Abdul Baasit Sirmasth</text:p>
          </table:table-cell>
        </table:table-row>
        <table:table-row table:style-name="ro2">
          <table:table-cell/>
          <table:table-cell table:style-name="ce41" office:value-type="float" office:value="147">
            <text:p>147</text:p>
          </table:table-cell>
          <table:table-cell table:style-name="ce41" office:value-type="float" office:value="659">
            <text:p>659</text:p>
          </table:table-cell>
          <table:table-cell table:style-name="ce49" office:value-type="string">
            <text:p>haribaskar.s@ivtlinfoview.co.jp</text:p>
          </table:table-cell>
          <table:table-cell table:style-name="ce51" office:value-type="string">
            <text:p>Haribaskar Subramaniam</text:p>
          </table:table-cell>
        </table:table-row>
        <table:table-row table:style-name="ro2">
          <table:table-cell/>
          <table:table-cell table:style-name="ce41" office:value-type="float" office:value="148">
            <text:p>148</text:p>
          </table:table-cell>
          <table:table-cell table:style-name="ce41" office:value-type="float" office:value="661">
            <text:p>661</text:p>
          </table:table-cell>
          <table:table-cell table:style-name="ce49" office:value-type="string">
            <text:p>kathiresan.s@ivtlinfoview.co.jp</text:p>
          </table:table-cell>
          <table:table-cell table:style-name="ce51" office:value-type="string">
            <text:p>Kathiresan Sankaran</text:p>
          </table:table-cell>
        </table:table-row>
        <table:table-row table:style-name="ro2">
          <table:table-cell/>
          <table:table-cell table:style-name="ce41" office:value-type="float" office:value="149">
            <text:p>149</text:p>
          </table:table-cell>
          <table:table-cell table:style-name="ce41" office:value-type="float" office:value="664">
            <text:p>664</text:p>
          </table:table-cell>
          <table:table-cell table:style-name="ce49" office:value-type="string">
            <text:p>mathiarasan.s@ivtlinfoview.co.jp</text:p>
          </table:table-cell>
          <table:table-cell table:style-name="ce51" office:value-type="string">
            <text:p>Mathiarasan Sankaramoorthy</text:p>
          </table:table-cell>
        </table:table-row>
        <table:table-row table:style-name="ro2">
          <table:table-cell/>
          <table:table-cell table:style-name="ce41" office:value-type="float" office:value="150">
            <text:p>150</text:p>
          </table:table-cell>
          <table:table-cell table:style-name="ce41" office:value-type="float" office:value="665">
            <text:p>665</text:p>
          </table:table-cell>
          <table:table-cell table:style-name="ce49" office:value-type="string">
            <text:p>abishek.s@ivtlinfoview.co.jp</text:p>
          </table:table-cell>
          <table:table-cell table:style-name="ce51" office:value-type="string">
            <text:p>Abishek Stephen</text:p>
          </table:table-cell>
        </table:table-row>
        <table:table-row table:style-name="ro2">
          <table:table-cell/>
          <table:table-cell table:style-name="ce41" office:value-type="float" office:value="151">
            <text:p>151</text:p>
          </table:table-cell>
          <table:table-cell table:style-name="ce41" office:value-type="float" office:value="666">
            <text:p>666</text:p>
          </table:table-cell>
          <table:table-cell table:style-name="ce49" office:value-type="string">
            <text:p>muthukrishnan.r@ivtlinfoview.co.jp</text:p>
          </table:table-cell>
          <table:table-cell table:style-name="ce51" office:value-type="string">
            <text:p>Muthukrishnan Ravi</text:p>
          </table:table-cell>
        </table:table-row>
        <table:table-row table:style-name="ro2">
          <table:table-cell/>
          <table:table-cell table:style-name="ce41" office:value-type="float" office:value="152">
            <text:p>152</text:p>
          </table:table-cell>
          <table:table-cell table:style-name="ce41" office:value-type="float" office:value="668">
            <text:p>668</text:p>
          </table:table-cell>
          <table:table-cell table:style-name="ce49" office:value-type="string">
            <text:p>praveen.r@ivtlinfoview.co.jp</text:p>
          </table:table-cell>
          <table:table-cell table:style-name="ce51" office:value-type="string">
            <text:p>Praveen Ramesh</text:p>
          </table:table-cell>
        </table:table-row>
        <table:table-row table:style-name="ro2">
          <table:table-cell/>
          <table:table-cell table:style-name="ce41" office:value-type="float" office:value="153">
            <text:p>153</text:p>
          </table:table-cell>
          <table:table-cell table:style-name="ce41" office:value-type="float" office:value="673">
            <text:p>673</text:p>
          </table:table-cell>
          <table:table-cell table:style-name="ce49" office:value-type="string">
            <text:p>ranjitha.s@ivtlinfoview.co.jp</text:p>
          </table:table-cell>
          <table:table-cell table:style-name="ce51" office:value-type="string">
            <text:p>Ranjitha Soundrarajan</text:p>
          </table:table-cell>
        </table:table-row>
        <table:table-row table:style-name="ro2">
          <table:table-cell/>
          <table:table-cell table:style-name="ce41" office:value-type="float" office:value="154">
            <text:p>154</text:p>
          </table:table-cell>
          <table:table-cell table:style-name="ce41" office:value-type="float" office:value="676">
            <text:p>676</text:p>
          </table:table-cell>
          <table:table-cell table:style-name="ce49" office:value-type="string">
            <text:p>subhashree.v@ivtlinfoview.co.jp</text:p>
          </table:table-cell>
          <table:table-cell table:style-name="ce51" office:value-type="string">
            <text:p>Subhashree Veluswamy</text:p>
          </table:table-cell>
        </table:table-row>
        <table:table-row table:style-name="ro2">
          <table:table-cell/>
          <table:table-cell table:style-name="ce41" office:value-type="float" office:value="155">
            <text:p>155</text:p>
          </table:table-cell>
          <table:table-cell table:style-name="ce41" office:value-type="float" office:value="682">
            <text:p>682</text:p>
          </table:table-cell>
          <table:table-cell table:style-name="ce49" office:value-type="string">
            <text:p>piriyadharshini.s@ivtlinfoview.co.jp</text:p>
          </table:table-cell>
          <table:table-cell table:style-name="ce51" office:value-type="string">
            <text:p>Piriyadharshini Shanmughem</text:p>
          </table:table-cell>
        </table:table-row>
        <table:table-row table:style-name="ro2">
          <table:table-cell/>
          <table:table-cell table:style-name="ce41" office:value-type="float" office:value="156">
            <text:p>156</text:p>
          </table:table-cell>
          <table:table-cell table:style-name="ce41" office:value-type="float" office:value="686">
            <text:p>686</text:p>
          </table:table-cell>
          <table:table-cell table:style-name="ce49" office:value-type="string">
            <text:p>akshay.v@ivtlinfoview.co.jp</text:p>
          </table:table-cell>
          <table:table-cell table:style-name="ce51" office:value-type="string">
            <text:p>Akshay V.A</text:p>
          </table:table-cell>
        </table:table-row>
        <table:table-row table:style-name="ro2">
          <table:table-cell/>
          <table:table-cell table:style-name="ce41" office:value-type="float" office:value="157">
            <text:p>157</text:p>
          </table:table-cell>
          <table:table-cell table:style-name="ce41" office:value-type="float" office:value="688">
            <text:p>688</text:p>
          </table:table-cell>
          <table:table-cell table:style-name="ce49" office:value-type="string">
            <text:p>dineshkumar.p2@ivtlinfoview.co.jp</text:p>
          </table:table-cell>
          <table:table-cell table:style-name="ce51" office:value-type="string">
            <text:p>Dinesh Kumar Pandiarajan</text:p>
          </table:table-cell>
        </table:table-row>
        <table:table-row table:style-name="ro2">
          <table:table-cell/>
          <table:table-cell table:style-name="ce41" office:value-type="float" office:value="158">
            <text:p>158</text:p>
          </table:table-cell>
          <table:table-cell table:style-name="ce41" office:value-type="float" office:value="689">
            <text:p>689</text:p>
          </table:table-cell>
          <table:table-cell table:style-name="ce49" office:value-type="string">
            <text:p>muthumayandi.m@ivtlinfoview.co.jp</text:p>
          </table:table-cell>
          <table:table-cell table:style-name="ce51" office:value-type="string">
            <text:p>Muthu Mayandi Muthu Irulan</text:p>
          </table:table-cell>
        </table:table-row>
        <table:table-row table:style-name="ro2">
          <table:table-cell/>
          <table:table-cell table:style-name="ce41" office:value-type="float" office:value="159">
            <text:p>159</text:p>
          </table:table-cell>
          <table:table-cell table:style-name="ce41" office:value-type="float" office:value="692">
            <text:p>692</text:p>
          </table:table-cell>
          <table:table-cell table:style-name="ce49" office:value-type="string">
            <text:p>kalai.s@ivtlinfoview.co.jp</text:p>
          </table:table-cell>
          <table:table-cell table:style-name="ce51" office:value-type="string">
            <text:p>Kalaiselvi Rajendiran</text:p>
          </table:table-cell>
        </table:table-row>
        <table:table-row table:style-name="ro2">
          <table:table-cell/>
          <table:table-cell table:style-name="ce41" office:value-type="float" office:value="160">
            <text:p>160</text:p>
          </table:table-cell>
          <table:table-cell table:style-name="ce41" office:value-type="float" office:value="706">
            <text:p>706</text:p>
          </table:table-cell>
          <table:table-cell table:style-name="ce49" office:value-type="string">
            <text:p>hariprasath.s@ivtlinfoview.co.jp</text:p>
          </table:table-cell>
          <table:table-cell table:style-name="ce51" office:value-type="string">
            <text:p>Hariprasath Sivachandrasekar</text:p>
          </table:table-cell>
        </table:table-row>
        <table:table-row table:style-name="ro2">
          <table:table-cell/>
          <table:table-cell table:style-name="ce41" office:value-type="float" office:value="161">
            <text:p>161</text:p>
          </table:table-cell>
          <table:table-cell table:style-name="ce41" office:value-type="float" office:value="707">
            <text:p>707</text:p>
          </table:table-cell>
          <table:table-cell table:style-name="ce49" office:value-type="string">
            <text:p>govindkumar.t@ivtlinfoview.co.jp</text:p>
          </table:table-cell>
          <table:table-cell table:style-name="ce51" office:value-type="string">
            <text:p>Govindkumar Thirumoorthy</text:p>
          </table:table-cell>
        </table:table-row>
        <table:table-row table:style-name="ro2">
          <table:table-cell/>
          <table:table-cell table:style-name="ce41" office:value-type="float" office:value="162">
            <text:p>162</text:p>
          </table:table-cell>
          <table:table-cell table:style-name="ce41" office:value-type="float" office:value="710">
            <text:p>710</text:p>
          </table:table-cell>
          <table:table-cell table:style-name="ce49" office:value-type="string">
            <text:p>sooriya.p@ivtlinfoview.co.jp</text:p>
          </table:table-cell>
          <table:table-cell table:style-name="ce51" office:value-type="string">
            <text:p>Sooriya Prakash</text:p>
          </table:table-cell>
        </table:table-row>
        <table:table-row table:style-name="ro2">
          <table:table-cell/>
          <table:table-cell table:style-name="ce41" office:value-type="float" office:value="163">
            <text:p>163</text:p>
          </table:table-cell>
          <table:table-cell table:style-name="ce41" office:value-type="float" office:value="717">
            <text:p>717</text:p>
          </table:table-cell>
          <table:table-cell table:style-name="ce49" office:value-type="string">
            <text:p>rajkumar.k@ivtlinfoview.co.jp</text:p>
          </table:table-cell>
          <table:table-cell table:style-name="ce51" office:value-type="string">
            <text:p>Rajkumar Kumar</text:p>
          </table:table-cell>
        </table:table-row>
        <table:table-row table:style-name="ro2">
          <table:table-cell/>
          <table:table-cell table:style-name="ce41" office:value-type="float" office:value="164">
            <text:p>164</text:p>
          </table:table-cell>
          <table:table-cell table:style-name="ce41" office:value-type="float" office:value="723">
            <text:p>723</text:p>
          </table:table-cell>
          <table:table-cell table:style-name="ce49" office:value-type="string">
            <text:p>anushibna.m@ivtlinfoview.co.jp</text:p>
          </table:table-cell>
          <table:table-cell table:style-name="ce51" office:value-type="string">
            <text:p>Anu Shibna Maria Justus Raj</text:p>
          </table:table-cell>
        </table:table-row>
        <table:table-row table:style-name="ro2">
          <table:table-cell/>
          <table:table-cell table:style-name="ce41" office:value-type="float" office:value="165">
            <text:p>165</text:p>
          </table:table-cell>
          <table:table-cell table:style-name="ce41" office:value-type="float" office:value="724">
            <text:p>724</text:p>
          </table:table-cell>
          <table:table-cell table:style-name="ce49" office:value-type="string">
            <text:p>pirujitha.p@ivtlinfoview.co.jp</text:p>
          </table:table-cell>
          <table:table-cell table:style-name="ce51" office:value-type="string">
            <text:p>Pirujitha Poovaragavan</text:p>
          </table:table-cell>
        </table:table-row>
        <table:table-row table:style-name="ro2">
          <table:table-cell/>
          <table:table-cell table:style-name="ce41" office:value-type="float" office:value="166">
            <text:p>166</text:p>
          </table:table-cell>
          <table:table-cell table:style-name="ce41" office:value-type="float" office:value="725">
            <text:p>725</text:p>
          </table:table-cell>
          <table:table-cell table:style-name="ce49" office:value-type="string">
            <text:p>barveenfathima.s@ivtlinfoview.co.jp</text:p>
          </table:table-cell>
          <table:table-cell table:style-name="ce51" office:value-type="string">
            <text:p>Barveen Fathima Shahul Hameed</text:p>
          </table:table-cell>
        </table:table-row>
        <table:table-row table:style-name="ro2">
          <table:table-cell/>
          <table:table-cell table:style-name="ce41" office:value-type="float" office:value="167">
            <text:p>167</text:p>
          </table:table-cell>
          <table:table-cell table:style-name="ce41" office:value-type="float" office:value="726">
            <text:p>726</text:p>
          </table:table-cell>
          <table:table-cell table:style-name="ce49" office:value-type="string">
            <text:p>saranya.k@ivtlinfoview.co.jp</text:p>
          </table:table-cell>
          <table:table-cell table:style-name="ce51" office:value-type="string">
            <text:p>Saranya Kumar</text:p>
          </table:table-cell>
        </table:table-row>
        <table:table-row table:style-name="ro2">
          <table:table-cell/>
          <table:table-cell table:style-name="ce41" office:value-type="float" office:value="168">
            <text:p>168</text:p>
          </table:table-cell>
          <table:table-cell table:style-name="ce41" office:value-type="float" office:value="727">
            <text:p>727</text:p>
          </table:table-cell>
          <table:table-cell table:style-name="ce49" office:value-type="string">
            <text:p>preethika.b@ivtlinfoview.co.jp</text:p>
          </table:table-cell>
          <table:table-cell table:style-name="ce51" office:value-type="string">
            <text:p>Preethika B</text:p>
          </table:table-cell>
        </table:table-row>
        <table:table-row table:style-name="ro2">
          <table:table-cell/>
          <table:table-cell table:style-name="ce41" office:value-type="float" office:value="169">
            <text:p>169</text:p>
          </table:table-cell>
          <table:table-cell table:style-name="ce41" office:value-type="float" office:value="731">
            <text:p>731</text:p>
          </table:table-cell>
          <table:table-cell table:style-name="ce49" office:value-type="string">
            <text:p>suneka.k@ivtlinfoview.co.jp</text:p>
          </table:table-cell>
          <table:table-cell table:style-name="ce51" office:value-type="string">
            <text:p>Suneka Kuppan</text:p>
          </table:table-cell>
        </table:table-row>
        <table:table-row table:style-name="ro2">
          <table:table-cell/>
          <table:table-cell table:style-name="ce41" office:value-type="float" office:value="170">
            <text:p>170</text:p>
          </table:table-cell>
          <table:table-cell table:style-name="ce41" office:value-type="float" office:value="732">
            <text:p>732</text:p>
          </table:table-cell>
          <table:table-cell table:style-name="ce49" office:value-type="string">
            <text:p>sabitha.r@ivtlinfoview.co.jp</text:p>
          </table:table-cell>
          <table:table-cell table:style-name="ce51" office:value-type="string">
            <text:p>Sabitha Ravi</text:p>
          </table:table-cell>
        </table:table-row>
        <table:table-row table:style-name="ro2">
          <table:table-cell/>
          <table:table-cell table:style-name="ce41" office:value-type="float" office:value="171">
            <text:p>171</text:p>
          </table:table-cell>
          <table:table-cell table:style-name="ce41" office:value-type="float" office:value="734">
            <text:p>734</text:p>
          </table:table-cell>
          <table:table-cell table:style-name="ce49" office:value-type="string">
            <text:p>vanitha.s@ivtlinfoview.co.jp</text:p>
          </table:table-cell>
          <table:table-cell table:style-name="ce51" office:value-type="string">
            <text:p>Vanitha Selvam</text:p>
          </table:table-cell>
        </table:table-row>
        <table:table-row table:style-name="ro2">
          <table:table-cell/>
          <table:table-cell table:style-name="ce41" office:value-type="float" office:value="172">
            <text:p>172</text:p>
          </table:table-cell>
          <table:table-cell table:style-name="ce41" office:value-type="float" office:value="742">
            <text:p>742</text:p>
          </table:table-cell>
          <table:table-cell table:style-name="ce49" office:value-type="string">
            <text:p>rajasekar.n@ivtlinfoview.co.jp</text:p>
          </table:table-cell>
          <table:table-cell table:style-name="ce51" office:value-type="string">
            <text:p>Rajasekar Nagarajan</text:p>
          </table:table-cell>
        </table:table-row>
        <table:table-row table:style-name="ro2">
          <table:table-cell/>
          <table:table-cell table:style-name="ce41" office:value-type="float" office:value="173">
            <text:p>173</text:p>
          </table:table-cell>
          <table:table-cell table:style-name="ce41" office:value-type="float" office:value="744">
            <text:p>744</text:p>
          </table:table-cell>
          <table:table-cell table:style-name="ce49" office:value-type="string">
            <text:p>mohamedsiddique.j@ivtlinfoview.co.jp</text:p>
          </table:table-cell>
          <table:table-cell table:style-name="ce51" office:value-type="string">
            <text:p>Mohamed Siddique Jahir Hussain</text:p>
          </table:table-cell>
        </table:table-row>
        <table:table-row table:style-name="ro2">
          <table:table-cell/>
          <table:table-cell table:style-name="ce41" office:value-type="float" office:value="174">
            <text:p>174</text:p>
          </table:table-cell>
          <table:table-cell table:style-name="ce41" office:value-type="float" office:value="746">
            <text:p>746</text:p>
          </table:table-cell>
          <table:table-cell table:style-name="ce49" office:value-type="string">
            <text:p>vigneshraj.m@ivtlinfoview.co.jp</text:p>
          </table:table-cell>
          <table:table-cell table:style-name="ce51" office:value-type="string">
            <text:p>Vignesh Raj Mohan</text:p>
          </table:table-cell>
        </table:table-row>
        <table:table-row table:style-name="ro2">
          <table:table-cell/>
          <table:table-cell table:style-name="ce41" office:value-type="float" office:value="175">
            <text:p>175</text:p>
          </table:table-cell>
          <table:table-cell table:style-name="ce41" office:value-type="float" office:value="748">
            <text:p>748</text:p>
          </table:table-cell>
          <table:table-cell table:style-name="ce49" office:value-type="string">
            <text:p>sakthivignesh.g@ivtlinfoview.co.jp</text:p>
          </table:table-cell>
          <table:table-cell table:style-name="ce51" office:value-type="string">
            <text:p>Sakthivignesh Ganesh Prabhu</text:p>
          </table:table-cell>
        </table:table-row>
        <table:table-row table:style-name="ro2">
          <table:table-cell/>
          <table:table-cell table:style-name="ce41" office:value-type="float" office:value="176">
            <text:p>176</text:p>
          </table:table-cell>
          <table:table-cell table:style-name="ce41" office:value-type="float" office:value="750">
            <text:p>750</text:p>
          </table:table-cell>
          <table:table-cell table:style-name="ce49" office:value-type="string">
            <text:p>manikandan.b@ivtlinfoview.co.jp</text:p>
          </table:table-cell>
          <table:table-cell table:style-name="ce51" office:value-type="string">
            <text:p>Manikandan Baskar</text:p>
          </table:table-cell>
        </table:table-row>
        <table:table-row table:style-name="ro2">
          <table:table-cell/>
          <table:table-cell table:style-name="ce41" office:value-type="float" office:value="177">
            <text:p>177</text:p>
          </table:table-cell>
          <table:table-cell table:style-name="ce41" office:value-type="float" office:value="753">
            <text:p>753</text:p>
          </table:table-cell>
          <table:table-cell table:style-name="ce49" office:value-type="string">
            <text:p>amithkumar.p@ivtlinfoview.co.jp</text:p>
          </table:table-cell>
          <table:table-cell table:style-name="ce51" office:value-type="string">
            <text:p>Amith Kumar <text:s/>Pandey</text:p>
          </table:table-cell>
        </table:table-row>
        <table:table-row table:style-name="ro2">
          <table:table-cell/>
          <table:table-cell table:style-name="ce41" office:value-type="float" office:value="178">
            <text:p>178</text:p>
          </table:table-cell>
          <table:table-cell table:style-name="ce41" office:value-type="float" office:value="757">
            <text:p>757</text:p>
          </table:table-cell>
          <table:table-cell table:style-name="ce49" office:value-type="string">
            <text:p>mohanasudhan.v@ivtlinfoview.co.jp</text:p>
          </table:table-cell>
          <table:table-cell table:style-name="ce51" office:value-type="string">
            <text:p>Mohanasudhan Vellengiry</text:p>
          </table:table-cell>
        </table:table-row>
        <table:table-row table:style-name="ro2">
          <table:table-cell/>
          <table:table-cell table:style-name="ce41" office:value-type="float" office:value="179">
            <text:p>179</text:p>
          </table:table-cell>
          <table:table-cell table:style-name="ce41" office:value-type="float" office:value="760">
            <text:p>760</text:p>
          </table:table-cell>
          <table:table-cell table:style-name="ce49" office:value-type="string">
            <text:p>naveen.v@ivtlinfoview.co.jp</text:p>
          </table:table-cell>
          <table:table-cell table:style-name="ce51" office:value-type="string">
            <text:p>Naveen Vairamuthu</text:p>
          </table:table-cell>
        </table:table-row>
        <table:table-row table:style-name="ro2">
          <table:table-cell/>
          <table:table-cell table:style-name="ce41" office:value-type="float" office:value="180">
            <text:p>180</text:p>
          </table:table-cell>
          <table:table-cell table:style-name="ce41" office:value-type="float" office:value="762">
            <text:p>762</text:p>
          </table:table-cell>
          <table:table-cell table:style-name="ce49" office:value-type="string">
            <text:p>dhineshkumar.n@ivtlinfoview.co.jp</text:p>
          </table:table-cell>
          <table:table-cell table:style-name="ce51" office:value-type="string">
            <text:p>Dhineshkumar Nallasamy</text:p>
          </table:table-cell>
        </table:table-row>
        <table:table-row table:style-name="ro2">
          <table:table-cell/>
          <table:table-cell table:style-name="ce41" office:value-type="float" office:value="181">
            <text:p>181</text:p>
          </table:table-cell>
          <table:table-cell table:style-name="ce41" office:value-type="float" office:value="763">
            <text:p>763</text:p>
          </table:table-cell>
          <table:table-cell table:style-name="ce49" office:value-type="string">
            <text:p>vignesh.d@ivtlinfoview.co.jp</text:p>
          </table:table-cell>
          <table:table-cell table:style-name="ce51" office:value-type="string">
            <text:p>Vignesh Duraisamy</text:p>
          </table:table-cell>
        </table:table-row>
        <table:table-row table:style-name="ro2">
          <table:table-cell/>
          <table:table-cell table:style-name="ce41" office:value-type="float" office:value="182">
            <text:p>182</text:p>
          </table:table-cell>
          <table:table-cell table:style-name="ce41" office:value-type="float" office:value="764">
            <text:p>764</text:p>
          </table:table-cell>
          <table:table-cell table:style-name="ce49" office:value-type="string">
            <text:p>sowmya.u@ivtlinfoview.co.jp</text:p>
          </table:table-cell>
          <table:table-cell table:style-name="ce51" office:value-type="string">
            <text:p>Sowmya Unnikrishnan Nair</text:p>
          </table:table-cell>
        </table:table-row>
        <table:table-row table:style-name="ro2">
          <table:table-cell/>
          <table:table-cell table:style-name="ce41" office:value-type="float" office:value="183">
            <text:p>183</text:p>
          </table:table-cell>
          <table:table-cell table:style-name="ce41" office:value-type="float" office:value="766">
            <text:p>766</text:p>
          </table:table-cell>
          <table:table-cell table:style-name="ce49" office:value-type="string">
            <text:p>jeyashree.m@ivtlinfoview.co.jp</text:p>
          </table:table-cell>
          <table:table-cell table:style-name="ce51" office:value-type="string">
            <text:p>Jeyashree M</text:p>
          </table:table-cell>
        </table:table-row>
        <table:table-row table:style-name="ro2">
          <table:table-cell/>
          <table:table-cell table:style-name="ce41" office:value-type="float" office:value="184">
            <text:p>184</text:p>
          </table:table-cell>
          <table:table-cell table:style-name="ce41" office:value-type="float" office:value="768">
            <text:p>768</text:p>
          </table:table-cell>
          <table:table-cell table:style-name="ce49" office:value-type="string">
            <text:p>muthulakshmi.a@ivtlinfoview.co.jp</text:p>
          </table:table-cell>
          <table:table-cell table:style-name="ce51" office:value-type="string">
            <text:p>Muthulakshmi Alagarsamy</text:p>
          </table:table-cell>
        </table:table-row>
        <table:table-row table:style-name="ro2">
          <table:table-cell/>
          <table:table-cell table:style-name="ce41" office:value-type="float" office:value="185">
            <text:p>185</text:p>
          </table:table-cell>
          <table:table-cell table:style-name="ce41" office:value-type="float" office:value="769">
            <text:p>769</text:p>
          </table:table-cell>
          <table:table-cell table:style-name="ce49" office:value-type="string">
            <text:p>chithika.s@ivtlinfoview.co.jp</text:p>
          </table:table-cell>
          <table:table-cell table:style-name="ce51" office:value-type="string">
            <text:p>Chithika Satheesh</text:p>
          </table:table-cell>
        </table:table-row>
        <table:table-row table:style-name="ro2">
          <table:table-cell/>
          <table:table-cell table:style-name="ce41" office:value-type="float" office:value="186">
            <text:p>186</text:p>
          </table:table-cell>
          <table:table-cell table:style-name="ce41" office:value-type="float" office:value="770">
            <text:p>770</text:p>
          </table:table-cell>
          <table:table-cell table:style-name="ce49" office:value-type="string">
            <text:p>abinaya.r@ivtlinfoview.co.jp</text:p>
          </table:table-cell>
          <table:table-cell table:style-name="ce51" office:value-type="string">
            <text:p>Abinaya Ramasamy</text:p>
          </table:table-cell>
        </table:table-row>
        <table:table-row table:style-name="ro2">
          <table:table-cell/>
          <table:table-cell table:style-name="ce41" office:value-type="float" office:value="187">
            <text:p>187</text:p>
          </table:table-cell>
          <table:table-cell table:style-name="ce41" office:value-type="float" office:value="776">
            <text:p>776</text:p>
          </table:table-cell>
          <table:table-cell table:style-name="ce49" office:value-type="string">
            <text:p>sivaranjani.r@ivtlinfoview.co.jp</text:p>
          </table:table-cell>
          <table:table-cell table:style-name="ce51" office:value-type="string">
            <text:p>Sivaranjani Rangan</text:p>
          </table:table-cell>
        </table:table-row>
        <table:table-row table:style-name="ro2">
          <table:table-cell/>
          <table:table-cell table:style-name="ce41" office:value-type="float" office:value="188">
            <text:p>188</text:p>
          </table:table-cell>
          <table:table-cell table:style-name="ce41" office:value-type="float" office:value="779">
            <text:p>779</text:p>
          </table:table-cell>
          <table:table-cell table:style-name="ce49" office:value-type="string">
            <text:p>srinivasaguhan.k@ivtlinfoview.co.jp</text:p>
          </table:table-cell>
          <table:table-cell table:style-name="ce51" office:value-type="string">
            <text:p>Srinivasa Guhan K S</text:p>
          </table:table-cell>
        </table:table-row>
        <table:table-row table:style-name="ro2">
          <table:table-cell/>
          <table:table-cell table:style-name="ce41" office:value-type="float" office:value="189">
            <text:p>189</text:p>
          </table:table-cell>
          <table:table-cell table:style-name="ce41" office:value-type="float" office:value="784">
            <text:p>784</text:p>
          </table:table-cell>
          <table:table-cell table:style-name="ce49" office:value-type="string">
            <text:p>vignesh.s@ivtlinfoview.co.jp</text:p>
          </table:table-cell>
          <table:table-cell table:style-name="ce51" office:value-type="string">
            <text:p>Vignesh Siva Subramanian</text:p>
          </table:table-cell>
        </table:table-row>
        <table:table-row table:style-name="ro2">
          <table:table-cell/>
          <table:table-cell table:style-name="ce41" office:value-type="float" office:value="190">
            <text:p>190</text:p>
          </table:table-cell>
          <table:table-cell table:style-name="ce41" office:value-type="float" office:value="787">
            <text:p>787</text:p>
          </table:table-cell>
          <table:table-cell table:style-name="ce49" office:value-type="string">
            <text:p>muniraj.p@ivtlinfoview.co.jp</text:p>
          </table:table-cell>
          <table:table-cell table:style-name="ce51" office:value-type="string">
            <text:p>Muniraj Palanisamy</text:p>
          </table:table-cell>
        </table:table-row>
        <table:table-row table:style-name="ro2">
          <table:table-cell/>
          <table:table-cell table:style-name="ce41" office:value-type="float" office:value="191">
            <text:p>191</text:p>
          </table:table-cell>
          <table:table-cell table:style-name="ce41" office:value-type="float" office:value="788">
            <text:p>788</text:p>
          </table:table-cell>
          <table:table-cell table:style-name="ce49" office:value-type="string">
            <text:p>premnath.t@ivtlinfoview.co.jp</text:p>
          </table:table-cell>
          <table:table-cell table:style-name="ce51" office:value-type="string">
            <text:p>Premnath T</text:p>
          </table:table-cell>
        </table:table-row>
        <table:table-row table:style-name="ro2">
          <table:table-cell/>
          <table:table-cell table:style-name="ce41" office:value-type="float" office:value="192">
            <text:p>192</text:p>
          </table:table-cell>
          <table:table-cell table:style-name="ce41" office:value-type="float" office:value="790">
            <text:p>790</text:p>
          </table:table-cell>
          <table:table-cell table:style-name="ce49" office:value-type="string">
            <text:p>ramesh.d@ivtlinfoview.co.jp</text:p>
          </table:table-cell>
          <table:table-cell table:style-name="ce51" office:value-type="string">
            <text:p>Ramesh Durai</text:p>
          </table:table-cell>
        </table:table-row>
        <table:table-row table:style-name="ro2">
          <table:table-cell/>
          <table:table-cell table:style-name="ce41" office:value-type="float" office:value="193">
            <text:p>193</text:p>
          </table:table-cell>
          <table:table-cell table:style-name="ce41" office:value-type="float" office:value="792">
            <text:p>792</text:p>
          </table:table-cell>
          <table:table-cell table:style-name="ce49" office:value-type="string">
            <text:p>vikramraj.y@ivtlinfoview.co.jp</text:p>
          </table:table-cell>
          <table:table-cell table:style-name="ce51" office:value-type="string">
            <text:p>Vikramraj Yoganantham</text:p>
          </table:table-cell>
        </table:table-row>
        <table:table-row table:style-name="ro2">
          <table:table-cell/>
          <table:table-cell table:style-name="ce41" office:value-type="float" office:value="194">
            <text:p>194</text:p>
          </table:table-cell>
          <table:table-cell table:style-name="ce41" office:value-type="float" office:value="793">
            <text:p>793</text:p>
          </table:table-cell>
          <table:table-cell table:style-name="ce49" office:value-type="string">
            <text:p>ramani.m@ivtlinfoview.co.jp</text:p>
          </table:table-cell>
          <table:table-cell table:style-name="ce51" office:value-type="string">
            <text:p>Ramani Mani</text:p>
          </table:table-cell>
        </table:table-row>
        <table:table-row table:style-name="ro2">
          <table:table-cell/>
          <table:table-cell table:style-name="ce41" office:value-type="float" office:value="195">
            <text:p>195</text:p>
          </table:table-cell>
          <table:table-cell table:style-name="ce41" office:value-type="float" office:value="794">
            <text:p>794</text:p>
          </table:table-cell>
          <table:table-cell table:style-name="ce49" office:value-type="string">
            <text:p>gynanasekar.s@ivtlinfoview.co.jp</text:p>
          </table:table-cell>
          <table:table-cell table:style-name="ce51" office:value-type="string">
            <text:p>Gynanasekar Singaravel</text:p>
          </table:table-cell>
        </table:table-row>
        <table:table-row table:style-name="ro2">
          <table:table-cell/>
          <table:table-cell table:style-name="ce41" office:value-type="float" office:value="196">
            <text:p>196</text:p>
          </table:table-cell>
          <table:table-cell table:style-name="ce41" office:value-type="float" office:value="796">
            <text:p>796</text:p>
          </table:table-cell>
          <table:table-cell table:style-name="ce49" office:value-type="string">
            <text:p>chendur.a@ivtlinfoview.co.jp</text:p>
          </table:table-cell>
          <table:table-cell table:style-name="ce51" office:value-type="string">
            <text:p>Chendur Azhagan Selvam</text:p>
          </table:table-cell>
        </table:table-row>
        <table:table-row table:style-name="ro2">
          <table:table-cell/>
          <table:table-cell table:style-name="ce41" office:value-type="float" office:value="197">
            <text:p>197</text:p>
          </table:table-cell>
          <table:table-cell table:style-name="ce41" office:value-type="float" office:value="798">
            <text:p>798</text:p>
          </table:table-cell>
          <table:table-cell table:style-name="ce49" office:value-type="string">
            <text:p>gladyspersiachristina.s@ivtlinfoview.co.jp</text:p>
          </table:table-cell>
          <table:table-cell table:style-name="ce51" office:value-type="string">
            <text:p>Gladys Persia Christina Santha Kumar</text:p>
          </table:table-cell>
        </table:table-row>
        <table:table-row table:style-name="ro2">
          <table:table-cell/>
          <table:table-cell table:style-name="ce41" office:value-type="float" office:value="198">
            <text:p>198</text:p>
          </table:table-cell>
          <table:table-cell table:style-name="ce41" office:value-type="float" office:value="799">
            <text:p>799</text:p>
          </table:table-cell>
          <table:table-cell table:style-name="ce49" office:value-type="string">
            <text:p>mohanapriya.k@ivtlinfoview.co.jp</text:p>
          </table:table-cell>
          <table:table-cell table:style-name="ce51" office:value-type="string">
            <text:p>Mohanapriya K</text:p>
          </table:table-cell>
        </table:table-row>
        <table:table-row table:style-name="ro2">
          <table:table-cell/>
          <table:table-cell table:style-name="ce41" office:value-type="float" office:value="199">
            <text:p>199</text:p>
          </table:table-cell>
          <table:table-cell table:style-name="ce41" office:value-type="float" office:value="806">
            <text:p>806</text:p>
          </table:table-cell>
          <table:table-cell table:style-name="ce49" office:value-type="string">
            <text:p>nachammai.n@ivtlinfoview.co.jp</text:p>
          </table:table-cell>
          <table:table-cell table:style-name="ce51" office:value-type="string">
            <text:p>Nachammai Nagappan</text:p>
          </table:table-cell>
        </table:table-row>
        <table:table-row table:style-name="ro2">
          <table:table-cell/>
          <table:table-cell table:style-name="ce41" office:value-type="float" office:value="200">
            <text:p>200</text:p>
          </table:table-cell>
          <table:table-cell table:style-name="ce41" office:value-type="float" office:value="809">
            <text:p>809</text:p>
          </table:table-cell>
          <table:table-cell table:style-name="ce49" office:value-type="string">
            <text:p>deepika.s@ivtlinfoview.co.jp</text:p>
          </table:table-cell>
          <table:table-cell table:style-name="ce51" office:value-type="string">
            <text:p>Deepika Shanmugasundaram</text:p>
          </table:table-cell>
        </table:table-row>
        <table:table-row table:style-name="ro2">
          <table:table-cell/>
          <table:table-cell table:style-name="ce41" office:value-type="float" office:value="201">
            <text:p>201</text:p>
          </table:table-cell>
          <table:table-cell table:style-name="ce41" office:value-type="float" office:value="811">
            <text:p>811</text:p>
          </table:table-cell>
          <table:table-cell table:style-name="ce49" office:value-type="string">
            <text:p>dhanujadevi.r@ivtlinfoview.co.jp</text:p>
          </table:table-cell>
          <table:table-cell table:style-name="ce51" office:value-type="string">
            <text:p>Dhanuja Devi Ramasamy</text:p>
          </table:table-cell>
        </table:table-row>
        <table:table-row table:style-name="ro2">
          <table:table-cell/>
          <table:table-cell table:style-name="ce41" office:value-type="float" office:value="202">
            <text:p>202</text:p>
          </table:table-cell>
          <table:table-cell table:style-name="ce41" office:value-type="float" office:value="815">
            <text:p>815</text:p>
          </table:table-cell>
          <table:table-cell table:style-name="ce49" office:value-type="string">
            <text:p>kaviya.m@ivtlinfoview.co.jp</text:p>
          </table:table-cell>
          <table:table-cell table:style-name="ce51" office:value-type="string">
            <text:p>Kaviya Muthusamy</text:p>
          </table:table-cell>
        </table:table-row>
        <table:table-row table:style-name="ro2">
          <table:table-cell/>
          <table:table-cell table:style-name="ce41" office:value-type="float" office:value="203">
            <text:p>203</text:p>
          </table:table-cell>
          <table:table-cell table:style-name="ce41" office:value-type="float" office:value="816">
            <text:p>816</text:p>
          </table:table-cell>
          <table:table-cell table:style-name="ce49" office:value-type="string">
            <text:p>madhubala.s@ivtlinfoview.co.jp</text:p>
          </table:table-cell>
          <table:table-cell table:style-name="ce51" office:value-type="string">
            <text:p>Madhubala Selvaraj</text:p>
          </table:table-cell>
        </table:table-row>
        <table:table-row table:style-name="ro2">
          <table:table-cell/>
          <table:table-cell table:style-name="ce41" office:value-type="float" office:value="204">
            <text:p>204</text:p>
          </table:table-cell>
          <table:table-cell table:style-name="ce41" office:value-type="float" office:value="829">
            <text:p>829</text:p>
          </table:table-cell>
          <table:table-cell table:style-name="ce49" office:value-type="string">
            <text:p>ancena.j@ivtlinfoview.co.jp</text:p>
          </table:table-cell>
          <table:table-cell table:style-name="ce51" office:value-type="string">
            <text:p>Ancena Joseph</text:p>
          </table:table-cell>
        </table:table-row>
        <table:table-row table:style-name="ro2">
          <table:table-cell/>
          <table:table-cell table:style-name="ce41" office:value-type="float" office:value="205">
            <text:p>205</text:p>
          </table:table-cell>
          <table:table-cell table:style-name="ce41" office:value-type="float" office:value="835">
            <text:p>835</text:p>
          </table:table-cell>
          <table:table-cell table:style-name="ce49" office:value-type="string">
            <text:p>praba.s@ivtlinfoview.co.jp</text:p>
          </table:table-cell>
          <table:table-cell table:style-name="ce51" office:value-type="string">
            <text:p>Praba S</text:p>
          </table:table-cell>
        </table:table-row>
        <table:table-row table:style-name="ro2">
          <table:table-cell/>
          <table:table-cell table:style-name="ce41" office:value-type="float" office:value="206">
            <text:p>206</text:p>
          </table:table-cell>
          <table:table-cell table:style-name="ce41" office:value-type="float" office:value="842">
            <text:p>842</text:p>
          </table:table-cell>
          <table:table-cell table:style-name="ce49" office:value-type="string">
            <text:p>priyanka.m@ivtlinfoview.co.jp</text:p>
          </table:table-cell>
          <table:table-cell table:style-name="ce51" office:value-type="string">
            <text:p>Priyanka Murugesan</text:p>
          </table:table-cell>
        </table:table-row>
        <table:table-row table:style-name="ro2">
          <table:table-cell/>
          <table:table-cell table:style-name="ce41" office:value-type="float" office:value="207">
            <text:p>207</text:p>
          </table:table-cell>
          <table:table-cell table:style-name="ce41" office:value-type="float" office:value="846">
            <text:p>846</text:p>
          </table:table-cell>
          <table:table-cell table:style-name="ce49" office:value-type="string">
            <text:p>ranjani.s@ivtlinfoview.co.jp</text:p>
          </table:table-cell>
          <table:table-cell table:style-name="ce51" office:value-type="string">
            <text:p>Ranjani Sivakumar</text:p>
          </table:table-cell>
        </table:table-row>
        <table:table-row table:style-name="ro2">
          <table:table-cell/>
          <table:table-cell table:style-name="ce41" office:value-type="float" office:value="208">
            <text:p>208</text:p>
          </table:table-cell>
          <table:table-cell table:style-name="ce41" office:value-type="float" office:value="851">
            <text:p>851</text:p>
          </table:table-cell>
          <table:table-cell table:style-name="ce49" office:value-type="string">
            <text:p>harini.c@ivtlinfoview.co.jp</text:p>
          </table:table-cell>
          <table:table-cell table:style-name="ce51" office:value-type="string">
            <text:p>Harini Chelladurai</text:p>
          </table:table-cell>
        </table:table-row>
        <table:table-row table:style-name="ro2">
          <table:table-cell/>
          <table:table-cell table:style-name="ce41" office:value-type="float" office:value="209">
            <text:p>209</text:p>
          </table:table-cell>
          <table:table-cell table:style-name="ce41" office:value-type="float" office:value="853">
            <text:p>853</text:p>
          </table:table-cell>
          <table:table-cell table:style-name="ce49" office:value-type="string">
            <text:p>haripriya.g@ivtlinfoview.co.jp</text:p>
          </table:table-cell>
          <table:table-cell table:style-name="ce51" office:value-type="string">
            <text:p>Hari Priya Gopalakrishnan</text:p>
          </table:table-cell>
        </table:table-row>
        <table:table-row table:style-name="ro2">
          <table:table-cell/>
          <table:table-cell table:style-name="ce41" office:value-type="float" office:value="210">
            <text:p>210</text:p>
          </table:table-cell>
          <table:table-cell table:style-name="ce41" office:value-type="float" office:value="855">
            <text:p>855</text:p>
          </table:table-cell>
          <table:table-cell table:style-name="ce49" office:value-type="string">
            <text:p>sudha.h@ivtlinfoview.co.jp</text:p>
          </table:table-cell>
          <table:table-cell table:style-name="ce51" office:value-type="string">
            <text:p>Sudha Harini Balasubramaniyan</text:p>
          </table:table-cell>
        </table:table-row>
        <table:table-row table:style-name="ro2">
          <table:table-cell/>
          <table:table-cell table:style-name="ce41" office:value-type="float" office:value="211">
            <text:p>211</text:p>
          </table:table-cell>
          <table:table-cell table:style-name="ce41" office:value-type="float" office:value="856">
            <text:p>856</text:p>
          </table:table-cell>
          <table:table-cell table:style-name="ce49" office:value-type="string">
            <text:p>praveena.s@ivtlinfoview.co.jp</text:p>
          </table:table-cell>
          <table:table-cell table:style-name="ce51" office:value-type="string">
            <text:p>Praveena Senthilkumar</text:p>
          </table:table-cell>
        </table:table-row>
        <table:table-row table:style-name="ro2">
          <table:table-cell/>
          <table:table-cell table:style-name="ce41" office:value-type="float" office:value="212">
            <text:p>212</text:p>
          </table:table-cell>
          <table:table-cell table:style-name="ce41" office:value-type="float" office:value="858">
            <text:p>858</text:p>
          </table:table-cell>
          <table:table-cell table:style-name="ce49" office:value-type="string">
            <text:p>renuka.n@ivtlinfoview.co.jp</text:p>
          </table:table-cell>
          <table:table-cell table:style-name="ce51" office:value-type="string">
            <text:p>Renuka Nagaraj</text:p>
          </table:table-cell>
        </table:table-row>
        <table:table-row table:style-name="ro2">
          <table:table-cell/>
          <table:table-cell table:style-name="ce41" office:value-type="float" office:value="213">
            <text:p>213</text:p>
          </table:table-cell>
          <table:table-cell table:style-name="ce41" office:value-type="float" office:value="859">
            <text:p>859</text:p>
          </table:table-cell>
          <table:table-cell table:style-name="ce49" office:value-type="string">
            <text:p>gowri.s@ivtlinfoview.co.jp</text:p>
          </table:table-cell>
          <table:table-cell table:style-name="ce51" office:value-type="string">
            <text:p>Gowri Sonamuthu</text:p>
          </table:table-cell>
        </table:table-row>
        <table:table-row table:style-name="ro2">
          <table:table-cell/>
          <table:table-cell table:style-name="ce41" office:value-type="float" office:value="214">
            <text:p>214</text:p>
          </table:table-cell>
          <table:table-cell table:style-name="ce41" office:value-type="float" office:value="860">
            <text:p>860</text:p>
          </table:table-cell>
          <table:table-cell table:style-name="ce49" office:value-type="string">
            <text:p>molly.b@ivtlinfoview.co.jp</text:p>
          </table:table-cell>
          <table:table-cell table:style-name="ce51" office:value-type="string">
            <text:p>Molly Bharath</text:p>
          </table:table-cell>
        </table:table-row>
        <table:table-row table:style-name="ro2">
          <table:table-cell/>
          <table:table-cell table:style-name="ce41" office:value-type="float" office:value="215">
            <text:p>215</text:p>
          </table:table-cell>
          <table:table-cell table:style-name="ce41" office:value-type="float" office:value="861">
            <text:p>861</text:p>
          </table:table-cell>
          <table:table-cell table:style-name="ce49" office:value-type="string">
            <text:p>sivajothi.j@ivtlinfoview.co.jp</text:p>
          </table:table-cell>
          <table:table-cell table:style-name="ce51" office:value-type="string">
            <text:p>Sivajothi Jeyaseelan</text:p>
          </table:table-cell>
        </table:table-row>
        <table:table-row table:style-name="ro2">
          <table:table-cell/>
          <table:table-cell table:style-name="ce41" office:value-type="float" office:value="216">
            <text:p>216</text:p>
          </table:table-cell>
          <table:table-cell table:style-name="ce41" office:value-type="float" office:value="864">
            <text:p>864</text:p>
          </table:table-cell>
          <table:table-cell table:style-name="ce49" office:value-type="string">
            <text:p>abinaya.m@ivtlinfoview.co.jp</text:p>
          </table:table-cell>
          <table:table-cell table:style-name="ce51" office:value-type="string">
            <text:p>Abinaya Manivannan</text:p>
          </table:table-cell>
        </table:table-row>
        <table:table-row table:style-name="ro2">
          <table:table-cell/>
          <table:table-cell table:style-name="ce41" office:value-type="float" office:value="217">
            <text:p>217</text:p>
          </table:table-cell>
          <table:table-cell table:style-name="ce41" office:value-type="float" office:value="865">
            <text:p>865</text:p>
          </table:table-cell>
          <table:table-cell table:style-name="ce49" office:value-type="string">
            <text:p>durgadevi.g@ivtlinfoview.co.jp</text:p>
          </table:table-cell>
          <table:table-cell table:style-name="ce51" office:value-type="string">
            <text:p>Durgadevi Gunasekar</text:p>
          </table:table-cell>
        </table:table-row>
        <table:table-row table:style-name="ro2">
          <table:table-cell/>
          <table:table-cell table:style-name="ce41" office:value-type="float" office:value="218">
            <text:p>218</text:p>
          </table:table-cell>
          <table:table-cell table:style-name="ce41" office:value-type="float" office:value="868">
            <text:p>868</text:p>
          </table:table-cell>
          <table:table-cell table:style-name="ce49" office:value-type="string">
            <text:p>monisha.s1@ivtlinfoview.co.jp</text:p>
          </table:table-cell>
          <table:table-cell table:style-name="ce51" office:value-type="string">
            <text:p>Monisha Sekar</text:p>
          </table:table-cell>
        </table:table-row>
        <table:table-row table:style-name="ro2">
          <table:table-cell/>
          <table:table-cell table:style-name="ce41" office:value-type="float" office:value="219">
            <text:p>219</text:p>
          </table:table-cell>
          <table:table-cell table:style-name="ce41" office:value-type="float" office:value="869">
            <text:p>869</text:p>
          </table:table-cell>
          <table:table-cell table:style-name="ce49" office:value-type="string">
            <text:p>dhivya.d@ivtlinfoview.co.jp</text:p>
          </table:table-cell>
          <table:table-cell table:style-name="ce51" office:value-type="string">
            <text:p>Dhivya Dakshnamoorthy</text:p>
          </table:table-cell>
        </table:table-row>
        <table:table-row table:style-name="ro2">
          <table:table-cell/>
          <table:table-cell table:style-name="ce41" office:value-type="float" office:value="220">
            <text:p>220</text:p>
          </table:table-cell>
          <table:table-cell table:style-name="ce41" office:value-type="float" office:value="871">
            <text:p>871</text:p>
          </table:table-cell>
          <table:table-cell table:style-name="ce49" office:value-type="string">
            <text:p>kamatchi.a@ivtlinfoview.co.jp</text:p>
          </table:table-cell>
          <table:table-cell table:style-name="ce51" office:value-type="string">
            <text:p>Kamatchi Ananthan</text:p>
          </table:table-cell>
        </table:table-row>
        <table:table-row table:style-name="ro2">
          <table:table-cell/>
          <table:table-cell table:style-name="ce41" office:value-type="float" office:value="221">
            <text:p>221</text:p>
          </table:table-cell>
          <table:table-cell table:style-name="ce41" office:value-type="float" office:value="873">
            <text:p>873</text:p>
          </table:table-cell>
          <table:table-cell table:style-name="ce49" office:value-type="string">
            <text:p>subashalini.s@ivtlinfoview.co.jp</text:p>
          </table:table-cell>
          <table:table-cell table:style-name="ce51" office:value-type="string">
            <text:p>Suba Shalini Subramaniam</text:p>
          </table:table-cell>
        </table:table-row>
        <table:table-row table:style-name="ro2">
          <table:table-cell/>
          <table:table-cell table:style-name="ce41" office:value-type="float" office:value="222">
            <text:p>222</text:p>
          </table:table-cell>
          <table:table-cell table:style-name="ce41" office:value-type="float" office:value="874">
            <text:p>874</text:p>
          </table:table-cell>
          <table:table-cell table:style-name="ce49" office:value-type="string">
            <text:p>shabarigirison.r@ivtlinfoview.co.jp</text:p>
          </table:table-cell>
          <table:table-cell table:style-name="ce51" office:value-type="string">
            <text:p>Shabarigirison Radhakrishnan</text:p>
          </table:table-cell>
        </table:table-row>
        <table:table-row table:style-name="ro2">
          <table:table-cell/>
          <table:table-cell table:style-name="ce41" office:value-type="float" office:value="223">
            <text:p>223</text:p>
          </table:table-cell>
          <table:table-cell table:style-name="ce41" office:value-type="float" office:value="876">
            <text:p>876</text:p>
          </table:table-cell>
          <table:table-cell table:style-name="ce49" office:value-type="string">
            <text:p>venkatesh.s1@ivtlinfoview.co.jp</text:p>
          </table:table-cell>
          <table:table-cell table:style-name="ce51" office:value-type="string">
            <text:p>Venkatesh Srinivasan</text:p>
          </table:table-cell>
        </table:table-row>
        <table:table-row table:style-name="ro2">
          <table:table-cell/>
          <table:table-cell table:style-name="ce41" office:value-type="float" office:value="224">
            <text:p>224</text:p>
          </table:table-cell>
          <table:table-cell table:style-name="ce41" office:value-type="float" office:value="877">
            <text:p>877</text:p>
          </table:table-cell>
          <table:table-cell table:style-name="ce49" office:value-type="string">
            <text:p>karthick.v@ivtlinfoview.co.jp</text:p>
          </table:table-cell>
          <table:table-cell table:style-name="ce51" office:value-type="string">
            <text:p>Karthick Venkatachalam</text:p>
          </table:table-cell>
        </table:table-row>
        <table:table-row table:style-name="ro2">
          <table:table-cell/>
          <table:table-cell table:style-name="ce41" office:value-type="float" office:value="225">
            <text:p>225</text:p>
          </table:table-cell>
          <table:table-cell table:style-name="ce41" office:value-type="float" office:value="883">
            <text:p>883</text:p>
          </table:table-cell>
          <table:table-cell table:style-name="ce49" office:value-type="string">
            <text:p>gunasekaran.s@ivtlinfoview.co.jp</text:p>
          </table:table-cell>
          <table:table-cell table:style-name="ce51" office:value-type="string">
            <text:p>Gunasekaran Selvaraj</text:p>
          </table:table-cell>
        </table:table-row>
        <table:table-row table:style-name="ro2">
          <table:table-cell/>
          <table:table-cell table:style-name="ce41" office:value-type="float" office:value="226">
            <text:p>226</text:p>
          </table:table-cell>
          <table:table-cell table:style-name="ce41" office:value-type="float" office:value="884">
            <text:p>884</text:p>
          </table:table-cell>
          <table:table-cell table:style-name="ce49" office:value-type="string">
            <text:p>kavipriya.m1@ivtlinfoview.co.jp</text:p>
          </table:table-cell>
          <table:table-cell table:style-name="ce51" office:value-type="string">
            <text:p>Kavipriya Manickam</text:p>
          </table:table-cell>
        </table:table-row>
        <table:table-row table:style-name="ro2">
          <table:table-cell/>
          <table:table-cell table:style-name="ce41" office:value-type="float" office:value="227">
            <text:p>227</text:p>
          </table:table-cell>
          <table:table-cell table:style-name="ce41" office:value-type="float" office:value="885">
            <text:p>885</text:p>
          </table:table-cell>
          <table:table-cell table:style-name="ce49" office:value-type="string">
            <text:p>iyyammalsaranya.a@ivtlinfoview.co.jp</text:p>
          </table:table-cell>
          <table:table-cell table:style-name="ce51" office:value-type="string">
            <text:p>Iyyammal Saranya Arumugam</text:p>
          </table:table-cell>
        </table:table-row>
        <table:table-row table:style-name="ro2">
          <table:table-cell/>
          <table:table-cell table:style-name="ce41" office:value-type="float" office:value="228">
            <text:p>228</text:p>
          </table:table-cell>
          <table:table-cell table:style-name="ce41" office:value-type="float" office:value="889">
            <text:p>889</text:p>
          </table:table-cell>
          <table:table-cell table:style-name="ce49" office:value-type="string">
            <text:p>kayalvizhi.n@ivtlinfoview.co.jp</text:p>
          </table:table-cell>
          <table:table-cell table:style-name="ce51" office:value-type="string">
            <text:p>Kayalvizhi Nagendiran</text:p>
          </table:table-cell>
        </table:table-row>
        <table:table-row table:style-name="ro2">
          <table:table-cell/>
          <table:table-cell table:style-name="ce41" office:value-type="float" office:value="229">
            <text:p>229</text:p>
          </table:table-cell>
          <table:table-cell table:style-name="ce41" office:value-type="float" office:value="890">
            <text:p>890</text:p>
          </table:table-cell>
          <table:table-cell table:style-name="ce49" office:value-type="string">
            <text:p>thilagavathi.m@ivtlinfoview.co.jp</text:p>
          </table:table-cell>
          <table:table-cell table:style-name="ce51" office:value-type="string">
            <text:p>Thilagavathi Mohanasundaram</text:p>
          </table:table-cell>
        </table:table-row>
        <table:table-row table:style-name="ro2">
          <table:table-cell/>
          <table:table-cell table:style-name="ce41" office:value-type="float" office:value="230">
            <text:p>230</text:p>
          </table:table-cell>
          <table:table-cell table:style-name="ce41" office:value-type="float" office:value="892">
            <text:p>892</text:p>
          </table:table-cell>
          <table:table-cell table:style-name="ce49" office:value-type="string">
            <text:p>divyabharathi.m@ivtlinfoview.co.jp</text:p>
          </table:table-cell>
          <table:table-cell table:style-name="ce51" office:value-type="string">
            <text:p>Divyabharathi Mathiyalagan</text:p>
          </table:table-cell>
        </table:table-row>
        <table:table-row table:style-name="ro2">
          <table:table-cell/>
          <table:table-cell table:style-name="ce41" office:value-type="float" office:value="231">
            <text:p>231</text:p>
          </table:table-cell>
          <table:table-cell table:style-name="ce41" office:value-type="float" office:value="893">
            <text:p>893</text:p>
          </table:table-cell>
          <table:table-cell table:style-name="ce49" office:value-type="string">
            <text:p>vaanmathi.b@ivtlinfoview.co.jp</text:p>
          </table:table-cell>
          <table:table-cell table:style-name="ce51" office:value-type="string">
            <text:p>Vaanmathi Baskaran</text:p>
          </table:table-cell>
        </table:table-row>
        <table:table-row table:style-name="ro2">
          <table:table-cell/>
          <table:table-cell table:style-name="ce41" office:value-type="float" office:value="232">
            <text:p>232</text:p>
          </table:table-cell>
          <table:table-cell table:style-name="ce41" office:value-type="float" office:value="894">
            <text:p>894</text:p>
          </table:table-cell>
          <table:table-cell table:style-name="ce49" office:value-type="string">
            <text:p>ponni.n@ivtlinfoview.co.jp</text:p>
          </table:table-cell>
          <table:table-cell table:style-name="ce51" office:value-type="string">
            <text:p>Ponni Nachiappan</text:p>
          </table:table-cell>
        </table:table-row>
        <table:table-row table:style-name="ro2">
          <table:table-cell/>
          <table:table-cell table:style-name="ce41" office:value-type="float" office:value="233">
            <text:p>233</text:p>
          </table:table-cell>
          <table:table-cell table:style-name="ce41" office:value-type="float" office:value="900">
            <text:p>900</text:p>
          </table:table-cell>
          <table:table-cell table:style-name="ce49" office:value-type="string">
            <text:p>vishnuvarthan.r@ivtlinfoview.co.jp</text:p>
          </table:table-cell>
          <table:table-cell table:style-name="ce51" office:value-type="string">
            <text:p>Vishnu Varthan Raja</text:p>
          </table:table-cell>
        </table:table-row>
        <table:table-row table:style-name="ro2">
          <table:table-cell/>
          <table:table-cell table:style-name="ce41" office:value-type="float" office:value="234">
            <text:p>234</text:p>
          </table:table-cell>
          <table:table-cell table:style-name="ce41" office:value-type="float" office:value="902">
            <text:p>902</text:p>
          </table:table-cell>
          <table:table-cell table:style-name="ce49" office:value-type="string">
            <text:p>prince.p@ivtlinfoview.co.jp</text:p>
          </table:table-cell>
          <table:table-cell table:style-name="ce51" office:value-type="string">
            <text:p>Prince Philip</text:p>
          </table:table-cell>
        </table:table-row>
        <table:table-row table:style-name="ro2">
          <table:table-cell/>
          <table:table-cell table:style-name="ce41" office:value-type="float" office:value="235">
            <text:p>235</text:p>
          </table:table-cell>
          <table:table-cell table:style-name="ce41" office:value-type="float" office:value="903">
            <text:p>903</text:p>
          </table:table-cell>
          <table:table-cell table:style-name="ce49" office:value-type="string">
            <text:p>essakimuthumahesh.s@ivtlinfoview.co.jp</text:p>
          </table:table-cell>
          <table:table-cell table:style-name="ce51" office:value-type="string">
            <text:p>Essaki Muthu Mahesh S</text:p>
          </table:table-cell>
        </table:table-row>
        <table:table-row table:style-name="ro2">
          <table:table-cell/>
          <table:table-cell table:style-name="ce41" office:value-type="float" office:value="236">
            <text:p>236</text:p>
          </table:table-cell>
          <table:table-cell table:style-name="ce41" office:value-type="float" office:value="906">
            <text:p>906</text:p>
          </table:table-cell>
          <table:table-cell table:style-name="ce49" office:value-type="string">
            <text:p>arunkumar.p@ivtlinfoview.co.jp</text:p>
          </table:table-cell>
          <table:table-cell table:style-name="ce51" office:value-type="string">
            <text:p>Arun Kumar Palaniappan</text:p>
          </table:table-cell>
        </table:table-row>
        <table:table-row table:style-name="ro2">
          <table:table-cell/>
          <table:table-cell table:style-name="ce41" office:value-type="float" office:value="237">
            <text:p>237</text:p>
          </table:table-cell>
          <table:table-cell table:style-name="ce41" office:value-type="float" office:value="914">
            <text:p>914</text:p>
          </table:table-cell>
          <table:table-cell table:style-name="ce49" office:value-type="string">
            <text:p>nandhini.b@ivtlinfoview.co.jp</text:p>
          </table:table-cell>
          <table:table-cell table:style-name="ce51" office:value-type="string">
            <text:p>Nandhini Balasubramani</text:p>
          </table:table-cell>
        </table:table-row>
        <table:table-row table:style-name="ro2">
          <table:table-cell/>
          <table:table-cell table:style-name="ce41" office:value-type="float" office:value="238">
            <text:p>238</text:p>
          </table:table-cell>
          <table:table-cell table:style-name="ce41" office:value-type="float" office:value="915">
            <text:p>915</text:p>
          </table:table-cell>
          <table:table-cell table:style-name="ce49" office:value-type="string">
            <text:p>saradhapreethi.b@ivtlinfoview.co.jp</text:p>
          </table:table-cell>
          <table:table-cell table:style-name="ce51" office:value-type="string">
            <text:p>Saradhapreethi Balasubramaniyam</text:p>
          </table:table-cell>
        </table:table-row>
        <table:table-row table:style-name="ro2">
          <table:table-cell/>
          <table:table-cell table:style-name="ce41" office:value-type="float" office:value="239">
            <text:p>239</text:p>
          </table:table-cell>
          <table:table-cell table:style-name="ce41" office:value-type="float" office:value="922">
            <text:p>922</text:p>
          </table:table-cell>
          <table:table-cell table:style-name="ce49" office:value-type="string">
            <text:p>alenjeealex.a@ivtlinfoview.co.jp</text:p>
          </table:table-cell>
          <table:table-cell table:style-name="ce51" office:value-type="string">
            <text:p>Alenjee Alex Alex Abraham</text:p>
          </table:table-cell>
        </table:table-row>
        <table:table-row table:style-name="ro2">
          <table:table-cell/>
          <table:table-cell table:style-name="ce41" office:value-type="float" office:value="240">
            <text:p>240</text:p>
          </table:table-cell>
          <table:table-cell table:style-name="ce41" office:value-type="float" office:value="923">
            <text:p>923</text:p>
          </table:table-cell>
          <table:table-cell table:style-name="ce49" office:value-type="string">
            <text:p>manoj.t1@ivtlinfoview.co.jp</text:p>
          </table:table-cell>
          <table:table-cell table:style-name="ce51" office:value-type="string">
            <text:p>Manoj Thiyagaraj</text:p>
          </table:table-cell>
        </table:table-row>
        <table:table-row table:style-name="ro2">
          <table:table-cell/>
          <table:table-cell table:style-name="ce41" office:value-type="float" office:value="241">
            <text:p>241</text:p>
          </table:table-cell>
          <table:table-cell table:style-name="ce41" office:value-type="float" office:value="924">
            <text:p>924</text:p>
          </table:table-cell>
          <table:table-cell table:style-name="ce49" office:value-type="string">
            <text:p>saravanan.s1@ivtlinfoview.co.jp</text:p>
          </table:table-cell>
          <table:table-cell table:style-name="ce51" office:value-type="string">
            <text:p>Saravanan Shanmugam</text:p>
          </table:table-cell>
        </table:table-row>
        <table:table-row table:style-name="ro2">
          <table:table-cell/>
          <table:table-cell table:style-name="ce41" office:value-type="float" office:value="242">
            <text:p>242</text:p>
          </table:table-cell>
          <table:table-cell table:style-name="ce41" office:value-type="float" office:value="925">
            <text:p>925</text:p>
          </table:table-cell>
          <table:table-cell table:style-name="ce49" office:value-type="string">
            <text:p>sundarrajan.s@ivtlinfoview.co.jp</text:p>
          </table:table-cell>
          <table:table-cell table:style-name="ce51" office:value-type="string">
            <text:p>Sundar Rajan Saravanan</text:p>
          </table:table-cell>
        </table:table-row>
        <table:table-row table:style-name="ro2">
          <table:table-cell/>
          <table:table-cell table:style-name="ce41" office:value-type="float" office:value="243">
            <text:p>243</text:p>
          </table:table-cell>
          <table:table-cell table:style-name="ce41" office:value-type="float" office:value="926">
            <text:p>926</text:p>
          </table:table-cell>
          <table:table-cell table:style-name="ce49" office:value-type="string">
            <text:p>poonkodi.k@ivtlinfoview.co.jp</text:p>
          </table:table-cell>
          <table:table-cell table:style-name="ce51" office:value-type="string">
            <text:p>Poonkodi Kaliyanandi</text:p>
          </table:table-cell>
        </table:table-row>
        <table:table-row table:style-name="ro2">
          <table:table-cell/>
          <table:table-cell table:style-name="ce41" office:value-type="float" office:value="244">
            <text:p>244</text:p>
          </table:table-cell>
          <table:table-cell table:style-name="ce41" office:value-type="float" office:value="927">
            <text:p>927</text:p>
          </table:table-cell>
          <table:table-cell table:style-name="ce49" office:value-type="string">
            <text:p>geetha.d@ivtlinfoview.co.jp</text:p>
          </table:table-cell>
          <table:table-cell table:style-name="ce51" office:value-type="string">
            <text:p>Geetha Dharmar</text:p>
          </table:table-cell>
        </table:table-row>
        <table:table-row table:style-name="ro2">
          <table:table-cell/>
          <table:table-cell table:style-name="ce41" office:value-type="float" office:value="245">
            <text:p>245</text:p>
          </table:table-cell>
          <table:table-cell table:style-name="ce41" office:value-type="float" office:value="929">
            <text:p>929</text:p>
          </table:table-cell>
          <table:table-cell table:style-name="ce49" office:value-type="string">
            <text:p>abirami.s@ivtlinfoview.co.jp</text:p>
          </table:table-cell>
          <table:table-cell table:style-name="ce52" office:value-type="string">
            <text:p>Abirami Sivakumar</text:p>
          </table:table-cell>
        </table:table-row>
        <table:table-row table:style-name="ro2">
          <table:table-cell/>
          <table:table-cell table:style-name="ce41" office:value-type="float" office:value="246">
            <text:p>246</text:p>
          </table:table-cell>
          <table:table-cell table:style-name="ce41" office:value-type="float" office:value="930">
            <text:p>930</text:p>
          </table:table-cell>
          <table:table-cell table:style-name="ce49" office:value-type="string">
            <text:p>poonkothai.m@ivtlinfoview.co.jp</text:p>
          </table:table-cell>
          <table:table-cell table:style-name="ce51" office:value-type="string">
            <text:p>Poonkothai Murugesh</text:p>
          </table:table-cell>
        </table:table-row>
        <table:table-row table:style-name="ro2">
          <table:table-cell/>
          <table:table-cell table:style-name="ce41" office:value-type="float" office:value="247">
            <text:p>247</text:p>
          </table:table-cell>
          <table:table-cell table:style-name="ce41" office:value-type="float" office:value="931">
            <text:p>931</text:p>
          </table:table-cell>
          <table:table-cell table:style-name="ce49" office:value-type="string">
            <text:p>karthika.k@ivtlinfoview.co.jp</text:p>
          </table:table-cell>
          <table:table-cell table:style-name="ce51" office:value-type="string">
            <text:p>Karthika K</text:p>
          </table:table-cell>
        </table:table-row>
        <table:table-row table:style-name="ro2">
          <table:table-cell/>
          <table:table-cell table:style-name="ce41" office:value-type="float" office:value="248">
            <text:p>248</text:p>
          </table:table-cell>
          <table:table-cell table:style-name="ce41" office:value-type="float" office:value="933">
            <text:p>933</text:p>
          </table:table-cell>
          <table:table-cell table:style-name="ce49" office:value-type="string">
            <text:p>vanitha.j@ivtlinfoview.co.jp</text:p>
          </table:table-cell>
          <table:table-cell table:style-name="ce51" office:value-type="string">
            <text:p>Vanitha Jayasankar</text:p>
          </table:table-cell>
        </table:table-row>
        <table:table-row table:style-name="ro2">
          <table:table-cell/>
          <table:table-cell table:style-name="ce41" office:value-type="float" office:value="249">
            <text:p>249</text:p>
          </table:table-cell>
          <table:table-cell table:style-name="ce41" office:value-type="float" office:value="937">
            <text:p>937</text:p>
          </table:table-cell>
          <table:table-cell table:style-name="ce49" office:value-type="string">
            <text:p>vyshaliindupriya.s@ivtlinfoview.co.jp</text:p>
          </table:table-cell>
          <table:table-cell table:style-name="ce51" office:value-type="string">
            <text:p>Vyshali Indu Priya Subramanyam</text:p>
          </table:table-cell>
        </table:table-row>
        <table:table-row table:style-name="ro2">
          <table:table-cell/>
          <table:table-cell table:style-name="ce41" office:value-type="float" office:value="250">
            <text:p>250</text:p>
          </table:table-cell>
          <table:table-cell table:style-name="ce41" office:value-type="float" office:value="942">
            <text:p>942</text:p>
          </table:table-cell>
          <table:table-cell table:style-name="ce49" office:value-type="string">
            <text:p>vijayalakshmi.s@ivtlinfoview.co.jp</text:p>
          </table:table-cell>
          <table:table-cell table:style-name="ce51" office:value-type="string">
            <text:p>Vijayalakshmi Subramanian</text:p>
          </table:table-cell>
        </table:table-row>
        <table:table-row table:style-name="ro2">
          <table:table-cell/>
          <table:table-cell table:style-name="ce41" office:value-type="float" office:value="251">
            <text:p>251</text:p>
          </table:table-cell>
          <table:table-cell table:style-name="ce41" office:value-type="float" office:value="943">
            <text:p>943</text:p>
          </table:table-cell>
          <table:table-cell table:style-name="ce49" office:value-type="string">
            <text:p>subathra.g@ivtlinfoview.co.jp</text:p>
          </table:table-cell>
          <table:table-cell table:style-name="ce51" office:value-type="string">
            <text:p>Subathra Gothandapani</text:p>
          </table:table-cell>
        </table:table-row>
        <table:table-row table:style-name="ro2">
          <table:table-cell/>
          <table:table-cell table:style-name="ce41" office:value-type="float" office:value="252">
            <text:p>252</text:p>
          </table:table-cell>
          <table:table-cell table:style-name="ce41" office:value-type="float" office:value="947">
            <text:p>947</text:p>
          </table:table-cell>
          <table:table-cell table:style-name="ce49" office:value-type="string">
            <text:p>nithya.v@ivtlinfoview.co.jp</text:p>
          </table:table-cell>
          <table:table-cell table:style-name="ce51" office:value-type="string">
            <text:p>Nithya Vasudevan</text:p>
          </table:table-cell>
        </table:table-row>
        <table:table-row table:style-name="ro2">
          <table:table-cell/>
          <table:table-cell table:style-name="ce41" office:value-type="float" office:value="253">
            <text:p>253</text:p>
          </table:table-cell>
          <table:table-cell table:style-name="ce41" office:value-type="float" office:value="948">
            <text:p>948</text:p>
          </table:table-cell>
          <table:table-cell table:style-name="ce49" office:value-type="string">
            <text:p>vanitha.p@ivtlinfoview.co.jp</text:p>
          </table:table-cell>
          <table:table-cell table:style-name="ce51" office:value-type="string">
            <text:p>Vanitha Palanisamy</text:p>
          </table:table-cell>
        </table:table-row>
        <table:table-row table:style-name="ro2">
          <table:table-cell/>
          <table:table-cell table:style-name="ce41" office:value-type="float" office:value="254">
            <text:p>254</text:p>
          </table:table-cell>
          <table:table-cell table:style-name="ce41" office:value-type="float" office:value="950">
            <text:p>950</text:p>
          </table:table-cell>
          <table:table-cell table:style-name="ce49" office:value-type="string">
            <text:p>sivagnanavathi.k@ivtlinfoview.co.jp</text:p>
          </table:table-cell>
          <table:table-cell table:style-name="ce51" office:value-type="string">
            <text:p>Sivagnanavathi Kannan</text:p>
          </table:table-cell>
        </table:table-row>
        <table:table-row table:style-name="ro2">
          <table:table-cell/>
          <table:table-cell table:style-name="ce41" office:value-type="float" office:value="255">
            <text:p>255</text:p>
          </table:table-cell>
          <table:table-cell table:style-name="ce41" office:value-type="float" office:value="952">
            <text:p>952</text:p>
          </table:table-cell>
          <table:table-cell table:style-name="ce49" office:value-type="string">
            <text:p>durganandhini.a@ivtlinfoview.co.jp</text:p>
          </table:table-cell>
          <table:table-cell table:style-name="ce51" office:value-type="string">
            <text:p>Durganandhini A</text:p>
          </table:table-cell>
        </table:table-row>
        <table:table-row table:style-name="ro2">
          <table:table-cell/>
          <table:table-cell table:style-name="ce41" office:value-type="float" office:value="256">
            <text:p>256</text:p>
          </table:table-cell>
          <table:table-cell table:style-name="ce41" office:value-type="float" office:value="960">
            <text:p>960</text:p>
          </table:table-cell>
          <table:table-cell table:style-name="ce49" office:value-type="string">
            <text:p>thangeswari.p@ivtlinfoview.co.jp</text:p>
          </table:table-cell>
          <table:table-cell table:style-name="ce51" office:value-type="string">
            <text:p>Thangeswari Petchimuthu</text:p>
          </table:table-cell>
        </table:table-row>
        <table:table-row table:style-name="ro2">
          <table:table-cell/>
          <table:table-cell table:style-name="ce41" office:value-type="float" office:value="257">
            <text:p>257</text:p>
          </table:table-cell>
          <table:table-cell table:style-name="ce41" office:value-type="float" office:value="961">
            <text:p>961</text:p>
          </table:table-cell>
          <table:table-cell table:style-name="ce49" office:value-type="string">
            <text:p>manimala.a@ivtlinfoview.co.jp</text:p>
          </table:table-cell>
          <table:table-cell table:style-name="ce51" office:value-type="string">
            <text:p>Manimala Arunachalam</text:p>
          </table:table-cell>
        </table:table-row>
        <table:table-row table:style-name="ro2">
          <table:table-cell/>
          <table:table-cell table:style-name="ce41" office:value-type="float" office:value="258">
            <text:p>258</text:p>
          </table:table-cell>
          <table:table-cell table:style-name="ce41" office:value-type="float" office:value="962">
            <text:p>962</text:p>
          </table:table-cell>
          <table:table-cell table:style-name="ce49" office:value-type="string">
            <text:p>harshini.a@ivtlinfoview.co.jp</text:p>
          </table:table-cell>
          <table:table-cell table:style-name="ce51" office:value-type="string">
            <text:p>Harshini Asokan</text:p>
          </table:table-cell>
        </table:table-row>
        <table:table-row table:style-name="ro2">
          <table:table-cell/>
          <table:table-cell table:style-name="ce41" office:value-type="float" office:value="259">
            <text:p>259</text:p>
          </table:table-cell>
          <table:table-cell table:style-name="ce41" office:value-type="float" office:value="964">
            <text:p>964</text:p>
          </table:table-cell>
          <table:table-cell table:style-name="ce49" office:value-type="string">
            <text:p>muthuabirami.s@ivtlinfoview.co.jp</text:p>
          </table:table-cell>
          <table:table-cell table:style-name="ce51" office:value-type="string">
            <text:p>Muthu Abirami Subramanian</text:p>
          </table:table-cell>
        </table:table-row>
        <table:table-row table:style-name="ro2">
          <table:table-cell/>
          <table:table-cell table:style-name="ce41" office:value-type="float" office:value="260">
            <text:p>260</text:p>
          </table:table-cell>
          <table:table-cell table:style-name="ce41" office:value-type="float" office:value="966">
            <text:p>966</text:p>
          </table:table-cell>
          <table:table-cell table:style-name="ce49" office:value-type="string">
            <text:p>hema.g@ivtlinfoview.co.jp</text:p>
          </table:table-cell>
          <table:table-cell table:style-name="ce51" office:value-type="string">
            <text:p>Hema Gurusamy</text:p>
          </table:table-cell>
        </table:table-row>
        <table:table-row table:style-name="ro2">
          <table:table-cell/>
          <table:table-cell table:style-name="ce41" office:value-type="float" office:value="261">
            <text:p>261</text:p>
          </table:table-cell>
          <table:table-cell table:style-name="ce41" office:value-type="float" office:value="972">
            <text:p>972</text:p>
          </table:table-cell>
          <table:table-cell table:style-name="ce49" office:value-type="string">
            <text:p>ravikumar.k@ivtlinfoview.co.jp</text:p>
          </table:table-cell>
          <table:table-cell table:style-name="ce51" office:value-type="string">
            <text:p>Ravi Kumar Karthikeyan</text:p>
          </table:table-cell>
        </table:table-row>
        <table:table-row table:style-name="ro2">
          <table:table-cell/>
          <table:table-cell table:style-name="ce41" office:value-type="float" office:value="262">
            <text:p>262</text:p>
          </table:table-cell>
          <table:table-cell table:style-name="ce41" office:value-type="float" office:value="974">
            <text:p>974</text:p>
          </table:table-cell>
          <table:table-cell table:style-name="ce49" office:value-type="string">
            <text:p>thulasi.s@ivtlinfoview.co.jp</text:p>
          </table:table-cell>
          <table:table-cell table:style-name="ce51" office:value-type="string">
            <text:p>Thulasi S</text:p>
          </table:table-cell>
        </table:table-row>
        <table:table-row table:style-name="ro2">
          <table:table-cell/>
          <table:table-cell table:style-name="ce41" office:value-type="float" office:value="263">
            <text:p>263</text:p>
          </table:table-cell>
          <table:table-cell table:style-name="ce41" office:value-type="float" office:value="977">
            <text:p>977</text:p>
          </table:table-cell>
          <table:table-cell table:style-name="ce49" office:value-type="string">
            <text:p>manimekalai.s@ivtlinfoview.co.jp</text:p>
          </table:table-cell>
          <table:table-cell table:style-name="ce51" office:value-type="string">
            <text:p>Manimekalai Subramaniyan</text:p>
          </table:table-cell>
        </table:table-row>
        <table:table-row table:style-name="ro2">
          <table:table-cell/>
          <table:table-cell table:style-name="ce41" office:value-type="float" office:value="264">
            <text:p>264</text:p>
          </table:table-cell>
          <table:table-cell table:style-name="ce41" office:value-type="float" office:value="983">
            <text:p>983</text:p>
          </table:table-cell>
          <table:table-cell table:style-name="ce49" office:value-type="string">
            <text:p>arunkumar.d@ivtlinfoview.co.jp</text:p>
          </table:table-cell>
          <table:table-cell table:style-name="ce51" office:value-type="string">
            <text:p>Arun Kumar Deivam</text:p>
          </table:table-cell>
        </table:table-row>
        <table:table-row table:style-name="ro2">
          <table:table-cell/>
          <table:table-cell table:style-name="ce41" office:value-type="float" office:value="265">
            <text:p>265</text:p>
          </table:table-cell>
          <table:table-cell table:style-name="ce41" office:value-type="float" office:value="984">
            <text:p>984</text:p>
          </table:table-cell>
          <table:table-cell table:style-name="ce49" office:value-type="string">
            <text:p>sridhar.c@ivtlinfoview.co.jp</text:p>
          </table:table-cell>
          <table:table-cell table:style-name="ce51" office:value-type="string">
            <text:p>Sridhar Chandrasekaran</text:p>
          </table:table-cell>
        </table:table-row>
        <table:table-row table:style-name="ro2">
          <table:table-cell/>
          <table:table-cell table:style-name="ce41" office:value-type="float" office:value="266">
            <text:p>266</text:p>
          </table:table-cell>
          <table:table-cell table:style-name="ce41" office:value-type="float" office:value="987">
            <text:p>987</text:p>
          </table:table-cell>
          <table:table-cell table:style-name="ce49" office:value-type="string">
            <text:p>anupriya.j@ivtlinfoview.co.jp</text:p>
          </table:table-cell>
          <table:table-cell table:style-name="ce51" office:value-type="string">
            <text:p>Anupriya Jaikumar</text:p>
          </table:table-cell>
        </table:table-row>
        <table:table-row table:style-name="ro2">
          <table:table-cell/>
          <table:table-cell table:style-name="ce41" office:value-type="float" office:value="267">
            <text:p>267</text:p>
          </table:table-cell>
          <table:table-cell table:style-name="ce41" office:value-type="float" office:value="997">
            <text:p>997</text:p>
          </table:table-cell>
          <table:table-cell table:style-name="ce49" office:value-type="string">
            <text:p>vishnuprasanth.v@ivtlinfoview.co.jp</text:p>
          </table:table-cell>
          <table:table-cell table:style-name="ce51" office:value-type="string">
            <text:p>Vishnu Prasanth Venugopal</text:p>
          </table:table-cell>
        </table:table-row>
        <table:table-row table:style-name="ro2">
          <table:table-cell/>
          <table:table-cell table:style-name="ce41" office:value-type="float" office:value="268">
            <text:p>268</text:p>
          </table:table-cell>
          <table:table-cell table:style-name="ce41" office:value-type="float" office:value="998">
            <text:p>998</text:p>
          </table:table-cell>
          <table:table-cell table:style-name="ce49" office:value-type="string">
            <text:p>dineshkumar.p@ivtlinfoview.co.jp</text:p>
          </table:table-cell>
          <table:table-cell table:style-name="ce51" office:value-type="string">
            <text:p>Dinesh Kumar Periyasamy</text:p>
          </table:table-cell>
        </table:table-row>
        <table:table-row table:style-name="ro2">
          <table:table-cell/>
          <table:table-cell table:style-name="ce41" office:value-type="float" office:value="269">
            <text:p>269</text:p>
          </table:table-cell>
          <table:table-cell table:style-name="ce41" office:value-type="float" office:value="1002">
            <text:p>1002</text:p>
          </table:table-cell>
          <table:table-cell table:style-name="ce49" office:value-type="string">
            <text:p>syedfazila.r@ivtlinfoview.co.jp</text:p>
          </table:table-cell>
          <table:table-cell table:style-name="ce51" office:value-type="string">
            <text:p>Syedfazila Razak Mohideen</text:p>
          </table:table-cell>
        </table:table-row>
        <table:table-row table:style-name="ro2">
          <table:table-cell/>
          <table:table-cell table:style-name="ce41" office:value-type="float" office:value="270">
            <text:p>270</text:p>
          </table:table-cell>
          <table:table-cell table:style-name="ce41" office:value-type="float" office:value="1003">
            <text:p>1003</text:p>
          </table:table-cell>
          <table:table-cell table:style-name="ce49" office:value-type="string">
            <text:p>suganya.m@ivtlinfoview.co.jp</text:p>
          </table:table-cell>
          <table:table-cell table:style-name="ce51" office:value-type="string">
            <text:p>Suganya Muthalraj</text:p>
          </table:table-cell>
        </table:table-row>
        <table:table-row table:style-name="ro2">
          <table:table-cell/>
          <table:table-cell table:style-name="ce41" office:value-type="float" office:value="271">
            <text:p>271</text:p>
          </table:table-cell>
          <table:table-cell table:style-name="ce41" office:value-type="float" office:value="1007">
            <text:p>1007</text:p>
          </table:table-cell>
          <table:table-cell table:style-name="ce49" office:value-type="string">
            <text:p>yamuna.s@ivtlinfoview.co.jp</text:p>
          </table:table-cell>
          <table:table-cell table:style-name="ce51" office:value-type="string">
            <text:p>Yamuna Sekar</text:p>
          </table:table-cell>
        </table:table-row>
        <table:table-row table:style-name="ro2">
          <table:table-cell/>
          <table:table-cell table:style-name="ce41" office:value-type="float" office:value="272">
            <text:p>272</text:p>
          </table:table-cell>
          <table:table-cell table:style-name="ce41" office:value-type="float" office:value="1009">
            <text:p>1009</text:p>
          </table:table-cell>
          <table:table-cell table:style-name="ce49" office:value-type="string">
            <text:p>poonguzhali.m@ivtlinfoview.co.jp</text:p>
          </table:table-cell>
          <table:table-cell table:style-name="ce51" office:value-type="string">
            <text:p>Poonguzhali Manogaran</text:p>
          </table:table-cell>
        </table:table-row>
        <table:table-row table:style-name="ro2">
          <table:table-cell/>
          <table:table-cell table:style-name="ce41" office:value-type="float" office:value="273">
            <text:p>273</text:p>
          </table:table-cell>
          <table:table-cell table:style-name="ce41" office:value-type="float" office:value="1014">
            <text:p>1014</text:p>
          </table:table-cell>
          <table:table-cell table:style-name="ce49" office:value-type="string">
            <text:p>meenar.r@ivtlinfoview.co.jp</text:p>
          </table:table-cell>
          <table:table-cell table:style-name="ce51" office:value-type="string">
            <text:p>Meena R Radhakrishnan</text:p>
          </table:table-cell>
        </table:table-row>
        <table:table-row table:style-name="ro2">
          <table:table-cell/>
          <table:table-cell table:style-name="ce41" office:value-type="float" office:value="274">
            <text:p>274</text:p>
          </table:table-cell>
          <table:table-cell table:style-name="ce41" office:value-type="float" office:value="1016">
            <text:p>1016</text:p>
          </table:table-cell>
          <table:table-cell table:style-name="ce49" office:value-type="string">
            <text:p>jayasri.k@ivtlinfoview.co.jp</text:p>
          </table:table-cell>
          <table:table-cell table:style-name="ce51" office:value-type="string">
            <text:p>Jayasri Kamalakannan</text:p>
          </table:table-cell>
        </table:table-row>
        <table:table-row table:style-name="ro2">
          <table:table-cell/>
          <table:table-cell table:style-name="ce41" office:value-type="float" office:value="275">
            <text:p>275</text:p>
          </table:table-cell>
          <table:table-cell table:style-name="ce41" office:value-type="float" office:value="1018">
            <text:p>1018</text:p>
          </table:table-cell>
          <table:table-cell table:style-name="ce49" office:value-type="string">
            <text:p>krithiga.m@ivtlinfoview.co.jp</text:p>
          </table:table-cell>
          <table:table-cell table:style-name="ce51" office:value-type="string">
            <text:p>Krithiga Mohan</text:p>
          </table:table-cell>
        </table:table-row>
        <table:table-row table:style-name="ro2">
          <table:table-cell/>
          <table:table-cell table:style-name="ce41" office:value-type="float" office:value="276">
            <text:p>276</text:p>
          </table:table-cell>
          <table:table-cell table:style-name="ce41" office:value-type="float" office:value="1019">
            <text:p>1019</text:p>
          </table:table-cell>
          <table:table-cell table:style-name="ce49" office:value-type="string">
            <text:p>maanickavasagham.s@ivtlinfoview.co.jp</text:p>
          </table:table-cell>
          <table:table-cell table:style-name="ce51" office:value-type="string">
            <text:p>Maanickavasagham Siva Subramonian</text:p>
          </table:table-cell>
        </table:table-row>
        <table:table-row table:style-name="ro2">
          <table:table-cell/>
          <table:table-cell table:style-name="ce41" office:value-type="float" office:value="277">
            <text:p>277</text:p>
          </table:table-cell>
          <table:table-cell table:style-name="ce41" office:value-type="float" office:value="1020">
            <text:p>1020</text:p>
          </table:table-cell>
          <table:table-cell table:style-name="ce49" office:value-type="string">
            <text:p>kulothungadevi.p@ivtlinfoview.co.jp</text:p>
          </table:table-cell>
          <table:table-cell table:style-name="ce51" office:value-type="string">
            <text:p>Kulothungadevi Paramasivam</text:p>
          </table:table-cell>
        </table:table-row>
        <table:table-row table:style-name="ro2">
          <table:table-cell/>
          <table:table-cell table:style-name="ce41" office:value-type="float" office:value="278">
            <text:p>278</text:p>
          </table:table-cell>
          <table:table-cell table:style-name="ce41" office:value-type="float" office:value="1023">
            <text:p>1023</text:p>
          </table:table-cell>
          <table:table-cell table:style-name="ce49" office:value-type="string">
            <text:p>tharunprasathkumar.r@ivtlinfoview.co.jp</text:p>
          </table:table-cell>
          <table:table-cell table:style-name="ce51" office:value-type="string">
            <text:p>Tharunprasathkumar Ramasamy</text:p>
          </table:table-cell>
        </table:table-row>
        <table:table-row table:style-name="ro2">
          <table:table-cell/>
          <table:table-cell table:style-name="ce41" office:value-type="float" office:value="279">
            <text:p>279</text:p>
          </table:table-cell>
          <table:table-cell table:style-name="ce41" office:value-type="float" office:value="1028">
            <text:p>1028</text:p>
          </table:table-cell>
          <table:table-cell table:style-name="ce49" office:value-type="string">
            <text:p>sulaimanmydeen.k@ivtlinfoview.co.jp</text:p>
          </table:table-cell>
          <table:table-cell table:style-name="ce51" office:value-type="string">
            <text:p>Sulaiman Mydeen Kather Mydeen</text:p>
          </table:table-cell>
        </table:table-row>
        <table:table-row table:style-name="ro2">
          <table:table-cell/>
          <table:table-cell table:style-name="ce41" office:value-type="float" office:value="280">
            <text:p>280</text:p>
          </table:table-cell>
          <table:table-cell table:style-name="ce41" office:value-type="float" office:value="1029">
            <text:p>1029</text:p>
          </table:table-cell>
          <table:table-cell table:style-name="ce49" office:value-type="string">
            <text:p>nishanth.m@ivtlinfoview.co.jp</text:p>
          </table:table-cell>
          <table:table-cell table:style-name="ce51" office:value-type="string">
            <text:p>Nishanth M</text:p>
          </table:table-cell>
        </table:table-row>
        <table:table-row table:style-name="ro2">
          <table:table-cell/>
          <table:table-cell table:style-name="ce41" office:value-type="float" office:value="281">
            <text:p>281</text:p>
          </table:table-cell>
          <table:table-cell table:style-name="ce41" office:value-type="float" office:value="1032">
            <text:p>1032</text:p>
          </table:table-cell>
          <table:table-cell table:style-name="ce49" office:value-type="string">
            <text:p>john.m@ivtlinfoview.co.jp</text:p>
          </table:table-cell>
          <table:table-cell table:style-name="ce51" office:value-type="string">
            <text:p>John Mathew</text:p>
          </table:table-cell>
        </table:table-row>
        <table:table-row table:style-name="ro2">
          <table:table-cell/>
          <table:table-cell table:style-name="ce41" office:value-type="float" office:value="282">
            <text:p>282</text:p>
          </table:table-cell>
          <table:table-cell table:style-name="ce41" office:value-type="float" office:value="1035">
            <text:p>1035</text:p>
          </table:table-cell>
          <table:table-cell table:style-name="ce49" office:value-type="string">
            <text:p>shyamaladevi.k@ivtlinfoview.co.jp</text:p>
          </table:table-cell>
          <table:table-cell table:style-name="ce51" office:value-type="string">
            <text:p>Shyamala Devi Krishnamoorthy</text:p>
          </table:table-cell>
        </table:table-row>
        <table:table-row table:style-name="ro2">
          <table:table-cell/>
          <table:table-cell table:style-name="ce41" office:value-type="float" office:value="283">
            <text:p>283</text:p>
          </table:table-cell>
          <table:table-cell table:style-name="ce41" office:value-type="float" office:value="1037">
            <text:p>1037</text:p>
          </table:table-cell>
          <table:table-cell table:style-name="ce49" office:value-type="string">
            <text:p>nooburashri.s@ivtlinfoview.co.jp</text:p>
          </table:table-cell>
          <table:table-cell table:style-name="ce51" office:value-type="string">
            <text:p>Nooburashri Subramanian</text:p>
          </table:table-cell>
        </table:table-row>
        <table:table-row table:style-name="ro2">
          <table:table-cell/>
          <table:table-cell table:style-name="ce41" office:value-type="float" office:value="284">
            <text:p>284</text:p>
          </table:table-cell>
          <table:table-cell table:style-name="ce41" office:value-type="float" office:value="1042">
            <text:p>1042</text:p>
          </table:table-cell>
          <table:table-cell table:style-name="ce49" office:value-type="string">
            <text:p>nivetha.s@ivtlinfoview.co.jp</text:p>
          </table:table-cell>
          <table:table-cell table:style-name="ce51" office:value-type="string">
            <text:p>Nivetha Senthilkumar</text:p>
          </table:table-cell>
        </table:table-row>
        <table:table-row table:style-name="ro2">
          <table:table-cell/>
          <table:table-cell table:style-name="ce41" office:value-type="float" office:value="285">
            <text:p>285</text:p>
          </table:table-cell>
          <table:table-cell table:style-name="ce41" office:value-type="float" office:value="1046">
            <text:p>1046</text:p>
          </table:table-cell>
          <table:table-cell table:style-name="ce49" office:value-type="string">
            <text:p>sornalakshmi.c@ivtlinfoview.co.jp</text:p>
          </table:table-cell>
          <table:table-cell table:style-name="ce51" office:value-type="string">
            <text:p>Sornalakshmi Chandrasekar</text:p>
          </table:table-cell>
        </table:table-row>
        <table:table-row table:style-name="ro2">
          <table:table-cell/>
          <table:table-cell table:style-name="ce41" office:value-type="float" office:value="286">
            <text:p>286</text:p>
          </table:table-cell>
          <table:table-cell table:style-name="ce41" office:value-type="float" office:value="1052">
            <text:p>1052</text:p>
          </table:table-cell>
          <table:table-cell table:style-name="ce49" office:value-type="string">
            <text:p>saravanan.j@ivtlinfoview.co.jp</text:p>
          </table:table-cell>
          <table:table-cell table:style-name="ce51" office:value-type="string">
            <text:p>Saravanan Jayaraman</text:p>
          </table:table-cell>
        </table:table-row>
        <table:table-row table:style-name="ro2">
          <table:table-cell/>
          <table:table-cell table:style-name="ce41" office:value-type="float" office:value="287">
            <text:p>287</text:p>
          </table:table-cell>
          <table:table-cell table:style-name="ce41" office:value-type="float" office:value="1055">
            <text:p>1055</text:p>
          </table:table-cell>
          <table:table-cell table:style-name="ce49" office:value-type="string">
            <text:p>sivasubramanian.m@ivtlinfoview.co.jp</text:p>
          </table:table-cell>
          <table:table-cell table:style-name="ce51" office:value-type="string">
            <text:p>Sivasubramanian Mohan</text:p>
          </table:table-cell>
        </table:table-row>
        <table:table-row table:style-name="ro2">
          <table:table-cell/>
          <table:table-cell table:style-name="ce41" office:value-type="float" office:value="288">
            <text:p>288</text:p>
          </table:table-cell>
          <table:table-cell table:style-name="ce41" office:value-type="float" office:value="1056">
            <text:p>1056</text:p>
          </table:table-cell>
          <table:table-cell table:style-name="ce49" office:value-type="string">
            <text:p>mohammed.s@ivtlinfoview.co.jp</text:p>
          </table:table-cell>
          <table:table-cell table:style-name="ce51" office:value-type="string">
            <text:p>Mohammed Shuaib</text:p>
          </table:table-cell>
        </table:table-row>
        <table:table-row table:style-name="ro2">
          <table:table-cell/>
          <table:table-cell table:style-name="ce41" office:value-type="float" office:value="289">
            <text:p>289</text:p>
          </table:table-cell>
          <table:table-cell table:style-name="ce41" office:value-type="float" office:value="1057">
            <text:p>1057</text:p>
          </table:table-cell>
          <table:table-cell table:style-name="ce49" office:value-type="string">
            <text:p>mohammedzaid.m@ivtlinfoview.co.jp</text:p>
          </table:table-cell>
          <table:table-cell table:style-name="ce51" office:value-type="string">
            <text:p>Mohammed Zaid Mohammed Rafique</text:p>
          </table:table-cell>
        </table:table-row>
        <table:table-row table:style-name="ro2">
          <table:table-cell/>
          <table:table-cell table:style-name="ce41" office:value-type="float" office:value="290">
            <text:p>290</text:p>
          </table:table-cell>
          <table:table-cell table:style-name="ce41" office:value-type="float" office:value="1059">
            <text:p>1059</text:p>
          </table:table-cell>
          <table:table-cell table:style-name="ce49" office:value-type="string">
            <text:p>rajarajan.s@ivtlinfoview.co.jp</text:p>
          </table:table-cell>
          <table:table-cell table:style-name="ce51" office:value-type="string">
            <text:p>Rajarajan Sivaraj</text:p>
          </table:table-cell>
        </table:table-row>
        <table:table-row table:style-name="ro2">
          <table:table-cell/>
          <table:table-cell table:style-name="ce41" office:value-type="float" office:value="291">
            <text:p>291</text:p>
          </table:table-cell>
          <table:table-cell table:style-name="ce41" office:value-type="float" office:value="1060">
            <text:p>1060</text:p>
          </table:table-cell>
          <table:table-cell table:style-name="ce49" office:value-type="string">
            <text:p>aakash.r@ivtlinfoview.co.jp</text:p>
          </table:table-cell>
          <table:table-cell table:style-name="ce51" office:value-type="string">
            <text:p>Aakash Ramesh Babu</text:p>
          </table:table-cell>
        </table:table-row>
        <table:table-row table:style-name="ro2">
          <table:table-cell/>
          <table:table-cell table:style-name="ce41" office:value-type="float" office:value="292">
            <text:p>292</text:p>
          </table:table-cell>
          <table:table-cell table:style-name="ce41" office:value-type="float" office:value="1062">
            <text:p>1062</text:p>
          </table:table-cell>
          <table:table-cell table:style-name="ce49" office:value-type="string">
            <text:p>k.iswarya.k@ivtlinfoview.co.jp</text:p>
          </table:table-cell>
          <table:table-cell table:style-name="ce51" office:value-type="string">
            <text:p>K.Iswarya Kandasamy</text:p>
          </table:table-cell>
        </table:table-row>
        <table:table-row table:style-name="ro2">
          <table:table-cell/>
          <table:table-cell table:style-name="ce41" office:value-type="float" office:value="293">
            <text:p>293</text:p>
          </table:table-cell>
          <table:table-cell table:style-name="ce41" office:value-type="float" office:value="1063">
            <text:p>1063</text:p>
          </table:table-cell>
          <table:table-cell table:style-name="ce49" office:value-type="string">
            <text:p>dhivya.k@ivtlinfoview.co.jp</text:p>
          </table:table-cell>
          <table:table-cell table:style-name="ce51" office:value-type="string">
            <text:p>Dhivya Krishnamoorthy</text:p>
          </table:table-cell>
        </table:table-row>
        <table:table-row table:style-name="ro2">
          <table:table-cell/>
          <table:table-cell table:style-name="ce41" office:value-type="float" office:value="294">
            <text:p>294</text:p>
          </table:table-cell>
          <table:table-cell table:style-name="ce41" office:value-type="float" office:value="1066">
            <text:p>1066</text:p>
          </table:table-cell>
          <table:table-cell table:style-name="ce49" office:value-type="string">
            <text:p>nithya.k@ivtlinfoview.co.jp</text:p>
          </table:table-cell>
          <table:table-cell table:style-name="ce51" office:value-type="string">
            <text:p>Nithya Kanagasabapathi</text:p>
          </table:table-cell>
        </table:table-row>
        <table:table-row table:style-name="ro2">
          <table:table-cell/>
          <table:table-cell table:style-name="ce41" office:value-type="float" office:value="295">
            <text:p>295</text:p>
          </table:table-cell>
          <table:table-cell table:style-name="ce41" office:value-type="float" office:value="1067">
            <text:p>1067</text:p>
          </table:table-cell>
          <table:table-cell table:style-name="ce49" office:value-type="string">
            <text:p>vinodhini.n@ivtlinfoview.co.jp</text:p>
          </table:table-cell>
          <table:table-cell table:style-name="ce51" office:value-type="string">
            <text:p>Vinodhini Nagaraj</text:p>
          </table:table-cell>
        </table:table-row>
        <table:table-row table:style-name="ro2">
          <table:table-cell/>
          <table:table-cell table:style-name="ce41" office:value-type="float" office:value="296">
            <text:p>296</text:p>
          </table:table-cell>
          <table:table-cell table:style-name="ce41" office:value-type="float" office:value="1069">
            <text:p>1069</text:p>
          </table:table-cell>
          <table:table-cell table:style-name="ce49" office:value-type="string">
            <text:p>venmathi.r@ivtlinfoview.co.jp</text:p>
          </table:table-cell>
          <table:table-cell table:style-name="ce51" office:value-type="string">
            <text:p>Venmathi Ramasami</text:p>
          </table:table-cell>
        </table:table-row>
        <table:table-row table:style-name="ro2">
          <table:table-cell/>
          <table:table-cell table:style-name="ce41" office:value-type="float" office:value="297">
            <text:p>297</text:p>
          </table:table-cell>
          <table:table-cell table:style-name="ce41" office:value-type="float" office:value="1070">
            <text:p>1070</text:p>
          </table:table-cell>
          <table:table-cell table:style-name="ce49" office:value-type="string">
            <text:p>priya.p@ivtlinfoview.co.jp</text:p>
          </table:table-cell>
          <table:table-cell table:style-name="ce51" office:value-type="string">
            <text:p>Priya Periyasamy</text:p>
          </table:table-cell>
        </table:table-row>
        <table:table-row table:style-name="ro2">
          <table:table-cell/>
          <table:table-cell table:style-name="ce41" office:value-type="float" office:value="298">
            <text:p>298</text:p>
          </table:table-cell>
          <table:table-cell table:style-name="ce41" office:value-type="float" office:value="1071">
            <text:p>1071</text:p>
          </table:table-cell>
          <table:table-cell table:style-name="ce49" office:value-type="string">
            <text:p>haripriya.a@ivtlinfoview.co.jp</text:p>
          </table:table-cell>
          <table:table-cell table:style-name="ce51" office:value-type="string">
            <text:p>Haripriya Arumugam</text:p>
          </table:table-cell>
        </table:table-row>
        <table:table-row table:style-name="ro2">
          <table:table-cell/>
          <table:table-cell table:style-name="ce41" office:value-type="float" office:value="299">
            <text:p>299</text:p>
          </table:table-cell>
          <table:table-cell table:style-name="ce41" office:value-type="float" office:value="1075">
            <text:p>1075</text:p>
          </table:table-cell>
          <table:table-cell table:style-name="ce49" office:value-type="string">
            <text:p>ranjith.k@ivtlinfoview.co.jp</text:p>
          </table:table-cell>
          <table:table-cell table:style-name="ce51" office:value-type="string">
            <text:p>Ranjith Kumar</text:p>
          </table:table-cell>
        </table:table-row>
        <table:table-row table:style-name="ro2">
          <table:table-cell/>
          <table:table-cell table:style-name="ce41" office:value-type="float" office:value="300">
            <text:p>300</text:p>
          </table:table-cell>
          <table:table-cell table:style-name="ce41" office:value-type="float" office:value="1076">
            <text:p>1076</text:p>
          </table:table-cell>
          <table:table-cell table:style-name="ce49" office:value-type="string">
            <text:p>kirubasankar.d@ivtlinfoview.co.jp</text:p>
          </table:table-cell>
          <table:table-cell table:style-name="ce51" office:value-type="string">
            <text:p>Kirubasankar Dhanapal</text:p>
          </table:table-cell>
        </table:table-row>
        <table:table-row table:style-name="ro2">
          <table:table-cell/>
          <table:table-cell table:style-name="ce41" office:value-type="float" office:value="301">
            <text:p>301</text:p>
          </table:table-cell>
          <table:table-cell table:style-name="ce41" office:value-type="float" office:value="1077">
            <text:p>1077</text:p>
          </table:table-cell>
          <table:table-cell table:style-name="ce49" office:value-type="string">
            <text:p>murugesan.n@ivtlinfoview.co.jp</text:p>
          </table:table-cell>
          <table:table-cell table:style-name="ce51" office:value-type="string">
            <text:p>Murugesan Nataraj</text:p>
          </table:table-cell>
        </table:table-row>
        <table:table-row table:style-name="ro2">
          <table:table-cell/>
          <table:table-cell table:style-name="ce41" office:value-type="float" office:value="302">
            <text:p>302</text:p>
          </table:table-cell>
          <table:table-cell table:style-name="ce41" office:value-type="float" office:value="1080">
            <text:p>1080</text:p>
          </table:table-cell>
          <table:table-cell table:style-name="ce49" office:value-type="string">
            <text:p>anantharajan.a@ivtlinfoview.co.jp</text:p>
          </table:table-cell>
          <table:table-cell table:style-name="ce51" office:value-type="string">
            <text:p>Anantharajan Ashokan</text:p>
          </table:table-cell>
        </table:table-row>
        <table:table-row table:style-name="ro2">
          <table:table-cell/>
          <table:table-cell table:style-name="ce41" office:value-type="float" office:value="303">
            <text:p>303</text:p>
          </table:table-cell>
          <table:table-cell table:style-name="ce41" office:value-type="float" office:value="1082">
            <text:p>1082</text:p>
          </table:table-cell>
          <table:table-cell table:style-name="ce49" office:value-type="string">
            <text:p>muniappan.b@ivtlinfoview.co.jp</text:p>
          </table:table-cell>
          <table:table-cell table:style-name="ce51" office:value-type="string">
            <text:p>Muniappan Baskar</text:p>
          </table:table-cell>
        </table:table-row>
        <table:table-row table:style-name="ro2">
          <table:table-cell/>
          <table:table-cell table:style-name="ce41" office:value-type="float" office:value="304">
            <text:p>304</text:p>
          </table:table-cell>
          <table:table-cell table:style-name="ce41" office:value-type="float" office:value="1090">
            <text:p>1090</text:p>
          </table:table-cell>
          <table:table-cell table:style-name="ce49" office:value-type="string">
            <text:p>gayathri.k@ivtlinfoview.co.jp</text:p>
          </table:table-cell>
          <table:table-cell table:style-name="ce51" office:value-type="string">
            <text:p>Gayathri Kanagasabai</text:p>
          </table:table-cell>
        </table:table-row>
        <table:table-row table:style-name="ro2">
          <table:table-cell/>
          <table:table-cell table:style-name="ce41" office:value-type="float" office:value="305">
            <text:p>305</text:p>
          </table:table-cell>
          <table:table-cell table:style-name="ce41" office:value-type="float" office:value="1093">
            <text:p>1093</text:p>
          </table:table-cell>
          <table:table-cell table:style-name="ce49" office:value-type="string">
            <text:p>pavithra.p@ivtlinfoview.co.jp</text:p>
          </table:table-cell>
          <table:table-cell table:style-name="ce51" office:value-type="string">
            <text:p>Pavithra Palanisamy</text:p>
          </table:table-cell>
        </table:table-row>
        <table:table-row table:style-name="ro2">
          <table:table-cell/>
          <table:table-cell table:style-name="ce41" office:value-type="float" office:value="306">
            <text:p>306</text:p>
          </table:table-cell>
          <table:table-cell table:style-name="ce41" office:value-type="float" office:value="1095">
            <text:p>1095</text:p>
          </table:table-cell>
          <table:table-cell table:style-name="ce49" office:value-type="string">
            <text:p>suganya.b@ivtlinfoview.co.jp</text:p>
          </table:table-cell>
          <table:table-cell table:style-name="ce51" office:value-type="string">
            <text:p>Suganya B</text:p>
          </table:table-cell>
        </table:table-row>
        <table:table-row table:style-name="ro2">
          <table:table-cell/>
          <table:table-cell table:style-name="ce41" office:value-type="float" office:value="307">
            <text:p>307</text:p>
          </table:table-cell>
          <table:table-cell table:style-name="ce41" office:value-type="float" office:value="1096">
            <text:p>1096</text:p>
          </table:table-cell>
          <table:table-cell table:style-name="ce49" office:value-type="string">
            <text:p>sasikala.p@ivtlinfoview.co.jp</text:p>
          </table:table-cell>
          <table:table-cell table:style-name="ce51" office:value-type="string">
            <text:p>Sasikala Palanisamy</text:p>
          </table:table-cell>
        </table:table-row>
        <table:table-row table:style-name="ro2">
          <table:table-cell/>
          <table:table-cell table:style-name="ce41" office:value-type="float" office:value="308">
            <text:p>308</text:p>
          </table:table-cell>
          <table:table-cell table:style-name="ce41" office:value-type="float" office:value="1099">
            <text:p>1099</text:p>
          </table:table-cell>
          <table:table-cell table:style-name="ce49" office:value-type="string">
            <text:p>vishnudevi.a@ivtlinfoview.co.jp</text:p>
          </table:table-cell>
          <table:table-cell table:style-name="ce51" office:value-type="string">
            <text:p>Vishnudevi Athi Narayana Samy</text:p>
          </table:table-cell>
        </table:table-row>
        <table:table-row table:style-name="ro2">
          <table:table-cell/>
          <table:table-cell table:style-name="ce41" office:value-type="float" office:value="309">
            <text:p>309</text:p>
          </table:table-cell>
          <table:table-cell table:style-name="ce41" office:value-type="float" office:value="1100">
            <text:p>1100</text:p>
          </table:table-cell>
          <table:table-cell table:style-name="ce49" office:value-type="string">
            <text:p>logapriya.m@ivtlinfoview.co.jp</text:p>
          </table:table-cell>
          <table:table-cell table:style-name="ce51" office:value-type="string">
            <text:p>Loga Priya Muruganandam</text:p>
          </table:table-cell>
        </table:table-row>
        <table:table-row table:style-name="ro2">
          <table:table-cell/>
          <table:table-cell table:style-name="ce41" office:value-type="float" office:value="310">
            <text:p>310</text:p>
          </table:table-cell>
          <table:table-cell table:style-name="ce41" office:value-type="float" office:value="1101">
            <text:p>1101</text:p>
          </table:table-cell>
          <table:table-cell table:style-name="ce49" office:value-type="string">
            <text:p>naurinasra.n@ivtlinfoview.co.jp</text:p>
          </table:table-cell>
          <table:table-cell table:style-name="ce51" office:value-type="string">
            <text:p>Naurin Asra Nausath Ali</text:p>
          </table:table-cell>
        </table:table-row>
        <table:table-row table:style-name="ro2">
          <table:table-cell/>
          <table:table-cell table:style-name="ce41" office:value-type="float" office:value="311">
            <text:p>311</text:p>
          </table:table-cell>
          <table:table-cell table:style-name="ce41" office:value-type="float" office:value="1105">
            <text:p>1105</text:p>
          </table:table-cell>
          <table:table-cell table:style-name="ce49" office:value-type="string">
            <text:p>kabilan.n@ivtlinfoview.co.jp</text:p>
          </table:table-cell>
          <table:table-cell table:style-name="ce51" office:value-type="string">
            <text:p>Kabilan Nakkeeran</text:p>
          </table:table-cell>
        </table:table-row>
        <table:table-row table:style-name="ro2">
          <table:table-cell/>
          <table:table-cell table:style-name="ce41" office:value-type="float" office:value="312">
            <text:p>312</text:p>
          </table:table-cell>
          <table:table-cell table:style-name="ce41" office:value-type="float" office:value="1106">
            <text:p>1106</text:p>
          </table:table-cell>
          <table:table-cell table:style-name="ce49" office:value-type="string">
            <text:p>prakashkumar.p@ivtlinfoview.co.jp</text:p>
          </table:table-cell>
          <table:table-cell table:style-name="ce51" office:value-type="string">
            <text:p>Prakashkumar Periyasamy</text:p>
          </table:table-cell>
        </table:table-row>
        <table:table-row table:style-name="ro2">
          <table:table-cell/>
          <table:table-cell table:style-name="ce41" office:value-type="float" office:value="313">
            <text:p>313</text:p>
          </table:table-cell>
          <table:table-cell table:style-name="ce41" office:value-type="float" office:value="1107">
            <text:p>1107</text:p>
          </table:table-cell>
          <table:table-cell table:style-name="ce49" office:value-type="string">
            <text:p>jinith.p@ivtlinfoview.co.jp</text:p>
          </table:table-cell>
          <table:table-cell table:style-name="ce51" office:value-type="string">
            <text:p>Jinith Pandian</text:p>
          </table:table-cell>
        </table:table-row>
        <table:table-row table:style-name="ro2">
          <table:table-cell/>
          <table:table-cell table:style-name="ce41" office:value-type="float" office:value="314">
            <text:p>314</text:p>
          </table:table-cell>
          <table:table-cell table:style-name="ce41" office:value-type="float" office:value="1109">
            <text:p>1109</text:p>
          </table:table-cell>
          <table:table-cell table:style-name="ce49" office:value-type="string">
            <text:p>sruthi.g@ivtlinfoview.co.jp</text:p>
          </table:table-cell>
          <table:table-cell table:style-name="ce51" office:value-type="string">
            <text:p>Sruthi Gopinath</text:p>
          </table:table-cell>
        </table:table-row>
        <table:table-row table:style-name="ro2">
          <table:table-cell/>
          <table:table-cell table:style-name="ce41" office:value-type="float" office:value="315">
            <text:p>315</text:p>
          </table:table-cell>
          <table:table-cell table:style-name="ce41" office:value-type="float" office:value="1115">
            <text:p>1115</text:p>
          </table:table-cell>
          <table:table-cell table:style-name="ce49" office:value-type="string">
            <text:p>mythili.k@ivtlinfoview.co.jp</text:p>
          </table:table-cell>
          <table:table-cell table:style-name="ce51" office:value-type="string">
            <text:p>Mythili Krishnakumar</text:p>
          </table:table-cell>
        </table:table-row>
        <table:table-row table:style-name="ro2">
          <table:table-cell/>
          <table:table-cell table:style-name="ce41" office:value-type="float" office:value="316">
            <text:p>316</text:p>
          </table:table-cell>
          <table:table-cell table:style-name="ce41" office:value-type="float" office:value="1116">
            <text:p>1116</text:p>
          </table:table-cell>
          <table:table-cell table:style-name="ce49" office:value-type="string">
            <text:p>haripriya.s@ivtlinfoview.co.jp</text:p>
          </table:table-cell>
          <table:table-cell table:style-name="ce51" office:value-type="string">
            <text:p>Hari Priya Selvaraj</text:p>
          </table:table-cell>
        </table:table-row>
        <table:table-row table:style-name="ro2">
          <table:table-cell/>
          <table:table-cell table:style-name="ce41" office:value-type="float" office:value="317">
            <text:p>317</text:p>
          </table:table-cell>
          <table:table-cell table:style-name="ce41" office:value-type="float" office:value="1117">
            <text:p>1117</text:p>
          </table:table-cell>
          <table:table-cell table:style-name="ce49" office:value-type="string">
            <text:p>geetha.v@ivtlinfoview.co.jp</text:p>
          </table:table-cell>
          <table:table-cell table:style-name="ce51" office:value-type="string">
            <text:p>Geetha Venkatesan</text:p>
          </table:table-cell>
        </table:table-row>
        <table:table-row table:style-name="ro2">
          <table:table-cell/>
          <table:table-cell table:style-name="ce41" office:value-type="float" office:value="318">
            <text:p>318</text:p>
          </table:table-cell>
          <table:table-cell table:style-name="ce41" office:value-type="float" office:value="1118">
            <text:p>1118</text:p>
          </table:table-cell>
          <table:table-cell table:style-name="ce49" office:value-type="string">
            <text:p>sangeetha.r@ivtlinfoview.co.jp</text:p>
          </table:table-cell>
          <table:table-cell table:style-name="ce51" office:value-type="string">
            <text:p>Sangeetha Rangasamy</text:p>
          </table:table-cell>
        </table:table-row>
        <table:table-row table:style-name="ro2">
          <table:table-cell/>
          <table:table-cell table:style-name="ce41" office:value-type="float" office:value="319">
            <text:p>319</text:p>
          </table:table-cell>
          <table:table-cell table:style-name="ce41" office:value-type="float" office:value="1119">
            <text:p>1119</text:p>
          </table:table-cell>
          <table:table-cell table:style-name="ce49" office:value-type="string">
            <text:p>delhibai.g@ivtlinfoview.co.jp</text:p>
          </table:table-cell>
          <table:table-cell table:style-name="ce51" office:value-type="string">
            <text:p>Delhibai Govindan</text:p>
          </table:table-cell>
        </table:table-row>
        <table:table-row table:style-name="ro2">
          <table:table-cell/>
          <table:table-cell table:style-name="ce41" office:value-type="float" office:value="320">
            <text:p>320</text:p>
          </table:table-cell>
          <table:table-cell table:style-name="ce41" office:value-type="float" office:value="1122">
            <text:p>1122</text:p>
          </table:table-cell>
          <table:table-cell table:style-name="ce49" office:value-type="string">
            <text:p>naveenraj.r@ivtlinfoview.co.jp</text:p>
          </table:table-cell>
          <table:table-cell table:style-name="ce51" office:value-type="string">
            <text:p>Naveen Raj Rajesh</text:p>
          </table:table-cell>
        </table:table-row>
        <table:table-row table:style-name="ro2">
          <table:table-cell/>
          <table:table-cell table:style-name="ce41" office:value-type="float" office:value="321">
            <text:p>321</text:p>
          </table:table-cell>
          <table:table-cell table:style-name="ce41" office:value-type="float" office:value="1127">
            <text:p>1127</text:p>
          </table:table-cell>
          <table:table-cell table:style-name="ce49" office:value-type="string">
            <text:p>saravanan.m1@ivtlinfoview.co.jp</text:p>
          </table:table-cell>
          <table:table-cell table:style-name="ce51" office:value-type="string">
            <text:p>Saravanan Murugaiyan</text:p>
          </table:table-cell>
        </table:table-row>
        <table:table-row table:style-name="ro2">
          <table:table-cell/>
          <table:table-cell table:style-name="ce41" office:value-type="float" office:value="322">
            <text:p>322</text:p>
          </table:table-cell>
          <table:table-cell table:style-name="ce41" office:value-type="float" office:value="1128">
            <text:p>1128</text:p>
          </table:table-cell>
          <table:table-cell table:style-name="ce49" office:value-type="string">
            <text:p>muthu.k@ivtlinfoview.co.jp</text:p>
          </table:table-cell>
          <table:table-cell table:style-name="ce51" office:value-type="string">
            <text:p>Muthu Karthik</text:p>
          </table:table-cell>
        </table:table-row>
        <table:table-row table:style-name="ro2">
          <table:table-cell/>
          <table:table-cell table:style-name="ce41" office:value-type="float" office:value="323">
            <text:p>323</text:p>
          </table:table-cell>
          <table:table-cell table:style-name="ce41" office:value-type="float" office:value="1129">
            <text:p>1129</text:p>
          </table:table-cell>
          <table:table-cell table:style-name="ce49" office:value-type="string">
            <text:p>anusownthariyarajakumari.m@ivtlinfoview.co.jp</text:p>
          </table:table-cell>
          <table:table-cell table:style-name="ce51" office:value-type="string">
            <text:p>Anu Sownthariya Rajakumari Manohar</text:p>
          </table:table-cell>
        </table:table-row>
        <table:table-row table:style-name="ro2">
          <table:table-cell/>
          <table:table-cell table:style-name="ce41" office:value-type="float" office:value="324">
            <text:p>324</text:p>
          </table:table-cell>
          <table:table-cell table:style-name="ce41" office:value-type="float" office:value="1135">
            <text:p>1135</text:p>
          </table:table-cell>
          <table:table-cell table:style-name="ce49" office:value-type="string">
            <text:p>soundharya.a@ivtlinfoview.co.jp</text:p>
          </table:table-cell>
          <table:table-cell table:style-name="ce51" office:value-type="string">
            <text:p>Soundharya Anbarasu</text:p>
          </table:table-cell>
        </table:table-row>
        <table:table-row table:style-name="ro2">
          <table:table-cell/>
          <table:table-cell table:style-name="ce41" office:value-type="float" office:value="325">
            <text:p>325</text:p>
          </table:table-cell>
          <table:table-cell table:style-name="ce41" office:value-type="float" office:value="1136">
            <text:p>1136</text:p>
          </table:table-cell>
          <table:table-cell table:style-name="ce49" office:value-type="string">
            <text:p>radhika.s@ivtlinfoview.co.jp</text:p>
          </table:table-cell>
          <table:table-cell table:style-name="ce51" office:value-type="string">
            <text:p>Radhika Saravanan</text:p>
          </table:table-cell>
        </table:table-row>
        <table:table-row table:style-name="ro2">
          <table:table-cell/>
          <table:table-cell table:style-name="ce41" office:value-type="float" office:value="326">
            <text:p>326</text:p>
          </table:table-cell>
          <table:table-cell table:style-name="ce41" office:value-type="float" office:value="1137">
            <text:p>1137</text:p>
          </table:table-cell>
          <table:table-cell table:style-name="ce49" office:value-type="string">
            <text:p>priya.n@ivtlinfoview.co.jp</text:p>
          </table:table-cell>
          <table:table-cell table:style-name="ce51" office:value-type="string">
            <text:p>Priya Natarajan</text:p>
          </table:table-cell>
        </table:table-row>
        <table:table-row table:style-name="ro2">
          <table:table-cell/>
          <table:table-cell table:style-name="ce41" office:value-type="float" office:value="327">
            <text:p>327</text:p>
          </table:table-cell>
          <table:table-cell table:style-name="ce41" office:value-type="float" office:value="1139">
            <text:p>1139</text:p>
          </table:table-cell>
          <table:table-cell table:style-name="ce49" office:value-type="string">
            <text:p>menaga.m@ivtlinfoview.co.jp</text:p>
          </table:table-cell>
          <table:table-cell table:style-name="ce51" office:value-type="string">
            <text:p>Menaga Murugan</text:p>
          </table:table-cell>
        </table:table-row>
        <table:table-row table:style-name="ro2">
          <table:table-cell/>
          <table:table-cell table:style-name="ce41" office:value-type="float" office:value="328">
            <text:p>328</text:p>
          </table:table-cell>
          <table:table-cell table:style-name="ce41" office:value-type="float" office:value="1141">
            <text:p>1141</text:p>
          </table:table-cell>
          <table:table-cell table:style-name="ce49" office:value-type="string">
            <text:p>ajithkumar.s@ivtlinfoview.co.jp</text:p>
          </table:table-cell>
          <table:table-cell table:style-name="ce51" office:value-type="string">
            <text:p>Ajith Kumar Santharam</text:p>
          </table:table-cell>
        </table:table-row>
        <table:table-row table:style-name="ro2">
          <table:table-cell/>
          <table:table-cell table:style-name="ce41" office:value-type="float" office:value="329">
            <text:p>329</text:p>
          </table:table-cell>
          <table:table-cell table:style-name="ce41" office:value-type="float" office:value="1142">
            <text:p>1142</text:p>
          </table:table-cell>
          <table:table-cell table:style-name="ce49" office:value-type="string">
            <text:p>danielchristo.a@ivtlinfoview.co.jp</text:p>
          </table:table-cell>
          <table:table-cell table:style-name="ce51" office:value-type="string">
            <text:p>Daniel Christo Arokiasamy</text:p>
          </table:table-cell>
        </table:table-row>
        <table:table-row table:style-name="ro2">
          <table:table-cell/>
          <table:table-cell table:style-name="ce41" office:value-type="float" office:value="330">
            <text:p>330</text:p>
          </table:table-cell>
          <table:table-cell table:style-name="ce41" office:value-type="float" office:value="1143">
            <text:p>1143</text:p>
          </table:table-cell>
          <table:table-cell table:style-name="ce49" office:value-type="string">
            <text:p>ananthsankar.p@ivtlinfoview.co.jp</text:p>
          </table:table-cell>
          <table:table-cell table:style-name="ce51" office:value-type="string">
            <text:p>Ananth Sankar Padmanabhan</text:p>
          </table:table-cell>
        </table:table-row>
        <table:table-row table:style-name="ro2">
          <table:table-cell/>
          <table:table-cell table:style-name="ce41" office:value-type="float" office:value="331">
            <text:p>331</text:p>
          </table:table-cell>
          <table:table-cell table:style-name="ce41" office:value-type="float" office:value="1145">
            <text:p>1145</text:p>
          </table:table-cell>
          <table:table-cell table:style-name="ce49" office:value-type="string">
            <text:p>logeshwari.m@ivtlinfoview.co.jp</text:p>
          </table:table-cell>
          <table:table-cell table:style-name="ce51" office:value-type="string">
            <text:p>Logeshwari Muthumanickam</text:p>
          </table:table-cell>
        </table:table-row>
        <table:table-row table:style-name="ro2">
          <table:table-cell/>
          <table:table-cell table:style-name="ce41" office:value-type="float" office:value="332">
            <text:p>332</text:p>
          </table:table-cell>
          <table:table-cell table:style-name="ce41" office:value-type="float" office:value="1153">
            <text:p>1153</text:p>
          </table:table-cell>
          <table:table-cell table:style-name="ce49" office:value-type="string">
            <text:p>vinothkumar.g1@ivtlinfoview.co.jp</text:p>
          </table:table-cell>
          <table:table-cell table:style-name="ce51" office:value-type="string">
            <text:p>Vinothkumar Gopalakrishnan</text:p>
          </table:table-cell>
        </table:table-row>
        <table:table-row table:style-name="ro2">
          <table:table-cell/>
          <table:table-cell table:style-name="ce41" office:value-type="float" office:value="333">
            <text:p>333</text:p>
          </table:table-cell>
          <table:table-cell table:style-name="ce41" office:value-type="float" office:value="1155">
            <text:p>1155</text:p>
          </table:table-cell>
          <table:table-cell table:style-name="ce49" office:value-type="string">
            <text:p>ashwin.c@ivtlinfoview.co.jp</text:p>
          </table:table-cell>
          <table:table-cell table:style-name="ce51" office:value-type="string">
            <text:p>Ashwin Chandrasekaran</text:p>
          </table:table-cell>
        </table:table-row>
        <table:table-row table:style-name="ro2">
          <table:table-cell/>
          <table:table-cell table:style-name="ce41" office:value-type="float" office:value="334">
            <text:p>334</text:p>
          </table:table-cell>
          <table:table-cell table:style-name="ce41" office:value-type="float" office:value="1156">
            <text:p>1156</text:p>
          </table:table-cell>
          <table:table-cell table:style-name="ce49" office:value-type="string">
            <text:p>mohanapriyan.s@ivtlinfoview.co.jp</text:p>
          </table:table-cell>
          <table:table-cell table:style-name="ce51" office:value-type="string">
            <text:p>Mohanapriyan Swaminathan</text:p>
          </table:table-cell>
        </table:table-row>
        <table:table-row table:style-name="ro2">
          <table:table-cell/>
          <table:table-cell table:style-name="ce41" office:value-type="float" office:value="335">
            <text:p>335</text:p>
          </table:table-cell>
          <table:table-cell table:style-name="ce41" office:value-type="float" office:value="1159">
            <text:p>1159</text:p>
          </table:table-cell>
          <table:table-cell table:style-name="ce49" office:value-type="string">
            <text:p>sowmiya.s@ivtlinfoview.co.jp</text:p>
          </table:table-cell>
          <table:table-cell table:style-name="ce51" office:value-type="string">
            <text:p>Sowmiya Subburaj</text:p>
          </table:table-cell>
        </table:table-row>
        <table:table-row table:style-name="ro2">
          <table:table-cell/>
          <table:table-cell table:style-name="ce41" office:value-type="float" office:value="336">
            <text:p>336</text:p>
          </table:table-cell>
          <table:table-cell table:style-name="ce41" office:value-type="float" office:value="1160">
            <text:p>1160</text:p>
          </table:table-cell>
          <table:table-cell table:style-name="ce49" office:value-type="string">
            <text:p>ramya.m@ivtlinfoview.co.jp</text:p>
          </table:table-cell>
          <table:table-cell table:style-name="ce52" office:value-type="string">
            <text:p>Ramya Murugesan</text:p>
          </table:table-cell>
        </table:table-row>
        <table:table-row table:style-name="ro2">
          <table:table-cell/>
          <table:table-cell table:style-name="ce41" office:value-type="float" office:value="337">
            <text:p>337</text:p>
          </table:table-cell>
          <table:table-cell table:style-name="ce41" office:value-type="float" office:value="1162">
            <text:p>1162</text:p>
          </table:table-cell>
          <table:table-cell table:style-name="ce49" office:value-type="string">
            <text:p>pooranisri.j@ivtlinfoview.co.jp</text:p>
          </table:table-cell>
          <table:table-cell table:style-name="ce51" office:value-type="string">
            <text:p>Poorani Sri Jeyaseelan</text:p>
          </table:table-cell>
        </table:table-row>
        <table:table-row table:style-name="ro2">
          <table:table-cell/>
          <table:table-cell table:style-name="ce41" office:value-type="float" office:value="338">
            <text:p>338</text:p>
          </table:table-cell>
          <table:table-cell table:style-name="ce41" office:value-type="float" office:value="1163">
            <text:p>1163</text:p>
          </table:table-cell>
          <table:table-cell table:style-name="ce49" office:value-type="string">
            <text:p>pramitha.r@ivtlinfoview.co.jp</text:p>
          </table:table-cell>
          <table:table-cell table:style-name="ce51" office:value-type="string">
            <text:p>Pramitha Rajkumar</text:p>
          </table:table-cell>
        </table:table-row>
        <table:table-row table:style-name="ro2">
          <table:table-cell/>
          <table:table-cell table:style-name="ce41" office:value-type="float" office:value="339">
            <text:p>339</text:p>
          </table:table-cell>
          <table:table-cell table:style-name="ce41" office:value-type="float" office:value="1165">
            <text:p>1165</text:p>
          </table:table-cell>
          <table:table-cell table:style-name="ce49" office:value-type="string">
            <text:p>priyadharshini.k1@ivtlinfoview.co.jp</text:p>
          </table:table-cell>
          <table:table-cell table:style-name="ce51" office:value-type="string">
            <text:p>Priyadharshini Karthikeyan</text:p>
          </table:table-cell>
        </table:table-row>
        <table:table-row table:style-name="ro2">
          <table:table-cell/>
          <table:table-cell table:style-name="ce41" office:value-type="float" office:value="340">
            <text:p>340</text:p>
          </table:table-cell>
          <table:table-cell table:style-name="ce41" office:value-type="float" office:value="1167">
            <text:p>1167</text:p>
          </table:table-cell>
          <table:table-cell table:style-name="ce49" office:value-type="string">
            <text:p>judithjoanne.e@ivtlinfoview.co.jp</text:p>
          </table:table-cell>
          <table:table-cell table:style-name="ce51" office:value-type="string">
            <text:p>Judith Joanne Edward Sagayaraj</text:p>
          </table:table-cell>
        </table:table-row>
        <table:table-row table:style-name="ro2">
          <table:table-cell/>
          <table:table-cell table:style-name="ce41" office:value-type="float" office:value="341">
            <text:p>341</text:p>
          </table:table-cell>
          <table:table-cell table:style-name="ce41" office:value-type="float" office:value="1168">
            <text:p>1168</text:p>
          </table:table-cell>
          <table:table-cell table:style-name="ce49" office:value-type="string">
            <text:p>kathiravan.p@ivtlinfoview.co.jp</text:p>
          </table:table-cell>
          <table:table-cell table:style-name="ce51" office:value-type="string">
            <text:p>Kathiravan Pandiyan</text:p>
          </table:table-cell>
        </table:table-row>
        <table:table-row table:style-name="ro2">
          <table:table-cell/>
          <table:table-cell table:style-name="ce41" office:value-type="float" office:value="342">
            <text:p>342</text:p>
          </table:table-cell>
          <table:table-cell table:style-name="ce41" office:value-type="float" office:value="1170">
            <text:p>1170</text:p>
          </table:table-cell>
          <table:table-cell table:style-name="ce49" office:value-type="string">
            <text:p>sethupathi.t@ivtlinfoview.co.jp</text:p>
          </table:table-cell>
          <table:table-cell table:style-name="ce51" office:value-type="string">
            <text:p>Sethupathi Thangamuthu</text:p>
          </table:table-cell>
        </table:table-row>
        <table:table-row table:style-name="ro2">
          <table:table-cell/>
          <table:table-cell table:style-name="ce41" office:value-type="float" office:value="343">
            <text:p>343</text:p>
          </table:table-cell>
          <table:table-cell table:style-name="ce41" office:value-type="float" office:value="1172">
            <text:p>1172</text:p>
          </table:table-cell>
          <table:table-cell table:style-name="ce49" office:value-type="string">
            <text:p>auruthe.m@ivtlinfoview.co.jp</text:p>
          </table:table-cell>
          <table:table-cell table:style-name="ce51" office:value-type="string">
            <text:p>Auruthe Muthukumar</text:p>
          </table:table-cell>
        </table:table-row>
        <table:table-row table:style-name="ro2">
          <table:table-cell/>
          <table:table-cell table:style-name="ce41" office:value-type="float" office:value="344">
            <text:p>344</text:p>
          </table:table-cell>
          <table:table-cell table:style-name="ce41" office:value-type="float" office:value="1175">
            <text:p>1175</text:p>
          </table:table-cell>
          <table:table-cell table:style-name="ce49" office:value-type="string">
            <text:p>nikhila.a@ivtlinfoview.co.jp</text:p>
          </table:table-cell>
          <table:table-cell table:style-name="ce51" office:value-type="string">
            <text:p>Nikhila Achuthan</text:p>
          </table:table-cell>
        </table:table-row>
        <table:table-row table:style-name="ro2">
          <table:table-cell/>
          <table:table-cell table:style-name="ce41" office:value-type="float" office:value="345">
            <text:p>345</text:p>
          </table:table-cell>
          <table:table-cell table:style-name="ce41" office:value-type="float" office:value="1177">
            <text:p>1177</text:p>
          </table:table-cell>
          <table:table-cell table:style-name="ce49" office:value-type="string">
            <text:p>balaji.s1@ivtlinfoview.co.jp</text:p>
          </table:table-cell>
          <table:table-cell table:style-name="ce51" office:value-type="string">
            <text:p>Balaji Sadasivam</text:p>
          </table:table-cell>
        </table:table-row>
        <table:table-row table:style-name="ro2">
          <table:table-cell/>
          <table:table-cell table:style-name="ce41" office:value-type="float" office:value="346">
            <text:p>346</text:p>
          </table:table-cell>
          <table:table-cell table:style-name="ce41" office:value-type="float" office:value="1178">
            <text:p>1178</text:p>
          </table:table-cell>
          <table:table-cell table:style-name="ce49" office:value-type="string">
            <text:p>satheeshkumar.s1@ivtlinfoview.co.jp</text:p>
          </table:table-cell>
          <table:table-cell table:style-name="ce51" office:value-type="string">
            <text:p>Satheeshkumar Subramani</text:p>
          </table:table-cell>
        </table:table-row>
        <table:table-row table:style-name="ro2">
          <table:table-cell/>
          <table:table-cell table:style-name="ce41" office:value-type="float" office:value="347">
            <text:p>347</text:p>
          </table:table-cell>
          <table:table-cell table:style-name="ce41" office:value-type="float" office:value="1181">
            <text:p>1181</text:p>
          </table:table-cell>
          <table:table-cell table:style-name="ce49" office:value-type="string">
            <text:p>sanjeevkumar.r@ivtlinfoview.co.jp</text:p>
          </table:table-cell>
          <table:table-cell table:style-name="ce51" office:value-type="string">
            <text:p>Sanjeevkumar Raj</text:p>
          </table:table-cell>
        </table:table-row>
        <table:table-row table:style-name="ro2">
          <table:table-cell/>
          <table:table-cell table:style-name="ce41" office:value-type="float" office:value="348">
            <text:p>348</text:p>
          </table:table-cell>
          <table:table-cell table:style-name="ce41" office:value-type="float" office:value="1184">
            <text:p>1184</text:p>
          </table:table-cell>
          <table:table-cell table:style-name="ce49" office:value-type="string">
            <text:p>aishwarya.s@ivtlinfoview.co.jp</text:p>
          </table:table-cell>
          <table:table-cell table:style-name="ce51" office:value-type="string">
            <text:p>Aishwarya Seenivasan</text:p>
          </table:table-cell>
        </table:table-row>
        <table:table-row table:style-name="ro2">
          <table:table-cell/>
          <table:table-cell table:style-name="ce41" office:value-type="float" office:value="349">
            <text:p>349</text:p>
          </table:table-cell>
          <table:table-cell table:style-name="ce41" office:value-type="float" office:value="1187">
            <text:p>1187</text:p>
          </table:table-cell>
          <table:table-cell table:style-name="ce49" office:value-type="string">
            <text:p>priyanka.r@ivtlinfoview.co.jp</text:p>
          </table:table-cell>
          <table:table-cell table:style-name="ce51" office:value-type="string">
            <text:p>Priyanka Rengarajan</text:p>
          </table:table-cell>
        </table:table-row>
        <table:table-row table:style-name="ro2">
          <table:table-cell/>
          <table:table-cell table:style-name="ce41" office:value-type="float" office:value="350">
            <text:p>350</text:p>
          </table:table-cell>
          <table:table-cell table:style-name="ce41" office:value-type="float" office:value="1189">
            <text:p>1189</text:p>
          </table:table-cell>
          <table:table-cell table:style-name="ce49" office:value-type="string">
            <text:p>vanitha.m@ivtlinfoview.co.jp</text:p>
          </table:table-cell>
          <table:table-cell table:style-name="ce51" office:value-type="string">
            <text:p>Vanitha Mohan</text:p>
          </table:table-cell>
        </table:table-row>
        <table:table-row table:style-name="ro2">
          <table:table-cell/>
          <table:table-cell table:style-name="ce41" office:value-type="float" office:value="351">
            <text:p>351</text:p>
          </table:table-cell>
          <table:table-cell table:style-name="ce41" office:value-type="float" office:value="1191">
            <text:p>1191</text:p>
          </table:table-cell>
          <table:table-cell table:style-name="ce49" office:value-type="string">
            <text:p>chithra.p@ivtlinfoview.co.jp</text:p>
          </table:table-cell>
          <table:table-cell table:style-name="ce51" office:value-type="string">
            <text:p>Chithra Pushparaj</text:p>
          </table:table-cell>
        </table:table-row>
        <table:table-row table:style-name="ro2">
          <table:table-cell/>
          <table:table-cell table:style-name="ce41" office:value-type="float" office:value="352">
            <text:p>352</text:p>
          </table:table-cell>
          <table:table-cell table:style-name="ce41" office:value-type="float" office:value="1194">
            <text:p>1194</text:p>
          </table:table-cell>
          <table:table-cell table:style-name="ce49" office:value-type="string">
            <text:p>velkuppannasamy.a@ivtlinfoview.co.jp</text:p>
          </table:table-cell>
          <table:table-cell table:style-name="ce51" office:value-type="string">
            <text:p>Velkuppannasamy Anandhan</text:p>
          </table:table-cell>
        </table:table-row>
        <table:table-row table:style-name="ro2">
          <table:table-cell/>
          <table:table-cell table:style-name="ce41" office:value-type="float" office:value="353">
            <text:p>353</text:p>
          </table:table-cell>
          <table:table-cell table:style-name="ce41" office:value-type="float" office:value="1196">
            <text:p>1196</text:p>
          </table:table-cell>
          <table:table-cell table:style-name="ce49" office:value-type="string">
            <text:p>nandhini.s@ivtlinfoview.co.jp</text:p>
          </table:table-cell>
          <table:table-cell table:style-name="ce51" office:value-type="string">
            <text:p>Nandhini Sayeeram</text:p>
          </table:table-cell>
        </table:table-row>
        <table:table-row table:style-name="ro2">
          <table:table-cell/>
          <table:table-cell table:style-name="ce41" office:value-type="float" office:value="354">
            <text:p>354</text:p>
          </table:table-cell>
          <table:table-cell table:style-name="ce41" office:value-type="float" office:value="1197">
            <text:p>1197</text:p>
          </table:table-cell>
          <table:table-cell table:style-name="ce49" office:value-type="string">
            <text:p>maheswari.s@ivtlinfoview.co.jp</text:p>
          </table:table-cell>
          <table:table-cell table:style-name="ce51" office:value-type="string">
            <text:p>Maheswari Singaravel</text:p>
          </table:table-cell>
        </table:table-row>
        <table:table-row table:style-name="ro2">
          <table:table-cell/>
          <table:table-cell table:style-name="ce41" office:value-type="float" office:value="355">
            <text:p>355</text:p>
          </table:table-cell>
          <table:table-cell table:style-name="ce41" office:value-type="float" office:value="1198">
            <text:p>1198</text:p>
          </table:table-cell>
          <table:table-cell table:style-name="ce49" office:value-type="string">
            <text:p>nandini.r@ivtlinfoview.co.jp</text:p>
          </table:table-cell>
          <table:table-cell table:style-name="ce51" office:value-type="string">
            <text:p>Nandini Ravichandran</text:p>
          </table:table-cell>
        </table:table-row>
        <table:table-row table:style-name="ro2">
          <table:table-cell/>
          <table:table-cell table:style-name="ce41" office:value-type="float" office:value="356">
            <text:p>356</text:p>
          </table:table-cell>
          <table:table-cell table:style-name="ce41" office:value-type="float" office:value="1199">
            <text:p>1199</text:p>
          </table:table-cell>
          <table:table-cell table:style-name="ce49" office:value-type="string">
            <text:p>dhivyalakshmi.g@ivtlinfoview.co.jp</text:p>
          </table:table-cell>
          <table:table-cell table:style-name="ce51" office:value-type="string">
            <text:p>Dhivyalakshmi Ganapathy</text:p>
          </table:table-cell>
        </table:table-row>
        <table:table-row table:style-name="ro2">
          <table:table-cell/>
          <table:table-cell table:style-name="ce41" office:value-type="float" office:value="357">
            <text:p>357</text:p>
          </table:table-cell>
          <table:table-cell table:style-name="ce41" office:value-type="float" office:value="1206">
            <text:p>1206</text:p>
          </table:table-cell>
          <table:table-cell table:style-name="ce49" office:value-type="string">
            <text:p>ramkumar.d@ivtlinfoview.co.jp</text:p>
          </table:table-cell>
          <table:table-cell table:style-name="ce51" office:value-type="string">
            <text:p>Ramkumar Devadoss</text:p>
          </table:table-cell>
        </table:table-row>
        <table:table-row table:style-name="ro2">
          <table:table-cell/>
          <table:table-cell table:style-name="ce41" office:value-type="float" office:value="358">
            <text:p>358</text:p>
          </table:table-cell>
          <table:table-cell table:style-name="ce41" office:value-type="float" office:value="1210">
            <text:p>1210</text:p>
          </table:table-cell>
          <table:table-cell table:style-name="ce49" office:value-type="string">
            <text:p>muthusivabalan.r@ivtlinfoview.co.jp</text:p>
          </table:table-cell>
          <table:table-cell table:style-name="ce51" office:value-type="string">
            <text:p>Muthusivabalan Ravikumar</text:p>
          </table:table-cell>
        </table:table-row>
        <table:table-row table:style-name="ro2">
          <table:table-cell/>
          <table:table-cell table:style-name="ce41" office:value-type="float" office:value="359">
            <text:p>359</text:p>
          </table:table-cell>
          <table:table-cell table:style-name="ce41" office:value-type="float" office:value="1211">
            <text:p>1211</text:p>
          </table:table-cell>
          <table:table-cell table:style-name="ce49" office:value-type="string">
            <text:p>abinaya.v1@ivtlinfoview.co.jp</text:p>
          </table:table-cell>
          <table:table-cell table:style-name="ce51" office:value-type="string">
            <text:p>Abinaya Vellingam</text:p>
          </table:table-cell>
        </table:table-row>
        <table:table-row table:style-name="ro2">
          <table:table-cell/>
          <table:table-cell table:style-name="ce41" office:value-type="float" office:value="360">
            <text:p>360</text:p>
          </table:table-cell>
          <table:table-cell table:style-name="ce41" office:value-type="float" office:value="1217">
            <text:p>1217</text:p>
          </table:table-cell>
          <table:table-cell table:style-name="ce49" office:value-type="string">
            <text:p>ananthi.j@ivtlinfoview.co.jp</text:p>
          </table:table-cell>
          <table:table-cell table:style-name="ce51" office:value-type="string">
            <text:p>Ananthi Jayasankaran</text:p>
          </table:table-cell>
        </table:table-row>
        <table:table-row table:style-name="ro2">
          <table:table-cell/>
          <table:table-cell table:style-name="ce41" office:value-type="float" office:value="361">
            <text:p>361</text:p>
          </table:table-cell>
          <table:table-cell table:style-name="ce41" office:value-type="float" office:value="1218">
            <text:p>1218</text:p>
          </table:table-cell>
          <table:table-cell table:style-name="ce49" office:value-type="string">
            <text:p>anusubha.s@ivtlinfoview.co.jp</text:p>
          </table:table-cell>
          <table:table-cell table:style-name="ce51" office:value-type="string">
            <text:p>Anusubha Selvaraj</text:p>
          </table:table-cell>
        </table:table-row>
        <table:table-row table:style-name="ro2">
          <table:table-cell/>
          <table:table-cell table:style-name="ce41" office:value-type="float" office:value="362">
            <text:p>362</text:p>
          </table:table-cell>
          <table:table-cell table:style-name="ce41" office:value-type="float" office:value="1224">
            <text:p>1224</text:p>
          </table:table-cell>
          <table:table-cell table:style-name="ce49" office:value-type="string">
            <text:p>franka.n@ivtlinfoview.co.jp</text:p>
          </table:table-cell>
          <table:table-cell table:style-name="ce51" office:value-type="string">
            <text:p>Franka Indira Nadarajan</text:p>
          </table:table-cell>
        </table:table-row>
        <table:table-row table:style-name="ro2">
          <table:table-cell/>
          <table:table-cell table:style-name="ce41" office:value-type="float" office:value="363">
            <text:p>363</text:p>
          </table:table-cell>
          <table:table-cell table:style-name="ce41" office:value-type="float" office:value="1226">
            <text:p>1226</text:p>
          </table:table-cell>
          <table:table-cell table:style-name="ce49" office:value-type="string">
            <text:p>jayabarathi.g@ivtlinfoview.co.jp</text:p>
          </table:table-cell>
          <table:table-cell table:style-name="ce51" office:value-type="string">
            <text:p>Jayabarathi Gunasekar</text:p>
          </table:table-cell>
        </table:table-row>
        <table:table-row table:style-name="ro2">
          <table:table-cell/>
          <table:table-cell table:style-name="ce41" office:value-type="float" office:value="364">
            <text:p>364</text:p>
          </table:table-cell>
          <table:table-cell table:style-name="ce41" office:value-type="float" office:value="1236">
            <text:p>1236</text:p>
          </table:table-cell>
          <table:table-cell table:style-name="ce49" office:value-type="string">
            <text:p>neelima.n@ivtlinfoview.co.jp</text:p>
          </table:table-cell>
          <table:table-cell table:style-name="ce51" office:value-type="string">
            <text:p>Neelima Yakkala</text:p>
          </table:table-cell>
        </table:table-row>
        <table:table-row table:style-name="ro2">
          <table:table-cell/>
          <table:table-cell table:style-name="ce41" office:value-type="float" office:value="365">
            <text:p>365</text:p>
          </table:table-cell>
          <table:table-cell table:style-name="ce41" office:value-type="float" office:value="1249">
            <text:p>1249</text:p>
          </table:table-cell>
          <table:table-cell table:style-name="ce49" office:value-type="string">
            <text:p>saradha.m@ivtlinfoview.co.jp</text:p>
          </table:table-cell>
          <table:table-cell table:style-name="ce51" office:value-type="string">
            <text:p>Saradha Murali</text:p>
          </table:table-cell>
        </table:table-row>
        <table:table-row table:style-name="ro2">
          <table:table-cell/>
          <table:table-cell table:style-name="ce41" office:value-type="float" office:value="366">
            <text:p>366</text:p>
          </table:table-cell>
          <table:table-cell table:style-name="ce41" office:value-type="float" office:value="1250">
            <text:p>1250</text:p>
          </table:table-cell>
          <table:table-cell table:style-name="ce49" office:value-type="string">
            <text:p>sevanthi.s@ivtlinfoview.co.jp</text:p>
          </table:table-cell>
          <table:table-cell table:style-name="ce51" office:value-type="string">
            <text:p>Sevanthi Selvaraj</text:p>
          </table:table-cell>
        </table:table-row>
        <table:table-row table:style-name="ro2">
          <table:table-cell/>
          <table:table-cell table:style-name="ce41" office:value-type="float" office:value="367">
            <text:p>367</text:p>
          </table:table-cell>
          <table:table-cell table:style-name="ce41" office:value-type="float" office:value="1252">
            <text:p>1252</text:p>
          </table:table-cell>
          <table:table-cell table:style-name="ce49" office:value-type="string">
            <text:p>shrisharathram.k@ivtlinfoview.co.jp</text:p>
          </table:table-cell>
          <table:table-cell table:style-name="ce51" office:value-type="string">
            <text:p>Shri Sharath Ram Krishnakumar</text:p>
          </table:table-cell>
        </table:table-row>
        <table:table-row table:style-name="ro2">
          <table:table-cell/>
          <table:table-cell table:style-name="ce41" office:value-type="float" office:value="368">
            <text:p>368</text:p>
          </table:table-cell>
          <table:table-cell table:style-name="ce41" office:value-type="float" office:value="1254">
            <text:p>1254</text:p>
          </table:table-cell>
          <table:table-cell table:style-name="ce49" office:value-type="string">
            <text:p>vigneshavarathan.n@ivtlinfoview.co.jp</text:p>
          </table:table-cell>
          <table:table-cell table:style-name="ce51" office:value-type="string">
            <text:p>Vignesha Varathan Nadarajan</text:p>
          </table:table-cell>
        </table:table-row>
        <table:table-row table:style-name="ro2">
          <table:table-cell/>
          <table:table-cell table:style-name="ce41" office:value-type="float" office:value="369">
            <text:p>369</text:p>
          </table:table-cell>
          <table:table-cell table:style-name="ce41" office:value-type="float" office:value="1257">
            <text:p>1257</text:p>
          </table:table-cell>
          <table:table-cell table:style-name="ce49" office:value-type="string">
            <text:p>muthukannan.j@ivtlinfoview.co.jp</text:p>
          </table:table-cell>
          <table:table-cell table:style-name="ce51" office:value-type="string">
            <text:p>Muthu Kannan Jaya Lakshmanan</text:p>
          </table:table-cell>
        </table:table-row>
        <table:table-row table:style-name="ro2">
          <table:table-cell/>
          <table:table-cell table:style-name="ce41" office:value-type="float" office:value="370">
            <text:p>370</text:p>
          </table:table-cell>
          <table:table-cell table:style-name="ce41" office:value-type="float" office:value="1268">
            <text:p>1268</text:p>
          </table:table-cell>
          <table:table-cell table:style-name="ce49" office:value-type="string">
            <text:p>gurucharan.s@ivtlinfoview.co.jp</text:p>
          </table:table-cell>
          <table:table-cell table:style-name="ce51" office:value-type="string">
            <text:p>Gurucharan Subbu</text:p>
          </table:table-cell>
        </table:table-row>
        <table:table-row table:style-name="ro2">
          <table:table-cell/>
          <table:table-cell table:style-name="ce41" office:value-type="float" office:value="371">
            <text:p>371</text:p>
          </table:table-cell>
          <table:table-cell table:style-name="ce41" office:value-type="float" office:value="1281">
            <text:p>1281</text:p>
          </table:table-cell>
          <table:table-cell table:style-name="ce49" office:value-type="string">
            <text:p>abitha.s@ivtlinfoview.co.jp</text:p>
          </table:table-cell>
          <table:table-cell table:style-name="ce51" office:value-type="string">
            <text:p>Abitha Sundaram</text:p>
          </table:table-cell>
        </table:table-row>
        <table:table-row table:style-name="ro2">
          <table:table-cell/>
          <table:table-cell table:style-name="ce41" office:value-type="float" office:value="372">
            <text:p>372</text:p>
          </table:table-cell>
          <table:table-cell table:style-name="ce41" office:value-type="float" office:value="1282">
            <text:p>1282</text:p>
          </table:table-cell>
          <table:table-cell table:style-name="ce49" office:value-type="string">
            <text:p>sajithra.c@ivtlinfoview.co.jp</text:p>
          </table:table-cell>
          <table:table-cell table:style-name="ce51" office:value-type="string">
            <text:p>Sajithra Chinnaraj</text:p>
          </table:table-cell>
        </table:table-row>
        <table:table-row table:style-name="ro2">
          <table:table-cell/>
          <table:table-cell table:style-name="ce41" office:value-type="float" office:value="373">
            <text:p>373</text:p>
          </table:table-cell>
          <table:table-cell table:style-name="ce41" office:value-type="float" office:value="1283">
            <text:p>1283</text:p>
          </table:table-cell>
          <table:table-cell table:style-name="ce49" office:value-type="string">
            <text:p>arthi.b@ivtlinfoview.co.jp</text:p>
          </table:table-cell>
          <table:table-cell table:style-name="ce51" office:value-type="string">
            <text:p>Arthi Basker</text:p>
          </table:table-cell>
        </table:table-row>
        <table:table-row table:style-name="ro2">
          <table:table-cell/>
          <table:table-cell table:style-name="ce41" office:value-type="float" office:value="374">
            <text:p>374</text:p>
          </table:table-cell>
          <table:table-cell table:style-name="ce41" office:value-type="float" office:value="1284">
            <text:p>1284</text:p>
          </table:table-cell>
          <table:table-cell table:style-name="ce49" office:value-type="string">
            <text:p>aiswarya.s@ivtlinfoview.co.jp</text:p>
          </table:table-cell>
          <table:table-cell table:style-name="ce51" office:value-type="string">
            <text:p>Aiswarya Sekar</text:p>
          </table:table-cell>
        </table:table-row>
        <table:table-row table:style-name="ro2">
          <table:table-cell/>
          <table:table-cell table:style-name="ce41" office:value-type="float" office:value="375">
            <text:p>375</text:p>
          </table:table-cell>
          <table:table-cell table:style-name="ce41" office:value-type="float" office:value="1285">
            <text:p>1285</text:p>
          </table:table-cell>
          <table:table-cell table:style-name="ce49" office:value-type="string">
            <text:p>sasirekha.s@ivtlinfoview.co.jp</text:p>
          </table:table-cell>
          <table:table-cell table:style-name="ce51" office:value-type="string">
            <text:p>Sasirekha Surendran</text:p>
          </table:table-cell>
        </table:table-row>
        <table:table-row table:style-name="ro2">
          <table:table-cell/>
          <table:table-cell table:style-name="ce41" office:value-type="float" office:value="376">
            <text:p>376</text:p>
          </table:table-cell>
          <table:table-cell table:style-name="ce41" office:value-type="float" office:value="1291">
            <text:p>1291</text:p>
          </table:table-cell>
          <table:table-cell table:style-name="ce49" office:value-type="string">
            <text:p>udhayajeviya.a@ivtlinfoview.co.jp</text:p>
          </table:table-cell>
          <table:table-cell table:style-name="ce51" office:value-type="string">
            <text:p>Udhaya Jeviya Anantha Raj</text:p>
          </table:table-cell>
        </table:table-row>
        <table:table-row table:style-name="ro2">
          <table:table-cell/>
          <table:table-cell table:style-name="ce41" office:value-type="float" office:value="377">
            <text:p>377</text:p>
          </table:table-cell>
          <table:table-cell table:style-name="ce41" office:value-type="float" office:value="1294">
            <text:p>1294</text:p>
          </table:table-cell>
          <table:table-cell table:style-name="ce49" office:value-type="string">
            <text:p>rajaprabha.s@ivtlinfoview.co.jp</text:p>
          </table:table-cell>
          <table:table-cell table:style-name="ce51" office:value-type="string">
            <text:p>Raja Prabha Shankar</text:p>
          </table:table-cell>
        </table:table-row>
        <table:table-row table:style-name="ro2">
          <table:table-cell/>
          <table:table-cell table:style-name="ce41" office:value-type="float" office:value="378">
            <text:p>378</text:p>
          </table:table-cell>
          <table:table-cell table:style-name="ce41" office:value-type="float" office:value="1296">
            <text:p>1296</text:p>
          </table:table-cell>
          <table:table-cell table:style-name="ce49" office:value-type="string">
            <text:p>anunevetha.p@ivtlinfoview.co.jp</text:p>
          </table:table-cell>
          <table:table-cell table:style-name="ce51" office:value-type="string">
            <text:p>Anu Nevetha Ponravi</text:p>
          </table:table-cell>
        </table:table-row>
        <table:table-row table:style-name="ro2">
          <table:table-cell/>
          <table:table-cell table:style-name="ce41" office:value-type="float" office:value="379">
            <text:p>379</text:p>
          </table:table-cell>
          <table:table-cell table:style-name="ce41" office:value-type="float" office:value="1298">
            <text:p>1298</text:p>
          </table:table-cell>
          <table:table-cell table:style-name="ce49" office:value-type="string">
            <text:p>saranya.r1@ivtlinfoview.co.jp</text:p>
          </table:table-cell>
          <table:table-cell table:style-name="ce51" office:value-type="string">
            <text:p>Saranya Ramasubramanian</text:p>
          </table:table-cell>
        </table:table-row>
        <table:table-row table:style-name="ro2">
          <table:table-cell/>
          <table:table-cell table:style-name="ce41" office:value-type="float" office:value="380">
            <text:p>380</text:p>
          </table:table-cell>
          <table:table-cell table:style-name="ce41" office:value-type="float" office:value="1303">
            <text:p>1303</text:p>
          </table:table-cell>
          <table:table-cell table:style-name="ce49" office:value-type="string">
            <text:p>maheswari.a@ivtlinfoview.co.jp</text:p>
          </table:table-cell>
          <table:table-cell table:style-name="ce51" office:value-type="string">
            <text:p>Maheswari Alagar</text:p>
          </table:table-cell>
        </table:table-row>
        <table:table-row table:style-name="ro2">
          <table:table-cell/>
          <table:table-cell table:style-name="ce41" office:value-type="float" office:value="381">
            <text:p>381</text:p>
          </table:table-cell>
          <table:table-cell table:style-name="ce41" office:value-type="float" office:value="1307">
            <text:p>1307</text:p>
          </table:table-cell>
          <table:table-cell table:style-name="ce49" office:value-type="string">
            <text:p>priyalakshmi.s@ivtlinfoview.co.jp</text:p>
          </table:table-cell>
          <table:table-cell table:style-name="ce51" office:value-type="string">
            <text:p>Priyalakshmi Sundaram</text:p>
          </table:table-cell>
        </table:table-row>
        <table:table-row table:style-name="ro2">
          <table:table-cell/>
          <table:table-cell table:style-name="ce41" office:value-type="float" office:value="382">
            <text:p>382</text:p>
          </table:table-cell>
          <table:table-cell table:style-name="ce41" office:value-type="float" office:value="1312">
            <text:p>1312</text:p>
          </table:table-cell>
          <table:table-cell table:style-name="ce49" office:value-type="string">
            <text:p>rajasubha.v@ivtlinfoview.co.jp</text:p>
          </table:table-cell>
          <table:table-cell table:style-name="ce51" office:value-type="string">
            <text:p>Raja Subha Velraj</text:p>
          </table:table-cell>
        </table:table-row>
        <table:table-row table:style-name="ro2">
          <table:table-cell/>
          <table:table-cell table:style-name="ce41" office:value-type="float" office:value="383">
            <text:p>383</text:p>
          </table:table-cell>
          <table:table-cell table:style-name="ce41" office:value-type="float" office:value="1315">
            <text:p>1315</text:p>
          </table:table-cell>
          <table:table-cell table:style-name="ce49" office:value-type="string">
            <text:p>sugirtha.r@ivtlinfoview.co.jp</text:p>
          </table:table-cell>
          <table:table-cell table:style-name="ce51" office:value-type="string">
            <text:p>Sugirtha Ravisenthil</text:p>
          </table:table-cell>
        </table:table-row>
        <table:table-row table:style-name="ro2">
          <table:table-cell/>
          <table:table-cell table:style-name="ce41" office:value-type="float" office:value="384">
            <text:p>384</text:p>
          </table:table-cell>
          <table:table-cell table:style-name="ce41" office:value-type="float" office:value="1318">
            <text:p>1318</text:p>
          </table:table-cell>
          <table:table-cell table:style-name="ce49" office:value-type="string">
            <text:p>vemojetha.y@ivtlinfoview.co.jp</text:p>
          </table:table-cell>
          <table:table-cell table:style-name="ce51" office:value-type="string">
            <text:p>Vemojetha Yesu Retnam</text:p>
          </table:table-cell>
        </table:table-row>
        <table:table-row table:style-name="ro2">
          <table:table-cell/>
          <table:table-cell table:style-name="ce41" office:value-type="float" office:value="385">
            <text:p>385</text:p>
          </table:table-cell>
          <table:table-cell table:style-name="ce41" office:value-type="float" office:value="1323">
            <text:p>1323</text:p>
          </table:table-cell>
          <table:table-cell table:style-name="ce49" office:value-type="string">
            <text:p>kowsika.k@ivtlinfoview.co.jp</text:p>
          </table:table-cell>
          <table:table-cell table:style-name="ce51" office:value-type="string">
            <text:p>Kowsika Krishnan</text:p>
          </table:table-cell>
        </table:table-row>
        <table:table-row table:style-name="ro2">
          <table:table-cell/>
          <table:table-cell table:style-name="ce41" office:value-type="float" office:value="386">
            <text:p>386</text:p>
          </table:table-cell>
          <table:table-cell table:style-name="ce41" office:value-type="float" office:value="1327">
            <text:p>1327</text:p>
          </table:table-cell>
          <table:table-cell table:style-name="ce49" office:value-type="string">
            <text:p>abirami.m@ivtlinfoview.co.jp</text:p>
          </table:table-cell>
          <table:table-cell table:style-name="ce51" office:value-type="string">
            <text:p>Abirami Mohanraj</text:p>
          </table:table-cell>
        </table:table-row>
        <table:table-row table:style-name="ro2">
          <table:table-cell/>
          <table:table-cell table:style-name="ce41" office:value-type="float" office:value="387">
            <text:p>387</text:p>
          </table:table-cell>
          <table:table-cell table:style-name="ce41" office:value-type="float" office:value="1332">
            <text:p>1332</text:p>
          </table:table-cell>
          <table:table-cell table:style-name="ce49" office:value-type="string">
            <text:p>tamilarasu.e@ivtlinfoview.co.jp</text:p>
          </table:table-cell>
          <table:table-cell table:style-name="ce51" office:value-type="string">
            <text:p>Tamilarasu Elangovan</text:p>
          </table:table-cell>
        </table:table-row>
        <table:table-row table:style-name="ro2">
          <table:table-cell/>
          <table:table-cell table:style-name="ce41" office:value-type="float" office:value="388">
            <text:p>388</text:p>
          </table:table-cell>
          <table:table-cell table:style-name="ce41" office:value-type="float" office:value="1338">
            <text:p>1338</text:p>
          </table:table-cell>
          <table:table-cell table:style-name="ce49" office:value-type="string">
            <text:p>saktthevel.k@ivtlinfoview.co.jp</text:p>
          </table:table-cell>
          <table:table-cell table:style-name="ce51" office:value-type="string">
            <text:p>Saktthevel K.V.</text:p>
          </table:table-cell>
        </table:table-row>
        <table:table-row table:style-name="ro2">
          <table:table-cell/>
          <table:table-cell table:style-name="ce41" office:value-type="float" office:value="389">
            <text:p>389</text:p>
          </table:table-cell>
          <table:table-cell table:style-name="ce41" office:value-type="float" office:value="1344">
            <text:p>1344</text:p>
          </table:table-cell>
          <table:table-cell table:style-name="ce49" office:value-type="string">
            <text:p>vishnu.r@ivtlinfoview.co.jp</text:p>
          </table:table-cell>
          <table:table-cell table:style-name="ce51" office:value-type="string">
            <text:p>Vishnu Ramu Annadurai</text:p>
          </table:table-cell>
        </table:table-row>
        <table:table-row table:style-name="ro2">
          <table:table-cell/>
          <table:table-cell table:style-name="ce41" office:value-type="float" office:value="390">
            <text:p>390</text:p>
          </table:table-cell>
          <table:table-cell table:style-name="ce41" office:value-type="float" office:value="1347">
            <text:p>1347</text:p>
          </table:table-cell>
          <table:table-cell table:style-name="ce49" office:value-type="string">
            <text:p>prasanth.r@ivtlinfoview.co.jp</text:p>
          </table:table-cell>
          <table:table-cell table:style-name="ce51" office:value-type="string">
            <text:p>Prasanth Ravikumar</text:p>
          </table:table-cell>
        </table:table-row>
        <table:table-row table:style-name="ro2">
          <table:table-cell/>
          <table:table-cell table:style-name="ce41" office:value-type="float" office:value="391">
            <text:p>391</text:p>
          </table:table-cell>
          <table:table-cell table:style-name="ce41" office:value-type="float" office:value="1352">
            <text:p>1352</text:p>
          </table:table-cell>
          <table:table-cell table:style-name="ce49" office:value-type="string">
            <text:p>vignesh.k1@ivtlinfoview.co.jp</text:p>
          </table:table-cell>
          <table:table-cell table:style-name="ce51" office:value-type="string">
            <text:p>Vignesh Kanagarajan</text:p>
          </table:table-cell>
        </table:table-row>
        <table:table-row table:style-name="ro2">
          <table:table-cell/>
          <table:table-cell table:style-name="ce41" office:value-type="float" office:value="392">
            <text:p>392</text:p>
          </table:table-cell>
          <table:table-cell table:style-name="ce41" office:value-type="float" office:value="1355">
            <text:p>1355</text:p>
          </table:table-cell>
          <table:table-cell table:style-name="ce49" office:value-type="string">
            <text:p>lavanyadevi.s@ivtlinfoview.co.jp</text:p>
          </table:table-cell>
          <table:table-cell table:style-name="ce51" office:value-type="string">
            <text:p>Lavanya Devi Subramanian</text:p>
          </table:table-cell>
        </table:table-row>
        <table:table-row table:style-name="ro2">
          <table:table-cell/>
          <table:table-cell table:style-name="ce41" office:value-type="float" office:value="393">
            <text:p>393</text:p>
          </table:table-cell>
          <table:table-cell table:style-name="ce41" office:value-type="float" office:value="1356">
            <text:p>1356</text:p>
          </table:table-cell>
          <table:table-cell table:style-name="ce49" office:value-type="string">
            <text:p>sandeep.k@ivtlinfoview.co.jp</text:p>
          </table:table-cell>
          <table:table-cell table:style-name="ce51" office:value-type="string">
            <text:p>Sandeep Krishnan</text:p>
          </table:table-cell>
        </table:table-row>
        <table:table-row table:style-name="ro2">
          <table:table-cell/>
          <table:table-cell table:style-name="ce41" office:value-type="float" office:value="394">
            <text:p>394</text:p>
          </table:table-cell>
          <table:table-cell table:style-name="ce41" office:value-type="float" office:value="1365">
            <text:p>1365</text:p>
          </table:table-cell>
          <table:table-cell table:style-name="ce49" office:value-type="string">
            <text:p>vishnupriya.m@ivtlinfoview.co.jp</text:p>
          </table:table-cell>
          <table:table-cell table:style-name="ce51" office:value-type="string">
            <text:p>Vishnu Priya Murugakumar</text:p>
          </table:table-cell>
        </table:table-row>
        <table:table-row table:style-name="ro2">
          <table:table-cell/>
          <table:table-cell table:style-name="ce41" office:value-type="float" office:value="395">
            <text:p>395</text:p>
          </table:table-cell>
          <table:table-cell table:style-name="ce41" office:value-type="float" office:value="1367">
            <text:p>1367</text:p>
          </table:table-cell>
          <table:table-cell table:style-name="ce49" office:value-type="string">
            <text:p>kavitha.p2@ivtlinfoview.co.jp</text:p>
          </table:table-cell>
          <table:table-cell table:style-name="ce51" office:value-type="string">
            <text:p>Kavitha Pattani Durai</text:p>
          </table:table-cell>
        </table:table-row>
        <table:table-row table:style-name="ro2">
          <table:table-cell/>
          <table:table-cell table:style-name="ce41" office:value-type="float" office:value="396">
            <text:p>396</text:p>
          </table:table-cell>
          <table:table-cell table:style-name="ce41" office:value-type="float" office:value="1369">
            <text:p>1369</text:p>
          </table:table-cell>
          <table:table-cell table:style-name="ce49" office:value-type="string">
            <text:p>thasleembanu.m@ivtlinfoview.co.jp</text:p>
          </table:table-cell>
          <table:table-cell table:style-name="ce51" office:value-type="string">
            <text:p>Thasleem Banu Mohammed Yousuf</text:p>
          </table:table-cell>
        </table:table-row>
        <table:table-row table:style-name="ro2">
          <table:table-cell/>
          <table:table-cell table:style-name="ce41" office:value-type="float" office:value="397">
            <text:p>397</text:p>
          </table:table-cell>
          <table:table-cell table:style-name="ce41" office:value-type="float" office:value="1370">
            <text:p>1370</text:p>
          </table:table-cell>
          <table:table-cell table:style-name="ce49" office:value-type="string">
            <text:p>archana.p@ivtlinfoview.co.jp</text:p>
          </table:table-cell>
          <table:table-cell table:style-name="ce51" office:value-type="string">
            <text:p>Archana Paramasivam</text:p>
          </table:table-cell>
        </table:table-row>
        <table:table-row table:style-name="ro2">
          <table:table-cell/>
          <table:table-cell table:style-name="ce41" office:value-type="float" office:value="398">
            <text:p>398</text:p>
          </table:table-cell>
          <table:table-cell table:style-name="ce41" office:value-type="float" office:value="1380">
            <text:p>1380</text:p>
          </table:table-cell>
          <table:table-cell table:style-name="ce49" office:value-type="string">
            <text:p>abarna.k@ivtlinfoview.co.jp</text:p>
          </table:table-cell>
          <table:table-cell table:style-name="ce51" office:value-type="string">
            <text:p>Abarna Kumar</text:p>
          </table:table-cell>
        </table:table-row>
        <table:table-row table:style-name="ro2">
          <table:table-cell/>
          <table:table-cell table:style-name="ce41" office:value-type="float" office:value="399">
            <text:p>399</text:p>
          </table:table-cell>
          <table:table-cell table:style-name="ce41" office:value-type="float" office:value="1381">
            <text:p>1381</text:p>
          </table:table-cell>
          <table:table-cell table:style-name="ce49" office:value-type="string">
            <text:p>vandana.r@ivtlinfoview.co.jp</text:p>
          </table:table-cell>
          <table:table-cell table:style-name="ce51" office:value-type="string">
            <text:p>Vandana Rajkumar</text:p>
          </table:table-cell>
        </table:table-row>
        <table:table-row table:style-name="ro2">
          <table:table-cell/>
          <table:table-cell table:style-name="ce41" office:value-type="float" office:value="400">
            <text:p>400</text:p>
          </table:table-cell>
          <table:table-cell table:style-name="ce41" office:value-type="float" office:value="1382">
            <text:p>1382</text:p>
          </table:table-cell>
          <table:table-cell table:style-name="ce49" office:value-type="string">
            <text:p>indhu.s@ivtlinfoview.co.jp</text:p>
          </table:table-cell>
          <table:table-cell table:style-name="ce51" office:value-type="string">
            <text:p>Indhu Sekar</text:p>
          </table:table-cell>
        </table:table-row>
        <table:table-row table:style-name="ro2">
          <table:table-cell/>
          <table:table-cell table:style-name="ce41" office:value-type="float" office:value="401">
            <text:p>401</text:p>
          </table:table-cell>
          <table:table-cell table:style-name="ce41" office:value-type="float" office:value="1384">
            <text:p>1384</text:p>
          </table:table-cell>
          <table:table-cell table:style-name="ce49" office:value-type="string">
            <text:p>sindhuja.r@ivtlinfoview.co.jp</text:p>
          </table:table-cell>
          <table:table-cell table:style-name="ce51" office:value-type="string">
            <text:p>Sindhuja Rajan</text:p>
          </table:table-cell>
        </table:table-row>
        <table:table-row table:style-name="ro2">
          <table:table-cell/>
          <table:table-cell table:style-name="ce41" office:value-type="float" office:value="402">
            <text:p>402</text:p>
          </table:table-cell>
          <table:table-cell table:style-name="ce41" office:value-type="float" office:value="1385">
            <text:p>1385</text:p>
          </table:table-cell>
          <table:table-cell table:style-name="ce49" office:value-type="string">
            <text:p>saipriya.m@ivtlinfoview.co.jp</text:p>
          </table:table-cell>
          <table:table-cell table:style-name="ce51" office:value-type="string">
            <text:p>Saipriya Maniraj</text:p>
          </table:table-cell>
        </table:table-row>
        <table:table-row table:style-name="ro2">
          <table:table-cell/>
          <table:table-cell table:style-name="ce41" office:value-type="float" office:value="403">
            <text:p>403</text:p>
          </table:table-cell>
          <table:table-cell table:style-name="ce41" office:value-type="float" office:value="1386">
            <text:p>1386</text:p>
          </table:table-cell>
          <table:table-cell table:style-name="ce49" office:value-type="string">
            <text:p>shobika.k@ivtlinfoview.co.jp</text:p>
          </table:table-cell>
          <table:table-cell table:style-name="ce51" office:value-type="string">
            <text:p>Shobika Krishnamoorthi</text:p>
          </table:table-cell>
        </table:table-row>
        <table:table-row table:style-name="ro2">
          <table:table-cell/>
          <table:table-cell table:style-name="ce41" office:value-type="float" office:value="404">
            <text:p>404</text:p>
          </table:table-cell>
          <table:table-cell table:style-name="ce41" office:value-type="float" office:value="1388">
            <text:p>1388</text:p>
          </table:table-cell>
          <table:table-cell table:style-name="ce49" office:value-type="string">
            <text:p>rakshana.r@ivtlinfoview.co.jp</text:p>
          </table:table-cell>
          <table:table-cell table:style-name="ce51" office:value-type="string">
            <text:p>Rakshana Ravichandran</text:p>
          </table:table-cell>
        </table:table-row>
        <table:table-row table:style-name="ro2">
          <table:table-cell/>
          <table:table-cell table:style-name="ce41" office:value-type="float" office:value="405">
            <text:p>405</text:p>
          </table:table-cell>
          <table:table-cell table:style-name="ce41" office:value-type="float" office:value="1389">
            <text:p>1389</text:p>
          </table:table-cell>
          <table:table-cell table:style-name="ce49" office:value-type="string">
            <text:p>sandhya.v@ivtlinfoview.co.jp</text:p>
          </table:table-cell>
          <table:table-cell table:style-name="ce51" office:value-type="string">
            <text:p>Sandhya Velusamy</text:p>
          </table:table-cell>
        </table:table-row>
        <table:table-row table:style-name="ro2">
          <table:table-cell/>
          <table:table-cell table:style-name="ce41" office:value-type="float" office:value="406">
            <text:p>406</text:p>
          </table:table-cell>
          <table:table-cell table:style-name="ce41" office:value-type="float" office:value="1392">
            <text:p>1392</text:p>
          </table:table-cell>
          <table:table-cell table:style-name="ce49" office:value-type="string">
            <text:p>renuga.m@ivtlinfoview.co.jp</text:p>
          </table:table-cell>
          <table:table-cell table:style-name="ce51" office:value-type="string">
            <text:p>Renuga Murugesan</text:p>
          </table:table-cell>
        </table:table-row>
        <table:table-row table:style-name="ro2">
          <table:table-cell/>
          <table:table-cell table:style-name="ce41" office:value-type="float" office:value="407">
            <text:p>407</text:p>
          </table:table-cell>
          <table:table-cell table:style-name="ce41" office:value-type="float" office:value="1396">
            <text:p>1396</text:p>
          </table:table-cell>
          <table:table-cell table:style-name="ce49" office:value-type="string">
            <text:p>vidhya.m@ivtlinfoview.co.jp</text:p>
          </table:table-cell>
          <table:table-cell table:style-name="ce51" office:value-type="string">
            <text:p>Vidhya Murugesan</text:p>
          </table:table-cell>
        </table:table-row>
        <table:table-row table:style-name="ro2">
          <table:table-cell/>
          <table:table-cell table:style-name="ce41" office:value-type="float" office:value="408">
            <text:p>408</text:p>
          </table:table-cell>
          <table:table-cell table:style-name="ce41" office:value-type="float" office:value="1399">
            <text:p>1399</text:p>
          </table:table-cell>
          <table:table-cell table:style-name="ce49" office:value-type="string">
            <text:p>manimekalai.r@ivtlinfoview.co.jp</text:p>
          </table:table-cell>
          <table:table-cell table:style-name="ce51" office:value-type="string">
            <text:p>Manimekalai Ragupathi</text:p>
          </table:table-cell>
        </table:table-row>
        <table:table-row table:style-name="ro2">
          <table:table-cell/>
          <table:table-cell table:style-name="ce41" office:value-type="float" office:value="409">
            <text:p>409</text:p>
          </table:table-cell>
          <table:table-cell table:style-name="ce41" office:value-type="float" office:value="1400">
            <text:p>1400</text:p>
          </table:table-cell>
          <table:table-cell table:style-name="ce49" office:value-type="string">
            <text:p>priyankaraj.t@ivtlinfoview.co.jp</text:p>
          </table:table-cell>
          <table:table-cell table:style-name="ce51" office:value-type="string">
            <text:p>Priyankaraj Thambiraj</text:p>
          </table:table-cell>
        </table:table-row>
        <table:table-row table:style-name="ro2">
          <table:table-cell/>
          <table:table-cell table:style-name="ce41" office:value-type="float" office:value="410">
            <text:p>410</text:p>
          </table:table-cell>
          <table:table-cell table:style-name="ce41" office:value-type="float" office:value="1402">
            <text:p>1402</text:p>
          </table:table-cell>
          <table:table-cell table:style-name="ce49" office:value-type="string">
            <text:p>aparnaa.m@ivtlinfoview.co.jp</text:p>
          </table:table-cell>
          <table:table-cell table:style-name="ce51" office:value-type="string">
            <text:p>Aparnaa Mahendran</text:p>
          </table:table-cell>
        </table:table-row>
        <table:table-row table:style-name="ro2">
          <table:table-cell/>
          <table:table-cell table:style-name="ce41" office:value-type="float" office:value="411">
            <text:p>411</text:p>
          </table:table-cell>
          <table:table-cell table:style-name="ce41" office:value-type="float" office:value="1403">
            <text:p>1403</text:p>
          </table:table-cell>
          <table:table-cell table:style-name="ce49" office:value-type="string">
            <text:p>meena.ga@ivtlinfoview.co.jp</text:p>
          </table:table-cell>
          <table:table-cell table:style-name="ce51" office:value-type="string">
            <text:p>Meena Ganesan</text:p>
          </table:table-cell>
        </table:table-row>
        <table:table-row table:style-name="ro2">
          <table:table-cell/>
          <table:table-cell table:style-name="ce41" office:value-type="float" office:value="412">
            <text:p>412</text:p>
          </table:table-cell>
          <table:table-cell table:style-name="ce41" office:value-type="float" office:value="1408">
            <text:p>1408</text:p>
          </table:table-cell>
          <table:table-cell table:style-name="ce49" office:value-type="string">
            <text:p>anitha.m@ivtlinfoview.co.jp</text:p>
          </table:table-cell>
          <table:table-cell table:style-name="ce51" office:value-type="string">
            <text:p>Anitha M</text:p>
          </table:table-cell>
        </table:table-row>
        <table:table-row table:style-name="ro2">
          <table:table-cell/>
          <table:table-cell table:style-name="ce41" office:value-type="float" office:value="413">
            <text:p>413</text:p>
          </table:table-cell>
          <table:table-cell table:style-name="ce41" office:value-type="float" office:value="1411">
            <text:p>1411</text:p>
          </table:table-cell>
          <table:table-cell table:style-name="ce49" office:value-type="string">
            <text:p>vishali.r@ivtlinfoview.co.jp</text:p>
          </table:table-cell>
          <table:table-cell table:style-name="ce51" office:value-type="string">
            <text:p>Vishali Ravikumar</text:p>
          </table:table-cell>
        </table:table-row>
        <table:table-row table:style-name="ro2">
          <table:table-cell/>
          <table:table-cell table:style-name="ce41" office:value-type="float" office:value="414">
            <text:p>414</text:p>
          </table:table-cell>
          <table:table-cell table:style-name="ce41" office:value-type="float" office:value="1412">
            <text:p>1412</text:p>
          </table:table-cell>
          <table:table-cell table:style-name="ce49" office:value-type="string">
            <text:p>shananthraj.r@ivtlinfoview.co.jp</text:p>
          </table:table-cell>
          <table:table-cell table:style-name="ce51" office:value-type="string">
            <text:p>Shananthraj Rajendiran</text:p>
          </table:table-cell>
        </table:table-row>
        <table:table-row table:style-name="ro2">
          <table:table-cell/>
          <table:table-cell table:style-name="ce41" office:value-type="float" office:value="415">
            <text:p>415</text:p>
          </table:table-cell>
          <table:table-cell table:style-name="ce41" office:value-type="float" office:value="1414">
            <text:p>1414</text:p>
          </table:table-cell>
          <table:table-cell table:style-name="ce49" office:value-type="string">
            <text:p>venkatraman.at@ivtlinfoview.co.jp</text:p>
          </table:table-cell>
          <table:table-cell table:style-name="ce51" office:value-type="string">
            <text:p>Venkat Raman Athmanathan</text:p>
          </table:table-cell>
        </table:table-row>
        <table:table-row table:style-name="ro2">
          <table:table-cell/>
          <table:table-cell table:style-name="ce41" office:value-type="float" office:value="416">
            <text:p>416</text:p>
          </table:table-cell>
          <table:table-cell table:style-name="ce41" office:value-type="float" office:value="1415">
            <text:p>1415</text:p>
          </table:table-cell>
          <table:table-cell table:style-name="ce49" office:value-type="string">
            <text:p>sethumathavan.a@ivtlinfoview.co.jp</text:p>
          </table:table-cell>
          <table:table-cell table:style-name="ce51" office:value-type="string">
            <text:p>Sethumathavan Arumugam</text:p>
          </table:table-cell>
        </table:table-row>
        <table:table-row table:style-name="ro2">
          <table:table-cell/>
          <table:table-cell table:style-name="ce41" office:value-type="float" office:value="417">
            <text:p>417</text:p>
          </table:table-cell>
          <table:table-cell table:style-name="ce41" office:value-type="float" office:value="1420">
            <text:p>1420</text:p>
          </table:table-cell>
          <table:table-cell table:style-name="ce49" office:value-type="string">
            <text:p>mohammedsadhique.s@ivtlinfoview.co.jp</text:p>
          </table:table-cell>
          <table:table-cell table:style-name="ce51" office:value-type="string">
            <text:p>Mohammed Sadhique Samsudeen</text:p>
          </table:table-cell>
        </table:table-row>
        <table:table-row table:style-name="ro2">
          <table:table-cell/>
          <table:table-cell table:style-name="ce41" office:value-type="float" office:value="418">
            <text:p>418</text:p>
          </table:table-cell>
          <table:table-cell table:style-name="ce41" office:value-type="float" office:value="1421">
            <text:p>1421</text:p>
          </table:table-cell>
          <table:table-cell table:style-name="ce49" office:value-type="string">
            <text:p>venkateshperumal.m@ivtlinfoview.co.jp</text:p>
          </table:table-cell>
          <table:table-cell table:style-name="ce51" office:value-type="string">
            <text:p>Venkateshperumal Murugan</text:p>
          </table:table-cell>
        </table:table-row>
        <table:table-row table:style-name="ro2">
          <table:table-cell/>
          <table:table-cell table:style-name="ce41" office:value-type="float" office:value="419">
            <text:p>419</text:p>
          </table:table-cell>
          <table:table-cell table:style-name="ce41" office:value-type="float" office:value="1427">
            <text:p>1427</text:p>
          </table:table-cell>
          <table:table-cell table:style-name="ce49" office:value-type="string">
            <text:p>prashathkumar.m@ivtlinfoview.co.jp</text:p>
          </table:table-cell>
          <table:table-cell table:style-name="ce51" office:value-type="string">
            <text:p>Prashath Kumar Manickavasakan</text:p>
          </table:table-cell>
        </table:table-row>
        <table:table-row table:style-name="ro2">
          <table:table-cell/>
          <table:table-cell table:style-name="ce41" office:value-type="float" office:value="420">
            <text:p>420</text:p>
          </table:table-cell>
          <table:table-cell table:style-name="ce41" office:value-type="float" office:value="1429">
            <text:p>1429</text:p>
          </table:table-cell>
          <table:table-cell table:style-name="ce49" office:value-type="string">
            <text:p>sabarinathan.r1@ivtlinfoview.co.jp</text:p>
          </table:table-cell>
          <table:table-cell table:style-name="ce51" office:value-type="string">
            <text:p>Sabari Nathan Ramasamy</text:p>
          </table:table-cell>
        </table:table-row>
        <table:table-row table:style-name="ro2">
          <table:table-cell/>
          <table:table-cell table:style-name="ce41" office:value-type="float" office:value="421">
            <text:p>421</text:p>
          </table:table-cell>
          <table:table-cell table:style-name="ce41" office:value-type="float" office:value="1432">
            <text:p>1432</text:p>
          </table:table-cell>
          <table:table-cell table:style-name="ce49" office:value-type="string">
            <text:p>viswadakshinraj.s@ivtlinfoview.co.jp</text:p>
          </table:table-cell>
          <table:table-cell table:style-name="ce51" office:value-type="string">
            <text:p>Viswadakshinraj Sundararaj</text:p>
          </table:table-cell>
        </table:table-row>
        <table:table-row table:style-name="ro2">
          <table:table-cell/>
          <table:table-cell table:style-name="ce41" office:value-type="float" office:value="422">
            <text:p>422</text:p>
          </table:table-cell>
          <table:table-cell table:style-name="ce41" office:value-type="float" office:value="1434">
            <text:p>1434</text:p>
          </table:table-cell>
          <table:table-cell table:style-name="ce49" office:value-type="string">
            <text:p>narendran.s@ivtlinfoview.co.jp</text:p>
          </table:table-cell>
          <table:table-cell table:style-name="ce51" office:value-type="string">
            <text:p>Narendran Subramanian</text:p>
          </table:table-cell>
        </table:table-row>
        <table:table-row table:style-name="ro2">
          <table:table-cell/>
          <table:table-cell table:style-name="ce41" office:value-type="float" office:value="423">
            <text:p>423</text:p>
          </table:table-cell>
          <table:table-cell table:style-name="ce41" office:value-type="float" office:value="1438">
            <text:p>1438</text:p>
          </table:table-cell>
          <table:table-cell table:style-name="ce49" office:value-type="string">
            <text:p>devibala.m@ivtlinfoview.co.jp</text:p>
          </table:table-cell>
          <table:table-cell table:style-name="ce51" office:value-type="string">
            <text:p>Devibala Murugan</text:p>
          </table:table-cell>
        </table:table-row>
        <table:table-row table:style-name="ro2">
          <table:table-cell/>
          <table:table-cell table:style-name="ce41" office:value-type="float" office:value="424">
            <text:p>424</text:p>
          </table:table-cell>
          <table:table-cell table:style-name="ce41" office:value-type="float" office:value="1439">
            <text:p>1439</text:p>
          </table:table-cell>
          <table:table-cell table:style-name="ce49" office:value-type="string">
            <text:p>bhuvana.m@ivtlinfoview.co.jp</text:p>
          </table:table-cell>
          <table:table-cell table:style-name="ce51" office:value-type="string">
            <text:p>Bhuvana Murugan</text:p>
          </table:table-cell>
        </table:table-row>
        <table:table-row table:style-name="ro2">
          <table:table-cell/>
          <table:table-cell table:style-name="ce41" office:value-type="float" office:value="425">
            <text:p>425</text:p>
          </table:table-cell>
          <table:table-cell table:style-name="ce41" office:value-type="float" office:value="1444">
            <text:p>1444</text:p>
          </table:table-cell>
          <table:table-cell table:style-name="ce49" office:value-type="string">
            <text:p>vinitha.v@ivtlinfoview.co.jp</text:p>
          </table:table-cell>
          <table:table-cell table:style-name="ce51" office:value-type="string">
            <text:p>Vinitha Vasudevan</text:p>
          </table:table-cell>
        </table:table-row>
        <table:table-row table:style-name="ro2">
          <table:table-cell/>
          <table:table-cell table:style-name="ce41" office:value-type="float" office:value="426">
            <text:p>426</text:p>
          </table:table-cell>
          <table:table-cell table:style-name="ce41" office:value-type="float" office:value="1446">
            <text:p>1446</text:p>
          </table:table-cell>
          <table:table-cell table:style-name="ce49" office:value-type="string">
            <text:p>ramya.r1@ivtlinfoview.co.jp</text:p>
          </table:table-cell>
          <table:table-cell table:style-name="ce51" office:value-type="string">
            <text:p>Ramya Rajendran</text:p>
          </table:table-cell>
        </table:table-row>
        <table:table-row table:style-name="ro2">
          <table:table-cell/>
          <table:table-cell table:style-name="ce41" office:value-type="float" office:value="427">
            <text:p>427</text:p>
          </table:table-cell>
          <table:table-cell table:style-name="ce41" office:value-type="float" office:value="1449">
            <text:p>1449</text:p>
          </table:table-cell>
          <table:table-cell table:style-name="ce49" office:value-type="string">
            <text:p>sivasankari.s@ivtlinfoview.co.jp</text:p>
          </table:table-cell>
          <table:table-cell table:style-name="ce51" office:value-type="string">
            <text:p>Sivasankari Selvaraj</text:p>
          </table:table-cell>
        </table:table-row>
        <table:table-row table:style-name="ro2">
          <table:table-cell/>
          <table:table-cell table:style-name="ce41" office:value-type="float" office:value="428">
            <text:p>428</text:p>
          </table:table-cell>
          <table:table-cell table:style-name="ce41" office:value-type="float" office:value="1452">
            <text:p>1452</text:p>
          </table:table-cell>
          <table:table-cell table:style-name="ce49" office:value-type="string">
            <text:p>nallamuthu.k@ivtlinfoview.co.jp</text:p>
          </table:table-cell>
          <table:table-cell table:style-name="ce51" office:value-type="string">
            <text:p>Nallamuthu Kandhasamy</text:p>
          </table:table-cell>
        </table:table-row>
        <table:table-row table:style-name="ro2">
          <table:table-cell/>
          <table:table-cell table:style-name="ce41" office:value-type="float" office:value="429">
            <text:p>429</text:p>
          </table:table-cell>
          <table:table-cell table:style-name="ce41" office:value-type="float" office:value="1454">
            <text:p>1454</text:p>
          </table:table-cell>
          <table:table-cell table:style-name="ce49" office:value-type="string">
            <text:p>haripriya.y@ivtlinfoview.co.jp</text:p>
          </table:table-cell>
          <table:table-cell table:style-name="ce51" office:value-type="string">
            <text:p>Haripriya Yuvaraj</text:p>
          </table:table-cell>
        </table:table-row>
        <table:table-row table:style-name="ro2">
          <table:table-cell/>
          <table:table-cell table:style-name="ce41" office:value-type="float" office:value="430">
            <text:p>430</text:p>
          </table:table-cell>
          <table:table-cell table:style-name="ce41" office:value-type="float" office:value="1458">
            <text:p>1458</text:p>
          </table:table-cell>
          <table:table-cell table:style-name="ce49" office:value-type="string">
            <text:p>akshaya.j@ivtlinfoview.co.jp</text:p>
          </table:table-cell>
          <table:table-cell table:style-name="ce51" office:value-type="string">
            <text:p>Akshaya Jayaraman</text:p>
          </table:table-cell>
        </table:table-row>
        <table:table-row table:style-name="ro2">
          <table:table-cell/>
          <table:table-cell table:style-name="ce41" office:value-type="float" office:value="431">
            <text:p>431</text:p>
          </table:table-cell>
          <table:table-cell table:style-name="ce41" office:value-type="float" office:value="1459">
            <text:p>1459</text:p>
          </table:table-cell>
          <table:table-cell table:style-name="ce49" office:value-type="string">
            <text:p>sabaridha.e@ivtlinfoview.co.jp</text:p>
          </table:table-cell>
          <table:table-cell table:style-name="ce51" office:value-type="string">
            <text:p>Sabaridha Elangovan</text:p>
          </table:table-cell>
        </table:table-row>
        <table:table-row table:style-name="ro2">
          <table:table-cell/>
          <table:table-cell table:style-name="ce41" office:value-type="float" office:value="432">
            <text:p>432</text:p>
          </table:table-cell>
          <table:table-cell table:style-name="ce41" office:value-type="float" office:value="1460">
            <text:p>1460</text:p>
          </table:table-cell>
          <table:table-cell table:style-name="ce49" office:value-type="string">
            <text:p>kavitha.kr@ivtlinfoview.co.jp</text:p>
          </table:table-cell>
          <table:table-cell table:style-name="ce51" office:value-type="string">
            <text:p>Kavitha Krishnan</text:p>
          </table:table-cell>
        </table:table-row>
        <table:table-row table:style-name="ro2">
          <table:table-cell/>
          <table:table-cell table:style-name="ce41" office:value-type="float" office:value="433">
            <text:p>433</text:p>
          </table:table-cell>
          <table:table-cell table:style-name="ce41" office:value-type="float" office:value="1468">
            <text:p>1468</text:p>
          </table:table-cell>
          <table:table-cell table:style-name="ce49" office:value-type="string">
            <text:p>gobikrishnan.r@ivtlinfoview.co.jp</text:p>
          </table:table-cell>
          <table:table-cell table:style-name="ce51" office:value-type="string">
            <text:p>Gobikrishnan Rajaganesh</text:p>
          </table:table-cell>
        </table:table-row>
        <table:table-row table:style-name="ro2">
          <table:table-cell/>
          <table:table-cell table:style-name="ce41" office:value-type="float" office:value="434">
            <text:p>434</text:p>
          </table:table-cell>
          <table:table-cell table:style-name="ce41" office:value-type="float" office:value="1472">
            <text:p>1472</text:p>
          </table:table-cell>
          <table:table-cell table:style-name="ce49" office:value-type="string">
            <text:p>elavarasan.s@ivtlinfoview.co.jp</text:p>
          </table:table-cell>
          <table:table-cell table:style-name="ce51" office:value-type="string">
            <text:p>Elavarasan Soundararajan</text:p>
          </table:table-cell>
        </table:table-row>
        <table:table-row table:style-name="ro2">
          <table:table-cell/>
          <table:table-cell table:style-name="ce41" office:value-type="float" office:value="435">
            <text:p>435</text:p>
          </table:table-cell>
          <table:table-cell table:style-name="ce41" office:value-type="float" office:value="1475">
            <text:p>1475</text:p>
          </table:table-cell>
          <table:table-cell table:style-name="ce49" office:value-type="string">
            <text:p>aakash.v@ivtlinfoview.co.jp</text:p>
          </table:table-cell>
          <table:table-cell table:style-name="ce51" office:value-type="string">
            <text:p>Aakash Vijayan</text:p>
          </table:table-cell>
        </table:table-row>
        <table:table-row table:style-name="ro2">
          <table:table-cell/>
          <table:table-cell table:style-name="ce41" office:value-type="float" office:value="436">
            <text:p>436</text:p>
          </table:table-cell>
          <table:table-cell table:style-name="ce41" office:value-type="float" office:value="1481">
            <text:p>1481</text:p>
          </table:table-cell>
          <table:table-cell table:style-name="ce49" office:value-type="string">
            <text:p>karthick.r@ivtlinfoview.co.jp</text:p>
          </table:table-cell>
          <table:table-cell table:style-name="ce51" office:value-type="string">
            <text:p>Karthick Ramu</text:p>
          </table:table-cell>
        </table:table-row>
        <table:table-row table:style-name="ro2">
          <table:table-cell/>
          <table:table-cell table:style-name="ce41" office:value-type="float" office:value="437">
            <text:p>437</text:p>
          </table:table-cell>
          <table:table-cell table:style-name="ce41" office:value-type="float" office:value="1485">
            <text:p>1485</text:p>
          </table:table-cell>
          <table:table-cell table:style-name="ce49" office:value-type="string">
            <text:p>agilan.r@ivtlinfoview.co.jp</text:p>
          </table:table-cell>
          <table:table-cell table:style-name="ce51" office:value-type="string">
            <text:p>Agilan Rajarathinam</text:p>
          </table:table-cell>
        </table:table-row>
        <table:table-row table:style-name="ro2">
          <table:table-cell/>
          <table:table-cell table:style-name="ce41" office:value-type="float" office:value="438">
            <text:p>438</text:p>
          </table:table-cell>
          <table:table-cell table:style-name="ce41" office:value-type="float" office:value="1488">
            <text:p>1488</text:p>
          </table:table-cell>
          <table:table-cell table:style-name="ce49" office:value-type="string">
            <text:p>vignesh.c@ivtlinfoview.co.jp</text:p>
          </table:table-cell>
          <table:table-cell table:style-name="ce51" office:value-type="string">
            <text:p>Vignesh Chandrasekaran</text:p>
          </table:table-cell>
        </table:table-row>
        <table:table-row table:style-name="ro2">
          <table:table-cell/>
          <table:table-cell table:style-name="ce41" office:value-type="float" office:value="439">
            <text:p>439</text:p>
          </table:table-cell>
          <table:table-cell table:style-name="ce41" office:value-type="float" office:value="1490">
            <text:p>1490</text:p>
          </table:table-cell>
          <table:table-cell table:style-name="ce49" office:value-type="string">
            <text:p>satheeshkumar.s2@ivtlinfoview.co.jp</text:p>
          </table:table-cell>
          <table:table-cell table:style-name="ce51" office:value-type="string">
            <text:p>Satheesh Kumar Saravanan</text:p>
          </table:table-cell>
        </table:table-row>
        <table:table-row table:style-name="ro2">
          <table:table-cell/>
          <table:table-cell table:style-name="ce41" office:value-type="float" office:value="440">
            <text:p>440</text:p>
          </table:table-cell>
          <table:table-cell table:style-name="ce41" office:value-type="float" office:value="1491">
            <text:p>1491</text:p>
          </table:table-cell>
          <table:table-cell table:style-name="ce49" office:value-type="string">
            <text:p>vinothkumar.m@ivtlinfoview.co.jp</text:p>
          </table:table-cell>
          <table:table-cell table:style-name="ce51" office:value-type="string">
            <text:p>Vinothkumar Murugan</text:p>
          </table:table-cell>
        </table:table-row>
        <table:table-row table:style-name="ro2">
          <table:table-cell/>
          <table:table-cell table:style-name="ce41" office:value-type="float" office:value="441">
            <text:p>441</text:p>
          </table:table-cell>
          <table:table-cell table:style-name="ce41" office:value-type="float" office:value="1498">
            <text:p>1498</text:p>
          </table:table-cell>
          <table:table-cell table:style-name="ce49" office:value-type="string">
            <text:p>srinath.g@ivtlinfoview.co.jp</text:p>
          </table:table-cell>
          <table:table-cell table:style-name="ce51" office:value-type="string">
            <text:p>Srinath Ganesan</text:p>
          </table:table-cell>
        </table:table-row>
        <table:table-row table:style-name="ro2">
          <table:table-cell/>
          <table:table-cell table:style-name="ce41" office:value-type="float" office:value="442">
            <text:p>442</text:p>
          </table:table-cell>
          <table:table-cell table:style-name="ce41" office:value-type="float" office:value="1501">
            <text:p>1501</text:p>
          </table:table-cell>
          <table:table-cell table:style-name="ce49" office:value-type="string">
            <text:p>sasikumar.p@ivtlinfoview.co.jp</text:p>
          </table:table-cell>
          <table:table-cell table:style-name="ce51" office:value-type="string">
            <text:p>Sasikumar Periasamy</text:p>
          </table:table-cell>
        </table:table-row>
        <table:table-row table:style-name="ro2">
          <table:table-cell/>
          <table:table-cell table:style-name="ce41" office:value-type="float" office:value="443">
            <text:p>443</text:p>
          </table:table-cell>
          <table:table-cell table:style-name="ce44" office:value-type="float" office:value="1502">
            <text:p>1502</text:p>
          </table:table-cell>
          <table:table-cell table:style-name="ce49" office:value-type="string">
            <text:p>nawin.d@ivtlinfoview.co.jp</text:p>
          </table:table-cell>
          <table:table-cell table:style-name="ce51" office:value-type="string">
            <text:p>Nawin D.Rajendran</text:p>
          </table:table-cell>
        </table:table-row>
        <table:table-row table:style-name="ro2">
          <table:table-cell/>
          <table:table-cell table:style-name="ce41" office:value-type="float" office:value="444">
            <text:p>444</text:p>
          </table:table-cell>
          <table:table-cell table:style-name="ce41" office:value-type="float" office:value="1504">
            <text:p>1504</text:p>
          </table:table-cell>
          <table:table-cell table:style-name="ce49" office:value-type="string">
            <text:p>lavanya.n@ivtlinfoview.co.jp</text:p>
          </table:table-cell>
          <table:table-cell table:style-name="ce51" office:value-type="string">
            <text:p>Lavanya Narayanappa</text:p>
          </table:table-cell>
        </table:table-row>
        <table:table-row table:style-name="ro2">
          <table:table-cell/>
          <table:table-cell table:style-name="ce41" office:value-type="float" office:value="445">
            <text:p>445</text:p>
          </table:table-cell>
          <table:table-cell table:style-name="ce41" office:value-type="float" office:value="1506">
            <text:p>1506</text:p>
          </table:table-cell>
          <table:table-cell table:style-name="ce49" office:value-type="string">
            <text:p>sneha.a@ivtlinfoview.co.jp</text:p>
          </table:table-cell>
          <table:table-cell table:style-name="ce51" office:value-type="string">
            <text:p>Sneha Arumugam</text:p>
          </table:table-cell>
        </table:table-row>
        <table:table-row table:style-name="ro2">
          <table:table-cell/>
          <table:table-cell table:style-name="ce41" office:value-type="float" office:value="446">
            <text:p>446</text:p>
          </table:table-cell>
          <table:table-cell table:style-name="ce41" office:value-type="float" office:value="1508">
            <text:p>1508</text:p>
          </table:table-cell>
          <table:table-cell table:style-name="ce49" office:value-type="string">
            <text:p>muthuganeshkumar.r@ivtlinfoview.co.jp</text:p>
          </table:table-cell>
          <table:table-cell table:style-name="ce51" office:value-type="string">
            <text:p>Muthuganeshkumar Ramamoorthy</text:p>
          </table:table-cell>
        </table:table-row>
        <table:table-row table:style-name="ro2">
          <table:table-cell/>
          <table:table-cell table:style-name="ce41" office:value-type="float" office:value="447">
            <text:p>447</text:p>
          </table:table-cell>
          <table:table-cell table:style-name="ce41" office:value-type="float" office:value="1509">
            <text:p>1509</text:p>
          </table:table-cell>
          <table:table-cell table:style-name="ce49" office:value-type="string">
            <text:p>bhavani.d@ivtlinfoview.co.jp</text:p>
          </table:table-cell>
          <table:table-cell table:style-name="ce51" office:value-type="string">
            <text:p>Bhavani D</text:p>
          </table:table-cell>
        </table:table-row>
        <table:table-row table:style-name="ro2">
          <table:table-cell/>
          <table:table-cell table:style-name="ce41" office:value-type="float" office:value="448">
            <text:p>448</text:p>
          </table:table-cell>
          <table:table-cell table:style-name="ce41" office:value-type="float" office:value="1510">
            <text:p>1510</text:p>
          </table:table-cell>
          <table:table-cell table:style-name="ce49" office:value-type="string">
            <text:p>preethii.r@ivtlinfoview.co.jp</text:p>
          </table:table-cell>
          <table:table-cell table:style-name="ce51" office:value-type="string">
            <text:p>Preethii Raghuraman</text:p>
          </table:table-cell>
        </table:table-row>
        <table:table-row table:style-name="ro2">
          <table:table-cell/>
          <table:table-cell table:style-name="ce41" office:value-type="float" office:value="449">
            <text:p>449</text:p>
          </table:table-cell>
          <table:table-cell table:style-name="ce41" office:value-type="float" office:value="1512">
            <text:p>1512</text:p>
          </table:table-cell>
          <table:table-cell table:style-name="ce49" office:value-type="string">
            <text:p>valliammai.s@ivtlinfoview.co.jp</text:p>
          </table:table-cell>
          <table:table-cell table:style-name="ce51" office:value-type="string">
            <text:p>Valliammai Senthilnathan</text:p>
          </table:table-cell>
        </table:table-row>
        <table:table-row table:style-name="ro2">
          <table:table-cell/>
          <table:table-cell table:style-name="ce41" office:value-type="float" office:value="450">
            <text:p>450</text:p>
          </table:table-cell>
          <table:table-cell table:style-name="ce41" office:value-type="float" office:value="1527">
            <text:p>1527</text:p>
          </table:table-cell>
          <table:table-cell table:style-name="ce49" office:value-type="string">
            <text:p>vaishnavi.n@ivtlinfoview.co.jp</text:p>
          </table:table-cell>
          <table:table-cell table:style-name="ce51" office:value-type="string">
            <text:p>Vaishnavi Nageswaran</text:p>
          </table:table-cell>
        </table:table-row>
        <table:table-row table:style-name="ro2">
          <table:table-cell/>
          <table:table-cell table:style-name="ce41" office:value-type="float" office:value="451">
            <text:p>451</text:p>
          </table:table-cell>
          <table:table-cell table:style-name="ce41" office:value-type="float" office:value="1528">
            <text:p>1528</text:p>
          </table:table-cell>
          <table:table-cell table:style-name="ce49" office:value-type="string">
            <text:p>dhivya.s@ivtlinfoview.co.jp</text:p>
          </table:table-cell>
          <table:table-cell table:style-name="ce51" office:value-type="string">
            <text:p>Dhivya Shanmuga Sundaram</text:p>
          </table:table-cell>
        </table:table-row>
        <table:table-row table:style-name="ro2">
          <table:table-cell/>
          <table:table-cell table:style-name="ce41" office:value-type="float" office:value="452">
            <text:p>452</text:p>
          </table:table-cell>
          <table:table-cell table:style-name="ce41" office:value-type="float" office:value="1529">
            <text:p>1529</text:p>
          </table:table-cell>
          <table:table-cell table:style-name="ce49" office:value-type="string">
            <text:p>hamsavarthini.k@ivtlinfoview.co.jp</text:p>
          </table:table-cell>
          <table:table-cell table:style-name="ce51" office:value-type="string">
            <text:p>Hamsavarthini Krishnamurthy</text:p>
          </table:table-cell>
        </table:table-row>
        <table:table-row table:style-name="ro2">
          <table:table-cell/>
          <table:table-cell table:style-name="ce41" office:value-type="float" office:value="453">
            <text:p>453</text:p>
          </table:table-cell>
          <table:table-cell table:style-name="ce41" office:value-type="float" office:value="1531">
            <text:p>1531</text:p>
          </table:table-cell>
          <table:table-cell table:style-name="ce49" office:value-type="string">
            <text:p>subhasuryaa.k@ivtlinfoview.co.jp</text:p>
          </table:table-cell>
          <table:table-cell table:style-name="ce51" office:value-type="string">
            <text:p>Subha Suryaa Kannan</text:p>
          </table:table-cell>
        </table:table-row>
        <table:table-row table:style-name="ro2">
          <table:table-cell/>
          <table:table-cell table:style-name="ce41" office:value-type="float" office:value="454">
            <text:p>454</text:p>
          </table:table-cell>
          <table:table-cell table:style-name="ce41" office:value-type="float" office:value="1534">
            <text:p>1534</text:p>
          </table:table-cell>
          <table:table-cell table:style-name="ce49" office:value-type="string">
            <text:p>kalpanadevi.p@ivtlinfoview.co.jp</text:p>
          </table:table-cell>
          <table:table-cell table:style-name="ce51" office:value-type="string">
            <text:p>Kalpanadevi Ponnusamy</text:p>
          </table:table-cell>
        </table:table-row>
        <table:table-row table:style-name="ro2">
          <table:table-cell/>
          <table:table-cell table:style-name="ce41" office:value-type="float" office:value="455">
            <text:p>455</text:p>
          </table:table-cell>
          <table:table-cell table:style-name="ce41" office:value-type="float" office:value="1545">
            <text:p>1545</text:p>
          </table:table-cell>
          <table:table-cell table:style-name="ce49" office:value-type="string">
            <text:p>poornima.s@ivtlinfoview.co.jp</text:p>
          </table:table-cell>
          <table:table-cell table:style-name="ce51" office:value-type="string">
            <text:p>Poornima Selvaraj</text:p>
          </table:table-cell>
        </table:table-row>
        <table:table-row table:style-name="ro2">
          <table:table-cell/>
          <table:table-cell table:style-name="ce41" office:value-type="float" office:value="456">
            <text:p>456</text:p>
          </table:table-cell>
          <table:table-cell table:style-name="ce41" office:value-type="float" office:value="1547">
            <text:p>1547</text:p>
          </table:table-cell>
          <table:table-cell table:style-name="ce49" office:value-type="string">
            <text:p>harivenkatesh.c@ivtlinfoview.co.jp</text:p>
          </table:table-cell>
          <table:table-cell table:style-name="ce51" office:value-type="string">
            <text:p>Harivenkatesh Chandran</text:p>
          </table:table-cell>
        </table:table-row>
        <table:table-row table:style-name="ro2">
          <table:table-cell/>
          <table:table-cell table:style-name="ce41" office:value-type="float" office:value="457">
            <text:p>457</text:p>
          </table:table-cell>
          <table:table-cell table:style-name="ce41" office:value-type="float" office:value="1548">
            <text:p>1548</text:p>
          </table:table-cell>
          <table:table-cell table:style-name="ce49" office:value-type="string">
            <text:p>gowtham.mu@ivtlinfoview.co.jp</text:p>
          </table:table-cell>
          <table:table-cell table:style-name="ce51" office:value-type="string">
            <text:p>Gowtham Murugesan</text:p>
          </table:table-cell>
        </table:table-row>
        <table:table-row table:style-name="ro2">
          <table:table-cell/>
          <table:table-cell table:style-name="ce41" office:value-type="float" office:value="458">
            <text:p>458</text:p>
          </table:table-cell>
          <table:table-cell table:style-name="ce41" office:value-type="float" office:value="1550">
            <text:p>1550</text:p>
          </table:table-cell>
          <table:table-cell table:style-name="ce49" office:value-type="string">
            <text:p>ragul.k@ivtlinfoview.co.jp</text:p>
          </table:table-cell>
          <table:table-cell table:style-name="ce51" office:value-type="string">
            <text:p>Ragul K</text:p>
          </table:table-cell>
        </table:table-row>
        <table:table-row table:style-name="ro2">
          <table:table-cell/>
          <table:table-cell table:style-name="ce41" office:value-type="float" office:value="459">
            <text:p>459</text:p>
          </table:table-cell>
          <table:table-cell table:style-name="ce41" office:value-type="float" office:value="1552">
            <text:p>1552</text:p>
          </table:table-cell>
          <table:table-cell table:style-name="ce49" office:value-type="string">
            <text:p>gowrisankar.g@ivtlinfoview.co.jp</text:p>
          </table:table-cell>
          <table:table-cell table:style-name="ce51" office:value-type="string">
            <text:p>Gowri Sankar Ganesan</text:p>
          </table:table-cell>
        </table:table-row>
        <table:table-row table:style-name="ro2">
          <table:table-cell/>
          <table:table-cell table:style-name="ce41" office:value-type="float" office:value="460">
            <text:p>460</text:p>
          </table:table-cell>
          <table:table-cell table:style-name="ce41" office:value-type="float" office:value="1553">
            <text:p>1553</text:p>
          </table:table-cell>
          <table:table-cell table:style-name="ce49" office:value-type="string">
            <text:p>kavitha.s@ivtlinfoview.co.jp</text:p>
          </table:table-cell>
          <table:table-cell table:style-name="ce51" office:value-type="string">
            <text:p>Kavitha Santanam</text:p>
          </table:table-cell>
        </table:table-row>
        <table:table-row table:style-name="ro2">
          <table:table-cell/>
          <table:table-cell table:style-name="ce41" office:value-type="float" office:value="461">
            <text:p>461</text:p>
          </table:table-cell>
          <table:table-cell table:style-name="ce41" office:value-type="float" office:value="1554">
            <text:p>1554</text:p>
          </table:table-cell>
          <table:table-cell table:style-name="ce49" office:value-type="string">
            <text:p>kanmani.t@ivtlinfoview.co.jp</text:p>
          </table:table-cell>
          <table:table-cell table:style-name="ce51" office:value-type="string">
            <text:p>Kanmani Thangapandian</text:p>
          </table:table-cell>
        </table:table-row>
        <table:table-row table:style-name="ro2">
          <table:table-cell/>
          <table:table-cell table:style-name="ce41" office:value-type="float" office:value="462">
            <text:p>462</text:p>
          </table:table-cell>
          <table:table-cell table:style-name="ce41" office:value-type="float" office:value="1555">
            <text:p>1555</text:p>
          </table:table-cell>
          <table:table-cell table:style-name="ce49" office:value-type="string">
            <text:p>sharmila.s1@ivtlinfoview.co.jp</text:p>
          </table:table-cell>
          <table:table-cell table:style-name="ce51" office:value-type="string">
            <text:p>Sharmila Sivasundaram</text:p>
          </table:table-cell>
        </table:table-row>
        <table:table-row table:style-name="ro2">
          <table:table-cell/>
          <table:table-cell table:style-name="ce41" office:value-type="float" office:value="463">
            <text:p>463</text:p>
          </table:table-cell>
          <table:table-cell table:style-name="ce41" office:value-type="float" office:value="1561">
            <text:p>1561</text:p>
          </table:table-cell>
          <table:table-cell table:style-name="ce49" office:value-type="string">
            <text:p>ragul.n@ivtlinfoview.co.jp</text:p>
          </table:table-cell>
          <table:table-cell table:style-name="ce51" office:value-type="string">
            <text:p>Ragul Nataraj</text:p>
          </table:table-cell>
        </table:table-row>
        <table:table-row table:style-name="ro2">
          <table:table-cell/>
          <table:table-cell table:style-name="ce41" office:value-type="float" office:value="464">
            <text:p>464</text:p>
          </table:table-cell>
          <table:table-cell table:style-name="ce41" office:value-type="float" office:value="1562">
            <text:p>1562</text:p>
          </table:table-cell>
          <table:table-cell table:style-name="ce49" office:value-type="string">
            <text:p>deepika.s1@ivtlinfoview.co.jp</text:p>
          </table:table-cell>
          <table:table-cell table:style-name="ce51" office:value-type="string">
            <text:p>Deepika Sivakumar</text:p>
          </table:table-cell>
        </table:table-row>
        <table:table-row table:style-name="ro2">
          <table:table-cell/>
          <table:table-cell table:style-name="ce41" office:value-type="float" office:value="465">
            <text:p>465</text:p>
          </table:table-cell>
          <table:table-cell table:style-name="ce41" office:value-type="float" office:value="1563">
            <text:p>1563</text:p>
          </table:table-cell>
          <table:table-cell table:style-name="ce49" office:value-type="string">
            <text:p>abarnarevathi.k@ivtlinfoview.co.jp</text:p>
          </table:table-cell>
          <table:table-cell table:style-name="ce51" office:value-type="string">
            <text:p>Abarna Revathi Kandasamy</text:p>
          </table:table-cell>
        </table:table-row>
        <table:table-row table:style-name="ro2">
          <table:table-cell/>
          <table:table-cell table:style-name="ce41" office:value-type="float" office:value="466">
            <text:p>466</text:p>
          </table:table-cell>
          <table:table-cell table:style-name="ce41" office:value-type="float" office:value="1565">
            <text:p>1565</text:p>
          </table:table-cell>
          <table:table-cell table:style-name="ce49" office:value-type="string">
            <text:p>meena.g@ivtlinfoview.co.jp</text:p>
          </table:table-cell>
          <table:table-cell table:style-name="ce51" office:value-type="string">
            <text:p>Meena Guruvappan</text:p>
          </table:table-cell>
        </table:table-row>
        <table:table-row table:style-name="ro2">
          <table:table-cell/>
          <table:table-cell table:style-name="ce41" office:value-type="float" office:value="467">
            <text:p>467</text:p>
          </table:table-cell>
          <table:table-cell table:style-name="ce41" office:value-type="float" office:value="1570">
            <text:p>1570</text:p>
          </table:table-cell>
          <table:table-cell table:style-name="ce49" office:value-type="string">
            <text:p>manasadevi.r@ivtlinfoview.co.jp</text:p>
          </table:table-cell>
          <table:table-cell table:style-name="ce51" office:value-type="string">
            <text:p>Manasadevi Regupathy Nagarajan</text:p>
          </table:table-cell>
        </table:table-row>
        <table:table-row table:style-name="ro2">
          <table:table-cell/>
          <table:table-cell table:style-name="ce41" office:value-type="float" office:value="468">
            <text:p>468</text:p>
          </table:table-cell>
          <table:table-cell table:style-name="ce41" office:value-type="float" office:value="1571">
            <text:p>1571</text:p>
          </table:table-cell>
          <table:table-cell table:style-name="ce49" office:value-type="string">
            <text:p>balachandran.s@ivtlinfoview.co.jp</text:p>
          </table:table-cell>
          <table:table-cell table:style-name="ce51" office:value-type="string">
            <text:p>Bala Chandran Sundar</text:p>
          </table:table-cell>
        </table:table-row>
        <table:table-row table:style-name="ro2">
          <table:table-cell/>
          <table:table-cell table:style-name="ce41" office:value-type="float" office:value="469">
            <text:p>469</text:p>
          </table:table-cell>
          <table:table-cell table:style-name="ce41" office:value-type="float" office:value="1575">
            <text:p>1575</text:p>
          </table:table-cell>
          <table:table-cell table:style-name="ce49" office:value-type="string">
            <text:p>pragathi.b@ivtlinfoview.co.jp</text:p>
          </table:table-cell>
          <table:table-cell table:style-name="ce51" office:value-type="string">
            <text:p>Pragathi Babu</text:p>
          </table:table-cell>
        </table:table-row>
        <table:table-row table:style-name="ro2">
          <table:table-cell/>
          <table:table-cell table:style-name="ce41" office:value-type="float" office:value="470">
            <text:p>470</text:p>
          </table:table-cell>
          <table:table-cell table:style-name="ce41" office:value-type="float" office:value="1581">
            <text:p>1581</text:p>
          </table:table-cell>
          <table:table-cell table:style-name="ce49" office:value-type="string">
            <text:p>suba.s@ivtlinfoview.co.jp</text:p>
          </table:table-cell>
          <table:table-cell table:style-name="ce51" office:value-type="string">
            <text:p>Suba Sekar</text:p>
          </table:table-cell>
        </table:table-row>
        <table:table-row table:style-name="ro2">
          <table:table-cell/>
          <table:table-cell table:style-name="ce41" office:value-type="float" office:value="471">
            <text:p>471</text:p>
          </table:table-cell>
          <table:table-cell table:style-name="ce41" office:value-type="float" office:value="1589">
            <text:p>1589</text:p>
          </table:table-cell>
          <table:table-cell table:style-name="ce49" office:value-type="string">
            <text:p>sairamkumar.v@ivtlinfoview.co.jp</text:p>
          </table:table-cell>
          <table:table-cell table:style-name="ce51" office:value-type="string">
            <text:p>Sairam Kumar Vagicherla</text:p>
          </table:table-cell>
        </table:table-row>
        <table:table-row table:style-name="ro2">
          <table:table-cell/>
          <table:table-cell table:style-name="ce41" office:value-type="float" office:value="472">
            <text:p>472</text:p>
          </table:table-cell>
          <table:table-cell table:style-name="ce41" office:value-type="float" office:value="1593">
            <text:p>1593</text:p>
          </table:table-cell>
          <table:table-cell table:style-name="ce49" office:value-type="string">
            <text:p>lokesh.j@ivtlinfoview.co.jp</text:p>
          </table:table-cell>
          <table:table-cell table:style-name="ce51" office:value-type="string">
            <text:p>Lokesh Jammi</text:p>
          </table:table-cell>
        </table:table-row>
        <table:table-row table:style-name="ro2">
          <table:table-cell/>
          <table:table-cell table:style-name="ce41" office:value-type="float" office:value="473">
            <text:p>473</text:p>
          </table:table-cell>
          <table:table-cell table:style-name="ce41" office:value-type="float" office:value="1595">
            <text:p>1595</text:p>
          </table:table-cell>
          <table:table-cell table:style-name="ce49" office:value-type="string">
            <text:p>yaswanth.r@ivtlinfoview.co.jp</text:p>
          </table:table-cell>
          <table:table-cell table:style-name="ce51" office:value-type="string">
            <text:p>Yaswanth Rami Reddy</text:p>
          </table:table-cell>
        </table:table-row>
        <table:table-row table:style-name="ro2">
          <table:table-cell/>
          <table:table-cell table:style-name="ce41" office:value-type="float" office:value="474">
            <text:p>474</text:p>
          </table:table-cell>
          <table:table-cell table:style-name="ce41" office:value-type="float" office:value="1599">
            <text:p>1599</text:p>
          </table:table-cell>
          <table:table-cell table:style-name="ce49" office:value-type="string">
            <text:p>srileka.l@ivtlinfoview.co.jp</text:p>
          </table:table-cell>
          <table:table-cell table:style-name="ce51" office:value-type="string">
            <text:p>Srileka Lakshmanan</text:p>
          </table:table-cell>
        </table:table-row>
        <table:table-row table:style-name="ro2">
          <table:table-cell/>
          <table:table-cell table:style-name="ce41" office:value-type="float" office:value="475">
            <text:p>475</text:p>
          </table:table-cell>
          <table:table-cell table:style-name="ce41" office:value-type="float" office:value="1604">
            <text:p>1604</text:p>
          </table:table-cell>
          <table:table-cell table:style-name="ce49" office:value-type="string">
            <text:p>durairagupathi.r@ivtlinfoview.co.jp</text:p>
          </table:table-cell>
          <table:table-cell table:style-name="ce51" office:value-type="string">
            <text:p>Durairagupathi Ramasamy</text:p>
          </table:table-cell>
        </table:table-row>
        <table:table-row table:style-name="ro2">
          <table:table-cell/>
          <table:table-cell table:style-name="ce41" office:value-type="float" office:value="476">
            <text:p>476</text:p>
          </table:table-cell>
          <table:table-cell table:style-name="ce41" office:value-type="float" office:value="1605">
            <text:p>1605</text:p>
          </table:table-cell>
          <table:table-cell table:style-name="ce49" office:value-type="string">
            <text:p>nivitha.k@ivtlinfoview.co.jp</text:p>
          </table:table-cell>
          <table:table-cell table:style-name="ce51" office:value-type="string">
            <text:p>Nivitha Kandhasamy</text:p>
          </table:table-cell>
        </table:table-row>
        <table:table-row table:style-name="ro2">
          <table:table-cell/>
          <table:table-cell table:style-name="ce41" office:value-type="float" office:value="477">
            <text:p>477</text:p>
          </table:table-cell>
          <table:table-cell table:style-name="ce41" office:value-type="float" office:value="1610">
            <text:p>1610</text:p>
          </table:table-cell>
          <table:table-cell table:style-name="ce49" office:value-type="string">
            <text:p>pranitha.s@ivtlinfoview.co.jp</text:p>
          </table:table-cell>
          <table:table-cell table:style-name="ce51" office:value-type="string">
            <text:p>Pranitha Srinivas</text:p>
          </table:table-cell>
        </table:table-row>
        <table:table-row table:style-name="ro2">
          <table:table-cell/>
          <table:table-cell table:style-name="ce41" office:value-type="float" office:value="478">
            <text:p>478</text:p>
          </table:table-cell>
          <table:table-cell table:style-name="ce41" office:value-type="float" office:value="1611">
            <text:p>1611</text:p>
          </table:table-cell>
          <table:table-cell table:style-name="ce49" office:value-type="string">
            <text:p>samreen.s@ivtlinfoview.co.jp</text:p>
          </table:table-cell>
          <table:table-cell table:style-name="ce51" office:value-type="string">
            <text:p>Samreen Shaik</text:p>
          </table:table-cell>
        </table:table-row>
        <table:table-row table:style-name="ro2">
          <table:table-cell/>
          <table:table-cell table:style-name="ce41" office:value-type="float" office:value="479">
            <text:p>479</text:p>
          </table:table-cell>
          <table:table-cell table:style-name="ce41" office:value-type="float" office:value="1614">
            <text:p>1614</text:p>
          </table:table-cell>
          <table:table-cell table:style-name="ce49" office:value-type="string">
            <text:p>subramani.k@ivtlinfoview.co.jp</text:p>
          </table:table-cell>
          <table:table-cell table:style-name="ce51" office:value-type="string">
            <text:p>Subramani K</text:p>
          </table:table-cell>
        </table:table-row>
        <table:table-row table:style-name="ro2">
          <table:table-cell/>
          <table:table-cell table:style-name="ce41" office:value-type="float" office:value="480">
            <text:p>480</text:p>
          </table:table-cell>
          <table:table-cell table:style-name="ce41" office:value-type="float" office:value="1615">
            <text:p>1615</text:p>
          </table:table-cell>
          <table:table-cell table:style-name="ce49" office:value-type="string">
            <text:p>naveen.s1@ivtlinfoview.co.jp</text:p>
          </table:table-cell>
          <table:table-cell table:style-name="ce51" office:value-type="string">
            <text:p>Naveen Sivakumar</text:p>
          </table:table-cell>
        </table:table-row>
        <table:table-row table:style-name="ro2">
          <table:table-cell/>
          <table:table-cell table:style-name="ce41" office:value-type="float" office:value="481">
            <text:p>481</text:p>
          </table:table-cell>
          <table:table-cell table:style-name="ce41" office:value-type="float" office:value="1616">
            <text:p>1616</text:p>
          </table:table-cell>
          <table:table-cell table:style-name="ce49" office:value-type="string">
            <text:p>sasikumar.s@ivtlinfoview.co.jp</text:p>
          </table:table-cell>
          <table:table-cell table:style-name="ce51" office:value-type="string">
            <text:p>Sasikumar Sengotaiyan</text:p>
          </table:table-cell>
        </table:table-row>
        <table:table-row table:style-name="ro2">
          <table:table-cell/>
          <table:table-cell table:style-name="ce41" office:value-type="float" office:value="482">
            <text:p>482</text:p>
          </table:table-cell>
          <table:table-cell table:style-name="ce41" office:value-type="float" office:value="1622">
            <text:p>1622</text:p>
          </table:table-cell>
          <table:table-cell table:style-name="ce49" office:value-type="string">
            <text:p>jawahar.m@ivtlinfoview.co.jp</text:p>
          </table:table-cell>
          <table:table-cell table:style-name="ce51" office:value-type="string">
            <text:p>Jawahar Mahalingam</text:p>
          </table:table-cell>
        </table:table-row>
        <table:table-row table:style-name="ro2">
          <table:table-cell/>
          <table:table-cell table:style-name="ce41" office:value-type="float" office:value="483">
            <text:p>483</text:p>
          </table:table-cell>
          <table:table-cell table:style-name="ce41" office:value-type="float" office:value="1623">
            <text:p>1623</text:p>
          </table:table-cell>
          <table:table-cell table:style-name="ce49" office:value-type="string">
            <text:p>subash.s@ivtlinfoview.co.jp</text:p>
          </table:table-cell>
          <table:table-cell table:style-name="ce51" office:value-type="string">
            <text:p>Subash Subbaian</text:p>
          </table:table-cell>
        </table:table-row>
        <table:table-row table:style-name="ro2">
          <table:table-cell/>
          <table:table-cell table:style-name="ce41" office:value-type="float" office:value="484">
            <text:p>484</text:p>
          </table:table-cell>
          <table:table-cell table:style-name="ce41" office:value-type="float" office:value="1624">
            <text:p>1624</text:p>
          </table:table-cell>
          <table:table-cell table:style-name="ce49" office:value-type="string">
            <text:p>sivabalaji.c@ivtlinfoview.co.jp</text:p>
          </table:table-cell>
          <table:table-cell table:style-name="ce51" office:value-type="string">
            <text:p>Siva Balaji Chandran</text:p>
          </table:table-cell>
        </table:table-row>
        <table:table-row table:style-name="ro2">
          <table:table-cell/>
          <table:table-cell table:style-name="ce41" office:value-type="float" office:value="485">
            <text:p>485</text:p>
          </table:table-cell>
          <table:table-cell table:style-name="ce41" office:value-type="float" office:value="1629">
            <text:p>1629</text:p>
          </table:table-cell>
          <table:table-cell table:style-name="ce49" office:value-type="string">
            <text:p>suresh.d1@ivtlinfoview.co.jp</text:p>
          </table:table-cell>
          <table:table-cell table:style-name="ce51" office:value-type="string">
            <text:p>Suresh Dhayalan</text:p>
          </table:table-cell>
        </table:table-row>
        <table:table-row table:style-name="ro2">
          <table:table-cell/>
          <table:table-cell table:style-name="ce41" office:value-type="float" office:value="486">
            <text:p>486</text:p>
          </table:table-cell>
          <table:table-cell table:style-name="ce41" office:value-type="float" office:value="1632">
            <text:p>1632</text:p>
          </table:table-cell>
          <table:table-cell table:style-name="ce49" office:value-type="string">
            <text:p>ramesh.p@ivtlinfoview.co.jp</text:p>
          </table:table-cell>
          <table:table-cell table:style-name="ce51" office:value-type="string">
            <text:p>Ramesh Palanisamy</text:p>
          </table:table-cell>
        </table:table-row>
        <table:table-row table:style-name="ro2">
          <table:table-cell/>
          <table:table-cell table:style-name="ce41" office:value-type="float" office:value="487">
            <text:p>487</text:p>
          </table:table-cell>
          <table:table-cell table:style-name="ce41" office:value-type="float" office:value="1633">
            <text:p>1633</text:p>
          </table:table-cell>
          <table:table-cell table:style-name="ce49" office:value-type="string">
            <text:p>sanjayan.c@ivtlinfoview.co.jp</text:p>
          </table:table-cell>
          <table:table-cell table:style-name="ce51" office:value-type="string">
            <text:p>Sanjayan Chandrasekaran</text:p>
          </table:table-cell>
        </table:table-row>
        <table:table-row table:style-name="ro2">
          <table:table-cell/>
          <table:table-cell table:style-name="ce41" office:value-type="float" office:value="488">
            <text:p>488</text:p>
          </table:table-cell>
          <table:table-cell table:style-name="ce41" office:value-type="float" office:value="1634">
            <text:p>1634</text:p>
          </table:table-cell>
          <table:table-cell table:style-name="ce49" office:value-type="string">
            <text:p>balasubramanian.k@ivtlinfoview.co.jp</text:p>
          </table:table-cell>
          <table:table-cell table:style-name="ce51" office:value-type="string">
            <text:p>Balasubramanian Kuppusamy</text:p>
          </table:table-cell>
        </table:table-row>
        <table:table-row table:style-name="ro2">
          <table:table-cell/>
          <table:table-cell table:style-name="ce41" office:value-type="float" office:value="489">
            <text:p>489</text:p>
          </table:table-cell>
          <table:table-cell table:style-name="ce41" office:value-type="float" office:value="1635">
            <text:p>1635</text:p>
          </table:table-cell>
          <table:table-cell table:style-name="ce49" office:value-type="string">
            <text:p>naveen.k@ivtlinfoview.co.jp</text:p>
          </table:table-cell>
          <table:table-cell table:style-name="ce51" office:value-type="string">
            <text:p>Naveen Kumar</text:p>
          </table:table-cell>
        </table:table-row>
        <table:table-row table:style-name="ro2">
          <table:table-cell/>
          <table:table-cell table:style-name="ce41" office:value-type="float" office:value="490">
            <text:p>490</text:p>
          </table:table-cell>
          <table:table-cell table:style-name="ce41" office:value-type="float" office:value="1636">
            <text:p>1636</text:p>
          </table:table-cell>
          <table:table-cell table:style-name="ce49" office:value-type="string">
            <text:p>premkumar.s@ivtlinfoview.co.jp</text:p>
          </table:table-cell>
          <table:table-cell table:style-name="ce51" office:value-type="string">
            <text:p>Prem Kumar Selvam</text:p>
          </table:table-cell>
        </table:table-row>
        <table:table-row table:style-name="ro2">
          <table:table-cell/>
          <table:table-cell table:style-name="ce41" office:value-type="float" office:value="491">
            <text:p>491</text:p>
          </table:table-cell>
          <table:table-cell table:style-name="ce41" office:value-type="float" office:value="1639">
            <text:p>1639</text:p>
          </table:table-cell>
          <table:table-cell table:style-name="ce49" office:value-type="string">
            <text:p>vignesh.s1@ivtlinfoview.co.jp</text:p>
          </table:table-cell>
          <table:table-cell table:style-name="ce51" office:value-type="string">
            <text:p>Vignesh Selvaraj</text:p>
          </table:table-cell>
        </table:table-row>
        <table:table-row table:style-name="ro2">
          <table:table-cell/>
          <table:table-cell table:style-name="ce41" office:value-type="float" office:value="492">
            <text:p>492</text:p>
          </table:table-cell>
          <table:table-cell table:style-name="ce41" office:value-type="float" office:value="1645">
            <text:p>1645</text:p>
          </table:table-cell>
          <table:table-cell table:style-name="ce49" office:value-type="string">
            <text:p>aravindaraj.v@ivtlinfoview.co.jp</text:p>
          </table:table-cell>
          <table:table-cell table:style-name="ce51" office:value-type="string">
            <text:p>Aravindaraj Viswanathan</text:p>
          </table:table-cell>
        </table:table-row>
        <table:table-row table:style-name="ro2">
          <table:table-cell/>
          <table:table-cell table:style-name="ce41" office:value-type="float" office:value="493">
            <text:p>493</text:p>
          </table:table-cell>
          <table:table-cell table:style-name="ce41" office:value-type="float" office:value="1647">
            <text:p>1647</text:p>
          </table:table-cell>
          <table:table-cell table:style-name="ce49" office:value-type="string">
            <text:p>arulprakash.v@ivtlinfoview.co.jp</text:p>
          </table:table-cell>
          <table:table-cell table:style-name="ce51" office:value-type="string">
            <text:p>Arul Prakash Vedavanam</text:p>
          </table:table-cell>
        </table:table-row>
        <table:table-row table:style-name="ro2">
          <table:table-cell/>
          <table:table-cell table:style-name="ce41" office:value-type="float" office:value="494">
            <text:p>494</text:p>
          </table:table-cell>
          <table:table-cell table:style-name="ce41" office:value-type="float" office:value="1648">
            <text:p>1648</text:p>
          </table:table-cell>
          <table:table-cell table:style-name="ce49" office:value-type="string">
            <text:p>krishnakumar.s@ivtlinfoview.co.jp</text:p>
          </table:table-cell>
          <table:table-cell table:style-name="ce51" office:value-type="string">
            <text:p>Krishnakumar Santhanakrishnan</text:p>
          </table:table-cell>
        </table:table-row>
        <table:table-row table:style-name="ro2">
          <table:table-cell/>
          <table:table-cell table:style-name="ce41" office:value-type="float" office:value="495">
            <text:p>495</text:p>
          </table:table-cell>
          <table:table-cell table:style-name="ce41" office:value-type="float" office:value="1651">
            <text:p>1651</text:p>
          </table:table-cell>
          <table:table-cell table:style-name="ce49" office:value-type="string">
            <text:p>naveen.a@ivtlinfoview.co.jp</text:p>
          </table:table-cell>
          <table:table-cell table:style-name="ce51" office:value-type="string">
            <text:p>Naveen Athirajan</text:p>
          </table:table-cell>
        </table:table-row>
        <table:table-row table:style-name="ro2">
          <table:table-cell/>
          <table:table-cell table:style-name="ce41" office:value-type="float" office:value="496">
            <text:p>496</text:p>
          </table:table-cell>
          <table:table-cell table:style-name="ce41" office:value-type="float" office:value="1652">
            <text:p>1652</text:p>
          </table:table-cell>
          <table:table-cell table:style-name="ce49" office:value-type="string">
            <text:p>rangaprasad.g@ivtlinfoview.co.jp</text:p>
          </table:table-cell>
          <table:table-cell table:style-name="ce51" office:value-type="string">
            <text:p>Ranga Prasad Gopalasamy</text:p>
          </table:table-cell>
        </table:table-row>
        <table:table-row table:style-name="ro2">
          <table:table-cell/>
          <table:table-cell table:style-name="ce41" office:value-type="float" office:value="497">
            <text:p>497</text:p>
          </table:table-cell>
          <table:table-cell table:style-name="ce41" office:value-type="float" office:value="1654">
            <text:p>1654</text:p>
          </table:table-cell>
          <table:table-cell table:style-name="ce49" office:value-type="string">
            <text:p>saravanakumar.r@ivtlinfoview.co.jp</text:p>
          </table:table-cell>
          <table:table-cell table:style-name="ce51" office:value-type="string">
            <text:p>Saravanakumar Ramasamy</text:p>
          </table:table-cell>
        </table:table-row>
        <table:table-row table:style-name="ro2">
          <table:table-cell/>
          <table:table-cell table:style-name="ce41" office:value-type="float" office:value="498">
            <text:p>498</text:p>
          </table:table-cell>
          <table:table-cell table:style-name="ce41" office:value-type="float" office:value="1661">
            <text:p>1661</text:p>
          </table:table-cell>
          <table:table-cell table:style-name="ce49" office:value-type="string">
            <text:p>raghavenderreddy.m@ivtlinfoview.co.jp</text:p>
          </table:table-cell>
          <table:table-cell table:style-name="ce51" office:value-type="string">
            <text:p>Raghavender Reddy Malagari</text:p>
          </table:table-cell>
        </table:table-row>
        <table:table-row table:style-name="ro2">
          <table:table-cell/>
          <table:table-cell table:style-name="ce41" office:value-type="float" office:value="499">
            <text:p>499</text:p>
          </table:table-cell>
          <table:table-cell table:style-name="ce41" office:value-type="float" office:value="1662">
            <text:p>1662</text:p>
          </table:table-cell>
          <table:table-cell table:style-name="ce49" office:value-type="string">
            <text:p>saisandeep.r@ivtlinfoview.co.jp</text:p>
          </table:table-cell>
          <table:table-cell table:style-name="ce51" office:value-type="string">
            <text:p>Sai Sandeep Ramesh</text:p>
          </table:table-cell>
        </table:table-row>
        <table:table-row table:style-name="ro2">
          <table:table-cell/>
          <table:table-cell table:style-name="ce41" office:value-type="float" office:value="500">
            <text:p>500</text:p>
          </table:table-cell>
          <table:table-cell table:style-name="ce41" office:value-type="float" office:value="1663">
            <text:p>1663</text:p>
          </table:table-cell>
          <table:table-cell table:style-name="ce49" office:value-type="string">
            <text:p>anvesh.k@ivtlinfoview.co.jp</text:p>
          </table:table-cell>
          <table:table-cell table:style-name="ce51" office:value-type="string">
            <text:p>Anvesh Kumar</text:p>
          </table:table-cell>
        </table:table-row>
        <table:table-row table:style-name="ro2">
          <table:table-cell/>
          <table:table-cell table:style-name="ce41" office:value-type="float" office:value="501">
            <text:p>501</text:p>
          </table:table-cell>
          <table:table-cell table:style-name="ce41" office:value-type="float" office:value="1664">
            <text:p>1664</text:p>
          </table:table-cell>
          <table:table-cell table:style-name="ce49" office:value-type="string">
            <text:p>sravanthi.c@ivtlinfoview.co.jp</text:p>
          </table:table-cell>
          <table:table-cell table:style-name="ce51" office:value-type="string">
            <text:p>Sravanthi Chakali</text:p>
          </table:table-cell>
        </table:table-row>
        <table:table-row table:style-name="ro2">
          <table:table-cell/>
          <table:table-cell table:style-name="ce41" office:value-type="float" office:value="502">
            <text:p>502</text:p>
          </table:table-cell>
          <table:table-cell table:style-name="ce41" office:value-type="float" office:value="1670">
            <text:p>1670</text:p>
          </table:table-cell>
          <table:table-cell table:style-name="ce49" office:value-type="string">
            <text:p>uppalakarthikbusi.s@ivtlinfoview.co.jp</text:p>
          </table:table-cell>
          <table:table-cell table:style-name="ce51" office:value-type="string">
            <text:p>Karthik Uppala</text:p>
          </table:table-cell>
        </table:table-row>
        <table:table-row table:style-name="ro2">
          <table:table-cell/>
          <table:table-cell table:style-name="ce41" office:value-type="float" office:value="503">
            <text:p>503</text:p>
          </table:table-cell>
          <table:table-cell table:style-name="ce41" office:value-type="float" office:value="1671">
            <text:p>1671</text:p>
          </table:table-cell>
          <table:table-cell table:style-name="ce49" office:value-type="string">
            <text:p>shayamsunderreddy.a@ivtlinfoview.co.jp</text:p>
          </table:table-cell>
          <table:table-cell table:style-name="ce51" office:value-type="string">
            <text:p>Shayam Sunder Reddy A</text:p>
          </table:table-cell>
        </table:table-row>
        <table:table-row table:style-name="ro2">
          <table:table-cell/>
          <table:table-cell table:style-name="ce41" office:value-type="float" office:value="504">
            <text:p>504</text:p>
          </table:table-cell>
          <table:table-cell table:style-name="ce41" office:value-type="float" office:value="1672">
            <text:p>1672</text:p>
          </table:table-cell>
          <table:table-cell table:style-name="ce49" office:value-type="string">
            <text:p>saikiran.n@ivtlinfoview.co.jp</text:p>
          </table:table-cell>
          <table:table-cell table:style-name="ce51" office:value-type="string">
            <text:p>Sai Kiran Narsimlu</text:p>
          </table:table-cell>
        </table:table-row>
        <table:table-row table:style-name="ro2">
          <table:table-cell/>
          <table:table-cell table:style-name="ce41" office:value-type="float" office:value="505">
            <text:p>505</text:p>
          </table:table-cell>
          <table:table-cell table:style-name="ce41" office:value-type="float" office:value="1675">
            <text:p>1675</text:p>
          </table:table-cell>
          <table:table-cell table:style-name="ce49" office:value-type="string">
            <text:p>adiseshu.k@ivtlinfoview.co.jp</text:p>
          </table:table-cell>
          <table:table-cell table:style-name="ce51" office:value-type="string">
            <text:p>Adiseshu Kondala Rao</text:p>
          </table:table-cell>
        </table:table-row>
        <table:table-row table:style-name="ro2">
          <table:table-cell/>
          <table:table-cell table:style-name="ce41" office:value-type="float" office:value="506">
            <text:p>506</text:p>
          </table:table-cell>
          <table:table-cell table:style-name="ce41" office:value-type="float" office:value="1678">
            <text:p>1678</text:p>
          </table:table-cell>
          <table:table-cell table:style-name="ce49" office:value-type="string">
            <text:p>kanagalalakshmi.s@ivtlinfoview.co.jp</text:p>
          </table:table-cell>
          <table:table-cell table:style-name="ce51" office:value-type="string">
            <text:p>Kanagala Lakshmi Srinivasarao</text:p>
          </table:table-cell>
        </table:table-row>
        <table:table-row table:style-name="ro2">
          <table:table-cell/>
          <table:table-cell table:style-name="ce41" office:value-type="float" office:value="507">
            <text:p>507</text:p>
          </table:table-cell>
          <table:table-cell table:style-name="ce41" office:value-type="float" office:value="1679">
            <text:p>1679</text:p>
          </table:table-cell>
          <table:table-cell table:style-name="ce49" office:value-type="string">
            <text:p>vaishnavi.v1@ivtlinfoview.co.jp</text:p>
          </table:table-cell>
          <table:table-cell table:style-name="ce51" office:value-type="string">
            <text:p>Vaishnavi Vangaveti</text:p>
          </table:table-cell>
        </table:table-row>
        <table:table-row table:style-name="ro2">
          <table:table-cell/>
          <table:table-cell table:style-name="ce41" office:value-type="float" office:value="508">
            <text:p>508</text:p>
          </table:table-cell>
          <table:table-cell table:style-name="ce41" office:value-type="float" office:value="1682">
            <text:p>1682</text:p>
          </table:table-cell>
          <table:table-cell table:style-name="ce49" office:value-type="string">
            <text:p>radharani.k@ivtlinfoview.co.jp</text:p>
          </table:table-cell>
          <table:table-cell table:style-name="ce51" office:value-type="string">
            <text:p>Radharani Kollipara</text:p>
          </table:table-cell>
        </table:table-row>
        <table:table-row table:style-name="ro2">
          <table:table-cell/>
          <table:table-cell table:style-name="ce41" office:value-type="float" office:value="509">
            <text:p>509</text:p>
          </table:table-cell>
          <table:table-cell table:style-name="ce41" office:value-type="float" office:value="1684">
            <text:p>1684</text:p>
          </table:table-cell>
          <table:table-cell table:style-name="ce49" office:value-type="string">
            <text:p>leeladurga.m@ivtlinfoview.co.jp</text:p>
          </table:table-cell>
          <table:table-cell table:style-name="ce51" office:value-type="string">
            <text:p>Leela Durga Mallikarjuna Rao</text:p>
          </table:table-cell>
        </table:table-row>
        <table:table-row table:style-name="ro2">
          <table:table-cell/>
          <table:table-cell table:style-name="ce41" office:value-type="float" office:value="510">
            <text:p>510</text:p>
          </table:table-cell>
          <table:table-cell table:style-name="ce41" office:value-type="float" office:value="1685">
            <text:p>1685</text:p>
          </table:table-cell>
          <table:table-cell table:style-name="ce49" office:value-type="string">
            <text:p>ramya.v@ivtlinfoview.co.jp</text:p>
          </table:table-cell>
          <table:table-cell table:style-name="ce51" office:value-type="string">
            <text:p>Akula Ramya</text:p>
          </table:table-cell>
        </table:table-row>
        <table:table-row table:style-name="ro2">
          <table:table-cell/>
          <table:table-cell table:style-name="ce41" office:value-type="float" office:value="511">
            <text:p>511</text:p>
          </table:table-cell>
          <table:table-cell table:style-name="ce41" office:value-type="float" office:value="1686">
            <text:p>1686</text:p>
          </table:table-cell>
          <table:table-cell table:style-name="ce49" office:value-type="string">
            <text:p>durgabhavani.s@ivtlinfoview.co.jp</text:p>
          </table:table-cell>
          <table:table-cell table:style-name="ce51" office:value-type="string">
            <text:p>V.V.Durga Bhavani Suraiah</text:p>
          </table:table-cell>
        </table:table-row>
        <table:table-row table:style-name="ro2">
          <table:table-cell/>
          <table:table-cell table:style-name="ce41" office:value-type="float" office:value="512">
            <text:p>512</text:p>
          </table:table-cell>
          <table:table-cell table:style-name="ce41" office:value-type="float" office:value="1687">
            <text:p>1687</text:p>
          </table:table-cell>
          <table:table-cell table:style-name="ce49" office:value-type="string">
            <text:p>ramya.s1@ivtlinfoview.co.jp</text:p>
          </table:table-cell>
          <table:table-cell table:style-name="ce51" office:value-type="string">
            <text:p>Ramya Subba Rao</text:p>
          </table:table-cell>
        </table:table-row>
        <table:table-row table:style-name="ro2">
          <table:table-cell/>
          <table:table-cell table:style-name="ce41" office:value-type="float" office:value="513">
            <text:p>513</text:p>
          </table:table-cell>
          <table:table-cell table:style-name="ce41" office:value-type="float" office:value="1693">
            <text:p>1693</text:p>
          </table:table-cell>
          <table:table-cell table:style-name="ce49" office:value-type="string">
            <text:p>naveenkumar.s@ivtlinfoview.co.jp</text:p>
          </table:table-cell>
          <table:table-cell table:style-name="ce51" office:value-type="string">
            <text:p>Naveen Kumar Siddaiah</text:p>
          </table:table-cell>
        </table:table-row>
        <table:table-row table:style-name="ro2">
          <table:table-cell/>
          <table:table-cell table:style-name="ce41" office:value-type="float" office:value="514">
            <text:p>514</text:p>
          </table:table-cell>
          <table:table-cell table:style-name="ce41" office:value-type="float" office:value="1694">
            <text:p>1694</text:p>
          </table:table-cell>
          <table:table-cell table:style-name="ce49" office:value-type="string">
            <text:p>rajesh.k@ivtlinfoview.co.jp</text:p>
          </table:table-cell>
          <table:table-cell table:style-name="ce51" office:value-type="string">
            <text:p>Rajesh Koteswara Rao</text:p>
          </table:table-cell>
        </table:table-row>
        <table:table-row table:style-name="ro2">
          <table:table-cell/>
          <table:table-cell table:style-name="ce41" office:value-type="float" office:value="515">
            <text:p>515</text:p>
          </table:table-cell>
          <table:table-cell table:style-name="ce41" office:value-type="float" office:value="1699">
            <text:p>1699</text:p>
          </table:table-cell>
          <table:table-cell table:style-name="ce49" office:value-type="string">
            <text:p>sivaram.s@ivtlinfoview.co.jp</text:p>
          </table:table-cell>
          <table:table-cell table:style-name="ce51" office:value-type="string">
            <text:p>Sivaram Sathibabu</text:p>
          </table:table-cell>
        </table:table-row>
        <table:table-row table:style-name="ro2">
          <table:table-cell/>
          <table:table-cell table:style-name="ce41" office:value-type="float" office:value="516">
            <text:p>516</text:p>
          </table:table-cell>
          <table:table-cell table:style-name="ce41" office:value-type="float" office:value="1700">
            <text:p>1700</text:p>
          </table:table-cell>
          <table:table-cell table:style-name="ce49" office:value-type="string">
            <text:p>saiakshaykumar.k@ivtlinfoview.co.jp</text:p>
          </table:table-cell>
          <table:table-cell table:style-name="ce51" office:value-type="string">
            <text:p>Sai Akshay Kumar Kolipakula</text:p>
          </table:table-cell>
        </table:table-row>
        <table:table-row table:style-name="ro2">
          <table:table-cell/>
          <table:table-cell table:style-name="ce41" office:value-type="float" office:value="517">
            <text:p>517</text:p>
          </table:table-cell>
          <table:table-cell table:style-name="ce41" office:value-type="float" office:value="1701">
            <text:p>1701</text:p>
          </table:table-cell>
          <table:table-cell table:style-name="ce49" office:value-type="string">
            <text:p>sairam.v@ivtlinfoview.co.jp</text:p>
          </table:table-cell>
          <table:table-cell table:style-name="ce51" office:value-type="string">
            <text:p>Sairam Veerababu</text:p>
          </table:table-cell>
        </table:table-row>
        <table:table-row table:style-name="ro2">
          <table:table-cell/>
          <table:table-cell table:style-name="ce41" office:value-type="float" office:value="518">
            <text:p>518</text:p>
          </table:table-cell>
          <table:table-cell table:style-name="ce41" office:value-type="float" office:value="1702">
            <text:p>1702</text:p>
          </table:table-cell>
          <table:table-cell table:style-name="ce49" office:value-type="string">
            <text:p>venkatasridatta.v@ivtlinfoview.co.jp</text:p>
          </table:table-cell>
          <table:table-cell table:style-name="ce51" office:value-type="string">
            <text:p>Soma Surya Venkata Sridatta Vishnumurthy</text:p>
          </table:table-cell>
        </table:table-row>
        <table:table-row table:style-name="ro2">
          <table:table-cell/>
          <table:table-cell table:style-name="ce41" office:value-type="float" office:value="519">
            <text:p>519</text:p>
          </table:table-cell>
          <table:table-cell table:style-name="ce41" office:value-type="float" office:value="1706">
            <text:p>1706</text:p>
          </table:table-cell>
          <table:table-cell table:style-name="ce49" office:value-type="string">
            <text:p>jayapalnaresh.p@ivtlinfoview.co.jp</text:p>
          </table:table-cell>
          <table:table-cell table:style-name="ce51" office:value-type="string">
            <text:p>Jayapal Naresh Padala Gandhi</text:p>
          </table:table-cell>
        </table:table-row>
        <table:table-row table:style-name="ro2">
          <table:table-cell/>
          <table:table-cell table:style-name="ce41" office:value-type="float" office:value="520">
            <text:p>520</text:p>
          </table:table-cell>
          <table:table-cell table:style-name="ce41" office:value-type="float" office:value="1708">
            <text:p>1708</text:p>
          </table:table-cell>
          <table:table-cell table:style-name="ce49" office:value-type="string">
            <text:p>harika.mu@ivtlinfoview.co.jp</text:p>
          </table:table-cell>
          <table:table-cell table:style-name="ce51" office:value-type="string">
            <text:p>Harika Muvvala</text:p>
          </table:table-cell>
        </table:table-row>
        <table:table-row table:style-name="ro2">
          <table:table-cell/>
          <table:table-cell table:style-name="ce41" office:value-type="float" office:value="521">
            <text:p>521</text:p>
          </table:table-cell>
          <table:table-cell table:style-name="ce41" office:value-type="float" office:value="1714">
            <text:p>1714</text:p>
          </table:table-cell>
          <table:table-cell table:style-name="ce49" office:value-type="string">
            <text:p>balashowreelu.b@ivtlinfoview.co.jp</text:p>
          </table:table-cell>
          <table:table-cell table:style-name="ce51" office:value-type="string">
            <text:p>Bala Showreelu Bernardhaiah</text:p>
          </table:table-cell>
        </table:table-row>
        <table:table-row table:style-name="ro2">
          <table:table-cell/>
          <table:table-cell table:style-name="ce41" office:value-type="float" office:value="522">
            <text:p>522</text:p>
          </table:table-cell>
          <table:table-cell table:style-name="ce41" office:value-type="float" office:value="1716">
            <text:p>1716</text:p>
          </table:table-cell>
          <table:table-cell table:style-name="ce49" office:value-type="string">
            <text:p>venkatesh.na@ivtlinfoview.co.jp</text:p>
          </table:table-cell>
          <table:table-cell table:style-name="ce51" office:value-type="string">
            <text:p>Venkatesh Arigela</text:p>
          </table:table-cell>
        </table:table-row>
        <table:table-row table:style-name="ro2">
          <table:table-cell/>
          <table:table-cell table:style-name="ce41" office:value-type="float" office:value="523">
            <text:p>523</text:p>
          </table:table-cell>
          <table:table-cell table:style-name="ce41" office:value-type="float" office:value="1719">
            <text:p>1719</text:p>
          </table:table-cell>
          <table:table-cell table:style-name="ce49" office:value-type="string">
            <text:p>manojvarma.v@ivtlinfoview.co.jp</text:p>
          </table:table-cell>
          <table:table-cell table:style-name="ce51" office:value-type="string">
            <text:p>Manoj Varma Venkata Ramana Raju</text:p>
          </table:table-cell>
        </table:table-row>
        <table:table-row table:style-name="ro2">
          <table:table-cell/>
          <table:table-cell table:style-name="ce41" office:value-type="float" office:value="524">
            <text:p>524</text:p>
          </table:table-cell>
          <table:table-cell table:style-name="ce41" office:value-type="float" office:value="1720">
            <text:p>1720</text:p>
          </table:table-cell>
          <table:table-cell table:style-name="ce49" office:value-type="string">
            <text:p>dhanaveer.r@ivtlinfoview.co.jp</text:p>
          </table:table-cell>
          <table:table-cell table:style-name="ce51" office:value-type="string">
            <text:p>Dhanaveer Rajababu</text:p>
          </table:table-cell>
        </table:table-row>
        <table:table-row table:style-name="ro2">
          <table:table-cell/>
          <table:table-cell table:style-name="ce41" office:value-type="float" office:value="525">
            <text:p>525</text:p>
          </table:table-cell>
          <table:table-cell table:style-name="ce41" office:value-type="float" office:value="1723">
            <text:p>1723</text:p>
          </table:table-cell>
          <table:table-cell table:style-name="ce49" office:value-type="string">
            <text:p>mohamedibrahim.m@ivtlinfoview.co.jp</text:p>
          </table:table-cell>
          <table:table-cell table:style-name="ce51" office:value-type="string">
            <text:p>Mohamed Ibrahim Mohamed Samsudeen</text:p>
          </table:table-cell>
        </table:table-row>
        <table:table-row table:style-name="ro2">
          <table:table-cell/>
          <table:table-cell table:style-name="ce41" office:value-type="float" office:value="526">
            <text:p>526</text:p>
          </table:table-cell>
          <table:table-cell table:style-name="ce41" office:value-type="float" office:value="1730">
            <text:p>1730</text:p>
          </table:table-cell>
          <table:table-cell table:style-name="ce49" office:value-type="string">
            <text:p>adisuryateja.s@ivtlinfoview.co.jp</text:p>
          </table:table-cell>
          <table:table-cell table:style-name="ce51" office:value-type="string">
            <text:p>Adi Surya Teja Siva Sankara Rao</text:p>
          </table:table-cell>
        </table:table-row>
        <table:table-row table:style-name="ro2">
          <table:table-cell/>
          <table:table-cell table:style-name="ce41" office:value-type="float" office:value="527">
            <text:p>527</text:p>
          </table:table-cell>
          <table:table-cell table:style-name="ce41" office:value-type="float" office:value="1732">
            <text:p>1732</text:p>
          </table:table-cell>
          <table:table-cell table:style-name="ce49" office:value-type="string">
            <text:p>deveswarsaisanthosh.p@ivtlinfoview.co.jp</text:p>
          </table:table-cell>
          <table:table-cell table:style-name="ce51" office:value-type="string">
            <text:p>Deveswar Saisanthosh Pandi</text:p>
          </table:table-cell>
        </table:table-row>
        <table:table-row table:style-name="ro2">
          <table:table-cell/>
          <table:table-cell table:style-name="ce41" office:value-type="float" office:value="528">
            <text:p>528</text:p>
          </table:table-cell>
          <table:table-cell table:style-name="ce41" office:value-type="float" office:value="1733">
            <text:p>1733</text:p>
          </table:table-cell>
          <table:table-cell table:style-name="ce49" office:value-type="string">
            <text:p>balamuralikrishna.m@ivtlinfoview.co.jp</text:p>
          </table:table-cell>
          <table:table-cell table:style-name="ce51" office:value-type="string">
            <text:p>Bala Murali Krishna Kunagu</text:p>
          </table:table-cell>
        </table:table-row>
        <table:table-row table:style-name="ro2">
          <table:table-cell/>
          <table:table-cell table:style-name="ce41" office:value-type="float" office:value="529">
            <text:p>529</text:p>
          </table:table-cell>
          <table:table-cell table:style-name="ce41" office:value-type="float" office:value="1734">
            <text:p>1734</text:p>
          </table:table-cell>
          <table:table-cell table:style-name="ce49" office:value-type="string">
            <text:p>chaitanya.g@ivtlinfoview.co.jp</text:p>
          </table:table-cell>
          <table:table-cell table:style-name="ce51" office:value-type="string">
            <text:p>Chaitanya Grandhi</text:p>
          </table:table-cell>
        </table:table-row>
        <table:table-row table:style-name="ro2">
          <table:table-cell/>
          <table:table-cell table:style-name="ce41" office:value-type="float" office:value="530">
            <text:p>530</text:p>
          </table:table-cell>
          <table:table-cell table:style-name="ce41" office:value-type="float" office:value="1735">
            <text:p>1735</text:p>
          </table:table-cell>
          <table:table-cell table:style-name="ce49" office:value-type="string">
            <text:p>priyanka.k1@ivtlinfoview.co.jp</text:p>
          </table:table-cell>
          <table:table-cell table:style-name="ce51" office:value-type="string">
            <text:p>Priyanka Kunchala</text:p>
          </table:table-cell>
        </table:table-row>
        <table:table-row table:style-name="ro2">
          <table:table-cell/>
          <table:table-cell table:style-name="ce41" office:value-type="float" office:value="531">
            <text:p>531</text:p>
          </table:table-cell>
          <table:table-cell table:style-name="ce41" office:value-type="float" office:value="1740">
            <text:p>1740</text:p>
          </table:table-cell>
          <table:table-cell table:style-name="ce49" office:value-type="string">
            <text:p>srirammurthy.h@ivtlinfoview.co.jp</text:p>
          </table:table-cell>
          <table:table-cell table:style-name="ce51" office:value-type="string">
            <text:p>Sriram Murthy Hrushikesh</text:p>
          </table:table-cell>
        </table:table-row>
        <table:table-row table:style-name="ro2">
          <table:table-cell/>
          <table:table-cell table:style-name="ce41" office:value-type="float" office:value="532">
            <text:p>532</text:p>
          </table:table-cell>
          <table:table-cell table:style-name="ce41" office:value-type="float" office:value="1742">
            <text:p>1742</text:p>
          </table:table-cell>
          <table:table-cell table:style-name="ce49" office:value-type="string">
            <text:p>mahalakshmi.s1@ivtlinfoview.co.jp</text:p>
          </table:table-cell>
          <table:table-cell table:style-name="ce51" office:value-type="string">
            <text:p>Mahalakshmi Srinivasarao</text:p>
          </table:table-cell>
        </table:table-row>
        <table:table-row table:style-name="ro2">
          <table:table-cell/>
          <table:table-cell table:style-name="ce41" office:value-type="float" office:value="533">
            <text:p>533</text:p>
          </table:table-cell>
          <table:table-cell table:style-name="ce41" office:value-type="float" office:value="1743">
            <text:p>1743</text:p>
          </table:table-cell>
          <table:table-cell table:style-name="ce49" office:value-type="string">
            <text:p>sathish.l@ivtlinfoview.co.jp</text:p>
          </table:table-cell>
          <table:table-cell table:style-name="ce51" office:value-type="string">
            <text:p>Satish Jonnadula </text:p>
          </table:table-cell>
        </table:table-row>
        <table:table-row table:style-name="ro2">
          <table:table-cell/>
          <table:table-cell table:style-name="ce41" office:value-type="float" office:value="534">
            <text:p>534</text:p>
          </table:table-cell>
          <table:table-cell table:style-name="ce41" office:value-type="float" office:value="1754">
            <text:p>1754</text:p>
          </table:table-cell>
          <table:table-cell table:style-name="ce49" office:value-type="string">
            <text:p>narayanaswamy.r@ivtlinfoview.co.jp</text:p>
          </table:table-cell>
          <table:table-cell table:style-name="ce51" office:value-type="string">
            <text:p>Narayanaswamy Ramarao</text:p>
          </table:table-cell>
        </table:table-row>
        <table:table-row table:style-name="ro2">
          <table:table-cell/>
          <table:table-cell table:style-name="ce41" office:value-type="float" office:value="535">
            <text:p>535</text:p>
          </table:table-cell>
          <table:table-cell table:style-name="ce41" office:value-type="float" office:value="1755">
            <text:p>1755</text:p>
          </table:table-cell>
          <table:table-cell table:style-name="ce49" office:value-type="string">
            <text:p>sasipriyatham.s@ivtlinfoview.co.jp</text:p>
          </table:table-cell>
          <table:table-cell table:style-name="ce51" office:value-type="string">
            <text:p>Sasi Priyatham Santhi Babu</text:p>
          </table:table-cell>
        </table:table-row>
        <table:table-row table:style-name="ro2">
          <table:table-cell/>
          <table:table-cell table:style-name="ce41" office:value-type="float" office:value="536">
            <text:p>536</text:p>
          </table:table-cell>
          <table:table-cell table:style-name="ce41" office:value-type="float" office:value="1756">
            <text:p>1756</text:p>
          </table:table-cell>
          <table:table-cell table:style-name="ce49" office:value-type="string">
            <text:p>hemanagasaiprakash.s@ivtlinfoview.co.jp</text:p>
          </table:table-cell>
          <table:table-cell table:style-name="ce51" office:value-type="string">
            <text:p>Hema Naga Sai Prakash Polavarapu</text:p>
          </table:table-cell>
        </table:table-row>
        <table:table-row table:style-name="ro2">
          <table:table-cell/>
          <table:table-cell table:style-name="ce41" office:value-type="float" office:value="537">
            <text:p>537</text:p>
          </table:table-cell>
          <table:table-cell table:style-name="ce41" office:value-type="float" office:value="1758">
            <text:p>1758</text:p>
          </table:table-cell>
          <table:table-cell table:style-name="ce49" office:value-type="string">
            <text:p>vigneshwar.r@ivtlinfoview.co.jp</text:p>
          </table:table-cell>
          <table:table-cell table:style-name="ce51" office:value-type="string">
            <text:p>Vigneshwar Rajendran</text:p>
          </table:table-cell>
        </table:table-row>
        <table:table-row table:style-name="ro2">
          <table:table-cell/>
          <table:table-cell table:style-name="ce41" office:value-type="float" office:value="538">
            <text:p>538</text:p>
          </table:table-cell>
          <table:table-cell table:style-name="ce41" office:value-type="float" office:value="1761">
            <text:p>1761</text:p>
          </table:table-cell>
          <table:table-cell table:style-name="ce49" office:value-type="string">
            <text:p>sureshkumar.s@ivtlinfoview.co.jp</text:p>
          </table:table-cell>
          <table:table-cell table:style-name="ce51" office:value-type="string">
            <text:p>Sureshkumar Selvaraj</text:p>
          </table:table-cell>
        </table:table-row>
        <table:table-row table:style-name="ro2">
          <table:table-cell/>
          <table:table-cell table:style-name="ce41" office:value-type="float" office:value="539">
            <text:p>539</text:p>
          </table:table-cell>
          <table:table-cell table:style-name="ce41" office:value-type="float" office:value="1763">
            <text:p>1763</text:p>
          </table:table-cell>
          <table:table-cell table:style-name="ce49" office:value-type="string">
            <text:p>marieswaran.a@ivtlinfoview.co.jp</text:p>
          </table:table-cell>
          <table:table-cell table:style-name="ce51" office:value-type="string">
            <text:p>Marieswaran Alagarsamy</text:p>
          </table:table-cell>
        </table:table-row>
        <table:table-row table:style-name="ro2">
          <table:table-cell/>
          <table:table-cell table:style-name="ce41" office:value-type="float" office:value="540">
            <text:p>540</text:p>
          </table:table-cell>
          <table:table-cell table:style-name="ce41" office:value-type="float" office:value="1764">
            <text:p>1764</text:p>
          </table:table-cell>
          <table:table-cell table:style-name="ce49" office:value-type="string">
            <text:p>martinphilips.a@ivtlinfoview.co.jp</text:p>
          </table:table-cell>
          <table:table-cell table:style-name="ce51" office:value-type="string">
            <text:p>Martin Philips Arockiaraj Nova</text:p>
          </table:table-cell>
        </table:table-row>
        <table:table-row table:style-name="ro2">
          <table:table-cell/>
          <table:table-cell table:style-name="ce41" office:value-type="float" office:value="541">
            <text:p>541</text:p>
          </table:table-cell>
          <table:table-cell table:style-name="ce41" office:value-type="float" office:value="1766">
            <text:p>1766</text:p>
          </table:table-cell>
          <table:table-cell table:style-name="ce49" office:value-type="string">
            <text:p>imrankhan.m@ivtlinfoview.co.jp</text:p>
          </table:table-cell>
          <table:table-cell table:style-name="ce51" office:value-type="string">
            <text:p>Imran Khan Mohamed Hanifa</text:p>
          </table:table-cell>
        </table:table-row>
        <table:table-row table:style-name="ro2">
          <table:table-cell/>
          <table:table-cell table:style-name="ce41" office:value-type="float" office:value="542">
            <text:p>542</text:p>
          </table:table-cell>
          <table:table-cell table:style-name="ce41" office:value-type="float" office:value="1768">
            <text:p>1768</text:p>
          </table:table-cell>
          <table:table-cell table:style-name="ce49" office:value-type="string">
            <text:p>sivakumar.s@ivtlinfoview.co.jp</text:p>
          </table:table-cell>
          <table:table-cell table:style-name="ce51" office:value-type="string">
            <text:p>Sivakumar Subramaniyan</text:p>
          </table:table-cell>
        </table:table-row>
        <table:table-row table:style-name="ro2">
          <table:table-cell/>
          <table:table-cell table:style-name="ce41" office:value-type="float" office:value="543">
            <text:p>543</text:p>
          </table:table-cell>
          <table:table-cell table:style-name="ce41" office:value-type="float" office:value="1774">
            <text:p>1774</text:p>
          </table:table-cell>
          <table:table-cell table:style-name="ce49" office:value-type="string">
            <text:p>gokulraj.i@ivtlinfoview.co.jp</text:p>
          </table:table-cell>
          <table:table-cell table:style-name="ce51" office:value-type="string">
            <text:p>Gokul Raj Ilangovan</text:p>
          </table:table-cell>
        </table:table-row>
        <table:table-row table:style-name="ro2">
          <table:table-cell/>
          <table:table-cell table:style-name="ce41" office:value-type="float" office:value="544">
            <text:p>544</text:p>
          </table:table-cell>
          <table:table-cell table:style-name="ce41" office:value-type="float" office:value="1777">
            <text:p>1777</text:p>
          </table:table-cell>
          <table:table-cell table:style-name="ce49" office:value-type="string">
            <text:p>sethuraman.n@ivtlinfoview.co.jp</text:p>
          </table:table-cell>
          <table:table-cell table:style-name="ce51" office:value-type="string">
            <text:p>Sethuraman Narayanan</text:p>
          </table:table-cell>
        </table:table-row>
        <table:table-row table:style-name="ro2">
          <table:table-cell/>
          <table:table-cell table:style-name="ce41" office:value-type="float" office:value="545">
            <text:p>545</text:p>
          </table:table-cell>
          <table:table-cell table:style-name="ce41" office:value-type="float" office:value="1779">
            <text:p>1779</text:p>
          </table:table-cell>
          <table:table-cell table:style-name="ce49" office:value-type="string">
            <text:p>sriram.p@ivtlinfoview.co.jp</text:p>
          </table:table-cell>
          <table:table-cell table:style-name="ce51" office:value-type="string">
            <text:p>Sriram Palaniswamy</text:p>
          </table:table-cell>
        </table:table-row>
        <table:table-row table:style-name="ro2">
          <table:table-cell/>
          <table:table-cell table:style-name="ce41" office:value-type="float" office:value="546">
            <text:p>546</text:p>
          </table:table-cell>
          <table:table-cell table:style-name="ce41" office:value-type="float" office:value="1781">
            <text:p>1781</text:p>
          </table:table-cell>
          <table:table-cell table:style-name="ce49" office:value-type="string">
            <text:p>baranimuthukumar.b@ivtlinfoview.co.jp</text:p>
          </table:table-cell>
          <table:table-cell table:style-name="ce51" office:value-type="string">
            <text:p>Barani Muthu Kumar Bala Subramaniam</text:p>
          </table:table-cell>
        </table:table-row>
        <table:table-row table:style-name="ro2">
          <table:table-cell/>
          <table:table-cell table:style-name="ce41" office:value-type="float" office:value="547">
            <text:p>547</text:p>
          </table:table-cell>
          <table:table-cell table:style-name="ce41" office:value-type="float" office:value="1783">
            <text:p>1783</text:p>
          </table:table-cell>
          <table:table-cell table:style-name="ce49" office:value-type="string">
            <text:p>hariprasanth.b@ivtlinfoview.co.jp</text:p>
          </table:table-cell>
          <table:table-cell table:style-name="ce51" office:value-type="string">
            <text:p>Hariprasanth Baladandapani</text:p>
          </table:table-cell>
        </table:table-row>
        <table:table-row table:style-name="ro2">
          <table:table-cell/>
          <table:table-cell table:style-name="ce41" office:value-type="float" office:value="548">
            <text:p>548</text:p>
          </table:table-cell>
          <table:table-cell table:style-name="ce41" office:value-type="float" office:value="1785">
            <text:p>1785</text:p>
          </table:table-cell>
          <table:table-cell table:style-name="ce49" office:value-type="string">
            <text:p>pravinkumar.r@ivtlinfoview.co.jp</text:p>
          </table:table-cell>
          <table:table-cell table:style-name="ce51" office:value-type="string">
            <text:p>Pravinkumar Rajendran</text:p>
          </table:table-cell>
        </table:table-row>
        <table:table-row table:style-name="ro2">
          <table:table-cell/>
          <table:table-cell table:style-name="ce41" office:value-type="float" office:value="549">
            <text:p>549</text:p>
          </table:table-cell>
          <table:table-cell table:style-name="ce41" office:value-type="float" office:value="1787">
            <text:p>1787</text:p>
          </table:table-cell>
          <table:table-cell table:style-name="ce49" office:value-type="string">
            <text:p>kowshic.m@ivtlinfoview.co.jp</text:p>
          </table:table-cell>
          <table:table-cell table:style-name="ce51" office:value-type="string">
            <text:p>Kowshic Manoharan</text:p>
          </table:table-cell>
        </table:table-row>
        <table:table-row table:style-name="ro2">
          <table:table-cell/>
          <table:table-cell table:style-name="ce41" office:value-type="float" office:value="550">
            <text:p>550</text:p>
          </table:table-cell>
          <table:table-cell table:style-name="ce41" office:value-type="float" office:value="1789">
            <text:p>1789</text:p>
          </table:table-cell>
          <table:table-cell table:style-name="ce49" office:value-type="string">
            <text:p>manasa.k@ivtlinfoview.co.jp</text:p>
          </table:table-cell>
          <table:table-cell table:style-name="ce51" office:value-type="string">
            <text:p>Manasa Krishna Reddy</text:p>
          </table:table-cell>
        </table:table-row>
        <table:table-row table:style-name="ro2">
          <table:table-cell/>
          <table:table-cell table:style-name="ce41" office:value-type="float" office:value="551">
            <text:p>551</text:p>
          </table:table-cell>
          <table:table-cell table:style-name="ce41" office:value-type="float" office:value="1792">
            <text:p>1792</text:p>
          </table:table-cell>
          <table:table-cell table:style-name="ce49" office:value-type="string">
            <text:p>thanuja.s@ivtlinfoview.co.jp</text:p>
          </table:table-cell>
          <table:table-cell table:style-name="ce51" office:value-type="string">
            <text:p>Thanuja Sathya Moorthy</text:p>
          </table:table-cell>
        </table:table-row>
        <table:table-row table:style-name="ro2">
          <table:table-cell/>
          <table:table-cell table:style-name="ce41" office:value-type="float" office:value="552">
            <text:p>552</text:p>
          </table:table-cell>
          <table:table-cell table:style-name="ce41" office:value-type="float" office:value="1796">
            <text:p>1796</text:p>
          </table:table-cell>
          <table:table-cell table:style-name="ce49" office:value-type="string">
            <text:p>rajabhargavi.v@ivtlinfoview.co.jp</text:p>
          </table:table-cell>
          <table:table-cell table:style-name="ce51" office:value-type="string">
            <text:p>Raja Bhargavi Venkata Seshaiah</text:p>
          </table:table-cell>
        </table:table-row>
        <table:table-row table:style-name="ro2">
          <table:table-cell/>
          <table:table-cell table:style-name="ce41" office:value-type="float" office:value="553">
            <text:p>553</text:p>
          </table:table-cell>
          <table:table-cell table:style-name="ce41" office:value-type="float" office:value="1802">
            <text:p>1802</text:p>
          </table:table-cell>
          <table:table-cell table:style-name="ce49" office:value-type="string">
            <text:p>pavithra.p1@ivtlinfoview.co.jp</text:p>
          </table:table-cell>
          <table:table-cell table:style-name="ce51" office:value-type="string">
            <text:p>Pavithra Poluru</text:p>
          </table:table-cell>
        </table:table-row>
        <table:table-row table:style-name="ro2">
          <table:table-cell/>
          <table:table-cell table:style-name="ce41" office:value-type="float" office:value="554">
            <text:p>554</text:p>
          </table:table-cell>
          <table:table-cell table:style-name="ce41" office:value-type="float" office:value="1807">
            <text:p>1807</text:p>
          </table:table-cell>
          <table:table-cell table:style-name="ce49" office:value-type="string">
            <text:p>monikaselus.m@ivtlinfoview.co.jp</text:p>
          </table:table-cell>
          <table:table-cell table:style-name="ce51" office:value-type="string">
            <text:p>Monika Selus Mayil Vaganan</text:p>
          </table:table-cell>
        </table:table-row>
        <table:table-row table:style-name="ro2">
          <table:table-cell/>
          <table:table-cell table:style-name="ce41" office:value-type="float" office:value="555">
            <text:p>555</text:p>
          </table:table-cell>
          <table:table-cell table:style-name="ce41" office:value-type="float" office:value="1808">
            <text:p>1808</text:p>
          </table:table-cell>
          <table:table-cell table:style-name="ce49" office:value-type="string">
            <text:p>meena.k@ivtlinfoview.co.jp</text:p>
          </table:table-cell>
          <table:table-cell table:style-name="ce51" office:value-type="string">
            <text:p>Meena Kumarappan</text:p>
          </table:table-cell>
        </table:table-row>
        <table:table-row table:style-name="ro2">
          <table:table-cell/>
          <table:table-cell table:style-name="ce41" office:value-type="float" office:value="556">
            <text:p>556</text:p>
          </table:table-cell>
          <table:table-cell table:style-name="ce41" office:value-type="float" office:value="1810">
            <text:p>1810</text:p>
          </table:table-cell>
          <table:table-cell table:style-name="ce49" office:value-type="string">
            <text:p>marsalsahayajohncy.m@ivtlinfoview.co.jp</text:p>
          </table:table-cell>
          <table:table-cell table:style-name="ce51" office:value-type="string">
            <text:p>Marsal Sahaya Johncy Maria Francis</text:p>
          </table:table-cell>
        </table:table-row>
        <table:table-row table:style-name="ro2">
          <table:table-cell/>
          <table:table-cell table:style-name="ce41" office:value-type="float" office:value="557">
            <text:p>557</text:p>
          </table:table-cell>
          <table:table-cell table:style-name="ce41" office:value-type="float" office:value="1811">
            <text:p>1811</text:p>
          </table:table-cell>
          <table:table-cell table:style-name="ce49" office:value-type="string">
            <text:p>suruthi.m@ivtlinfoview.co.jp</text:p>
          </table:table-cell>
          <table:table-cell table:style-name="ce51" office:value-type="string">
            <text:p>S.Suruthi M.Srinivasan</text:p>
          </table:table-cell>
        </table:table-row>
        <table:table-row table:style-name="ro2">
          <table:table-cell/>
          <table:table-cell table:style-name="ce41" office:value-type="float" office:value="558">
            <text:p>558</text:p>
          </table:table-cell>
          <table:table-cell table:style-name="ce41" office:value-type="float" office:value="1813">
            <text:p>1813</text:p>
          </table:table-cell>
          <table:table-cell table:style-name="ce49" office:value-type="string">
            <text:p>annapoorani.m@ivtlinfoview.co.jp</text:p>
          </table:table-cell>
          <table:table-cell table:style-name="ce51" office:value-type="string">
            <text:p>Annapoorani Mayilvaganan</text:p>
          </table:table-cell>
        </table:table-row>
        <table:table-row table:style-name="ro2">
          <table:table-cell/>
          <table:table-cell table:style-name="ce41" office:value-type="float" office:value="559">
            <text:p>559</text:p>
          </table:table-cell>
          <table:table-cell table:style-name="ce41" office:value-type="float" office:value="1814">
            <text:p>1814</text:p>
          </table:table-cell>
          <table:table-cell table:style-name="ce49" office:value-type="string">
            <text:p>saranya.a@ivtlinfoview.co.jp</text:p>
          </table:table-cell>
          <table:table-cell table:style-name="ce51" office:value-type="string">
            <text:p>Saranya Amirthalingam</text:p>
          </table:table-cell>
        </table:table-row>
        <table:table-row table:style-name="ro2">
          <table:table-cell/>
          <table:table-cell table:style-name="ce41" office:value-type="float" office:value="560">
            <text:p>560</text:p>
          </table:table-cell>
          <table:table-cell table:style-name="ce41" office:value-type="float" office:value="1815">
            <text:p>1815</text:p>
          </table:table-cell>
          <table:table-cell table:style-name="ce49" office:value-type="string">
            <text:p>kishorekumar.s@ivtlinfoview.co.jp</text:p>
          </table:table-cell>
          <table:table-cell table:style-name="ce51" office:value-type="string">
            <text:p>Kishore Kumar Sundar Singh</text:p>
          </table:table-cell>
        </table:table-row>
        <table:table-row table:style-name="ro2">
          <table:table-cell/>
          <table:table-cell table:style-name="ce41" office:value-type="float" office:value="561">
            <text:p>561</text:p>
          </table:table-cell>
          <table:table-cell table:style-name="ce41" office:value-type="float" office:value="1816">
            <text:p>1816</text:p>
          </table:table-cell>
          <table:table-cell table:style-name="ce49" office:value-type="string">
            <text:p>premalatha.m@ivtlinfoview.co.jp</text:p>
          </table:table-cell>
          <table:table-cell table:style-name="ce51" office:value-type="string">
            <text:p>Premalatha Muthukrishnan</text:p>
          </table:table-cell>
        </table:table-row>
        <table:table-row table:style-name="ro2">
          <table:table-cell/>
          <table:table-cell table:style-name="ce41" office:value-type="float" office:value="562">
            <text:p>562</text:p>
          </table:table-cell>
          <table:table-cell table:style-name="ce41" office:value-type="float" office:value="1818">
            <text:p>1818</text:p>
          </table:table-cell>
          <table:table-cell table:style-name="ce49" office:value-type="string">
            <text:p>bagavathi.m@ivtlinfoview.co.jp</text:p>
          </table:table-cell>
          <table:table-cell table:style-name="ce51" office:value-type="string">
            <text:p>Bagavathi Mohan</text:p>
          </table:table-cell>
        </table:table-row>
        <table:table-row table:style-name="ro2">
          <table:table-cell/>
          <table:table-cell table:style-name="ce41" office:value-type="float" office:value="563">
            <text:p>563</text:p>
          </table:table-cell>
          <table:table-cell table:style-name="ce41" office:value-type="float" office:value="1819">
            <text:p>1819</text:p>
          </table:table-cell>
          <table:table-cell table:style-name="ce49" office:value-type="string">
            <text:p>vijayprasanth.v@ivtlinfoview.co.jp</text:p>
          </table:table-cell>
          <table:table-cell table:style-name="ce51" office:value-type="string">
            <text:p>Vijay Prasanth Vijayan</text:p>
          </table:table-cell>
        </table:table-row>
        <table:table-row table:style-name="ro2">
          <table:table-cell/>
          <table:table-cell table:style-name="ce41" office:value-type="float" office:value="564">
            <text:p>564</text:p>
          </table:table-cell>
          <table:table-cell table:style-name="ce41" office:value-type="float" office:value="1821">
            <text:p>1821</text:p>
          </table:table-cell>
          <table:table-cell table:style-name="ce49" office:value-type="string">
            <text:p>sushmithabanu.s@ivtlinfoview.co.jp</text:p>
          </table:table-cell>
          <table:table-cell table:style-name="ce51" office:value-type="string">
            <text:p>Sushmitha Banu Syed Mohammed</text:p>
          </table:table-cell>
        </table:table-row>
        <table:table-row table:style-name="ro2">
          <table:table-cell/>
          <table:table-cell table:style-name="ce41" office:value-type="float" office:value="565">
            <text:p>565</text:p>
          </table:table-cell>
          <table:table-cell table:style-name="ce41" office:value-type="float" office:value="1822">
            <text:p>1822</text:p>
          </table:table-cell>
          <table:table-cell table:style-name="ce49" office:value-type="string">
            <text:p>anuratchana.v@ivtlinfoview.co.jp</text:p>
          </table:table-cell>
          <table:table-cell table:style-name="ce51" office:value-type="string">
            <text:p>Anu Ratchana Vijaya Kumar</text:p>
          </table:table-cell>
        </table:table-row>
        <table:table-row table:style-name="ro2">
          <table:table-cell/>
          <table:table-cell table:style-name="ce41" office:value-type="float" office:value="566">
            <text:p>566</text:p>
          </table:table-cell>
          <table:table-cell table:style-name="ce41" office:value-type="float" office:value="1831">
            <text:p>1831</text:p>
          </table:table-cell>
          <table:table-cell table:style-name="ce49" office:value-type="string">
            <text:p>durgasri.s@ivtlinfoview.co.jp</text:p>
          </table:table-cell>
          <table:table-cell table:style-name="ce51" office:value-type="string">
            <text:p>Durga Sri Subramanian</text:p>
          </table:table-cell>
        </table:table-row>
        <table:table-row table:style-name="ro2">
          <table:table-cell/>
          <table:table-cell table:style-name="ce41" office:value-type="float" office:value="567">
            <text:p>567</text:p>
          </table:table-cell>
          <table:table-cell table:style-name="ce41" office:value-type="float" office:value="1834">
            <text:p>1834</text:p>
          </table:table-cell>
          <table:table-cell table:style-name="ce49" office:value-type="string">
            <text:p>sundarasan.t@ivtlinfoview.co.jp</text:p>
          </table:table-cell>
          <table:table-cell table:style-name="ce51" office:value-type="string">
            <text:p>Sundarasan Sundarasan</text:p>
          </table:table-cell>
        </table:table-row>
        <table:table-row table:style-name="ro2">
          <table:table-cell/>
          <table:table-cell table:style-name="ce41" office:value-type="float" office:value="568">
            <text:p>568</text:p>
          </table:table-cell>
          <table:table-cell table:style-name="ce41" office:value-type="float" office:value="1835">
            <text:p>1835</text:p>
          </table:table-cell>
          <table:table-cell table:style-name="ce49" office:value-type="string">
            <text:p>arunkumar.a1@ivtlinfoview.co.jp</text:p>
          </table:table-cell>
          <table:table-cell table:style-name="ce51" office:value-type="string">
            <text:p>Arun Kumar Arunachalam</text:p>
          </table:table-cell>
        </table:table-row>
        <table:table-row table:style-name="ro2">
          <table:table-cell/>
          <table:table-cell table:style-name="ce41" office:value-type="float" office:value="569">
            <text:p>569</text:p>
          </table:table-cell>
          <table:table-cell table:style-name="ce41" office:value-type="float" office:value="1837">
            <text:p>1837</text:p>
          </table:table-cell>
          <table:table-cell table:style-name="ce49" office:value-type="string">
            <text:p>smilinjohnthas.c@ivtlinfoview.co.jp</text:p>
          </table:table-cell>
          <table:table-cell table:style-name="ce51" office:value-type="string">
            <text:p>Smilin John Thas Chibi Chelliah</text:p>
          </table:table-cell>
        </table:table-row>
        <table:table-row table:style-name="ro2">
          <table:table-cell/>
          <table:table-cell table:style-name="ce41" office:value-type="float" office:value="570">
            <text:p>570</text:p>
          </table:table-cell>
          <table:table-cell table:style-name="ce41" office:value-type="float" office:value="1838">
            <text:p>1838</text:p>
          </table:table-cell>
          <table:table-cell table:style-name="ce49" office:value-type="string">
            <text:p>gayathri.s@ivtlinfoview.co.jp</text:p>
          </table:table-cell>
          <table:table-cell table:style-name="ce51" office:value-type="string">
            <text:p>Gayathri Sreenivasan</text:p>
          </table:table-cell>
        </table:table-row>
        <table:table-row table:style-name="ro2">
          <table:table-cell/>
          <table:table-cell table:style-name="ce41" office:value-type="float" office:value="571">
            <text:p>571</text:p>
          </table:table-cell>
          <table:table-cell table:style-name="ce41" office:value-type="float" office:value="1839">
            <text:p>1839</text:p>
          </table:table-cell>
          <table:table-cell table:style-name="ce49" office:value-type="string">
            <text:p>sanjanakumari.j@ivtlinfoview.co.jp</text:p>
          </table:table-cell>
          <table:table-cell table:style-name="ce51" office:value-type="string">
            <text:p>J Sanjana Kumari Jeyakumar</text:p>
          </table:table-cell>
        </table:table-row>
        <table:table-row table:style-name="ro2">
          <table:table-cell/>
          <table:table-cell table:style-name="ce41" office:value-type="float" office:value="572">
            <text:p>572</text:p>
          </table:table-cell>
          <table:table-cell table:style-name="ce41" office:value-type="float" office:value="1840">
            <text:p>1840</text:p>
          </table:table-cell>
          <table:table-cell table:style-name="ce49" office:value-type="string">
            <text:p>namitha.c@ivtlinfoview.co.jp</text:p>
          </table:table-cell>
          <table:table-cell table:style-name="ce51" office:value-type="string">
            <text:p>Namitha Chella Nadar</text:p>
          </table:table-cell>
        </table:table-row>
        <table:table-row table:style-name="ro2">
          <table:table-cell/>
          <table:table-cell table:style-name="ce41" office:value-type="float" office:value="573">
            <text:p>573</text:p>
          </table:table-cell>
          <table:table-cell table:style-name="ce41" office:value-type="float" office:value="1841">
            <text:p>1841</text:p>
          </table:table-cell>
          <table:table-cell table:style-name="ce49" office:value-type="string">
            <text:p>kamatchipriyadharsini.p@ivtlinfoview.co.jp</text:p>
          </table:table-cell>
          <table:table-cell table:style-name="ce51" office:value-type="string">
            <text:p>Kamatchi Priyadharsini Prabaharan</text:p>
          </table:table-cell>
        </table:table-row>
        <table:table-row table:style-name="ro2">
          <table:table-cell/>
          <table:table-cell table:style-name="ce41" office:value-type="float" office:value="574">
            <text:p>574</text:p>
          </table:table-cell>
          <table:table-cell table:style-name="ce41" office:value-type="float" office:value="1842">
            <text:p>1842</text:p>
          </table:table-cell>
          <table:table-cell table:style-name="ce49" office:value-type="string">
            <text:p>revanth.r@ivtlinfoview.co.jp</text:p>
          </table:table-cell>
          <table:table-cell table:style-name="ce51" office:value-type="string">
            <text:p>Revanth Raman</text:p>
          </table:table-cell>
        </table:table-row>
        <table:table-row table:style-name="ro2">
          <table:table-cell/>
          <table:table-cell table:style-name="ce41" office:value-type="float" office:value="575">
            <text:p>575</text:p>
          </table:table-cell>
          <table:table-cell table:style-name="ce41" office:value-type="float" office:value="1843">
            <text:p>1843</text:p>
          </table:table-cell>
          <table:table-cell table:style-name="ce49" office:value-type="string">
            <text:p>venkatesan.r@ivtlinfoview.co.jp</text:p>
          </table:table-cell>
          <table:table-cell table:style-name="ce51" office:value-type="string">
            <text:p>Venkatesan Ramanathan Krishnan</text:p>
          </table:table-cell>
        </table:table-row>
        <table:table-row table:style-name="ro2">
          <table:table-cell/>
          <table:table-cell table:style-name="ce41" office:value-type="float" office:value="576">
            <text:p>576</text:p>
          </table:table-cell>
          <table:table-cell table:style-name="ce41" office:value-type="float" office:value="1856">
            <text:p>1856</text:p>
          </table:table-cell>
          <table:table-cell table:style-name="ce49" office:value-type="string">
            <text:p>elakyaelavarasi.n@ivtlinfoview.co.jp</text:p>
          </table:table-cell>
          <table:table-cell table:style-name="ce51" office:value-type="string">
            <text:p>Elakya Elavarasi Nainar</text:p>
          </table:table-cell>
        </table:table-row>
        <table:table-row table:style-name="ro2">
          <table:table-cell/>
          <table:table-cell table:style-name="ce41" office:value-type="float" office:value="577">
            <text:p>577</text:p>
          </table:table-cell>
          <table:table-cell table:style-name="ce41" office:value-type="float" office:value="1859">
            <text:p>1859</text:p>
          </table:table-cell>
          <table:table-cell table:style-name="ce49" office:value-type="string">
            <text:p>janani.a@ivtlinfoview.co.jp</text:p>
          </table:table-cell>
          <table:table-cell table:style-name="ce51" office:value-type="string">
            <text:p>Janani Anbazhagan</text:p>
          </table:table-cell>
        </table:table-row>
        <table:table-row table:style-name="ro2">
          <table:table-cell/>
          <table:table-cell table:style-name="ce41" office:value-type="float" office:value="578">
            <text:p>578</text:p>
          </table:table-cell>
          <table:table-cell table:style-name="ce41" office:value-type="float" office:value="1862">
            <text:p>1862</text:p>
          </table:table-cell>
          <table:table-cell table:style-name="ce49" office:value-type="string">
            <text:p>charanya.r@ivtlinfoview.co.jp</text:p>
          </table:table-cell>
          <table:table-cell table:style-name="ce51" office:value-type="string">
            <text:p>Charanya Radhakrishnan</text:p>
          </table:table-cell>
        </table:table-row>
        <table:table-row table:style-name="ro2">
          <table:table-cell/>
          <table:table-cell table:style-name="ce41" office:value-type="float" office:value="579">
            <text:p>579</text:p>
          </table:table-cell>
          <table:table-cell table:style-name="ce41" office:value-type="float" office:value="1863">
            <text:p>1863</text:p>
          </table:table-cell>
          <table:table-cell table:style-name="ce49" office:value-type="string">
            <text:p>gomathi.g@ivtlinfoview.co.jp</text:p>
          </table:table-cell>
          <table:table-cell table:style-name="ce51" office:value-type="string">
            <text:p>Gomathi Guhan</text:p>
          </table:table-cell>
        </table:table-row>
        <table:table-row table:style-name="ro2">
          <table:table-cell/>
          <table:table-cell table:style-name="ce41" office:value-type="float" office:value="580">
            <text:p>580</text:p>
          </table:table-cell>
          <table:table-cell table:style-name="ce41" office:value-type="float" office:value="1864">
            <text:p>1864</text:p>
          </table:table-cell>
          <table:table-cell table:style-name="ce49" office:value-type="string">
            <text:p>kathiresan.r@ivtlinfoview.co.jp</text:p>
          </table:table-cell>
          <table:table-cell table:style-name="ce51" office:value-type="string">
            <text:p>Kathiresan Ravichandran</text:p>
          </table:table-cell>
        </table:table-row>
        <table:table-row table:style-name="ro2">
          <table:table-cell/>
          <table:table-cell table:style-name="ce41" office:value-type="float" office:value="581">
            <text:p>581</text:p>
          </table:table-cell>
          <table:table-cell table:style-name="ce41" office:value-type="float" office:value="1866">
            <text:p>1866</text:p>
          </table:table-cell>
          <table:table-cell table:style-name="ce49" office:value-type="string">
            <text:p>abenaya.k@ivtlinfoview.co.jp</text:p>
          </table:table-cell>
          <table:table-cell table:style-name="ce51" office:value-type="string">
            <text:p>Abenaya @ Anu Kannan</text:p>
          </table:table-cell>
        </table:table-row>
        <table:table-row table:style-name="ro2">
          <table:table-cell/>
          <table:table-cell table:style-name="ce41" office:value-type="float" office:value="582">
            <text:p>582</text:p>
          </table:table-cell>
          <table:table-cell table:style-name="ce41" office:value-type="float" office:value="1867">
            <text:p>1867</text:p>
          </table:table-cell>
          <table:table-cell table:style-name="ce49" office:value-type="string">
            <text:p>vishalatchi.s@ivtlinfoview.co.jp</text:p>
          </table:table-cell>
          <table:table-cell table:style-name="ce51" office:value-type="string">
            <text:p>Vishalatchi Subramanian</text:p>
          </table:table-cell>
        </table:table-row>
        <table:table-row table:style-name="ro2">
          <table:table-cell/>
          <table:table-cell table:style-name="ce41" office:value-type="float" office:value="583">
            <text:p>583</text:p>
          </table:table-cell>
          <table:table-cell table:style-name="ce41" office:value-type="float" office:value="1868">
            <text:p>1868</text:p>
          </table:table-cell>
          <table:table-cell table:style-name="ce49" office:value-type="string">
            <text:p>swetha.r@ivtlinfoview.co.jp</text:p>
          </table:table-cell>
          <table:table-cell table:style-name="ce51" office:value-type="string">
            <text:p>Swetha Rajasekar</text:p>
          </table:table-cell>
        </table:table-row>
        <table:table-row table:style-name="ro2">
          <table:table-cell/>
          <table:table-cell table:style-name="ce41" office:value-type="float" office:value="584">
            <text:p>584</text:p>
          </table:table-cell>
          <table:table-cell table:style-name="ce41" office:value-type="float" office:value="1869">
            <text:p>1869</text:p>
          </table:table-cell>
          <table:table-cell table:style-name="ce49" office:value-type="string">
            <text:p>praveenkumar.s3@ivtlinfoview.co.jp</text:p>
          </table:table-cell>
          <table:table-cell table:style-name="ce51" office:value-type="string">
            <text:p>Praveen Kumar Sivan</text:p>
          </table:table-cell>
        </table:table-row>
        <table:table-row table:style-name="ro2">
          <table:table-cell/>
          <table:table-cell table:style-name="ce41" office:value-type="float" office:value="585">
            <text:p>585</text:p>
          </table:table-cell>
          <table:table-cell table:style-name="ce41" office:value-type="float" office:value="1874">
            <text:p>1874</text:p>
          </table:table-cell>
          <table:table-cell table:style-name="ce49" office:value-type="string">
            <text:p>aravind.b@ivtlinfoview.co.jp</text:p>
          </table:table-cell>
          <table:table-cell table:style-name="ce51" office:value-type="string">
            <text:p>Aravind Baskaran</text:p>
          </table:table-cell>
        </table:table-row>
        <table:table-row table:style-name="ro2">
          <table:table-cell/>
          <table:table-cell table:style-name="ce41" office:value-type="float" office:value="586">
            <text:p>586</text:p>
          </table:table-cell>
          <table:table-cell table:style-name="ce41" office:value-type="float" office:value="1875">
            <text:p>1875</text:p>
          </table:table-cell>
          <table:table-cell table:style-name="ce49" office:value-type="string">
            <text:p>tamizh.e@ivtlinfoview.co.jp</text:p>
          </table:table-cell>
          <table:table-cell table:style-name="ce51" office:value-type="string">
            <text:p>Tamizh Elakkiya Singaravelu</text:p>
          </table:table-cell>
        </table:table-row>
        <table:table-row table:style-name="ro2">
          <table:table-cell/>
          <table:table-cell table:style-name="ce41" office:value-type="float" office:value="587">
            <text:p>587</text:p>
          </table:table-cell>
          <table:table-cell table:style-name="ce41" office:value-type="float" office:value="1879">
            <text:p>1879</text:p>
          </table:table-cell>
          <table:table-cell table:style-name="ce49" office:value-type="string">
            <text:p>hariharan.g@ivtlinfoview.co.jp</text:p>
          </table:table-cell>
          <table:table-cell table:style-name="ce51" office:value-type="string">
            <text:p>Hariharan Ganesan</text:p>
          </table:table-cell>
        </table:table-row>
        <table:table-row table:style-name="ro2">
          <table:table-cell/>
          <table:table-cell table:style-name="ce41" office:value-type="float" office:value="588">
            <text:p>588</text:p>
          </table:table-cell>
          <table:table-cell table:style-name="ce41" office:value-type="float" office:value="1881">
            <text:p>1881</text:p>
          </table:table-cell>
          <table:table-cell table:style-name="ce49" office:value-type="string">
            <text:p>vignesh.a1@ivtlinfoview.co.jp</text:p>
          </table:table-cell>
          <table:table-cell table:style-name="ce51" office:value-type="string">
            <text:p>Vignesh Ayyappan</text:p>
          </table:table-cell>
        </table:table-row>
        <table:table-row table:style-name="ro2">
          <table:table-cell/>
          <table:table-cell table:style-name="ce41" office:value-type="float" office:value="589">
            <text:p>589</text:p>
          </table:table-cell>
          <table:table-cell table:style-name="ce41" office:value-type="float" office:value="1882">
            <text:p>1882</text:p>
          </table:table-cell>
          <table:table-cell table:style-name="ce49" office:value-type="string">
            <text:p>dinesh.k@ivtlinfoview.co.jp</text:p>
          </table:table-cell>
          <table:table-cell table:style-name="ce51" office:value-type="string">
            <text:p>Dinesh Kanaram</text:p>
          </table:table-cell>
        </table:table-row>
        <table:table-row table:style-name="ro2">
          <table:table-cell/>
          <table:table-cell table:style-name="ce41" office:value-type="float" office:value="590">
            <text:p>590</text:p>
          </table:table-cell>
          <table:table-cell table:style-name="ce41" office:value-type="float" office:value="1883">
            <text:p>1883</text:p>
          </table:table-cell>
          <table:table-cell table:style-name="ce49" office:value-type="string">
            <text:p>sathish.s1@ivtlinfoview.co.jp</text:p>
          </table:table-cell>
          <table:table-cell table:style-name="ce51" office:value-type="string">
            <text:p>Sathish Surendran</text:p>
          </table:table-cell>
        </table:table-row>
        <table:table-row table:style-name="ro2">
          <table:table-cell/>
          <table:table-cell table:style-name="ce41" office:value-type="float" office:value="591">
            <text:p>591</text:p>
          </table:table-cell>
          <table:table-cell table:style-name="ce41" office:value-type="float" office:value="1886">
            <text:p>1886</text:p>
          </table:table-cell>
          <table:table-cell table:style-name="ce49" office:value-type="string">
            <text:p>shyedbilal.s@ivtlinfoview.co.jp</text:p>
          </table:table-cell>
          <table:table-cell table:style-name="ce51" office:value-type="string">
            <text:p>Shyed Bilal Shajahan</text:p>
          </table:table-cell>
        </table:table-row>
        <table:table-row table:style-name="ro2">
          <table:table-cell/>
          <table:table-cell table:style-name="ce41" office:value-type="float" office:value="592">
            <text:p>592</text:p>
          </table:table-cell>
          <table:table-cell table:style-name="ce41" office:value-type="float" office:value="1894">
            <text:p>1894</text:p>
          </table:table-cell>
          <table:table-cell table:style-name="ce49" office:value-type="string">
            <text:p>ramkumar.m@ivtlinfoview.co.jp</text:p>
          </table:table-cell>
          <table:table-cell table:style-name="ce51" office:value-type="string">
            <text:p>Ram Kumar Manavalan</text:p>
          </table:table-cell>
        </table:table-row>
        <table:table-row table:style-name="ro2">
          <table:table-cell/>
          <table:table-cell table:style-name="ce41" office:value-type="float" office:value="593">
            <text:p>593</text:p>
          </table:table-cell>
          <table:table-cell table:style-name="ce41" office:value-type="float" office:value="1895">
            <text:p>1895</text:p>
          </table:table-cell>
          <table:table-cell table:style-name="ce49" office:value-type="string">
            <text:p>venkatesh.v1@ivtlinfoview.co.jp</text:p>
          </table:table-cell>
          <table:table-cell table:style-name="ce51" office:value-type="string">
            <text:p>Venkatesh Velumani</text:p>
          </table:table-cell>
        </table:table-row>
        <table:table-row table:style-name="ro2">
          <table:table-cell/>
          <table:table-cell table:style-name="ce41" office:value-type="float" office:value="594">
            <text:p>594</text:p>
          </table:table-cell>
          <table:table-cell table:style-name="ce41" office:value-type="float" office:value="1897">
            <text:p>1897</text:p>
          </table:table-cell>
          <table:table-cell table:style-name="ce49" office:value-type="string">
            <text:p>hari.r@ivtlinfoview.co.jp</text:p>
          </table:table-cell>
          <table:table-cell table:style-name="ce51" office:value-type="string">
            <text:p>Hari Ramasamy</text:p>
          </table:table-cell>
        </table:table-row>
        <table:table-row table:style-name="ro2">
          <table:table-cell/>
          <table:table-cell table:style-name="ce41" office:value-type="float" office:value="595">
            <text:p>595</text:p>
          </table:table-cell>
          <table:table-cell table:style-name="ce41" office:value-type="float" office:value="1900">
            <text:p>1900</text:p>
          </table:table-cell>
          <table:table-cell table:style-name="ce49" office:value-type="string">
            <text:p>sathiyamoorthy.r@ivtlinfoview.co.jp</text:p>
          </table:table-cell>
          <table:table-cell table:style-name="ce51" office:value-type="string">
            <text:p>Sathiyamoorthy R</text:p>
          </table:table-cell>
        </table:table-row>
        <table:table-row table:style-name="ro2">
          <table:table-cell/>
          <table:table-cell table:style-name="ce41" office:value-type="float" office:value="596">
            <text:p>596</text:p>
          </table:table-cell>
          <table:table-cell table:style-name="ce41" office:value-type="float" office:value="1905">
            <text:p>1905</text:p>
          </table:table-cell>
          <table:table-cell table:style-name="ce49" office:value-type="string">
            <text:p>sathishkumar.s@ivtlinfoview.co.jp</text:p>
          </table:table-cell>
          <table:table-cell table:style-name="ce51" office:value-type="string">
            <text:p>Sathish Kumar Seetharaman</text:p>
          </table:table-cell>
        </table:table-row>
        <table:table-row table:style-name="ro2">
          <table:table-cell/>
          <table:table-cell table:style-name="ce41" office:value-type="float" office:value="597">
            <text:p>597</text:p>
          </table:table-cell>
          <table:table-cell table:style-name="ce41" office:value-type="float" office:value="1907">
            <text:p>1907</text:p>
          </table:table-cell>
          <table:table-cell table:style-name="ce49" office:value-type="string">
            <text:p>meganathan.j@ivtlinfoview.co.jp</text:p>
          </table:table-cell>
          <table:table-cell table:style-name="ce51" office:value-type="string">
            <text:p>Meganathan Janaki Rajendran</text:p>
          </table:table-cell>
        </table:table-row>
        <table:table-row table:style-name="ro2">
          <table:table-cell/>
          <table:table-cell table:style-name="ce41" office:value-type="float" office:value="598">
            <text:p>598</text:p>
          </table:table-cell>
          <table:table-cell table:style-name="ce41" office:value-type="float" office:value="1911">
            <text:p>1911</text:p>
          </table:table-cell>
          <table:table-cell table:style-name="ce49" office:value-type="string">
            <text:p>shivasai.c@ivtlinfoview.co.jp</text:p>
          </table:table-cell>
          <table:table-cell table:style-name="ce51" office:value-type="string">
            <text:p>Shiva Sai Chandra Sekhar Reddy</text:p>
          </table:table-cell>
        </table:table-row>
        <table:table-row table:style-name="ro2">
          <table:table-cell/>
          <table:table-cell table:style-name="ce41" office:value-type="float" office:value="599">
            <text:p>599</text:p>
          </table:table-cell>
          <table:table-cell table:style-name="ce41" office:value-type="float" office:value="1915">
            <text:p>1915</text:p>
          </table:table-cell>
          <table:table-cell table:style-name="ce49" office:value-type="string">
            <text:p>sankaranarayanan.s@ivtlinfoview.co.jp</text:p>
          </table:table-cell>
          <table:table-cell table:style-name="ce51" office:value-type="string">
            <text:p>Sankaranarayanan S</text:p>
          </table:table-cell>
        </table:table-row>
        <table:table-row table:style-name="ro2">
          <table:table-cell/>
          <table:table-cell table:style-name="ce41" office:value-type="float" office:value="600">
            <text:p>600</text:p>
          </table:table-cell>
          <table:table-cell table:style-name="ce41" office:value-type="float" office:value="1929">
            <text:p>1929</text:p>
          </table:table-cell>
          <table:table-cell table:style-name="ce49" office:value-type="string">
            <text:p>girija.b@ivtlinfoview.co.jp</text:p>
          </table:table-cell>
          <table:table-cell table:style-name="ce51" office:value-type="string">
            <text:p>Girija B</text:p>
          </table:table-cell>
        </table:table-row>
        <table:table-row table:style-name="ro2">
          <table:table-cell/>
          <table:table-cell table:style-name="ce41" office:value-type="float" office:value="601">
            <text:p>601</text:p>
          </table:table-cell>
          <table:table-cell table:style-name="ce41" office:value-type="float" office:value="1930">
            <text:p>1930</text:p>
          </table:table-cell>
          <table:table-cell table:style-name="ce49" office:value-type="string">
            <text:p>bhuvaneswari.v@ivtlinfoview.co.jp</text:p>
          </table:table-cell>
          <table:table-cell table:style-name="ce51" office:value-type="string">
            <text:p>Bhuvaneswari Venkateswaran</text:p>
          </table:table-cell>
        </table:table-row>
        <table:table-row table:style-name="ro2">
          <table:table-cell/>
          <table:table-cell table:style-name="ce41" office:value-type="float" office:value="602">
            <text:p>602</text:p>
          </table:table-cell>
          <table:table-cell table:style-name="ce41" office:value-type="float" office:value="1931">
            <text:p>1931</text:p>
          </table:table-cell>
          <table:table-cell table:style-name="ce49" office:value-type="string">
            <text:p>muthuraj.g@ivtlinfoview.co.jp</text:p>
          </table:table-cell>
          <table:table-cell table:style-name="ce51" office:value-type="string">
            <text:p>Muthuraj Gnanasekaran</text:p>
          </table:table-cell>
        </table:table-row>
        <table:table-row table:style-name="ro2">
          <table:table-cell/>
          <table:table-cell table:style-name="ce41" office:value-type="float" office:value="603">
            <text:p>603</text:p>
          </table:table-cell>
          <table:table-cell table:style-name="ce41" office:value-type="float" office:value="1933">
            <text:p>1933</text:p>
          </table:table-cell>
          <table:table-cell table:style-name="ce49" office:value-type="string">
            <text:p>balakrishnan.b@ivtlinfoview.co.jp</text:p>
          </table:table-cell>
          <table:table-cell table:style-name="ce51" office:value-type="string">
            <text:p>Balakrishnan Boominathan</text:p>
          </table:table-cell>
        </table:table-row>
        <table:table-row table:style-name="ro2">
          <table:table-cell/>
          <table:table-cell table:style-name="ce41" office:value-type="float" office:value="604">
            <text:p>604</text:p>
          </table:table-cell>
          <table:table-cell table:style-name="ce41" office:value-type="float" office:value="1936">
            <text:p>1936</text:p>
          </table:table-cell>
          <table:table-cell table:style-name="ce49" office:value-type="string">
            <text:p>suryakumar.s@ivtlinfoview.co.jp</text:p>
          </table:table-cell>
          <table:table-cell table:style-name="ce51" office:value-type="string">
            <text:p>Surya Kumar S</text:p>
          </table:table-cell>
        </table:table-row>
        <table:table-row table:style-name="ro2">
          <table:table-cell/>
          <table:table-cell table:style-name="ce41" office:value-type="float" office:value="605">
            <text:p>605</text:p>
          </table:table-cell>
          <table:table-cell table:style-name="ce41" office:value-type="float" office:value="1941">
            <text:p>1941</text:p>
          </table:table-cell>
          <table:table-cell table:style-name="ce49" office:value-type="string">
            <text:p>ramkumar.s1@ivtlinfoview.co.jp</text:p>
          </table:table-cell>
          <table:table-cell table:style-name="ce51" office:value-type="string">
            <text:p>Ramkumar Selvaraj</text:p>
          </table:table-cell>
        </table:table-row>
        <table:table-row table:style-name="ro2">
          <table:table-cell/>
          <table:table-cell table:style-name="ce41" office:value-type="float" office:value="606">
            <text:p>606</text:p>
          </table:table-cell>
          <table:table-cell table:style-name="ce41" office:value-type="float" office:value="1947">
            <text:p>1947</text:p>
          </table:table-cell>
          <table:table-cell table:style-name="ce49" office:value-type="string">
            <text:p>vignesh.s2@ivtlinfoview.co.jp</text:p>
          </table:table-cell>
          <table:table-cell table:style-name="ce51" office:value-type="string">
            <text:p>Vignesh Sathasivam</text:p>
          </table:table-cell>
        </table:table-row>
        <table:table-row table:style-name="ro2">
          <table:table-cell/>
          <table:table-cell table:style-name="ce41" office:value-type="float" office:value="607">
            <text:p>607</text:p>
          </table:table-cell>
          <table:table-cell table:style-name="ce41" office:value-type="float" office:value="1952">
            <text:p>1952</text:p>
          </table:table-cell>
          <table:table-cell table:style-name="ce49" office:value-type="string">
            <text:p>pugaludaiyar.j@ivtlinfoview.co.jp</text:p>
          </table:table-cell>
          <table:table-cell table:style-name="ce51" office:value-type="string">
            <text:p>Pugal Udaiyar Pugal Udaiyar</text:p>
          </table:table-cell>
        </table:table-row>
        <table:table-row table:style-name="ro2">
          <table:table-cell/>
          <table:table-cell table:style-name="ce41" office:value-type="float" office:value="608">
            <text:p>608</text:p>
          </table:table-cell>
          <table:table-cell table:style-name="ce41" office:value-type="float" office:value="1953">
            <text:p>1953</text:p>
          </table:table-cell>
          <table:table-cell table:style-name="ce49" office:value-type="string">
            <text:p>prabakaran.r@ivtlinfoview.co.jp</text:p>
          </table:table-cell>
          <table:table-cell table:style-name="ce51" office:value-type="string">
            <text:p>Prabakaran Ramaiya</text:p>
          </table:table-cell>
        </table:table-row>
        <table:table-row table:style-name="ro2">
          <table:table-cell/>
          <table:table-cell table:style-name="ce41" office:value-type="float" office:value="609">
            <text:p>609</text:p>
          </table:table-cell>
          <table:table-cell table:style-name="ce41" office:value-type="float" office:value="1957">
            <text:p>1957</text:p>
          </table:table-cell>
          <table:table-cell table:style-name="ce49" office:value-type="string">
            <text:p>prakash.k@ivtlinfoview.co.jp</text:p>
          </table:table-cell>
          <table:table-cell table:style-name="ce51" office:value-type="string">
            <text:p>Prakash Kumar</text:p>
          </table:table-cell>
        </table:table-row>
        <table:table-row table:style-name="ro2">
          <table:table-cell/>
          <table:table-cell table:style-name="ce41" office:value-type="float" office:value="610">
            <text:p>610</text:p>
          </table:table-cell>
          <table:table-cell table:style-name="ce41" office:value-type="float" office:value="1959">
            <text:p>1959</text:p>
          </table:table-cell>
          <table:table-cell table:style-name="ce49" office:value-type="string">
            <text:p>sarath.k@ivtlinfoview.co.jp</text:p>
          </table:table-cell>
          <table:table-cell table:style-name="ce51" office:value-type="string">
            <text:p>SarathKumar Madheswaran</text:p>
          </table:table-cell>
        </table:table-row>
        <table:table-row table:style-name="ro2">
          <table:table-cell/>
          <table:table-cell table:style-name="ce41" office:value-type="float" office:value="611">
            <text:p>611</text:p>
          </table:table-cell>
          <table:table-cell table:style-name="ce41" office:value-type="float" office:value="1962">
            <text:p>1962</text:p>
          </table:table-cell>
          <table:table-cell table:style-name="ce49" office:value-type="string">
            <text:p>joestephanraj.u@ivtlinfoview.co.jp</text:p>
          </table:table-cell>
          <table:table-cell table:style-name="ce51" office:value-type="string">
            <text:p>Joe Stephan Raj Uthiriyam</text:p>
          </table:table-cell>
        </table:table-row>
        <table:table-row table:style-name="ro2">
          <table:table-cell/>
          <table:table-cell table:style-name="ce41" office:value-type="float" office:value="612">
            <text:p>612</text:p>
          </table:table-cell>
          <table:table-cell table:style-name="ce41" office:value-type="float" office:value="1965">
            <text:p>1965</text:p>
          </table:table-cell>
          <table:table-cell table:style-name="ce49" office:value-type="string">
            <text:p>pachiyannan.m@ivtlinfoview.co.jp</text:p>
          </table:table-cell>
          <table:table-cell table:style-name="ce51" office:value-type="string">
            <text:p>Pachiyannan Murugesh</text:p>
          </table:table-cell>
        </table:table-row>
        <table:table-row table:style-name="ro2">
          <table:table-cell/>
          <table:table-cell table:style-name="ce41" office:value-type="float" office:value="613">
            <text:p>613</text:p>
          </table:table-cell>
          <table:table-cell table:style-name="ce41" office:value-type="float" office:value="1975">
            <text:p>1975</text:p>
          </table:table-cell>
          <table:table-cell table:style-name="ce49" office:value-type="string">
            <text:p>wajeehakathoon.j@ivtlinfoview.co.jp</text:p>
          </table:table-cell>
          <table:table-cell table:style-name="ce51" office:value-type="string">
            <text:p>Wajeeha Kathoon Jameel Khan</text:p>
          </table:table-cell>
        </table:table-row>
        <table:table-row table:style-name="ro2">
          <table:table-cell/>
          <table:table-cell table:style-name="ce41" office:value-type="float" office:value="614">
            <text:p>614</text:p>
          </table:table-cell>
          <table:table-cell table:style-name="ce41" office:value-type="float" office:value="1979">
            <text:p>1979</text:p>
          </table:table-cell>
          <table:table-cell table:style-name="ce49" office:value-type="string">
            <text:p>sathya.s@ivtlinfoview.co.jp</text:p>
          </table:table-cell>
          <table:table-cell table:style-name="ce51" office:value-type="string">
            <text:p>Sathya S</text:p>
          </table:table-cell>
        </table:table-row>
        <table:table-row table:style-name="ro2">
          <table:table-cell/>
          <table:table-cell table:style-name="ce41" office:value-type="float" office:value="615">
            <text:p>615</text:p>
          </table:table-cell>
          <table:table-cell table:style-name="ce41" office:value-type="float" office:value="1980">
            <text:p>1980</text:p>
          </table:table-cell>
          <table:table-cell table:style-name="ce49" office:value-type="string">
            <text:p>keerthika.r@ivtlinfoview.co.jp</text:p>
          </table:table-cell>
          <table:table-cell table:style-name="ce51" office:value-type="string">
            <text:p>Keerthika Raja</text:p>
          </table:table-cell>
        </table:table-row>
        <table:table-row table:style-name="ro2">
          <table:table-cell/>
          <table:table-cell table:style-name="ce41" office:value-type="float" office:value="616">
            <text:p>616</text:p>
          </table:table-cell>
          <table:table-cell table:style-name="ce41" office:value-type="float" office:value="1981">
            <text:p>1981</text:p>
          </table:table-cell>
          <table:table-cell table:style-name="ce49" office:value-type="string">
            <text:p>akila.j@ivtlinfoview.co.jp</text:p>
          </table:table-cell>
          <table:table-cell table:style-name="ce51" office:value-type="string">
            <text:p>Akila Jayaraman</text:p>
          </table:table-cell>
        </table:table-row>
        <table:table-row table:style-name="ro2">
          <table:table-cell/>
          <table:table-cell table:style-name="ce41" office:value-type="float" office:value="617">
            <text:p>617</text:p>
          </table:table-cell>
          <table:table-cell table:style-name="ce41" office:value-type="float" office:value="1983">
            <text:p>1983</text:p>
          </table:table-cell>
          <table:table-cell table:style-name="ce49" office:value-type="string">
            <text:p>vidhya.b@ivtlinfoview.co.jp</text:p>
          </table:table-cell>
          <table:table-cell table:style-name="ce51" office:value-type="string">
            <text:p>Vidhya Balakrishnan</text:p>
          </table:table-cell>
        </table:table-row>
        <table:table-row table:style-name="ro2">
          <table:table-cell/>
          <table:table-cell table:style-name="ce41" office:value-type="float" office:value="618">
            <text:p>618</text:p>
          </table:table-cell>
          <table:table-cell table:style-name="ce41" office:value-type="float" office:value="1987">
            <text:p>1987</text:p>
          </table:table-cell>
          <table:table-cell table:style-name="ce49" office:value-type="string">
            <text:p>kajal.c@ivtlinfoview.co.jp</text:p>
          </table:table-cell>
          <table:table-cell table:style-name="ce51" office:value-type="string">
            <text:p>Kajal Chellappan</text:p>
          </table:table-cell>
        </table:table-row>
        <table:table-row table:style-name="ro2">
          <table:table-cell/>
          <table:table-cell table:style-name="ce41" office:value-type="float" office:value="619">
            <text:p>619</text:p>
          </table:table-cell>
          <table:table-cell table:style-name="ce41" office:value-type="float" office:value="1991">
            <text:p>1991</text:p>
          </table:table-cell>
          <table:table-cell table:style-name="ce49" office:value-type="string">
            <text:p>gowthamkumar.t@ivtlinfoview.co.jp</text:p>
          </table:table-cell>
          <table:table-cell table:style-name="ce51" office:value-type="string">
            <text:p>Gowtham Kumar Thangaraj</text:p>
          </table:table-cell>
        </table:table-row>
        <table:table-row table:style-name="ro2">
          <table:table-cell/>
          <table:table-cell table:style-name="ce41" office:value-type="float" office:value="620">
            <text:p>620</text:p>
          </table:table-cell>
          <table:table-cell table:style-name="ce41" office:value-type="float" office:value="1997">
            <text:p>1997</text:p>
          </table:table-cell>
          <table:table-cell table:style-name="ce49" office:value-type="string">
            <text:p>jeffersonsongdavid.k@ivtlinfoview.co.jp</text:p>
          </table:table-cell>
          <table:table-cell table:style-name="ce51" office:value-type="string">
            <text:p>Jefferson Song David Kingston</text:p>
          </table:table-cell>
        </table:table-row>
        <table:table-row table:style-name="ro2">
          <table:table-cell/>
          <table:table-cell table:style-name="ce41" office:value-type="float" office:value="621">
            <text:p>621</text:p>
          </table:table-cell>
          <table:table-cell table:style-name="ce41" office:value-type="float" office:value="1999">
            <text:p>1999</text:p>
          </table:table-cell>
          <table:table-cell table:style-name="ce49" office:value-type="string">
            <text:p>balasubramanyam.s@ivtlinfoview.co.jp</text:p>
          </table:table-cell>
          <table:table-cell table:style-name="ce51" office:value-type="string">
            <text:p>Balasubramanyam Sajja</text:p>
          </table:table-cell>
        </table:table-row>
        <table:table-row table:style-name="ro2">
          <table:table-cell/>
          <table:table-cell table:style-name="ce41" office:value-type="float" office:value="622">
            <text:p>622</text:p>
          </table:table-cell>
          <table:table-cell table:style-name="ce41" office:value-type="float" office:value="2003">
            <text:p>2003</text:p>
          </table:table-cell>
          <table:table-cell table:style-name="ce49" office:value-type="string">
            <text:p>mouryachandrachittabathina.m@ivtlinfoview.co.jp</text:p>
          </table:table-cell>
          <table:table-cell table:style-name="ce51" office:value-type="string">
            <text:p>Mourya Chandra Chittabathina Malakondaiah</text:p>
          </table:table-cell>
        </table:table-row>
        <table:table-row table:style-name="ro2">
          <table:table-cell/>
          <table:table-cell table:style-name="ce41" office:value-type="float" office:value="623">
            <text:p>623</text:p>
          </table:table-cell>
          <table:table-cell table:style-name="ce41" office:value-type="float" office:value="2004">
            <text:p>2004</text:p>
          </table:table-cell>
          <table:table-cell table:style-name="ce49" office:value-type="string">
            <text:p>nirmal.k@ivtlinfoview.co.jp</text:p>
          </table:table-cell>
          <table:table-cell table:style-name="ce51" office:value-type="string">
            <text:p>Nirmal Kumar</text:p>
          </table:table-cell>
        </table:table-row>
        <table:table-row table:style-name="ro2">
          <table:table-cell/>
          <table:table-cell table:style-name="ce41" office:value-type="float" office:value="624">
            <text:p>624</text:p>
          </table:table-cell>
          <table:table-cell table:style-name="ce41" office:value-type="float" office:value="2005">
            <text:p>2005</text:p>
          </table:table-cell>
          <table:table-cell table:style-name="ce49" office:value-type="string">
            <text:p>vineesha.p@ivtlinfoview.co.jp</text:p>
          </table:table-cell>
          <table:table-cell table:style-name="ce51" office:value-type="string">
            <text:p>Vineesha P K</text:p>
          </table:table-cell>
        </table:table-row>
        <table:table-row table:style-name="ro2">
          <table:table-cell/>
          <table:table-cell table:style-name="ce41" office:value-type="float" office:value="625">
            <text:p>625</text:p>
          </table:table-cell>
          <table:table-cell table:style-name="ce41" office:value-type="float" office:value="2006">
            <text:p>2006</text:p>
          </table:table-cell>
          <table:table-cell table:style-name="ce49" office:value-type="string">
            <text:p>anusha.w@ivtlinfoview.co.jp</text:p>
          </table:table-cell>
          <table:table-cell table:style-name="ce51" office:value-type="string">
            <text:p>Anusha Wilson</text:p>
          </table:table-cell>
        </table:table-row>
        <table:table-row table:style-name="ro2">
          <table:table-cell/>
          <table:table-cell table:style-name="ce41" office:value-type="float" office:value="626">
            <text:p>626</text:p>
          </table:table-cell>
          <table:table-cell table:style-name="ce41" office:value-type="float" office:value="2012">
            <text:p>2012</text:p>
          </table:table-cell>
          <table:table-cell table:style-name="ce49" office:value-type="string">
            <text:p>sangeetha.p@ivtlinfoview.co.jp</text:p>
          </table:table-cell>
          <table:table-cell table:style-name="ce51" office:value-type="string">
            <text:p>Sangeetha Palan</text:p>
          </table:table-cell>
        </table:table-row>
        <table:table-row table:style-name="ro2">
          <table:table-cell/>
          <table:table-cell table:style-name="ce41" office:value-type="float" office:value="627">
            <text:p>627</text:p>
          </table:table-cell>
          <table:table-cell table:style-name="ce41" office:value-type="float" office:value="2013">
            <text:p>2013</text:p>
          </table:table-cell>
          <table:table-cell table:style-name="ce49" office:value-type="string">
            <text:p>pallavi.p@ivtlinfoview.co.jp</text:p>
          </table:table-cell>
          <table:table-cell table:style-name="ce51" office:value-type="string">
            <text:p>Pallavi Parameshwara</text:p>
          </table:table-cell>
        </table:table-row>
        <table:table-row table:style-name="ro2">
          <table:table-cell/>
          <table:table-cell table:style-name="ce41" office:value-type="float" office:value="628">
            <text:p>628</text:p>
          </table:table-cell>
          <table:table-cell table:style-name="ce41" office:value-type="float" office:value="2025">
            <text:p>2025</text:p>
          </table:table-cell>
          <table:table-cell table:style-name="ce49" office:value-type="string">
            <text:p>snavaneetha.k@ivtlinfoview.co.jp</text:p>
          </table:table-cell>
          <table:table-cell table:style-name="ce51" office:value-type="string">
            <text:p>S Navaneetha Krishnan</text:p>
          </table:table-cell>
        </table:table-row>
        <table:table-row table:style-name="ro2">
          <table:table-cell/>
          <table:table-cell table:style-name="ce41" office:value-type="float" office:value="629">
            <text:p>629</text:p>
          </table:table-cell>
          <table:table-cell table:style-name="ce41" office:value-type="float" office:value="2031">
            <text:p>2031</text:p>
          </table:table-cell>
          <table:table-cell table:style-name="ce49" office:value-type="string">
            <text:p>rahma.u@ivtlinfoview.co.jp</text:p>
          </table:table-cell>
          <table:table-cell table:style-name="ce51" office:value-type="string">
            <text:p>Rahma Ummerkutty</text:p>
          </table:table-cell>
        </table:table-row>
        <table:table-row table:style-name="ro2">
          <table:table-cell/>
          <table:table-cell table:style-name="ce41" office:value-type="float" office:value="630">
            <text:p>630</text:p>
          </table:table-cell>
          <table:table-cell table:style-name="ce41" office:value-type="float" office:value="2036">
            <text:p>2036</text:p>
          </table:table-cell>
          <table:table-cell table:style-name="ce49" office:value-type="string">
            <text:p>sibichandran.a@ivtlinfoview.co.jp</text:p>
          </table:table-cell>
          <table:table-cell table:style-name="ce51" office:value-type="string">
            <text:p>Sibichandran Ammasi</text:p>
          </table:table-cell>
        </table:table-row>
        <table:table-row table:style-name="ro2">
          <table:table-cell/>
          <table:table-cell table:style-name="ce41" office:value-type="float" office:value="631">
            <text:p>631</text:p>
          </table:table-cell>
          <table:table-cell table:style-name="ce41" office:value-type="float" office:value="2041">
            <text:p>2041</text:p>
          </table:table-cell>
          <table:table-cell table:style-name="ce49" office:value-type="string">
            <text:p>sathish.s@ivtlinfoview.co.jp</text:p>
          </table:table-cell>
          <table:table-cell table:style-name="ce51" office:value-type="string">
            <text:p>Sathish Selvaraj</text:p>
          </table:table-cell>
        </table:table-row>
        <table:table-row table:style-name="ro2">
          <table:table-cell/>
          <table:table-cell table:style-name="ce41" office:value-type="float" office:value="632">
            <text:p>632</text:p>
          </table:table-cell>
          <table:table-cell table:style-name="ce41" office:value-type="float" office:value="2046">
            <text:p>2046</text:p>
          </table:table-cell>
          <table:table-cell table:style-name="ce49" office:value-type="string">
            <text:p>naveen.p@ivtlinfoview.co.jp</text:p>
          </table:table-cell>
          <table:table-cell table:style-name="ce51" office:value-type="string">
            <text:p>Naveen Parthiban</text:p>
          </table:table-cell>
        </table:table-row>
        <table:table-row table:style-name="ro2">
          <table:table-cell/>
          <table:table-cell table:style-name="ce41" office:value-type="float" office:value="633">
            <text:p>633</text:p>
          </table:table-cell>
          <table:table-cell table:style-name="ce41" office:value-type="float" office:value="2047">
            <text:p>2047</text:p>
          </table:table-cell>
          <table:table-cell table:style-name="ce49" office:value-type="string">
            <text:p>hemapriya.b@ivtlinfoview.co.jp</text:p>
          </table:table-cell>
          <table:table-cell table:style-name="ce51" office:value-type="string">
            <text:p>Hemapriya Babu</text:p>
          </table:table-cell>
        </table:table-row>
        <table:table-row table:style-name="ro2">
          <table:table-cell/>
          <table:table-cell table:style-name="ce41" office:value-type="float" office:value="634">
            <text:p>634</text:p>
          </table:table-cell>
          <table:table-cell table:style-name="ce41" office:value-type="float" office:value="2053">
            <text:p>2053</text:p>
          </table:table-cell>
          <table:table-cell table:style-name="ce49" office:value-type="string">
            <text:p>prabu.s@ivtlinfoview.co.jp</text:p>
          </table:table-cell>
          <table:table-cell table:style-name="ce51" office:value-type="string">
            <text:p>Prabu Selvaraj</text:p>
          </table:table-cell>
        </table:table-row>
        <table:table-row table:style-name="ro2">
          <table:table-cell/>
          <table:table-cell table:style-name="ce41" office:value-type="float" office:value="635">
            <text:p>635</text:p>
          </table:table-cell>
          <table:table-cell table:style-name="ce41" office:value-type="float" office:value="2063">
            <text:p>2063</text:p>
          </table:table-cell>
          <table:table-cell table:style-name="ce49" office:value-type="string">
            <text:p>jeyasurendarp.p@ivtlinfoview.co.jp</text:p>
          </table:table-cell>
          <table:table-cell table:style-name="ce51" office:value-type="string">
            <text:p>Jeyasurendar P Pounraj</text:p>
          </table:table-cell>
        </table:table-row>
        <table:table-row table:style-name="ro2">
          <table:table-cell/>
          <table:table-cell table:style-name="ce41" office:value-type="float" office:value="636">
            <text:p>636</text:p>
          </table:table-cell>
          <table:table-cell table:style-name="ce41" office:value-type="float" office:value="2074">
            <text:p>2074</text:p>
          </table:table-cell>
          <table:table-cell table:style-name="ce49" office:value-type="string">
            <text:p>karthikeyan.u@ivtlinfoview.co.jp</text:p>
          </table:table-cell>
          <table:table-cell table:style-name="ce51" office:value-type="string">
            <text:p>Karthikeyan Uthaya Suriyan</text:p>
          </table:table-cell>
        </table:table-row>
        <table:table-row table:style-name="ro2">
          <table:table-cell/>
          <table:table-cell table:style-name="ce41" office:value-type="float" office:value="637">
            <text:p>637</text:p>
          </table:table-cell>
          <table:table-cell table:style-name="ce41" office:value-type="float" office:value="2077">
            <text:p>2077</text:p>
          </table:table-cell>
          <table:table-cell table:style-name="ce49" office:value-type="string">
            <text:p>gayathri.s1@ivtlinfoview.co.jp</text:p>
          </table:table-cell>
          <table:table-cell table:style-name="ce51" office:value-type="string">
            <text:p>Gayathri S</text:p>
          </table:table-cell>
        </table:table-row>
        <table:table-row table:style-name="ro2">
          <table:table-cell/>
          <table:table-cell table:style-name="ce41" office:value-type="float" office:value="638">
            <text:p>638</text:p>
          </table:table-cell>
          <table:table-cell table:style-name="ce41" office:value-type="float" office:value="2083">
            <text:p>2083</text:p>
          </table:table-cell>
          <table:table-cell table:style-name="ce49" office:value-type="string">
            <text:p>priyadharshini.k@ivtlinfoview.co.jp</text:p>
          </table:table-cell>
          <table:table-cell table:style-name="ce51" office:value-type="string">
            <text:p>Priya Dharshini Kalyana Sundaram</text:p>
          </table:table-cell>
        </table:table-row>
        <table:table-row table:style-name="ro2">
          <table:table-cell/>
          <table:table-cell table:style-name="ce41" office:value-type="float" office:value="639">
            <text:p>639</text:p>
          </table:table-cell>
          <table:table-cell table:style-name="ce41" office:value-type="float" office:value="2094">
            <text:p>2094</text:p>
          </table:table-cell>
          <table:table-cell table:style-name="ce49" office:value-type="string">
            <text:p>arulratnaugave.v@ivtlinfoview.co.jp</text:p>
          </table:table-cell>
          <table:table-cell table:style-name="ce51" office:value-type="string">
            <text:p>Arulratnaugave Veshnugupdausheghar</text:p>
          </table:table-cell>
        </table:table-row>
        <table:table-row table:style-name="ro2">
          <table:table-cell/>
          <table:table-cell table:style-name="ce41" office:value-type="float" office:value="640">
            <text:p>640</text:p>
          </table:table-cell>
          <table:table-cell table:style-name="ce41" office:value-type="float" office:value="2095">
            <text:p>2095</text:p>
          </table:table-cell>
          <table:table-cell table:style-name="ce49" office:value-type="string">
            <text:p>saravanan.k1@ivtlinfoview.co.jp</text:p>
          </table:table-cell>
          <table:table-cell table:style-name="ce51" office:value-type="string">
            <text:p>Saravanan Krishnasamy</text:p>
          </table:table-cell>
        </table:table-row>
        <table:table-row table:style-name="ro2">
          <table:table-cell/>
          <table:table-cell table:style-name="ce41" office:value-type="float" office:value="641">
            <text:p>641</text:p>
          </table:table-cell>
          <table:table-cell table:style-name="ce41" office:value-type="float" office:value="2097">
            <text:p>2097</text:p>
          </table:table-cell>
          <table:table-cell table:style-name="ce49" office:value-type="string">
            <text:p>dhavakumar.a@ivtlinfoview.co.jp</text:p>
          </table:table-cell>
          <table:table-cell table:style-name="ce51" office:value-type="string">
            <text:p>Dhavakumar Amarntharajan</text:p>
          </table:table-cell>
        </table:table-row>
        <table:table-row table:style-name="ro2">
          <table:table-cell/>
          <table:table-cell table:style-name="ce41" office:value-type="float" office:value="642">
            <text:p>642</text:p>
          </table:table-cell>
          <table:table-cell table:style-name="ce41" office:value-type="float" office:value="2099">
            <text:p>2099</text:p>
          </table:table-cell>
          <table:table-cell table:style-name="ce49" office:value-type="string">
            <text:p>sasidharan.j@ivtlinfoview.co.jp</text:p>
          </table:table-cell>
          <table:table-cell table:style-name="ce51" office:value-type="string">
            <text:p>Sasidharan Jayasankar</text:p>
          </table:table-cell>
        </table:table-row>
        <table:table-row table:style-name="ro2">
          <table:table-cell/>
          <table:table-cell table:style-name="ce41" office:value-type="float" office:value="643">
            <text:p>643</text:p>
          </table:table-cell>
          <table:table-cell table:style-name="ce41" office:value-type="float" office:value="2100">
            <text:p>2100</text:p>
          </table:table-cell>
          <table:table-cell table:style-name="ce49" office:value-type="string">
            <text:p>pradeep.s@ivtlinfoview.co.jp</text:p>
          </table:table-cell>
          <table:table-cell table:style-name="ce51" office:value-type="string">
            <text:p>Pradeep Subramaniyan</text:p>
          </table:table-cell>
        </table:table-row>
        <table:table-row table:style-name="ro2">
          <table:table-cell/>
          <table:table-cell table:style-name="ce41" office:value-type="float" office:value="644">
            <text:p>644</text:p>
          </table:table-cell>
          <table:table-cell table:style-name="ce41" office:value-type="float" office:value="2106">
            <text:p>2106</text:p>
          </table:table-cell>
          <table:table-cell table:style-name="ce49" office:value-type="string">
            <text:p>selvaprakash.s@ivtlinfoview.co.jp</text:p>
          </table:table-cell>
          <table:table-cell table:style-name="ce51" office:value-type="string">
            <text:p>Selvaprakash Selvam</text:p>
          </table:table-cell>
        </table:table-row>
        <table:table-row table:style-name="ro2">
          <table:table-cell/>
          <table:table-cell table:style-name="ce41" office:value-type="float" office:value="645">
            <text:p>645</text:p>
          </table:table-cell>
          <table:table-cell table:style-name="ce41" office:value-type="float" office:value="2108">
            <text:p>2108</text:p>
          </table:table-cell>
          <table:table-cell table:style-name="ce49" office:value-type="string">
            <text:p>sridhar.t@ivtlinfoview.co.jp</text:p>
          </table:table-cell>
          <table:table-cell table:style-name="ce51" office:value-type="string">
            <text:p>Sridhar Thangavel</text:p>
          </table:table-cell>
        </table:table-row>
        <table:table-row table:style-name="ro2">
          <table:table-cell/>
          <table:table-cell table:style-name="ce41" office:value-type="float" office:value="646">
            <text:p>646</text:p>
          </table:table-cell>
          <table:table-cell table:style-name="ce41" office:value-type="float" office:value="2116">
            <text:p>2116</text:p>
          </table:table-cell>
          <table:table-cell table:style-name="ce49" office:value-type="string">
            <text:p>ramachandran.m@ivtlinfoview.co.jp</text:p>
          </table:table-cell>
          <table:table-cell table:style-name="ce51" office:value-type="string">
            <text:p>Ramachandran M Murugesh</text:p>
          </table:table-cell>
        </table:table-row>
        <table:table-row table:style-name="ro2">
          <table:table-cell/>
          <table:table-cell table:style-name="ce41" office:value-type="float" office:value="647">
            <text:p>647</text:p>
          </table:table-cell>
          <table:table-cell table:style-name="ce41" office:value-type="float" office:value="2119">
            <text:p>2119</text:p>
          </table:table-cell>
          <table:table-cell table:style-name="ce49" office:value-type="string">
            <text:p>ramprasad.s@ivtlinfoview.co.jp</text:p>
          </table:table-cell>
          <table:table-cell table:style-name="ce51" office:value-type="string">
            <text:p>Ram Prasad P S Senthil Nayagam</text:p>
          </table:table-cell>
        </table:table-row>
        <table:table-row table:style-name="ro2">
          <table:table-cell/>
          <table:table-cell table:style-name="ce41" office:value-type="float" office:value="648">
            <text:p>648</text:p>
          </table:table-cell>
          <table:table-cell table:style-name="ce41" office:value-type="float" office:value="2131">
            <text:p>2131</text:p>
          </table:table-cell>
          <table:table-cell table:style-name="ce49" office:value-type="string">
            <text:p>praveenkumar.j@ivtlinfoview.co.jp</text:p>
          </table:table-cell>
          <table:table-cell table:style-name="ce51" office:value-type="string">
            <text:p>Praveenkumar J Jagannathan</text:p>
          </table:table-cell>
        </table:table-row>
        <table:table-row table:style-name="ro2">
          <table:table-cell/>
          <table:table-cell table:style-name="ce41" office:value-type="float" office:value="649">
            <text:p>649</text:p>
          </table:table-cell>
          <table:table-cell table:style-name="ce41" office:value-type="float" office:value="2132">
            <text:p>2132</text:p>
          </table:table-cell>
          <table:table-cell table:style-name="ce49" office:value-type="string">
            <text:p>venkatraman.m@ivtlinfoview.co.jp</text:p>
          </table:table-cell>
          <table:table-cell table:style-name="ce51" office:value-type="string">
            <text:p>Venkatraman M Muthukrishnan</text:p>
          </table:table-cell>
        </table:table-row>
        <table:table-row table:style-name="ro2">
          <table:table-cell/>
          <table:table-cell table:style-name="ce41" office:value-type="float" office:value="650">
            <text:p>650</text:p>
          </table:table-cell>
          <table:table-cell table:style-name="ce41" office:value-type="float" office:value="2136">
            <text:p>2136</text:p>
          </table:table-cell>
          <table:table-cell table:style-name="ce49" office:value-type="string">
            <text:p>ganeshkumar.s@ivtlinfoview.co.jp</text:p>
          </table:table-cell>
          <table:table-cell table:style-name="ce51" office:value-type="string">
            <text:p>Ganesh Kumar S Surendran</text:p>
          </table:table-cell>
        </table:table-row>
        <table:table-row table:style-name="ro2">
          <table:table-cell/>
          <table:table-cell table:style-name="ce41" office:value-type="float" office:value="651">
            <text:p>651</text:p>
          </table:table-cell>
          <table:table-cell table:style-name="ce41" office:value-type="float" office:value="2144">
            <text:p>2144</text:p>
          </table:table-cell>
          <table:table-cell table:style-name="ce49" office:value-type="string">
            <text:p>sundarapandiyan.m@ivtlinfoview.co.jp</text:p>
          </table:table-cell>
          <table:table-cell table:style-name="ce51" office:value-type="string">
            <text:p>Sundara Pandiyan <text:s/>M Mohan </text:p>
          </table:table-cell>
        </table:table-row>
        <table:table-row table:style-name="ro2">
          <table:table-cell/>
          <table:table-cell table:style-name="ce41" office:value-type="float" office:value="652">
            <text:p>652</text:p>
          </table:table-cell>
          <table:table-cell table:style-name="ce41" office:value-type="float" office:value="2145">
            <text:p>2145</text:p>
          </table:table-cell>
          <table:table-cell table:style-name="ce49" office:value-type="string">
            <text:p>dhilip.s@ivtlinfoview.co.jp</text:p>
          </table:table-cell>
          <table:table-cell table:style-name="ce51" office:value-type="string">
            <text:p>Dhilip S Srinivasan</text:p>
          </table:table-cell>
        </table:table-row>
        <table:table-row table:style-name="ro2">
          <table:table-cell/>
          <table:table-cell table:style-name="ce41" office:value-type="float" office:value="653">
            <text:p>653</text:p>
          </table:table-cell>
          <table:table-cell table:style-name="ce41" office:value-type="float" office:value="2150">
            <text:p>2150</text:p>
          </table:table-cell>
          <table:table-cell table:style-name="ce49" office:value-type="string">
            <text:p>jothijob.s@ivtlinfoview.co.jp</text:p>
          </table:table-cell>
          <table:table-cell table:style-name="ce51" office:value-type="string">
            <text:p>Jothijob S Sheshajalamoorthy</text:p>
          </table:table-cell>
        </table:table-row>
        <table:table-row table:style-name="ro2">
          <table:table-cell/>
          <table:table-cell table:style-name="ce41" office:value-type="float" office:value="654">
            <text:p>654</text:p>
          </table:table-cell>
          <table:table-cell table:style-name="ce41" office:value-type="float" office:value="2153">
            <text:p>2153</text:p>
          </table:table-cell>
          <table:table-cell table:style-name="ce49" office:value-type="string">
            <text:p>vigneshwaran.s1@ivtlinfoview.co.jp</text:p>
          </table:table-cell>
          <table:table-cell table:style-name="ce51" office:value-type="string">
            <text:p>Vigneshwaran S Stalin</text:p>
          </table:table-cell>
        </table:table-row>
        <table:table-row table:style-name="ro2">
          <table:table-cell/>
          <table:table-cell table:style-name="ce41" office:value-type="float" office:value="655">
            <text:p>655</text:p>
          </table:table-cell>
          <table:table-cell table:style-name="ce41" office:value-type="float" office:value="2157">
            <text:p>2157</text:p>
          </table:table-cell>
          <table:table-cell table:style-name="ce49" office:value-type="string">
            <text:p>karthikkumar.v@ivtlinfoview.co.jp</text:p>
          </table:table-cell>
          <table:table-cell table:style-name="ce51" office:value-type="string">
            <text:p>Karthik Kumar V Vasudevan</text:p>
          </table:table-cell>
        </table:table-row>
        <table:table-row table:style-name="ro2">
          <table:table-cell/>
          <table:table-cell table:style-name="ce41" office:value-type="float" office:value="656">
            <text:p>656</text:p>
          </table:table-cell>
          <table:table-cell table:style-name="ce41" office:value-type="float" office:value="2158">
            <text:p>2158</text:p>
          </table:table-cell>
          <table:table-cell table:style-name="ce49" office:value-type="string">
            <text:p>naveenkumar.s2@ivtlinfoview.co.jp</text:p>
          </table:table-cell>
          <table:table-cell table:style-name="ce51" office:value-type="string">
            <text:p>Naveenkumar S Selvam</text:p>
          </table:table-cell>
        </table:table-row>
        <table:table-row table:style-name="ro2">
          <table:table-cell/>
          <table:table-cell table:style-name="ce41" office:value-type="float" office:value="657">
            <text:p>657</text:p>
          </table:table-cell>
          <table:table-cell table:style-name="ce41" office:value-type="float" office:value="2159">
            <text:p>2159</text:p>
          </table:table-cell>
          <table:table-cell table:style-name="ce49" office:value-type="string">
            <text:p>dinesh.j1@ivtlinfoview.co.jp</text:p>
          </table:table-cell>
          <table:table-cell table:style-name="ce51" office:value-type="string">
            <text:p>Dinesh J Jayaprakash</text:p>
          </table:table-cell>
        </table:table-row>
        <table:table-row table:style-name="ro2">
          <table:table-cell/>
          <table:table-cell table:style-name="ce41" office:value-type="float" office:value="658">
            <text:p>658</text:p>
          </table:table-cell>
          <table:table-cell table:style-name="ce41" office:value-type="float" office:value="2161">
            <text:p>2161</text:p>
          </table:table-cell>
          <table:table-cell table:style-name="ce49" office:value-type="string">
            <text:p>nataraj.m@ivtlinfoview.co.jp</text:p>
          </table:table-cell>
          <table:table-cell table:style-name="ce51" office:value-type="string">
            <text:p>Nataraj M Manivannan</text:p>
          </table:table-cell>
        </table:table-row>
        <table:table-row table:style-name="ro2">
          <table:table-cell/>
          <table:table-cell table:style-name="ce41" office:value-type="float" office:value="659">
            <text:p>659</text:p>
          </table:table-cell>
          <table:table-cell table:style-name="ce41" office:value-type="float" office:value="2162">
            <text:p>2162</text:p>
          </table:table-cell>
          <table:table-cell table:style-name="ce49" office:value-type="string">
            <text:p>logesh.g@ivtlinfoview.co.jp</text:p>
          </table:table-cell>
          <table:table-cell table:style-name="ce51" office:value-type="string">
            <text:p>Logesh G Ganapathi</text:p>
          </table:table-cell>
        </table:table-row>
        <table:table-row table:style-name="ro2">
          <table:table-cell/>
          <table:table-cell table:style-name="ce41" office:value-type="float" office:value="660">
            <text:p>660</text:p>
          </table:table-cell>
          <table:table-cell table:style-name="ce41" office:value-type="float" office:value="2163">
            <text:p>2163</text:p>
          </table:table-cell>
          <table:table-cell table:style-name="ce49" office:value-type="string">
            <text:p>raggavendhra.c@ivtlinfoview.co.jp</text:p>
          </table:table-cell>
          <table:table-cell table:style-name="ce51" office:value-type="string">
            <text:p>Raggavendhra C Chandra Sekaran</text:p>
          </table:table-cell>
        </table:table-row>
        <table:table-row table:style-name="ro2">
          <table:table-cell/>
          <table:table-cell table:style-name="ce41" office:value-type="float" office:value="661">
            <text:p>661</text:p>
          </table:table-cell>
          <table:table-cell table:style-name="ce41" office:value-type="float" office:value="2164">
            <text:p>2164</text:p>
          </table:table-cell>
          <table:table-cell table:style-name="ce49" office:value-type="string">
            <text:p>muthuraj.r@ivtlinfoview.co.jp</text:p>
          </table:table-cell>
          <table:table-cell table:style-name="ce51" office:value-type="string">
            <text:p>Muthuraj R Ramasamy</text:p>
          </table:table-cell>
        </table:table-row>
        <table:table-row table:style-name="ro2">
          <table:table-cell/>
          <table:table-cell table:style-name="ce41" office:value-type="float" office:value="662">
            <text:p>662</text:p>
          </table:table-cell>
          <table:table-cell table:style-name="ce41" office:value-type="float" office:value="2167">
            <text:p>2167</text:p>
          </table:table-cell>
          <table:table-cell table:style-name="ce49" office:value-type="string">
            <text:p>vignesh.n@ivtlinfoview.co.jp</text:p>
          </table:table-cell>
          <table:table-cell table:style-name="ce51" office:value-type="string">
            <text:p>Vignesh N Nagarajan</text:p>
          </table:table-cell>
        </table:table-row>
        <table:table-row table:style-name="ro2">
          <table:table-cell/>
          <table:table-cell table:style-name="ce41" office:value-type="float" office:value="663">
            <text:p>663</text:p>
          </table:table-cell>
          <table:table-cell table:style-name="ce41" office:value-type="float" office:value="2169">
            <text:p>2169</text:p>
          </table:table-cell>
          <table:table-cell table:style-name="ce49" office:value-type="string">
            <text:p>vignesh.m3@ivtlinfoview.co.jp</text:p>
          </table:table-cell>
          <table:table-cell table:style-name="ce51" office:value-type="string">
            <text:p>Vignesh M Mohanasundaram</text:p>
          </table:table-cell>
        </table:table-row>
        <table:table-row table:style-name="ro2">
          <table:table-cell/>
          <table:table-cell table:style-name="ce41" office:value-type="float" office:value="664">
            <text:p>664</text:p>
          </table:table-cell>
          <table:table-cell table:style-name="ce41" office:value-type="float" office:value="2172">
            <text:p>2172</text:p>
          </table:table-cell>
          <table:table-cell table:style-name="ce49" office:value-type="string">
            <text:p>barathi.m@ivtlinfoview.co.jp</text:p>
          </table:table-cell>
          <table:table-cell table:style-name="ce51" office:value-type="string">
            <text:p>Barathi M Myilsami</text:p>
          </table:table-cell>
        </table:table-row>
        <table:table-row table:style-name="ro2">
          <table:table-cell/>
          <table:table-cell table:style-name="ce41" office:value-type="float" office:value="665">
            <text:p>665</text:p>
          </table:table-cell>
          <table:table-cell table:style-name="ce41" office:value-type="float" office:value="2177">
            <text:p>2177</text:p>
          </table:table-cell>
          <table:table-cell table:style-name="ce49" office:value-type="string">
            <text:p>venkatesh.m1@ivtlinfoview.co.jp</text:p>
          </table:table-cell>
          <table:table-cell table:style-name="ce51" office:value-type="string">
            <text:p>Venkatesh M Maheshwaran</text:p>
          </table:table-cell>
        </table:table-row>
        <table:table-row table:style-name="ro2">
          <table:table-cell/>
          <table:table-cell table:style-name="ce41" office:value-type="float" office:value="666">
            <text:p>666</text:p>
          </table:table-cell>
          <table:table-cell table:style-name="ce41" office:value-type="float" office:value="2178">
            <text:p>2178</text:p>
          </table:table-cell>
          <table:table-cell table:style-name="ce49" office:value-type="string">
            <text:p>thilakraj.s@ivtlinfoview.co.jp</text:p>
          </table:table-cell>
          <table:table-cell table:style-name="ce51" office:value-type="string">
            <text:p>Thilakraj S Selvam</text:p>
          </table:table-cell>
        </table:table-row>
        <table:table-row table:style-name="ro2">
          <table:table-cell/>
          <table:table-cell table:style-name="ce41" office:value-type="float" office:value="667">
            <text:p>667</text:p>
          </table:table-cell>
          <table:table-cell table:style-name="ce41" office:value-type="float" office:value="2182">
            <text:p>2182</text:p>
          </table:table-cell>
          <table:table-cell table:style-name="ce49" office:value-type="string">
            <text:p>shanmugapriiyan.t@ivtlinfoview.co.jp</text:p>
          </table:table-cell>
          <table:table-cell table:style-name="ce51" office:value-type="string">
            <text:p>Shanmugapriiyan T Thandapani</text:p>
          </table:table-cell>
        </table:table-row>
        <table:table-row table:style-name="ro2">
          <table:table-cell/>
          <table:table-cell table:style-name="ce41" office:value-type="float" office:value="668">
            <text:p>668</text:p>
          </table:table-cell>
          <table:table-cell table:style-name="ce41" office:value-type="float" office:value="2185">
            <text:p>2185</text:p>
          </table:table-cell>
          <table:table-cell table:style-name="ce49" office:value-type="string">
            <text:p>ravikumar.s@ivtlinfoview.co.jp</text:p>
          </table:table-cell>
          <table:table-cell table:style-name="ce51" office:value-type="string">
            <text:p>Ravikumar S Selvaraj</text:p>
          </table:table-cell>
        </table:table-row>
        <table:table-row table:style-name="ro2">
          <table:table-cell/>
          <table:table-cell table:style-name="ce41" office:value-type="float" office:value="669">
            <text:p>669</text:p>
          </table:table-cell>
          <table:table-cell table:style-name="ce41" office:value-type="float" office:value="2186">
            <text:p>2186</text:p>
          </table:table-cell>
          <table:table-cell table:style-name="ce49" office:value-type="string">
            <text:p>sundrarajan.p@ivtlinfoview.co.jp</text:p>
          </table:table-cell>
          <table:table-cell table:style-name="ce51" office:value-type="string">
            <text:p>Sundrarajan P Pandiyan</text:p>
          </table:table-cell>
        </table:table-row>
        <table:table-row table:style-name="ro2">
          <table:table-cell/>
          <table:table-cell table:style-name="ce41" office:value-type="float" office:value="670">
            <text:p>670</text:p>
          </table:table-cell>
          <table:table-cell table:style-name="ce41" office:value-type="float" office:value="2189">
            <text:p>2189</text:p>
          </table:table-cell>
          <table:table-cell table:style-name="ce49" office:value-type="string">
            <text:p>arshathmohammed.s@ivtlinfoview.co.jp</text:p>
          </table:table-cell>
          <table:table-cell table:style-name="ce51" office:value-type="string">
            <text:p>Arshath Mohammed S Shahul Hameed</text:p>
          </table:table-cell>
        </table:table-row>
        <table:table-row table:style-name="ro2">
          <table:table-cell/>
          <table:table-cell table:style-name="ce41" office:value-type="float" office:value="671">
            <text:p>671</text:p>
          </table:table-cell>
          <table:table-cell table:style-name="ce41" office:value-type="float" office:value="2191">
            <text:p>2191</text:p>
          </table:table-cell>
          <table:table-cell table:style-name="ce49" office:value-type="string">
            <text:p>gokulsankar.y@ivtlinfoview.co.jp</text:p>
          </table:table-cell>
          <table:table-cell table:style-name="ce51" office:value-type="string">
            <text:p>Gokulsankar Y Yugamurthy</text:p>
          </table:table-cell>
        </table:table-row>
        <table:table-row table:style-name="ro2">
          <table:table-cell/>
          <table:table-cell table:style-name="ce41" office:value-type="float" office:value="672">
            <text:p>672</text:p>
          </table:table-cell>
          <table:table-cell table:style-name="ce41" office:value-type="float" office:value="2193">
            <text:p>2193</text:p>
          </table:table-cell>
          <table:table-cell table:style-name="ce49" office:value-type="string">
            <text:p>mohamedkaseem.a@ivtlinfoview.co.jp</text:p>
          </table:table-cell>
          <table:table-cell table:style-name="ce51" office:value-type="string">
            <text:p>Mohamed Kaseem A Abdul Kareem</text:p>
          </table:table-cell>
        </table:table-row>
        <table:table-row table:style-name="ro2">
          <table:table-cell/>
          <table:table-cell table:style-name="ce41" office:value-type="float" office:value="673">
            <text:p>673</text:p>
          </table:table-cell>
          <table:table-cell table:style-name="ce41" office:value-type="float" office:value="2196">
            <text:p>2196</text:p>
          </table:table-cell>
          <table:table-cell table:style-name="ce49" office:value-type="string">
            <text:p>karthikeyan.k@ivtlinfoview.co.jp</text:p>
          </table:table-cell>
          <table:table-cell table:style-name="ce51" office:value-type="string">
            <text:p>Karthikeyan K Kandasamy</text:p>
          </table:table-cell>
        </table:table-row>
        <table:table-row table:style-name="ro2">
          <table:table-cell/>
          <table:table-cell table:style-name="ce41" office:value-type="float" office:value="674">
            <text:p>674</text:p>
          </table:table-cell>
          <table:table-cell table:style-name="ce41" office:value-type="float" office:value="2198">
            <text:p>2198</text:p>
          </table:table-cell>
          <table:table-cell table:style-name="ce49" office:value-type="string">
            <text:p>rathish.g@ivtlinfoview.co.jp</text:p>
          </table:table-cell>
          <table:table-cell table:style-name="ce51" office:value-type="string">
            <text:p>Rathish G Ganesh</text:p>
          </table:table-cell>
        </table:table-row>
        <table:table-row table:style-name="ro2">
          <table:table-cell/>
          <table:table-cell table:style-name="ce41" office:value-type="float" office:value="675">
            <text:p>675</text:p>
          </table:table-cell>
          <table:table-cell table:style-name="ce41" office:value-type="float" office:value="2202">
            <text:p>2202</text:p>
          </table:table-cell>
          <table:table-cell table:style-name="ce49" office:value-type="string">
            <text:p>dharmaraj.a@ivtlinfoview.co.jp</text:p>
          </table:table-cell>
          <table:table-cell table:style-name="ce51" office:value-type="string">
            <text:p>Dharmaraj A Allimuthu</text:p>
          </table:table-cell>
        </table:table-row>
        <table:table-row table:style-name="ro2">
          <table:table-cell/>
          <table:table-cell table:style-name="ce41" office:value-type="float" office:value="676">
            <text:p>676</text:p>
          </table:table-cell>
          <table:table-cell table:style-name="ce41" office:value-type="float" office:value="2203">
            <text:p>2203</text:p>
          </table:table-cell>
          <table:table-cell table:style-name="ce49" office:value-type="string">
            <text:p>amarnath.a@ivtlinfoview.co.jp</text:p>
          </table:table-cell>
          <table:table-cell table:style-name="ce51" office:value-type="string">
            <text:p>Amarnath S A Anandan</text:p>
          </table:table-cell>
        </table:table-row>
        <table:table-row table:style-name="ro2">
          <table:table-cell/>
          <table:table-cell table:style-name="ce41" office:value-type="float" office:value="677">
            <text:p>677</text:p>
          </table:table-cell>
          <table:table-cell table:style-name="ce41" office:value-type="float" office:value="2204">
            <text:p>2204</text:p>
          </table:table-cell>
          <table:table-cell table:style-name="ce49" office:value-type="string">
            <text:p>shrigurunath.s@ivtlinfoview.co.jp</text:p>
          </table:table-cell>
          <table:table-cell table:style-name="ce51" office:value-type="string">
            <text:p>Shri Gurunath Siva Shankar</text:p>
          </table:table-cell>
        </table:table-row>
        <table:table-row table:style-name="ro2">
          <table:table-cell/>
          <table:table-cell table:style-name="ce41" office:value-type="float" office:value="678">
            <text:p>678</text:p>
          </table:table-cell>
          <table:table-cell table:style-name="ce41" office:value-type="float" office:value="2213">
            <text:p>2213</text:p>
          </table:table-cell>
          <table:table-cell table:style-name="ce49" office:value-type="string">
            <text:p>vishwashree.g@ivtlinfoview.co.jp</text:p>
          </table:table-cell>
          <table:table-cell table:style-name="ce51" office:value-type="string">
            <text:p>Vishwa Shree T G Ganesh Babu</text:p>
          </table:table-cell>
        </table:table-row>
        <table:table-row table:style-name="ro2">
          <table:table-cell/>
          <table:table-cell table:style-name="ce41" office:value-type="float" office:value="679">
            <text:p>679</text:p>
          </table:table-cell>
          <table:table-cell table:style-name="ce41" office:value-type="float" office:value="2214">
            <text:p>2214</text:p>
          </table:table-cell>
          <table:table-cell table:style-name="ce49" office:value-type="string">
            <text:p>swarnalakshmi.k@ivtlinfoview.co.jp</text:p>
          </table:table-cell>
          <table:table-cell table:style-name="ce51" office:value-type="string">
            <text:p>Swarnalakshmi K Kalyanasundaram</text:p>
          </table:table-cell>
        </table:table-row>
        <table:table-row table:style-name="ro2">
          <table:table-cell/>
          <table:table-cell table:style-name="ce41" office:value-type="float" office:value="680">
            <text:p>680</text:p>
          </table:table-cell>
          <table:table-cell table:style-name="ce41" office:value-type="float" office:value="2215">
            <text:p>2215</text:p>
          </table:table-cell>
          <table:table-cell table:style-name="ce49" office:value-type="string">
            <text:p>ashwini.v@ivtlinfoview.co.jp</text:p>
          </table:table-cell>
          <table:table-cell table:style-name="ce51" office:value-type="string">
            <text:p>Ashwini V Venugopal</text:p>
          </table:table-cell>
        </table:table-row>
        <table:table-row table:style-name="ro2">
          <table:table-cell/>
          <table:table-cell table:style-name="ce41" office:value-type="float" office:value="681">
            <text:p>681</text:p>
          </table:table-cell>
          <table:table-cell table:style-name="ce41" office:value-type="float" office:value="2216">
            <text:p>2216</text:p>
          </table:table-cell>
          <table:table-cell table:style-name="ce49" office:value-type="string">
            <text:p>pauncia.j@ivtlinfoview.co.jp</text:p>
          </table:table-cell>
          <table:table-cell table:style-name="ce51" office:value-type="string">
            <text:p>Pauncia J Jawahar</text:p>
          </table:table-cell>
        </table:table-row>
        <table:table-row table:style-name="ro2">
          <table:table-cell/>
          <table:table-cell table:style-name="ce41" office:value-type="float" office:value="682">
            <text:p>682</text:p>
          </table:table-cell>
          <table:table-cell table:style-name="ce41" office:value-type="float" office:value="2217">
            <text:p>2217</text:p>
          </table:table-cell>
          <table:table-cell table:style-name="ce49" office:value-type="string">
            <text:p>divya.m1@ivtlinfoview.co.jp</text:p>
          </table:table-cell>
          <table:table-cell table:style-name="ce51" office:value-type="string">
            <text:p>Divya M Muthu</text:p>
          </table:table-cell>
        </table:table-row>
        <table:table-row table:style-name="ro2">
          <table:table-cell/>
          <table:table-cell table:style-name="ce41" office:value-type="float" office:value="683">
            <text:p>683</text:p>
          </table:table-cell>
          <table:table-cell table:style-name="ce41" office:value-type="float" office:value="2218">
            <text:p>2218</text:p>
          </table:table-cell>
          <table:table-cell table:style-name="ce49" office:value-type="string">
            <text:p>vijayalakshmi.p@ivtlinfoview.co.jp</text:p>
          </table:table-cell>
          <table:table-cell table:style-name="ce51" office:value-type="string">
            <text:p>Vijayalakshmi P Palanikani</text:p>
          </table:table-cell>
        </table:table-row>
        <table:table-row table:style-name="ro2">
          <table:table-cell/>
          <table:table-cell table:style-name="ce41" office:value-type="float" office:value="684">
            <text:p>684</text:p>
          </table:table-cell>
          <table:table-cell table:style-name="ce41" office:value-type="float" office:value="2219">
            <text:p>2219</text:p>
          </table:table-cell>
          <table:table-cell table:style-name="ce49" office:value-type="string">
            <text:p>ramalakshmi.a@ivtlinfoview.co.jp</text:p>
          </table:table-cell>
          <table:table-cell table:style-name="ce51" office:value-type="string">
            <text:p>Ramalakshmi A Athmanathan</text:p>
          </table:table-cell>
        </table:table-row>
        <table:table-row table:style-name="ro2">
          <table:table-cell/>
          <table:table-cell table:style-name="ce41" office:value-type="float" office:value="685">
            <text:p>685</text:p>
          </table:table-cell>
          <table:table-cell table:style-name="ce41" office:value-type="float" office:value="2222">
            <text:p>2222</text:p>
          </table:table-cell>
          <table:table-cell table:style-name="ce49" office:value-type="string">
            <text:p>vennila.a1@ivtlinfoview.co.jp</text:p>
          </table:table-cell>
          <table:table-cell table:style-name="ce51" office:value-type="string">
            <text:p>Vennila A Alagarsamy</text:p>
          </table:table-cell>
        </table:table-row>
        <table:table-row table:style-name="ro2">
          <table:table-cell/>
          <table:table-cell table:style-name="ce41" office:value-type="float" office:value="686">
            <text:p>686</text:p>
          </table:table-cell>
          <table:table-cell table:style-name="ce41" office:value-type="float" office:value="2226">
            <text:p>2226</text:p>
          </table:table-cell>
          <table:table-cell table:style-name="ce49" office:value-type="string">
            <text:p>chaitanyasravanthi.d@ivtlinfoview.co.jp</text:p>
          </table:table-cell>
          <table:table-cell table:style-name="ce51" office:value-type="string">
            <text:p>Chaitanya Sravanthi Dasari Dasari</text:p>
          </table:table-cell>
        </table:table-row>
        <table:table-row table:style-name="ro2">
          <table:table-cell/>
          <table:table-cell table:style-name="ce41" office:value-type="float" office:value="687">
            <text:p>687</text:p>
          </table:table-cell>
          <table:table-cell table:style-name="ce41" office:value-type="float" office:value="2227">
            <text:p>2227</text:p>
          </table:table-cell>
          <table:table-cell table:style-name="ce49" office:value-type="string">
            <text:p>gomathi.r1@ivtlinfoview.co.jp</text:p>
          </table:table-cell>
          <table:table-cell table:style-name="ce51" office:value-type="string">
            <text:p>Gomathi R Rajendran</text:p>
          </table:table-cell>
        </table:table-row>
        <table:table-row table:style-name="ro2">
          <table:table-cell/>
          <table:table-cell table:style-name="ce41" office:value-type="float" office:value="688">
            <text:p>688</text:p>
          </table:table-cell>
          <table:table-cell table:style-name="ce41" office:value-type="float" office:value="2232">
            <text:p>2232</text:p>
          </table:table-cell>
          <table:table-cell table:style-name="ce49" office:value-type="string">
            <text:p>rashmirao.r@ivtlinfoview.co.jp</text:p>
          </table:table-cell>
          <table:table-cell table:style-name="ce51" office:value-type="string">
            <text:p>Rashmi R Rao Ramesh</text:p>
          </table:table-cell>
        </table:table-row>
        <table:table-row table:style-name="ro2">
          <table:table-cell/>
          <table:table-cell table:style-name="ce41" office:value-type="float" office:value="689">
            <text:p>689</text:p>
          </table:table-cell>
          <table:table-cell table:style-name="ce41" office:value-type="float" office:value="2233">
            <text:p>2233</text:p>
          </table:table-cell>
          <table:table-cell table:style-name="ce49" office:value-type="string">
            <text:p>raghuraman.k@ivtlinfoview.co.jp</text:p>
          </table:table-cell>
          <table:table-cell table:style-name="ce51" office:value-type="string">
            <text:p>Raghuraman K Kalaimani</text:p>
          </table:table-cell>
        </table:table-row>
        <table:table-row table:style-name="ro2">
          <table:table-cell/>
          <table:table-cell table:style-name="ce41" office:value-type="float" office:value="690">
            <text:p>690</text:p>
          </table:table-cell>
          <table:table-cell table:style-name="ce41" office:value-type="float" office:value="2238">
            <text:p>2238</text:p>
          </table:table-cell>
          <table:table-cell table:style-name="ce49" office:value-type="string">
            <text:p>eby.j@ivtlinfoview.co.jp</text:p>
          </table:table-cell>
          <table:table-cell table:style-name="ce51" office:value-type="string">
            <text:p>Eby J Pukkunnel J Pukkunnel</text:p>
          </table:table-cell>
        </table:table-row>
        <table:table-row table:style-name="ro2">
          <table:table-cell/>
          <table:table-cell table:style-name="ce41" office:value-type="float" office:value="691">
            <text:p>691</text:p>
          </table:table-cell>
          <table:table-cell table:style-name="ce41" office:value-type="float" office:value="2239">
            <text:p>2239</text:p>
          </table:table-cell>
          <table:table-cell table:style-name="ce49" office:value-type="string">
            <text:p>akshya.a@ivtlinfoview.co.jp</text:p>
          </table:table-cell>
          <table:table-cell table:style-name="ce51" office:value-type="string">
            <text:p>Akshya T A Aravindan</text:p>
          </table:table-cell>
        </table:table-row>
        <table:table-row table:style-name="ro2">
          <table:table-cell/>
          <table:table-cell table:style-name="ce41" office:value-type="float" office:value="692">
            <text:p>692</text:p>
          </table:table-cell>
          <table:table-cell table:style-name="ce41" office:value-type="float" office:value="2240">
            <text:p>2240</text:p>
          </table:table-cell>
          <table:table-cell table:style-name="ce49" office:value-type="string">
            <text:p>sushmitha.v@ivtlinfoview.co.jp</text:p>
          </table:table-cell>
          <table:table-cell table:style-name="ce51" office:value-type="string">
            <text:p>Sushmitha V Vijayan</text:p>
          </table:table-cell>
        </table:table-row>
        <table:table-row table:style-name="ro2">
          <table:table-cell/>
          <table:table-cell table:style-name="ce41" office:value-type="float" office:value="693">
            <text:p>693</text:p>
          </table:table-cell>
          <table:table-cell table:style-name="ce41" office:value-type="float" office:value="2241">
            <text:p>2241</text:p>
          </table:table-cell>
          <table:table-cell table:style-name="ce49" office:value-type="string">
            <text:p>kiran.b@ivtlinfoview.co.jp</text:p>
          </table:table-cell>
          <table:table-cell table:style-name="ce51" office:value-type="string">
            <text:p>Kiran Batra</text:p>
          </table:table-cell>
        </table:table-row>
        <table:table-row table:style-name="ro2">
          <table:table-cell/>
          <table:table-cell table:style-name="ce41" office:value-type="float" office:value="694">
            <text:p>694</text:p>
          </table:table-cell>
          <table:table-cell table:style-name="ce41" office:value-type="float" office:value="2243">
            <text:p>2243</text:p>
          </table:table-cell>
          <table:table-cell table:style-name="ce49" office:value-type="string">
            <text:p>sharmila.r@ivtlinfoview.co.jp</text:p>
          </table:table-cell>
          <table:table-cell table:style-name="ce51" office:value-type="string">
            <text:p>Sharmila R Raju</text:p>
          </table:table-cell>
        </table:table-row>
        <table:table-row table:style-name="ro2">
          <table:table-cell/>
          <table:table-cell table:style-name="ce41" office:value-type="float" office:value="695">
            <text:p>695</text:p>
          </table:table-cell>
          <table:table-cell table:style-name="ce41" office:value-type="float" office:value="2244">
            <text:p>2244</text:p>
          </table:table-cell>
          <table:table-cell table:style-name="ce49" office:value-type="string">
            <text:p>elakkiya.g@ivtlinfoview.co.jp</text:p>
          </table:table-cell>
          <table:table-cell table:style-name="ce51" office:value-type="string">
            <text:p>Elakkiya G Ganesan</text:p>
          </table:table-cell>
        </table:table-row>
        <table:table-row table:style-name="ro2">
          <table:table-cell/>
          <table:table-cell table:style-name="ce41" office:value-type="float" office:value="696">
            <text:p>696</text:p>
          </table:table-cell>
          <table:table-cell table:style-name="ce41" office:value-type="float" office:value="2245">
            <text:p>2245</text:p>
          </table:table-cell>
          <table:table-cell table:style-name="ce49" office:value-type="string">
            <text:p>priyanka.p1@ivtlinfoview.co.jp</text:p>
          </table:table-cell>
          <table:table-cell table:style-name="ce51" office:value-type="string">
            <text:p>Priyanka P Paramesh</text:p>
          </table:table-cell>
        </table:table-row>
        <table:table-row table:style-name="ro2">
          <table:table-cell/>
          <table:table-cell table:style-name="ce41" office:value-type="float" office:value="697">
            <text:p>697</text:p>
          </table:table-cell>
          <table:table-cell table:style-name="ce41" office:value-type="float" office:value="2246">
            <text:p>2246</text:p>
          </table:table-cell>
          <table:table-cell table:style-name="ce49" office:value-type="string">
            <text:p>haridha.r@ivtlinfoview.co.jp</text:p>
          </table:table-cell>
          <table:table-cell table:style-name="ce51" office:value-type="string">
            <text:p>Haridha G R Ravi</text:p>
          </table:table-cell>
        </table:table-row>
        <table:table-row table:style-name="ro2">
          <table:table-cell/>
          <table:table-cell table:style-name="ce41" office:value-type="float" office:value="698">
            <text:p>698</text:p>
          </table:table-cell>
          <table:table-cell table:style-name="ce41" office:value-type="float" office:value="2247">
            <text:p>2247</text:p>
          </table:table-cell>
          <table:table-cell table:style-name="ce49" office:value-type="string">
            <text:p>anusha.r@ivtlinfoview.co.jp</text:p>
          </table:table-cell>
          <table:table-cell table:style-name="ce51" office:value-type="string">
            <text:p>Anusha R Raja Gopal</text:p>
          </table:table-cell>
        </table:table-row>
        <table:table-row table:style-name="ro2">
          <table:table-cell/>
          <table:table-cell table:style-name="ce41" office:value-type="float" office:value="699">
            <text:p>699</text:p>
          </table:table-cell>
          <table:table-cell table:style-name="ce41" office:value-type="float" office:value="2249">
            <text:p>2249</text:p>
          </table:table-cell>
          <table:table-cell table:style-name="ce49" office:value-type="string">
            <text:p>shahina.a@ivtlinfoview.co.jp</text:p>
          </table:table-cell>
          <table:table-cell table:style-name="ce51" office:value-type="string">
            <text:p>Shahina A Abdul Kather</text:p>
          </table:table-cell>
        </table:table-row>
        <table:table-row table:style-name="ro2">
          <table:table-cell/>
          <table:table-cell table:style-name="ce41" office:value-type="float" office:value="700">
            <text:p>700</text:p>
          </table:table-cell>
          <table:table-cell table:style-name="ce41" office:value-type="float" office:value="2251">
            <text:p>2251</text:p>
          </table:table-cell>
          <table:table-cell table:style-name="ce49" office:value-type="string">
            <text:p>ravibharathi.k@ivtlinfoview.co.jp</text:p>
          </table:table-cell>
          <table:table-cell table:style-name="ce51" office:value-type="string">
            <text:p>Ravi Bharathi K Kannappan</text:p>
          </table:table-cell>
        </table:table-row>
        <table:table-row table:style-name="ro2">
          <table:table-cell/>
          <table:table-cell table:style-name="ce41" office:value-type="float" office:value="701">
            <text:p>701</text:p>
          </table:table-cell>
          <table:table-cell table:style-name="ce41" office:value-type="float" office:value="2252">
            <text:p>2252</text:p>
          </table:table-cell>
          <table:table-cell table:style-name="ce49" office:value-type="string">
            <text:p>harini.m@ivtlinfoview.co.jp</text:p>
          </table:table-cell>
          <table:table-cell table:style-name="ce51" office:value-type="string">
            <text:p>Harini M Muthukrishnan</text:p>
          </table:table-cell>
        </table:table-row>
        <table:table-row table:style-name="ro2">
          <table:table-cell/>
          <table:table-cell table:style-name="ce41" office:value-type="float" office:value="702">
            <text:p>702</text:p>
          </table:table-cell>
          <table:table-cell table:style-name="ce41" office:value-type="float" office:value="2253">
            <text:p>2253</text:p>
          </table:table-cell>
          <table:table-cell table:style-name="ce49" office:value-type="string">
            <text:p>santoshkumari.k@ivtlinfoview.co.jp</text:p>
          </table:table-cell>
          <table:table-cell table:style-name="ce51" office:value-type="string">
            <text:p>Santosh Kumari K Krishnan</text:p>
          </table:table-cell>
        </table:table-row>
        <table:table-row table:style-name="ro2">
          <table:table-cell/>
          <table:table-cell table:style-name="ce41" office:value-type="float" office:value="703">
            <text:p>703</text:p>
          </table:table-cell>
          <table:table-cell table:style-name="ce41" office:value-type="float" office:value="2257">
            <text:p>2257</text:p>
          </table:table-cell>
          <table:table-cell table:style-name="ce49" office:value-type="string">
            <text:p>gayathri.r1@ivtlinfoview.co.jp</text:p>
          </table:table-cell>
          <table:table-cell table:style-name="ce51" office:value-type="string">
            <text:p>Gayathri R Rengan</text:p>
          </table:table-cell>
        </table:table-row>
        <table:table-row table:style-name="ro2">
          <table:table-cell/>
          <table:table-cell table:style-name="ce41" office:value-type="float" office:value="704">
            <text:p>704</text:p>
          </table:table-cell>
          <table:table-cell table:style-name="ce41" office:value-type="float" office:value="2260">
            <text:p>2260</text:p>
          </table:table-cell>
          <table:table-cell table:style-name="ce49" office:value-type="string">
            <text:p>rajalakshmi.s2@ivtlinfoview.co.jp</text:p>
          </table:table-cell>
          <table:table-cell table:style-name="ce51" office:value-type="string">
            <text:p>Rajalakshmi Sp Subbiah</text:p>
          </table:table-cell>
        </table:table-row>
        <table:table-row table:style-name="ro2">
          <table:table-cell/>
          <table:table-cell table:style-name="ce41" office:value-type="float" office:value="705">
            <text:p>705</text:p>
          </table:table-cell>
          <table:table-cell table:style-name="ce41" office:value-type="float" office:value="2263">
            <text:p>2263</text:p>
          </table:table-cell>
          <table:table-cell table:style-name="ce49" office:value-type="string">
            <text:p>abirami.m2@ivtlinfoview.co.jp</text:p>
          </table:table-cell>
          <table:table-cell table:style-name="ce51" office:value-type="string">
            <text:p>Abirami M Muthusamy</text:p>
          </table:table-cell>
        </table:table-row>
        <table:table-row table:style-name="ro2">
          <table:table-cell/>
          <table:table-cell table:style-name="ce41" office:value-type="float" office:value="706">
            <text:p>706</text:p>
          </table:table-cell>
          <table:table-cell table:style-name="ce41" office:value-type="float" office:value="2264">
            <text:p>2264</text:p>
          </table:table-cell>
          <table:table-cell table:style-name="ce49" office:value-type="string">
            <text:p>maharajathi.c@ivtlinfoview.co.jp</text:p>
          </table:table-cell>
          <table:table-cell table:style-name="ce51" office:value-type="string">
            <text:p>Maharajathi C Chidambararaman</text:p>
          </table:table-cell>
        </table:table-row>
        <table:table-row table:style-name="ro2">
          <table:table-cell/>
          <table:table-cell table:style-name="ce41" office:value-type="float" office:value="707">
            <text:p>707</text:p>
          </table:table-cell>
          <table:table-cell table:style-name="ce41" office:value-type="float" office:value="2265">
            <text:p>2265</text:p>
          </table:table-cell>
          <table:table-cell table:style-name="ce49" office:value-type="string">
            <text:p>sujitha.m@ivtlinfoview.co.jp</text:p>
          </table:table-cell>
          <table:table-cell table:style-name="ce51" office:value-type="string">
            <text:p>Sujitha M Murugesan</text:p>
          </table:table-cell>
        </table:table-row>
        <table:table-row table:style-name="ro2">
          <table:table-cell/>
          <table:table-cell table:style-name="ce41" office:value-type="float" office:value="708">
            <text:p>708</text:p>
          </table:table-cell>
          <table:table-cell table:style-name="ce41" office:value-type="float" office:value="2266">
            <text:p>2266</text:p>
          </table:table-cell>
          <table:table-cell table:style-name="ce49" office:value-type="string">
            <text:p>devika.d@ivtlinfoview.co.jp</text:p>
          </table:table-cell>
          <table:table-cell table:style-name="ce51" office:value-type="string">
            <text:p>Devika D Durai</text:p>
          </table:table-cell>
        </table:table-row>
        <table:table-row table:style-name="ro2">
          <table:table-cell/>
          <table:table-cell table:style-name="ce41" office:value-type="float" office:value="709">
            <text:p>709</text:p>
          </table:table-cell>
          <table:table-cell table:style-name="ce41" office:value-type="float" office:value="2269">
            <text:p>2269</text:p>
          </table:table-cell>
          <table:table-cell table:style-name="ce49" office:value-type="string">
            <text:p>susmitha.p@ivtlinfoview.co.jp</text:p>
          </table:table-cell>
          <table:table-cell table:style-name="ce51" office:value-type="string">
            <text:p>Susmitha P Palanisamy</text:p>
          </table:table-cell>
        </table:table-row>
        <table:table-row table:style-name="ro2">
          <table:table-cell/>
          <table:table-cell table:style-name="ce41" office:value-type="float" office:value="710">
            <text:p>710</text:p>
          </table:table-cell>
          <table:table-cell table:style-name="ce41" office:value-type="float" office:value="2271">
            <text:p>2271</text:p>
          </table:table-cell>
          <table:table-cell table:style-name="ce49" office:value-type="string">
            <text:p>balakirethiga.r@ivtlinfoview.co.jp</text:p>
          </table:table-cell>
          <table:table-cell table:style-name="ce51" office:value-type="string">
            <text:p>Bala Kirethiga R Rathina Sankar</text:p>
          </table:table-cell>
        </table:table-row>
        <table:table-row table:style-name="ro2">
          <table:table-cell/>
          <table:table-cell table:style-name="ce41" office:value-type="float" office:value="711">
            <text:p>711</text:p>
          </table:table-cell>
          <table:table-cell table:style-name="ce41" office:value-type="float" office:value="2272">
            <text:p>2272</text:p>
          </table:table-cell>
          <table:table-cell table:style-name="ce49" office:value-type="string">
            <text:p>elakkiya.r@ivtlinfoview.co.jp</text:p>
          </table:table-cell>
          <table:table-cell table:style-name="ce51" office:value-type="string">
            <text:p>Elakkiya R Rajendran</text:p>
          </table:table-cell>
        </table:table-row>
        <table:table-row table:style-name="ro2">
          <table:table-cell/>
          <table:table-cell table:style-name="ce41" office:value-type="float" office:value="712">
            <text:p>712</text:p>
          </table:table-cell>
          <table:table-cell table:style-name="ce41" office:value-type="float" office:value="2276">
            <text:p>2276</text:p>
          </table:table-cell>
          <table:table-cell table:style-name="ce49" office:value-type="string">
            <text:p>geetha.g@ivtlinfoview.co.jp</text:p>
          </table:table-cell>
          <table:table-cell table:style-name="ce51" office:value-type="string">
            <text:p>Geetha G Ganesan</text:p>
          </table:table-cell>
        </table:table-row>
        <table:table-row table:style-name="ro2">
          <table:table-cell/>
          <table:table-cell table:style-name="ce41" office:value-type="float" office:value="713">
            <text:p>713</text:p>
          </table:table-cell>
          <table:table-cell table:style-name="ce41" office:value-type="float" office:value="2277">
            <text:p>2277</text:p>
          </table:table-cell>
          <table:table-cell table:style-name="ce49" office:value-type="string">
            <text:p>meena.s@ivtlinfoview.co.jp</text:p>
          </table:table-cell>
          <table:table-cell table:style-name="ce51" office:value-type="string">
            <text:p>Meena S Sekar</text:p>
          </table:table-cell>
        </table:table-row>
        <table:table-row table:style-name="ro2">
          <table:table-cell/>
          <table:table-cell table:style-name="ce41" office:value-type="float" office:value="714">
            <text:p>714</text:p>
          </table:table-cell>
          <table:table-cell table:style-name="ce41" office:value-type="float" office:value="2278">
            <text:p>2278</text:p>
          </table:table-cell>
          <table:table-cell table:style-name="ce49" office:value-type="string">
            <text:p>shobana.v@ivtlinfoview.co.jp</text:p>
          </table:table-cell>
          <table:table-cell table:style-name="ce51" office:value-type="string">
            <text:p>Shobana V Veerapathiran</text:p>
          </table:table-cell>
        </table:table-row>
        <table:table-row table:style-name="ro2">
          <table:table-cell/>
          <table:table-cell table:style-name="ce41" office:value-type="float" office:value="715">
            <text:p>715</text:p>
          </table:table-cell>
          <table:table-cell table:style-name="ce41" office:value-type="float" office:value="2281">
            <text:p>2281</text:p>
          </table:table-cell>
          <table:table-cell table:style-name="ce49" office:value-type="string">
            <text:p>jerardirudayraj.d@ivtlinfoview.co.jp</text:p>
          </table:table-cell>
          <table:table-cell table:style-name="ce51" office:value-type="string">
            <text:p>Jerard Irudaya Raj S D Jerard Irudaya Raj S D</text:p>
          </table:table-cell>
        </table:table-row>
        <table:table-row table:style-name="ro2">
          <table:table-cell/>
          <table:table-cell table:style-name="ce41" office:value-type="float" office:value="716">
            <text:p>716</text:p>
          </table:table-cell>
          <table:table-cell table:style-name="ce41" office:value-type="float" office:value="2284">
            <text:p>2284</text:p>
          </table:table-cell>
          <table:table-cell table:style-name="ce49" office:value-type="string">
            <text:p>anagha.m@ivtlinfoview.co.jp</text:p>
          </table:table-cell>
          <table:table-cell table:style-name="ce51" office:value-type="string">
            <text:p>Anagha M Murali</text:p>
          </table:table-cell>
        </table:table-row>
        <table:table-row table:style-name="ro2">
          <table:table-cell/>
          <table:table-cell table:style-name="ce41" office:value-type="float" office:value="717">
            <text:p>717</text:p>
          </table:table-cell>
          <table:table-cell table:style-name="ce41" office:value-type="float" office:value="2287">
            <text:p>2287</text:p>
          </table:table-cell>
          <table:table-cell table:style-name="ce49" office:value-type="string">
            <text:p>poojachandran.c@ivtlinfoview.co.jp</text:p>
          </table:table-cell>
          <table:table-cell table:style-name="ce51" office:value-type="string">
            <text:p>Pooja Chandran C Chandran</text:p>
          </table:table-cell>
        </table:table-row>
        <table:table-row table:style-name="ro2">
          <table:table-cell/>
          <table:table-cell table:style-name="ce41" office:value-type="float" office:value="718">
            <text:p>718</text:p>
          </table:table-cell>
          <table:table-cell table:style-name="ce41" office:value-type="float" office:value="2288">
            <text:p>2288</text:p>
          </table:table-cell>
          <table:table-cell table:style-name="ce49" office:value-type="string">
            <text:p>sangavi.r@ivtlinfoview.co.jp</text:p>
          </table:table-cell>
          <table:table-cell table:style-name="ce51" office:value-type="string">
            <text:p>Sangavi R <text:s/>Radha Krishnan</text:p>
          </table:table-cell>
        </table:table-row>
        <table:table-row table:style-name="ro2">
          <table:table-cell/>
          <table:table-cell table:style-name="ce41" office:value-type="float" office:value="719">
            <text:p>719</text:p>
          </table:table-cell>
          <table:table-cell table:style-name="ce41" office:value-type="float" office:value="2289">
            <text:p>2289</text:p>
          </table:table-cell>
          <table:table-cell table:style-name="ce49" office:value-type="string">
            <text:p>aishwarya.s2@ivtlinfoview.co.jp</text:p>
          </table:table-cell>
          <table:table-cell table:style-name="ce51" office:value-type="string">
            <text:p>Aishwarya S Selvan</text:p>
          </table:table-cell>
        </table:table-row>
        <table:table-row table:style-name="ro2">
          <table:table-cell/>
          <table:table-cell table:style-name="ce41" office:value-type="float" office:value="720">
            <text:p>720</text:p>
          </table:table-cell>
          <table:table-cell table:style-name="ce41" office:value-type="float" office:value="2291">
            <text:p>2291</text:p>
          </table:table-cell>
          <table:table-cell table:style-name="ce49" office:value-type="string">
            <text:p>mythilipriyadharshini.s@ivtlinfoview.co.jp</text:p>
          </table:table-cell>
          <table:table-cell table:style-name="ce51" office:value-type="string">
            <text:p>Mythili Priyadharshini S R Subramani</text:p>
          </table:table-cell>
        </table:table-row>
        <table:table-row table:style-name="ro2">
          <table:table-cell/>
          <table:table-cell table:style-name="ce41" office:value-type="float" office:value="721">
            <text:p>721</text:p>
          </table:table-cell>
          <table:table-cell table:style-name="ce41" office:value-type="float" office:value="2292">
            <text:p>2292</text:p>
          </table:table-cell>
          <table:table-cell table:style-name="ce49" office:value-type="string">
            <text:p>sindhuja.g@ivtlinfoview.co.jp</text:p>
          </table:table-cell>
          <table:table-cell table:style-name="ce51" office:value-type="string">
            <text:p>Sindhuja G Govindaraj</text:p>
          </table:table-cell>
        </table:table-row>
        <table:table-row table:style-name="ro2">
          <table:table-cell/>
          <table:table-cell table:style-name="ce41" office:value-type="float" office:value="722">
            <text:p>722</text:p>
          </table:table-cell>
          <table:table-cell table:style-name="ce41" office:value-type="float" office:value="2294">
            <text:p>2294</text:p>
          </table:table-cell>
          <table:table-cell table:style-name="ce49" office:value-type="string">
            <text:p>keerthana.s1@ivtlinfoview.co.jp</text:p>
          </table:table-cell>
          <table:table-cell table:style-name="ce51" office:value-type="string">
            <text:p>Keerthana S Subbarayan</text:p>
          </table:table-cell>
        </table:table-row>
        <table:table-row table:style-name="ro2">
          <table:table-cell/>
          <table:table-cell table:style-name="ce41" office:value-type="float" office:value="723">
            <text:p>723</text:p>
          </table:table-cell>
          <table:table-cell table:style-name="ce41" office:value-type="float" office:value="2295">
            <text:p>2295</text:p>
          </table:table-cell>
          <table:table-cell table:style-name="ce49" office:value-type="string">
            <text:p>harini.t1@ivtlinfoview.co.jp</text:p>
          </table:table-cell>
          <table:table-cell table:style-name="ce51" office:value-type="string">
            <text:p>Harini T Thangavel</text:p>
          </table:table-cell>
        </table:table-row>
        <table:table-row table:style-name="ro2">
          <table:table-cell/>
          <table:table-cell table:style-name="ce41" office:value-type="float" office:value="724">
            <text:p>724</text:p>
          </table:table-cell>
          <table:table-cell table:style-name="ce41" office:value-type="float" office:value="2303">
            <text:p>2303</text:p>
          </table:table-cell>
          <table:table-cell table:style-name="ce49" office:value-type="string">
            <text:p>abirami.p@ivtlinfoview.co.jp</text:p>
          </table:table-cell>
          <table:table-cell table:style-name="ce51" office:value-type="string">
            <text:p>Abirami P Palaniappan</text:p>
          </table:table-cell>
        </table:table-row>
        <table:table-row table:style-name="ro2">
          <table:table-cell/>
          <table:table-cell table:style-name="ce41" office:value-type="float" office:value="725">
            <text:p>725</text:p>
          </table:table-cell>
          <table:table-cell table:style-name="ce41" office:value-type="float" office:value="2305">
            <text:p>2305</text:p>
          </table:table-cell>
          <table:table-cell table:style-name="ce49" office:value-type="string">
            <text:p>abinaya.s@ivtlinfoview.co.jp</text:p>
          </table:table-cell>
          <table:table-cell table:style-name="ce51" office:value-type="string">
            <text:p>Abinaya S Sambu</text:p>
          </table:table-cell>
        </table:table-row>
        <table:table-row table:style-name="ro2">
          <table:table-cell/>
          <table:table-cell table:style-name="ce41" office:value-type="float" office:value="726">
            <text:p>726</text:p>
          </table:table-cell>
          <table:table-cell table:style-name="ce41" office:value-type="float" office:value="2306">
            <text:p>2306</text:p>
          </table:table-cell>
          <table:table-cell table:style-name="ce49" office:value-type="string">
            <text:p>reshma.m@ivtlinfoview.co.jp</text:p>
          </table:table-cell>
          <table:table-cell table:style-name="ce51" office:value-type="string">
            <text:p>Reshma M Mohammed Jabir</text:p>
          </table:table-cell>
        </table:table-row>
        <table:table-row table:style-name="ro2">
          <table:table-cell/>
          <table:table-cell table:style-name="ce41" office:value-type="float" office:value="727">
            <text:p>727</text:p>
          </table:table-cell>
          <table:table-cell table:style-name="ce41" office:value-type="float" office:value="2312">
            <text:p>2312</text:p>
          </table:table-cell>
          <table:table-cell table:style-name="ce49" office:value-type="string">
            <text:p>jeevitha.s@ivtlinfoview.co.jp</text:p>
          </table:table-cell>
          <table:table-cell table:style-name="ce51" office:value-type="string">
            <text:p>Jeevitha S Shanmugam</text:p>
          </table:table-cell>
        </table:table-row>
        <table:table-row table:style-name="ro2">
          <table:table-cell/>
          <table:table-cell table:style-name="ce41" office:value-type="float" office:value="728">
            <text:p>728</text:p>
          </table:table-cell>
          <table:table-cell table:style-name="ce41" office:value-type="float" office:value="2314">
            <text:p>2314</text:p>
          </table:table-cell>
          <table:table-cell table:style-name="ce49" office:value-type="string">
            <text:p>haretha.j@ivtlinfoview.co.jp</text:p>
          </table:table-cell>
          <table:table-cell table:style-name="ce51" office:value-type="string">
            <text:p>Haretha <text:s/>S J Jayavikraman</text:p>
          </table:table-cell>
        </table:table-row>
        <table:table-row table:style-name="ro2">
          <table:table-cell/>
          <table:table-cell table:style-name="ce41" office:value-type="float" office:value="729">
            <text:p>729</text:p>
          </table:table-cell>
          <table:table-cell table:style-name="ce41" office:value-type="float" office:value="2319">
            <text:p>2319</text:p>
          </table:table-cell>
          <table:table-cell table:style-name="ce49" office:value-type="string">
            <text:p>shrikokila.r@ivtlinfoview.co.jp</text:p>
          </table:table-cell>
          <table:table-cell table:style-name="ce51" office:value-type="string">
            <text:p>Shrikokila R Ramalingam</text:p>
          </table:table-cell>
        </table:table-row>
        <table:table-row table:style-name="ro2">
          <table:table-cell/>
          <table:table-cell table:style-name="ce41" office:value-type="float" office:value="730">
            <text:p>730</text:p>
          </table:table-cell>
          <table:table-cell table:style-name="ce41" office:value-type="float" office:value="2323">
            <text:p>2323</text:p>
          </table:table-cell>
          <table:table-cell table:style-name="ce49" office:value-type="string">
            <text:p>radhika.m@ivtlinfoview.co.jp</text:p>
          </table:table-cell>
          <table:table-cell table:style-name="ce51" office:value-type="string">
            <text:p>Radhika M Muthumanickam</text:p>
          </table:table-cell>
        </table:table-row>
        <table:table-row table:style-name="ro2">
          <table:table-cell/>
          <table:table-cell table:style-name="ce41" office:value-type="float" office:value="731">
            <text:p>731</text:p>
          </table:table-cell>
          <table:table-cell table:style-name="ce41" office:value-type="float" office:value="2324">
            <text:p>2324</text:p>
          </table:table-cell>
          <table:table-cell table:style-name="ce49" office:value-type="string">
            <text:p>kohila.c@ivtlinfoview.co.jp</text:p>
          </table:table-cell>
          <table:table-cell table:style-name="ce51" office:value-type="string">
            <text:p>Kohila C Chandramohan</text:p>
          </table:table-cell>
        </table:table-row>
        <table:table-row table:style-name="ro2">
          <table:table-cell/>
          <table:table-cell table:style-name="ce41" office:value-type="float" office:value="732">
            <text:p>732</text:p>
          </table:table-cell>
          <table:table-cell table:style-name="ce41" office:value-type="float" office:value="2326">
            <text:p>2326</text:p>
          </table:table-cell>
          <table:table-cell table:style-name="ce49" office:value-type="string">
            <text:p>meenambigai.p@ivtlinfoview.co.jp</text:p>
          </table:table-cell>
          <table:table-cell table:style-name="ce51" office:value-type="string">
            <text:p>Meenambigai P Paneer Selvam</text:p>
          </table:table-cell>
        </table:table-row>
        <table:table-row table:style-name="ro2">
          <table:table-cell/>
          <table:table-cell table:style-name="ce41" office:value-type="float" office:value="733">
            <text:p>733</text:p>
          </table:table-cell>
          <table:table-cell table:style-name="ce41" office:value-type="float" office:value="2327">
            <text:p>2327</text:p>
          </table:table-cell>
          <table:table-cell table:style-name="ce49" office:value-type="string">
            <text:p>kiruthikapriya.m@ivtlinfoview.co.jp</text:p>
          </table:table-cell>
          <table:table-cell table:style-name="ce51" office:value-type="string">
            <text:p>Kiruthikapriya M Myilsamy</text:p>
          </table:table-cell>
        </table:table-row>
        <table:table-row table:style-name="ro2">
          <table:table-cell/>
          <table:table-cell table:style-name="ce41" office:value-type="float" office:value="734">
            <text:p>734</text:p>
          </table:table-cell>
          <table:table-cell table:style-name="ce41" office:value-type="float" office:value="2328">
            <text:p>2328</text:p>
          </table:table-cell>
          <table:table-cell table:style-name="ce49" office:value-type="string">
            <text:p>subhashini.b@ivtlinfoview.co.jp</text:p>
          </table:table-cell>
          <table:table-cell table:style-name="ce51" office:value-type="string">
            <text:p>Subhashini B Bhuvaneswaran</text:p>
          </table:table-cell>
        </table:table-row>
        <table:table-row table:style-name="ro2">
          <table:table-cell/>
          <table:table-cell table:style-name="ce41" office:value-type="float" office:value="735">
            <text:p>735</text:p>
          </table:table-cell>
          <table:table-cell table:style-name="ce41" office:value-type="float" office:value="2331">
            <text:p>2331</text:p>
          </table:table-cell>
          <table:table-cell table:style-name="ce49" office:value-type="string">
            <text:p>ananthi.n@ivtlinfoview.co.jp</text:p>
          </table:table-cell>
          <table:table-cell table:style-name="ce51" office:value-type="string">
            <text:p>Ananthi N Natarajan</text:p>
          </table:table-cell>
        </table:table-row>
        <table:table-row table:style-name="ro2">
          <table:table-cell/>
          <table:table-cell table:style-name="ce41" office:value-type="float" office:value="736">
            <text:p>736</text:p>
          </table:table-cell>
          <table:table-cell table:style-name="ce41" office:value-type="float" office:value="2332">
            <text:p>2332</text:p>
          </table:table-cell>
          <table:table-cell table:style-name="ce49" office:value-type="string">
            <text:p>pravenbalaji.v@ivtlinfoview.co.jp</text:p>
          </table:table-cell>
          <table:table-cell table:style-name="ce51" office:value-type="string">
            <text:p>Praven Balaji V Venkatesan</text:p>
          </table:table-cell>
        </table:table-row>
        <table:table-row table:style-name="ro2">
          <table:table-cell/>
          <table:table-cell table:style-name="ce41" office:value-type="float" office:value="737">
            <text:p>737</text:p>
          </table:table-cell>
          <table:table-cell table:style-name="ce41" office:value-type="float" office:value="2333">
            <text:p>2333</text:p>
          </table:table-cell>
          <table:table-cell table:style-name="ce49" office:value-type="string">
            <text:p>anushya.s@ivtlinfoview.co.jp</text:p>
          </table:table-cell>
          <table:table-cell table:style-name="ce51" office:value-type="string">
            <text:p>Anushya S Saravanan</text:p>
          </table:table-cell>
        </table:table-row>
        <table:table-row table:style-name="ro2">
          <table:table-cell/>
          <table:table-cell table:style-name="ce41" office:value-type="float" office:value="738">
            <text:p>738</text:p>
          </table:table-cell>
          <table:table-cell table:style-name="ce41" office:value-type="float" office:value="2337">
            <text:p>2337</text:p>
          </table:table-cell>
          <table:table-cell table:style-name="ce49" office:value-type="string">
            <text:p>annmary.r@ivtlinfoview.co.jp</text:p>
          </table:table-cell>
          <table:table-cell table:style-name="ce51" office:value-type="string">
            <text:p>Ann Mary Raju</text:p>
          </table:table-cell>
        </table:table-row>
        <table:table-row table:style-name="ro2">
          <table:table-cell/>
          <table:table-cell table:style-name="ce41" office:value-type="float" office:value="739">
            <text:p>739</text:p>
          </table:table-cell>
          <table:table-cell table:style-name="ce41" office:value-type="float" office:value="2340">
            <text:p>2340</text:p>
          </table:table-cell>
          <table:table-cell table:style-name="ce49" office:value-type="string">
            <text:p>aravindh.k@ivtlinfoview.co.jp</text:p>
          </table:table-cell>
          <table:table-cell table:style-name="ce51" office:value-type="string">
            <text:p>Aravindh K</text:p>
          </table:table-cell>
        </table:table-row>
        <table:table-row table:style-name="ro2">
          <table:table-cell/>
          <table:table-cell table:style-name="ce41" office:value-type="float" office:value="740">
            <text:p>740</text:p>
          </table:table-cell>
          <table:table-cell table:style-name="ce41" office:value-type="float" office:value="2342">
            <text:p>2342</text:p>
          </table:table-cell>
          <table:table-cell table:style-name="ce49" office:value-type="string">
            <text:p>balavignesh.s@ivtlinfoview.co.jp</text:p>
          </table:table-cell>
          <table:table-cell table:style-name="ce51" office:value-type="string">
            <text:p>Bala Vignesh Sekar</text:p>
          </table:table-cell>
        </table:table-row>
        <table:table-row table:style-name="ro2">
          <table:table-cell/>
          <table:table-cell table:style-name="ce41" office:value-type="float" office:value="741">
            <text:p>741</text:p>
          </table:table-cell>
          <table:table-cell table:style-name="ce41" office:value-type="float" office:value="2344">
            <text:p>2344</text:p>
          </table:table-cell>
          <table:table-cell table:style-name="ce49" office:value-type="string">
            <text:p>chandrasekhar.k@ivtlinfoview.co.jp</text:p>
          </table:table-cell>
          <table:table-cell table:style-name="ce51" office:value-type="string">
            <text:p>Chandra Sekhar Kandala</text:p>
          </table:table-cell>
        </table:table-row>
        <table:table-row table:style-name="ro2">
          <table:table-cell/>
          <table:table-cell table:style-name="ce41" office:value-type="float" office:value="742">
            <text:p>742</text:p>
          </table:table-cell>
          <table:table-cell table:style-name="ce41" office:value-type="float" office:value="2345">
            <text:p>2345</text:p>
          </table:table-cell>
          <table:table-cell table:style-name="ce49" office:value-type="string">
            <text:p>deepak.m@ivtlinfoview.co.jp</text:p>
          </table:table-cell>
          <table:table-cell table:style-name="ce51" office:value-type="string">
            <text:p>Deepak Murali</text:p>
          </table:table-cell>
        </table:table-row>
        <table:table-row table:style-name="ro2">
          <table:table-cell/>
          <table:table-cell table:style-name="ce41" office:value-type="float" office:value="743">
            <text:p>743</text:p>
          </table:table-cell>
          <table:table-cell table:style-name="ce41" office:value-type="float" office:value="2346">
            <text:p>2346</text:p>
          </table:table-cell>
          <table:table-cell table:style-name="ce49" office:value-type="string">
            <text:p>dharchana.k@ivtlinfoview.co.jp</text:p>
          </table:table-cell>
          <table:table-cell table:style-name="ce51" office:value-type="string">
            <text:p>Dharchana Kumarasamy</text:p>
          </table:table-cell>
        </table:table-row>
        <table:table-row table:style-name="ro2">
          <table:table-cell/>
          <table:table-cell table:style-name="ce41" office:value-type="float" office:value="744">
            <text:p>744</text:p>
          </table:table-cell>
          <table:table-cell table:style-name="ce41" office:value-type="float" office:value="2347">
            <text:p>2347</text:p>
          </table:table-cell>
          <table:table-cell table:style-name="ce49" office:value-type="string">
            <text:p>ganeshkumar.s1@ivtlinfoview.co.jp</text:p>
          </table:table-cell>
          <table:table-cell table:style-name="ce51" office:value-type="string">
            <text:p>Ganesh Kumar Sunkara</text:p>
          </table:table-cell>
        </table:table-row>
        <table:table-row table:style-name="ro2">
          <table:table-cell/>
          <table:table-cell table:style-name="ce41" office:value-type="float" office:value="745">
            <text:p>745</text:p>
          </table:table-cell>
          <table:table-cell table:style-name="ce41" office:value-type="float" office:value="2348">
            <text:p>2348</text:p>
          </table:table-cell>
          <table:table-cell table:style-name="ce49" office:value-type="string">
            <text:p>gayatri.t@ivtlinfoview.co.jp</text:p>
          </table:table-cell>
          <table:table-cell table:style-name="ce51" office:value-type="string">
            <text:p>Gayatri Thiruppathi</text:p>
          </table:table-cell>
        </table:table-row>
        <table:table-row table:style-name="ro2">
          <table:table-cell/>
          <table:table-cell table:style-name="ce41" office:value-type="float" office:value="746">
            <text:p>746</text:p>
          </table:table-cell>
          <table:table-cell table:style-name="ce41" office:value-type="float" office:value="2349">
            <text:p>2349</text:p>
          </table:table-cell>
          <table:table-cell table:style-name="ce49" office:value-type="string">
            <text:p>geethanjali.s@ivtlinfoview.co.jp</text:p>
          </table:table-cell>
          <table:table-cell table:style-name="ce51" office:value-type="string">
            <text:p>Geethanjali Saminathan</text:p>
          </table:table-cell>
        </table:table-row>
        <table:table-row table:style-name="ro2">
          <table:table-cell/>
          <table:table-cell table:style-name="ce41" office:value-type="float" office:value="747">
            <text:p>747</text:p>
          </table:table-cell>
          <table:table-cell table:style-name="ce41" office:value-type="float" office:value="2351">
            <text:p>2351</text:p>
          </table:table-cell>
          <table:table-cell table:style-name="ce49" office:value-type="string">
            <text:p>gunaprashaat.b@ivtlinfoview.co.jp</text:p>
          </table:table-cell>
          <table:table-cell table:style-name="ce51" office:value-type="string">
            <text:p>Guna Prashaat <text:s/>M.B</text:p>
          </table:table-cell>
        </table:table-row>
        <table:table-row table:style-name="ro2">
          <table:table-cell/>
          <table:table-cell table:style-name="ce41" office:value-type="float" office:value="748">
            <text:p>748</text:p>
          </table:table-cell>
          <table:table-cell table:style-name="ce41" office:value-type="float" office:value="2353">
            <text:p>2353</text:p>
          </table:table-cell>
          <table:table-cell table:style-name="ce49" office:value-type="string">
            <text:p>jeyameena.a@ivtlinfoview.co.jp</text:p>
          </table:table-cell>
          <table:table-cell table:style-name="ce51" office:value-type="string">
            <text:p>Jeya Meena Athi Narayanan</text:p>
          </table:table-cell>
        </table:table-row>
        <table:table-row table:style-name="ro2">
          <table:table-cell/>
          <table:table-cell table:style-name="ce41" office:value-type="float" office:value="749">
            <text:p>749</text:p>
          </table:table-cell>
          <table:table-cell table:style-name="ce41" office:value-type="float" office:value="2356">
            <text:p>2356</text:p>
          </table:table-cell>
          <table:table-cell table:style-name="ce49" office:value-type="string">
            <text:p>karthikeyan.a1@ivtlinfoview.co.jp</text:p>
          </table:table-cell>
          <table:table-cell table:style-name="ce51" office:value-type="string">
            <text:p>Karthikeyan Annadurai</text:p>
          </table:table-cell>
        </table:table-row>
        <table:table-row table:style-name="ro2">
          <table:table-cell/>
          <table:table-cell table:style-name="ce41" office:value-type="float" office:value="750">
            <text:p>750</text:p>
          </table:table-cell>
          <table:table-cell table:style-name="ce41" office:value-type="float" office:value="2357">
            <text:p>2357</text:p>
          </table:table-cell>
          <table:table-cell table:style-name="ce49" office:value-type="string">
            <text:p>kasthuri.v@ivtlinfoview.co.jp</text:p>
          </table:table-cell>
          <table:table-cell table:style-name="ce51" office:value-type="string">
            <text:p>Kasthuri Vallirajan</text:p>
          </table:table-cell>
        </table:table-row>
        <table:table-row table:style-name="ro2">
          <table:table-cell/>
          <table:table-cell table:style-name="ce41" office:value-type="float" office:value="751">
            <text:p>751</text:p>
          </table:table-cell>
          <table:table-cell table:style-name="ce41" office:value-type="float" office:value="2358">
            <text:p>2358</text:p>
          </table:table-cell>
          <table:table-cell table:style-name="ce49" office:value-type="string">
            <text:p>kowshikbharathi.m@ivtlinfoview.co.jp</text:p>
          </table:table-cell>
          <table:table-cell table:style-name="ce51" office:value-type="string">
            <text:p>Kowshik Bharathi Mani</text:p>
          </table:table-cell>
        </table:table-row>
        <table:table-row table:style-name="ro2">
          <table:table-cell/>
          <table:table-cell table:style-name="ce41" office:value-type="float" office:value="752">
            <text:p>752</text:p>
          </table:table-cell>
          <table:table-cell table:style-name="ce41" office:value-type="float" office:value="2365">
            <text:p>2365</text:p>
          </table:table-cell>
          <table:table-cell table:style-name="ce49" office:value-type="string">
            <text:p>mouleeswaran.k@ivtlinfoview.co.jp</text:p>
          </table:table-cell>
          <table:table-cell table:style-name="ce51" office:value-type="string">
            <text:p>Mouleeswaran K</text:p>
          </table:table-cell>
        </table:table-row>
        <table:table-row table:style-name="ro2">
          <table:table-cell/>
          <table:table-cell table:style-name="ce41" office:value-type="float" office:value="753">
            <text:p>753</text:p>
          </table:table-cell>
          <table:table-cell table:style-name="ce41" office:value-type="float" office:value="2368">
            <text:p>2368</text:p>
          </table:table-cell>
          <table:table-cell table:style-name="ce49" office:value-type="string">
            <text:p>nagendrakumar.p@ivtlinfoview.co.jp</text:p>
          </table:table-cell>
          <table:table-cell table:style-name="ce51" office:value-type="string">
            <text:p>Nagendra Kumar Reddy Themagepalli</text:p>
          </table:table-cell>
        </table:table-row>
        <table:table-row table:style-name="ro2">
          <table:table-cell/>
          <table:table-cell table:style-name="ce41" office:value-type="float" office:value="754">
            <text:p>754</text:p>
          </table:table-cell>
          <table:table-cell table:style-name="ce41" office:value-type="float" office:value="2369">
            <text:p>2369</text:p>
          </table:table-cell>
          <table:table-cell table:style-name="ce49" office:value-type="string">
            <text:p>navaneethakrishnan.b@ivtlinfoview.co.jp</text:p>
          </table:table-cell>
          <table:table-cell table:style-name="ce51" office:value-type="string">
            <text:p>Navaneetha Krishnan Balakrishnan</text:p>
          </table:table-cell>
        </table:table-row>
        <table:table-row table:style-name="ro2">
          <table:table-cell/>
          <table:table-cell table:style-name="ce41" office:value-type="float" office:value="755">
            <text:p>755</text:p>
          </table:table-cell>
          <table:table-cell table:style-name="ce41" office:value-type="float" office:value="2371">
            <text:p>2371</text:p>
          </table:table-cell>
          <table:table-cell table:style-name="ce49" office:value-type="string">
            <text:p>nazurudeen.a@ivtlinfoview.co.jp</text:p>
          </table:table-cell>
          <table:table-cell table:style-name="ce51" office:value-type="string">
            <text:p>Nazurudeen Abdul Gani</text:p>
          </table:table-cell>
        </table:table-row>
        <table:table-row table:style-name="ro2">
          <table:table-cell/>
          <table:table-cell table:style-name="ce41" office:value-type="float" office:value="756">
            <text:p>756</text:p>
          </table:table-cell>
          <table:table-cell table:style-name="ce41" office:value-type="float" office:value="2373">
            <text:p>2373</text:p>
          </table:table-cell>
          <table:table-cell table:style-name="ce49" office:value-type="string">
            <text:p>ponkumaresan.g@ivtlinfoview.co.jp</text:p>
          </table:table-cell>
          <table:table-cell table:style-name="ce51" office:value-type="string">
            <text:p>Ponkumaresan Ganesan</text:p>
          </table:table-cell>
        </table:table-row>
        <table:table-row table:style-name="ro2">
          <table:table-cell/>
          <table:table-cell table:style-name="ce41" office:value-type="float" office:value="757">
            <text:p>757</text:p>
          </table:table-cell>
          <table:table-cell table:style-name="ce41" office:value-type="float" office:value="2378">
            <text:p>2378</text:p>
          </table:table-cell>
          <table:table-cell table:style-name="ce49" office:value-type="string">
            <text:p>rinku.v@ivtlinfoview.co.jp</text:p>
          </table:table-cell>
          <table:table-cell table:style-name="ce51" office:value-type="string">
            <text:p>Rinku Vipin Mathews</text:p>
          </table:table-cell>
        </table:table-row>
        <table:table-row table:style-name="ro2">
          <table:table-cell/>
          <table:table-cell table:style-name="ce41" office:value-type="float" office:value="758">
            <text:p>758</text:p>
          </table:table-cell>
          <table:table-cell table:style-name="ce41" office:value-type="float" office:value="2381">
            <text:p>2381</text:p>
          </table:table-cell>
          <table:table-cell table:style-name="ce49" office:value-type="string">
            <text:p>sabihasultana.a@ivtlinfoview.co.jp</text:p>
          </table:table-cell>
          <table:table-cell table:style-name="ce51" office:value-type="string">
            <text:p>Sabiha Sultana Shaik</text:p>
          </table:table-cell>
        </table:table-row>
        <table:table-row table:style-name="ro2">
          <table:table-cell/>
          <table:table-cell table:style-name="ce41" office:value-type="float" office:value="759">
            <text:p>759</text:p>
          </table:table-cell>
          <table:table-cell table:style-name="ce41" office:value-type="float" office:value="2382">
            <text:p>2382</text:p>
          </table:table-cell>
          <table:table-cell table:style-name="ce49" office:value-type="string">
            <text:p>sagar.r@ivtlinfoview.co.jp</text:p>
          </table:table-cell>
          <table:table-cell table:style-name="ce51" office:value-type="string">
            <text:p>Sagar <text:s/>Ramesh</text:p>
          </table:table-cell>
        </table:table-row>
        <table:table-row table:style-name="ro2">
          <table:table-cell/>
          <table:table-cell table:style-name="ce41" office:value-type="float" office:value="760">
            <text:p>760</text:p>
          </table:table-cell>
          <table:table-cell table:style-name="ce41" office:value-type="float" office:value="2385">
            <text:p>2385</text:p>
          </table:table-cell>
          <table:table-cell table:style-name="ce49" office:value-type="string">
            <text:p>saravanakumar.t1@ivtlinfoview.co.jp</text:p>
          </table:table-cell>
          <table:table-cell table:style-name="ce51" office:value-type="string">
            <text:p>Saravanakumar Thirumoorthi</text:p>
          </table:table-cell>
        </table:table-row>
        <table:table-row table:style-name="ro2">
          <table:table-cell/>
          <table:table-cell table:style-name="ce41" office:value-type="float" office:value="761">
            <text:p>761</text:p>
          </table:table-cell>
          <table:table-cell table:style-name="ce41" office:value-type="float" office:value="2390">
            <text:p>2390</text:p>
          </table:table-cell>
          <table:table-cell table:style-name="ce49" office:value-type="string">
            <text:p>sreelakshmy.s@ivtlinfoview.co.jp</text:p>
          </table:table-cell>
          <table:table-cell table:style-name="ce51" office:value-type="string">
            <text:p>Sreelakshmy S</text:p>
          </table:table-cell>
        </table:table-row>
        <table:table-row table:style-name="ro2">
          <table:table-cell/>
          <table:table-cell table:style-name="ce41" office:value-type="float" office:value="762">
            <text:p>762</text:p>
          </table:table-cell>
          <table:table-cell table:style-name="ce41" office:value-type="float" office:value="2392">
            <text:p>2392</text:p>
          </table:table-cell>
          <table:table-cell table:style-name="ce49" office:value-type="string">
            <text:p>srinivasan.s2@ivtlinfoview.co.jp</text:p>
          </table:table-cell>
          <table:table-cell table:style-name="ce51" office:value-type="string">
            <text:p>Srinivasan Sundaram</text:p>
          </table:table-cell>
        </table:table-row>
        <table:table-row table:style-name="ro2">
          <table:table-cell/>
          <table:table-cell table:style-name="ce41" office:value-type="float" office:value="763">
            <text:p>763</text:p>
          </table:table-cell>
          <table:table-cell table:style-name="ce41" office:value-type="float" office:value="2393">
            <text:p>2393</text:p>
          </table:table-cell>
          <table:table-cell table:style-name="ce49" office:value-type="string">
            <text:p>srirambharani.s@ivtlinfoview.co.jp</text:p>
          </table:table-cell>
          <table:table-cell table:style-name="ce51" office:value-type="string">
            <text:p>Srirambharani Sowndrapandiyan</text:p>
          </table:table-cell>
        </table:table-row>
        <table:table-row table:style-name="ro2">
          <table:table-cell/>
          <table:table-cell table:style-name="ce41" office:value-type="float" office:value="764">
            <text:p>764</text:p>
          </table:table-cell>
          <table:table-cell table:style-name="ce41" office:value-type="float" office:value="2394">
            <text:p>2394</text:p>
          </table:table-cell>
          <table:table-cell table:style-name="ce49" office:value-type="string">
            <text:p>srivatsan.s@ivtlinfoview.co.jp</text:p>
          </table:table-cell>
          <table:table-cell table:style-name="ce51" office:value-type="string">
            <text:p>Srivatsan <text:s/>Seshadri</text:p>
          </table:table-cell>
        </table:table-row>
        <table:table-row table:style-name="ro2">
          <table:table-cell/>
          <table:table-cell table:style-name="ce41" office:value-type="float" office:value="765">
            <text:p>765</text:p>
          </table:table-cell>
          <table:table-cell table:style-name="ce41" office:value-type="float" office:value="2395">
            <text:p>2395</text:p>
          </table:table-cell>
          <table:table-cell table:style-name="ce49" office:value-type="string">
            <text:p>subiyafathima.m@ivtlinfoview.co.jp</text:p>
          </table:table-cell>
          <table:table-cell table:style-name="ce51" office:value-type="string">
            <text:p>Subiya Fathima Muneer Azam</text:p>
          </table:table-cell>
        </table:table-row>
        <table:table-row table:style-name="ro2">
          <table:table-cell/>
          <table:table-cell table:style-name="ce41" office:value-type="float" office:value="766">
            <text:p>766</text:p>
          </table:table-cell>
          <table:table-cell table:style-name="ce41" office:value-type="float" office:value="2401">
            <text:p>2401</text:p>
          </table:table-cell>
          <table:table-cell table:style-name="ce49" office:value-type="string">
            <text:p>venkatasubramanian.b@ivtlinfoview.co.jp</text:p>
          </table:table-cell>
          <table:table-cell table:style-name="ce51" office:value-type="string">
            <text:p>Venkata Subramanian Balasubramanian</text:p>
          </table:table-cell>
        </table:table-row>
        <table:table-row table:style-name="ro2">
          <table:table-cell/>
          <table:table-cell table:style-name="ce41" office:value-type="float" office:value="767">
            <text:p>767</text:p>
          </table:table-cell>
          <table:table-cell table:style-name="ce41" office:value-type="float" office:value="2402">
            <text:p>2402</text:p>
          </table:table-cell>
          <table:table-cell table:style-name="ce49" office:value-type="string">
            <text:p>venkatesh.s4@ivtlinfoview.co.jp</text:p>
          </table:table-cell>
          <table:table-cell table:style-name="ce51" office:value-type="string">
            <text:p>Venkatesh <text:s/>H S</text:p>
          </table:table-cell>
        </table:table-row>
        <table:table-row table:style-name="ro2">
          <table:table-cell/>
          <table:table-cell table:style-name="ce41" office:value-type="float" office:value="768">
            <text:p>768</text:p>
          </table:table-cell>
          <table:table-cell table:style-name="ce41" office:value-type="float" office:value="2409">
            <text:p>2409</text:p>
          </table:table-cell>
          <table:table-cell table:style-name="ce49" office:value-type="string">
            <text:p>vishnupriya.r@ivtlinfoview.co.jp</text:p>
          </table:table-cell>
          <table:table-cell table:style-name="ce51" office:value-type="string">
            <text:p>Vishnu Priya Ravee</text:p>
          </table:table-cell>
        </table:table-row>
        <table:table-row table:style-name="ro2">
          <table:table-cell/>
          <table:table-cell table:style-name="ce41" office:value-type="float" office:value="769">
            <text:p>769</text:p>
          </table:table-cell>
          <table:table-cell table:style-name="ce45" office:value-type="float" office:value="2415">
            <text:p>2415</text:p>
          </table:table-cell>
          <table:table-cell table:style-name="ce49" office:value-type="string">
            <text:p>ajaykumar.b@ivtlinfoview.co.jp</text:p>
          </table:table-cell>
          <table:table-cell table:style-name="ce53" office:value-type="string">
            <text:p>Ajay Kumar B R Ajay Kumar B R</text:p>
          </table:table-cell>
        </table:table-row>
        <table:table-row table:style-name="ro2">
          <table:table-cell/>
          <table:table-cell table:style-name="ce41" office:value-type="float" office:value="770">
            <text:p>770</text:p>
          </table:table-cell>
          <table:table-cell table:style-name="ce41" office:value-type="float" office:value="2417">
            <text:p>2417</text:p>
          </table:table-cell>
          <table:table-cell table:style-name="ce49" office:value-type="string">
            <text:p>aarthi.r@ivtlinfoview.co.jp</text:p>
          </table:table-cell>
          <table:table-cell table:style-name="ce51" office:value-type="string">
            <text:p>Aarthi Ravikumar</text:p>
          </table:table-cell>
        </table:table-row>
        <table:table-row table:style-name="ro2">
          <table:table-cell/>
          <table:table-cell table:style-name="ce41" office:value-type="float" office:value="771">
            <text:p>771</text:p>
          </table:table-cell>
          <table:table-cell table:style-name="ce41" office:value-type="float" office:value="2418">
            <text:p>2418</text:p>
          </table:table-cell>
          <table:table-cell table:style-name="ce49" office:value-type="string">
            <text:p>aarthi.s@ivtlinfoview.co.jp</text:p>
          </table:table-cell>
          <table:table-cell table:style-name="ce51" office:value-type="string">
            <text:p>Aarthi Veeranampalayam Saminathan</text:p>
          </table:table-cell>
        </table:table-row>
        <table:table-row table:style-name="ro2">
          <table:table-cell/>
          <table:table-cell table:style-name="ce41" office:value-type="float" office:value="772">
            <text:p>772</text:p>
          </table:table-cell>
          <table:table-cell table:style-name="ce41" office:value-type="float" office:value="2419">
            <text:p>2419</text:p>
          </table:table-cell>
          <table:table-cell table:style-name="ce49" office:value-type="string">
            <text:p>achaya.s@ivtlinfoview.co.jp</text:p>
          </table:table-cell>
          <table:table-cell table:style-name="ce51" office:value-type="string">
            <text:p>Achaya Sudhakaran</text:p>
          </table:table-cell>
        </table:table-row>
        <table:table-row table:style-name="ro2">
          <table:table-cell/>
          <table:table-cell table:style-name="ce41" office:value-type="float" office:value="773">
            <text:p>773</text:p>
          </table:table-cell>
          <table:table-cell table:style-name="ce41" office:value-type="float" office:value="2420">
            <text:p>2420</text:p>
          </table:table-cell>
          <table:table-cell table:style-name="ce49" office:value-type="string">
            <text:p>agashya.m@ivtlinfoview.co.jp</text:p>
          </table:table-cell>
          <table:table-cell table:style-name="ce51" office:value-type="string">
            <text:p>Agashya Manivasagam</text:p>
          </table:table-cell>
        </table:table-row>
        <table:table-row table:style-name="ro2">
          <table:table-cell/>
          <table:table-cell table:style-name="ce41" office:value-type="float" office:value="774">
            <text:p>774</text:p>
          </table:table-cell>
          <table:table-cell table:style-name="ce41" office:value-type="float" office:value="2424">
            <text:p>2424</text:p>
          </table:table-cell>
          <table:table-cell table:style-name="ce49" office:value-type="string">
            <text:p>antoclinton.a@ivtlinfoview.co.jp</text:p>
          </table:table-cell>
          <table:table-cell table:style-name="ce51" office:value-type="string">
            <text:p>Anto Clinton Antony</text:p>
          </table:table-cell>
        </table:table-row>
        <table:table-row table:style-name="ro2">
          <table:table-cell/>
          <table:table-cell table:style-name="ce41" office:value-type="float" office:value="775">
            <text:p>775</text:p>
          </table:table-cell>
          <table:table-cell table:style-name="ce41" office:value-type="float" office:value="2426">
            <text:p>2426</text:p>
          </table:table-cell>
          <table:table-cell table:style-name="ce49" office:value-type="string">
            <text:p>ardralakshmi.s@ivtlinfoview.co.jp</text:p>
          </table:table-cell>
          <table:table-cell table:style-name="ce51" office:value-type="string">
            <text:p>Ardra Lakshmi S</text:p>
          </table:table-cell>
        </table:table-row>
        <table:table-row table:style-name="ro2">
          <table:table-cell/>
          <table:table-cell table:style-name="ce41" office:value-type="float" office:value="776">
            <text:p>776</text:p>
          </table:table-cell>
          <table:table-cell table:style-name="ce41" office:value-type="float" office:value="2427">
            <text:p>2427</text:p>
          </table:table-cell>
          <table:table-cell table:style-name="ce49" office:value-type="string">
            <text:p>arivarasan.r@ivtlinfoview.co.jp</text:p>
          </table:table-cell>
          <table:table-cell table:style-name="ce51" office:value-type="string">
            <text:p>Arivarasan <text:s/>Ramasamy</text:p>
          </table:table-cell>
        </table:table-row>
        <table:table-row table:style-name="ro2">
          <table:table-cell/>
          <table:table-cell table:style-name="ce41" office:value-type="float" office:value="777">
            <text:p>777</text:p>
          </table:table-cell>
          <table:table-cell table:style-name="ce41" office:value-type="float" office:value="2428">
            <text:p>2428</text:p>
          </table:table-cell>
          <table:table-cell table:style-name="ce49" office:value-type="string">
            <text:p>arvindraam.s@ivtlinfoview.co.jp</text:p>
          </table:table-cell>
          <table:table-cell table:style-name="ce51" office:value-type="string">
            <text:p>Arvind Raam C.S. Coimbatore Senthil Kumar</text:p>
          </table:table-cell>
        </table:table-row>
        <table:table-row table:style-name="ro2">
          <table:table-cell/>
          <table:table-cell table:style-name="ce41" office:value-type="float" office:value="778">
            <text:p>778</text:p>
          </table:table-cell>
          <table:table-cell table:style-name="ce41" office:value-type="float" office:value="2429">
            <text:p>2429</text:p>
          </table:table-cell>
          <table:table-cell table:style-name="ce49" office:value-type="string">
            <text:p>ashlyrose.m@ivtlinfoview.co.jp</text:p>
          </table:table-cell>
          <table:table-cell table:style-name="ce51" office:value-type="string">
            <text:p>Ashly Rose Mathew</text:p>
          </table:table-cell>
        </table:table-row>
        <table:table-row table:style-name="ro2">
          <table:table-cell/>
          <table:table-cell table:style-name="ce41" office:value-type="float" office:value="779">
            <text:p>779</text:p>
          </table:table-cell>
          <table:table-cell table:style-name="ce41" office:value-type="float" office:value="2437">
            <text:p>2437</text:p>
          </table:table-cell>
          <table:table-cell table:style-name="ce49" office:value-type="string">
            <text:p>boojith.k@ivtlinfoview.co.jp</text:p>
          </table:table-cell>
          <table:table-cell table:style-name="ce51" office:value-type="string">
            <text:p>Boojith K Karthikeyan</text:p>
          </table:table-cell>
        </table:table-row>
        <table:table-row table:style-name="ro2">
          <table:table-cell/>
          <table:table-cell table:style-name="ce41" office:value-type="float" office:value="780">
            <text:p>780</text:p>
          </table:table-cell>
          <table:table-cell table:style-name="ce41" office:value-type="float" office:value="2439">
            <text:p>2439</text:p>
          </table:table-cell>
          <table:table-cell table:style-name="ce49" office:value-type="string">
            <text:p>buvaneshwari.m@ivtlinfoview.co.jp</text:p>
          </table:table-cell>
          <table:table-cell table:style-name="ce51" office:value-type="string">
            <text:p>Buvaneswari Meganathan</text:p>
          </table:table-cell>
        </table:table-row>
        <table:table-row table:style-name="ro2">
          <table:table-cell/>
          <table:table-cell table:style-name="ce41" office:value-type="float" office:value="781">
            <text:p>781</text:p>
          </table:table-cell>
          <table:table-cell table:style-name="ce41" office:value-type="float" office:value="2440">
            <text:p>2440</text:p>
          </table:table-cell>
          <table:table-cell table:style-name="ce49" office:value-type="string">
            <text:p>chandramouleeswaran.g@ivtlinfoview.co.jp</text:p>
          </table:table-cell>
          <table:table-cell table:style-name="ce51" office:value-type="string">
            <text:p>Chandramouleeswaran Ganesan</text:p>
          </table:table-cell>
        </table:table-row>
        <table:table-row table:style-name="ro2">
          <table:table-cell/>
          <table:table-cell table:style-name="ce41" office:value-type="float" office:value="782">
            <text:p>782</text:p>
          </table:table-cell>
          <table:table-cell table:style-name="ce41" office:value-type="float" office:value="2442">
            <text:p>2442</text:p>
          </table:table-cell>
          <table:table-cell table:style-name="ce49" office:value-type="string">
            <text:p>deepika.sp@ivtlinfoview.co.jp</text:p>
          </table:table-cell>
          <table:table-cell table:style-name="ce51" office:value-type="string">
            <text:p>Deepika S.P Sankar Prakash</text:p>
          </table:table-cell>
        </table:table-row>
        <table:table-row table:style-name="ro2">
          <table:table-cell/>
          <table:table-cell table:style-name="ce41" office:value-type="float" office:value="783">
            <text:p>783</text:p>
          </table:table-cell>
          <table:table-cell table:style-name="ce41" office:value-type="float" office:value="2449">
            <text:p>2449</text:p>
          </table:table-cell>
          <table:table-cell table:style-name="ce49" office:value-type="string">
            <text:p>gokulkumar.p@ivtlinfoview.co.jp</text:p>
          </table:table-cell>
          <table:table-cell table:style-name="ce51" office:value-type="string">
            <text:p>Gokulkumar <text:s/>Ponnusamy</text:p>
          </table:table-cell>
        </table:table-row>
        <table:table-row table:style-name="ro2">
          <table:table-cell/>
          <table:table-cell table:style-name="ce41" office:value-type="float" office:value="784">
            <text:p>784</text:p>
          </table:table-cell>
          <table:table-cell table:style-name="ce41" office:value-type="float" office:value="2450">
            <text:p>2450</text:p>
          </table:table-cell>
          <table:table-cell table:style-name="ce49" office:value-type="string">
            <text:p>gowrishankar.k@ivtlinfoview.co.jp</text:p>
          </table:table-cell>
          <table:table-cell table:style-name="ce51" office:value-type="string">
            <text:p>Gowri Sankar Krishnamoorthy</text:p>
          </table:table-cell>
        </table:table-row>
        <table:table-row table:style-name="ro2">
          <table:table-cell/>
          <table:table-cell table:style-name="ce41" office:value-type="float" office:value="785">
            <text:p>785</text:p>
          </table:table-cell>
          <table:table-cell table:style-name="ce41" office:value-type="float" office:value="2454">
            <text:p>2454</text:p>
          </table:table-cell>
          <table:table-cell table:style-name="ce49" office:value-type="string">
            <text:p>harshsinghania.t@ivtlinfoview.co.jp</text:p>
          </table:table-cell>
          <table:table-cell table:style-name="ce51" office:value-type="string">
            <text:p>Harsh Singhania Tarun Kumar Singhania</text:p>
          </table:table-cell>
        </table:table-row>
        <table:table-row table:style-name="ro2">
          <table:table-cell/>
          <table:table-cell table:style-name="ce41" office:value-type="float" office:value="786">
            <text:p>786</text:p>
          </table:table-cell>
          <table:table-cell table:style-name="ce41" office:value-type="float" office:value="2455">
            <text:p>2455</text:p>
          </table:table-cell>
          <table:table-cell table:style-name="ce49" office:value-type="string">
            <text:p>haripriya.r@ivtlinfoview.co.jp</text:p>
          </table:table-cell>
          <table:table-cell table:style-name="ce51" office:value-type="string">
            <text:p>Haripriya Ravichandran</text:p>
          </table:table-cell>
        </table:table-row>
        <table:table-row table:style-name="ro2">
          <table:table-cell/>
          <table:table-cell table:style-name="ce41" office:value-type="float" office:value="787">
            <text:p>787</text:p>
          </table:table-cell>
          <table:table-cell table:style-name="ce41" office:value-type="float" office:value="2459">
            <text:p>2459</text:p>
          </table:table-cell>
          <table:table-cell table:style-name="ce49" office:value-type="string">
            <text:p>indirazith.m@ivtlinfoview.co.jp</text:p>
          </table:table-cell>
          <table:table-cell table:style-name="ce51" office:value-type="string">
            <text:p>Indirazith M Manikandan</text:p>
          </table:table-cell>
        </table:table-row>
        <table:table-row table:style-name="ro2">
          <table:table-cell/>
          <table:table-cell table:style-name="ce41" office:value-type="float" office:value="788">
            <text:p>788</text:p>
          </table:table-cell>
          <table:table-cell table:style-name="ce41" office:value-type="float" office:value="2460">
            <text:p>2460</text:p>
          </table:table-cell>
          <table:table-cell table:style-name="ce49" office:value-type="string">
            <text:p>induja.k@ivtlinfoview.co.jp</text:p>
          </table:table-cell>
          <table:table-cell table:style-name="ce51" office:value-type="string">
            <text:p>Induja Krishnan</text:p>
          </table:table-cell>
        </table:table-row>
        <table:table-row table:style-name="ro2">
          <table:table-cell/>
          <table:table-cell table:style-name="ce41" office:value-type="float" office:value="789">
            <text:p>789</text:p>
          </table:table-cell>
          <table:table-cell table:style-name="ce41" office:value-type="float" office:value="2464">
            <text:p>2464</text:p>
          </table:table-cell>
          <table:table-cell table:style-name="ce49" office:value-type="string">
            <text:p>joelsherwin.b@ivtlinfoview.co.jp</text:p>
          </table:table-cell>
          <table:table-cell table:style-name="ce51" office:value-type="string">
            <text:p>Joel Sherwin Beschi Antony Rayan</text:p>
          </table:table-cell>
        </table:table-row>
        <table:table-row table:style-name="ro2">
          <table:table-cell/>
          <table:table-cell table:style-name="ce41" office:value-type="float" office:value="790">
            <text:p>790</text:p>
          </table:table-cell>
          <table:table-cell table:style-name="ce41" office:value-type="float" office:value="2466">
            <text:p>2466</text:p>
          </table:table-cell>
          <table:table-cell table:style-name="ce49" office:value-type="string">
            <text:p>kaarunya.n@ivtlinfoview.co.jp</text:p>
          </table:table-cell>
          <table:table-cell table:style-name="ce51" office:value-type="string">
            <text:p>Kaarunya Nagaraj</text:p>
          </table:table-cell>
        </table:table-row>
        <table:table-row table:style-name="ro2">
          <table:table-cell/>
          <table:table-cell table:style-name="ce41" office:value-type="float" office:value="791">
            <text:p>791</text:p>
          </table:table-cell>
          <table:table-cell table:style-name="ce41" office:value-type="float" office:value="2475">
            <text:p>2475</text:p>
          </table:table-cell>
          <table:table-cell table:style-name="ce49" office:value-type="string">
            <text:p>lavanya.s@ivtlinfoview.co.jp</text:p>
          </table:table-cell>
          <table:table-cell table:style-name="ce51" office:value-type="string">
            <text:p>Lavanya Selvaraj</text:p>
          </table:table-cell>
        </table:table-row>
        <table:table-row table:style-name="ro2">
          <table:table-cell/>
          <table:table-cell table:style-name="ce41" office:value-type="float" office:value="792">
            <text:p>792</text:p>
          </table:table-cell>
          <table:table-cell table:style-name="ce41" office:value-type="float" office:value="2477">
            <text:p>2477</text:p>
          </table:table-cell>
          <table:table-cell table:style-name="ce49" office:value-type="string">
            <text:p>lokesh.s1@ivtlinfoview.co.jp</text:p>
          </table:table-cell>
          <table:table-cell table:style-name="ce51" office:value-type="string">
            <text:p>Lokesh Sathiyan</text:p>
          </table:table-cell>
        </table:table-row>
        <table:table-row table:style-name="ro2">
          <table:table-cell/>
          <table:table-cell table:style-name="ce41" office:value-type="float" office:value="793">
            <text:p>793</text:p>
          </table:table-cell>
          <table:table-cell table:style-name="ce41" office:value-type="float" office:value="2479">
            <text:p>2479</text:p>
          </table:table-cell>
          <table:table-cell table:style-name="ce49" office:value-type="string">
            <text:p>manikandan.r@ivtlinfoview.co.jp</text:p>
          </table:table-cell>
          <table:table-cell table:style-name="ce51" office:value-type="string">
            <text:p>Manikandan Rangasamy</text:p>
          </table:table-cell>
        </table:table-row>
        <table:table-row table:style-name="ro2">
          <table:table-cell/>
          <table:table-cell table:style-name="ce41" office:value-type="float" office:value="794">
            <text:p>794</text:p>
          </table:table-cell>
          <table:table-cell table:style-name="ce41" office:value-type="float" office:value="2481">
            <text:p>2481</text:p>
          </table:table-cell>
          <table:table-cell table:style-name="ce49" office:value-type="string">
            <text:p>mohankumar.s@ivtlinfoview.co.jp</text:p>
          </table:table-cell>
          <table:table-cell table:style-name="ce51" office:value-type="string">
            <text:p>Mohan Kumar Sagadevan</text:p>
          </table:table-cell>
        </table:table-row>
        <table:table-row table:style-name="ro2">
          <table:table-cell/>
          <table:table-cell table:style-name="ce41" office:value-type="float" office:value="795">
            <text:p>795</text:p>
          </table:table-cell>
          <table:table-cell table:style-name="ce41" office:value-type="float" office:value="2486">
            <text:p>2486</text:p>
          </table:table-cell>
          <table:table-cell table:style-name="ce49" office:value-type="string">
            <text:p>naveenkumar.a@ivtlinfoview.co.jp</text:p>
          </table:table-cell>
          <table:table-cell table:style-name="ce51" office:value-type="string">
            <text:p>Naveen Kumar Anandan </text:p>
          </table:table-cell>
        </table:table-row>
        <table:table-row table:style-name="ro2">
          <table:table-cell/>
          <table:table-cell table:style-name="ce41" office:value-type="float" office:value="796">
            <text:p>796</text:p>
          </table:table-cell>
          <table:table-cell table:style-name="ce41" office:value-type="float" office:value="2489">
            <text:p>2489</text:p>
          </table:table-cell>
          <table:table-cell table:style-name="ce49" office:value-type="string">
            <text:p>oviya.j@ivtlinfoview.co.jp</text:p>
          </table:table-cell>
          <table:table-cell table:style-name="ce51" office:value-type="string">
            <text:p>Oviya J Janarthanan</text:p>
          </table:table-cell>
        </table:table-row>
        <table:table-row table:style-name="ro2">
          <table:table-cell/>
          <table:table-cell table:style-name="ce41" office:value-type="float" office:value="797">
            <text:p>797</text:p>
          </table:table-cell>
          <table:table-cell table:style-name="ce41" office:value-type="float" office:value="2497">
            <text:p>2497</text:p>
          </table:table-cell>
          <table:table-cell table:style-name="ce49" office:value-type="string">
            <text:p>pragadeeshwaran.s@ivtlinfoview.co.jp</text:p>
          </table:table-cell>
          <table:table-cell table:style-name="ce51" office:value-type="string">
            <text:p>Pragadeeshwaran Saravana Muthu</text:p>
          </table:table-cell>
        </table:table-row>
        <table:table-row table:style-name="ro2">
          <table:table-cell/>
          <table:table-cell table:style-name="ce41" office:value-type="float" office:value="798">
            <text:p>798</text:p>
          </table:table-cell>
          <table:table-cell table:style-name="ce41" office:value-type="float" office:value="2498">
            <text:p>2498</text:p>
          </table:table-cell>
          <table:table-cell table:style-name="ce49" office:value-type="string">
            <text:p>praveenkumar.m@ivtlinfoview.co.jp</text:p>
          </table:table-cell>
          <table:table-cell table:style-name="ce51" office:value-type="string">
            <text:p>Praveen Kumar Masilamani</text:p>
          </table:table-cell>
        </table:table-row>
        <table:table-row table:style-name="ro2">
          <table:table-cell/>
          <table:table-cell table:style-name="ce41" office:value-type="float" office:value="799">
            <text:p>799</text:p>
          </table:table-cell>
          <table:table-cell table:style-name="ce41" office:value-type="float" office:value="2501">
            <text:p>2501</text:p>
          </table:table-cell>
          <table:table-cell table:style-name="ce49" office:value-type="string">
            <text:p>preethy.j@ivtlinfoview.co.jp</text:p>
          </table:table-cell>
          <table:table-cell table:style-name="ce51" office:value-type="string">
            <text:p>Preethy Jayachandiran</text:p>
          </table:table-cell>
        </table:table-row>
        <table:table-row table:style-name="ro2">
          <table:table-cell/>
          <table:table-cell table:style-name="ce41" office:value-type="float" office:value="800">
            <text:p>800</text:p>
          </table:table-cell>
          <table:table-cell table:style-name="ce41" office:value-type="float" office:value="2505">
            <text:p>2505</text:p>
          </table:table-cell>
          <table:table-cell table:style-name="ce49" office:value-type="string">
            <text:p>raghavkumar.k@ivtlinfoview.co.jp</text:p>
          </table:table-cell>
          <table:table-cell table:style-name="ce51" office:value-type="string">
            <text:p>Raghav Kumar <text:s/>Kathirvel</text:p>
          </table:table-cell>
        </table:table-row>
        <table:table-row table:style-name="ro2">
          <table:table-cell/>
          <table:table-cell table:style-name="ce41" office:value-type="float" office:value="801">
            <text:p>801</text:p>
          </table:table-cell>
          <table:table-cell table:style-name="ce41" office:value-type="float" office:value="2511">
            <text:p>2511</text:p>
          </table:table-cell>
          <table:table-cell table:style-name="ce49" office:value-type="string">
            <text:p>ranjith.m@ivtlinfoview.co.jp</text:p>
          </table:table-cell>
          <table:table-cell table:style-name="ce51" office:value-type="string">
            <text:p>Ranjith Mohana Kannan</text:p>
          </table:table-cell>
        </table:table-row>
        <table:table-row table:style-name="ro2">
          <table:table-cell/>
          <table:table-cell table:style-name="ce41" office:value-type="float" office:value="802">
            <text:p>802</text:p>
          </table:table-cell>
          <table:table-cell table:style-name="ce41" office:value-type="float" office:value="2515">
            <text:p>2515</text:p>
          </table:table-cell>
          <table:table-cell table:style-name="ce49" office:value-type="string">
            <text:p>sandhiya.r@ivtlinfoview.co.jp</text:p>
          </table:table-cell>
          <table:table-cell table:style-name="ce51" office:value-type="string">
            <text:p>Sandhiya Ramesh</text:p>
          </table:table-cell>
        </table:table-row>
        <table:table-row table:style-name="ro2">
          <table:table-cell/>
          <table:table-cell table:style-name="ce41" office:value-type="float" office:value="803">
            <text:p>803</text:p>
          </table:table-cell>
          <table:table-cell table:style-name="ce41" office:value-type="float" office:value="2516">
            <text:p>2516</text:p>
          </table:table-cell>
          <table:table-cell table:style-name="ce49" office:value-type="string">
            <text:p>santhanapriyanka.f@ivtlinfoview.co.jp</text:p>
          </table:table-cell>
          <table:table-cell table:style-name="ce51" office:value-type="string">
            <text:p>Santhana Priyanka Francis Aldrin</text:p>
          </table:table-cell>
        </table:table-row>
        <table:table-row table:style-name="ro2">
          <table:table-cell/>
          <table:table-cell table:style-name="ce41" office:value-type="float" office:value="804">
            <text:p>804</text:p>
          </table:table-cell>
          <table:table-cell table:style-name="ce41" office:value-type="float" office:value="2517">
            <text:p>2517</text:p>
          </table:table-cell>
          <table:table-cell table:style-name="ce49" office:value-type="string">
            <text:p>santhiya.s1@ivtlinfoview.co.jp</text:p>
          </table:table-cell>
          <table:table-cell table:style-name="ce51" office:value-type="string">
            <text:p>Santhiya Sankar</text:p>
          </table:table-cell>
        </table:table-row>
        <table:table-row table:style-name="ro2">
          <table:table-cell/>
          <table:table-cell table:style-name="ce41" office:value-type="float" office:value="805">
            <text:p>805</text:p>
          </table:table-cell>
          <table:table-cell table:style-name="ce41" office:value-type="float" office:value="2518">
            <text:p>2518</text:p>
          </table:table-cell>
          <table:table-cell table:style-name="ce49" office:value-type="string">
            <text:p>santhosh.p@ivtlinfoview.co.jp</text:p>
          </table:table-cell>
          <table:table-cell table:style-name="ce51" office:value-type="string">
            <text:p>Santhosh Prakash</text:p>
          </table:table-cell>
        </table:table-row>
        <table:table-row table:style-name="ro2">
          <table:table-cell/>
          <table:table-cell table:style-name="ce41" office:value-type="float" office:value="806">
            <text:p>806</text:p>
          </table:table-cell>
          <table:table-cell table:style-name="ce41" office:value-type="float" office:value="2519">
            <text:p>2519</text:p>
          </table:table-cell>
          <table:table-cell table:style-name="ce49" office:value-type="string">
            <text:p>santhoshmurali.s@ivtlinfoview.co.jp</text:p>
          </table:table-cell>
          <table:table-cell table:style-name="ce51" office:value-type="string">
            <text:p>Santhosh Murali <text:s/>Sivaraj</text:p>
          </table:table-cell>
        </table:table-row>
        <table:table-row table:style-name="ro2">
          <table:table-cell/>
          <table:table-cell table:style-name="ce41" office:value-type="float" office:value="807">
            <text:p>807</text:p>
          </table:table-cell>
          <table:table-cell table:style-name="ce41" office:value-type="float" office:value="2520">
            <text:p>2520</text:p>
          </table:table-cell>
          <table:table-cell table:style-name="ce49" office:value-type="string">
            <text:p>saraswathi.r@ivtlinfoview.co.jp</text:p>
          </table:table-cell>
          <table:table-cell table:style-name="ce51" office:value-type="string">
            <text:p>Saraswathi Renganathan</text:p>
          </table:table-cell>
        </table:table-row>
        <table:table-row table:style-name="ro2">
          <table:table-cell/>
          <table:table-cell table:style-name="ce41" office:value-type="float" office:value="808">
            <text:p>808</text:p>
          </table:table-cell>
          <table:table-cell table:style-name="ce41" office:value-type="float" office:value="2522">
            <text:p>2522</text:p>
          </table:table-cell>
          <table:table-cell table:style-name="ce49" office:value-type="string">
            <text:p>sarulatha.s@ivtlinfoview.co.jp</text:p>
          </table:table-cell>
          <table:table-cell table:style-name="ce51" office:value-type="string">
            <text:p>Sarulatha <text:s/>Shanmugam</text:p>
          </table:table-cell>
        </table:table-row>
        <table:table-row table:style-name="ro2">
          <table:table-cell/>
          <table:table-cell table:style-name="ce41" office:value-type="float" office:value="809">
            <text:p>809</text:p>
          </table:table-cell>
          <table:table-cell table:style-name="ce41" office:value-type="float" office:value="2523">
            <text:p>2523</text:p>
          </table:table-cell>
          <table:table-cell table:style-name="ce49" office:value-type="string">
            <text:p>satheeshkannan.k@ivtlinfoview.co.jp</text:p>
          </table:table-cell>
          <table:table-cell table:style-name="ce51" office:value-type="string">
            <text:p>Satheesh Kannan <text:s/>Kaliappan</text:p>
          </table:table-cell>
        </table:table-row>
        <table:table-row table:style-name="ro2">
          <table:table-cell/>
          <table:table-cell table:style-name="ce41" office:value-type="float" office:value="810">
            <text:p>810</text:p>
          </table:table-cell>
          <table:table-cell table:style-name="ce41" office:value-type="float" office:value="2524">
            <text:p>2524</text:p>
          </table:table-cell>
          <table:table-cell table:style-name="ce49" office:value-type="string">
            <text:p>sathyanarayanan.p@ivtlinfoview.co.jp</text:p>
          </table:table-cell>
          <table:table-cell table:style-name="ce51" office:value-type="string">
            <text:p>Sathyanarayanan Palanisamy</text:p>
          </table:table-cell>
        </table:table-row>
        <table:table-row table:style-name="ro2">
          <table:table-cell/>
          <table:table-cell table:style-name="ce41" office:value-type="float" office:value="811">
            <text:p>811</text:p>
          </table:table-cell>
          <table:table-cell table:style-name="ce41" office:value-type="float" office:value="2525">
            <text:p>2525</text:p>
          </table:table-cell>
          <table:table-cell table:style-name="ce49" office:value-type="string">
            <text:p>seenivasan.c@ivtlinfoview.co.jp</text:p>
          </table:table-cell>
          <table:table-cell table:style-name="ce51" office:value-type="string">
            <text:p>Seenivasan Chandrasekaran</text:p>
          </table:table-cell>
        </table:table-row>
        <table:table-row table:style-name="ro2">
          <table:table-cell/>
          <table:table-cell table:style-name="ce41" office:value-type="float" office:value="812">
            <text:p>812</text:p>
          </table:table-cell>
          <table:table-cell table:style-name="ce41" office:value-type="float" office:value="2526">
            <text:p>2526</text:p>
          </table:table-cell>
          <table:table-cell table:style-name="ce49" office:value-type="string">
            <text:p>seenivasan.p@ivtlinfoview.co.jp</text:p>
          </table:table-cell>
          <table:table-cell table:style-name="ce51" office:value-type="string">
            <text:p>Seenivasan <text:s/>Pandy</text:p>
          </table:table-cell>
        </table:table-row>
        <table:table-row table:style-name="ro2">
          <table:table-cell/>
          <table:table-cell table:style-name="ce41" office:value-type="float" office:value="813">
            <text:p>813</text:p>
          </table:table-cell>
          <table:table-cell table:style-name="ce41" office:value-type="float" office:value="2527">
            <text:p>2527</text:p>
          </table:table-cell>
          <table:table-cell table:style-name="ce49" office:value-type="string">
            <text:p>selvakumar.v@ivtlinfoview.co.jp</text:p>
          </table:table-cell>
          <table:table-cell table:style-name="ce51" office:value-type="string">
            <text:p>Selva Kumar Varadharasan</text:p>
          </table:table-cell>
        </table:table-row>
        <table:table-row table:style-name="ro2">
          <table:table-cell/>
          <table:table-cell table:style-name="ce41" office:value-type="float" office:value="814">
            <text:p>814</text:p>
          </table:table-cell>
          <table:table-cell table:style-name="ce41" office:value-type="float" office:value="2531">
            <text:p>2531</text:p>
          </table:table-cell>
          <table:table-cell table:style-name="ce49" office:value-type="string">
            <text:p>shanmugasabareesh.e@ivtlinfoview.co.jp</text:p>
          </table:table-cell>
          <table:table-cell table:style-name="ce51" office:value-type="string">
            <text:p>Shanmuga Sabareesh Esaiselvam</text:p>
          </table:table-cell>
        </table:table-row>
        <table:table-row table:style-name="ro2">
          <table:table-cell/>
          <table:table-cell table:style-name="ce41" office:value-type="float" office:value="815">
            <text:p>815</text:p>
          </table:table-cell>
          <table:table-cell table:style-name="ce41" office:value-type="float" office:value="2532">
            <text:p>2532</text:p>
          </table:table-cell>
          <table:table-cell table:style-name="ce49" office:value-type="string">
            <text:p>shreeharinikeerthana.n@ivtlinfoview.co.jp</text:p>
          </table:table-cell>
          <table:table-cell table:style-name="ce51" office:value-type="string">
            <text:p>Shree Harini Keerthana Natarajan</text:p>
          </table:table-cell>
        </table:table-row>
        <table:table-row table:style-name="ro2">
          <table:table-cell/>
          <table:table-cell table:style-name="ce41" office:value-type="float" office:value="816">
            <text:p>816</text:p>
          </table:table-cell>
          <table:table-cell table:style-name="ce41" office:value-type="float" office:value="2533">
            <text:p>2533</text:p>
          </table:table-cell>
          <table:table-cell table:style-name="ce49" office:value-type="string">
            <text:p>shrisaktiramanaa.m@ivtlinfoview.co.jp</text:p>
          </table:table-cell>
          <table:table-cell table:style-name="ce51" office:value-type="string">
            <text:p>Shri Sakti Ramanaa <text:s/>Murugesan</text:p>
          </table:table-cell>
        </table:table-row>
        <table:table-row table:style-name="ro2">
          <table:table-cell/>
          <table:table-cell table:style-name="ce41" office:value-type="float" office:value="817">
            <text:p>817</text:p>
          </table:table-cell>
          <table:table-cell table:style-name="ce41" office:value-type="float" office:value="2535">
            <text:p>2535</text:p>
          </table:table-cell>
          <table:table-cell table:style-name="ce49" office:value-type="string">
            <text:p>shyamala.d@ivtlinfoview.co.jp</text:p>
          </table:table-cell>
          <table:table-cell table:style-name="ce51" office:value-type="string">
            <text:p>Shyamala <text:s/>Dekshinamoorthy</text:p>
          </table:table-cell>
        </table:table-row>
        <table:table-row table:style-name="ro2">
          <table:table-cell/>
          <table:table-cell table:style-name="ce41" office:value-type="float" office:value="818">
            <text:p>818</text:p>
          </table:table-cell>
          <table:table-cell table:style-name="ce41" office:value-type="float" office:value="2538">
            <text:p>2538</text:p>
          </table:table-cell>
          <table:table-cell table:style-name="ce49" office:value-type="string">
            <text:p>soubarnica.r@ivtlinfoview.co.jp</text:p>
          </table:table-cell>
          <table:table-cell table:style-name="ce51" office:value-type="string">
            <text:p>Soubarnica <text:s/>Ravishankar</text:p>
          </table:table-cell>
        </table:table-row>
        <table:table-row table:style-name="ro2">
          <table:table-cell/>
          <table:table-cell table:style-name="ce41" office:value-type="float" office:value="819">
            <text:p>819</text:p>
          </table:table-cell>
          <table:table-cell table:style-name="ce41" office:value-type="float" office:value="2541">
            <text:p>2541</text:p>
          </table:table-cell>
          <table:table-cell table:style-name="ce49" office:value-type="string">
            <text:p>suganraj.g@ivtlinfoview.co.jp</text:p>
          </table:table-cell>
          <table:table-cell table:style-name="ce51" office:value-type="string">
            <text:p>Suganraj Ganeshan</text:p>
          </table:table-cell>
        </table:table-row>
        <table:table-row table:style-name="ro2">
          <table:table-cell/>
          <table:table-cell table:style-name="ce41" office:value-type="float" office:value="820">
            <text:p>820</text:p>
          </table:table-cell>
          <table:table-cell table:style-name="ce41" office:value-type="float" office:value="2544">
            <text:p>2544</text:p>
          </table:table-cell>
          <table:table-cell table:style-name="ce49" office:value-type="string">
            <text:p>sureshbabu.b@ivtlinfoview.co.jp</text:p>
          </table:table-cell>
          <table:table-cell table:style-name="ce51" office:value-type="string">
            <text:p>Suresh Babu <text:s/>Moniya Bhaskar</text:p>
          </table:table-cell>
        </table:table-row>
        <table:table-row table:style-name="ro2">
          <table:table-cell/>
          <table:table-cell table:style-name="ce41" office:value-type="float" office:value="821">
            <text:p>821</text:p>
          </table:table-cell>
          <table:table-cell table:style-name="ce41" office:value-type="float" office:value="2546">
            <text:p>2546</text:p>
          </table:table-cell>
          <table:table-cell table:style-name="ce49" office:value-type="string">
            <text:p>swathi.r1@ivtlinfoview.co.jp</text:p>
          </table:table-cell>
          <table:table-cell table:style-name="ce51" office:value-type="string">
            <text:p>Swathi Ramesh</text:p>
          </table:table-cell>
        </table:table-row>
        <table:table-row table:style-name="ro2">
          <table:table-cell/>
          <table:table-cell table:style-name="ce41" office:value-type="float" office:value="822">
            <text:p>822</text:p>
          </table:table-cell>
          <table:table-cell table:style-name="ce41" office:value-type="float" office:value="2548">
            <text:p>2548</text:p>
          </table:table-cell>
          <table:table-cell table:style-name="ce49" office:value-type="string">
            <text:p>swetha.a@ivtlinfoview.co.jp</text:p>
          </table:table-cell>
          <table:table-cell table:style-name="ce51" office:value-type="string">
            <text:p>Swetha Anbarasu</text:p>
          </table:table-cell>
        </table:table-row>
        <table:table-row table:style-name="ro2">
          <table:table-cell/>
          <table:table-cell table:style-name="ce41" office:value-type="float" office:value="823">
            <text:p>823</text:p>
          </table:table-cell>
          <table:table-cell table:style-name="ce41" office:value-type="float" office:value="2550">
            <text:p>2550</text:p>
          </table:table-cell>
          <table:table-cell table:style-name="ce49" office:value-type="string">
            <text:p>thillaikarasi.d@ivtlinfoview.co.jp</text:p>
          </table:table-cell>
          <table:table-cell table:style-name="ce51" office:value-type="string">
            <text:p>Thillaikarasi Dharuman</text:p>
          </table:table-cell>
        </table:table-row>
        <table:table-row table:style-name="ro2">
          <table:table-cell/>
          <table:table-cell table:style-name="ce41" office:value-type="float" office:value="824">
            <text:p>824</text:p>
          </table:table-cell>
          <table:table-cell table:style-name="ce41" office:value-type="float" office:value="2551">
            <text:p>2551</text:p>
          </table:table-cell>
          <table:table-cell table:style-name="ce49" office:value-type="string">
            <text:p>thirumaran.t@ivtlinfoview.co.jp</text:p>
          </table:table-cell>
          <table:table-cell table:style-name="ce51" office:value-type="string">
            <text:p>Thirumaran Thirupugazh Selvam</text:p>
          </table:table-cell>
        </table:table-row>
        <table:table-row table:style-name="ro2">
          <table:table-cell/>
          <table:table-cell table:style-name="ce41" office:value-type="float" office:value="825">
            <text:p>825</text:p>
          </table:table-cell>
          <table:table-cell table:style-name="ce41" office:value-type="float" office:value="2553">
            <text:p>2553</text:p>
          </table:table-cell>
          <table:table-cell table:style-name="ce49" office:value-type="string">
            <text:p>vaagai.p@ivtlinfoview.co.jp</text:p>
          </table:table-cell>
          <table:table-cell table:style-name="ce51" office:value-type="string">
            <text:p>Vaagai <text:s/>Parimalam Hemalatha</text:p>
          </table:table-cell>
        </table:table-row>
        <table:table-row table:style-name="ro2">
          <table:table-cell/>
          <table:table-cell table:style-name="ce41" office:value-type="float" office:value="826">
            <text:p>826</text:p>
          </table:table-cell>
          <table:table-cell table:style-name="ce41" office:value-type="float" office:value="2554">
            <text:p>2554</text:p>
          </table:table-cell>
          <table:table-cell table:style-name="ce49" office:value-type="string">
            <text:p>vakulkumar.s@ivtlinfoview.co.jp</text:p>
          </table:table-cell>
          <table:table-cell table:style-name="ce51" office:value-type="string">
            <text:p>Vakul Kumar Sribhashyam</text:p>
          </table:table-cell>
        </table:table-row>
        <table:table-row table:style-name="ro2">
          <table:table-cell/>
          <table:table-cell table:style-name="ce41" office:value-type="float" office:value="827">
            <text:p>827</text:p>
          </table:table-cell>
          <table:table-cell table:style-name="ce41" office:value-type="float" office:value="2558">
            <text:p>2558</text:p>
          </table:table-cell>
          <table:table-cell table:style-name="ce49" office:value-type="string">
            <text:p>venkateshprasad.k@ivtlinfoview.co.jp</text:p>
          </table:table-cell>
          <table:table-cell table:style-name="ce51" office:value-type="string">
            <text:p>Venkatesh <text:s/>Kotakonda</text:p>
          </table:table-cell>
        </table:table-row>
        <table:table-row table:style-name="ro2">
          <table:table-cell/>
          <table:table-cell table:style-name="ce41" office:value-type="float" office:value="828">
            <text:p>828</text:p>
          </table:table-cell>
          <table:table-cell table:style-name="ce41" office:value-type="float" office:value="2560">
            <text:p>2560</text:p>
          </table:table-cell>
          <table:table-cell table:style-name="ce49" office:value-type="string">
            <text:p>vigneshkumar.d@ivtlinfoview.co.jp</text:p>
          </table:table-cell>
          <table:table-cell table:style-name="ce51" office:value-type="string">
            <text:p>Vignesh Kumar Dhanabalan</text:p>
          </table:table-cell>
        </table:table-row>
        <table:table-row table:style-name="ro2">
          <table:table-cell/>
          <table:table-cell table:style-name="ce41" office:value-type="float" office:value="829">
            <text:p>829</text:p>
          </table:table-cell>
          <table:table-cell table:style-name="ce41" office:value-type="float" office:value="2561">
            <text:p>2561</text:p>
          </table:table-cell>
          <table:table-cell table:style-name="ce49" office:value-type="string">
            <text:p>vijaykrishna.n@ivtlinfoview.co.jp</text:p>
          </table:table-cell>
          <table:table-cell table:style-name="ce51" office:value-type="string">
            <text:p>Vijay Krishna Nagarajan</text:p>
          </table:table-cell>
        </table:table-row>
        <table:table-row table:style-name="ro2">
          <table:table-cell/>
          <table:table-cell table:style-name="ce41" office:value-type="float" office:value="830">
            <text:p>830</text:p>
          </table:table-cell>
          <table:table-cell table:style-name="ce41" office:value-type="float" office:value="2565">
            <text:p>2565</text:p>
          </table:table-cell>
          <table:table-cell table:style-name="ce49" office:value-type="string">
            <text:p>sujila.s@ivtlinfoview.co.jp</text:p>
          </table:table-cell>
          <table:table-cell table:style-name="ce51" office:value-type="string">
            <text:p>Sujila Suseelan</text:p>
          </table:table-cell>
        </table:table-row>
        <table:table-row table:style-name="ro2">
          <table:table-cell/>
          <table:table-cell table:style-name="ce41" office:value-type="float" office:value="831">
            <text:p>831</text:p>
          </table:table-cell>
          <table:table-cell table:style-name="ce45" office:value-type="float" office:value="2570">
            <text:p>2570</text:p>
          </table:table-cell>
          <table:table-cell table:style-name="ce49" office:value-type="string">
            <text:p>balamurugan.g@ivtlinfoview.co.jp</text:p>
          </table:table-cell>
          <table:table-cell table:style-name="ce53" office:value-type="string">
            <text:p>Balamurugan Gunasekaran</text:p>
          </table:table-cell>
        </table:table-row>
        <table:table-row table:style-name="ro2">
          <table:table-cell/>
          <table:table-cell table:style-name="ce41" office:value-type="float" office:value="832">
            <text:p>832</text:p>
          </table:table-cell>
          <table:table-cell table:style-name="ce45" office:value-type="float" office:value="2574">
            <text:p>2574</text:p>
          </table:table-cell>
          <table:table-cell table:style-name="ce49" office:value-type="string">
            <text:p>harish.r@ivtlinfoview.co.jp</text:p>
          </table:table-cell>
          <table:table-cell table:style-name="ce53" office:value-type="string">
            <text:p>Harish Radhakrishnan</text:p>
          </table:table-cell>
        </table:table-row>
        <table:table-row table:style-name="ro2">
          <table:table-cell/>
          <table:table-cell table:style-name="ce41" office:value-type="float" office:value="833">
            <text:p>833</text:p>
          </table:table-cell>
          <table:table-cell table:style-name="ce45" office:value-type="float" office:value="2579">
            <text:p>2579</text:p>
          </table:table-cell>
          <table:table-cell table:style-name="ce49" office:value-type="string">
            <text:p>ponraj.s@ivtlinfoview.co.jp</text:p>
          </table:table-cell>
          <table:table-cell table:style-name="ce53" office:value-type="string">
            <text:p>Ponraj Subramanian</text:p>
          </table:table-cell>
        </table:table-row>
        <table:table-row table:style-name="ro2">
          <table:table-cell/>
          <table:table-cell table:style-name="ce41" office:value-type="float" office:value="834">
            <text:p>834</text:p>
          </table:table-cell>
          <table:table-cell table:style-name="ce45" office:value-type="float" office:value="2581">
            <text:p>2581</text:p>
          </table:table-cell>
          <table:table-cell table:style-name="ce49" office:value-type="string">
            <text:p>rajalakshmi.r@ivtlinfoview.co.jp</text:p>
          </table:table-cell>
          <table:table-cell table:style-name="ce53" office:value-type="string">
            <text:p>Rajalakshmi Ramakrishnan</text:p>
          </table:table-cell>
        </table:table-row>
        <table:table-row table:style-name="ro2">
          <table:table-cell/>
          <table:table-cell table:style-name="ce41" office:value-type="float" office:value="835">
            <text:p>835</text:p>
          </table:table-cell>
          <table:table-cell table:style-name="ce45" office:value-type="float" office:value="2586">
            <text:p>2586</text:p>
          </table:table-cell>
          <table:table-cell table:style-name="ce49" office:value-type="string">
            <text:p>sivaprakash.s@ivtlinfoview.co.jp</text:p>
          </table:table-cell>
          <table:table-cell table:style-name="ce53" office:value-type="string">
            <text:p>Sivaprakash Shankar</text:p>
          </table:table-cell>
        </table:table-row>
        <table:table-row table:style-name="ro2">
          <table:table-cell/>
          <table:table-cell table:style-name="ce41" office:value-type="float" office:value="836">
            <text:p>836</text:p>
          </table:table-cell>
          <table:table-cell table:style-name="ce45" office:value-type="float" office:value="2587">
            <text:p>2587</text:p>
          </table:table-cell>
          <table:table-cell table:style-name="ce49" office:value-type="string">
            <text:p>sudharsan.v@ivtlinfoview.co.jp</text:p>
          </table:table-cell>
          <table:table-cell table:style-name="ce53" office:value-type="string">
            <text:p>Sudharsan Venkatachalapathy</text:p>
          </table:table-cell>
        </table:table-row>
        <table:table-row table:style-name="ro2">
          <table:table-cell/>
          <table:table-cell table:style-name="ce41" office:value-type="float" office:value="837">
            <text:p>837</text:p>
          </table:table-cell>
          <table:table-cell table:style-name="ce45" office:value-type="float" office:value="2590">
            <text:p>2590</text:p>
          </table:table-cell>
          <table:table-cell table:style-name="ce49" office:value-type="string">
            <text:p>swathi.r2@ivtlinfoview.co.jp</text:p>
          </table:table-cell>
          <table:table-cell table:style-name="ce53" office:value-type="string">
            <text:p>Swathi Ravichandran</text:p>
          </table:table-cell>
        </table:table-row>
        <table:table-row table:style-name="ro2">
          <table:table-cell/>
          <table:table-cell table:style-name="ce41" office:value-type="float" office:value="838">
            <text:p>838</text:p>
          </table:table-cell>
          <table:table-cell table:style-name="ce41" office:value-type="float" office:value="2593">
            <text:p>2593</text:p>
          </table:table-cell>
          <table:table-cell table:style-name="ce49" office:value-type="string">
            <text:p>geetha.s@ivtlinfoview.co.jp</text:p>
          </table:table-cell>
          <table:table-cell table:style-name="ce51" office:value-type="string">
            <text:p>Geetha Sarangaraj</text:p>
          </table:table-cell>
        </table:table-row>
        <table:table-row table:style-name="ro2">
          <table:table-cell/>
          <table:table-cell table:style-name="ce41" office:value-type="float" office:value="839">
            <text:p>839</text:p>
          </table:table-cell>
          <table:table-cell table:style-name="ce45" office:value-type="float" office:value="2594">
            <text:p>2594</text:p>
          </table:table-cell>
          <table:table-cell table:style-name="ce49" office:value-type="string">
            <text:p>papitha.p@ivtlinfoview.co.jp</text:p>
          </table:table-cell>
          <table:table-cell table:style-name="ce53" office:value-type="string">
            <text:p>Papitha Palani</text:p>
          </table:table-cell>
        </table:table-row>
        <table:table-row table:style-name="ro2">
          <table:table-cell/>
          <table:table-cell table:style-name="ce41" office:value-type="float" office:value="840">
            <text:p>840</text:p>
          </table:table-cell>
          <table:table-cell table:style-name="ce46" office:value-type="float" office:value="2595">
            <text:p>2595</text:p>
          </table:table-cell>
          <table:table-cell table:style-name="ce49" office:value-type="string">
            <text:p>akhila.r@ivtlinfoview.co.jp</text:p>
          </table:table-cell>
          <table:table-cell table:style-name="ce51" office:value-type="string">
            <text:p>Akhila Rajan</text:p>
          </table:table-cell>
        </table:table-row>
        <table:table-row table:style-name="ro2">
          <table:table-cell/>
          <table:table-cell table:style-name="ce41" office:value-type="float" office:value="841">
            <text:p>841</text:p>
          </table:table-cell>
          <table:table-cell table:style-name="ce41" office:value-type="float" office:value="2597">
            <text:p>2597</text:p>
          </table:table-cell>
          <table:table-cell table:style-name="ce49" office:value-type="string">
            <text:p>anjumaria.j@ivtlinfoview.co.jp</text:p>
          </table:table-cell>
          <table:table-cell table:style-name="ce51" office:value-type="string">
            <text:p>Anju Maria</text:p>
          </table:table-cell>
        </table:table-row>
        <table:table-row table:style-name="ro2">
          <table:table-cell/>
          <table:table-cell table:style-name="ce41" office:value-type="float" office:value="842">
            <text:p>842</text:p>
          </table:table-cell>
          <table:table-cell table:style-name="ce41" office:value-type="float" office:value="2600">
            <text:p>2600</text:p>
          </table:table-cell>
          <table:table-cell table:style-name="ce49" office:value-type="string">
            <text:p>chikku.g@ivtlinfoview.co.jp</text:p>
          </table:table-cell>
          <table:table-cell table:style-name="ce51" office:value-type="string">
            <text:p>Chikku George</text:p>
          </table:table-cell>
        </table:table-row>
        <table:table-row table:style-name="ro2">
          <table:table-cell/>
          <table:table-cell table:style-name="ce41" office:value-type="float" office:value="843">
            <text:p>843</text:p>
          </table:table-cell>
          <table:table-cell table:style-name="ce41" office:value-type="float" office:value="2601">
            <text:p>2601</text:p>
          </table:table-cell>
          <table:table-cell table:style-name="ce49" office:value-type="string">
            <text:p>davis.r@ivtlinfoview.co.jp</text:p>
          </table:table-cell>
          <table:table-cell table:style-name="ce51" office:value-type="string">
            <text:p>Davis Raimon</text:p>
          </table:table-cell>
        </table:table-row>
        <table:table-row table:style-name="ro2">
          <table:table-cell/>
          <table:table-cell table:style-name="ce41" office:value-type="float" office:value="844">
            <text:p>844</text:p>
          </table:table-cell>
          <table:table-cell table:style-name="ce41" office:value-type="float" office:value="2602">
            <text:p>2602</text:p>
          </table:table-cell>
          <table:table-cell table:style-name="ce49" office:value-type="string">
            <text:p>dayalan.v@ivtlinfoview.co.jp</text:p>
          </table:table-cell>
          <table:table-cell table:style-name="ce51" office:value-type="string">
            <text:p>Dayalan Vijayan</text:p>
          </table:table-cell>
        </table:table-row>
        <table:table-row table:style-name="ro2">
          <table:table-cell/>
          <table:table-cell table:style-name="ce41" office:value-type="float" office:value="845">
            <text:p>845</text:p>
          </table:table-cell>
          <table:table-cell table:style-name="ce41" office:value-type="float" office:value="2603">
            <text:p>2603</text:p>
          </table:table-cell>
          <table:table-cell table:style-name="ce49" office:value-type="string">
            <text:p>gnanajothie.s@ivtlinfoview.co.jp</text:p>
          </table:table-cell>
          <table:table-cell table:style-name="ce51" office:value-type="string">
            <text:p>Gnanajothie Sampath</text:p>
          </table:table-cell>
        </table:table-row>
        <table:table-row table:style-name="ro2">
          <table:table-cell/>
          <table:table-cell table:style-name="ce41" office:value-type="float" office:value="846">
            <text:p>846</text:p>
          </table:table-cell>
          <table:table-cell table:style-name="ce41" office:value-type="float" office:value="2605">
            <text:p>2605</text:p>
          </table:table-cell>
          <table:table-cell table:style-name="ce49" office:value-type="string">
            <text:p>hariharsudan.s@ivtlinfoview.co.jp</text:p>
          </table:table-cell>
          <table:table-cell table:style-name="ce51" office:value-type="string">
            <text:p>Hariharsudan Saravanan</text:p>
          </table:table-cell>
        </table:table-row>
        <table:table-row table:style-name="ro2">
          <table:table-cell/>
          <table:table-cell table:style-name="ce41" office:value-type="float" office:value="847">
            <text:p>847</text:p>
          </table:table-cell>
          <table:table-cell table:style-name="ce41" office:value-type="float" office:value="2606">
            <text:p>2606</text:p>
          </table:table-cell>
          <table:table-cell table:style-name="ce49" office:value-type="string">
            <text:p>jessjoseph.b@ivtlinfoview.co.jp</text:p>
          </table:table-cell>
          <table:table-cell table:style-name="ce51" office:value-type="string">
            <text:p>Benny Jess Joseph</text:p>
          </table:table-cell>
        </table:table-row>
        <table:table-row table:style-name="ro2">
          <table:table-cell/>
          <table:table-cell table:style-name="ce41" office:value-type="float" office:value="848">
            <text:p>848</text:p>
          </table:table-cell>
          <table:table-cell table:style-name="ce41" office:value-type="float" office:value="2609">
            <text:p>2609</text:p>
          </table:table-cell>
          <table:table-cell table:style-name="ce49" office:value-type="string">
            <text:p>melvin.j@ivtlinfoview.co.jp</text:p>
          </table:table-cell>
          <table:table-cell table:style-name="ce51" office:value-type="string">
            <text:p>Melvin Joseph</text:p>
          </table:table-cell>
        </table:table-row>
        <table:table-row table:style-name="ro2">
          <table:table-cell/>
          <table:table-cell table:style-name="ce41" office:value-type="float" office:value="849">
            <text:p>849</text:p>
          </table:table-cell>
          <table:table-cell table:style-name="ce41" office:value-type="float" office:value="2613">
            <text:p>2613</text:p>
          </table:table-cell>
          <table:table-cell table:style-name="ce49" office:value-type="string">
            <text:p>santhiya.b@ivtlinfoview.co.jp</text:p>
          </table:table-cell>
          <table:table-cell table:style-name="ce51" office:value-type="string">
            <text:p>Santhiya Balamurali</text:p>
          </table:table-cell>
        </table:table-row>
        <table:table-row table:style-name="ro2">
          <table:table-cell/>
          <table:table-cell table:style-name="ce41" office:value-type="float" office:value="850">
            <text:p>850</text:p>
          </table:table-cell>
          <table:table-cell table:style-name="ce41" office:value-type="float" office:value="2614">
            <text:p>2614</text:p>
          </table:table-cell>
          <table:table-cell table:style-name="ce49" office:value-type="string">
            <text:p>shantanu.t@ivtlinfoview.co.jp</text:p>
          </table:table-cell>
          <table:table-cell table:style-name="ce51" office:value-type="string">
            <text:p>Vijay Kumar Tyagi Shantanu Tyagi</text:p>
          </table:table-cell>
        </table:table-row>
        <table:table-row table:style-name="ro2">
          <table:table-cell/>
          <table:table-cell table:style-name="ce41" office:value-type="float" office:value="851">
            <text:p>851</text:p>
          </table:table-cell>
          <table:table-cell table:style-name="ce41" office:value-type="float" office:value="2615">
            <text:p>2615</text:p>
          </table:table-cell>
          <table:table-cell table:style-name="ce49" office:value-type="string">
            <text:p>shawn.s@ivtlinfoview.co.jp</text:p>
          </table:table-cell>
          <table:table-cell table:style-name="ce51" office:value-type="string">
            <text:p>Shawn Sabu</text:p>
          </table:table-cell>
        </table:table-row>
        <table:table-row table:style-name="ro2">
          <table:table-cell/>
          <table:table-cell table:style-name="ce41" office:value-type="float" office:value="852">
            <text:p>852</text:p>
          </table:table-cell>
          <table:table-cell table:style-name="ce41" office:value-type="float" office:value="2616">
            <text:p>2616</text:p>
          </table:table-cell>
          <table:table-cell table:style-name="ce49" office:value-type="string">
            <text:p>sushmitha.s@ivtlinfoview.co.jp</text:p>
          </table:table-cell>
          <table:table-cell table:style-name="ce51" office:value-type="string">
            <text:p>Sushmitha Subramanian</text:p>
          </table:table-cell>
        </table:table-row>
        <table:table-row table:style-name="ro2">
          <table:table-cell/>
          <table:table-cell table:style-name="ce41" office:value-type="float" office:value="853">
            <text:p>853</text:p>
          </table:table-cell>
          <table:table-cell table:style-name="ce41" office:value-type="float" office:value="2617">
            <text:p>2617</text:p>
          </table:table-cell>
          <table:table-cell table:style-name="ce49" office:value-type="string">
            <text:p>vigneswari.r@ivtlinfoview.co.jp</text:p>
          </table:table-cell>
          <table:table-cell table:style-name="ce51" office:value-type="string">
            <text:p>Vigneswari Ramesh</text:p>
          </table:table-cell>
        </table:table-row>
        <table:table-row table:style-name="ro2">
          <table:table-cell/>
          <table:table-cell table:style-name="ce41" office:value-type="float" office:value="854">
            <text:p>854</text:p>
          </table:table-cell>
          <table:table-cell table:style-name="ce41" office:value-type="string">
            <text:p>P-2755</text:p>
          </table:table-cell>
          <table:table-cell table:style-name="ce49" office:value-type="string">
            <text:p>arul.a@ivtlinfoview.co.jp</text:p>
          </table:table-cell>
          <table:table-cell table:style-name="ce51" office:value-type="string">
            <text:p>Arul <text:s/>Asokkumar</text:p>
          </table:table-cell>
        </table:table-row>
        <table:table-row table:style-name="ro2">
          <table:table-cell/>
          <table:table-cell table:style-name="ce41" office:value-type="float" office:value="855">
            <text:p>855</text:p>
          </table:table-cell>
          <table:table-cell table:style-name="ce41" office:value-type="string">
            <text:p>P-2758</text:p>
          </table:table-cell>
          <table:table-cell table:style-name="ce49" office:value-type="string">
            <text:p>ashok.s@ivtlinfoview.co.jp</text:p>
          </table:table-cell>
          <table:table-cell table:style-name="ce51" office:value-type="string">
            <text:p>Ashok Selvaraj</text:p>
          </table:table-cell>
        </table:table-row>
        <table:table-row table:style-name="ro2">
          <table:table-cell/>
          <table:table-cell table:style-name="ce41" office:value-type="float" office:value="856">
            <text:p>856</text:p>
          </table:table-cell>
          <table:table-cell table:style-name="ce41" office:value-type="string">
            <text:p>P-2760</text:p>
          </table:table-cell>
          <table:table-cell table:style-name="ce49" office:value-type="string">
            <text:p>dinesh.b@ivtlinfoview.co.jp</text:p>
          </table:table-cell>
          <table:table-cell table:style-name="ce51" office:value-type="string">
            <text:p>Dinesh <text:s/>Balasubramanaim</text:p>
          </table:table-cell>
        </table:table-row>
        <table:table-row table:style-name="ro2">
          <table:table-cell/>
          <table:table-cell table:style-name="ce41" office:value-type="float" office:value="857">
            <text:p>857</text:p>
          </table:table-cell>
          <table:table-cell table:style-name="ce41" office:value-type="string">
            <text:p>P-2761</text:p>
          </table:table-cell>
          <table:table-cell table:style-name="ce49" office:value-type="string">
            <text:p>gokilasurya.m@ivtlinfoview.co.jp</text:p>
          </table:table-cell>
          <table:table-cell table:style-name="ce51" office:value-type="string">
            <text:p>Gokila Surya Manivannan</text:p>
          </table:table-cell>
        </table:table-row>
        <table:table-row table:style-name="ro2">
          <table:table-cell/>
          <table:table-cell table:style-name="ce41" office:value-type="float" office:value="858">
            <text:p>858</text:p>
          </table:table-cell>
          <table:table-cell table:style-name="ce41" office:value-type="string">
            <text:p>P-2762</text:p>
          </table:table-cell>
          <table:table-cell table:style-name="ce49" office:value-type="string">
            <text:p>gowtham.v1@ivtlinfoview.co.jp</text:p>
          </table:table-cell>
          <table:table-cell table:style-name="ce51" office:value-type="string">
            <text:p>Gowtham Venkatachalamoorthy</text:p>
          </table:table-cell>
        </table:table-row>
        <table:table-row table:style-name="ro2">
          <table:table-cell/>
          <table:table-cell table:style-name="ce41" office:value-type="float" office:value="859">
            <text:p>859</text:p>
          </table:table-cell>
          <table:table-cell table:style-name="ce41" office:value-type="string">
            <text:p>P-2766</text:p>
          </table:table-cell>
          <table:table-cell table:style-name="ce49" office:value-type="string">
            <text:p>krishnamoorthy.s@ivtlinfoview.co.jp</text:p>
          </table:table-cell>
          <table:table-cell table:style-name="ce51" office:value-type="string">
            <text:p>Krishnamoorthy <text:s/>Seerangan</text:p>
          </table:table-cell>
        </table:table-row>
        <table:table-row table:style-name="ro2">
          <table:table-cell/>
          <table:table-cell table:style-name="ce41" office:value-type="float" office:value="860">
            <text:p>860</text:p>
          </table:table-cell>
          <table:table-cell table:style-name="ce41" office:value-type="string">
            <text:p>P-2767</text:p>
          </table:table-cell>
          <table:table-cell table:style-name="ce49" office:value-type="string">
            <text:p>kumaragurubaran.k@ivtlinfoview.co.jp</text:p>
          </table:table-cell>
          <table:table-cell table:style-name="ce51" office:value-type="string">
            <text:p>Kumaragurubaran <text:s/>Kanagaraj</text:p>
          </table:table-cell>
        </table:table-row>
        <table:table-row table:style-name="ro2">
          <table:table-cell/>
          <table:table-cell table:style-name="ce41" office:value-type="float" office:value="861">
            <text:p>861</text:p>
          </table:table-cell>
          <table:table-cell table:style-name="ce41" office:value-type="string">
            <text:p>P-2770</text:p>
          </table:table-cell>
          <table:table-cell table:style-name="ce49" office:value-type="string">
            <text:p>manikandan.s@ivtlinfoview.co.jp</text:p>
          </table:table-cell>
          <table:table-cell table:style-name="ce51" office:value-type="string">
            <text:p>Manikandan Sundaram</text:p>
          </table:table-cell>
        </table:table-row>
        <table:table-row table:style-name="ro2">
          <table:table-cell/>
          <table:table-cell table:style-name="ce41" office:value-type="float" office:value="862">
            <text:p>862</text:p>
          </table:table-cell>
          <table:table-cell table:style-name="ce41" office:value-type="string">
            <text:p>P-2773</text:p>
          </table:table-cell>
          <table:table-cell table:style-name="ce49" office:value-type="string">
            <text:p>naveenkumar.r@ivtlinfoview.co.jp</text:p>
          </table:table-cell>
          <table:table-cell table:style-name="ce51" office:value-type="string">
            <text:p>Naveen Kumar Raja</text:p>
          </table:table-cell>
        </table:table-row>
        <table:table-row table:style-name="ro2">
          <table:table-cell/>
          <table:table-cell table:style-name="ce41" office:value-type="float" office:value="863">
            <text:p>863</text:p>
          </table:table-cell>
          <table:table-cell table:style-name="ce41" office:value-type="string">
            <text:p>P-2774</text:p>
          </table:table-cell>
          <table:table-cell table:style-name="ce49" office:value-type="string">
            <text:p>naveen.s3@ivtlinfoview.co.jp</text:p>
          </table:table-cell>
          <table:table-cell table:style-name="ce51" office:value-type="string">
            <text:p>Naveen Srirangan</text:p>
          </table:table-cell>
        </table:table-row>
        <table:table-row table:style-name="ro2">
          <table:table-cell/>
          <table:table-cell table:style-name="ce41" office:value-type="float" office:value="864">
            <text:p>864</text:p>
          </table:table-cell>
          <table:table-cell table:style-name="ce41" office:value-type="string">
            <text:p>P-2776</text:p>
          </table:table-cell>
          <table:table-cell table:style-name="ce49" office:value-type="string">
            <text:p>praveenkumar.m1@ivtlinfoview.co.jp</text:p>
          </table:table-cell>
          <table:table-cell table:style-name="ce51" office:value-type="string">
            <text:p>Praveen Kumar <text:s/>Mani</text:p>
          </table:table-cell>
        </table:table-row>
        <table:table-row table:style-name="ro2">
          <table:table-cell/>
          <table:table-cell table:style-name="ce41" office:value-type="float" office:value="865">
            <text:p>865</text:p>
          </table:table-cell>
          <table:table-cell table:style-name="ce41" office:value-type="string">
            <text:p>P-2777</text:p>
          </table:table-cell>
          <table:table-cell table:style-name="ce49" office:value-type="string">
            <text:p>pravin.p@ivtlinfoview.co.jp</text:p>
          </table:table-cell>
          <table:table-cell table:style-name="ce51" office:value-type="string">
            <text:p>Pravin <text:s/>Perumal</text:p>
          </table:table-cell>
        </table:table-row>
        <table:table-row table:style-name="ro2">
          <table:table-cell/>
          <table:table-cell table:style-name="ce41" office:value-type="float" office:value="866">
            <text:p>866</text:p>
          </table:table-cell>
          <table:table-cell table:style-name="ce41" office:value-type="string">
            <text:p>P-2779</text:p>
          </table:table-cell>
          <table:table-cell table:style-name="ce49" office:value-type="string">
            <text:p>saravanan.s@ivtlinfoview.co.jp</text:p>
          </table:table-cell>
          <table:table-cell table:style-name="ce51" office:value-type="string">
            <text:p>Saravanan Selvaarasu</text:p>
          </table:table-cell>
        </table:table-row>
        <table:table-row table:style-name="ro2">
          <table:table-cell/>
          <table:table-cell table:style-name="ce41" office:value-type="float" office:value="867">
            <text:p>867</text:p>
          </table:table-cell>
          <table:table-cell table:style-name="ce41" office:value-type="string">
            <text:p>P-2780</text:p>
          </table:table-cell>
          <table:table-cell table:style-name="ce49" office:value-type="string">
            <text:p>sriharish.n@ivtlinfoview.co.jp</text:p>
          </table:table-cell>
          <table:table-cell table:style-name="ce51" office:value-type="string">
            <text:p>Sriharish <text:s/>Nagarajan</text:p>
          </table:table-cell>
        </table:table-row>
        <table:table-row table:style-name="ro2">
          <table:table-cell/>
          <table:table-cell table:style-name="ce41" office:value-type="float" office:value="868">
            <text:p>868</text:p>
          </table:table-cell>
          <table:table-cell table:style-name="ce41" office:value-type="string">
            <text:p>P-2781</text:p>
          </table:table-cell>
          <table:table-cell table:style-name="ce49" office:value-type="string">
            <text:p>surya.k@ivtlinfoview.co.jp</text:p>
          </table:table-cell>
          <table:table-cell table:style-name="ce51" office:value-type="string">
            <text:p>Surya <text:s/>Karuppusamy</text:p>
          </table:table-cell>
        </table:table-row>
        <table:table-row table:style-name="ro2">
          <table:table-cell/>
          <table:table-cell table:style-name="ce41" office:value-type="float" office:value="869">
            <text:p>869</text:p>
          </table:table-cell>
          <table:table-cell table:style-name="ce41" office:value-type="string">
            <text:p>P-2782</text:p>
          </table:table-cell>
          <table:table-cell table:style-name="ce49" office:value-type="string">
            <text:p>vijaykarthik.k@ivtlinfoview.co.jp</text:p>
          </table:table-cell>
          <table:table-cell table:style-name="ce51" office:value-type="string">
            <text:p>Vijaykarthik Kumarasamy</text:p>
          </table:table-cell>
        </table:table-row>
        <table:table-row table:style-name="ro2">
          <table:table-cell/>
          <table:table-cell table:style-name="ce41" office:value-type="float" office:value="870">
            <text:p>870</text:p>
          </table:table-cell>
          <table:table-cell table:style-name="ce45" office:value-type="string">
            <text:p>P-2784</text:p>
          </table:table-cell>
          <table:table-cell table:style-name="ce49" office:value-type="string">
            <text:p>alaguchithambaram.m@ivtlinfoview.co.jp</text:p>
          </table:table-cell>
          <table:table-cell table:style-name="ce53" office:value-type="string">
            <text:p>Alagu Chithambaram <text:s/>Mariappan</text:p>
          </table:table-cell>
        </table:table-row>
        <table:table-row table:style-name="ro2">
          <table:table-cell/>
          <table:table-cell table:style-name="ce41" office:value-type="float" office:value="871">
            <text:p>871</text:p>
          </table:table-cell>
          <table:table-cell table:style-name="ce45" office:value-type="string">
            <text:p>P-2789</text:p>
          </table:table-cell>
          <table:table-cell table:style-name="ce49" office:value-type="string">
            <text:p>jaya.d@ivtlinfoview.co.jp</text:p>
          </table:table-cell>
          <table:table-cell table:style-name="ce53" office:value-type="string">
            <text:p>Jaya <text:s/>D R</text:p>
          </table:table-cell>
        </table:table-row>
        <table:table-row table:style-name="ro2">
          <table:table-cell/>
          <table:table-cell table:style-name="ce41" office:value-type="float" office:value="872">
            <text:p>872</text:p>
          </table:table-cell>
          <table:table-cell table:style-name="ce45" office:value-type="string">
            <text:p>P-2792</text:p>
          </table:table-cell>
          <table:table-cell table:style-name="ce49" office:value-type="string">
            <text:p>deepika.r1@ivtlinfoview.co.jp</text:p>
          </table:table-cell>
          <table:table-cell table:style-name="ce53" office:value-type="string">
            <text:p>Deepika R Rajasekaran</text:p>
          </table:table-cell>
        </table:table-row>
        <table:table-row table:style-name="ro2">
          <table:table-cell/>
          <table:table-cell table:style-name="ce41" office:value-type="float" office:value="873">
            <text:p>873</text:p>
          </table:table-cell>
          <table:table-cell table:style-name="ce45" office:value-type="string">
            <text:p>P-2793</text:p>
          </table:table-cell>
          <table:table-cell table:style-name="ce49" office:value-type="string">
            <text:p>dhinesh.g@ivtlinfoview.co.jp</text:p>
          </table:table-cell>
          <table:table-cell table:style-name="ce53" office:value-type="string">
            <text:p>Dhinesh <text:s/>Gopal</text:p>
          </table:table-cell>
        </table:table-row>
        <table:table-row table:style-name="ro2">
          <table:table-cell/>
          <table:table-cell table:style-name="ce41" office:value-type="float" office:value="874">
            <text:p>874</text:p>
          </table:table-cell>
          <table:table-cell table:style-name="ce45" office:value-type="string">
            <text:p>P-2796</text:p>
          </table:table-cell>
          <table:table-cell table:style-name="ce49" office:value-type="string">
            <text:p>jerlin.s@ivtlinfoview.co.jp</text:p>
          </table:table-cell>
          <table:table-cell table:style-name="ce53" office:value-type="string">
            <text:p>Jerlin <text:s/>Stephen Raj</text:p>
          </table:table-cell>
        </table:table-row>
        <table:table-row table:style-name="ro2">
          <table:table-cell/>
          <table:table-cell table:style-name="ce41" office:value-type="float" office:value="875">
            <text:p>875</text:p>
          </table:table-cell>
          <table:table-cell table:style-name="ce45" office:value-type="string">
            <text:p>P-2804</text:p>
          </table:table-cell>
          <table:table-cell table:style-name="ce49" office:value-type="string">
            <text:p>nithyasree.m@ivtlinfoview.co.jp</text:p>
          </table:table-cell>
          <table:table-cell table:style-name="ce53" office:value-type="string">
            <text:p>Nithyasree M Muralidaran</text:p>
          </table:table-cell>
        </table:table-row>
        <table:table-row table:style-name="ro2">
          <table:table-cell/>
          <table:table-cell table:style-name="ce41" office:value-type="float" office:value="876">
            <text:p>876</text:p>
          </table:table-cell>
          <table:table-cell table:style-name="ce45" office:value-type="string">
            <text:p>P-2809</text:p>
          </table:table-cell>
          <table:table-cell table:style-name="ce49" office:value-type="string">
            <text:p>ramkumar.p@ivtlinfoview.co.jp</text:p>
          </table:table-cell>
          <table:table-cell table:style-name="ce53" office:value-type="string">
            <text:p>Ramkumar <text:s/>Palani </text:p>
          </table:table-cell>
        </table:table-row>
        <table:table-row table:style-name="ro2">
          <table:table-cell/>
          <table:table-cell table:style-name="ce41" office:value-type="float" office:value="877">
            <text:p>877</text:p>
          </table:table-cell>
          <table:table-cell table:style-name="ce45" office:value-type="string">
            <text:p>P-2810</text:p>
          </table:table-cell>
          <table:table-cell table:style-name="ce49" office:value-type="string">
            <text:p>rithika.m@ivtlinfoview.co.jp</text:p>
          </table:table-cell>
          <table:table-cell table:style-name="ce53" office:value-type="string">
            <text:p>Rithika M Murugesan</text:p>
          </table:table-cell>
        </table:table-row>
        <table:table-row table:style-name="ro2">
          <table:table-cell/>
          <table:table-cell table:style-name="ce41" office:value-type="float" office:value="878">
            <text:p>878</text:p>
          </table:table-cell>
          <table:table-cell table:style-name="ce45" office:value-type="string">
            <text:p>P-2815</text:p>
          </table:table-cell>
          <table:table-cell table:style-name="ce49" office:value-type="string">
            <text:p>saravanalingam.s@ivtlinfoview.co.jp</text:p>
          </table:table-cell>
          <table:table-cell table:style-name="ce53" office:value-type="string">
            <text:p>Saravanalingam Sivalingam</text:p>
          </table:table-cell>
        </table:table-row>
        <table:table-row table:style-name="ro2">
          <table:table-cell/>
          <table:table-cell table:style-name="ce41" office:value-type="float" office:value="879">
            <text:p>879</text:p>
          </table:table-cell>
          <table:table-cell table:style-name="ce45" office:value-type="string">
            <text:p>P-2818</text:p>
          </table:table-cell>
          <table:table-cell table:style-name="ce49" office:value-type="string">
            <text:p>sobanadevi.p@ivtlinfoview.co.jp</text:p>
          </table:table-cell>
          <table:table-cell table:style-name="ce53" office:value-type="string">
            <text:p>Sobana Devi <text:s/>Ponnusamy</text:p>
          </table:table-cell>
        </table:table-row>
        <table:table-row table:style-name="ro2">
          <table:table-cell/>
          <table:table-cell table:style-name="ce41" office:value-type="float" office:value="880">
            <text:p>880</text:p>
          </table:table-cell>
          <table:table-cell table:style-name="ce41" office:value-type="string">
            <text:p>P-2823</text:p>
          </table:table-cell>
          <table:table-cell table:style-name="ce49" office:value-type="string">
            <text:p>abhilash.a@ivtlinfoview.co.jp</text:p>
          </table:table-cell>
          <table:table-cell table:style-name="ce51" office:value-type="string">
            <text:p>Abhilash Anto</text:p>
          </table:table-cell>
        </table:table-row>
        <table:table-row table:style-name="ro2">
          <table:table-cell/>
          <table:table-cell table:style-name="ce41" office:value-type="float" office:value="881">
            <text:p>881</text:p>
          </table:table-cell>
          <table:table-cell table:style-name="ce41" office:value-type="string">
            <text:p>P-2826</text:p>
          </table:table-cell>
          <table:table-cell table:style-name="ce49" office:value-type="string">
            <text:p>ajay.k@ivtlinfoview.co.jp</text:p>
          </table:table-cell>
          <table:table-cell table:style-name="ce51" office:value-type="string">
            <text:p>Ajay Kandasamy Suresh</text:p>
          </table:table-cell>
        </table:table-row>
        <table:table-row table:style-name="ro2">
          <table:table-cell/>
          <table:table-cell table:style-name="ce41" office:value-type="float" office:value="882">
            <text:p>882</text:p>
          </table:table-cell>
          <table:table-cell table:style-name="ce41" office:value-type="string">
            <text:p>P-2829</text:p>
          </table:table-cell>
          <table:table-cell table:style-name="ce49" office:value-type="string">
            <text:p>dineshkumar.m@ivtlinfoview.co.jp</text:p>
          </table:table-cell>
          <table:table-cell table:style-name="ce51" office:value-type="string">
            <text:p>Dinesh Kumar Mohan Ram</text:p>
          </table:table-cell>
        </table:table-row>
        <table:table-row table:style-name="ro2">
          <table:table-cell/>
          <table:table-cell table:style-name="ce41" office:value-type="float" office:value="883">
            <text:p>883</text:p>
          </table:table-cell>
          <table:table-cell table:style-name="ce41" office:value-type="string">
            <text:p>P-2830</text:p>
          </table:table-cell>
          <table:table-cell table:style-name="ce49" office:value-type="string">
            <text:p>gupta.s@ivtlinfoview.co.jp</text:p>
          </table:table-cell>
          <table:table-cell table:style-name="ce51" office:value-type="string">
            <text:p>Gupta Sridhar</text:p>
          </table:table-cell>
        </table:table-row>
        <table:table-row table:style-name="ro2">
          <table:table-cell/>
          <table:table-cell table:style-name="ce41" office:value-type="float" office:value="884">
            <text:p>884</text:p>
          </table:table-cell>
          <table:table-cell table:style-name="ce41" office:value-type="string">
            <text:p>P-2832</text:p>
          </table:table-cell>
          <table:table-cell table:style-name="ce49" office:value-type="string">
            <text:p>maheswaran.m@ivtlinfoview.co.jp</text:p>
          </table:table-cell>
          <table:table-cell table:style-name="ce51" office:value-type="string">
            <text:p>Maheswaran Murugesan</text:p>
          </table:table-cell>
        </table:table-row>
        <table:table-row table:style-name="ro2">
          <table:table-cell/>
          <table:table-cell table:style-name="ce41" office:value-type="float" office:value="885">
            <text:p>885</text:p>
          </table:table-cell>
          <table:table-cell table:style-name="ce41" office:value-type="string">
            <text:p>P-2834</text:p>
          </table:table-cell>
          <table:table-cell table:style-name="ce49" office:value-type="string">
            <text:p>narasimmamoorthy.c@ivtlinfoview.co.jp</text:p>
          </table:table-cell>
          <table:table-cell table:style-name="ce51" office:value-type="string">
            <text:p>Narasimma Moorthy Chinnamuthu</text:p>
          </table:table-cell>
        </table:table-row>
        <table:table-row table:style-name="ro2">
          <table:table-cell/>
          <table:table-cell table:style-name="ce41" office:value-type="float" office:value="886">
            <text:p>886</text:p>
          </table:table-cell>
          <table:table-cell table:style-name="ce41" office:value-type="string">
            <text:p>P-2836</text:p>
          </table:table-cell>
          <table:table-cell table:style-name="ce49" office:value-type="string">
            <text:p>praveen.n1@ivtlinfoview.co.jp</text:p>
          </table:table-cell>
          <table:table-cell table:style-name="ce51" office:value-type="string">
            <text:p>Praveen Naachimuthu Sakthivel</text:p>
          </table:table-cell>
        </table:table-row>
        <table:table-row table:style-name="ro2">
          <table:table-cell/>
          <table:table-cell table:style-name="ce41" office:value-type="float" office:value="887">
            <text:p>887</text:p>
          </table:table-cell>
          <table:table-cell table:style-name="ce41" office:value-type="string">
            <text:p>P-2839</text:p>
          </table:table-cell>
          <table:table-cell table:style-name="ce49" office:value-type="string">
            <text:p>ranjithkumar.g1@ivtlinfoview.co.jp</text:p>
          </table:table-cell>
          <table:table-cell table:style-name="ce51" office:value-type="string">
            <text:p>Ranjithkumar Ganesan</text:p>
          </table:table-cell>
        </table:table-row>
        <table:table-row table:style-name="ro2">
          <table:table-cell/>
          <table:table-cell table:style-name="ce41" office:value-type="float" office:value="888">
            <text:p>888</text:p>
          </table:table-cell>
          <table:table-cell table:style-name="ce41" office:value-type="string">
            <text:p>P-2841</text:p>
          </table:table-cell>
          <table:table-cell table:style-name="ce49" office:value-type="string">
            <text:p>suganth.s@ivtlinfoview.co.jp</text:p>
          </table:table-cell>
          <table:table-cell table:style-name="ce51" office:value-type="string">
            <text:p>Suganth Sakthivel</text:p>
          </table:table-cell>
        </table:table-row>
        <table:table-row table:style-name="ro2">
          <table:table-cell/>
          <table:table-cell table:style-name="ce41" office:value-type="float" office:value="889">
            <text:p>889</text:p>
          </table:table-cell>
          <table:table-cell table:style-name="ce41" office:value-type="string">
            <text:p>P-2842</text:p>
          </table:table-cell>
          <table:table-cell table:style-name="ce49" office:value-type="string">
            <text:p>unnikrishnan.t@ivtlinfoview.co.jp</text:p>
          </table:table-cell>
          <table:table-cell table:style-name="ce51" office:value-type="string">
            <text:p>Unnikrishnan Thekkethil Gopalakrishnan</text:p>
          </table:table-cell>
        </table:table-row>
        <table:table-row table:style-name="ro2">
          <table:table-cell/>
          <table:table-cell table:style-name="ce41" office:value-type="float" office:value="890">
            <text:p>890</text:p>
          </table:table-cell>
          <table:table-cell table:style-name="ce41" office:value-type="string">
            <text:p>P-2844</text:p>
          </table:table-cell>
          <table:table-cell table:style-name="ce49" office:value-type="string">
            <text:p>vijayakumar.c@ivtlinfoview.co.jp</text:p>
          </table:table-cell>
          <table:table-cell table:style-name="ce51" office:value-type="string">
            <text:p>Vijaya Kumar Chokkalingam</text:p>
          </table:table-cell>
        </table:table-row>
        <table:table-row table:style-name="ro2">
          <table:table-cell/>
          <table:table-cell table:style-name="ce41" office:value-type="float" office:value="891">
            <text:p>891</text:p>
          </table:table-cell>
          <table:table-cell table:style-name="ce45" office:value-type="string">
            <text:p>P-2845</text:p>
          </table:table-cell>
          <table:table-cell table:style-name="ce49" office:value-type="string">
            <text:p>achuthanbabu.g@ivtlinfoview.co.jp</text:p>
          </table:table-cell>
          <table:table-cell table:style-name="ce53" office:value-type="string">
            <text:p>Achuthan Babu Ganesh Babu</text:p>
          </table:table-cell>
        </table:table-row>
        <table:table-row table:style-name="ro2">
          <table:table-cell/>
          <table:table-cell table:style-name="ce41" office:value-type="float" office:value="892">
            <text:p>892</text:p>
          </table:table-cell>
          <table:table-cell table:style-name="ce45" office:value-type="string">
            <text:p>P-2846</text:p>
          </table:table-cell>
          <table:table-cell table:style-name="ce49" office:value-type="string">
            <text:p>aravind.r@ivtlinfoview.co.jp</text:p>
          </table:table-cell>
          <table:table-cell table:style-name="ce53" office:value-type="string">
            <text:p>Aravind Ramesh</text:p>
          </table:table-cell>
        </table:table-row>
        <table:table-row table:style-name="ro2">
          <table:table-cell/>
          <table:table-cell table:style-name="ce41" office:value-type="float" office:value="893">
            <text:p>893</text:p>
          </table:table-cell>
          <table:table-cell table:style-name="ce45" office:value-type="string">
            <text:p>P-2847</text:p>
          </table:table-cell>
          <table:table-cell table:style-name="ce49" office:value-type="string">
            <text:p>avinesh.p@ivtlinfoview.co.jp</text:p>
          </table:table-cell>
          <table:table-cell table:style-name="ce53" office:value-type="string">
            <text:p>Avinesh Pasupathy</text:p>
          </table:table-cell>
        </table:table-row>
        <table:table-row table:style-name="ro2">
          <table:table-cell/>
          <table:table-cell table:style-name="ce41" office:value-type="float" office:value="894">
            <text:p>894</text:p>
          </table:table-cell>
          <table:table-cell table:style-name="ce45" office:value-type="string">
            <text:p>P-2848</text:p>
          </table:table-cell>
          <table:table-cell table:style-name="ce49" office:value-type="string">
            <text:p>balaganesh.s@ivtlinfoview.co.jp</text:p>
          </table:table-cell>
          <table:table-cell table:style-name="ce53" office:value-type="string">
            <text:p>BALAGANESH SIVAKUMAR</text:p>
          </table:table-cell>
        </table:table-row>
        <table:table-row table:style-name="ro2">
          <table:table-cell/>
          <table:table-cell table:style-name="ce41" office:value-type="float" office:value="895">
            <text:p>895</text:p>
          </table:table-cell>
          <table:table-cell table:style-name="ce45" office:value-type="string">
            <text:p>P-2849</text:p>
          </table:table-cell>
          <table:table-cell table:style-name="ce49" office:value-type="string">
            <text:p>davidprakash.p@ivtlinfoview.co.jp</text:p>
          </table:table-cell>
          <table:table-cell table:style-name="ce53" office:value-type="string">
            <text:p>David Prakash Peter</text:p>
          </table:table-cell>
        </table:table-row>
        <table:table-row table:style-name="ro2">
          <table:table-cell/>
          <table:table-cell table:style-name="ce41" office:value-type="float" office:value="896">
            <text:p>896</text:p>
          </table:table-cell>
          <table:table-cell table:style-name="ce45" office:value-type="string">
            <text:p>P-2850</text:p>
          </table:table-cell>
          <table:table-cell table:style-name="ce49" office:value-type="string">
            <text:p>deepakkumar.s@ivtlinfoview.co.jp</text:p>
          </table:table-cell>
          <table:table-cell table:style-name="ce53" office:value-type="string">
            <text:p>DEEPAKKUMAR SIVAKUMAR</text:p>
          </table:table-cell>
        </table:table-row>
        <table:table-row table:style-name="ro2">
          <table:table-cell/>
          <table:table-cell table:style-name="ce41" office:value-type="float" office:value="897">
            <text:p>897</text:p>
          </table:table-cell>
          <table:table-cell table:style-name="ce45" office:value-type="string">
            <text:p>P-2851</text:p>
          </table:table-cell>
          <table:table-cell table:style-name="ce49" office:value-type="string">
            <text:p>gopinath.v@ivtlinfoview.co.jp</text:p>
          </table:table-cell>
          <table:table-cell table:style-name="ce53" office:value-type="string">
            <text:p>GOPINATH VENUGOPAL</text:p>
          </table:table-cell>
        </table:table-row>
        <table:table-row table:style-name="ro2">
          <table:table-cell/>
          <table:table-cell table:style-name="ce41" office:value-type="float" office:value="898">
            <text:p>898</text:p>
          </table:table-cell>
          <table:table-cell table:style-name="ce45" office:value-type="string">
            <text:p>P-2852</text:p>
          </table:table-cell>
          <table:table-cell table:style-name="ce49" office:value-type="string">
            <text:p>karthikeyan.v@ivtlinfoview.co.jp</text:p>
          </table:table-cell>
          <table:table-cell table:style-name="ce53" office:value-type="string">
            <text:p>Karthikeyan Velu</text:p>
          </table:table-cell>
        </table:table-row>
        <table:table-row table:style-name="ro2">
          <table:table-cell/>
          <table:table-cell table:style-name="ce41" office:value-type="float" office:value="899">
            <text:p>899</text:p>
          </table:table-cell>
          <table:table-cell table:style-name="ce45" office:value-type="string">
            <text:p>P-2853</text:p>
          </table:table-cell>
          <table:table-cell table:style-name="ce49" office:value-type="string">
            <text:p>kaviya.m1@ivtlinfoview.co.jp</text:p>
          </table:table-cell>
          <table:table-cell table:style-name="ce53" office:value-type="string">
            <text:p>Kaviya Murugasamy</text:p>
          </table:table-cell>
        </table:table-row>
        <table:table-row table:style-name="ro2">
          <table:table-cell/>
          <table:table-cell table:style-name="ce41" office:value-type="float" office:value="900">
            <text:p>900</text:p>
          </table:table-cell>
          <table:table-cell table:style-name="ce45" office:value-type="string">
            <text:p>P-2854</text:p>
          </table:table-cell>
          <table:table-cell table:style-name="ce49" office:value-type="string">
            <text:p>mouleeswaran.c@ivtlinfoview.co.jp</text:p>
          </table:table-cell>
          <table:table-cell table:style-name="ce53" office:value-type="string">
            <text:p>Mouleeswaran Chandrasekaran</text:p>
          </table:table-cell>
        </table:table-row>
        <table:table-row table:style-name="ro2">
          <table:table-cell/>
          <table:table-cell table:style-name="ce41" office:value-type="float" office:value="901">
            <text:p>901</text:p>
          </table:table-cell>
          <table:table-cell table:style-name="ce45" office:value-type="string">
            <text:p>P-2855</text:p>
          </table:table-cell>
          <table:table-cell table:style-name="ce49" office:value-type="string">
            <text:p>nagarjun.j@ivtlinfoview.co.jp</text:p>
          </table:table-cell>
          <table:table-cell table:style-name="ce53" office:value-type="string">
            <text:p>Nagarjun Jeyachandran</text:p>
          </table:table-cell>
        </table:table-row>
        <table:table-row table:style-name="ro2">
          <table:table-cell/>
          <table:table-cell table:style-name="ce41" office:value-type="float" office:value="902">
            <text:p>902</text:p>
          </table:table-cell>
          <table:table-cell table:style-name="ce45" office:value-type="string">
            <text:p>P-2856</text:p>
          </table:table-cell>
          <table:table-cell table:style-name="ce49" office:value-type="string">
            <text:p>rajkumar.r2@ivtlinfoview.co.jp</text:p>
          </table:table-cell>
          <table:table-cell table:style-name="ce53" office:value-type="string">
            <text:p>Rajkumar Rajendran</text:p>
          </table:table-cell>
        </table:table-row>
        <table:table-row table:style-name="ro2">
          <table:table-cell/>
          <table:table-cell table:style-name="ce41" office:value-type="float" office:value="903">
            <text:p>903</text:p>
          </table:table-cell>
          <table:table-cell table:style-name="ce45" office:value-type="string">
            <text:p>P-2857</text:p>
          </table:table-cell>
          <table:table-cell table:style-name="ce49" office:value-type="string">
            <text:p>ramaravind.s@ivtlinfoview.co.jp</text:p>
          </table:table-cell>
          <table:table-cell table:style-name="ce53" office:value-type="string">
            <text:p>Ram Aravind Sivaraj</text:p>
          </table:table-cell>
        </table:table-row>
        <table:table-row table:style-name="ro2">
          <table:table-cell/>
          <table:table-cell table:style-name="ce41" office:value-type="float" office:value="904">
            <text:p>904</text:p>
          </table:table-cell>
          <table:table-cell table:style-name="ce45" office:value-type="string">
            <text:p>P-2858</text:p>
          </table:table-cell>
          <table:table-cell table:style-name="ce49" office:value-type="string">
            <text:p>ramar.p@ivtlinfoview.co.jp</text:p>
          </table:table-cell>
          <table:table-cell table:style-name="ce53" office:value-type="string">
            <text:p>Ramar Paulraj</text:p>
          </table:table-cell>
        </table:table-row>
        <table:table-row table:style-name="ro2">
          <table:table-cell/>
          <table:table-cell table:style-name="ce41" office:value-type="float" office:value="905">
            <text:p>905</text:p>
          </table:table-cell>
          <table:table-cell table:style-name="ce45" office:value-type="string">
            <text:p>P-2859</text:p>
          </table:table-cell>
          <table:table-cell table:style-name="ce49" office:value-type="string">
            <text:p>rameshbabup.b@ivtlinfoview.co.jp</text:p>
          </table:table-cell>
          <table:table-cell table:style-name="ce53" office:value-type="string">
            <text:p>Rameshbabu P Baskar</text:p>
          </table:table-cell>
        </table:table-row>
        <table:table-row table:style-name="ro2">
          <table:table-cell/>
          <table:table-cell table:style-name="ce41" office:value-type="float" office:value="906">
            <text:p>906</text:p>
          </table:table-cell>
          <table:table-cell table:style-name="ce45" office:value-type="string">
            <text:p>P-2860</text:p>
          </table:table-cell>
          <table:table-cell table:style-name="ce49" office:value-type="string">
            <text:p>sasikumar.t@ivtlinfoview.co.jp</text:p>
          </table:table-cell>
          <table:table-cell table:style-name="ce53" office:value-type="string">
            <text:p>Sasi kumar Thirumalaisamy</text:p>
          </table:table-cell>
        </table:table-row>
        <table:table-row table:style-name="ro2">
          <table:table-cell/>
          <table:table-cell table:style-name="ce41" office:value-type="float" office:value="907">
            <text:p>907</text:p>
          </table:table-cell>
          <table:table-cell table:style-name="ce45" office:value-type="string">
            <text:p>P-2861</text:p>
          </table:table-cell>
          <table:table-cell table:style-name="ce49" office:value-type="string">
            <text:p>sathya.s1@ivtlinfoview.co.jp</text:p>
          </table:table-cell>
          <table:table-cell table:style-name="ce53" office:value-type="string">
            <text:p>Sathya Somasundaram</text:p>
          </table:table-cell>
        </table:table-row>
        <table:table-row table:style-name="ro2">
          <table:table-cell/>
          <table:table-cell table:style-name="ce41" office:value-type="float" office:value="908">
            <text:p>908</text:p>
          </table:table-cell>
          <table:table-cell table:style-name="ce45" office:value-type="string">
            <text:p>P-2862</text:p>
          </table:table-cell>
          <table:table-cell table:style-name="ce49" office:value-type="string">
            <text:p>sathyan.r@ivtlinfoview.co.jp</text:p>
          </table:table-cell>
          <table:table-cell table:style-name="ce53" office:value-type="string">
            <text:p>SATHYAN RANGASAMY</text:p>
          </table:table-cell>
        </table:table-row>
        <table:table-row table:style-name="ro2">
          <table:table-cell/>
          <table:table-cell table:style-name="ce41" office:value-type="float" office:value="909">
            <text:p>909</text:p>
          </table:table-cell>
          <table:table-cell table:style-name="ce45" office:value-type="string">
            <text:p>P-2863</text:p>
          </table:table-cell>
          <table:table-cell table:style-name="ce49" office:value-type="string">
            <text:p>shrividhya.s@ivtlinfoview.co.jp</text:p>
          </table:table-cell>
          <table:table-cell table:style-name="ce53" office:value-type="string">
            <text:p>Shri Vidhya Senthilkumar</text:p>
          </table:table-cell>
        </table:table-row>
        <table:table-row table:style-name="ro2">
          <table:table-cell/>
          <table:table-cell table:style-name="ce41" office:value-type="float" office:value="910">
            <text:p>910</text:p>
          </table:table-cell>
          <table:table-cell table:style-name="ce45" office:value-type="string">
            <text:p>P-2864</text:p>
          </table:table-cell>
          <table:table-cell table:style-name="ce49" office:value-type="string">
            <text:p>srinivasprabhu.r@ivtlinfoview.co.jp</text:p>
          </table:table-cell>
          <table:table-cell table:style-name="ce53" office:value-type="string">
            <text:p>SRI NIVAS PRABHU RAMESH</text:p>
          </table:table-cell>
        </table:table-row>
        <table:table-row table:style-name="ro2">
          <table:table-cell/>
          <table:table-cell table:style-name="ce41" office:value-type="float" office:value="911">
            <text:p>911</text:p>
          </table:table-cell>
          <table:table-cell table:style-name="ce45" office:value-type="string">
            <text:p>P-2865</text:p>
          </table:table-cell>
          <table:table-cell table:style-name="ce49" office:value-type="string">
            <text:p>venkataramanan.p@ivtlinfoview.co.jp</text:p>
          </table:table-cell>
          <table:table-cell table:style-name="ce53" office:value-type="string">
            <text:p>VENKATARAMANAN PARAMESWARAN</text:p>
          </table:table-cell>
        </table:table-row>
        <table:table-row table:style-name="ro2">
          <table:table-cell/>
          <table:table-cell table:style-name="ce41" office:value-type="float" office:value="912">
            <text:p>912</text:p>
          </table:table-cell>
          <table:table-cell table:style-name="ce45" office:value-type="string">
            <text:p>P-2866</text:p>
          </table:table-cell>
          <table:table-cell table:style-name="ce49" office:value-type="string">
            <text:p>yuvaraj.t@ivtlinfoview.co.jp</text:p>
          </table:table-cell>
          <table:table-cell table:style-name="ce53" office:value-type="string">
            <text:p>Yuvaraj Thilakar</text:p>
          </table:table-cell>
        </table:table-row>
        <table:table-row table:style-name="ro2" table:number-rows-repeated="1046666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'Final Resource list'.B1:'Final Resource list'.J442" table:display-filter-buttons="true"/>
        <table:database-range table:name="__Anonymous_Sheet_DB__10" table:target-range-address="'Final Resource list'.A1:'Final Resource list'.N913" table:display-filter-buttons="true"/>
        <table:database-range table:name="__Anonymous_Sheet_DB__11" table:target-range-address="'Final Resource list'.A1:'Final Resource list'.N913" table:display-filter-buttons="true"/>
        <table:database-range table:name="__Anonymous_Sheet_DB__12" table:target-range-address="'Final Resource list'.A1:'Final Resource list'.N913" table:display-filter-buttons="true"/>
        <table:database-range table:name="__Anonymous_Sheet_DB__2" table:target-range-address="'Final Resource list'.B1:'Final Resource list'.K575" table:display-filter-buttons="true"/>
        <table:database-range table:name="__Anonymous_Sheet_DB__3" table:target-range-address="'Final Resource list'.A1:'Final Resource list'.N913" table:display-filter-buttons="true"/>
        <table:database-range table:name="__Anonymous_Sheet_DB__4" table:target-range-address="'Final Resource list'.B1:'Final Resource list'.L589" table:display-filter-buttons="true"/>
        <table:database-range table:name="__Anonymous_Sheet_DB__5" table:target-range-address="'Final Resource list'.B1:'Final Resource list'.M589" table:display-filter-buttons="true">
          <table:filter>
            <table:filter-and>
              <table:filter-condition table:field-number="3" table:value="CCM" table:operator="="/>
              <table:filter-condition table:field-number="2" table:value="Hue - AC - V4 - Pattern2" table:operator="="/>
            </table:filter-and>
          </table:filter>
        </table:database-range>
        <table:database-range table:name="__Anonymous_Sheet_DB__6" table:target-range-address="'Final Resource list'.B1:'Final Resource list'.M589" table:display-filter-buttons="true">
          <table:filter>
            <table:filter-condition table:field-number="3" table:value="Operation Autotest" table:operator="="/>
          </table:filter>
        </table:database-range>
        <table:database-range table:name="__Anonymous_Sheet_DB__7" table:target-range-address="'Final Resource list'.B1:'Final Resource list'.M589" table:display-filter-buttons="true">
          <table:filter>
            <table:filter-and>
              <table:filter-condition table:field-number="2" table:value="Hue - AC - V4 - Pattern2" table:operator="="/>
              <table:filter-condition table:field-number="3" table:value="Operation Autotest" table:operator="="/>
            </table:filter-and>
          </table:filter>
        </table:database-range>
        <table:database-range table:name="__Anonymous_Sheet_DB__8" table:target-range-address="'Final Resource list'.B1:'Final Resource list'.M913" table:display-filter-buttons="true">
          <table:filter>
            <table:filter-and>
              <table:filter-condition table:field-number="9" table:value="Yes" table:operator="="/>
              <table:filter-condition table:field-number="3" table:value="HC" table:operator="="/>
            </table:filter-and>
          </table:filter>
        </table:database-range>
        <table:database-range table:name="__Anonymous_Sheet_DB__9" table:target-range-address="'Final Resource list'.A1:'Final Resource list'.N913" table:display-filter-buttons="true"/>
      </table:database-ranges>
      <table:data-pilot-tables>
        <table:data-pilot-table table:name="Pivot1" table:application-data="" table:target-range-address="'Pivot Table_Sheet1_1'.A1:'Pivot Table_Sheet1_1'.E12" table:buttons="'Pivot Table_Sheet1_1'.A1 'Pivot Table_Sheet1_1'.A2 'Pivot Table_Sheet1_1'.A3 'Pivot Table_Sheet1_1'.A6 'Pivot Table_Sheet1_1'.B5">
          <table:source-cell-range table:cell-range-address="'Final Resource list'.B1:'Final Resource list'.M913"/>
          <table:data-pilot-field table:source-field-name="Project Name" table:orientation="page" table:selected-page="Hue - AC - V4 - Pattern3" table:used-hierarchy="0" table:function="auto">
            <table:data-pilot-level table:show-empty="false">
              <table:data-pilot-members>
                <table:data-pilot-member table:name="Hue - AC - V4 - Pattern1" table:display="true" table:show-details="true"/>
                <table:data-pilot-member table:name="Hue - AC - V4 - Pattern2" table:display="true" table:show-details="true"/>
                <table:data-pilot-member table:name="Hue - AC - V4 - Pattern3" table:display="true" table:show-details="true"/>
                <table:data-pilot-member table:name="Hue - AC - V4 – Pattern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Resource" table:orientation="page" table:used-hierarchy="0" table:function="auto">
            <table:data-pilot-level table:show-empty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ignation" table:orientation="column" table:used-hierarchy="0" table:function="auto">
            <table:data-pilot-level table:show-empty="false">
              <table:data-pilot-members>
                <table:data-pilot-member table:name="CL" table:display="true" table:show-details="true"/>
                <table:data-pilot-member table:name="LL" table:display="true" table:show-details="true"/>
                <table:data-pilot-member table:name="Memb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" table:orientation="row" table:used-hierarchy="0" table:function="auto">
            <table:data-pilot-level table:show-empty="false">
              <table:data-pilot-members>
                <table:data-pilot-member table:name="AC CI" table:display="true" table:show-details="true"/>
                <table:data-pilot-member table:name="ASA" table:display="true" table:show-details="true"/>
                <table:data-pilot-member table:name="ASV" table:display="true" table:show-details="true"/>
                <table:data-pilot-member table:name="CAM" table:display="true" table:show-details="true"/>
                <table:data-pilot-member table:name="CCM" table:display="true" table:show-details="true"/>
                <table:data-pilot-member table:name="CFM EX" table:display="true" table:show-details="true"/>
                <table:data-pilot-member table:name="CFW" table:display="true" table:show-details="true"/>
                <table:data-pilot-member table:name="CFW-QE" table:display="true" table:show-details="true"/>
                <table:data-pilot-member table:name="COM" table:display="true" table:show-details="true"/>
                <table:data-pilot-member table:name="Customer Support - AC" table:display="true" table:show-details="true"/>
                <table:data-pilot-member table:name="HC" table:display="true" table:show-details="true"/>
                <table:data-pilot-member table:name="HUE-AC Expense" table:display="true" table:show-details="true"/>
                <table:data-pilot-member table:name="LC" table:display="true" table:show-details="true"/>
                <table:data-pilot-member table:name="Operation Autotest" table:display="true" table:show-details="true"/>
                <table:data-pilot-member table:name="PMO Team" table:display="true" table:show-details="true"/>
                <table:data-pilot-member table:name="QC" table:display="true" table:show-details="true"/>
                <table:data-pilot-member table:name="Screen Navigation Autotest" table:display="true" table:show-details="true"/>
                <table:data-pilot-member table:name="SS" table:display="true" table:show-details="true"/>
                <table:data-pilot-member table:name="Tool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mp ID" table:orientation="data" table:used-hierarchy="0" table:function="count">
            <table:data-pilot-level table:show-empty="false">
              <table:data-pilot-members>
                <table:data-pilot-member table:name="15" table:display="true" table:show-details="true"/>
                <table:data-pilot-member table:name="25" table:display="true" table:show-details="true"/>
                <table:data-pilot-member table:name="31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5" table:display="true" table:show-details="true"/>
                <table:data-pilot-member table:name="87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114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9" table:display="true" table:show-details="true"/>
                <table:data-pilot-member table:name="143" table:display="true" table:show-details="true"/>
                <table:data-pilot-member table:name="148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6" table:display="true" table:show-details="true"/>
                <table:data-pilot-member table:name="204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54" table:display="true" table:show-details="true"/>
                <table:data-pilot-member table:name="266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97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31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9" table:display="true" table:show-details="true"/>
                <table:data-pilot-member table:name="345" table:display="true" table:show-details="true"/>
                <table:data-pilot-member table:name="349" table:display="true" table:show-details="true"/>
                <table:data-pilot-member table:name="352" table:display="true" table:show-details="true"/>
                <table:data-pilot-member table:name="354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8" table:display="true" table:show-details="true"/>
                <table:data-pilot-member table:name="412" table:display="true" table:show-details="true"/>
                <table:data-pilot-member table:name="414" table:display="true" table:show-details="true"/>
                <table:data-pilot-member table:name="422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9" table:display="true" table:show-details="true"/>
                <table:data-pilot-member table:name="457" table:display="true" table:show-details="true"/>
                <table:data-pilot-member table:name="464" table:display="true" table:show-details="true"/>
                <table:data-pilot-member table:name="469" table:display="true" table:show-details="true"/>
                <table:data-pilot-member table:name="472" table:display="true" table:show-details="true"/>
                <table:data-pilot-member table:name="474" table:display="true" table:show-details="true"/>
                <table:data-pilot-member table:name="476" table:display="true" table:show-details="true"/>
                <table:data-pilot-member table:name="481" table:display="true" table:show-details="true"/>
                <table:data-pilot-member table:name="486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13" table:display="true" table:show-details="true"/>
                <table:data-pilot-member table:name="515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8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7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85" table:display="true" table:show-details="true"/>
                <table:data-pilot-member table:name="588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11" table:display="true" table:show-details="true"/>
                <table:data-pilot-member table:name="617" table:display="true" table:show-details="true"/>
                <table:data-pilot-member table:name="620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3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9" table:display="true" table:show-details="true"/>
                <table:data-pilot-member table:name="661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8" table:display="true" table:show-details="true"/>
                <table:data-pilot-member table:name="673" table:display="true" table:show-details="true"/>
                <table:data-pilot-member table:name="676" table:display="true" table:show-details="true"/>
                <table:data-pilot-member table:name="682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10" table:display="true" table:show-details="true"/>
                <table:data-pilot-member table:name="717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4" table:display="true" table:show-details="true"/>
                <table:data-pilot-member table:name="742" table:display="true" table:show-details="true"/>
                <table:data-pilot-member table:name="744" table:display="true" table:show-details="true"/>
                <table:data-pilot-member table:name="746" table:display="true" table:show-details="true"/>
                <table:data-pilot-member table:name="748" table:display="true" table:show-details="true"/>
                <table:data-pilot-member table:name="750" table:display="true" table:show-details="true"/>
                <table:data-pilot-member table:name="753" table:display="true" table:show-details="true"/>
                <table:data-pilot-member table:name="757" table:display="true" table:show-details="true"/>
                <table:data-pilot-member table:name="760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6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6" table:display="true" table:show-details="true"/>
                <table:data-pilot-member table:name="779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6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6" table:display="true" table:show-details="true"/>
                <table:data-pilot-member table:name="809" table:display="true" table:show-details="true"/>
                <table:data-pilot-member table:name="811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29" table:display="true" table:show-details="true"/>
                <table:data-pilot-member table:name="835" table:display="true" table:show-details="true"/>
                <table:data-pilot-member table:name="842" table:display="true" table:show-details="true"/>
                <table:data-pilot-member table:name="846" table:display="true" table:show-details="true"/>
                <table:data-pilot-member table:name="851" table:display="true" table:show-details="true"/>
                <table:data-pilot-member table:name="853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1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900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6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3" table:display="true" table:show-details="true"/>
                <table:data-pilot-member table:name="937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50" table:display="true" table:show-details="true"/>
                <table:data-pilot-member table:name="952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4" table:display="true" table:show-details="true"/>
                <table:data-pilot-member table:name="966" table:display="true" table:show-details="true"/>
                <table:data-pilot-member table:name="972" table:display="true" table:show-details="true"/>
                <table:data-pilot-member table:name="974" table:display="true" table:show-details="true"/>
                <table:data-pilot-member table:name="977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7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7" table:display="true" table:show-details="true"/>
                <table:data-pilot-member table:name="1009" table:display="true" table:show-details="true"/>
                <table:data-pilot-member table:name="1014" table:display="true" table:show-details="true"/>
                <table:data-pilot-member table:name="1016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3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2" table:display="true" table:show-details="true"/>
                <table:data-pilot-member table:name="1035" table:display="true" table:show-details="true"/>
                <table:data-pilot-member table:name="1037" table:display="true" table:show-details="true"/>
                <table:data-pilot-member table:name="1042" table:display="true" table:show-details="true"/>
                <table:data-pilot-member table:name="1046" table:display="true" table:show-details="true"/>
                <table:data-pilot-member table:name="1052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80" table:display="true" table:show-details="true"/>
                <table:data-pilot-member table:name="1082" table:display="true" table:show-details="true"/>
                <table:data-pilot-member table:name="1090" table:display="true" table:show-details="true"/>
                <table:data-pilot-member table:name="1093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9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2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9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5" table:display="true" table:show-details="true"/>
                <table:data-pilot-member table:name="1153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5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70" table:display="true" table:show-details="true"/>
                <table:data-pilot-member table:name="1172" table:display="true" table:show-details="true"/>
                <table:data-pilot-member table:name="1175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81" table:display="true" table:show-details="true"/>
                <table:data-pilot-member table:name="1184" table:display="true" table:show-details="true"/>
                <table:data-pilot-member table:name="1187" table:display="true" table:show-details="true"/>
                <table:data-pilot-member table:name="1189" table:display="true" table:show-details="true"/>
                <table:data-pilot-member table:name="1191" table:display="true" table:show-details="true"/>
                <table:data-pilot-member table:name="1194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6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24" table:display="true" table:show-details="true"/>
                <table:data-pilot-member table:name="1226" table:display="true" table:show-details="true"/>
                <table:data-pilot-member table:name="1236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2" table:display="true" table:show-details="true"/>
                <table:data-pilot-member table:name="1254" table:display="true" table:show-details="true"/>
                <table:data-pilot-member table:name="1257" table:display="true" table:show-details="true"/>
                <table:data-pilot-member table:name="1268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91" table:display="true" table:show-details="true"/>
                <table:data-pilot-member table:name="1294" table:display="true" table:show-details="true"/>
                <table:data-pilot-member table:name="1296" table:display="true" table:show-details="true"/>
                <table:data-pilot-member table:name="1298" table:display="true" table:show-details="true"/>
                <table:data-pilot-member table:name="1303" table:display="true" table:show-details="true"/>
                <table:data-pilot-member table:name="1307" table:display="true" table:show-details="true"/>
                <table:data-pilot-member table:name="1312" table:display="true" table:show-details="true"/>
                <table:data-pilot-member table:name="1315" table:display="true" table:show-details="true"/>
                <table:data-pilot-member table:name="1318" table:display="true" table:show-details="true"/>
                <table:data-pilot-member table:name="1323" table:display="true" table:show-details="true"/>
                <table:data-pilot-member table:name="1327" table:display="true" table:show-details="true"/>
                <table:data-pilot-member table:name="1332" table:display="true" table:show-details="true"/>
                <table:data-pilot-member table:name="1338" table:display="true" table:show-details="true"/>
                <table:data-pilot-member table:name="1344" table:display="true" table:show-details="true"/>
                <table:data-pilot-member table:name="1347" table:display="true" table:show-details="true"/>
                <table:data-pilot-member table:name="1352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0" table:display="true" table:show-details="true"/>
                <table:data-pilot-member table:name="1380" table:display="true" table:show-details="true"/>
                <table:data-pilot-member table:name="1381" table:display="true" table:show-details="true"/>
                <table:data-pilot-member table:name="1382" table:display="true" table:show-details="true"/>
                <table:data-pilot-member table:name="1384" table:display="true" table:show-details="true"/>
                <table:data-pilot-member table:name="1385" table:display="true" table:show-details="true"/>
                <table:data-pilot-member table:name="1386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2" table:display="true" table:show-details="true"/>
                <table:data-pilot-member table:name="1396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2" table:display="true" table:show-details="true"/>
                <table:data-pilot-member table:name="1403" table:display="true" table:show-details="true"/>
                <table:data-pilot-member table:name="1408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14" table:display="true" table:show-details="true"/>
                <table:data-pilot-member table:name="1415" table:display="true" table:show-details="true"/>
                <table:data-pilot-member table:name="1420" table:display="true" table:show-details="true"/>
                <table:data-pilot-member table:name="1421" table:display="true" table:show-details="true"/>
                <table:data-pilot-member table:name="1427" table:display="true" table:show-details="true"/>
                <table:data-pilot-member table:name="1429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38" table:display="true" table:show-details="true"/>
                <table:data-pilot-member table:name="1439" table:display="true" table:show-details="true"/>
                <table:data-pilot-member table:name="1444" table:display="true" table:show-details="true"/>
                <table:data-pilot-member table:name="1446" table:display="true" table:show-details="true"/>
                <table:data-pilot-member table:name="1449" table:display="true" table:show-details="true"/>
                <table:data-pilot-member table:name="1452" table:display="true" table:show-details="true"/>
                <table:data-pilot-member table:name="1454" table:display="true" table:show-details="true"/>
                <table:data-pilot-member table:name="1458" table:display="true" table:show-details="true"/>
                <table:data-pilot-member table:name="1459" table:display="true" table:show-details="true"/>
                <table:data-pilot-member table:name="1460" table:display="true" table:show-details="true"/>
                <table:data-pilot-member table:name="1468" table:display="true" table:show-details="true"/>
                <table:data-pilot-member table:name="1472" table:display="true" table:show-details="true"/>
                <table:data-pilot-member table:name="1475" table:display="true" table:show-details="true"/>
                <table:data-pilot-member table:name="1481" table:display="true" table:show-details="true"/>
                <table:data-pilot-member table:name="1485" table:display="true" table:show-details="true"/>
                <table:data-pilot-member table:name="1488" table:display="true" table:show-details="true"/>
                <table:data-pilot-member table:name="1490" table:display="true" table:show-details="true"/>
                <table:data-pilot-member table:name="1491" table:display="true" table:show-details="true"/>
                <table:data-pilot-member table:name="1498" table:display="true" table:show-details="true"/>
                <table:data-pilot-member table:name="1501" table:display="true" table:show-details="true"/>
                <table:data-pilot-member table:name="1502" table:display="true" table:show-details="true"/>
                <table:data-pilot-member table:name="1504" table:display="true" table:show-details="true"/>
                <table:data-pilot-member table:name="1506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12" table:display="true" table:show-details="true"/>
                <table:data-pilot-member table:name="1527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31" table:display="true" table:show-details="true"/>
                <table:data-pilot-member table:name="1534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50" table:display="true" table:show-details="true"/>
                <table:data-pilot-member table:name="1552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61" table:display="true" table:show-details="true"/>
                <table:data-pilot-member table:name="1562" table:display="true" table:show-details="true"/>
                <table:data-pilot-member table:name="1563" table:display="true" table:show-details="true"/>
                <table:data-pilot-member table:name="1565" table:display="true" table:show-details="true"/>
                <table:data-pilot-member table:name="1570" table:display="true" table:show-details="true"/>
                <table:data-pilot-member table:name="1571" table:display="true" table:show-details="true"/>
                <table:data-pilot-member table:name="1575" table:display="true" table:show-details="true"/>
                <table:data-pilot-member table:name="1581" table:display="true" table:show-details="true"/>
                <table:data-pilot-member table:name="1589" table:display="true" table:show-details="true"/>
                <table:data-pilot-member table:name="1593" table:display="true" table:show-details="true"/>
                <table:data-pilot-member table:name="1595" table:display="true" table:show-details="true"/>
                <table:data-pilot-member table:name="1599" table:display="true" table:show-details="true"/>
                <table:data-pilot-member table:name="1604" table:display="true" table:show-details="true"/>
                <table:data-pilot-member table:name="1605" table:display="true" table:show-details="true"/>
                <table:data-pilot-member table:name="1610" table:display="true" table:show-details="true"/>
                <table:data-pilot-member table:name="1611" table:display="true" table:show-details="true"/>
                <table:data-pilot-member table:name="1614" table:display="true" table:show-details="true"/>
                <table:data-pilot-member table:name="1615" table:display="true" table:show-details="true"/>
                <table:data-pilot-member table:name="1616" table:display="true" table:show-details="true"/>
                <table:data-pilot-member table:name="1622" table:display="true" table:show-details="true"/>
                <table:data-pilot-member table:name="1623" table:display="true" table:show-details="true"/>
                <table:data-pilot-member table:name="1624" table:display="true" table:show-details="true"/>
                <table:data-pilot-member table:name="1629" table:display="true" table:show-details="true"/>
                <table:data-pilot-member table:name="1632" table:display="true" table:show-details="true"/>
                <table:data-pilot-member table:name="1633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36" table:display="true" table:show-details="true"/>
                <table:data-pilot-member table:name="1639" table:display="true" table:show-details="true"/>
                <table:data-pilot-member table:name="1645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4" table:display="true" table:show-details="true"/>
                <table:data-pilot-member table:name="1661" table:display="true" table:show-details="true"/>
                <table:data-pilot-member table:name="1662" table:display="true" table:show-details="true"/>
                <table:data-pilot-member table:name="1663" table:display="true" table:show-details="true"/>
                <table:data-pilot-member table:name="1664" table:display="true" table:show-details="true"/>
                <table:data-pilot-member table:name="1670" table:display="true" table:show-details="true"/>
                <table:data-pilot-member table:name="1671" table:display="true" table:show-details="true"/>
                <table:data-pilot-member table:name="1672" table:display="true" table:show-details="true"/>
                <table:data-pilot-member table:name="1675" table:display="true" table:show-details="true"/>
                <table:data-pilot-member table:name="1678" table:display="true" table:show-details="true"/>
                <table:data-pilot-member table:name="1679" table:display="true" table:show-details="true"/>
                <table:data-pilot-member table:name="1682" table:display="true" table:show-details="true"/>
                <table:data-pilot-member table:name="1684" table:display="true" table:show-details="true"/>
                <table:data-pilot-member table:name="1685" table:display="true" table:show-details="true"/>
                <table:data-pilot-member table:name="1686" table:display="true" table:show-details="true"/>
                <table:data-pilot-member table:name="1687" table:display="true" table:show-details="true"/>
                <table:data-pilot-member table:name="1693" table:display="true" table:show-details="true"/>
                <table:data-pilot-member table:name="1694" table:display="true" table:show-details="true"/>
                <table:data-pilot-member table:name="1699" table:display="true" table:show-details="true"/>
                <table:data-pilot-member table:name="1700" table:display="true" table:show-details="true"/>
                <table:data-pilot-member table:name="1701" table:display="true" table:show-details="true"/>
                <table:data-pilot-member table:name="1702" table:display="true" table:show-details="true"/>
                <table:data-pilot-member table:name="1706" table:display="true" table:show-details="true"/>
                <table:data-pilot-member table:name="1708" table:display="true" table:show-details="true"/>
                <table:data-pilot-member table:name="1714" table:display="true" table:show-details="true"/>
                <table:data-pilot-member table:name="1716" table:display="true" table:show-details="true"/>
                <table:data-pilot-member table:name="1719" table:display="true" table:show-details="true"/>
                <table:data-pilot-member table:name="1720" table:display="true" table:show-details="true"/>
                <table:data-pilot-member table:name="1723" table:display="true" table:show-details="true"/>
                <table:data-pilot-member table:name="1730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34" table:display="true" table:show-details="true"/>
                <table:data-pilot-member table:name="1735" table:display="true" table:show-details="true"/>
                <table:data-pilot-member table:name="1740" table:display="true" table:show-details="true"/>
                <table:data-pilot-member table:name="1742" table:display="true" table:show-details="true"/>
                <table:data-pilot-member table:name="1743" table:display="true" table:show-details="true"/>
                <table:data-pilot-member table:name="1754" table:display="true" table:show-details="true"/>
                <table:data-pilot-member table:name="1755" table:display="true" table:show-details="true"/>
                <table:data-pilot-member table:name="1756" table:display="true" table:show-details="true"/>
                <table:data-pilot-member table:name="1758" table:display="true" table:show-details="true"/>
                <table:data-pilot-member table:name="1761" table:display="true" table:show-details="true"/>
                <table:data-pilot-member table:name="1763" table:display="true" table:show-details="true"/>
                <table:data-pilot-member table:name="1764" table:display="true" table:show-details="true"/>
                <table:data-pilot-member table:name="1766" table:display="true" table:show-details="true"/>
                <table:data-pilot-member table:name="1768" table:display="true" table:show-details="true"/>
                <table:data-pilot-member table:name="1774" table:display="true" table:show-details="true"/>
                <table:data-pilot-member table:name="1777" table:display="true" table:show-details="true"/>
                <table:data-pilot-member table:name="1779" table:display="true" table:show-details="true"/>
                <table:data-pilot-member table:name="1781" table:display="true" table:show-details="true"/>
                <table:data-pilot-member table:name="1783" table:display="true" table:show-details="true"/>
                <table:data-pilot-member table:name="1785" table:display="true" table:show-details="true"/>
                <table:data-pilot-member table:name="1787" table:display="true" table:show-details="true"/>
                <table:data-pilot-member table:name="1789" table:display="true" table:show-details="true"/>
                <table:data-pilot-member table:name="1792" table:display="true" table:show-details="true"/>
                <table:data-pilot-member table:name="1796" table:display="true" table:show-details="true"/>
                <table:data-pilot-member table:name="1802" table:display="true" table:show-details="true"/>
                <table:data-pilot-member table:name="1807" table:display="true" table:show-details="true"/>
                <table:data-pilot-member table:name="1808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3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8" table:display="true" table:show-details="true"/>
                <table:data-pilot-member table:name="1819" table:display="true" table:show-details="true"/>
                <table:data-pilot-member table:name="1821" table:display="true" table:show-details="true"/>
                <table:data-pilot-member table:name="1822" table:display="true" table:show-details="true"/>
                <table:data-pilot-member table:name="1831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7" table:display="true" table:show-details="true"/>
                <table:data-pilot-member table:name="1838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3" table:display="true" table:show-details="true"/>
                <table:data-pilot-member table:name="1856" table:display="true" table:show-details="true"/>
                <table:data-pilot-member table:name="1859" table:display="true" table:show-details="true"/>
                <table:data-pilot-member table:name="1862" table:display="true" table:show-details="true"/>
                <table:data-pilot-member table:name="1863" table:display="true" table:show-details="true"/>
                <table:data-pilot-member table:name="1864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1868" table:display="true" table:show-details="true"/>
                <table:data-pilot-member table:name="1869" table:display="true" table:show-details="true"/>
                <table:data-pilot-member table:name="1874" table:display="true" table:show-details="true"/>
                <table:data-pilot-member table:name="1875" table:display="true" table:show-details="true"/>
                <table:data-pilot-member table:name="1879" table:display="true" table:show-details="true"/>
                <table:data-pilot-member table:name="1881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86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897" table:display="true" table:show-details="true"/>
                <table:data-pilot-member table:name="1900" table:display="true" table:show-details="true"/>
                <table:data-pilot-member table:name="1905" table:display="true" table:show-details="true"/>
                <table:data-pilot-member table:name="1907" table:display="true" table:show-details="true"/>
                <table:data-pilot-member table:name="1911" table:display="true" table:show-details="true"/>
                <table:data-pilot-member table:name="1915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1" table:display="true" table:show-details="true"/>
                <table:data-pilot-member table:name="1933" table:display="true" table:show-details="true"/>
                <table:data-pilot-member table:name="1936" table:display="true" table:show-details="true"/>
                <table:data-pilot-member table:name="1941" table:display="true" table:show-details="true"/>
                <table:data-pilot-member table:name="1947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7" table:display="true" table:show-details="true"/>
                <table:data-pilot-member table:name="1959" table:display="true" table:show-details="true"/>
                <table:data-pilot-member table:name="1962" table:display="true" table:show-details="true"/>
                <table:data-pilot-member table:name="1965" table:display="true" table:show-details="true"/>
                <table:data-pilot-member table:name="1975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3" table:display="true" table:show-details="true"/>
                <table:data-pilot-member table:name="1987" table:display="true" table:show-details="true"/>
                <table:data-pilot-member table:name="1991" table:display="true" table:show-details="true"/>
                <table:data-pilot-member table:name="1997" table:display="true" table:show-details="true"/>
                <table:data-pilot-member table:name="1999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25" table:display="true" table:show-details="true"/>
                <table:data-pilot-member table:name="2031" table:display="true" table:show-details="true"/>
                <table:data-pilot-member table:name="2036" table:display="true" table:show-details="true"/>
                <table:data-pilot-member table:name="2041" table:display="true" table:show-details="true"/>
                <table:data-pilot-member table:name="2046" table:display="true" table:show-details="true"/>
                <table:data-pilot-member table:name="2047" table:display="true" table:show-details="true"/>
                <table:data-pilot-member table:name="2053" table:display="true" table:show-details="true"/>
                <table:data-pilot-member table:name="2063" table:display="true" table:show-details="true"/>
                <table:data-pilot-member table:name="2074" table:display="true" table:show-details="true"/>
                <table:data-pilot-member table:name="2077" table:display="true" table:show-details="true"/>
                <table:data-pilot-member table:name="2083" table:display="true" table:show-details="true"/>
                <table:data-pilot-member table:name="2094" table:display="true" table:show-details="true"/>
                <table:data-pilot-member table:name="2095" table:display="true" table:show-details="true"/>
                <table:data-pilot-member table:name="2097" table:display="true" table:show-details="true"/>
                <table:data-pilot-member table:name="2099" table:display="true" table:show-details="true"/>
                <table:data-pilot-member table:name="2100" table:display="true" table:show-details="true"/>
                <table:data-pilot-member table:name="2106" table:display="true" table:show-details="true"/>
                <table:data-pilot-member table:name="2108" table:display="true" table:show-details="true"/>
                <table:data-pilot-member table:name="2116" table:display="true" table:show-details="true"/>
                <table:data-pilot-member table:name="2119" table:display="true" table:show-details="true"/>
                <table:data-pilot-member table:name="2131" table:display="true" table:show-details="true"/>
                <table:data-pilot-member table:name="2132" table:display="true" table:show-details="true"/>
                <table:data-pilot-member table:name="2136" table:display="true" table:show-details="true"/>
                <table:data-pilot-member table:name="2144" table:display="true" table:show-details="true"/>
                <table:data-pilot-member table:name="2145" table:display="true" table:show-details="true"/>
                <table:data-pilot-member table:name="2150" table:display="true" table:show-details="true"/>
                <table:data-pilot-member table:name="2153" table:display="true" table:show-details="true"/>
                <table:data-pilot-member table:name="2157" table:display="true" table:show-details="true"/>
                <table:data-pilot-member table:name="2158" table:display="true" table:show-details="true"/>
                <table:data-pilot-member table:name="2159" table:display="true" table:show-details="true"/>
                <table:data-pilot-member table:name="2161" table:display="true" table:show-details="true"/>
                <table:data-pilot-member table:name="2162" table:display="true" table:show-details="true"/>
                <table:data-pilot-member table:name="2163" table:display="true" table:show-details="true"/>
                <table:data-pilot-member table:name="2164" table:display="true" table:show-details="true"/>
                <table:data-pilot-member table:name="2167" table:display="true" table:show-details="true"/>
                <table:data-pilot-member table:name="2169" table:display="true" table:show-details="true"/>
                <table:data-pilot-member table:name="2172" table:display="true" table:show-details="true"/>
                <table:data-pilot-member table:name="2177" table:display="true" table:show-details="true"/>
                <table:data-pilot-member table:name="2178" table:display="true" table:show-details="true"/>
                <table:data-pilot-member table:name="2182" table:display="true" table:show-details="true"/>
                <table:data-pilot-member table:name="2185" table:display="true" table:show-details="true"/>
                <table:data-pilot-member table:name="2186" table:display="true" table:show-details="true"/>
                <table:data-pilot-member table:name="2189" table:display="true" table:show-details="true"/>
                <table:data-pilot-member table:name="2191" table:display="true" table:show-details="true"/>
                <table:data-pilot-member table:name="2193" table:display="true" table:show-details="true"/>
                <table:data-pilot-member table:name="2196" table:display="true" table:show-details="true"/>
                <table:data-pilot-member table:name="2198" table:display="true" table:show-details="true"/>
                <table:data-pilot-member table:name="2202" table:display="true" table:show-details="true"/>
                <table:data-pilot-member table:name="2203" table:display="true" table:show-details="true"/>
                <table:data-pilot-member table:name="2204" table:display="true" table:show-details="true"/>
                <table:data-pilot-member table:name="2213" table:display="true" table:show-details="true"/>
                <table:data-pilot-member table:name="2214" table:display="true" table:show-details="true"/>
                <table:data-pilot-member table:name="2215" table:display="true" table:show-details="true"/>
                <table:data-pilot-member table:name="2216" table:display="true" table:show-details="true"/>
                <table:data-pilot-member table:name="2217" table:display="true" table:show-details="true"/>
                <table:data-pilot-member table:name="2218" table:display="true" table:show-details="true"/>
                <table:data-pilot-member table:name="2219" table:display="true" table:show-details="true"/>
                <table:data-pilot-member table:name="2222" table:display="true" table:show-details="true"/>
                <table:data-pilot-member table:name="2226" table:display="true" table:show-details="true"/>
                <table:data-pilot-member table:name="2227" table:display="true" table:show-details="true"/>
                <table:data-pilot-member table:name="2232" table:display="true" table:show-details="true"/>
                <table:data-pilot-member table:name="2233" table:display="true" table:show-details="true"/>
                <table:data-pilot-member table:name="2238" table:display="true" table:show-details="true"/>
                <table:data-pilot-member table:name="2239" table:display="true" table:show-details="true"/>
                <table:data-pilot-member table:name="2240" table:display="true" table:show-details="true"/>
                <table:data-pilot-member table:name="2241" table:display="true" table:show-details="true"/>
                <table:data-pilot-member table:name="2243" table:display="true" table:show-details="true"/>
                <table:data-pilot-member table:name="2244" table:display="true" table:show-details="true"/>
                <table:data-pilot-member table:name="2245" table:display="true" table:show-details="true"/>
                <table:data-pilot-member table:name="2246" table:display="true" table:show-details="true"/>
                <table:data-pilot-member table:name="2247" table:display="true" table:show-details="true"/>
                <table:data-pilot-member table:name="2249" table:display="true" table:show-details="true"/>
                <table:data-pilot-member table:name="2251" table:display="true" table:show-details="true"/>
                <table:data-pilot-member table:name="2252" table:display="true" table:show-details="true"/>
                <table:data-pilot-member table:name="2253" table:display="true" table:show-details="true"/>
                <table:data-pilot-member table:name="2257" table:display="true" table:show-details="true"/>
                <table:data-pilot-member table:name="2260" table:display="true" table:show-details="true"/>
                <table:data-pilot-member table:name="2263" table:display="true" table:show-details="true"/>
                <table:data-pilot-member table:name="2264" table:display="true" table:show-details="true"/>
                <table:data-pilot-member table:name="2265" table:display="true" table:show-details="true"/>
                <table:data-pilot-member table:name="2266" table:display="true" table:show-details="true"/>
                <table:data-pilot-member table:name="2269" table:display="true" table:show-details="true"/>
                <table:data-pilot-member table:name="2271" table:display="true" table:show-details="true"/>
                <table:data-pilot-member table:name="2272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278" table:display="true" table:show-details="true"/>
                <table:data-pilot-member table:name="2281" table:display="true" table:show-details="true"/>
                <table:data-pilot-member table:name="2284" table:display="true" table:show-details="true"/>
                <table:data-pilot-member table:name="2287" table:display="true" table:show-details="true"/>
                <table:data-pilot-member table:name="2288" table:display="true" table:show-details="true"/>
                <table:data-pilot-member table:name="2289" table:display="true" table:show-details="true"/>
                <table:data-pilot-member table:name="2291" table:display="true" table:show-details="true"/>
                <table:data-pilot-member table:name="2292" table:display="true" table:show-details="true"/>
                <table:data-pilot-member table:name="2294" table:display="true" table:show-details="true"/>
                <table:data-pilot-member table:name="2295" table:display="true" table:show-details="true"/>
                <table:data-pilot-member table:name="2303" table:display="true" table:show-details="true"/>
                <table:data-pilot-member table:name="2305" table:display="true" table:show-details="true"/>
                <table:data-pilot-member table:name="2306" table:display="true" table:show-details="true"/>
                <table:data-pilot-member table:name="2312" table:display="true" table:show-details="true"/>
                <table:data-pilot-member table:name="2314" table:display="true" table:show-details="true"/>
                <table:data-pilot-member table:name="2319" table:display="true" table:show-details="true"/>
                <table:data-pilot-member table:name="2323" table:display="true" table:show-details="true"/>
                <table:data-pilot-member table:name="2324" table:display="true" table:show-details="true"/>
                <table:data-pilot-member table:name="2326" table:display="true" table:show-details="true"/>
                <table:data-pilot-member table:name="2327" table:display="true" table:show-details="true"/>
                <table:data-pilot-member table:name="2328" table:display="true" table:show-details="true"/>
                <table:data-pilot-member table:name="2331" table:display="true" table:show-details="true"/>
                <table:data-pilot-member table:name="2332" table:display="true" table:show-details="true"/>
                <table:data-pilot-member table:name="2333" table:display="true" table:show-details="true"/>
                <table:data-pilot-member table:name="2337" table:display="true" table:show-details="true"/>
                <table:data-pilot-member table:name="2340" table:display="true" table:show-details="true"/>
                <table:data-pilot-member table:name="2342" table:display="true" table:show-details="true"/>
                <table:data-pilot-member table:name="2344" table:display="true" table:show-details="true"/>
                <table:data-pilot-member table:name="2345" table:display="true" table:show-details="true"/>
                <table:data-pilot-member table:name="2346" table:display="true" table:show-details="true"/>
                <table:data-pilot-member table:name="2347" table:display="true" table:show-details="true"/>
                <table:data-pilot-member table:name="2348" table:display="true" table:show-details="true"/>
                <table:data-pilot-member table:name="2349" table:display="true" table:show-details="true"/>
                <table:data-pilot-member table:name="2351" table:display="true" table:show-details="true"/>
                <table:data-pilot-member table:name="2353" table:display="true" table:show-details="true"/>
                <table:data-pilot-member table:name="2356" table:display="true" table:show-details="true"/>
                <table:data-pilot-member table:name="2357" table:display="true" table:show-details="true"/>
                <table:data-pilot-member table:name="2358" table:display="true" table:show-details="true"/>
                <table:data-pilot-member table:name="2365" table:display="true" table:show-details="true"/>
                <table:data-pilot-member table:name="2368" table:display="true" table:show-details="true"/>
                <table:data-pilot-member table:name="2369" table:display="true" table:show-details="true"/>
                <table:data-pilot-member table:name="2371" table:display="true" table:show-details="true"/>
                <table:data-pilot-member table:name="2373" table:display="true" table:show-details="true"/>
                <table:data-pilot-member table:name="2378" table:display="true" table:show-details="true"/>
                <table:data-pilot-member table:name="2381" table:display="true" table:show-details="true"/>
                <table:data-pilot-member table:name="2382" table:display="true" table:show-details="true"/>
                <table:data-pilot-member table:name="2385" table:display="true" table:show-details="true"/>
                <table:data-pilot-member table:name="2390" table:display="true" table:show-details="true"/>
                <table:data-pilot-member table:name="2392" table:display="true" table:show-details="true"/>
                <table:data-pilot-member table:name="2393" table:display="true" table:show-details="true"/>
                <table:data-pilot-member table:name="2394" table:display="true" table:show-details="true"/>
                <table:data-pilot-member table:name="2395" table:display="true" table:show-details="true"/>
                <table:data-pilot-member table:name="2401" table:display="true" table:show-details="true"/>
                <table:data-pilot-member table:name="2402" table:display="true" table:show-details="true"/>
                <table:data-pilot-member table:name="2409" table:display="true" table:show-details="true"/>
                <table:data-pilot-member table:name="2415" table:display="true" table:show-details="true"/>
                <table:data-pilot-member table:name="2417" table:display="true" table:show-details="true"/>
                <table:data-pilot-member table:name="2418" table:display="true" table:show-details="true"/>
                <table:data-pilot-member table:name="2419" table:display="true" table:show-details="true"/>
                <table:data-pilot-member table:name="2420" table:display="true" table:show-details="true"/>
                <table:data-pilot-member table:name="2424" table:display="true" table:show-details="true"/>
                <table:data-pilot-member table:name="2426" table:display="true" table:show-details="true"/>
                <table:data-pilot-member table:name="2427" table:display="true" table:show-details="true"/>
                <table:data-pilot-member table:name="2428" table:display="true" table:show-details="true"/>
                <table:data-pilot-member table:name="2429" table:display="true" table:show-details="true"/>
                <table:data-pilot-member table:name="2437" table:display="true" table:show-details="true"/>
                <table:data-pilot-member table:name="2439" table:display="true" table:show-details="true"/>
                <table:data-pilot-member table:name="2440" table:display="true" table:show-details="true"/>
                <table:data-pilot-member table:name="2442" table:display="true" table:show-details="true"/>
                <table:data-pilot-member table:name="2449" table:display="true" table:show-details="true"/>
                <table:data-pilot-member table:name="2450" table:display="true" table:show-details="true"/>
                <table:data-pilot-member table:name="2454" table:display="true" table:show-details="true"/>
                <table:data-pilot-member table:name="2455" table:display="true" table:show-details="true"/>
                <table:data-pilot-member table:name="2459" table:display="true" table:show-details="true"/>
                <table:data-pilot-member table:name="2460" table:display="true" table:show-details="true"/>
                <table:data-pilot-member table:name="2464" table:display="true" table:show-details="true"/>
                <table:data-pilot-member table:name="2466" table:display="true" table:show-details="true"/>
                <table:data-pilot-member table:name="2475" table:display="true" table:show-details="true"/>
                <table:data-pilot-member table:name="2477" table:display="true" table:show-details="true"/>
                <table:data-pilot-member table:name="2479" table:display="true" table:show-details="true"/>
                <table:data-pilot-member table:name="2481" table:display="true" table:show-details="true"/>
                <table:data-pilot-member table:name="2486" table:display="true" table:show-details="true"/>
                <table:data-pilot-member table:name="2489" table:display="true" table:show-details="true"/>
                <table:data-pilot-member table:name="2497" table:display="true" table:show-details="true"/>
                <table:data-pilot-member table:name="2498" table:display="true" table:show-details="true"/>
                <table:data-pilot-member table:name="2501" table:display="true" table:show-details="true"/>
                <table:data-pilot-member table:name="2505" table:display="true" table:show-details="true"/>
                <table:data-pilot-member table:name="2511" table:display="true" table:show-details="true"/>
                <table:data-pilot-member table:name="2515" table:display="true" table:show-details="true"/>
                <table:data-pilot-member table:name="2516" table:display="true" table:show-details="true"/>
                <table:data-pilot-member table:name="2517" table:display="true" table:show-details="true"/>
                <table:data-pilot-member table:name="2518" table:display="true" table:show-details="true"/>
                <table:data-pilot-member table:name="2519" table:display="true" table:show-details="true"/>
                <table:data-pilot-member table:name="2520" table:display="true" table:show-details="true"/>
                <table:data-pilot-member table:name="2522" table:display="true" table:show-details="true"/>
                <table:data-pilot-member table:name="2523" table:display="true" table:show-details="true"/>
                <table:data-pilot-member table:name="2524" table:display="true" table:show-details="true"/>
                <table:data-pilot-member table:name="2525" table:display="true" table:show-details="true"/>
                <table:data-pilot-member table:name="2526" table:display="true" table:show-details="true"/>
                <table:data-pilot-member table:name="2527" table:display="true" table:show-details="true"/>
                <table:data-pilot-member table:name="2531" table:display="true" table:show-details="true"/>
                <table:data-pilot-member table:name="2532" table:display="true" table:show-details="true"/>
                <table:data-pilot-member table:name="2533" table:display="true" table:show-details="true"/>
                <table:data-pilot-member table:name="2535" table:display="true" table:show-details="true"/>
                <table:data-pilot-member table:name="2538" table:display="true" table:show-details="true"/>
                <table:data-pilot-member table:name="2541" table:display="true" table:show-details="true"/>
                <table:data-pilot-member table:name="2544" table:display="true" table:show-details="true"/>
                <table:data-pilot-member table:name="2546" table:display="true" table:show-details="true"/>
                <table:data-pilot-member table:name="2548" table:display="true" table:show-details="true"/>
                <table:data-pilot-member table:name="2550" table:display="true" table:show-details="true"/>
                <table:data-pilot-member table:name="2551" table:display="true" table:show-details="true"/>
                <table:data-pilot-member table:name="2553" table:display="true" table:show-details="true"/>
                <table:data-pilot-member table:name="2554" table:display="true" table:show-details="true"/>
                <table:data-pilot-member table:name="2558" table:display="true" table:show-details="true"/>
                <table:data-pilot-member table:name="2560" table:display="true" table:show-details="true"/>
                <table:data-pilot-member table:name="2561" table:display="true" table:show-details="true"/>
                <table:data-pilot-member table:name="2565" table:display="true" table:show-details="true"/>
                <table:data-pilot-member table:name="2570" table:display="true" table:show-details="true"/>
                <table:data-pilot-member table:name="2574" table:display="true" table:show-details="true"/>
                <table:data-pilot-member table:name="2579" table:display="true" table:show-details="true"/>
                <table:data-pilot-member table:name="2581" table:display="true" table:show-details="true"/>
                <table:data-pilot-member table:name="2586" table:display="true" table:show-details="true"/>
                <table:data-pilot-member table:name="2587" table:display="true" table:show-details="true"/>
                <table:data-pilot-member table:name="2590" table:display="true" table:show-details="true"/>
                <table:data-pilot-member table:name="2593" table:display="true" table:show-details="true"/>
                <table:data-pilot-member table:name="2594" table:display="true" table:show-details="true"/>
                <table:data-pilot-member table:name="2595" table:display="true" table:show-details="true"/>
                <table:data-pilot-member table:name="2597" table:display="true" table:show-details="true"/>
                <table:data-pilot-member table:name="2600" table:display="true" table:show-details="true"/>
                <table:data-pilot-member table:name="2601" table:display="true" table:show-details="true"/>
                <table:data-pilot-member table:name="2602" table:display="true" table:show-details="true"/>
                <table:data-pilot-member table:name="2603" table:display="true" table:show-details="true"/>
                <table:data-pilot-member table:name="2605" table:display="true" table:show-details="true"/>
                <table:data-pilot-member table:name="2606" table:display="true" table:show-details="true"/>
                <table:data-pilot-member table:name="2609" table:display="true" table:show-details="true"/>
                <table:data-pilot-member table:name="2613" table:display="true" table:show-details="true"/>
                <table:data-pilot-member table:name="2614" table:display="true" table:show-details="true"/>
                <table:data-pilot-member table:name="2615" table:display="true" table:show-details="true"/>
                <table:data-pilot-member table:name="2616" table:display="true" table:show-details="true"/>
                <table:data-pilot-member table:name="2617" table:display="true" table:show-details="true"/>
                <table:data-pilot-member table:name="P-2755" table:display="true" table:show-details="true"/>
                <table:data-pilot-member table:name="P-2758" table:display="true" table:show-details="true"/>
                <table:data-pilot-member table:name="P-2760" table:display="true" table:show-details="true"/>
                <table:data-pilot-member table:name="P-2761" table:display="true" table:show-details="true"/>
                <table:data-pilot-member table:name="P-2762" table:display="true" table:show-details="true"/>
                <table:data-pilot-member table:name="P-2766" table:display="true" table:show-details="true"/>
                <table:data-pilot-member table:name="P-2767" table:display="true" table:show-details="true"/>
                <table:data-pilot-member table:name="P-2770" table:display="true" table:show-details="true"/>
                <table:data-pilot-member table:name="P-2773" table:display="true" table:show-details="true"/>
                <table:data-pilot-member table:name="P-2774" table:display="true" table:show-details="true"/>
                <table:data-pilot-member table:name="P-2776" table:display="true" table:show-details="true"/>
                <table:data-pilot-member table:name="P-2777" table:display="true" table:show-details="true"/>
                <table:data-pilot-member table:name="P-2779" table:display="true" table:show-details="true"/>
                <table:data-pilot-member table:name="P-2780" table:display="true" table:show-details="true"/>
                <table:data-pilot-member table:name="P-2781" table:display="true" table:show-details="true"/>
                <table:data-pilot-member table:name="P-2782" table:display="true" table:show-details="true"/>
                <table:data-pilot-member table:name="P-2784" table:display="true" table:show-details="true"/>
                <table:data-pilot-member table:name="P-2789" table:display="true" table:show-details="true"/>
                <table:data-pilot-member table:name="P-2792" table:display="true" table:show-details="true"/>
                <table:data-pilot-member table:name="P-2793" table:display="true" table:show-details="true"/>
                <table:data-pilot-member table:name="P-2796" table:display="true" table:show-details="true"/>
                <table:data-pilot-member table:name="P-2804" table:display="true" table:show-details="true"/>
                <table:data-pilot-member table:name="P-2809" table:display="true" table:show-details="true"/>
                <table:data-pilot-member table:name="P-2810" table:display="true" table:show-details="true"/>
                <table:data-pilot-member table:name="P-2815" table:display="true" table:show-details="true"/>
                <table:data-pilot-member table:name="P-2818" table:display="true" table:show-details="true"/>
                <table:data-pilot-member table:name="P-2823" table:display="true" table:show-details="true"/>
                <table:data-pilot-member table:name="P-2826" table:display="true" table:show-details="true"/>
                <table:data-pilot-member table:name="P-2829" table:display="true" table:show-details="true"/>
                <table:data-pilot-member table:name="P-2830" table:display="true" table:show-details="true"/>
                <table:data-pilot-member table:name="P-2832" table:display="true" table:show-details="true"/>
                <table:data-pilot-member table:name="P-2834" table:display="true" table:show-details="true"/>
                <table:data-pilot-member table:name="P-2836" table:display="true" table:show-details="true"/>
                <table:data-pilot-member table:name="P-2839" table:display="true" table:show-details="true"/>
                <table:data-pilot-member table:name="P-2841" table:display="true" table:show-details="true"/>
                <table:data-pilot-member table:name="P-2842" table:display="true" table:show-details="true"/>
                <table:data-pilot-member table:name="P-2844" table:display="true" table:show-details="true"/>
                <table:data-pilot-member table:name="P-2845" table:display="true" table:show-details="true"/>
                <table:data-pilot-member table:name="P-2846" table:display="true" table:show-details="true"/>
                <table:data-pilot-member table:name="P-2847" table:display="true" table:show-details="true"/>
                <table:data-pilot-member table:name="P-2848" table:display="true" table:show-details="true"/>
                <table:data-pilot-member table:name="P-2849" table:display="true" table:show-details="true"/>
                <table:data-pilot-member table:name="P-2850" table:display="true" table:show-details="true"/>
                <table:data-pilot-member table:name="P-2851" table:display="true" table:show-details="true"/>
                <table:data-pilot-member table:name="P-2852" table:display="true" table:show-details="true"/>
                <table:data-pilot-member table:name="P-2853" table:display="true" table:show-details="true"/>
                <table:data-pilot-member table:name="P-2854" table:display="true" table:show-details="true"/>
                <table:data-pilot-member table:name="P-2855" table:display="true" table:show-details="true"/>
                <table:data-pilot-member table:name="P-2856" table:display="true" table:show-details="true"/>
                <table:data-pilot-member table:name="P-2857" table:display="true" table:show-details="true"/>
                <table:data-pilot-member table:name="P-2858" table:display="true" table:show-details="true"/>
                <table:data-pilot-member table:name="P-2859" table:display="true" table:show-details="true"/>
                <table:data-pilot-member table:name="P-2860" table:display="true" table:show-details="true"/>
                <table:data-pilot-member table:name="P-2861" table:display="true" table:show-details="true"/>
                <table:data-pilot-member table:name="P-2862" table:display="true" table:show-details="true"/>
                <table:data-pilot-member table:name="P-2863" table:display="true" table:show-details="true"/>
                <table:data-pilot-member table:name="P-2864" table:display="true" table:show-details="true"/>
                <table:data-pilot-member table:name="P-2865" table:display="true" table:show-details="true"/>
                <table:data-pilot-member table:name="P-28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3" table:application-data="" table:target-range-address="'Pivot Table_Sheet1_2'.A1:'Pivot Table_Sheet1_2'.B33" table:buttons="'Pivot Table_Sheet1_2'.A1 'Pivot Table_Sheet1_2'.A2 'Pivot Table_Sheet1_2'.A3 'Pivot Table_Sheet1_2'.A5">
          <table:source-cell-range table:cell-range-address="'Final Resource list'.A1:'Final Resource list'.N913"/>
          <table:data-pilot-field table:source-field-name="Project Name" table:orientation="page" table:selected-page="Hue - AC - V4 - Pattern3" table:used-hierarchy="0" table:function="auto">
            <table:data-pilot-level table:show-empty="false">
              <table:data-pilot-members>
                <table:data-pilot-member table:name="Hue - AC - V4 - Pattern1" table:display="true" table:show-details="true"/>
                <table:data-pilot-member table:name="Hue - AC - V4 - Pattern2" table:display="true" table:show-details="true"/>
                <table:data-pilot-member table:name="Hue - AC - V4 - Pattern3" table:display="true" table:show-details="true"/>
                <table:data-pilot-member table:name="Hue - AC - V4 – Pattern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" table:orientation="page" table:selected-page="SS" table:used-hierarchy="0" table:function="auto">
            <table:data-pilot-level table:show-empty="false">
              <table:data-pilot-members>
                <table:data-pilot-member table:name="AC CI" table:display="true" table:show-details="true"/>
                <table:data-pilot-member table:name="ASA" table:display="true" table:show-details="true"/>
                <table:data-pilot-member table:name="ASV" table:display="true" table:show-details="true"/>
                <table:data-pilot-member table:name="CAM" table:display="true" table:show-details="true"/>
                <table:data-pilot-member table:name="CCM" table:display="true" table:show-details="true"/>
                <table:data-pilot-member table:name="CFM EX" table:display="true" table:show-details="true"/>
                <table:data-pilot-member table:name="CFW" table:display="true" table:show-details="true"/>
                <table:data-pilot-member table:name="CFW-QE" table:display="true" table:show-details="true"/>
                <table:data-pilot-member table:name="COM" table:display="true" table:show-details="true"/>
                <table:data-pilot-member table:name="Customer Support - AC" table:display="true" table:show-details="true"/>
                <table:data-pilot-member table:name="HC" table:display="true" table:show-details="true"/>
                <table:data-pilot-member table:name="HUE-AC Expense" table:display="true" table:show-details="true"/>
                <table:data-pilot-member table:name="LC" table:display="true" table:show-details="true"/>
                <table:data-pilot-member table:name="Operation Autotest" table:display="true" table:show-details="true"/>
                <table:data-pilot-member table:name="PMO Team" table:display="true" table:show-details="true"/>
                <table:data-pilot-member table:name="QC" table:display="true" table:show-details="true"/>
                <table:data-pilot-member table:name="Screen Navigation Autotest" table:display="true" table:show-details="true"/>
                <table:data-pilot-member table:name="SS" table:display="true" table:show-details="true"/>
                <table:data-pilot-member table:name="Tool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L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nandh Shanmugam" table:display="true" table:show-details="true"/>
                <table:data-pilot-member table:name="Ancy William Jaisingh" table:display="true" table:show-details="true"/>
                <table:data-pilot-member table:name="Annoncia Joseph Raj" table:display="true" table:show-details="true"/>
                <table:data-pilot-member table:name="Anupriya Mahendran" table:display="true" table:show-details="true"/>
                <table:data-pilot-member table:name="Archana Sunil Prakash" table:display="true" table:show-details="true"/>
                <table:data-pilot-member table:name="Arokkia Jerald Praveen Devadass" table:display="true" table:show-details="true"/>
                <table:data-pilot-member table:name="Arun Kumar Balasubramanian" table:display="true" table:show-details="true"/>
                <table:data-pilot-member table:name="Aruna Kumarasamy" table:display="true" table:show-details="true"/>
                <table:data-pilot-member table:name="Ashok Kumar Rajendran" table:display="true" table:show-details="true"/>
                <table:data-pilot-member table:name="Ashwin Kanthiah" table:display="true" table:show-details="true"/>
                <table:data-pilot-member table:name="Deepan Gunasekaran" table:display="true" table:show-details="true"/>
                <table:data-pilot-member table:name="Dinesh Kumar Jeyakumar" table:display="true" table:show-details="true"/>
                <table:data-pilot-member table:name="Dineshkumar Rajakumar" table:display="true" table:show-details="true"/>
                <table:data-pilot-member table:name="elanchezhiyan Pannirselvam" table:display="true" table:show-details="true"/>
                <table:data-pilot-member table:name="Geetha Sarangaraj" table:display="true" table:show-details="true"/>
                <table:data-pilot-member table:name="Gnanananda Prabhu Sivaguru" table:display="true" table:show-details="true"/>
                <table:data-pilot-member table:name="Gomathi Ranganathan" table:display="true" table:show-details="true"/>
                <table:data-pilot-member table:name="Gowtham Chandrasekaran" table:display="true" table:show-details="true"/>
                <table:data-pilot-member table:name="Gunasekaran Ammasai" table:display="true" table:show-details="true"/>
                <table:data-pilot-member table:name="Hemalatha Rajendran" table:display="true" table:show-details="true"/>
                <table:data-pilot-member table:name="Hemarajan Somasundaram" table:display="true" table:show-details="true"/>
                <table:data-pilot-member table:name="Ilakkiya Kandhasamy" table:display="true" table:show-details="true"/>
                <table:data-pilot-member table:name="Indira Rajasekar" table:display="true" table:show-details="true"/>
                <table:data-pilot-member table:name="Jothi Subramanian" table:display="true" table:show-details="true"/>
                <table:data-pilot-member table:name="Karthika Nagarajan" table:display="true" table:show-details="true"/>
                <table:data-pilot-member table:name="Keerthick Ganesan" table:display="true" table:show-details="true"/>
                <table:data-pilot-member table:name="Keerttana Dhamodhar Rajhu" table:display="true" table:show-details="true"/>
                <table:data-pilot-member table:name="kishore kumar venkatachalam" table:display="true" table:show-details="true"/>
                <table:data-pilot-member table:name="Kopperuncholan Senguttuvan" table:display="true" table:show-details="true"/>
                <table:data-pilot-member table:name="Lavanya Kannappan" table:display="true" table:show-details="true"/>
                <table:data-pilot-member table:name="Lavanya Krishnamurthy" table:display="true" table:show-details="true"/>
                <table:data-pilot-member table:name="Loganathan Vinayagam" table:display="true" table:show-details="true"/>
                <table:data-pilot-member table:name="Logesh Selvam" table:display="true" table:show-details="true"/>
                <table:data-pilot-member table:name="Manikandan Nagappan" table:display="true" table:show-details="true"/>
                <table:data-pilot-member table:name="Manimozhi Subramanian" table:display="true" table:show-details="true"/>
                <table:data-pilot-member table:name="Manivasagam Nambirajan" table:display="true" table:show-details="true"/>
                <table:data-pilot-member table:name="Manojkumar Boologanathan" table:display="true" table:show-details="true"/>
                <table:data-pilot-member table:name="Midhuna M Dileep Thiruvilakkil  Gangadharan Dileep" table:display="true" table:show-details="true"/>
                <table:data-pilot-member table:name="Mohamed Siddique Jahir Hussain" table:display="true" table:show-details="true"/>
                <table:data-pilot-member table:name="Mohanapriya S" table:display="true" table:show-details="true"/>
                <table:data-pilot-member table:name="Mohanapriya Saravanan" table:display="true" table:show-details="true"/>
                <table:data-pilot-member table:name="Naveen Kumar Srinivasan" table:display="true" table:show-details="true"/>
                <table:data-pilot-member table:name="Nithin U.S Sreenivasan" table:display="true" table:show-details="true"/>
                <table:data-pilot-member table:name="nithya Saravanan" table:display="true" table:show-details="true"/>
                <table:data-pilot-member table:name="Nivetha Jambu Nathan" table:display="true" table:show-details="true"/>
                <table:data-pilot-member table:name="palanivel Dhanusu" table:display="true" table:show-details="true"/>
                <table:data-pilot-member table:name="prasanth Murugaiah" table:display="true" table:show-details="true"/>
                <table:data-pilot-member table:name="Premanand Balasubramanian" table:display="true" table:show-details="true"/>
                <table:data-pilot-member table:name="Priya Ramamurthi" table:display="true" table:show-details="true"/>
                <table:data-pilot-member table:name="Priyadharshini Shanmugam" table:display="true" table:show-details="true"/>
                <table:data-pilot-member table:name="priyadharshini Shanmugavel" table:display="true" table:show-details="true"/>
                <table:data-pilot-member table:name="Ranjith Kumar Ganesan" table:display="true" table:show-details="true"/>
                <table:data-pilot-member table:name="Riya Sundar Raj" table:display="true" table:show-details="true"/>
                <table:data-pilot-member table:name="Rohini S" table:display="true" table:show-details="true"/>
                <table:data-pilot-member table:name="Rohini Subramanian" table:display="true" table:show-details="true"/>
                <table:data-pilot-member table:name="Rokkam Padma Shyam Sundar Anjan Kumar" table:display="true" table:show-details="true"/>
                <table:data-pilot-member table:name="Sabarinathan Sarangapani" table:display="true" table:show-details="true"/>
                <table:data-pilot-member table:name="Sasiprabu Kannan" table:display="true" table:show-details="true"/>
                <table:data-pilot-member table:name="satheeshkumars" table:display="true" table:show-details="true"/>
                <table:data-pilot-member table:name="Sathiya Moorthy Manoharan" table:display="true" table:show-details="true"/>
                <table:data-pilot-member table:name="Sathyapriya Vijayakumar" table:display="true" table:show-details="true"/>
                <table:data-pilot-member table:name="Selvajegan Shankaran" table:display="true" table:show-details="true"/>
                <table:data-pilot-member table:name="Sethuramalingam Nayagam" table:display="true" table:show-details="true"/>
                <table:data-pilot-member table:name="Shakir Alam Mohd. Aman Akhtar" table:display="true" table:show-details="true"/>
                <table:data-pilot-member table:name="Shanmuga Priya Loganathan" table:display="true" table:show-details="true"/>
                <table:data-pilot-member table:name="shiva Prabhakaran" table:display="true" table:show-details="true"/>
                <table:data-pilot-member table:name="Shyamala Devi Krishnamoorthy" table:display="true" table:show-details="true"/>
                <table:data-pilot-member table:name="Silambarasan Subramani" table:display="true" table:show-details="true"/>
                <table:data-pilot-member table:name="Siva Sankari Vanniarajan" table:display="true" table:show-details="true"/>
                <table:data-pilot-member table:name="sivanesan Alaganandam" table:display="true" table:show-details="true"/>
                <table:data-pilot-member table:name="Sivaranjani Sivaprakasam" table:display="true" table:show-details="true"/>
                <table:data-pilot-member table:name="Sivasankaran Ravichandran" table:display="true" table:show-details="true"/>
                <table:data-pilot-member table:name="Sobiya Nagarajan" table:display="true" table:show-details="true"/>
                <table:data-pilot-member table:name="Soundarya Ilangovan" table:display="true" table:show-details="true"/>
                <table:data-pilot-member table:name="Sriram Rajagopalan" table:display="true" table:show-details="true"/>
                <table:data-pilot-member table:name="sruthi Kanakadas" table:display="true" table:show-details="true"/>
                <table:data-pilot-member table:name="Suganya Jayakumar" table:display="true" table:show-details="true"/>
                <table:data-pilot-member table:name="Sureshkrishnan" table:display="true" table:show-details="true"/>
                <table:data-pilot-member table:name="Sureshkrishnan Muthusamy" table:display="true" table:show-details="true"/>
                <table:data-pilot-member table:name="Swatheeswaran Gopalsamy" table:display="true" table:show-details="true"/>
                <table:data-pilot-member table:name="Udaya Natarajan" table:display="true" table:show-details="true"/>
                <table:data-pilot-member table:name="umavathy Perumal" table:display="true" table:show-details="true"/>
                <table:data-pilot-member table:name="Vairavan Udayappan" table:display="true" table:show-details="true"/>
                <table:data-pilot-member table:name="Vanithasri Venkatesan" table:display="true" table:show-details="true"/>
                <table:data-pilot-member table:name="Varun Narasimha Barathy" table:display="true" table:show-details="true"/>
                <table:data-pilot-member table:name="Vijay Ramadurai" table:display="true" table:show-details="true"/>
                <table:data-pilot-member table:name="Vinodhini Kathiresan" table:display="true" table:show-details="true"/>
                <table:data-pilot-member table:name="Vinoth Balasubramanian" table:display="true" table:show-details="true"/>
                <table:data-pilot-member table:name="Vinotha Chandrasekar" table:display="true" table:show-details="true"/>
                <table:data-pilot-member table:name="Yamuna Bharathi Kumarasamy" table:display="true" table:show-details="true"/>
                <table:data-pilot-member table:name="Yogeswari Man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nitial Resource" table:orientation="data" table:used-hierarchy="0" table:function="count">
            <table:data-pilot-level table:show-empty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2" number:min-integer-digits="1" number:grouping="true"/>
      <number:text> </number:text>
    </number:number-style>
    <number:number-style style:name="N120">
      <number:text> -</number:text>
      <number:number number:decimal-places="2" number:min-integer-digits="1" number:grouping="true"/>
      <number:text> </number:text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0" number:min-integer-digits="1"/>
      <number:text> </number:text>
    </number:number-style>
    <number:number-style style:name="N124P0" style:volatile="true">
      <number:number number:decimal-places="0" number:min-integer-digits="1"/>
      <number:text> </number:text>
    </number:number-style>
    <number:number-style style:name="N124">
      <number:text>(</number:text>
      <number:number number:decimal-places="0" number:min-integer-digits="1"/>
      <number:text>)</number:text>
      <style:map style:condition="value()&gt;=0" style:apply-style-name="N124P0"/>
    </number:number-style>
    <number:number-style style:name="N125">
      <number:number number:decimal-places="1" number:min-integer-digits="1"/>
      <number:text> </number:text>
    </number:number-style>
    <number:date-style style:name="N126">
      <number:month/>
      <number:text>月</number:text>
      <number:day/>
      <number:text>日</number:text>
    </number:date-style>
    <number:number-style style:name="N127">
      <number:number number:decimal-places="1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/>
      <number:text>-</number:text>
      <number:month number:textual="true"/>
      <number:text>-</number:text>
      <number:year/>
    </number:date-style>
    <number:date-style style:name="N133P0" style:volatile="true">
      <number:day/>
      <number:text>-</number:text>
      <number:month number:textual="true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1">
      <number:text> -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-</number:text>
      <number:number number:decimal-places="0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 number:style="long"/>
      <number:text>-</number:text>
      <number:month number:style="long"/>
      <number:text>-</number:text>
      <number:year/>
    </number:date-style>
    <number:number-style style:name="N157P0" style:volatile="true">
      <number:number number:decimal-places="0" number:min-integer-digits="1" number:grouping="true"/>
    </number:number-style>
    <number:number-style style:name="N157">
      <number:text>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</number:number-style>
    <number:number-style style:name="N159">
      <number:text>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integer-digits="1" number:grouping="true"/>
      <style:map style:condition="value()&gt;=0" style:apply-style-name="N160P0"/>
    </number:number-style>
    <number:number-style style:name="N161">
      <number:scientific-number number:decimal-places="1" number:min-integer-digits="1" number:min-exponent-digits="1"/>
    </number:number-style>
    <number:number-style style:name="N162">
      <number:text>(</number:text>
      <number:number number:decimal-places="0" number:min-integer-digits="1" number:grouping="true"/>
      <number:text>)</number:text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(</number:text>
      <number:number number:decimal-places="2" number:min-integer-digits="1" number:grouping="true"/>
      <number:text>)</number:text>
    </number:number-style>
    <number:number-style style:name="N167P2" style:volatile="true">
      <number:text>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text>-</number:text>
      <number:number number:decimal-places="2" number:min-integer-digits="1" number:grouping="true"/>
      <number:text> </number:text>
    </number:number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lt;=0" style:apply-style-name="N170P0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integer-digits="1" number:grouping="true"/>
      <number:text> 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-</number:text>
      <number:month number:style="long"/>
      <number:text>-</number:text>
      <number:year number:style="long"/>
    </number:date-style>
    <number:currency-style style:name="N176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176P0"/>
    </number:currency-style>
    <number:date-style style:name="N177">
      <number:day number:style="long"/>
      <number:text>-</number:text>
      <number:month number:textual="true"/>
      <number:text>-</number:text>
      <number:year number:style="long"/>
    </number:date-style>
    <number:number-style style:name="N178">
      <number:number number:decimal-places="4" number:min-integer-digits="1"/>
    </number:number-style>
    <number:date-style style:name="N179">
      <number:year number:style="long"/>
    </number:date-style>
    <number:currency-style style:name="N18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date-style style:name="N182">
      <number:year number:style="long"/>
      <number:text>/</number:text>
      <number:day number:style="long"/>
      <number:text>/</number:text>
      <number:month number:style="long"/>
    </number:date-style>
    <number:number-style style:name="N183">
      <number:number number:decimal-places="2" number:min-integer-digits="0" number:decimal-replacement=""/>
    </number:number-style>
    <number:number-style style:name="N184">
      <number:number number:decimal-places="3" number:min-integer-digits="1" number:grouping="true"/>
    </number:number-style>
    <number:number-style style:name="N185P0" style:volatile="true">
      <number:number number:decimal-places="3" number:min-integer-digits="1" number:grouping="true"/>
    </number:number-style>
    <number:number-style style:name="N185">
      <style:text-properties fo:color="#ff0000"/>
      <number:text>-</number:text>
      <number:number number:decimal-places="3" number:min-integer-digits="1" number:grouping="true"/>
      <style:map style:condition="value()&gt;=0" style:apply-style-name="N185P0"/>
    </number:number-style>
    <number:number-style style:name="N186">
      <number:text>-</number:text>
      <number:number number:decimal-places="0" number:min-integer-digits="1" number:grouping="true"/>
    </number:number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-</number:text>
      <number:number number:decimal-places="0" number:min-integer-digits="1" number:grouping="true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P1" style:volatile="true">
      <number:text>-</number:text>
      <number:number number:decimal-places="2" number:min-integer-digits="1" number:grouping="true"/>
      <number:text> </number:text>
    </number:number-style>
    <number:number-style style:name="N188P2" style:volatile="true"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-</number:text>
      <number:number number: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\</number:text>
      <number:number number:decimal-places="2" number:min-integer-digits="1" number:grouping="true"/>
    </number:number-style>
    <number:number-style style:name="N191">
      <style:text-properties fo:color="#ff0000"/>
      <number:text>\-</number:text>
      <number:number number:decimal-places="2" number:min-integer-digits="1" number:grouping="true"/>
      <style:map style:condition="value()&gt;=0" style:apply-style-name="N191P0"/>
    </number:number-style>
    <number:number-style style:name="N192">
      <number:text>\</number:text>
      <number:number number:decimal-places="0" number:min-integer-digits="1" number:grouping="true"/>
    </number:number-style>
    <number:number-style style:name="N193P0" style:volatile="true">
      <number:text>\</number:text>
      <number:number number:decimal-places="0" number:min-integer-digits="1" number:grouping="true"/>
    </number:number-style>
    <number:number-style style:name="N193">
      <style:text-properties fo:color="#ff0000"/>
      <number:text>\-</number:text>
      <number:number number:decimal-places="0" number:min-integer-digits="1" number:grouping="true"/>
      <style:map style:condition="value()&gt;=0" style:apply-style-name="N193P0"/>
    </number:number-style>
    <number:number-style style:name="N194">
      <number:text> \- </number:text>
    </number:number-style>
    <number:number-style style:name="N197P0" style:volatile="true">
      <number:text> \</number:text>
      <number:number number:decimal-places="0" number:min-integer-digits="1" number:grouping="true"/>
      <number:text> </number:text>
    </number:number-style>
    <number:number-style style:name="N197P1" style:volatile="true">
      <number:text> \-</number:text>
      <number:number number:decimal-places="0" number:min-integer-digits="1" number:grouping="true"/>
      <number:text> </number:text>
    </number:number-style>
    <number:number-style style:name="N197P2" style:volatile="true">
      <number:text> \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 \</number:text>
      <number:number number:decimal-places="2" number:min-integer-digits="1" number:grouping="true"/>
      <number:text> </number:text>
    </number:number-style>
    <number:number-style style:name="N199">
      <number:text> \-</number:text>
      <number:number number:decimal-places="2" number:min-integer-digits="1" number:grouping="true"/>
      <number:text> </number:text>
    </number:number-style>
    <number:number-style style:name="N201P0" style:volatile="true">
      <number:text> \</number:text>
      <number:number number:decimal-places="2" number:min-integer-digits="1" number:grouping="true"/>
      <number:text> </number:text>
    </number:number-style>
    <number:number-style style:name="N201P1" style:volatile="true">
      <number:text> \-</number:text>
      <number:number number:decimal-places="2" number:min-integer-digits="1" number:grouping="true"/>
      <number:text> </number:text>
    </number:number-style>
    <number:number-style style:name="N201P2" style:volatile="true">
      <number:text> \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percentage-style style:name="N202">
      <number:number number:decimal-places="1" number:min-integer-digits="1"/>
      <number:text>%</number:text>
    </number:percentage-style>
    <number:number-style style:name="N203">
      <number:number number:decimal-places="0" number:min-integer-digits="2"/>
    </number:number-style>
    <number:number-style style:name="N204">
      <number:number number:decimal-places="0" number:min-integer-digits="3"/>
    </number:number-style>
    <number:date-style style:name="N205">
      <number:year number:style="long"/>
      <number:text>年</number:text>
      <number:month/>
      <number:text>月</number:text>
    </number:date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6P0"/>
    </number:number-style>
    <number:number-style style:name="N207">
      <number:number number:decimal-places="1" number:min-integer-digits="1" number:grouping="true"/>
      <number:text> </number:text>
    </number:number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08P0"/>
    </number:number-style>
    <number:date-style style:name="N209">
      <number:year number:style="long"/>
      <number:text>年</number:text>
      <number:month/>
      <number:text>月</number:text>
      <number:day/>
      <number:text>日</number:text>
    </number:date-style>
    <number:number-style style:name="N210P0" style:volatile="true">
      <number:number number: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number:min-integer-digits="1"/>
      <number:text>)</number:text>
      <style:map style:condition="value()&gt;=0" style:apply-style-name="N210P0"/>
    </number:number-style>
    <number:number-style style:name="N212P0" style:volatile="true">
      <number:text>¥</number:text>
      <number:number number:decimal-places="0" number:min-integer-digits="1" number:grouping="true"/>
    </number:number-style>
    <number:number-style style:name="N212">
      <number:text>¥-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¥</number:text>
      <number:number number:decimal-places="0" number:min-integer-digits="1" number:grouping="true"/>
    </number:number-style>
    <number:number-style style:name="N213">
      <style:text-properties fo:color="#ff0000"/>
      <number:text>¥-</number:text>
      <number:number number:decimal-places="0" number:min-integer-digits="1" number:grouping="true"/>
      <style:map style:condition="value()&gt;=0" style:apply-style-name="N213P0"/>
    </number:number-style>
    <number:number-style style:name="N215P0" style:volatile="true">
      <number:text>¥</number:text>
      <number:number number:decimal-places="2" number:min-integer-digits="1" number:grouping="true"/>
    </number:number-style>
    <number:number-style style:name="N215">
      <number:text>¥-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¥</number:text>
      <number:number number:decimal-places="2" number:min-integer-digits="1" number:grouping="true"/>
    </number:number-style>
    <number:number-style style:name="N216">
      <style:text-properties fo:color="#ff0000"/>
      <number:text>¥-</number:text>
      <number:number number:decimal-places="2" number:min-integer-digits="1" number:grouping="true"/>
      <style:map style:condition="value()&gt;=0" style:apply-style-name="N216P0"/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text> ¥- </number:text>
    </number:number-style>
    <number:number-style style:name="N221P0" style:volatile="true">
      <number:text> ¥</number:text>
      <number:number number:decimal-places="0" number:min-integer-digits="1" number:grouping="true"/>
      <number:text> </number:text>
    </number:number-style>
    <number:number-style style:name="N221P1" style:volatile="true">
      <number:text> ¥-</number:text>
      <number:number number:decimal-places="0" number:min-integer-digits="1" number:grouping="true"/>
      <number:text> </number:text>
    </number:number-style>
    <number:number-style style:name="N221P2" style:volatile="true">
      <number:text> ¥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text> ¥</number:text>
      <number:number number:decimal-places="2" number:min-integer-digits="1" number:grouping="true"/>
      <number:text> </number:text>
    </number:number-style>
    <number:number-style style:name="N223">
      <number:text> ¥-</number:text>
      <number:number number:decimal-places="2" number:min-integer-digits="1" number:grouping="true"/>
      <number:text> </number:text>
    </number:number-style>
    <number:number-style style:name="N225P0" style:volatile="true">
      <number:text> ¥</number:text>
      <number:number number:decimal-places="2" number:min-integer-digits="1" number:grouping="true"/>
      <number:text> </number:text>
    </number:number-style>
    <number:number-style style:name="N225P1" style:volatile="true">
      <number:text> ¥-</number:text>
      <number:number number:decimal-places="2" number:min-integer-digits="1" number:grouping="true"/>
      <number:text> </number:text>
    </number:number-style>
    <number:number-style style:name="N225P2" style:volatile="true">
      <number:text> ¥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9" number:min-integer-digits="1"/>
    </number:number-style>
    <number:number-style style:name="N227">
      <number:number number:decimal-places="10" number:min-integer-digits="1"/>
    </number:number-style>
    <number:number-style style:name="N228">
      <number:number number:decimal-places="11" number:min-integer-digits="1"/>
    </number:number-style>
    <number:number-style style:name="N229">
      <number:number number:decimal-places="12" number:min-integer-digits="1"/>
    </number:number-style>
    <number:number-style style:name="N230">
      <number:number number:decimal-places="8" number:min-integer-digits="1"/>
    </number:number-style>
    <number:number-style style:name="N231">
      <number:number number:decimal-places="7" number:min-integer-digits="1"/>
    </number:number-style>
    <number:number-style style:name="N232">
      <number:number number:decimal-places="6" number:min-integer-digits="1"/>
    </number:number-style>
    <number:number-style style:name="N233">
      <number:number number:decimal-places="5" number:min-integer-digits="1"/>
    </number:number-style>
    <number:number-style style:name="N234">
      <number:number number:decimal-places="3" number:min-integer-digits="1"/>
    </number:number-style>
    <number:date-style style:name="N235P0" style:volatile="true">
      <number:month/>
      <number:text>月</number:text>
      <number:day/>
      <number:text>日</number:text>
    </number:date-style>
    <number:text-style style:name="N235">
      <number:text-content/>
      <style:map style:condition="value()&lt;=0" style:apply-style-name="N235P0"/>
    </number:text-style>
    <number:date-style style:name="N236">
      <number:month number:style="long"/>
      <number:text>月</number:text>
      <number:day number:style="long"/>
      <number:text>日</number:text>
    </number:date-style>
    <number:date-style style:name="N237">
      <number:month/>
      <number:text>/</number:text>
      <number:day/>
      <number:text>/</number:text>
      <number:year number:style="long"/>
    </number:date-style>
    <number:number-style style:name="N238P0" style:volatile="true">
      <number:text>\</number:text>
      <number:number number:decimal-places="0" number:min-integer-digits="1" number:grouping="true"/>
    </number:number-style>
    <number:number-style style:name="N238">
      <number:text>\-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\</number:text>
      <number:number number:decimal-places="2" number:min-integer-digits="1" number:grouping="true"/>
    </number:number-style>
    <number:number-style style:name="N239">
      <number:text>\-</number:text>
      <number:number number:decimal-places="2" number:min-integer-digits="1" number:grouping="true"/>
      <style:map style:condition="value()&gt;=0" style:apply-style-name="N239P0"/>
    </number:number-style>
    <number:number-style style:name="N240">
      <number:number number:decimal-places="1" number:min-integer-digits="1"/>
      <number:text>人月</number:text>
    </number:number-style>
    <number:number-style style:name="N241">
      <number:number number:decimal-places="1" number:min-integer-digits="1"/>
      <number:text>+ 人月</number:text>
    </number:number-style>
    <number:number-style style:name="N242P0" style:volatile="true">
      <number:number number:decimal-places="2" number:min-integer-digits="1" number:grouping="true"/>
      <number:text> </number:text>
    </number:number-style>
    <number:number-style style:name="N242P1" style:volatile="true">
      <number:text>-</number:text>
      <number:number number:decimal-places="2" number:min-integer-digits="1" number:grouping="true"/>
      <number:text> </number:text>
    </number:number-style>
    <number:number-style style:name="N242P2" style:volatile="true">
      <number:text> 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year number:style="long"/>
      <number:text>/</number:text>
      <number:month/>
      <number:text>/</number:text>
      <number:day/>
    </number:date-style>
    <number:date-style style:name="N244">
      <number:day/>
      <number:text>-</number:text>
      <number:month number:textual="true"/>
    </number:date-style>
    <number:currency-style style:name="N248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248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248P2" style:volatile="true">
      <number:currency-symbol>$</number:currency-symbol>
      <number:text>-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number:min-integer-digits="1" number:grouping="true"/>
      <number:text> </number:text>
    </number:number-style>
    <number:number-style style:name="N250P1" style:volatile="true">
      <number:text>  (</number:text>
      <number:number number:decimal-places="0" number:min-integer-digits="1" number:grouping="true"/>
      <number:text>)</number:text>
    </number:number-style>
    <number:number-style style:name="N250P2" style:volatile="true">
      <number:text> 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3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253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253P2" style:volatile="true">
      <number:currency-symbol>$</number:currency-symbol>
      <number:text>- </number:text>
    </number:currency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number:min-integer-digits="1" number:grouping="true"/>
      <number:text> </number:text>
    </number:number-style>
    <number:number-style style:name="N255P1" style:volatile="true">
      <number:text>  (</number:text>
      <number:number number:decimal-places="2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number:text>¥</number:text>
      <number:number number:decimal-places="0" number:min-integer-digits="1" number:grouping="true"/>
    </number:number-style>
    <number:number-style style:name="N256">
      <number:text>-¥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¥</number:text>
      <number:number number:decimal-places="0" number:min-integer-digits="1" number:grouping="true"/>
    </number:number-style>
    <number:number-style style:name="N257">
      <style:text-properties fo:color="#ff0000"/>
      <number:text>-¥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¥</number:text>
      <number:number number:decimal-places="2" number:min-integer-digits="1" number:grouping="true"/>
    </number:number-style>
    <number:number-style style:name="N258">
      <number:text>-¥</number:text>
      <number:number number:decimal-places="2" number:min-integer-digits="1" number:grouping="true"/>
      <style:map style:condition="value()&gt;=0" style:apply-style-name="N258P0"/>
    </number:number-style>
    <number:number-style style:name="N259P0" style:volatile="true">
      <number:text>¥</number:text>
      <number:number number:decimal-places="2" number:min-integer-digits="1" number:grouping="true"/>
    </number:number-style>
    <number:number-style style:name="N259">
      <style:text-properties fo:color="#ff0000"/>
      <number:text>-¥</number:text>
      <number:number number:decimal-places="2" number:min-integer-digits="1" number:grouping="true"/>
      <style:map style:condition="value()&gt;=0" style:apply-style-name="N259P0"/>
    </number:number-style>
    <number:number-style style:name="N261P0" style:volatile="true">
      <number:text> ¥</number:text>
      <number:number number:decimal-places="0" number:min-integer-digits="1" number:grouping="true"/>
      <number:text> </number:text>
    </number:number-style>
    <number:number-style style:name="N261P1" style:volatile="true">
      <number:text>-¥</number:text>
      <number:number number:decimal-places="0" number:min-integer-digits="1" number:grouping="true"/>
      <number:text> </number:text>
    </number:number-style>
    <number:number-style style:name="N261P2" style:volatile="true">
      <number:text> ¥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text> ¥</number:text>
      <number:number number:decimal-places="2" number:min-integer-digits="1" number:grouping="true"/>
      <number:text> </number:text>
    </number:number-style>
    <number:number-style style:name="N263P1" style:volatile="true">
      <number:text>-¥</number:text>
      <number:number number:decimal-places="2" number:min-integer-digits="1" number:grouping="true"/>
      <number:text> </number:text>
    </number:number-style>
    <number:number-style style:name="N263P2" style:volatile="true">
      <number:text> ¥-</number:text>
      <number:number number: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0" number:min-integer-digits="0"/>
    </number:number-style>
    <number:number-style style:name="N265">
      <number:number number:decimal-places="2" number:min-integer-digits="0"/>
    </number:number-style>
    <number:number-style style:name="N267P0" style:volatile="true">
      <number:text>Rs. </number:text>
      <number:number number:decimal-places="0" number:min-integer-digits="1" number:grouping="true"/>
    </number:number-style>
    <number:number-style style:name="N267">
      <number:text>Rs. -</number:text>
      <number:number number:decimal-places="0" number:min-integer-digits="1" number:grouping="true"/>
      <style:map style:condition="value()&gt;=0" style:apply-style-name="N267P0"/>
    </number:number-style>
    <number:number-style style:name="N268P0" style:volatile="true">
      <number:text>Rs. </number:text>
      <number:number number:decimal-places="0" number:min-integer-digits="1" number:grouping="true"/>
    </number:number-style>
    <number:number-style style:name="N268">
      <style:text-properties fo:color="#ff0000"/>
      <number:text>Rs. -</number:text>
      <number:number number:decimal-places="0" number:min-integer-digits="1" number:grouping="true"/>
      <style:map style:condition="value()&gt;=0" style:apply-style-name="N268P0"/>
    </number:number-style>
    <number:number-style style:name="N270P0" style:volatile="true">
      <number:text>Rs. </number:text>
      <number:number number:decimal-places="2" number:min-integer-digits="1" number:grouping="true"/>
    </number:number-style>
    <number:number-style style:name="N270">
      <number:text>Rs. -</number:text>
      <number:number number:decimal-places="2" number:min-integer-digits="1" number:grouping="true"/>
      <style:map style:condition="value()&gt;=0" style:apply-style-name="N270P0"/>
    </number:number-style>
    <number:number-style style:name="N271P0" style:volatile="true">
      <number:text>Rs. </number:text>
      <number:number number:decimal-places="2" number:min-integer-digits="1" number:grouping="true"/>
    </number:number-style>
    <number:number-style style:name="N271">
      <style:text-properties fo:color="#ff0000"/>
      <number:text>Rs. -</number:text>
      <number:number number:decimal-places="2" number:min-integer-digits="1" number:grouping="true"/>
      <style:map style:condition="value()&gt;=0" style:apply-style-name="N271P0"/>
    </number:number-style>
    <number:number-style style:name="N275P0" style:volatile="true">
      <number:text> Rs. </number:text>
      <number:number number:decimal-places="0" number:min-integer-digits="1" number:grouping="true"/>
      <number:text> </number:text>
    </number:number-style>
    <number:number-style style:name="N275P1" style:volatile="true">
      <number:text> Rs. -</number:text>
      <number:number number:decimal-places="0" number:min-integer-digits="1" number:grouping="true"/>
      <number:text> </number:text>
    </number:number-style>
    <number:number-style style:name="N275P2" style:volatile="true">
      <number:text> Rs.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text> Rs. </number:text>
      <number:number number:decimal-places="2" number:min-integer-digits="1" number:grouping="true"/>
      <number:text> </number:text>
    </number:number-style>
    <number:number-style style:name="N279P1" style:volatile="true">
      <number:text> Rs. -</number:text>
      <number:number number:decimal-places="2" number:min-integer-digits="1" number:grouping="true"/>
      <number:text> </number:text>
    </number:number-style>
    <number:number-style style:name="N279P2" style:volatile="true">
      <number:text> Rs. -</number:text>
      <number:number number: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date-style style:name="N280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281">
      <number:number number:decimal-places="2" number:min-integer-digits="1"/>
      <number:text> </number:text>
    </number:number-style>
    <number:number-style style:name="N283P0" style:volatile="true">
      <number:text>Yes</number:text>
    </number:number-style>
    <number:number-style style:name="N283P1" style:volatile="true">
      <number:text>Yes</number:text>
    </number:number-style>
    <number:number-style style:name="N283">
      <number:text>No</number:text>
      <style:map style:condition="value()&gt;0" style:apply-style-name="N283P0"/>
      <style:map style:condition="value()&lt;0" style:apply-style-name="N283P1"/>
    </number:number-style>
    <number:number-style style:name="N285P0" style:volatile="true">
      <number:text>True</number:text>
    </number:number-style>
    <number:number-style style:name="N285P1" style:volatile="true">
      <number:text>True</number:text>
    </number:number-style>
    <number:number-style style:name="N285">
      <number:text>False</number:text>
      <style:map style:condition="value()&gt;0" style:apply-style-name="N285P0"/>
      <style:map style:condition="value()&lt;0" style:apply-style-name="N285P1"/>
    </number:number-style>
    <number:number-style style:name="N287P0" style:volatile="true">
      <number:text>On</number:text>
    </number:number-style>
    <number:number-style style:name="N287P1" style:volatile="true">
      <number:text>On</number:text>
    </number:number-style>
    <number:number-style style:name="N287">
      <number:text>Off</number:text>
      <style:map style:condition="value()&gt;0" style:apply-style-name="N287P0"/>
      <style:map style:condition="value()&lt;0" style:apply-style-name="N287P1"/>
    </number:number-style>
    <number:currency-style style:name="N2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89P0"/>
    </number:currency-style>
    <number:date-style style:name="N290P0" style:volatile="true">
      <number:month/>
      <number:text>/</number:text>
      <number:day/>
      <number:text>/</number:text>
      <number:year number:style="long"/>
    </number:date-style>
    <number:text-style style:name="N290">
      <number:text-content/>
      <style:map style:condition="value()&lt;=0" style:apply-style-name="N290P0"/>
    </number:text-style>
    <number:date-style style:name="N29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92">
      <number:text-content/>
      <style:map style:condition="value()&lt;=0" style:apply-style-name="N292P0"/>
    </number:text-style>
    <number:currency-style style:name="N29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29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294P0"/>
    </number:currency-style>
    <number:number-style style:name="N295">
      <number:text>TRUE</number:text>
    </number:number-style>
    <number:time-style style:name="N296">
      <number:hours/>
      <number:text>:</number:text>
      <number:minutes number:style="long"/>
      <number:text>:</number:text>
      <number:seconds number:style="long"/>
    </number:time-style>
    <number:number-style style:name="N297">
      <number:number number:decimal-places="0" number:min-integer-digits="7"/>
    </number:number-style>
    <number:number-style style:name="N298">
      <number:number number:decimal-places="0" number:min-integer-digits="6"/>
    </number:number-style>
    <number:number-style style:name="N299">
      <number:number number:decimal-places="0" number:min-integer-digits="5"/>
    </number:number-style>
    <number:number-style style:name="N300">
      <number:number number:decimal-places="0" number:min-integer-digits="4"/>
    </number:number-style>
    <number:number-style style:name="N301">
      <number:number number:decimal-places="0" number:min-integer-digits="11"/>
    </number:number-style>
    <number:number-style style:name="N302">
      <number:number number:decimal-places="0" number:min-integer-digits="12"/>
    </number:number-style>
    <number:number-style style:name="N303">
      <number:number number:decimal-places="0" number:min-integer-digits="13"/>
    </number:number-style>
    <number:number-style style:name="N304">
      <number:number number:decimal-places="0" number:min-integer-digits="14"/>
    </number:number-style>
    <number:number-style style:name="N305">
      <number:number number:decimal-places="0" number:min-integer-digits="15"/>
    </number:number-style>
    <number:number-style style:name="N306">
      <number:number number:decimal-places="0" number:min-integer-digits="16"/>
    </number:number-style>
    <number:number-style style:name="N307">
      <number:number number:decimal-places="0" number:min-integer-digits="10"/>
    </number:number-style>
    <number:number-style style:name="N308">
      <number:number number:decimal-places="0" number:min-integer-digits="9"/>
    </number:number-style>
    <number:number-style style:name="N309">
      <number:number number:decimal-places="0" number:min-integer-digits="8"/>
    </number:number-style>
    <number:number-style style:name="N311P0" style:volatile="true">
      <number:text>₹ </number:text>
      <number:number number:decimal-places="0" number:min-integer-digits="1" number:grouping="true"/>
    </number:number-style>
    <number:number-style style:name="N311">
      <number:text>₹ -</number:text>
      <number:number number:decimal-places="0" number:min-integer-digits="1" number:grouping="true"/>
      <style:map style:condition="value()&gt;=0" style:apply-style-name="N311P0"/>
    </number:number-style>
    <number:number-style style:name="N312P0" style:volatile="true">
      <number:text>₹ </number:text>
      <number:number number:decimal-places="0" number:min-integer-digits="1" number:grouping="true"/>
    </number:number-style>
    <number:number-style style:name="N312">
      <style:text-properties fo:color="#ff0000"/>
      <number:text>₹ -</number:text>
      <number:number number:decimal-places="0" number:min-integer-digits="1" number:grouping="true"/>
      <style:map style:condition="value()&gt;=0" style:apply-style-name="N312P0"/>
    </number:number-style>
    <number:number-style style:name="N314P0" style:volatile="true">
      <number:text>₹ </number:text>
      <number:number number:decimal-places="2" number:min-integer-digits="1" number:grouping="true"/>
    </number:number-style>
    <number:number-style style:name="N314">
      <number:text>₹ -</number:text>
      <number:number number:decimal-places="2" number:min-integer-digits="1" number:grouping="true"/>
      <style:map style:condition="value()&gt;=0" style:apply-style-name="N314P0"/>
    </number:number-style>
    <number:number-style style:name="N315P0" style:volatile="true">
      <number:text>₹ </number:text>
      <number:number number:decimal-places="2" number:min-integer-digits="1" number:grouping="true"/>
    </number:number-style>
    <number:number-style style:name="N315">
      <style:text-properties fo:color="#ff0000"/>
      <number:text>₹ -</number:text>
      <number:number number:decimal-places="2" number:min-integer-digits="1" number:grouping="true"/>
      <style:map style:condition="value()&gt;=0" style:apply-style-name="N315P0"/>
    </number:number-style>
    <number:number-style style:name="N319P0" style:volatile="true">
      <number:text> ₹ </number:text>
      <number:number number:decimal-places="0" number:min-integer-digits="1" number:grouping="true"/>
      <number:text> </number:text>
    </number:number-style>
    <number:number-style style:name="N319P1" style:volatile="true">
      <number:text> ₹ -</number:text>
      <number:number number:decimal-places="0" number:min-integer-digits="1" number:grouping="true"/>
      <number:text> </number:text>
    </number:number-style>
    <number:number-style style:name="N319P2" style:volatile="true">
      <number:text> ₹ -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₹ </number:text>
      <number:number number:decimal-places="2" number:min-integer-digits="1" number:grouping="true"/>
      <number:text> </number:text>
    </number:number-style>
    <number:number-style style:name="N323P1" style:volatile="true">
      <number:text> ₹ -</number:text>
      <number:number number:decimal-places="2" number:min-integer-digits="1" number:grouping="true"/>
      <number:text> </number:text>
    </number:number-style>
    <number:number-style style:name="N323P2" style:volatile="true">
      <number:text> ₹ -</number:text>
      <number:number number:decimal-places="0" number:min-integer-digits="0"/>
      <number:text>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4">
      <number:number number:decimal-places="10" number:min-integer-digits="0"/>
    </number:number-style>
    <number:number-style style:name="N325">
      <number:number number:decimal-places="8" number:min-integer-digits="0"/>
    </number:number-style>
    <number:date-style style:name="N326">
      <number:month/>
      <number:text>/</number:text>
      <number:day/>
    </number:date-style>
    <number:date-style style:name="N327">
      <number:month number:style="long"/>
      <number:text>/</number:text>
      <number:day number:style="long"/>
    </number:date-style>
    <number:date-style style:name="N328P0" style:volatile="true">
      <number:month/>
      <number:text>/</number:text>
      <number:day/>
    </number:date-style>
    <number:text-style style:name="N328">
      <number:text-content/>
      <style:map style:condition="value()&lt;=0" style:apply-style-name="N328P0"/>
    </number:text-style>
    <number:number-style style:name="N329">
      <number:number number:decimal-places="0" number:min-integer-digits="2">
        <number:embedded-text number:position="1">1</number:embedded-text>
      </number:number>
      <number:text>1</number:text>
    </number:number-style>
    <number:date-style style:name="N330">
      <number:day/>
      <number:text>/</number:text>
      <number:month number:style="long"/>
      <number:text>/</number:text>
      <number:year number:style="long"/>
    </number:date-style>
    <number:date-style style:name="N331">
      <number:day/>
      <number:text>/</number:text>
      <number:month/>
      <number:text>/</number:text>
      <number:year number:style="long"/>
    </number:date-style>
    <number:number-style style:name="N332">
      <number:number number:decimal-places="0" number:min-integer-digits="1"/>
      <number:text>.</number:text>
    </number:number-style>
    <number:date-style style:name="N333">
      <number:month number:textual="true"/>
      <number:text>-</number:text>
      <number:year/>
    </number:date-style>
    <number:number-style style:name="N334">
      <number:number number:decimal-places="1" number:min-integer-digits="1" number:grouping="true"/>
    </number:number-style>
    <number:number-style style:name="N335P0" style:volatile="true">
      <number:number number:decimal-places="1" number:min-integer-digits="1" number:grouping="true"/>
    </number:number-style>
    <number:number-style style:name="N335">
      <style:text-properties fo:color="#ff0000"/>
      <number:text>-</number:text>
      <number:number number:decimal-places="1" number:min-integer-digits="1" number:grouping="true"/>
      <style:map style:condition="value()&gt;=0" style:apply-style-name="N335P0"/>
    </number:number-style>
    <number:number-style style:name="N336">
      <number:text>9,999,999,999</number:text>
    </number:number-style>
    <number:number-style style:name="N337">
      <number:text>1.</number:text>
    </number:number-style>
    <number:number-style style:name="N338">
      <number:text>9.</number:text>
    </number:number-style>
    <number:number-style style:name="N339P0" style:volatile="true">
      <number:number number:decimal-places="2" number:min-integer-digits="1"/>
      <number:text> </number:text>
    </number:number-style>
    <number:number-style style:name="N339">
      <style:text-properties fo:color="#ff0000"/>
      <number:text>-</number:text>
      <number:number number:decimal-places="2" number:min-integer-digits="1"/>
      <number:text> </number:text>
      <style:map style:condition="value()&gt;=0" style:apply-style-name="N339P0"/>
    </number:number-style>
    <number:number-style style:name="N340P0" style:volatile="true">
      <number:number number:decimal-places="2" number:min-integer-digits="1"/>
      <number:text> </number:text>
    </number:number-style>
    <number:number-style style:name="N340">
      <style:text-properties fo:color="#ff0000"/>
      <number:text>(</number:text>
      <number:number number:decimal-places="2" number:min-integer-digits="1"/>
      <number:text>)</number:text>
      <style:map style:condition="value()&gt;=0" style:apply-style-name="N340P0"/>
    </number:number-style>
    <number:number-style style:name="N341">
      <number:text>(</number:text>
      <number:number number:decimal-places="0" number:min-integer-digits="1"/>
      <number:text>) </number:text>
    </number:number-style>
    <number:number-style style:name="N342P0" style:volatile="true">
      <number:number number:decimal-places="0" number:min-integer-digits="3"/>
    </number:number-style>
    <number:number-style style:name="N342">
      <number:number number:decimal-places="0" number:min-integer-digits="5">
        <number:embedded-text number:position="2">-</number:embedded-text>
      </number:number>
      <style:map style:condition="value()&lt;=999" style:apply-style-name="N342P0"/>
    </number:number-style>
    <number:number-style style:name="N343">
      <number:number number:decimal-places="2" number:min-integer-digits="3"/>
    </number:number-style>
    <number:number-style style:name="N344">
      <number:number number:decimal-places="4" number:min-integer-digits="1"/>
      <number:text> </number:text>
    </number:number-style>
    <number:number-style style:name="N345">
      <number:number number:decimal-places="6" number:min-integer-digits="1"/>
      <number:text> </number:text>
    </number:number-style>
    <number:number-style style:name="N346">
      <number:number number:decimal-places="3" number:min-integer-digits="1"/>
      <number:text> </number:text>
    </number:number-style>
    <number:text-style style:name="N347">
      <number:text>      </number:text>
      <number:text-content/>
    </number:text-style>
    <number:text-style style:name="N348">
      <number:text>        </number:text>
      <number:text-content/>
    </number:text-style>
    <number:text-style style:name="N349">
      <number:text>       (</number:text>
      <number:text-content/>
      <number:text>)</number:text>
    </number:text-style>
    <number:text-style style:name="N350">
      <number:text>        (</number:text>
      <number:text-content/>
      <number:text>)</number:text>
    </number:text-style>
    <number:text-style style:name="N351">
      <number:text>         (</number:text>
      <number:text-content/>
      <number:text>)</number:text>
    </number:text-style>
    <number:date-style style:name="N352">
      <number:year number:style="long"/>
      <number:text>/,/</number:text>
      <number:day number:style="long"/>
    </number:date-style>
    <number:date-style style:name="N353">
      <number:year number:style="long"/>
      <number:text>/</number:text>
      <number:month number:style="long"/>
    </number:date-style>
    <number:date-style style:name="N354">
      <number:month number:style="long"/>
      <number:text>/</number:text>
      <number:day number:style="long"/>
      <number:text>(w)</number:text>
    </number:date-style>
    <number:number-style style:name="N355P0" style:volatile="true">
      <number:number number:decimal-places="1" number:min-integer-digits="1"/>
      <number:text> </number:text>
    </number:number-style>
    <number:number-style style:name="N355">
      <style:text-properties fo:color="#ff0000"/>
      <number:text>(</number:text>
      <number:number number:decimal-places="1" number:min-integer-digits="1"/>
      <number:text>)</number:text>
      <style:map style:condition="value()&gt;=0" style:apply-style-name="N355P0"/>
    </number:number-style>
    <number:number-style style:name="N356">
      <number:number number:decimal-places="18" number:min-integer-digits="1"/>
      <number:text> </number:text>
    </number:number-style>
    <number:number-style style:name="N357P0" style:volatile="true">
      <number:number number:decimal-places="0" number:min-integer-digits="1"/>
    </number:number-style>
    <number:number-style style:name="N357">
      <number:text>▲ </number:text>
      <number:number number:decimal-places="0" number:min-integer-digits="1"/>
      <style:map style:condition="value()&gt;=0" style:apply-style-name="N357P0"/>
    </number:number-style>
    <number:number-style style:name="N358P0" style:volatile="true">
      <number:number number:decimal-places="0" number:min-integer-digits="1" number:grouping="true"/>
    </number:number-style>
    <number:number-style style:name="N358">
      <number:text>▲ </number:text>
      <number:number number:decimal-places="0" number:min-integer-digits="1" number:grouping="true"/>
      <style:map style:condition="value()&gt;=0" style:apply-style-name="N358P0"/>
    </number:number-style>
    <number:date-style style:name="N359">
      <number:day number:style="long"/>
      <number:text>-</number:text>
      <number:month number:textual="true"/>
      <number:text>-</number:text>
      <number:year/>
    </number:date-style>
    <number:date-style style:name="N360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number-style style:name="N362P0" style:volatile="true">
      <number:number number:decimal-places="0" number:min-integer-digits="3"/>
    </number:number-style>
    <number:number-style style:name="N362P1" style:volatile="true">
      <number:number number:decimal-places="0" number:min-integer-digits="5">
        <number:embedded-text number:position="2">-</number:embedded-text>
      </number:number>
    </number:number-style>
    <number:number-style style:name="N362">
      <number:number number:decimal-places="0" number:min-integer-digits="7">
        <number:embedded-text number:position="4">-</number:embedded-text>
      </number:number>
      <style:map style:condition="value()&lt;=999" style:apply-style-name="N362P0"/>
      <style:map style:condition="value()&lt;=99999" style:apply-style-name="N362P1"/>
    </number:number-style>
    <number:number-style style:name="N363P0" style:volatile="true">
      <number:number number:decimal-places="0" number:min-integer-digits="1"/>
      <number:text> </number:text>
    </number:number-style>
    <number:number-style style:name="N363">
      <style:text-properties fo:color="#ff0000"/>
      <number:text>-</number:text>
      <number:number number:decimal-places="0" number:min-integer-digits="1"/>
      <number:text> </number:text>
      <style:map style:condition="value()&gt;=0" style:apply-style-name="N363P0"/>
    </number:number-style>
    <number:number-style style:name="N364P0" style:volatile="true">
      <number:number number:decimal-places="2" number:min-integer-digits="1"/>
    </number:number-style>
    <number:number-style style:name="N364">
      <number:text>▲ </number:text>
      <number:number number:decimal-places="2" number:min-integer-digits="1"/>
      <style:map style:condition="value()&gt;=0" style:apply-style-name="N364P0"/>
    </number:number-style>
    <number:number-style style:name="N365P0" style:volatile="true">
      <number:number number:decimal-places="2" number:min-integer-digits="1"/>
      <number:text> </number:text>
    </number:number-style>
    <number:number-style style:name="N365">
      <number:text>(</number:text>
      <number:number number:decimal-places="2" number:min-integer-digits="1"/>
      <number:text>)</number:text>
      <style:map style:condition="value()&gt;=0" style:apply-style-name="N365P0"/>
    </number:number-style>
    <number:number-style style:name="N366">
      <number:text>(</number:text>
      <number:number number:decimal-places="2" number:min-integer-digits="1"/>
      <number:text>)</number:text>
    </number:number-style>
    <number:number-style style:name="N367">
      <number:text>   </number:text>
    </number:number-style>
    <number:text-style style:name="N368">
      <number:text-content/>
      <number:text> </number:text>
    </number:text-style>
    <number:number-style style:name="N369">
      <number:text>      </number:text>
    </number:number-style>
    <number:text-style style:name="N370">
      <number:text> )</number:text>
      <number:text-content/>
    </number:text-style>
    <number:text-style style:name="N371">
      <number:text>  ()</number:text>
      <number:text-content/>
    </number:text-style>
    <number:text-style style:name="N372">
      <number:text>  A()</number:text>
      <number:text-content/>
    </number:text-style>
    <number:number-style style:name="N373P0" style:volatile="true">
      <number:number number:decimal-places="0" number:min-integer-digits="1"/>
    </number:number-style>
    <number:number-style style:name="N373">
      <number:number number:min-integer-digits="1"/>
      <number:text/>
      <style:map style:condition="value()&lt;=3" style:apply-style-name="N373P0"/>
    </number:number-style>
    <number:number-style style:name="N375P0" style:volatile="true">
      <number:text>err</number:text>
      <number:number number:decimal-places="0" number:min-integer-digits="1"/>
    </number:number-style>
    <number:number-style style:name="N375">
      <number:number number:decimal-places="0" number:min-integer-digits="1"/>
      <style:map style:condition="value()&gt;3" style:apply-style-name="N375P0"/>
    </number:number-style>
    <number:number-style style:name="N377P0" style:volatile="true">
      <number:text>Error</number:text>
    </number:number-style>
    <number:number-style style:name="N377">
      <number:number number:decimal-places="0" number:min-integer-digits="1"/>
      <style:map style:condition="value()&gt;3" style:apply-style-name="N377P0"/>
    </number:number-style>
    <number:number-style style:name="N378P0" style:volatile="true">
      <number:number number:decimal-places="0" number:min-integer-digits="1" number:grouping="true"/>
    </number:number-style>
    <number:number-style style:name="N378">
      <number:text>▲</number:text>
      <number:number number:decimal-places="0" number:min-integer-digits="1" number:grouping="true"/>
      <style:map style:condition="value()&gt;=0" style:apply-style-name="N378P0"/>
    </number:number-style>
    <number:number-style style:name="N379">
      <number:number number:decimal-places="0" number:min-integer-digits="1" number:grouping="true"/>
      <number:text>件</number:text>
    </number:number-style>
    <number:number-style style:name="N380P0" style:volatile="true">
      <number:number number:decimal-places="0" number:min-integer-digits="1" number:grouping="true"/>
      <number:text>件</number:text>
    </number:number-style>
    <number:number-style style:name="N380">
      <number:text>▲</number:text>
      <number:number number:decimal-places="0" number:min-integer-digits="1" number:grouping="true"/>
      <number:text>件</number:text>
      <style:map style:condition="value()&gt;=0" style:apply-style-name="N380P0"/>
    </number:number-style>
    <number:date-style style:name="N381">
      <number:month number:textual="true"/>
      <number:text>-</number:text>
      <number:year number:style="long"/>
    </number:date-style>
    <number:date-style style:name="N382">
      <number:day/>
    </number:date-style>
    <number:date-style style:name="N383">
      <number:day-of-week number:calendar="gengou"/>
    </number:date-style>
    <number:number-style style:name="N384P0" style:volatile="true">
      <number:number number:decimal-places="0" number:min-integer-digits="1" number:grouping="true"/>
      <number:text> </number:text>
    </number:number-style>
    <number:number-style style:name="N38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384P0"/>
    </number:number-style>
    <number:percentage-style style:name="N385">
      <number:text>(</number:text>
      <number:number number:decimal-places="0" number:min-integer-digits="1"/>
      <number:text>%)</number:text>
    </number:percentage-style>
    <number:number-style style:name="N386P0" style:volatile="true">
      <number:number number:decimal-places="0" number:min-integer-digits="1" number:grouping="true"/>
      <number:text> </number:text>
    </number:number-style>
    <number:number-style style:name="N386">
      <number:text>(</number:text>
      <number:number number:decimal-places="0" number:min-integer-digits="1" number:grouping="true"/>
      <number:text>)</number:text>
      <style:map style:condition="value()&gt;=0" style:apply-style-name="N386P0"/>
    </number:number-style>
    <number:date-style style:name="N387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388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388">
      <number:text-content/>
      <style:map style:condition="value()&lt;=0" style:apply-style-name="N388P0"/>
    </number:text-style>
    <number:number-style style:name="N389P0" style:volatile="true">
      <number:number number:decimal-places="0" number:min-integer-digits="1" number:grouping="true"/>
    </number:number-style>
    <number:number-style style:name="N389">
      <number:text>△ </number:text>
      <number:number number:decimal-places="0" number:min-integer-digits="1" number:grouping="true"/>
      <style:map style:condition="value()&gt;=0" style:apply-style-name="N389P0"/>
    </number:number-style>
    <number:percentage-style style:name="N390">
      <number:number number:decimal-places="0" number:min-integer-digits="1"/>
      <number:text>%支給</number:text>
    </number:percentage-style>
    <number:number-style style:name="N391P0" style:volatile="true">
      <number:number number:decimal-places="2" number:min-integer-digits="1" number:grouping="true"/>
      <number:text> </number:text>
    </number:number-style>
    <number:number-style style:name="N39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1P0"/>
    </number:number-style>
    <number:number-style style:name="N393P0" style:volatile="true">
      <number:number number:decimal-places="0" number:min-integer-digits="1" number:grouping="true"/>
      <number:text>円 </number:text>
    </number:number-style>
    <number:number-style style:name="N39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93P0"/>
    </number:number-style>
    <number:date-style style:name="N394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95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395">
      <number:text-content/>
      <style:map style:condition="value()&lt;=0" style:apply-style-name="N395P0"/>
    </number:text-style>
    <number:number-style style:name="N396">
      <number:number number:decimal-places="4" number:min-integer-digits="1" number:grouping="true"/>
      <number:text> </number:text>
    </number:number-style>
    <number:date-style style:name="N39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397">
      <number:text-content/>
      <style:map style:condition="value()&lt;=0" style:apply-style-name="N397P0"/>
    </number:text-style>
    <number:date-style style:name="N398">
      <number:year/>
      <number:text>年</number:text>
      <number:month/>
      <number:text>月</number:text>
      <number:day/>
      <number:text>日</number:text>
    </number:date-style>
    <number:number-style style:name="N399">
      <number:text>QA-</number:text>
      <number:number number:decimal-places="0" number:min-integer-digits="3"/>
    </number:number-style>
    <number:number-style style:name="N400">
      <number:text>ToDo-</number:text>
      <number:number number:decimal-places="0" number:min-integer-digits="3"/>
    </number:number-style>
    <number:number-style style:name="N401">
      <number:text>TP-</number:text>
      <number:number number:decimal-places="0" number:min-integer-digits="3"/>
    </number:number-style>
    <number:number-style style:name="N402">
      <number:text>BS-</number:text>
      <number:number number:decimal-places="0" number:min-integer-digits="3"/>
    </number:number-style>
    <number:time-style style:name="N403">
      <number:hours number:style="long"/>
      <number:text>.</number:text>
      <number:minutes number:style="long"/>
    </number:time-style>
    <number:date-style style:name="N404">
      <number:month/>
    </number:date-style>
    <number:number-style style:name="N405">
      <number:number number:decimal-places="3" number:min-integer-digits="1" number:grouping="true"/>
      <number:text> </number:text>
    </number:number-style>
    <number:number-style style:name="N406P0" style:volatile="true">
      <number:number number:decimal-places="3" number:min-integer-digits="1" number:grouping="true"/>
      <number:text> </number:text>
    </number:number-style>
    <number:number-style style:name="N406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406P0"/>
    </number:number-style>
    <number:date-style style:name="N407P0" style:volatile="true">
      <number:year number:style="long"/>
      <number:text>/</number:text>
      <number:month/>
      <number:text>/</number:text>
      <number:day/>
    </number:date-style>
    <number:text-style style:name="N407">
      <number:text-content/>
      <style:map style:condition="value()&lt;=0" style:apply-style-name="N407P0"/>
    </number:text-style>
    <number:time-style style:name="N408" number:truncate-on-overflow="false">
      <number:hours/>
      <number:text>:</number:text>
      <number:minutes number:style="long"/>
    </number:time-style>
    <number:date-style style:name="N409P0" style:volatile="true">
      <number:year/>
      <number:text>年</number:text>
      <number:month/>
      <number:text>月</number:text>
      <number:day/>
      <number:text>日</number:text>
    </number:date-style>
    <number:text-style style:name="N409">
      <number:text-content/>
      <style:map style:condition="value()&lt;=0" style:apply-style-name="N409P0"/>
    </number:text-style>
    <number:time-style style:name="N410" number:truncate-on-overflow="false">
      <number:hours/>
      <number:text>時間:</number:text>
      <number:minutes number:style="long"/>
      <number:text>分</number:text>
    </number:time-style>
    <number:time-style style:name="N411" number:truncate-on-overflow="false">
      <number:hours/>
      <number:text>時間</number:text>
      <number:minutes number:style="long"/>
      <number:text>分</number:text>
    </number:time-style>
    <number:time-style style:name="N412">
      <number:hours/>
      <number:text>:</number:text>
      <number:minutes number:style="long"/>
    </number:time-style>
    <number:time-style style:name="N413P0" style:volatile="true">
      <number:hours/>
      <number:text>:</number:text>
      <number:minutes number:style="long"/>
    </number:time-style>
    <number:text-style style:name="N413">
      <number:text-content/>
      <style:map style:condition="value()&lt;=0" style:apply-style-name="N413P0"/>
    </number:text-style>
    <number:time-style style:name="N414P0" style:volatile="true">
      <number:hours/>
      <number:text>:</number:text>
      <number:minutes number:style="long"/>
      <number:text>:</number:text>
      <number:seconds number:style="long"/>
    </number:time-style>
    <number:text-style style:name="N414">
      <number:text-content/>
      <style:map style:condition="value()&lt;=0" style:apply-style-name="N414P0"/>
    </number:text-style>
    <number:time-style style:name="N415P0" style:volatile="true">
      <number:hours/>
      <number:text>:</number:text>
      <number:minutes number:style="long"/>
    </number:time-style>
    <number:time-style style:name="N415">
      <number:seconds number:style="long"/>
      <style:map style:condition="value()&gt;=0" style:apply-style-name="N415P0"/>
    </number:time-style>
    <number:date-style style:name="N416">
      <number:year/>
      <number:text>年</number:text>
      <number:month/>
      <number:text>月</number:text>
    </number:date-style>
    <number:date-style style:name="N417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18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19P0" style:volatile="true">
      <number:text>\</number:text>
      <number:number number:decimal-places="0" number:min-integer-digits="1" number:grouping="true"/>
    </number:number-style>
    <number:number-style style:name="N419">
      <number:text>\-</number:text>
      <number:number number:decimal-places="0" number:min-integer-digits="1" number:grouping="true"/>
      <number:text>円</number:text>
      <style:map style:condition="value()&gt;=0" style:apply-style-name="N419P0"/>
    </number:number-style>
    <number:number-style style:name="N420P0" style:volatile="true">
      <number:number number:decimal-places="0" number:min-integer-digits="1" number:grouping="true"/>
    </number:number-style>
    <number:number-style style:name="N420">
      <number:text>\-</number:text>
      <number:number number:decimal-places="0" number:min-integer-digits="1" number:grouping="true"/>
      <number:text>円</number:text>
      <style:map style:condition="value()&gt;=0" style:apply-style-name="N420P0"/>
    </number:number-style>
    <number:number-style style:name="N421">
      <number:number number:decimal-places="0" number:min-integer-digits="1" number:grouping="true"/>
      <number:text>円</number:text>
    </number:number-style>
    <number:number-style style:name="N422P0" style:volatile="true">
      <number:text>\</number:text>
      <number:number number:decimal-places="0" number:min-integer-digits="1" number:grouping="true"/>
    </number:number-style>
    <number:number-style style:name="N422">
      <style:text-properties fo:color="#ff0000"/>
      <number:text>\</number:text>
      <number:number number:decimal-places="0" number:min-integer-digits="1" number:grouping="true"/>
      <style:map style:condition="value()&gt;=0" style:apply-style-name="N422P0"/>
    </number:number-style>
    <number:number-style style:name="N423P0" style:volatile="true">
      <number:number number:decimal-places="1" number:min-integer-digits="1"/>
      <number:text> </number:text>
    </number:number-style>
    <number:number-style style:name="N423">
      <style:text-properties fo:color="#ff0000"/>
      <number:text>-</number:text>
      <number:number number:decimal-places="1" number:min-integer-digits="1"/>
      <number:text> </number:text>
      <style:map style:condition="value()&gt;=0" style:apply-style-name="N423P0"/>
    </number:number-style>
    <number:number-style style:name="N424">
      <number:number number:decimal-places="10" number:min-integer-digits="1"/>
      <number:text> </number:text>
    </number:number-style>
    <number:number-style style:name="N425">
      <number:number number:decimal-places="0" number:min-integer-digits="1"/>
      <number:text>日間</number:text>
    </number:number-style>
    <number:date-style style:name="N426">
      <number:month/>
      <number:text>月</number:text>
      <number:day/>
      <number:text>日(</number:text>
      <number:day-of-week number:calendar="gengou"/>
      <number:text>)</number:text>
    </number:date-style>
    <number:number-style style:name="N427">
      <number:text>99日目</number:text>
    </number:number-style>
    <number:number-style style:name="N428">
      <number:number number:decimal-places="0" number:min-integer-digits="1"/>
      <number:text>日目</number:text>
    </number:number-style>
    <number:number-style style:name="N429">
      <number:number number:decimal-places="2" number:min-integer-digits="1"/>
      <number:text> 人日</number:text>
    </number:number-style>
    <number:number-style style:name="N430">
      <number:number number:decimal-places="0" number:min-integer-digits="1"/>
      <number:text>名</number:text>
    </number:number-style>
    <number:number-style style:name="N431">
      <number:number number:decimal-places="2" number:min-integer-digits="1"/>
      <number:text>人日</number:text>
    </number:number-style>
    <number:number-style style:name="N432P0" style:volatile="true">
      <number:number number:decimal-places="0" number:min-integer-digits="1"/>
    </number:number-style>
    <number:number-style style:name="N432">
      <style:text-properties fo:color="#ff0000"/>
      <number:number number:decimal-places="0" number:min-integer-digits="1"/>
      <style:map style:condition="value()&gt;=0" style:apply-style-name="N432P0"/>
    </number:number-style>
    <number:date-style style:name="N433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3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436P0" style:volatile="true">
      <number:text>¥</number:text>
      <number:number number:decimal-places="0" number:min-integer-digits="1"/>
    </number:number-style>
    <number:number-style style:name="N436">
      <number:text>¥!-</number:text>
      <number:number number:decimal-places="0" number:min-integer-digits="1"/>
      <style:map style:condition="value()&gt;=0" style:apply-style-name="N436P0"/>
    </number:number-style>
    <number:number-style style:name="N437P0" style:volatile="true">
      <number:text>¥</number:text>
      <number:number number:decimal-places="0" number:min-integer-digits="1"/>
    </number:number-style>
    <number:number-style style:name="N437">
      <style:text-properties fo:color="#ff0000"/>
      <number:text>¥!-</number:text>
      <number:number number:decimal-places="0" number:min-integer-digits="1"/>
      <style:map style:condition="value()&gt;=0" style:apply-style-name="N437P0"/>
    </number:number-style>
    <number:number-style style:name="N439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39"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39P0"/>
    </number:number-style>
    <number:number-style style:name="N440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40">
      <style:text-properties fo:color="#ff0000"/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40P0"/>
    </number:number-style>
    <number:number-style style:name="N441">
      <number:text> ¥</number:text>
      <number:number number:decimal-places="0" number:min-integer-digits="1"/>
      <number:text> </number:text>
    </number:number-style>
    <number:number-style style:name="N443P0" style:volatile="true">
      <number:text> ¥</number:text>
      <number:number number:decimal-places="0" number:min-integer-digits="1"/>
      <number:text> </number:text>
    </number:number-style>
    <number:number-style style:name="N443P1" style:volatile="true">
      <number:text> ¥!-</number:text>
      <number:number number:decimal-places="0" number:min-integer-digits="1"/>
      <number:text> </number:text>
    </number:number-style>
    <number:number-style style:name="N443P2" style:volatile="true">
      <number:text> ¥-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5P0" style:volatile="true">
      <number:number number:decimal-places="0" number:min-integer-digits="1"/>
      <number:text> </number:text>
    </number:number-style>
    <number:number-style style:name="N445P1" style:volatile="true">
      <number:text> !-</number:text>
      <number:number number:decimal-places="0" number:min-integer-digits="1"/>
      <number:text> </number:text>
    </number:number-style>
    <number:number-style style:name="N445P2" style:volatile="true">
      <number:text> -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8P0" style:volatile="true">
      <number:text> ¥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48P1" style:volatile="true">
      <number:text> ¥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48P2" style:volatile="true">
      <number:text> ¥-</number:text>
      <number:number number: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1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1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1P2" style:volatile="true">
      <number:text>-</number:text>
      <number:number number: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3P0" style:volatile="true">
      <number:text>!$</number:text>
      <number:number number:decimal-places="0" number:min-integer-digits="1"/>
      <number:text> </number:text>
    </number:number-style>
    <number:number-style style:name="N453">
      <number:text>!(!$</number:text>
      <number:number number:decimal-places="0" number:min-integer-digits="1"/>
      <number:text>!)</number:text>
      <style:map style:condition="value()&gt;=0" style:apply-style-name="N453P0"/>
    </number:number-style>
    <number:number-style style:name="N454P0" style:volatile="true">
      <number:text>!$</number:text>
      <number:number number:decimal-places="0" number:min-integer-digits="1"/>
      <number:text> </number:text>
    </number:number-style>
    <number:number-style style:name="N454">
      <style:text-properties fo:color="#ff0000"/>
      <number:text>!(!$</number:text>
      <number:number number:decimal-places="0" number:min-integer-digits="1"/>
      <number:text>!)</number:text>
      <style:map style:condition="value()&gt;=0" style:apply-style-name="N454P0"/>
    </number:number-style>
    <number:number-style style:name="N456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6"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56P0"/>
    </number:number-style>
    <number:number-style style:name="N457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7">
      <style:text-properties fo:color="#ff0000"/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57P0"/>
    </number:number-style>
    <number:number-style style:name="N459P0" style:volatile="true">
      <number:text>¥</number:text>
      <number:number number:decimal-places="0" number:min-integer-digits="1">
        <number:embedded-text number:position="3">!,</number:embedded-text>
      </number:number>
    </number:number-style>
    <number:number-style style:name="N459">
      <style:text-properties fo:color="#ff0000"/>
      <number:text>¥!-¥</number:text>
      <number:number number:decimal-places="0" number:min-integer-digits="1">
        <number:embedded-text number:position="3">!,</number:embedded-text>
      </number:number>
      <style:map style:condition="value()&gt;=0" style:apply-style-name="N459P0"/>
    </number:number-style>
    <number:number-style style:name="N461P0" style:volatile="true">
      <number:text>¥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461">
      <style:text-properties fo:color="#ff0000"/>
      <number:text>¥!-¥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461P0"/>
    </number:number-style>
    <number:number-style style:name="N462">
      <number:number number:decimal-places="6" number:min-integer-digits="1" number:grouping="true"/>
    </number:number-style>
    <number:number-style style:name="N463P0" style:volatile="true">
      <number:number number:decimal-places="6" number:min-integer-digits="1"/>
      <number:text> </number:text>
    </number:number-style>
    <number:number-style style:name="N463">
      <style:text-properties fo:color="#ff0000"/>
      <number:text>(</number:text>
      <number:number number:decimal-places="6" number:min-integer-digits="1"/>
      <number:text>)</number:text>
      <style:map style:condition="value()&gt;=0" style:apply-style-name="N463P0"/>
    </number:number-style>
    <number:number-style style:name="N464">
      <number:number number:decimal-places="6" number:min-integer-digits="1" number:grouping="true"/>
      <number:text> </number:text>
    </number:number-style>
    <number:number-style style:name="N466P0" style:volatile="true">
      <number:number number:decimal-places="0" number:min-integer-digits="1" number:grouping="true"/>
      <number:text>-</number:text>
    </number:number-style>
    <number:number-style style:name="N466">
      <number:text>▲</number:text>
      <number:number number:decimal-places="0" number:min-integer-digits="1" number:grouping="true"/>
      <number:text>-</number:text>
      <style:map style:condition="value()&gt;=0" style:apply-style-name="N466P0"/>
    </number:number-style>
    <number:number-style style:name="N467">
      <number:number number:decimal-places="5" number:min-integer-digits="1"/>
      <number:text> </number:text>
    </number:number-style>
    <number:number-style style:name="N469P0" style:volatile="true">
      <number:text>¥</number:text>
      <number:number number:decimal-places="0" number:min-integer-digits="1" number:grouping="true"/>
      <number:text>-</number:text>
    </number:number-style>
    <number:number-style style:name="N469">
      <number:text>¥▲</number:text>
      <number:number number:decimal-places="0" number:min-integer-digits="1" number:grouping="true"/>
      <number:text>-</number:text>
      <style:map style:condition="value()&gt;=0" style:apply-style-name="N469P0"/>
    </number:number-style>
    <number:number-style style:name="N470">
      <number:text>1</number:text>
    </number:number-style>
    <number:date-style style:name="N47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72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73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7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7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476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77">
      <number:year number:style="long"/>
      <number:month/>
      <number:day/>
    </number:date-style>
    <number:date-style style:name="N478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479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80">
      <number:year number:style="long"/>
      <number:month number:style="long"/>
      <number:day number:style="long"/>
    </number:date-style>
    <number:date-style style:name="N481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82">
      <number:year number:style="long"/>
      <number:text>-</number:text>
      <number:month/>
      <number:text>-</number:text>
      <number:day/>
    </number:date-style>
    <number:date-style style:name="N483">
      <number:year number:style="long"/>
      <number:month number:style="long"/>
      <number:day number:style="long"/>
      <number:text>/</number:text>
    </number:date-style>
    <number:date-style style:name="N484">
      <number:year number:style="long"/>
      <number:text>/</number:text>
      <number:month number:style="long"/>
      <number:text>/</number:text>
      <number:day number:style="long"/>
    </number:date-style>
    <number:date-style style:name="N485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85">
      <number:text-content/>
      <style:map style:condition="value()&lt;=0" style:apply-style-name="N485P0"/>
    </number:text-style>
    <number:date-style style:name="N48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86">
      <number:text-content/>
      <style:map style:condition="value()&lt;=0" style:apply-style-name="N486P0"/>
    </number:text-style>
    <number:date-style style:name="N487">
      <number:year/>
      <number:month number:style="long"/>
      <number:day number:style="long"/>
    </number:date-style>
    <number:date-style style:name="N488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89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90">
      <number:day/>
      <number:text>-</number:text>
      <number:month number:textual="true"/>
      <number:text>-</number:text>
      <number:year number:style="long"/>
    </number:date-style>
    <number:number-style style:name="N491P0" style:volatile="true">
      <number:number number:decimal-places="0" number:min-integer-digits="3"/>
    </number:number-style>
    <number:number-style style:name="N491P1" style:volatile="true">
      <number:number number:decimal-places="0" number:min-integer-digits="5">
        <number:embedded-text number:position="2">-</number:embedded-text>
      </number:number>
    </number:number-style>
    <number:number-style style:name="N491">
      <number:number number:decimal-places="0" number:min-integer-digits="7">
        <number:embedded-text number:position="4">-</number:embedded-text>
      </number:number>
      <style:map style:condition="value()&lt;=999" style:apply-style-name="N491P0"/>
      <style:map style:condition="value()&lt;=9999" style:apply-style-name="N491P1"/>
    </number:number-style>
    <number:date-style style:name="N492">
      <number:year number:style="long"/>
      <number:text>.</number:text>
      <number:month number:style="long"/>
      <number:text>.</number:text>
      <number:day number:style="long"/>
    </number:date-style>
    <number:number-style style:name="N493P0" style:volatile="true">
      <number:number number:decimal-places="0" number:min-integer-digits="1" number:grouping="true"/>
    </number:number-style>
    <number:number-style style:name="N493">
      <style:text-properties fo:color="#ff0000"/>
      <number:number number:decimal-places="0" number:min-integer-digits="1" number:grouping="true"/>
      <style:map style:condition="value()&gt;=0" style:apply-style-name="N493P0"/>
    </number:number-style>
    <number:number-style style:name="N494">
      <number:number number: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495">
      <number:text>【</number:text>
      <number:text-content/>
      <number:text>】</number:text>
    </number:text-style>
    <number:currency-style style:name="N497P0" style:volatile="tru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49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497P0"/>
    </number:currency-style>
    <number:number-style style:name="N498">
      <number:number number:decimal-places="0" number:min-integer-digits="0"/>
      <number:text>件</number:text>
    </number:number-style>
    <number:number-style style:name="N499">
      <number:text>\</number:text>
      <number:number number:decimal-places="0" number:min-integer-digits="0"/>
    </number:number-style>
    <number:date-style style:name="N500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01">
      <number:number number:decimal-places="0" number:min-integer-digits="1"/>
      <number:text> 件</number:text>
    </number:number-style>
    <number:date-style style:name="N50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03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04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05">
      <number:year number:style="long"/>
      <number:text> 年 </number:text>
      <number:month/>
      <number:text> 月 </number:text>
      <number:day/>
      <number:text> 日 </number:text>
    </number:date-style>
    <number:date-style style:name="N506">
      <number:year number:style="long"/>
      <number:text> 年 </number:text>
      <number:month/>
      <number:text>月</number:text>
      <number:day/>
      <number:text> 日 </number:text>
    </number:date-style>
    <number:date-style style:name="N507">
      <number:year number:style="long"/>
      <number:text> 年 </number:text>
      <number:month/>
      <number:text> 月 </number:text>
      <number:day/>
      <number:text> 日</number:text>
    </number:date-style>
    <number:number-style style:name="N508">
      <number:number number:min-integer-digits="1"/>
      <number:text>ケース</number:text>
    </number:number-style>
    <number:number-style style:name="N509">
      <number:number number:min-integer-digits="1"/>
      <number:text>時間</number:text>
    </number:number-style>
    <number:number-style style:name="N510">
      <number:number number:decimal-places="0" number:min-integer-digits="0"/>
      <number:text>”歳”</number:text>
    </number:number-style>
    <number:number-style style:name="N511">
      <number:number number:decimal-places="0" number:min-integer-digits="0"/>
      <number:text>歳</number:text>
    </number:number-style>
    <number:number-style style:name="N512">
      <number:number number:decimal-places="0" number:min-integer-digits="0"/>
      <number:text>日</number:text>
    </number:number-style>
    <number:number-style style:name="N513">
      <number:number number:decimal-places="0" number:min-integer-digits="1"/>
      <number:text>日</number:text>
    </number:number-style>
    <number:time-style style:name="N514P0" style:volatile="true">
      <number:hours/>
      <number:text>:</number:text>
      <number:minutes number:style="long"/>
      <number:text>:</number:text>
      <number:seconds number:style="long"/>
    </number:time-style>
    <number:time-style style:name="N514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14P0"/>
    </number:time-style>
    <number:time-style style:name="N515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15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15P0"/>
    </number:time-style>
    <number:number-style style:name="N516P0" style:volatile="true">
      <number:number number:decimal-places="1" number:min-integer-digits="1" number:grouping="true"/>
    </number:number-style>
    <number:number-style style:name="N516">
      <number:text>-</number:text>
      <number:number number:decimal-places="1" number:min-integer-digits="1" number:grouping="true"/>
      <style:map style:condition="value()&gt;=0" style:apply-style-name="N516P0"/>
    </number:number-style>
    <number:number-style style:name="N518P0" style:volatile="true">
      <number:text>+</number:text>
      <number:number number:decimal-places="0" number:min-integer-digits="0" number:grouping="true"/>
    </number:number-style>
    <number:number-style style:name="N518">
      <number:text>(-</number:text>
      <number:number number:decimal-places="0" number:min-integer-digits="0" number:grouping="true"/>
      <number:text>)</number:text>
      <style:map style:condition="value()&gt;=0" style:apply-style-name="N518P0"/>
    </number:number-style>
    <number:number-style style:name="N519P0" style:volatile="true">
      <number:text>+</number:text>
      <number:number number:decimal-places="0" number:min-integer-digits="0" number:grouping="true"/>
    </number:number-style>
    <number:number-style style:name="N519">
      <style:text-properties fo:color="#ff0000"/>
      <number:text>-</number:text>
      <number:number number:decimal-places="0" number:min-integer-digits="0" number:grouping="true"/>
      <style:map style:condition="value()&gt;=0" style:apply-style-name="N519P0"/>
    </number:number-style>
    <number:date-style style:name="N520">
      <number:year/>
      <number:text>年</number:text>
      <number:month number:style="long"/>
      <number:text>月</number:text>
      <number:day number:style="long"/>
      <number:text>日</number:text>
    </number:date-style>
    <number:date-style style:name="N521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22">
      <number:day number:style="long"/>
      <number:text> </number:text>
      <number:month number:textual="true"/>
      <number:text> </number:text>
      <number:year number:style="long"/>
    </number:date-style>
    <number:number-style style:name="N523">
      <number:scientific-number number:decimal-places="0" number:min-integer-digits="1" number:min-exponent-digits="2"/>
    </number:number-style>
    <number:date-style style:name="N524">
      <number:year number:style="long"/>
      <number:text>年</number:text>
      <number:month number:style="long"/>
      <number:text>"月</number:text>
    </number:date-style>
    <number:date-style style:name="N525">
      <number:year number:style="long"/>
      <number:text>年</number:text>
      <number:month number:style="long"/>
      <number:text>月</number:text>
    </number:date-style>
    <number:date-style style:name="N526">
      <number:year/>
      <number:text>年</number:text>
      <number:month number:style="long"/>
      <number:text>月</number:text>
    </number:date-style>
    <number:number-style style:name="N527">
      <number:text>差異No.</number:text>
      <number:number number:min-integer-digits="1"/>
      <number:text/>
    </number:number-style>
    <number:date-style style:name="N528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528">
      <number:text-content/>
      <style:map style:condition="value()&lt;=0" style:apply-style-name="N528P0"/>
    </number:text-style>
    <number:date-style style:name="N52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530">
      <number:year/>
    </number:date-style>
    <number:date-style style:name="N531">
      <number:day/>
      <number:text>日</number:text>
    </number:date-style>
    <number:time-style style:name="N5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33P0" style:volatile="true">
      <number:day number:style="long"/>
      <number:text>-</number:text>
      <number:month number:style="long"/>
      <number:text>-</number:text>
      <number:year/>
    </number:date-style>
    <number:text-style style:name="N533">
      <number:text-content/>
      <style:map style:condition="value()&lt;=0" style:apply-style-name="N533P0"/>
    </number:text-style>
    <number:date-style style:name="N534">
      <number:year/>
      <number:text>.</number:text>
      <number:month number:style="long"/>
    </number:date-style>
    <number:number-style style:name="N535P0" style:volatile="true">
      <number:number number:decimal-places="2" number:min-integer-digits="1"/>
    </number:number-style>
    <number:number-style style:name="N535">
      <style:text-properties fo:color="#ff0000"/>
      <number:number number:decimal-places="2" number:min-integer-digits="1"/>
      <style:map style:condition="value()&gt;=0" style:apply-style-name="N535P0"/>
    </number:number-style>
    <number:date-style style:name="N536">
      <number:month/>
      <number:text>/</number:text>
      <number:day number:style="long"/>
    </number:date-style>
    <number:currency-style style:name="N538P0" style:volatile="true">
      <number:currency-symbol>$</number:currency-symbol>
      <number:number number:decimal-places="2" number:min-integer-digits="1" number:grouping="true"/>
    </number:currency-style>
    <number:currency-style style:name="N53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538P0"/>
    </number:currency-style>
    <number:number-style style:name="N539">
      <number:text>D日"</number:text>
    </number:number-style>
    <number:number-style style:name="N540">
      <number:number number:decimal-places="4" number:min-integer-digits="1" number:grouping="true"/>
    </number:number-style>
    <number:number-style style:name="N541">
      <number:number number:decimal-places="5" number:min-integer-digits="1" number:grouping="true"/>
    </number:number-style>
    <number:date-style style:name="N542">
      <number:day-of-week/>
      <number:text> </number:text>
      <number:day number:style="long"/>
    </number:date-style>
    <number:date-style style:name="N543">
      <number:text>=low</number:text>
      <number:year number:calendar="gengou" number:style="long"/>
      <number:year number:calendar="gengou"/>
      <number:text>()</number:text>
    </number:date-style>
    <number:date-style style:name="N544" number:title="User-defined">
      <number:day-of-week/>
      <number:text> </number:text>
      <number:day number:style="long"/>
      <number:text>-</number:text>
      <number:month number:textual="true"/>
      <number:text>-</number:text>
      <number:year/>
    </number:date-style>
    <number:date-style style:name="N545">
      <number:day-of-week/>
      <number:text> </number:text>
      <number:day number:style="long"/>
      <number:text>-</number:text>
      <number:month number:textual="true"/>
      <number:text>-</number:text>
      <number:year number:style="long"/>
    </number:date-style>
    <number:number-style style:name="N546">
      <number:number number:decimal-places="6" number:min-integer-digits="8"/>
    </number:number-style>
    <number:number-style style:name="N547" number:title="230000000000:230000000000">
      <number:number number:decimal-places="13" number:min-integer-digits="5"/>
    </number:number-style>
    <number:number-style style:name="N548">
      <number:number number:decimal-places="1" number:min-integer-digits="0"/>
    </number:number-style>
    <number:number-style style:name="N549">
      <number:number number:decimal-places="20" number:min-integer-digits="1"/>
    </number:number-style>
    <number:number-style style:name="N550">
      <number:text>188</number:text>
      <number:number number:decimal-places="1" number:min-integer-digits="0"/>
    </number:number-style>
    <number:number-style style:name="N551">
      <number:text>1,88</number:text>
      <number:number number:decimal-places="0" number:min-integer-digits="1"/>
    </number:number-style>
    <number:date-style style:name="N552">
      <number:day/>
      <number:text>日</number:text>
      <number:month/>
      <number:text>月</number:text>
      <number:year number:style="long"/>
      <number:text>年</number:text>
    </number:date-style>
    <number:date-style style:name="N553">
      <number:year number:style="long"/>
      <number:month number:style="long"/>
    </number:date-style>
    <number:number-style style:name="N554">
      <number:text>81</number:text>
      <number:number number:decimal-places="1" number:min-integer-digits="0"/>
    </number:number-style>
    <number:date-style style:name="N555">
      <number:day number:calendar="gengou"/>
      <number:year number:calendar="gengou"/>
      <number:text>ci</number:text>
      <number:month number:calendar="gengou"/>
      <number:text>al</number:text>
    </number:date-style>
    <number:number-style style:name="N556">
      <number:number number:decimal-places="1" number:min-integer-digits="6"/>
    </number:number-style>
    <number:date-style style:name="N557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</number:text>
      <number:minutes number:style="long"/>
      <number:text> </number:text>
      <number:seconds number:style="long"/>
    </number:date-style>
    <number:date-style style:name="N558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559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時 </number:text>
      <number:minutes number:style="long"/>
      <number:text> 分 </number:text>
      <number:seconds number:style="long"/>
      <number:text> 秒</number:text>
    </number:date-style>
    <number:time-style style:name="N560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562P0" style:volatile="true">
      <number:number number:decimal-places="0" number:min-integer-digits="3" number:grouping="true"/>
    </number:number-style>
    <number:number-style style:name="N562">
      <style:text-properties fo:color="#ff0000"/>
      <number:text>-</number:text>
      <number:number number:decimal-places="0" number:min-integer-digits="3" number:grouping="true"/>
      <style:map style:condition="value()&gt;=0" style:apply-style-name="N562P0"/>
    </number:number-style>
    <number:number-style style:name="N563P0" style:volatile="true">
      <number:number number:decimal-places="0" number:min-integer-digits="3"/>
    </number:number-style>
    <number:number-style style:name="N563">
      <style:text-properties fo:color="#ff0000"/>
      <number:text>-</number:text>
      <number:number number:decimal-places="0" number:min-integer-digits="3"/>
      <style:map style:condition="value()&gt;=0" style:apply-style-name="N563P0"/>
    </number:number-style>
    <number:number-style style:name="N564P0" style:volatile="true">
      <number:number number:decimal-places="0" number:min-integer-digits="4"/>
    </number:number-style>
    <number:number-style style:name="N564">
      <style:text-properties fo:color="#ff0000"/>
      <number:text>-</number:text>
      <number:number number:decimal-places="0" number:min-integer-digits="4"/>
      <style:map style:condition="value()&gt;=0" style:apply-style-name="N564P0"/>
    </number:number-style>
    <number:date-style style:name="N565">
      <number:year number:style="long"/>
      <number:text>年</number:text>
      <number:month/>
      <number:text>月</number:text>
      <number:day/>
      <number:text>"</number:text>
    </number:date-style>
    <number:date-style style:name="N566">
      <number:text>Y月</number:text>
      <number:day/>
      <number:text>日</number:text>
    </number:date-style>
    <number:date-style style:name="N567">
      <number:year/>
      <number:text>/</number:text>
      <number:month number:style="long"/>
      <number:text>/</number:text>
      <number:day number:style="long"/>
      <number:text> </number:text>
    </number:date-style>
    <number:number-style style:name="N568">
      <number:text>1.1.1</number:text>
    </number:number-style>
    <number:number-style style:name="N569">
      <number:text>5.7.1</number:text>
    </number:number-style>
    <number:date-style style:name="N570">
      <number:text>t</number:text>
      <number:year number:calendar="gengou"/>
      <number:seconds/>
      <number:text>t123</number:text>
    </number:date-style>
    <number:number-style style:name="N571">
      <number:text>4.4.986</number:text>
    </number:number-style>
    <number:number-style style:name="N572">
      <number:text>4.4.9</number:text>
    </number:number-style>
    <number:number-style style:name="N573">
      <number:text>23.3.1</number:text>
    </number:number-style>
    <number:number-style style:name="N574">
      <number:text>23.3.2</number:text>
    </number:number-style>
    <number:number-style style:name="N575">
      <number:text>23.3.3</number:text>
    </number:number-style>
    <number:number-style style:name="N576">
      <number:text>23.3.4</number:text>
    </number:number-style>
    <number:number-style style:name="N577">
      <number:text>23.3.5</number:text>
    </number:number-style>
    <number:number-style style:name="N578">
      <number:text>23.3.6</number:text>
    </number:number-style>
    <number:number-style style:name="N579">
      <number:text>99999999999999999999</number:text>
    </number:number-style>
    <number:number-style style:name="N580">
      <number:number number:decimal-places="2" number:min-integer-digits="1"/>
      <number:text>.</number:text>
    </number:number-style>
    <number:number-style style:name="N581">
      <number:text>11111111111111111111</number:text>
    </number:number-style>
    <number:number-style style:name="N582">
      <number:text>88888888888888888888</number:text>
    </number:number-style>
    <number:date-style style:name="N583">
      <number:day/>
      <number:text>-</number:text>
      <number:month/>
      <number:text>-</number:text>
      <number:year number:style="long"/>
    </number:date-style>
    <number:number-style style:name="N584">
      <number:text>999999999999999999999999</number:text>
    </number:number-style>
    <number:number-style style:name="N585">
      <number:text>999999999999999999999999999999</number:text>
    </number:number-style>
    <number:date-style style:name="N586">
      <number:text>t</number:text>
      <number:year/>
      <number:seconds/>
      <number:text>t</number:text>
    </number:date-style>
    <number:number-style style:name="N587">
      <number:number number:decimal-places="0" number:min-integer-digits="3"/>
      <number:text>11</number:text>
    </number:number-style>
    <number:number-style style:name="N588">
      <number:number number:decimal-places="0" number:min-integer-digits="2"/>
      <number:text>111</number:text>
    </number:number-style>
    <number:number-style style:name="N589">
      <number:number number:decimal-places="0" number:min-integer-digits="2"/>
      <number:text>11</number:text>
    </number:number-style>
    <number:number-style style:name="N590">
      <number:number number:decimal-places="0" number:min-integer-digits="1"/>
      <number:text>945</number:text>
    </number:number-style>
    <number:number-style style:name="N591">
      <number:text>K</number:text>
      <number:number number:decimal-places="0" number:min-integer-digits="3"/>
    </number:number-style>
    <number:date-style style:name="N592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</number:date-style>
    <number:number-style style:name="N593">
      <number:text>21</number:text>
      <number:number number:decimal-places="1" number:min-integer-digits="0"/>
    </number:number-style>
    <number:number-style style:name="N594">
      <number:number number:decimal-places="0" number:min-integer-digits="1"/>
      <number:text>1</number:text>
    </number:number-style>
    <number:number-style style:name="N595">
      <number:text>26</number:text>
      <number:number number:decimal-places="0" number:min-integer-digits="4" number:grouping="true"/>
    </number:number-style>
    <number:number-style style:name="N596">
      <number:text>5.2.1</number:text>
    </number:number-style>
    <number:number-style style:name="N597">
      <number:number number:decimal-places="3" number:min-integer-digits="0" number:grouping="true"/>
    </number:number-style>
    <number:number-style style:name="N598">
      <number:number number:decimal-places="4" number:min-integer-digits="0" number:grouping="true"/>
    </number:number-style>
    <number:number-style style:name="N599">
      <number:text>7.2.1</number:text>
    </number:number-style>
    <number:number-style style:name="N600">
      <number:text>7.2.2</number:text>
    </number:number-style>
    <number:number-style style:name="N601">
      <number:text>7.2.3</number:text>
    </number:number-style>
    <number:number-style style:name="N602">
      <number:text>7.2.4</number:text>
    </number:number-style>
    <number:number-style style:name="N603">
      <number:text>7.2.5</number:text>
    </number:number-style>
    <number:number-style style:name="N604">
      <number:text>7.2.6</number:text>
    </number:number-style>
    <number:number-style style:name="N605">
      <number:number number:decimal-places="0" number:min-integer-digits="20"/>
    </number:number-style>
    <number:number-style style:name="N606">
      <number:text>6.1.1</number:text>
    </number:number-style>
    <number:number-style style:name="N607">
      <number:text>6.1.2</number:text>
    </number:number-style>
    <number:number-style style:name="N608">
      <number:text>6.1.3</number:text>
    </number:number-style>
    <number:number-style style:name="N609">
      <number:number number:decimal-places="8" number:min-integer-digits="1" number:grouping="true"/>
    </number:number-style>
    <number:number-style style:name="N610">
      <number:number number:decimal-places="4" number:min-integer-digits="0"/>
    </number:number-style>
    <number:number-style style:name="N611">
      <number:number number:decimal-places="3" number:min-integer-digits="0"/>
    </number:number-style>
    <number:number-style style:name="N612">
      <number:number number:decimal-places="3" number:min-integer-digits="4"/>
    </number:number-style>
    <number:number-style style:name="N613">
      <number:text>22222222222222222222</number:text>
    </number:number-style>
    <number:date-style style:name="N61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A</number:text>
      <number:month/>
    </number:date-style>
    <number:date-style style:name="N61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:</number:text>
      <number:seconds/>
    </number:date-style>
    <number:date-style style:name="N61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/</number:text>
      <number:seconds/>
    </number:date-style>
    <number:date-style style:name="N617">
      <number:year number:style="long"/>
      <number:text>/</number:text>
      <number:month number:style="long"/>
      <number:text>//</number:text>
      <number:day number:style="long"/>
    </number:date-style>
    <number:number-style style:name="N618">
      <number:text>12</number:text>
    </number:number-style>
    <number:number-style style:name="N619">
      <number:text>uu</number:text>
      <number:number number:decimal-places="0" number:min-integer-digits="3">
        <number:embedded-text number:position="1">88</number:embedded-text>
      </number:number>
    </number:number-style>
    <number:number-style style:name="N620">
      <number:text>uu</number:text>
      <number:number number:decimal-places="0" number:min-integer-digits="3">
        <number:embedded-text number:position="1">/</number:embedded-text>
      </number:number>
    </number:number-style>
    <number:text-style style:name="N621">
      <number:text>zzz</number:text>
      <number:text-content/>
      <number:text>rrrr</number:text>
    </number:text-style>
    <number:number-style style:name="N622">
      <number:number number:decimal-places="2" number:min-integer-digits="1"/>
      <number:text>[sec]</number:text>
    </number:number-style>
    <number:number-style style:name="N623">
      <number:number number:decimal-places="2" number:min-integer-digits="0"/>
      <number:text>[%]</number:text>
    </number:number-style>
    <number:date-style style:name="N62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.</number:text>
      <number:minutes/>
      <number:seconds/>
    </number:date-style>
    <number:number-style style:name="N625P0" style:volatile="true">
      <number:number number:decimal-places="0" number:min-integer-digits="1"/>
    </number:number-style>
    <number:number-style style:name="N625">
      <style:text-properties fo:color="#ff0000"/>
      <number:text>-</number:text>
      <number:number number:decimal-places="0" number:min-integer-digits="1"/>
      <style:map style:condition="value()&gt;=0" style:apply-style-name="N625P0"/>
    </number:number-style>
    <number:number-style style:name="N626">
      <number:text>123456789123456789</number:text>
      <number:number number:decimal-places="0" number:min-integer-digits="2"/>
    </number:number-style>
    <number:number-style style:name="N627">
      <number:text>123456789</number:text>
      <number:number number:decimal-places="0" number:min-integer-digits="2">
        <number:embedded-text number:position="1">123456789</number:embedded-text>
      </number:number>
    </number:number-style>
    <number:number-style style:name="N628">
      <number:text>123456789</number:text>
      <number:number number:decimal-places="0" number:min-integer-digits="1"/>
      <number:text>123456789</number:text>
    </number:number-style>
    <number:number-style style:name="N629">
      <number:text>123456987</number:text>
      <number:number number:decimal-places="0" number:min-integer-digits="2">
        <number:embedded-text number:position="1">123456987</number:embedded-text>
      </number:number>
    </number:number-style>
    <number:number-style style:name="N630">
      <number:text>56789254124124124125</number:text>
    </number:number-style>
    <number:number-style style:name="N631">
      <number:number number:decimal-places="0" number:min-integer-digits="9">
        <number:embedded-text number:position="8">123456789</number:embedded-text>
        <number:embedded-text number:position="7">123456789</number:embedded-text>
        <number:embedded-text number:position="6">123456789</number:embedded-text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632">
      <number:text>I</number:text>
      <number:day/>
      <number:seconds/>
    </number:date-style>
    <number:date-style style:name="N633">
      <number:year number:style="long"/>
      <number:text>/</number:text>
      <number:month number:style="long"/>
      <number:text>/</number:text>
      <number:day/>
    </number:date-style>
    <number:number-style style:name="N634">
      <number:text>12333333444444444444444444444444444444444444444444</number:text>
    </number:number-style>
    <number:number-style style:name="N635">
      <number:number number:decimal-places="0" number:min-integer-digits="2">
        <number:embedded-text number:position="1">123456789</number:embedded-text>
      </number:number>
      <number:text>123456789</number:text>
    </number:number-style>
    <number:number-style style:name="N636">
      <number:text>11234567891123456789</number:text>
    </number:number-style>
    <number:number-style style:name="N637">
      <number:number number:decimal-places="0" number:min-integer-digits="3"/>
      <number:text>1</number:text>
    </number:number-style>
    <number:number-style style:name="N638">
      <number:text>=&gt;</number:text>
    </number:number-style>
    <number:date-style style:name="N639">
      <number:day number:style="long"/>
      <number:text>日</number:text>
      <number:month number:style="long"/>
      <number:text>月</number:text>
      <number:year number:style="long"/>
      <number:text>年</number:text>
    </number:date-style>
    <number:number-style style:name="N640">
      <number:text>231</number:text>
      <number:number number:decimal-places="1" number:min-integer-digits="0"/>
    </number:number-style>
    <number:number-style style:name="N641">
      <number:text>241</number:text>
      <number:number number:decimal-places="1" number:min-integer-digits="0"/>
    </number:number-style>
    <number:number-style style:name="N642">
      <number:number number:decimal-places="0" number:min-integer-digits="1"/>
      <number:text>25</number:text>
    </number:number-style>
    <number:number-style style:name="N643">
      <number:text>-8</number:text>
      <number:number number:decimal-places="0" number:min-integer-digits="3"/>
    </number:number-style>
    <number:number-style style:name="N644">
      <number:text>34.1</number:text>
    </number:number-style>
    <number:number-style style:name="N645">
      <number:text>12-1</number:text>
      <number:number number:decimal-places="0" number:min-integer-digits="3">
        <number:embedded-text number:position="2">-2</number:embedded-text>
        <number:embedded-text number:position="1">16 14:</number:embedded-text>
      </number:number>
      <number:text>8:41</number:text>
    </number:number-style>
    <number:number-style style:name="N646" number:title="User-defined">
      <number:text>2</number:text>
      <number:number number:decimal-places="0" number:min-integer-digits="3">
        <number:embedded-text number:position="2">16-1</number:embedded-text>
        <number:embedded-text number:position="1">-13 13:34:</number:embedded-text>
      </number:number>
      <number:text>1</number:text>
    </number:number-style>
    <number:number-style style:name="N647">
      <number:text>1</number:text>
      <number:number number:decimal-places="0" number:min-integer-digits="1"/>
      <number:text>.1.1</number:text>
    </number:number-style>
    <number:number-style style:name="N648">
      <number:text>13.1.1</number:text>
    </number:number-style>
    <number:number-style style:name="N649">
      <number:text>9.1.1</number:text>
    </number:number-style>
    <number:time-style style:name="N650">
      <number:minutes number:style="long"/>
      <number:text>:</number:text>
      <number:seconds number:style="long"/>
      <number:text>.</number:text>
    </number:time-style>
    <number:currency-style style:name="N652P0" style:volatile="true">
      <number:currency-symbol number:language="ja" number:country="JP">€</number:currency-symbol>
      <number:text> </number:text>
      <number:number number:decimal-places="2" number:min-integer-digits="1" number:grouping="true"/>
      <number:text> </number:text>
    </number:currency-style>
    <number:currency-style style:name="N652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integer-digits="1" number:grouping="true"/>
      <number:text>)</number:text>
      <style:map style:condition="value()&gt;=0" style:apply-style-name="N652P0"/>
    </number:currency-style>
    <number:date-style style:name="N654P0" style:volatile="true">
      <number:day/>
      <number:text>/</number:text>
      <number:month number:textual="true"/>
      <number:text>/</number:text>
      <number:year/>
    </number:date-style>
    <number:text-style style:name="N654">
      <number:text-content/>
      <style:map style:condition="value()&lt;=0" style:apply-style-name="N654P0"/>
    </number:text-style>
    <number:date-style style:name="N656P0" style:volatile="true">
      <number:day number:style="long"/>
      <number:text>/</number:text>
      <number:month number:textual="true"/>
      <number:text>/</number:text>
      <number:year/>
    </number:date-style>
    <number:text-style style:name="N656">
      <number:text-content/>
      <style:map style:condition="value()&lt;=0" style:apply-style-name="N656P0"/>
    </number:text-style>
    <number:date-style style:name="N657">
      <number:month number:textual="true"/>
      <number:text>/</number:text>
      <number:year number:style="long"/>
    </number:date-style>
    <number:date-style style:name="N658">
      <number:month number:style="long"/>
      <number:text>-</number:text>
      <number:day number:style="long"/>
      <number:text>-</number:text>
      <number:year number:style="long"/>
    </number:date-style>
    <number:currency-style style:name="N66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66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660P0"/>
    </number:currency-style>
    <number:text-style style:name="N661">
      <number:text>Team - </number:text>
      <number:text-content/>
    </number:text-style>
    <number:number-style style:name="N662">
      <number:number number:decimal-places="0" number:min-integer-digits="0"/>
      <number:text>h</number:text>
    </number:number-style>
    <number:number-style style:name="N663">
      <number:number number:decimal-places="0" number:min-integer-digits="1"/>
      <number:text> 時間</number:text>
    </number:number-style>
    <number:number-style style:name="N664">
      <number:number number:decimal-places="1" number:min-integer-digits="1"/>
      <number:text> 時間</number:text>
    </number:number-style>
    <number:date-style style:name="N665">
      <number:day number:style="long"/>
    </number:date-style>
    <number:number-style style:name="N666">
      <number:number number:decimal-places="0" number:min-integer-digits="2"/>
      <number:text> 時間</number:text>
    </number:number-style>
    <number:number-style style:name="N667">
      <number:number number:decimal-places="1" number:min-integer-digits="1"/>
      <number:text> ヶ月</number:text>
    </number:number-style>
    <number:number-style style:name="N668">
      <number:number number:decimal-places="0" number:min-integer-digits="1"/>
      <number:text> 人</number:text>
    </number:number-style>
    <number:number-style style:name="N669P0" style:volatile="true">
      <number:number number:decimal-places="0" number:min-integer-digits="1" number:grouping="true"/>
      <number:text> </number:text>
    </number:number-style>
    <number:number-style style:name="N669P1" style:volatile="true">
      <number:text> (</number:text>
      <number:number number:decimal-places="0" number:min-integer-digits="1" number:grouping="true"/>
      <number:text>)</number:text>
    </number:number-style>
    <number:number-style style:name="N669P2" style:volatile="true">
      <number:text>-</number:text>
      <number:number number:decimal-places="0" number:min-integer-digits="0"/>
      <number:text>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1P0" style:volatile="true">
      <number:text> \</number:text>
      <number:number number:decimal-places="0" number:min-integer-digits="1" number:grouping="true"/>
      <number:text> </number:text>
    </number:number-style>
    <number:number-style style:name="N671P1" style:volatile="true">
      <number:text> \(</number:text>
      <number:number number:decimal-places="0" number:min-integer-digits="1" number:grouping="true"/>
      <number:text>)</number:text>
    </number:number-style>
    <number:number-style style:name="N671P2" style:volatile="true">
      <number:text> \- </number:text>
    </number:number-style>
    <number:text-style style:name="N671">
      <number:text-content/>
      <number:text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number-style style:name="N672P0" style:volatile="true">
      <number:text> \</number:text>
      <number:number number:decimal-places="0" number:min-integer-digits="1" number:grouping="true"/>
      <number:text> </number:text>
    </number:number-style>
    <number:number-style style:name="N672P1" style:volatile="true">
      <number:text> \(</number:text>
      <number:number number:decimal-places="0" number:min-integer-digits="1" number:grouping="true"/>
      <number:text>)</number:text>
    </number:number-style>
    <number:number-style style:name="N672P2" style:volatile="true">
      <number:text> \-</number:text>
      <number:number number:decimal-places="0" number:min-integer-digits="0"/>
      <number:text>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3">
      <number:number number:decimal-places="0" number:min-integer-digits="8">
        <number:embedded-text number:position="1">1</number:embedded-text>
      </number:number>
    </number:number-style>
    <number:date-style style:name="N674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675P0" style:volatile="true">
      <number:year number:style="long"/>
      <number:text>年</number:text>
      <number:month/>
      <number:text>月</number:text>
    </number:date-style>
    <number:text-style style:name="N675">
      <number:text-content/>
      <style:map style:condition="value()&lt;=0" style:apply-style-name="N675P0"/>
    </number:text-style>
    <number:date-style style:name="N676">
      <number:month number:style="long"/>
      <number:text>/</number:text>
      <number:day number:style="long"/>
      <number:text>(aa)</number:text>
    </number:date-style>
    <number:number-style style:name="N677">
      <number:scientific-number number:decimal-places="1" number:min-integer-digits="1" number:min-exponent-digits="2"/>
    </number:number-style>
    <number:number-style style:name="N678">
      <number:scientific-number number:decimal-places="3" number:min-integer-digits="1" number:min-exponent-digits="2"/>
    </number:number-style>
    <number:number-style style:name="N679P0" style:volatile="true">
      <number:number number:decimal-places="0" number:min-integer-digits="1" number:grouping="true"/>
      <number:text>円</number:text>
    </number:number-style>
    <number:number-style style:name="N679">
      <number:text>-</number:text>
      <number:number number:decimal-places="0" number:min-integer-digits="1" number:grouping="true"/>
      <number:text>円</number:text>
      <style:map style:condition="value()&gt;=0" style:apply-style-name="N679P0"/>
    </number:number-style>
    <number:number-style style:name="N681P0" style:volatile="true">
      <number:number number:decimal-places="1" number:min-integer-digits="1" number:grouping="true"/>
      <number:text> </number:text>
    </number:number-style>
    <number:number-style style:name="N681P1" style:volatile="true">
      <number:text>-</number:text>
      <number:number number:decimal-places="1" number:min-integer-digits="1" number:grouping="true"/>
      <number:text> </number:text>
    </number:number-style>
    <number:number-style style:name="N681P2" style:volatile="true">
      <number:text>-</number:text>
      <number:number number:decimal-places="0" number:min-integer-digits="0"/>
      <number:text>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3P0" style:volatile="true">
      <number:text>$</number:text>
      <number:number number:decimal-places="2" number:min-integer-digits="1" number:grouping="true"/>
    </number:number-style>
    <number:number-style style:name="N683">
      <number:text>($</number:text>
      <number:number number:decimal-places="2" number:min-integer-digits="1" number:grouping="true"/>
      <number:text>)</number:text>
      <style:map style:condition="value()&gt;=0" style:apply-style-name="N683P0"/>
    </number:number-style>
    <number:number-style style:name="N685P0" style:volatile="true">
      <number:text>$</number:text>
      <number:number number:decimal-places="0" number:min-integer-digits="1" number:grouping="true"/>
    </number:number-style>
    <number:number-style style:name="N685">
      <number:text>($</number:text>
      <number:number number:decimal-places="0" number:min-integer-digits="1" number:grouping="true"/>
      <number:text>)</number:text>
      <style:map style:condition="value()&gt;=0" style:apply-style-name="N685P0"/>
    </number:number-style>
    <number:number-style style:name="N686P0" style:volatile="true">
      <number:number number:decimal-places="0" number:min-integer-digits="1" number:grouping="true"/>
    </number:number-style>
    <number:number-style style:name="N686">
      <number:text>(</number:text>
      <number:number number:decimal-places="0" number:min-integer-digits="1" number:grouping="true"/>
      <number:text>)</number:text>
      <style:map style:condition="value()&gt;=0" style:apply-style-name="N686P0"/>
    </number:number-style>
    <number:number-style style:name="N690P0" style:volatile="true">
      <number:text> S </number:text>
      <number:number number:decimal-places="0" number:min-integer-digits="1" number:grouping="true"/>
      <number:text> </number:text>
    </number:number-style>
    <number:number-style style:name="N690P1" style:volatile="true">
      <number:text>-S </number:text>
      <number:number number:decimal-places="0" number:min-integer-digits="1" number:grouping="true"/>
      <number:text> </number:text>
    </number:number-style>
    <number:number-style style:name="N690P2" style:volatile="true">
      <number:text> S - </number:text>
    </number:number-style>
    <number:text-style style:name="N690">
      <number:text-content/>
      <number:text> </number:text>
      <style:map style:condition="value()&gt;0" style:apply-style-name="N690P0"/>
      <style:map style:condition="value()&lt;0" style:apply-style-name="N690P1"/>
      <style:map style:condition="value()=0" style:apply-style-name="N690P2"/>
    </number:text-style>
    <number:number-style style:name="N691P0" style:volatile="true">
      <number:number number:decimal-places="0" number:min-integer-digits="1" number:grouping="true"/>
    </number:number-style>
    <number:number-style style:name="N69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691P0"/>
    </number:number-style>
    <number:percentage-style style:name="N692">
      <number:number number:decimal-places="3" number:min-integer-digits="1"/>
      <number:text>%</number:text>
    </number:percentage-style>
    <number:number-style style:name="N693P0" style:volatile="true">
      <number:number number:decimal-places="2" number:min-integer-digits="1" number:grouping="true"/>
      <number:text> </number:text>
    </number:number-style>
    <number:number-style style:name="N69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693P0"/>
    </number:number-style>
    <number:percentage-style style:name="N694P0" style:volatile="true">
      <number:number number:decimal-places="2" number:min-integer-digits="1"/>
      <number:text>%</number:text>
    </number:percentage-style>
    <number:percentage-style style:name="N694">
      <number:text>-</number:text>
      <number:number number:decimal-places="2" number:min-integer-digits="1"/>
      <number:text>%</number:text>
      <style:map style:condition="value()&gt;=0" style:apply-style-name="N694P0"/>
    </number:percentage-style>
    <number:number-style style:name="N696P0" style:volatile="true">
      <number:number number:decimal-places="8" number:min-integer-digits="1" number:decimal-replacement="" number:grouping="true"/>
    </number:number-style>
    <number:number-style style:name="N696">
      <number:text>-</number:text>
      <number:number number:decimal-places="8" number:min-integer-digits="1" number:decimal-replacement="" number:grouping="true"/>
      <style:map style:condition="value()&gt;=0" style:apply-style-name="N696P0"/>
    </number:number-style>
    <number:number-style style:name="N698P0" style:volatile="true">
      <number:text> \</number:text>
      <number:number number:decimal-places="0" number:min-integer-digits="1" number:grouping="true"/>
      <number:text> </number:text>
    </number:number-style>
    <number:number-style style:name="N698P1" style:volatile="true">
      <number:text>-\</number:text>
      <number:number number:decimal-places="0" number:min-integer-digits="1" number:grouping="true"/>
      <number:text> </number:text>
    </number:number-style>
    <number:number-style style:name="N698P2" style:volatile="true">
      <number:text> \- </number:text>
    </number:number-style>
    <number:text-style style:name="N698">
      <number:text-content/>
      <number:text> </number:text>
      <style:map style:condition="value()&gt;0" style:apply-style-name="N698P0"/>
      <style:map style:condition="value()&lt;0" style:apply-style-name="N698P1"/>
      <style:map style:condition="value()=0" style:apply-style-name="N698P2"/>
    </number:text-style>
    <number:number-style style:name="N700P0" style:volatile="true">
      <number:text> \</number:text>
      <number:number number:decimal-places="2" number:min-integer-digits="1" number:grouping="true"/>
      <number:text> </number:text>
    </number:number-style>
    <number:number-style style:name="N700P1" style:volatile="true">
      <number:text>-\</number:text>
      <number:number number:decimal-places="2" number:min-integer-digits="1" number:grouping="true"/>
      <number:text> </number:text>
    </number:number-style>
    <number:number-style style:name="N700P2" style:volatile="true">
      <number:text> \-</number:text>
      <number:number number:decimal-places="0" number:min-integer-digits="0"/>
      <number:text> </number:text>
    </number:number-style>
    <number:text-style style:name="N700"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year/>
      <number:text>/</number:text>
      <number:month/>
      <number:text>月</number:text>
    </number:date-style>
    <number:date-style style:name="N702">
      <number:year/>
      <number:text>/</number:text>
      <number:month/>
    </number:date-style>
    <number:number-style style:name="N703P0" style:volatile="true">
      <number:number number:decimal-places="0" number:min-integer-digits="1" number:grouping="true"/>
    </number:number-style>
    <number:number-style style:name="N703">
      <style:text-properties fo:color="#ff0000"/>
      <number:text>▲</number:text>
      <number:number number:decimal-places="0" number:min-integer-digits="1" number:grouping="true"/>
      <style:map style:condition="value()&gt;=0" style:apply-style-name="N703P0"/>
    </number:number-style>
    <number:number-style style:name="N704P0" style:volatile="true">
      <number:text>(</number:text>
      <number:number number:decimal-places="0" number:min-integer-digits="1" number:grouping="true"/>
      <number:text>)</number:text>
    </number:number-style>
    <number:number-style style:name="N704">
      <style:text-properties fo:color="#ff0000"/>
      <number:text>(▲</number:text>
      <number:number number:decimal-places="0" number:min-integer-digits="1" number:grouping="true"/>
      <number:text>)</number:text>
      <style:map style:condition="value()&gt;=0" style:apply-style-name="N704P0"/>
    </number:number-style>
    <number:number-style style:name="N705P0" style:volatile="true">
      <number:text>\</number:text>
      <number:number number:decimal-places="0" number:min-integer-digits="1" number:grouping="true"/>
    </number:number-style>
    <number:number-style style:name="N705">
      <number:text>-\</number:text>
      <number:number number:decimal-places="0" number:min-integer-digits="1" number:grouping="true"/>
      <style:map style:condition="value()&gt;=0" style:apply-style-name="N705P0"/>
    </number:number-style>
    <number:number-style style:name="N706P0" style:volatile="true">
      <number:text>(</number:text>
      <number:number number:decimal-places="2" number:min-integer-digits="1" number:grouping="true"/>
      <number:text>)</number:text>
    </number:number-style>
    <number:number-style style:name="N706">
      <style:text-properties fo:color="#ff0000"/>
      <number:text>-</number:text>
      <number:number number:decimal-places="2" number:min-integer-digits="1" number:grouping="true"/>
      <style:map style:condition="value()&gt;=0" style:apply-style-name="N706P0"/>
    </number:number-style>
    <number:number-style style:name="N707">
      <number:text>(</number:text>
      <number:number number:decimal-places="2" number:min-integer-digits="1"/>
      <number:text>) </number:text>
    </number:number-style>
    <number:number-style style:name="N708">
      <number:number number:decimal-places="0" number:min-integer-digits="1"/>
      <number:text>g/個</number:text>
    </number:number-style>
    <number:number-style style:name="N709">
      <number:number number:decimal-places="0" number:min-integer-digits="1"/>
      <number:text> g/個</number:text>
    </number:number-style>
    <number:number-style style:name="N711P0" style:volatile="true">
      <number:number number:decimal-places="13" number:min-integer-digits="1" number:grouping="true"/>
      <number:text> </number:text>
    </number:number-style>
    <number:number-style style:name="N711">
      <style:text-properties fo:color="#ff0000"/>
      <number:text>-</number:text>
      <number:number number:decimal-places="13" number:min-integer-digits="1" number:grouping="true"/>
      <number:text> </number:text>
      <style:map style:condition="value()&gt;=0" style:apply-style-name="N711P0"/>
    </number:number-style>
    <number:number-style style:name="N712P0" style:volatile="true">
      <number:number number:decimal-places="4" number:min-integer-digits="1" number:grouping="true"/>
    </number:number-style>
    <number:number-style style:name="N712">
      <style:text-properties fo:color="#ff0000"/>
      <number:text>-</number:text>
      <number:number number:decimal-places="4" number:min-integer-digits="1" number:grouping="true"/>
      <style:map style:condition="value()&gt;=0" style:apply-style-name="N712P0"/>
    </number:number-style>
    <number:number-style style:name="N713">
      <number:text>C$</number:text>
      <number:number number:decimal-places="0" number:min-integer-digits="0" number:grouping="true"/>
    </number:number-style>
    <number:date-style style:name="N714">
      <number:month/>
      <number:text>月</number:text>
    </number:date-style>
    <number:number-style style:name="N715">
      <number:number number:decimal-places="1" number:min-integer-digits="0" number:grouping="true"/>
    </number:number-style>
    <number:date-style style:name="N716">
      <number:day/>
      <number:text>¥¥.</number:text>
      <number:month number:textual="true"/>
      <number:text>¥¥.</number:text>
      <number:year/>
    </number:date-style>
    <number:percentage-style style:name="N717">
      <number:text>t</number:text>
      <number:number number:decimal-places="2" number:min-integer-digits="1"/>
      <number:text>%</number:text>
    </number:percentage-style>
    <number:number-style style:name="N718">
      <number:text>t</number:text>
      <number:fraction number:min-integer-digits="0" number:min-numerator-digits="3" number:min-denominator-digits="3"/>
    </number:number-style>
    <number:number-style style:name="N719P0" style:volatile="true">
      <number:text>$</number:text>
      <number:number number:decimal-places="0" number:min-integer-digits="1" number:grouping="true"/>
    </number:number-style>
    <number:number-style style:name="N719">
      <style:text-properties fo:color="#ff0000"/>
      <number:text>-$</number:text>
      <number:number number:decimal-places="0" number:min-integer-digits="1" number:grouping="true"/>
      <style:map style:condition="value()&gt;=0" style:apply-style-name="N719P0"/>
    </number:number-style>
    <number:number-style style:name="N720P0" style:volatile="true">
      <number:text>$</number:text>
      <number:number number:decimal-places="2" number:min-integer-digits="1" number:grouping="true"/>
    </number:number-style>
    <number:number-style style:name="N720">
      <style:text-properties fo:color="#ff0000"/>
      <number:text>-$</number:text>
      <number:number number:decimal-places="2" number:min-integer-digits="1" number:grouping="true"/>
      <style:map style:condition="value()&gt;=0" style:apply-style-name="N720P0"/>
    </number:number-style>
    <number:number-style style:name="N721P0" style:volatile="true">
      <number:number number:decimal-places="0" number:min-integer-digits="1" number:grouping="true"/>
    </number:number-style>
    <number:number-style style:name="N721P1" style:volatile="true">
      <number:text>-</number:text>
      <number:number number:decimal-places="0" number:min-integer-digits="1" number:grouping="true"/>
    </number:number-style>
    <number:number-style style:name="N721">
      <number:number number:decimal-places="0" number:min-integer-digits="0"/>
      <style:map style:condition="value()&gt;0" style:apply-style-name="N721P0"/>
      <style:map style:condition="value()&lt;0" style:apply-style-name="N721P1"/>
    </number:number-style>
    <number:number-style style:name="N723P0" style:volatile="true">
      <number:text>¥</number:text>
      <number:number number:decimal-places="0" number:min-integer-digits="1" number:grouping="true"/>
      <number:text>.-</number:text>
    </number:number-style>
    <number:number-style style:name="N723">
      <number:text>▲¥</number:text>
      <number:number number:decimal-places="0" number:min-integer-digits="1" number:grouping="true"/>
      <number:text>.-</number:text>
      <style:map style:condition="value()&gt;=0" style:apply-style-name="N723P0"/>
    </number:number-style>
    <number:number-style style:name="N724P0" style:volatile="true">
      <number:number number:decimal-places="0" number:min-integer-digits="0"/>
    </number:number-style>
    <number:number-style style:name="N724">
      <style:text-properties fo:color="#ff0000"/>
      <number:text>-</number:text>
      <number:number number:decimal-places="0" number:min-integer-digits="0"/>
      <style:map style:condition="value()&gt;=0" style:apply-style-name="N724P0"/>
    </number:number-style>
    <number:number-style style:name="N725">
      <number:number number:decimal-places="0" number:min-integer-digits="2" number:grouping="true"/>
    </number:number-style>
    <number:number-style style:name="N726P0" style:volatile="true">
      <number:number number:decimal-places="0" number:min-integer-digits="3"/>
    </number:number-style>
    <number:number-style style:name="N726P1" style:volatile="true">
      <number:number number:decimal-places="0" number:min-integer-digits="5">
        <number:embedded-text number:position="2">-</number:embedded-text>
      </number:number>
    </number:number-style>
    <number:number-style style:name="N726">
      <number:number number:decimal-places="0" number:min-integer-digits="7">
        <number:embedded-text number:position="4">-</number:embedded-text>
      </number:number>
      <style:map style:condition="value()&lt;=0" style:apply-style-name="N726P0"/>
      <style:map style:condition="value()&lt;=0" style:apply-style-name="N726P1"/>
    </number:number-style>
    <number:date-style style:name="N727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number-style style:name="N728">
      <number:text>labo</number:text>
      <number:number number:decimal-places="0" number:min-integer-digits="1"/>
    </number:number-style>
    <number:number-style style:name="N730P0" style:volatile="true">
      <number:text>\</number:text>
      <number:number number:decimal-places="0" number:min-integer-digits="1" number:grouping="true"/>
      <number:text> </number:text>
    </number:number-style>
    <number:number-style style:name="N730">
      <style:text-properties fo:color="#ff0000"/>
      <number:text>(\</number:text>
      <number:number number:decimal-places="0" number:min-integer-digits="1" number:grouping="true"/>
      <number:text>)</number:text>
      <style:map style:condition="value()&gt;=0" style:apply-style-name="N730P0"/>
    </number:number-style>
    <number:date-style style:name="N731">
      <number:year number:style="long"/>
      <number:text>.</number:text>
      <number:month/>
    </number:date-style>
    <number:date-style style:name="N732">
      <number:day number:style="long"/>
      <number:text>日</number:text>
    </number:date-style>
    <number:date-style style:name="N733">
      <number:month number:style="long"/>
      <number:text>日</number:text>
    </number:date-style>
    <number:date-style style:name="N734">
      <number:month number:style="long"/>
      <number:text>月</number:text>
    </number:date-style>
    <number:number-style style:name="N735">
      <number:text>人</number:text>
    </number:number-style>
    <number:date-style style:name="N736">
      <number:year/>
      <number:text>.</number:text>
      <number:month number:style="long"/>
      <number:text>.</number:text>
      <number:day number:style="long"/>
    </number:date-style>
    <number:number-style style:name="N737">
      <number:number number:min-integer-digits="1"/>
      <number:text>万円</number:text>
    </number:number-style>
    <number:date-style style:name="N738">
      <number:year number:style="long"/>
      <number:text>.</number:text>
      <number:month number:style="long"/>
    </number:date-style>
    <number:date-style style:name="N739">
      <number:era/>
      <number:text>/標準</number:text>
    </number:date-style>
    <number:date-style style:name="N740">
      <number:month/>
      <number:text>月</number:text>
      <number:day/>
      <number:text>日 </number:text>
      <number:hours/>
      <number:text>:</number:text>
      <number:minutes number:style="long"/>
    </number:date-style>
    <number:date-style style:name="N741">
      <number:month/>
      <number:text>月</number:text>
      <number:day/>
      <number:text>日　</number:text>
      <number:hours/>
      <number:text>:</number:text>
      <number:minutes number:style="long"/>
    </number:date-style>
    <number:number-style style:name="N742">
      <number:text>bbb</number:text>
    </number:number-style>
    <number:number-style style:name="N743">
      <number:text>aa</number:text>
    </number:number-style>
    <number:date-style style:name="N744">
      <number:day-of-week/>
    </number:date-style>
    <number:number-style style:name="N745P0" style:volatile="true">
      <number:number number:decimal-places="5" number:min-integer-digits="1"/>
      <number:text> </number:text>
    </number:number-style>
    <number:number-style style:name="N745">
      <style:text-properties fo:color="#ff0000"/>
      <number:text>(</number:text>
      <number:number number:decimal-places="5" number:min-integer-digits="1"/>
      <number:text>)</number:text>
      <style:map style:condition="value()&gt;=0" style:apply-style-name="N745P0"/>
    </number:number-style>
    <number:number-style style:name="N747P0" style:volatile="true">
      <number:number number:decimal-places="5" number:min-integer-digits="1" number:grouping="true"/>
      <number:text> </number:text>
    </number:number-style>
    <number:number-style style:name="N747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747P0"/>
    </number:number-style>
    <number:number-style style:name="N748">
      <number:text>( </number:text>
      <number:number number:decimal-places="0" number:min-integer-digits="2"/>
      <number:text> 日間 )</number:text>
    </number:number-style>
    <number:number-style style:name="N749P0" style:volatile="true">
      <number:number number:decimal-places="0" number:min-integer-digits="3"/>
    </number:number-style>
    <number:number-style style:name="N749">
      <number:number number:decimal-places="0" number:min-integer-digits="5">
        <number:embedded-text number:position="2">-</number:embedded-text>
      </number:number>
      <style:map style:condition="value()&lt;=0" style:apply-style-name="N749P0"/>
    </number:number-style>
    <number:number-style style:name="N750">
      <number:number number:decimal-places="0" number:min-integer-digits="1"/>
      <number:text> 名</number:text>
    </number:number-style>
    <number:number-style style:name="N751">
      <number:text>VER</number:text>
      <number:number number:decimal-places="0" number:min-integer-digits="6"/>
    </number:number-style>
    <number:number-style style:name="N752">
      <number:text>CWS</number:text>
      <number:number number:decimal-places="0" number:min-integer-digits="6"/>
    </number:number-style>
    <number:number-style style:name="N753">
      <number:number number:decimal-places="0" number:min-integer-digits="0"/>
      <number:text>ヶ月</number:text>
    </number:number-style>
    <number:number-style style:name="N754">
      <number:number number:decimal-places="0" number:min-integer-digits="1"/>
      <number:text>ヶ月</number:text>
    </number:number-style>
    <number:number-style style:name="N755">
      <number:text>CSR</number:text>
      <number:number number:decimal-places="0" number:min-integer-digits="6"/>
    </number:number-style>
    <number:date-style style:name="N756">
      <number:year number:style="long"/>
      <number:text>/</number:text>
      <number:month/>
    </number:date-style>
    <number:currency-style style:name="N758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758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758P0"/>
    </number:currency-style>
    <number:number-style style:name="N760P0" style:volatile="true">
      <number:number number:decimal-places="0" number:min-integer-digits="1" number:grouping="true"/>
      <number:text>   </number:text>
    </number:number-style>
    <number:number-style style:name="N760">
      <number:text>-</number:text>
      <number:number number:decimal-places="0" number:min-integer-digits="1" number:grouping="true"/>
      <number:text>   </number:text>
      <style:map style:condition="value()&gt;=0" style:apply-style-name="N760P0"/>
    </number:number-style>
    <number:number-style style:name="N761P0" style:volatile="true">
      <number:number number:decimal-places="0" number:min-integer-digits="1" number:grouping="true"/>
      <number:text>   </number:text>
    </number:number-style>
    <number:number-style style:name="N76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761P0"/>
    </number:number-style>
    <number:number-style style:name="N763P0" style:volatile="true">
      <number:number number:decimal-places="2" number:min-integer-digits="1" number:grouping="true"/>
      <number:text>   </number:text>
    </number:number-style>
    <number:number-style style:name="N763">
      <number:text>-</number:text>
      <number:number number:decimal-places="2" number:min-integer-digits="1" number:grouping="true"/>
      <number:text>   </number:text>
      <style:map style:condition="value()&gt;=0" style:apply-style-name="N763P0"/>
    </number:number-style>
    <number:number-style style:name="N764P0" style:volatile="true">
      <number:number number:decimal-places="2" number:min-integer-digits="1" number:grouping="true"/>
      <number:text>   </number:text>
    </number:number-style>
    <number:number-style style:name="N76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764P0"/>
    </number:number-style>
    <number:date-style style:name="N765">
      <number:month number:style="long"/>
    </number:date-style>
    <number:date-style style:name="N766">
      <number:month number:style="long"/>
      <number:text>分</number:text>
    </number:date-style>
    <number:time-style style:name="N767">
      <number:hours/>
      <number:text>:</number:text>
      <number:minutes number:style="long"/>
      <number:text>分</number:text>
    </number:time-style>
    <number:time-style style:name="N768">
      <number:hours/>
      <number:text>時間</number:text>
      <number:minutes number:style="long"/>
      <number:text>分</number:text>
    </number:time-style>
    <number:number-style style:name="N769">
      <number:number number:decimal-places="0" number:min-integer-digits="1"/>
      <number:text>分</number:text>
    </number:number-style>
    <number:number-style style:name="N770">
      <number:number number:decimal-places="0" number:min-integer-digits="1"/>
      <number:text>点</number:text>
    </number:number-style>
    <number:number-style style:name="N771">
      <number:number number:decimal-places="0" number:min-integer-digits="1"/>
      <number:text>人</number:text>
    </number:number-style>
    <number:number-style style:name="N772">
      <number:number number:decimal-places="1" number:min-integer-digits="1"/>
      <number:text>点</number:text>
    </number:number-style>
    <number:date-style style:name="N773P0" style:volatile="true">
      <number:year number:style="long"/>
      <number:text>.</number:text>
      <number:month/>
    </number:date-style>
    <number:text-style style:name="N773">
      <number:text-content/>
      <style:map style:condition="value()&lt;=0" style:apply-style-name="N773P0"/>
    </number:text-style>
    <number:date-style style:name="N77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775">
      <number:text>No. </number:text>
      <number:text-content/>
    </number:text-style>
    <number:number-style style:name="N776P0" style:volatile="true">
      <number:text>\</number:text>
      <number:number number:decimal-places="0" number:min-integer-digits="1" number:grouping="true"/>
      <number:text> </number:text>
    </number:number-style>
    <number:number-style style:name="N776">
      <number:text>(\</number:text>
      <number:number number:decimal-places="0" number:min-integer-digits="1" number:grouping="true"/>
      <number:text>)</number:text>
      <style:map style:condition="value()&gt;=0" style:apply-style-name="N776P0"/>
    </number:number-style>
    <number:text-style style:name="N777">
      <number:text>A</number:text>
      <number:text-content/>
    </number:text-style>
    <number:date-style style:name="N778">
      <number:year number:style="long"/>
      <number:text>/</number:text>
      <number:month/>
      <number:text>/</number:text>
      <number:day/>
      <number:text> 印刷</number:text>
    </number:date-style>
    <number:date-style style:name="N779">
      <number:month number:style="long"/>
      <number:text>/</number:text>
      <number:day number:style="long"/>
      <number:text> 週</number:text>
    </number:date-style>
    <number:date-style style:name="N780">
      <number:month number:style="long"/>
      <number:text>/</number:text>
      <number:day number:style="long"/>
      <number:text>～週</number:text>
    </number:date-style>
    <number:date-style style:name="N781">
      <number:month number:style="long"/>
      <number:text>/</number:text>
      <number:day number:style="long"/>
      <number:text>週</number:text>
    </number:date-style>
    <number:date-style style:name="N782">
      <number:month number:style="long"/>
      <number:text>/</number:text>
      <number:day number:style="long"/>
      <number:text>～</number:text>
    </number:date-style>
    <number:number-style style:name="N784P0" style:volatile="true">
      <style:text-properties fo:color="#ff0000"/>
      <number:text>+ </number:text>
      <number:number number:decimal-places="0" number:min-integer-digits="1" number:grouping="true"/>
    </number:number-style>
    <number:number-style style:name="N784">
      <style:text-properties fo:color="#0000ff"/>
      <number:text>- </number:text>
      <number:number number:decimal-places="0" number:min-integer-digits="1" number:grouping="true"/>
      <style:map style:condition="value()&gt;=0" style:apply-style-name="N784P0"/>
    </number:number-style>
    <number:date-style style:name="N785">
      <number:year number:style="long"/>
      <number:text>/</number:text>
      <number:month/>
      <number:text>/</number:text>
      <number:day/>
      <number:text> 現在UC入会数</number:text>
    </number:date-style>
    <number:date-style style:name="N786">
      <number:year number:style="long"/>
      <number:text>/</number:text>
      <number:month/>
      <number:text>/</number:text>
      <number:day/>
      <number:text> 現在UC入会社数</number:text>
    </number:date-style>
    <number:date-style style:name="N787">
      <number:year/>
      <number:text>.</number:text>
      <number:month/>
      <number:text>/</number:text>
      <number:day number:style="long"/>
    </number:date-style>
    <number:number-style style:name="N788">
      <number:text/>
    </number:number-style>
    <number:number-style style:name="N790P0" style:volatile="true">
      <number:number number:decimal-places="0" number:min-integer-digits="1" number:grouping="true"/>
      <number:text> </number:text>
    </number:number-style>
    <number:number-style style:name="N790P1" style:volatile="true">
      <style:text-properties fo:color="#ff0000"/>
      <number:text>-</number:text>
      <number:number number:decimal-places="0" number:min-integer-digits="1" number:grouping="true"/>
    </number:number-style>
    <number:number-style style:name="N790P2" style:volatile="true">
      <number:text/>
    </number:number-style>
    <number:text-style style:name="N790">
      <number:text/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number-style style:name="N791">
      <number:number number:decimal-places="7" number:min-integer-digits="1"/>
      <number:text> </number:text>
    </number:number-style>
    <number:percentage-style style:name="N792">
      <number:number number:decimal-places="15" number:min-integer-digits="1"/>
      <number:text>%</number:text>
    </number:percentage-style>
    <number:number-style style:name="N793P0" style:volatile="true">
      <number:number number:decimal-places="1" number:min-integer-digits="1" number:grouping="true"/>
      <number:text> </number:text>
    </number:number-style>
    <number:number-style style:name="N79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793P0"/>
    </number:number-style>
    <number:number-style style:name="N794P0" style:volatile="true">
      <number:number number:decimal-places="3" number:min-integer-digits="1"/>
      <number:text> </number:text>
    </number:number-style>
    <number:number-style style:name="N794">
      <style:text-properties fo:color="#ff0000"/>
      <number:text>(</number:text>
      <number:number number:decimal-places="3" number:min-integer-digits="1"/>
      <number:text>)</number:text>
      <style:map style:condition="value()&gt;=0" style:apply-style-name="N794P0"/>
    </number:number-style>
    <number:number-style style:name="N796P0" style:volatile="true">
      <number:text>\</number:text>
      <number:number number:decimal-places="1" number:min-integer-digits="1" number:grouping="true"/>
    </number:number-style>
    <number:number-style style:name="N796">
      <style:text-properties fo:color="#ff0000"/>
      <number:text>\-</number:text>
      <number:number number:decimal-places="1" number:min-integer-digits="1" number:grouping="true"/>
      <style:map style:condition="value()&gt;=0" style:apply-style-name="N796P0"/>
    </number:number-style>
    <number:number-style style:name="N797">
      <number:number number:decimal-places="8" number:min-integer-digits="1"/>
      <number:text> </number:text>
    </number:number-style>
    <number:number-style style:name="N798">
      <number:number number:decimal-places="9" number:min-integer-digits="1"/>
      <number:text> </number:text>
    </number:number-style>
    <number:number-style style:name="N799P0" style:volatile="true">
      <number:number number:decimal-places="3" number:min-integer-digits="1" number:grouping="true"/>
      <number:text> </number:text>
    </number:number-style>
    <number:number-style style:name="N799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799P0"/>
    </number:number-style>
    <number:number-style style:name="N800P0" style:volatile="true">
      <number:number number:decimal-places="4" number:min-integer-digits="1" number:grouping="true"/>
      <number:text> </number:text>
    </number:number-style>
    <number:number-style style:name="N80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800P0"/>
    </number:number-style>
    <number:number-style style:name="N802P0" style:volatile="true">
      <number:number number:decimal-places="8" number:min-integer-digits="1" number:grouping="true"/>
      <number:text> </number:text>
    </number:number-style>
    <number:number-style style:name="N802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802P0"/>
    </number:number-style>
    <number:number-style style:name="N803P0" style:volatile="true">
      <number:number number:decimal-places="8" number:min-integer-digits="1"/>
      <number:text> </number:text>
    </number:number-style>
    <number:number-style style:name="N803">
      <style:text-properties fo:color="#ff0000"/>
      <number:text>-</number:text>
      <number:number number:decimal-places="8" number:min-integer-digits="1"/>
      <number:text> </number:text>
      <style:map style:condition="value()&gt;=0" style:apply-style-name="N803P0"/>
    </number:number-style>
    <number:number-style style:name="N804P0" style:volatile="true">
      <number:number number:decimal-places="1" number:min-integer-digits="1"/>
    </number:number-style>
    <number:number-style style:name="N804">
      <number:text>▲ </number:text>
      <number:number number:decimal-places="1" number:min-integer-digits="1"/>
      <style:map style:condition="value()&gt;=0" style:apply-style-name="N804P0"/>
    </number:number-style>
    <number:number-style style:name="N805P0" style:volatile="true">
      <number:number number:decimal-places="7" number:min-integer-digits="1"/>
      <number:text> </number:text>
    </number:number-style>
    <number:number-style style:name="N805">
      <style:text-properties fo:color="#ff0000"/>
      <number:text>-</number:text>
      <number:number number:decimal-places="7" number:min-integer-digits="1"/>
      <number:text> </number:text>
      <style:map style:condition="value()&gt;=0" style:apply-style-name="N805P0"/>
    </number:number-style>
    <number:number-style style:name="N806P0" style:volatile="true">
      <number:number number:decimal-places="6" number:min-integer-digits="1"/>
      <number:text> </number:text>
    </number:number-style>
    <number:number-style style:name="N806">
      <style:text-properties fo:color="#ff0000"/>
      <number:text>-</number:text>
      <number:number number:decimal-places="6" number:min-integer-digits="1"/>
      <number:text> </number:text>
      <style:map style:condition="value()&gt;=0" style:apply-style-name="N806P0"/>
    </number:number-style>
    <number:number-style style:name="N807P0" style:volatile="true">
      <number:number number:decimal-places="3" number:min-integer-digits="1"/>
      <number:text> </number:text>
    </number:number-style>
    <number:number-style style:name="N807">
      <style:text-properties fo:color="#ff0000"/>
      <number:text>-</number:text>
      <number:number number:decimal-places="3" number:min-integer-digits="1"/>
      <number:text> </number:text>
      <style:map style:condition="value()&gt;=0" style:apply-style-name="N807P0"/>
    </number:number-style>
    <number:number-style style:name="N808">
      <number:number number:decimal-places="14" number:min-integer-digits="1"/>
      <number:text> </number:text>
    </number:number-style>
    <number:number-style style:name="N809">
      <number:number number:decimal-places="13" number:min-integer-digits="1"/>
      <number:text> </number:text>
    </number:number-style>
    <number:number-style style:name="N810P0" style:volatile="true">
      <number:number number:decimal-places="4" number:min-integer-digits="1"/>
      <number:text> </number:text>
    </number:number-style>
    <number:number-style style:name="N810">
      <style:text-properties fo:color="#ff0000"/>
      <number:text>-</number:text>
      <number:number number:decimal-places="4" number:min-integer-digits="1"/>
      <number:text> </number:text>
      <style:map style:condition="value()&gt;=0" style:apply-style-name="N810P0"/>
    </number:number-style>
    <number:number-style style:name="N811P0" style:volatile="true">
      <number:number number:decimal-places="5" number:min-integer-digits="1" number:grouping="true"/>
      <number:text> </number:text>
    </number:number-style>
    <number:number-style style:name="N811">
      <style:text-properties fo:color="#ff0000"/>
      <number:text>-</number:text>
      <number:number number:decimal-places="5" number:min-integer-digits="1" number:grouping="true"/>
      <number:text> </number:text>
      <style:map style:condition="value()&gt;=0" style:apply-style-name="N811P0"/>
    </number:number-style>
    <number:number-style style:name="N812P0" style:volatile="true">
      <number:text>\</number:text>
      <number:number number:decimal-places="0" number:min-integer-digits="1" number:grouping="true"/>
    </number:number-style>
    <number:number-style style:name="N812">
      <style:text-properties fo:color="#ff0000"/>
      <number:text>-\</number:text>
      <number:number number:decimal-places="0" number:min-integer-digits="1" number:grouping="true"/>
      <style:map style:condition="value()&gt;=0" style:apply-style-name="N812P0"/>
    </number:number-style>
    <number:number-style style:name="N813P0" style:volatile="true">
      <number:text>\</number:text>
      <number:number number:decimal-places="2" number:min-integer-digits="1" number:grouping="true"/>
    </number:number-style>
    <number:number-style style:name="N813">
      <number:text>-\</number:text>
      <number:number number:decimal-places="2" number:min-integer-digits="1" number:grouping="true"/>
      <style:map style:condition="value()&gt;=0" style:apply-style-name="N813P0"/>
    </number:number-style>
    <number:number-style style:name="N814P0" style:volatile="true">
      <number:text>\</number:text>
      <number:number number:decimal-places="2" number:min-integer-digits="1" number:grouping="true"/>
    </number:number-style>
    <number:number-style style:name="N814">
      <style:text-properties fo:color="#ff0000"/>
      <number:text>-\</number:text>
      <number:number number:decimal-places="2" number:min-integer-digits="1" number:grouping="true"/>
      <style:map style:condition="value()&gt;=0" style:apply-style-name="N814P0"/>
    </number:number-style>
    <number:date-style style:name="N815P0" style:volatile="true">
      <number:month/>
      <number:text>/</number:text>
      <number:day/>
    </number:date-style>
    <number:number-style style:name="N815P1" style:volatile="true">
      <number:text/>
    </number:number-style>
    <number:text-style style:name="N815">
      <number:text-content/>
      <style:map style:condition="value()&gt;=0" style:apply-style-name="N815P0"/>
      <style:map style:condition="value()&lt;0" style:apply-style-name="N815P1"/>
    </number:text-style>
    <number:number-style style:name="N816">
      <number:number number:decimal-places="0" number:min-integer-digits="0" number:grouping="true"/>
    </number:number-style>
    <number:number-style style:name="N817P0" style:volatile="true">
      <number:number number:decimal-places="0" number:min-integer-digits="0" number:grouping="true"/>
    </number:number-style>
    <number:number-style style:name="N817">
      <style:text-properties fo:color="#ff0000"/>
      <number:text>-</number:text>
      <number:number number:decimal-places="0" number:min-integer-digits="0" number:grouping="true"/>
      <style:map style:condition="value()&gt;=0" style:apply-style-name="N817P0"/>
    </number:number-style>
    <number:number-style style:name="N818">
      <number:number number:decimal-places="0" number:min-integer-digits="0"/>
      <number:text>人</number:text>
    </number:number-style>
    <number:number-style style:name="N819">
      <number:text>-</number:text>
      <number:number number:decimal-places="0" number:min-integer-digits="2"/>
    </number:number-style>
    <number:number-style style:name="N820P0" style:volatile="true">
      <number:number number:decimal-places="4" number:min-integer-digits="1"/>
      <number:text> </number:text>
    </number:number-style>
    <number:number-style style:name="N820">
      <style:text-properties fo:color="#ff0000"/>
      <number:text>(</number:text>
      <number:number number:decimal-places="4" number:min-integer-digits="1"/>
      <number:text>)</number:text>
      <style:map style:condition="value()&gt;=0" style:apply-style-name="N820P0"/>
    </number:number-style>
    <number:date-style style:name="N821P0" style:volatile="true">
      <number:month number:style="long"/>
      <number:text>/</number:text>
      <number:day number:style="long"/>
      <number:text>/</number:text>
      <number:year/>
    </number:date-style>
    <number:text-style style:name="N821">
      <number:text-content/>
      <style:map style:condition="value()&lt;=0" style:apply-style-name="N821P0"/>
    </number:text-style>
    <number:date-style style:name="N822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823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824">
      <number:text-content/>
      <style:map style:condition="value()&lt;=0" style:apply-style-name="N824P0"/>
    </number:text-style>
    <number:number-style style:name="N825">
      <number:text>(aa)</number:text>
    </number:number-style>
    <number:number-style style:name="N826">
      <number:text>aaa</number:text>
    </number:number-style>
    <number:number-style style:name="N827">
      <number:number number:decimal-places="1" number:min-integer-digits="1" number:grouping="true"/>
      <number:text>万円</number:text>
    </number:number-style>
    <number:date-style style:name="N828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29">
      <number:text>•</number:text>
    </number:number-style>
    <number:date-style style:name="N830">
      <number:era/>
      <number:text>/標</number:text>
    </number:date-style>
    <number:percentage-style style:name="N831">
      <number:number number:decimal-places="5" number:min-integer-digits="1"/>
      <number:text>%</number:text>
    </number:percentage-style>
    <number:text-style style:name="N832">
      <number:text-content/>
      <number:text>人</number:text>
    </number:text-style>
    <number:percentage-style style:name="N833">
      <number:number number:decimal-places="4" number:min-integer-digits="1"/>
      <number:text>%</number:text>
    </number:percentage-style>
    <number:date-style style:name="N83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35">
      <number:text>1:</number:text>
    </number:number-style>
    <number:number-style style:name="N836">
      <number:text>00000000000000000000</number:text>
    </number:number-style>
    <number:number-style style:name="N837">
      <number:text>00000000001111111111</number:text>
    </number:number-style>
    <number:number-style style:name="N838">
      <number:text>11111111110000000000</number:text>
    </number:number-style>
    <number:number-style style:name="N839" number:title="User-defined">
      <number:number number:decimal-places="0" number:min-integer-digits="1"/>
      <number:text>2</number:text>
    </number:number-style>
    <number:date-style style:name="N840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1">
      <number:year number:style="long"/>
      <number:text>-</number:text>
      <number:month number:style="long"/>
      <number:text>-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42">
      <number:text>2.1.1</number:text>
    </number:number-style>
    <number:number-style style:name="N843">
      <number:text>2.1.2</number:text>
    </number:number-style>
    <number:number-style style:name="N844">
      <number:text>2.2.3</number:text>
    </number:number-style>
    <number:number-style style:name="N845">
      <number:text>2.1.3</number:text>
    </number:number-style>
    <number:number-style style:name="N846">
      <number:text>2.1.4</number:text>
    </number:number-style>
    <number:number-style style:name="N847">
      <number:text>2.1.5</number:text>
    </number:number-style>
    <number:number-style style:name="N848">
      <number:text>2.1.6</number:text>
    </number:number-style>
    <number:number-style style:name="N849">
      <number:text>3.1.1</number:text>
    </number:number-style>
    <number:number-style style:name="N850">
      <number:text>3.1.2</number:text>
    </number:number-style>
    <number:number-style style:name="N851">
      <number:text>3.1.3</number:text>
    </number:number-style>
    <number:number-style style:name="N852">
      <number:text>3.1.4</number:text>
    </number:number-style>
    <number:number-style style:name="N853">
      <number:text>3.1.5</number:text>
    </number:number-style>
    <number:number-style style:name="N854">
      <number:text>3.1.6</number:text>
    </number:number-style>
    <number:number-style style:name="N855">
      <number:text>3.1.7</number:text>
    </number:number-style>
    <number:number-style style:name="N856">
      <number:text>3.1.8</number:text>
    </number:number-style>
    <number:number-style style:name="N857">
      <number:text>3.1.9</number:text>
    </number:number-style>
    <number:number-style style:name="N858">
      <number:text>3.2.1</number:text>
    </number:number-style>
    <number:number-style style:name="N859">
      <number:text>3.2.2</number:text>
    </number:number-style>
    <number:number-style style:name="N860">
      <number:text>3.2.3</number:text>
    </number:number-style>
    <number:number-style style:name="N861">
      <number:text>3.2.4</number:text>
    </number:number-style>
    <number:number-style style:name="N862">
      <number:text>3.2.5</number:text>
    </number:number-style>
    <number:number-style style:name="N863">
      <number:text>3.2.6</number:text>
    </number:number-style>
    <number:number-style style:name="N864">
      <number:text>3.3.1</number:text>
    </number:number-style>
    <number:number-style style:name="N865">
      <number:text>3.3.2</number:text>
    </number:number-style>
    <number:number-style style:name="N866">
      <number:text>3.3.3</number:text>
    </number:number-style>
    <number:number-style style:name="N867">
      <number:text>3.3.4</number:text>
    </number:number-style>
    <number:number-style style:name="N868">
      <number:text>3.3.5</number:text>
    </number:number-style>
    <number:number-style style:name="N869">
      <number:text>3.3.6</number:text>
    </number:number-style>
    <number:number-style style:name="N870">
      <number:text>3.3.7</number:text>
    </number:number-style>
    <number:number-style style:name="N871">
      <number:text>3.2.7</number:text>
    </number:number-style>
    <number:number-style style:name="N872">
      <number:text>3.4.1</number:text>
    </number:number-style>
    <number:number-style style:name="N873">
      <number:text>3.4.2</number:text>
    </number:number-style>
    <number:number-style style:name="N874">
      <number:text>3.4.3</number:text>
    </number:number-style>
    <number:number-style style:name="N875">
      <number:text>3.5.1</number:text>
    </number:number-style>
    <number:number-style style:name="N876">
      <number:text>3.5.2</number:text>
    </number:number-style>
    <number:number-style style:name="N877">
      <number:text>3.5.3</number:text>
    </number:number-style>
    <number:number-style style:name="N878">
      <number:text>3.5.4</number:text>
    </number:number-style>
    <number:number-style style:name="N879">
      <number:text>3.6.1</number:text>
    </number:number-style>
    <number:number-style style:name="N880">
      <number:text>3.6.2</number:text>
    </number:number-style>
    <number:number-style style:name="N881">
      <number:text>3.6.3</number:text>
    </number:number-style>
    <number:number-style style:name="N882">
      <number:text>3.6.4</number:text>
    </number:number-style>
    <number:number-style style:name="N883">
      <number:text>12.1.1</number:text>
    </number:number-style>
    <number:number-style style:name="N884">
      <number:text>12.1.2</number:text>
    </number:number-style>
    <number:number-style style:name="N885">
      <number:text>12.1.3</number:text>
    </number:number-style>
    <number:number-style style:name="N886">
      <number:text>12.1.4</number:text>
    </number:number-style>
    <number:number-style style:name="N887">
      <number:text>12.2.1</number:text>
    </number:number-style>
    <number:number-style style:name="N888">
      <number:text>12.2.2</number:text>
    </number:number-style>
    <number:number-style style:name="N889">
      <number:text>12.2.3</number:text>
    </number:number-style>
    <number:number-style style:name="N890">
      <number:text>12.2.4</number:text>
    </number:number-style>
    <number:number-style style:name="N891">
      <number:text>12.2.5</number:text>
    </number:number-style>
    <number:number-style style:name="N892">
      <number:text>12.2.6</number:text>
    </number:number-style>
    <number:number-style style:name="N893">
      <number:text>12.2.7</number:text>
    </number:number-style>
    <number:number-style style:name="N894">
      <number:text>12.2.8</number:text>
    </number:number-style>
    <number:number-style style:name="N895">
      <number:text>12.2.9</number:text>
    </number:number-style>
    <number:number-style style:name="N896">
      <number:text>12.3.1</number:text>
    </number:number-style>
    <number:number-style style:name="N897">
      <number:text>12.3.2</number:text>
    </number:number-style>
    <number:number-style style:name="N898">
      <number:text>12.3.3</number:text>
    </number:number-style>
    <number:number-style style:name="N899">
      <number:text>12.3.4</number:text>
    </number:number-style>
    <number:date-style style:name="N900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901">
      <number:text>12.3.5</number:text>
    </number:number-style>
    <number:number-style style:name="N902">
      <number:text>12.4.1</number:text>
    </number:number-style>
    <number:number-style style:name="N903">
      <number:text>12.4.2</number:text>
    </number:number-style>
    <number:number-style style:name="N904">
      <number:text>12.4.3</number:text>
    </number:number-style>
    <number:number-style style:name="N905">
      <number:text>12.4.4</number:text>
    </number:number-style>
    <number:number-style style:name="N906">
      <number:text>12.4.5</number:text>
    </number:number-style>
    <number:number-style style:name="N907">
      <number:text>12.4.6</number:text>
    </number:number-style>
    <number:number-style style:name="N908">
      <number:text>12.4.7</number:text>
    </number:number-style>
    <number:number-style style:name="N909">
      <number:text>12.5.1</number:text>
    </number:number-style>
    <number:number-style style:name="N910">
      <number:text>12.5.2</number:text>
    </number:number-style>
    <number:number-style style:name="N911">
      <number:text>12.5.3</number:text>
    </number:number-style>
    <number:number-style style:name="N912">
      <number:text>12.5.4</number:text>
    </number:number-style>
    <number:number-style style:name="N913">
      <number:text>12.5.5</number:text>
    </number:number-style>
    <number:number-style style:name="N914">
      <number:text>12.5.6</number:text>
    </number:number-style>
    <number:number-style style:name="N915">
      <number:text>12.5.7</number:text>
    </number:number-style>
    <number:number-style style:name="N916">
      <number:text>12.5.8</number:text>
    </number:number-style>
    <number:number-style style:name="N917">
      <number:text>12.5.9</number:text>
    </number:number-style>
    <number:number-style style:name="N918">
      <number:text>125.1</number:text>
      <number:number number:decimal-places="1" number:min-integer-digits="0"/>
    </number:number-style>
    <number:number-style style:name="N919">
      <number:text>12.6.1</number:text>
    </number:number-style>
    <number:date-style style:name="N92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921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923P0" style:volatile="true">
      <number:text>¥</number:text>
      <number:number number:decimal-places="0" number:min-integer-digits="1" number:grouping="true"/>
      <number:text> </number:text>
    </number:number-style>
    <number:number-style style:name="N923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923P0"/>
    </number:number-style>
    <number:number-style style:name="N924">
      <number:number number:decimal-places="3" number:min-integer-digits="1" number:decimal-replacement="" number:grouping="true"/>
    </number:number-style>
    <number:number-style style:name="N925">
      <number:text>11</number:text>
    </number:number-style>
    <number:number-style style:name="N926">
      <number:text>-999999999.99999999</number:text>
    </number:number-style>
    <number:number-style style:name="N927">
      <number:text>9999999999.99999999</number:text>
    </number:number-style>
    <number:number-style style:name="N928">
      <number:text>6</number:text>
      <number:number number:decimal-places="8" number:min-integer-digits="0"/>
    </number:number-style>
    <number:number-style style:name="N929">
      <number:number number:decimal-places="0" number:min-integer-digits="4"/>
      <number:text>1</number:text>
    </number:number-style>
    <number:number-style style:name="N930">
      <number:text>a</number:text>
    </number:number-style>
    <number:number-style style:name="N931">
      <number:number number:decimal-places="0" number:min-integer-digits="2"/>
      <number:text>1</number:text>
    </number:number-style>
    <number:date-style style:name="N932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93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934">
      <number:text>1234</number:text>
    </number:number-style>
    <number:number-style style:name="N935">
      <number:text>123456789</number:text>
    </number:number-style>
    <number:date-style style:name="N936">
      <number:year number:style="long"/>
      <number:text>/</number:text>
      <number:month number:style="long"/>
      <number:text>/.</number:text>
      <number:day number:style="long"/>
    </number:date-style>
    <number:time-style style:name="N937">
      <number:hours/>
      <number:text>:</number:text>
      <number:minutes number:style="long"/>
      <number:text>   </number:text>
      <number:am-pm/>
    </number:time-style>
    <number:date-style style:name="N938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jewish" number:style="long"/>
      <number:text>）</number:text>
    </number:date-style>
    <number:number-style style:name="N939">
      <number:text>9999999999999999999999</number:text>
    </number:number-style>
    <number:date-style style:name="N940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:</number:text>
      <number:seconds number:style="long"/>
    </number:date-style>
    <number:number-style style:name="N941">
      <number:text>１２３４５６７.</number:text>
    </number:number-style>
    <number:number-style style:name="N942">
      <number:text>111</number:text>
      <number:number number:decimal-places="1" number:min-integer-digits="0"/>
    </number:number-style>
    <number:number-style style:name="N943">
      <number:text>19</number:text>
      <number:number number:decimal-places="0" number:min-integer-digits="3"/>
      <number:text>1</number:text>
    </number:number-style>
    <number:currency-style style:name="N945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945">
      <style:text-properties fo:color="#ff0000"/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945P0"/>
    </number:currency-style>
    <number:number-style style:name="N946">
      <number:text>91</number:text>
      <number:number number:decimal-places="1" number:min-integer-digits="0"/>
    </number:number-style>
    <number:number-style style:name="N947">
      <number:text>ABC</number:text>
    </number:number-style>
    <number:date-style style:name="N94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949">
      <number:text>123:1223</number:text>
    </number:number-style>
    <number:number-style style:name="N950">
      <number:text>2382年12月31日</number:text>
    </number:number-style>
    <number:number-style style:name="N951">
      <number:text>-999</number:text>
    </number:number-style>
    <number:number-style style:name="N952">
      <number:text>14.1.1</number:text>
    </number:number-style>
    <number:number-style style:name="N953">
      <number:text>11</number:text>
      <number:number number:decimal-places="1" number:min-integer-digits="0"/>
    </number:number-style>
    <number:number-style style:name="N954">
      <number:text>2</number:text>
      <number:number number:decimal-places="0" number:min-integer-digits="2"/>
      <number:text>7</number:text>
    </number:number-style>
    <number:number-style style:name="N955">
      <number:number number:decimal-places="0" number:min-integer-digits="3"/>
      <number:text>2</number:text>
    </number:number-style>
    <number:number-style style:name="N956">
      <number:text>19</number:text>
      <number:number number:decimal-places="0" number:min-integer-digits="3"/>
      <number:text>7</number:text>
    </number:number-style>
    <number:number-style style:name="N957">
      <number:number number:decimal-places="12" number:min-integer-digits="1" number:grouping="true"/>
    </number:number-style>
    <number:number-style style:name="N958">
      <number:text>1234567891235467894123546789123654784125</number:text>
    </number:number-style>
    <number:number-style style:name="N959">
      <number:text>24</number:text>
      <number:number number:decimal-places="0" number:min-integer-digits="1"/>
      <number:text>1:</number:text>
    </number:number-style>
    <number:number-style style:name="N960">
      <number:text>u</number:text>
    </number:number-style>
    <number:number-style style:name="N961">
      <number:number number:decimal-places="0" number:min-integer-digits="3"/>
      <number:text>1:</number:text>
    </number:number-style>
    <number:number-style style:name="N962">
      <number:text>123456:</number:text>
    </number:number-style>
    <number:text-style style:name="N963">
      <number:text>000</number:text>
      <number:text-content/>
    </number:text-style>
    <number:date-style style:name="N96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965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966">
      <number:number number:decimal-places="0" number:min-integer-digits="1"/>
      <number:text> :</number:text>
    </number:number-style>
    <number:number-style style:name="N967">
      <number:number number:decimal-places="2" number:min-integer-digits="2"/>
    </number:number-style>
    <number:date-style style:name="N968">
      <number:day number:style="long"/>
      <number:text>/</number:text>
      <number:month number:style="long"/>
      <number:text>/</number:text>
      <number:year/>
      <number:text>Y</number:text>
    </number:date-style>
    <number:number-style style:name="N969">
      <number:number number:decimal-places="0" number:min-integer-digits="3"/>
      <number:text>3</number:text>
    </number:number-style>
    <number:number-style style:name="N970">
      <number:number number:decimal-places="0" number:min-integer-digits="2"/>
      <number:text>2</number:text>
    </number:number-style>
    <number:number-style style:name="N971">
      <number:number number:decimal-places="0" number:min-integer-digits="4"/>
      <number:text>2</number:text>
    </number:number-style>
    <number:number-style style:name="N972">
      <number:number number:decimal-places="0" number:min-integer-digits="2"/>
      <number:text>3</number:text>
    </number:number-style>
    <number:date-style style:name="N973">
      <number:year number:style="long"/>
      <number:text>/</number:text>
      <number:month/>
      <number:text>/</number:text>
      <number:day number:style="long"/>
    </number:date-style>
    <number:date-style style:name="N974">
      <number:year number:style="long"/>
      <number:text>/</number:text>
      <number:month number:style="long"/>
      <number:text>/</number:text>
    </number:date-style>
    <number:number-style style:name="N975">
      <number:number number:decimal-places="0" number:min-integer-digits="1"/>
      <number:text>回目</number:text>
    </number:number-style>
    <number:number-style style:name="N976">
      <number:text>.</number:text>
    </number:number-style>
    <number:number-style style:name="N977P0" style:volatile="true">
      <number:number number:decimal-places="0" number:min-integer-digits="1" number:grouping="true"/>
      <number:text> </number:text>
    </number:number-style>
    <number:number-style style:name="N977P1" style:volatile="true">
      <number:number number:decimal-places="0" number:min-integer-digits="1" number:grouping="true"/>
      <number:text> </number:text>
    </number:number-style>
    <number:number-style style:name="N977P2" style:volatile="true">
      <number:text>- </number:text>
    </number:number-style>
    <number:text-style style:name="N977">
      <number:text-content/>
      <number:text> </number:text>
      <style:map style:condition="value()&gt;0" style:apply-style-name="N977P0"/>
      <style:map style:condition="value()&lt;0" style:apply-style-name="N977P1"/>
      <style:map style:condition="value()=0" style:apply-style-name="N977P2"/>
    </number:text-style>
    <number:number-style style:name="N978P0" style:volatile="true">
      <number:number number:decimal-places="2" number:min-integer-digits="1" number:grouping="true"/>
      <number:text> </number:text>
    </number:number-style>
    <number:number-style style:name="N978P1" style:volatile="true">
      <number:number number:decimal-places="2" number:min-integer-digits="1" number:grouping="true"/>
      <number:text> </number:text>
    </number:number-style>
    <number:number-style style:name="N978P2" style:volatile="true">
      <number:text>-</number:text>
      <number:number number:decimal-places="0" number:min-integer-digits="0"/>
      <number:text> </number:text>
    </number:number-style>
    <number:text-style style:name="N978">
      <number:text-content/>
      <number:text> </number:text>
      <style:map style:condition="value()&gt;0" style:apply-style-name="N978P0"/>
      <style:map style:condition="value()&lt;0" style:apply-style-name="N978P1"/>
      <style:map style:condition="value()=0" style:apply-style-name="N978P2"/>
    </number:text-style>
    <number:number-style style:name="N979P0" style:volatile="true">
      <number:number number:decimal-places="0" number:min-integer-digits="1"/>
    </number:number-style>
    <number:number-style style:name="N979P1" style:volatile="true">
      <number:text/>
    </number:number-style>
    <number:number-style style:name="N979P2" style:volatile="true">
      <number:text/>
    </number:number-style>
    <number:text-style style:name="N979">
      <number:text-content/>
      <style:map style:condition="value()&gt;0" style:apply-style-name="N979P0"/>
      <style:map style:condition="value()&lt;0" style:apply-style-name="N979P1"/>
      <style:map style:condition="value()=0" style:apply-style-name="N979P2"/>
    </number:text-style>
    <number:number-style style:name="N980">
      <number:text>A</number:text>
      <number:number number:decimal-places="0" number:min-integer-digits="2"/>
    </number:number-style>
    <number:number-style style:name="N981">
      <number:text>X(</number:text>
      <number:number number:decimal-places="0" number:min-integer-digits="0"/>
      <number:text>)</number:text>
    </number:number-style>
    <number:currency-style style:name="N982">
      <number:currency-symbol number:language="ja" number:country="JP">¥</number:currency-symbol>
      <number:number number:decimal-places="2" number:min-integer-digits="1" number:grouping="true"/>
    </number:currency-style>
    <number:number-style style:name="N984P0" style:volatile="true">
      <number:text> ¥</number:text>
      <number:number number:decimal-places="0" number:min-integer-digits="1" number:grouping="true"/>
      <number:text> </number:text>
    </number:number-style>
    <number:number-style style:name="N984P1" style:volatile="true">
      <number:text> ¥(</number:text>
      <number:number number:decimal-places="0" number:min-integer-digits="1" number:grouping="true"/>
      <number:text>)</number:text>
    </number:number-style>
    <number:number-style style:name="N984P2" style:volatile="true">
      <number:text> ¥- </number:text>
    </number:number-style>
    <number:text-style style:name="N984">
      <number:text-content/>
      <number:text> </number:text>
      <style:map style:condition="value()&gt;0" style:apply-style-name="N984P0"/>
      <style:map style:condition="value()&lt;0" style:apply-style-name="N984P1"/>
      <style:map style:condition="value()=0" style:apply-style-name="N984P2"/>
    </number:text-style>
    <number:number-style style:name="N985P0" style:volatile="true">
      <number:text> ¥</number:text>
      <number:number number:decimal-places="0" number:min-integer-digits="1" number:grouping="true"/>
      <number:text> </number:text>
    </number:number-style>
    <number:number-style style:name="N985P1" style:volatile="true">
      <number:text> ¥(</number:text>
      <number:number number:decimal-places="0" number:min-integer-digits="1" number:grouping="true"/>
      <number:text>)</number:text>
    </number:number-style>
    <number:number-style style:name="N985P2" style:volatile="true">
      <number:text> ¥-</number:text>
      <number:number number:decimal-places="0" number:min-integer-digits="0"/>
      <number:text> </number:text>
    </number:number-style>
    <number:text-style style:name="N985">
      <number:text-content/>
      <number:text> </number:text>
      <style:map style:condition="value()&gt;0" style:apply-style-name="N985P0"/>
      <style:map style:condition="value()&lt;0" style:apply-style-name="N985P1"/>
      <style:map style:condition="value()=0" style:apply-style-name="N985P2"/>
    </number:text-style>
    <number:number-style style:name="N986">
      <number:number number:decimal-places="13" number:min-integer-digits="1"/>
    </number:number-style>
    <number:time-style style:name="N98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987">
      <number:text-content/>
      <style:map style:condition="value()&lt;=0" style:apply-style-name="N987P0"/>
    </number:text-style>
    <number:date-style style:name="N988">
      <number:year/>
      <number:text>/</number:text>
      <number:month number:style="long"/>
      <number:text>/</number:text>
      <number:day number:style="long"/>
      <number:text>（</number:text>
      <number:day-of-week number:calendar="gengou"/>
      <number:text>）</number:text>
    </number:date-style>
    <number:date-style style:name="N989">
      <number:year number:style="long"/>
      <number:text>/</number:text>
      <number:month number:style="long"/>
      <number:text>/</number:text>
      <number:day number:style="long"/>
      <number:text>（</number:text>
      <number:day-of-week number:calendar="gengou"/>
      <number:text>）</number:text>
    </number:date-style>
    <number:number-style style:name="N990">
      <number:number number:decimal-places="1" number:min-integer-digits="4"/>
    </number:number-style>
    <number:number-style style:name="N991">
      <number:number number:decimal-places="0" number:min-integer-digits="3"/>
      <number:text>x</number:text>
    </number:number-style>
    <number:date-style style:name="N992">
      <number:day number:style="long"/>
      <number:text>/</number:text>
      <number:month number:style="long"/>
    </number:date-style>
    <number:date-style style:name="N993P0" style:volatile="true">
      <number:day/>
      <number:text>-</number:text>
      <number:month number:textual="true"/>
    </number:date-style>
    <number:text-style style:name="N993">
      <number:text-content/>
      <style:map style:condition="value()&lt;=0" style:apply-style-name="N993P0"/>
    </number:text-style>
    <number:date-style style:name="N994P0" style:volatile="true">
      <number:month number:textual="true"/>
      <number:text>-</number:text>
      <number:year/>
    </number:date-style>
    <number:text-style style:name="N994">
      <number:text-content/>
      <style:map style:condition="value()&lt;=0" style:apply-style-name="N994P0"/>
    </number:text-style>
    <number:date-style style:name="N995">
      <number:year number:style="long"/>
      <number:text>年</number:text>
      <number:month/>
      <number:text>月</number:text>
      <number:day/>
      <number:text>日  </number:text>
      <number:day-of-week number:calendar="gengou"/>
      <number:text>曜日</number:text>
    </number:date-style>
    <number:number-style style:name="N996P0" style:volatile="true">
      <number:number number:decimal-places="1" number:min-integer-digits="1" number:grouping="true"/>
      <number:text> </number:text>
    </number:number-style>
    <number:number-style style:name="N996P1" style:volatile="true">
      <number:text>-</number:text>
      <number:number number:decimal-places="1" number:min-integer-digits="1" number:grouping="true"/>
      <number:text> </number:text>
    </number:number-style>
    <number:number-style style:name="N996P2" style:volatile="true">
      <number:text> - </number:text>
    </number:number-style>
    <number:text-style style:name="N996">
      <number:text-content/>
      <number:text> </number:text>
      <style:map style:condition="value()&gt;0" style:apply-style-name="N996P0"/>
      <style:map style:condition="value()&lt;0" style:apply-style-name="N996P1"/>
      <style:map style:condition="value()=0" style:apply-style-name="N996P2"/>
    </number:text-style>
    <number:percentage-style style:name="N997">
      <number:number number:decimal-places="7" number:min-integer-digits="1"/>
      <number:text>%</number:text>
    </number:percentage-style>
    <number:date-style style:name="N998">
      <number:month/>
      <number:text>/</number:text>
      <number:day/>
      <number:text> </number:text>
      <number:hours/>
      <number:text>:</number:text>
      <number:minutes number:style="long"/>
    </number:date-style>
    <number:date-style style:name="N999P0" style:volatile="true">
      <number:month/>
      <number:text>/</number:text>
      <number:day/>
      <number:text> </number:text>
      <number:hours/>
      <number:text>:</number:text>
      <number:minutes number:style="long"/>
    </number:date-style>
    <number:text-style style:name="N999">
      <number:text-content/>
      <style:map style:condition="value()&lt;=0" style:apply-style-name="N999P0"/>
    </number:text-style>
    <number:date-style style:name="N1000">
      <number:year number:style="long"/>
      <number:text>年</number:text>
    </number:date-style>
    <number:number-style style:name="N1001">
      <number:number number:decimal-places="0" number:min-integer-digits="1"/>
      <number:text>年目</number:text>
    </number:number-style>
    <number:number-style style:name="N1002">
      <number:number number:decimal-places="2" number:min-integer-digits="1"/>
      <number:text>歳</number:text>
    </number:number-style>
    <number:number-style style:name="N1003">
      <number:number number:min-integer-digits="1"/>
      <number:text>ｶ月</number:text>
    </number:number-style>
    <number:number-style style:name="N1004">
      <number:number number:min-integer-digits="1"/>
      <number:text>号</number:text>
    </number:number-style>
    <number:number-style style:name="N1005">
      <number:number number:min-integer-digits="1"/>
      <number:text>付与</number:text>
    </number:number-style>
    <number:number-style style:name="N1007P0" style:volatile="true">
      <number:text>\</number:text>
      <number:number number:decimal-places="3" number:min-integer-digits="1" number:grouping="true"/>
    </number:number-style>
    <number:number-style style:name="N1007">
      <style:text-properties fo:color="#ff0000"/>
      <number:text>\-</number:text>
      <number:number number:decimal-places="3" number:min-integer-digits="1" number:grouping="true"/>
      <style:map style:condition="value()&gt;=0" style:apply-style-name="N1007P0"/>
    </number:number-style>
    <number:time-style style:name="N1008">
      <number:hours/>
      <number:text>時</number:text>
      <number:minutes number:style="long"/>
      <number:text>分</number:text>
    </number:time-style>
    <number:time-style style:name="N1009P0" style:volatile="true">
      <number:hours/>
      <number:text>時</number:text>
      <number:minutes number:style="long"/>
      <number:text>分</number:text>
    </number:time-style>
    <number:text-style style:name="N1009">
      <number:text-content/>
      <style:map style:condition="value()&lt;=0" style:apply-style-name="N1009P0"/>
    </number:text-style>
    <number:date-style style:name="N1010">
      <number:text>(</number:text>
      <number:day-of-week number:calendar="gengou"/>
      <number:text>)</number:text>
    </number:date-style>
    <number:number-style style:name="N1011">
      <number:number number:decimal-places="0" number:min-integer-digits="11">
        <number:embedded-text number:position="7">-</number:embedded-text>
        <number:embedded-text number:position="1">-</number:embedded-text>
      </number:number>
    </number:number-style>
    <number:number-style style:name="N1012">
      <number:number number:decimal-places="0" number:min-integer-digits="0">
        <number:embedded-text number:position="7">-</number:embedded-text>
        <number:embedded-text number:position="1">-</number:embedded-text>
      </number:number>
    </number:number-style>
    <number:number-style style:name="N1013">
      <number:text>####-######-#</number:text>
    </number:number-style>
    <number:number-style style:name="N1014">
      <number:text>0000-000000-0</number:text>
    </number:number-style>
    <number:number-style style:name="N1015">
      <number:number number:decimal-places="0" number:min-integer-digits="10">
        <number:embedded-text number:position="6">-</number:embedded-text>
      </number:number>
    </number:number-style>
    <number:number-style style:name="N1016">
      <number:number number:decimal-places="0" number:min-integer-digits="0">
        <number:embedded-text number:position="6">-</number:embedded-text>
      </number:number>
    </number:number-style>
    <number:number-style style:name="N1017">
      <number:text>　</number:text>
    </number:number-style>
    <number:number-style style:name="N1018">
      <number:text>Labo</number:text>
      <number:number number:decimal-places="0" number:min-integer-digits="1"/>
    </number:number-style>
    <number:number-style style:name="N1019">
      <number:number number:decimal-places="0" number:min-integer-digits="0"/>
      <number:text>名</number:text>
    </number:number-style>
    <number:text-style style:name="N1020">
      <number:text-content/>
      <number:text>名</number:text>
    </number:text-style>
    <number:date-style style:name="N1021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date-style style:name="N1022">
      <number:era number:calendar="gengou" number:style="long"/>
      <number:year number:calendar="gengou"/>
      <number:text>年</number:text>
      <number:month number:calendar="gengou"/>
      <number:text>月</number:text>
    </number:date-style>
    <number:number-style style:name="N1023P0" style:volatile="true">
      <number:number number:decimal-places="6" number:min-integer-digits="1" number:grouping="true"/>
      <number:text> </number:text>
    </number:number-style>
    <number:number-style style:name="N1023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1023P0"/>
    </number:number-style>
    <number:date-style style:name="N1024">
      <number:month number:style="long"/>
      <number:text>/</number:text>
      <number:day number:style="long"/>
      <number:text> 現在</number:text>
    </number:date-style>
    <number:date-style style:name="N1025">
      <number:month number:style="long"/>
      <number:text>/</number:text>
      <number:day number:style="long"/>
      <number:text> から</number:text>
    </number:date-style>
    <number:number-style style:name="N1026">
      <number:number number:decimal-places="0" number:min-integer-digits="1" number:grouping="true"/>
      <number:text>人</number:text>
    </number:number-style>
    <number:number-style style:name="N1027">
      <number:text>070-</number:text>
      <number:number number:decimal-places="0" number:min-integer-digits="1"/>
    </number:number-style>
    <number:number-style style:name="N1028">
      <number:number number:decimal-places="0" number:min-integer-digits="1">
        <number:embedded-text number:position="8">-</number:embedded-text>
        <number:embedded-text number:position="4">-</number:embedded-text>
      </number:number>
    </number:number-style>
    <number:number-style style:name="N1029P0" style:volatile="true">
      <number:text>¥</number:text>
      <number:number number:decimal-places="0" number:min-integer-digits="1" number:grouping="true"/>
    </number:number-style>
    <number:number-style style:name="N1029">
      <style:text-properties fo:color="#ff0000"/>
      <number:text>¥</number:text>
      <number:number number:decimal-places="0" number:min-integer-digits="1" number:grouping="true"/>
      <style:map style:condition="value()&gt;=0" style:apply-style-name="N1029P0"/>
    </number:number-style>
    <number:number-style style:name="N1030">
      <number:number number:decimal-places="0" number:min-integer-digits="1"/>
      <number:text>nin </number:text>
    </number:number-style>
    <number:number-style style:name="N1031">
      <number:number number:decimal-places="5" number:min-integer-digits="1" number:decimal-replacement="" number:grouping="true"/>
    </number:number-style>
    <number:number-style style:name="N1032">
      <number:text>+</number:text>
      <number:number number:decimal-places="0" number:min-integer-digits="1" number:grouping="true"/>
    </number:number-style>
    <number:date-style style:name="N1033">
      <number:month number:style="long"/>
      <number:text> 月</number:text>
    </number:date-style>
    <number:date-style style:name="N1034">
      <number:year number:style="long"/>
      <number:text> </number:text>
      <number:month number:style="long"/>
      <number:text> </number:text>
      <number:day number:style="long"/>
    </number:date-style>
    <number:number-style style:name="N1035">
      <number:number number:decimal-places="5" number:min-integer-digits="1" number:decimal-replacement=""/>
    </number:number-style>
    <number:number-style style:name="N1037P0" style:volatile="true">
      <style:text-properties fo:color="#0000ff"/>
      <number:text>+ </number:text>
      <number:number number:decimal-places="0" number:min-integer-digits="1" number:grouping="true"/>
    </number:number-style>
    <number:number-style style:name="N1037">
      <style:text-properties fo:color="#ff0000"/>
      <number:text>- </number:text>
      <number:number number:decimal-places="0" number:min-integer-digits="1" number:grouping="true"/>
      <style:map style:condition="value()&gt;=0" style:apply-style-name="N1037P0"/>
    </number:number-style>
    <number:text-style style:name="N1038">
      <number:text-content/>
      <number:text>枚</number:text>
    </number:text-style>
    <number:date-style style:name="N1039">
      <number:month/>
      <number:text>月</number:text>
      <number:day/>
      <number:text>日(</number:text>
      <number:day-of-week number:calendar="gengou"/>
      <number:text>)   一次面接</number:text>
    </number:date-style>
    <number:date-style style:name="N1040">
      <number:month/>
      <number:text>月</number:text>
      <number:day/>
      <number:text>日(</number:text>
      <number:day-of-week number:calendar="gengou"/>
      <number:text>)   二次面接</number:text>
    </number:date-style>
    <number:date-style style:name="N1041">
      <number:month/>
      <number:text>月</number:text>
      <number:day/>
      <number:text>日(</number:text>
      <number:day-of-week number:calendar="gengou"/>
      <number:text>)   三次面接</number:text>
    </number:date-style>
    <number:date-style style:name="N1042">
      <number:month/>
      <number:text>月</number:text>
      <number:day/>
      <number:text>日(</number:text>
      <number:day-of-week number:calendar="gengou"/>
      <number:text>)   Internship面接</number:text>
    </number:date-style>
    <number:number-style style:name="N1043">
      <number:number number:decimal-places="1" number:min-integer-digits="2"/>
    </number:number-style>
    <number:number-style style:name="N1044">
      <number:number number:decimal-places="0" number:min-integer-digits="0"/>
      <number:text>日間</number:text>
    </number:number-style>
    <number:date-style style:name="N1045">
      <number:month/>
      <number:text>月</number:text>
      <number:day/>
      <number:text>日(</number:text>
      <number:day-of-week number:calendar="gengou"/>
      <number:text>)  会社説明会参加者リスト</number:text>
    </number:date-style>
    <number:date-style style:name="N1046">
      <number:month/>
      <number:text>月</number:text>
      <number:day/>
      <number:text>日(</number:text>
      <number:day-of-week number:calendar="gengou"/>
      <number:text>)  会社説明会受付リスト（敬称略）</number:text>
    </number:date-style>
    <number:number-style style:name="N1047P0" style:volatile="true">
      <number:text>\</number:text>
      <number:number number:decimal-places="1" number:min-integer-digits="1" number:grouping="true"/>
    </number:number-style>
    <number:number-style style:name="N1047">
      <number:text>\-</number:text>
      <number:number number:decimal-places="1" number:min-integer-digits="1" number:grouping="true"/>
      <style:map style:condition="value()&gt;=0" style:apply-style-name="N1047P0"/>
    </number:number-style>
    <number:time-style style:name="N1048" number:truncate-on-overflow="false">
      <number:hours number:style="long"/>
      <number:text>時間</number:text>
      <number:minutes number:style="long"/>
      <number:text>分</number:text>
    </number:time-style>
    <number:number-style style:name="N1049">
      <number:number number:decimal-places="0" number:min-integer-digits="1"/>
      <number:text>時間</number:text>
    </number:number-style>
    <number:number-style style:name="N1050P0" style:volatile="true">
      <number:number number:decimal-places="0" number:min-integer-digits="1"/>
    </number:number-style>
    <number:number-style style:name="N1050">
      <number:text>△ </number:text>
      <number:number number:decimal-places="0" number:min-integer-digits="1"/>
      <style:map style:condition="value()&gt;=0" style:apply-style-name="N1050P0"/>
    </number:number-style>
    <number:number-style style:name="N1051">
      <number:number number:decimal-places="1" number:min-integer-digits="0" number:decimal-replacement=""/>
      <number:text>h</number:text>
    </number:number-style>
    <number:number-style style:name="N1052">
      <number:text> \</number:text>
      <number:number number:decimal-places="0" number:min-integer-digits="1"/>
      <number:text> </number:text>
    </number:number-style>
    <number:number-style style:name="N1053">
      <number:text> \-</number:text>
      <number:number number:decimal-places="0" number:min-integer-digits="1"/>
      <number:text> </number:text>
    </number:number-style>
    <number:number-style style:name="N1054P0" style:volatile="true">
      <number:text> \</number:text>
      <number:number number:decimal-places="0" number:min-integer-digits="1"/>
      <number:text> </number:text>
    </number:number-style>
    <number:number-style style:name="N1054P1" style:volatile="true">
      <number:text> \-</number:text>
      <number:number number:decimal-places="0" number:min-integer-digits="1"/>
      <number:text> </number:text>
    </number:number-style>
    <number:number-style style:name="N1054P2" style:volatile="true">
      <number:text> \- </number:text>
    </number:number-style>
    <number:text-style style:name="N1054">
      <number:text-content/>
      <number:text> </number:text>
      <style:map style:condition="value()&gt;0" style:apply-style-name="N1054P0"/>
      <style:map style:condition="value()&lt;0" style:apply-style-name="N1054P1"/>
      <style:map style:condition="value()=0" style:apply-style-name="N1054P2"/>
    </number:text-style>
    <number:number-style style:name="N1056P0" style:volatile="true">
      <number:number number:decimal-places="0" number:min-integer-digits="0">
        <number:embedded-text number:position="4">-</number:embedded-text>
      </number:number>
    </number:number-style>
    <number:number-style style:name="N1056">
      <number:text>(</number:text>
      <number:number number:decimal-places="0" number:min-integer-digits="2">
        <number:embedded-text number:position="8">) </number:embedded-text>
        <number:embedded-text number:position="4">-</number:embedded-text>
      </number:number>
      <style:map style:condition="value()&lt;=99999999" style:apply-style-name="N1056P0"/>
    </number:number-style>
    <number:number-style style:name="N1058P0" style:volatile="true">
      <number:text>計</number:text>
      <number:number number:decimal-places="0" number:min-integer-digits="1"/>
      <number:text> </number:text>
    </number:number-style>
    <number:number-style style:name="N1058">
      <style:text-properties fo:color="#ff0000"/>
      <number:text>(</number:text>
      <number:number number:decimal-places="0" number:min-integer-digits="1"/>
      <number:text>)名</number:text>
      <style:map style:condition="value()&gt;=0" style:apply-style-name="N1058P0"/>
    </number:number-style>
    <number:number-style style:name="N1060P0" style:volatile="true">
      <number:text>SFr.</number:text>
      <number:number number:decimal-places="0" number:min-integer-digits="1" number:grouping="true"/>
    </number:number-style>
    <number:number-style style:name="N1060">
      <style:text-properties fo:color="#ff0000"/>
      <number:text>SFr.-</number:text>
      <number:number number:decimal-places="0" number:min-integer-digits="1" number:grouping="true"/>
      <style:map style:condition="value()&gt;=0" style:apply-style-name="N1060P0"/>
    </number:number-style>
    <number:number-style style:name="N1061">
      <number:number number:decimal-places="0" number:min-integer-digits="1"/>
      <number:text>月</number:text>
    </number:number-style>
    <number:number-style style:name="N1062">
      <number:text>★：</number:text>
      <number:number number:decimal-places="0" number:min-integer-digits="1"/>
    </number:number-style>
    <number:number-style style:name="N1063">
      <number:text>☆：</number:text>
      <number:number number:decimal-places="0" number:min-integer-digits="1"/>
    </number:number-style>
    <number:number-style style:name="N1064">
      <number:number number:min-integer-digits="1"/>
      <number:text>日</number:text>
    </number:number-style>
    <number:text-style style:name="N1065">
      <number:text-content/>
      <number:text>%</number:text>
    </number:text-style>
    <number:percentage-style style:name="N1066">
      <number:number number:decimal-places="0" number:min-integer-digits="0"/>
      <number:text>'%'</number:text>
    </number:percentage-style>
    <number:percentage-style style:name="N1067">
      <number:number number:decimal-places="0" number:min-integer-digits="0"/>
      <number:text>%</number:text>
    </number:percentage-style>
    <number:text-style style:name="N1068">
      <number:text-content/>
      <number:text>年</number:text>
    </number:text-style>
    <number:text-style style:name="N1069">
      <number:text-content/>
      <number:text>月</number:text>
    </number:text-style>
    <number:number-style style:name="N1070">
      <number:text>○</number:text>
    </number:number-style>
    <number:date-style style:name="N1071">
      <number:month/>
      <number:text>月</number:text>
      <number:day/>
      <number:text>日 (</number:text>
      <number:day-of-week number:calendar="gengou"/>
      <number:text>)</number:text>
    </number:date-style>
    <number:number-style style:name="N1072P0" style:volatile="true">
      <number:number number:decimal-places="7" number:min-integer-digits="1"/>
      <number:text> </number:text>
    </number:number-style>
    <number:number-style style:name="N1072">
      <style:text-properties fo:color="#ff0000"/>
      <number:text>(</number:text>
      <number:number number:decimal-places="7" number:min-integer-digits="1"/>
      <number:text>)</number:text>
      <style:map style:condition="value()&gt;=0" style:apply-style-name="N1072P0"/>
    </number:number-style>
    <number:number-style style:name="N1073">
      <number:text>2</number:text>
      <number:number number:decimal-places="0" number:min-integer-digits="1">
        <number:embedded-text number:position="2">13年 </number:embedded-text>
        <number:embedded-text number:position="1">月 </number:embedded-text>
      </number:number>
      <number:text>日</number:text>
    </number:number-style>
    <number:number-style style:name="N1074">
      <number:number number:decimal-places="0" number:min-integer-digits="0"/>
      <number:text>'分'</number:text>
    </number:number-style>
    <number:number-style style:name="N1075">
      <number:number number:decimal-places="0" number:min-integer-digits="0"/>
      <number:text>分</number:text>
    </number:number-style>
    <number:time-style style:name="N1076">
      <number:hours number:style="long"/>
      <number:hours/>
      <number:text>:</number:text>
      <number:minutes number:style="long"/>
    </number:time-style>
    <number:date-style style:name="N1077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（</number:text>
      <number:day-of-week number:calendar="gengou"/>
      <number:text>）</number:text>
    </number:date-style>
    <number:number-style style:name="N1081P0" style:volatile="true">
      <number:number number:decimal-places="2" number:min-integer-digits="1" number:grouping="true"/>
      <number:text> F </number:text>
    </number:number-style>
    <number:number-style style:name="N1081P1" style:volatile="true">
      <number:text>-</number:text>
      <number:number number:decimal-places="2" number:min-integer-digits="1" number:grouping="true"/>
      <number:text> F </number:text>
    </number:number-style>
    <number:number-style style:name="N1081P2" style:volatile="true">
      <number:text>-</number:text>
      <number:number number:decimal-places="0" number:min-integer-digits="0"/>
      <number:text> F </number:text>
    </number:number-style>
    <number:text-style style:name="N1081">
      <number:text-content/>
      <number:text> </number:text>
      <style:map style:condition="value()&gt;0" style:apply-style-name="N1081P0"/>
      <style:map style:condition="value()&lt;0" style:apply-style-name="N1081P1"/>
      <style:map style:condition="value()=0" style:apply-style-name="N1081P2"/>
    </number:text-style>
    <number:number-style style:name="N1082">
      <number:number number:decimal-places="11" number:min-integer-digits="1"/>
      <number:text> </number:text>
    </number:number-style>
    <number:number-style style:name="N1083">
      <number:number number:decimal-places="12" number:min-integer-digits="1"/>
      <number:text> </number:text>
    </number:number-style>
    <number:number-style style:name="N1084">
      <number:number number:decimal-places="15" number:min-integer-digits="1" number:grouping="true"/>
      <number:text> </number:text>
    </number:number-style>
    <number:number-style style:name="N1085P0" style:volatile="true">
      <number:number number:decimal-places="15" number:min-integer-digits="1" number:grouping="true"/>
      <number:text> </number:text>
    </number:number-style>
    <number:number-style style:name="N1085">
      <style:text-properties fo:color="#ff0000"/>
      <number:text>(</number:text>
      <number:number number:decimal-places="15" number:min-integer-digits="1" number:grouping="true"/>
      <number:text>)</number:text>
      <style:map style:condition="value()&gt;=0" style:apply-style-name="N1085P0"/>
    </number:number-style>
    <number:number-style style:name="N1087P0" style:volatile="true">
      <number:number number:decimal-places="16" number:min-integer-digits="1" number:grouping="true"/>
      <number:text> </number:text>
    </number:number-style>
    <number:number-style style:name="N1087">
      <style:text-properties fo:color="#ff0000"/>
      <number:text>(</number:text>
      <number:number number:decimal-places="16" number:min-integer-digits="1" number:grouping="true"/>
      <number:text>)</number:text>
      <style:map style:condition="value()&gt;=0" style:apply-style-name="N1087P0"/>
    </number:number-style>
    <number:number-style style:name="N1089P0" style:volatile="true">
      <number:number number:decimal-places="14" number:min-integer-digits="1" number:grouping="true"/>
      <number:text> </number:text>
    </number:number-style>
    <number:number-style style:name="N1089">
      <style:text-properties fo:color="#ff0000"/>
      <number:text>(</number:text>
      <number:number number:decimal-places="14" number:min-integer-digits="1" number:grouping="true"/>
      <number:text>)</number:text>
      <style:map style:condition="value()&gt;=0" style:apply-style-name="N1089P0"/>
    </number:number-style>
    <number:number-style style:name="N1090P0" style:volatile="true">
      <number:number number:decimal-places="13" number:min-integer-digits="1" number:grouping="true"/>
      <number:text> </number:text>
    </number:number-style>
    <number:number-style style:name="N1090">
      <style:text-properties fo:color="#ff0000"/>
      <number:text>(</number:text>
      <number:number number:decimal-places="13" number:min-integer-digits="1" number:grouping="true"/>
      <number:text>)</number:text>
      <style:map style:condition="value()&gt;=0" style:apply-style-name="N1090P0"/>
    </number:number-style>
    <number:number-style style:name="N1092P0" style:volatile="true">
      <number:number number:decimal-places="12" number:min-integer-digits="1" number:grouping="true"/>
      <number:text> </number:text>
    </number:number-style>
    <number:number-style style:name="N1092">
      <style:text-properties fo:color="#ff0000"/>
      <number:text>(</number:text>
      <number:number number:decimal-places="12" number:min-integer-digits="1" number:grouping="true"/>
      <number:text>)</number:text>
      <style:map style:condition="value()&gt;=0" style:apply-style-name="N1092P0"/>
    </number:number-style>
    <number:text-style style:name="N1093">
      <number:text-content/>
      <number:text>0000</number:text>
    </number:text-style>
    <number:date-style style:name="N1094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era number:calendar="gengou"/>
      <number:text>)</number:text>
    </number:date-style>
    <number:date-style style:name="N1095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)</number:text>
    </number:date-style>
    <number:date-style style:name="N1096">
      <number:year number:style="long"/>
      <number:text>年</number:text>
      <number:month/>
      <number:text>月</number:text>
      <number:day/>
      <number:text>日(</number:text>
      <number:day-of-week number:calendar="gengou" number:style="long"/>
      <number:text>)</number:text>
    </number:date-style>
    <number:date-style style:name="N1097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number-style style:name="N1098">
      <number:number number:min-integer-digits="1"/>
      <number:text>月</number:text>
    </number:number-style>
    <number:number-style style:name="N1099">
      <number:number number:min-integer-digits="1"/>
      <number:text>回目</number:text>
    </number:number-style>
    <number:text-style style:name="N1100">
      <number:text-content/>
      <number:text-content/>
      <number:text-content/>
      <number:text-content/>
    </number:text-style>
    <number:date-style style:name="N1101">
      <number:year number:style="long"/>
      <number:text>/</number:text>
      <number:month/>
      <number:text>/</number:text>
      <number:day/>
      <number:text> </number:text>
    </number:date-style>
    <number:currency-style style:name="N1103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103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103P0"/>
    </number:currency-style>
    <number:currency-style style:name="N1105P0" style:volatile="true">
      <number:currency-symbol number:language="zh" number:country="SG">S$</number:currency-symbol>
      <number:number number:decimal-places="1" number:min-integer-digits="1" number:grouping="true"/>
    </number:currency-style>
    <number:currency-style style:name="N1105">
      <style:text-properties fo:color="#ff0000"/>
      <number:text>-</number:text>
      <number:currency-symbol number:language="zh" number:country="SG">S$</number:currency-symbol>
      <number:number number:decimal-places="1" number:min-integer-digits="1" number:grouping="true"/>
      <style:map style:condition="value()&gt;=0" style:apply-style-name="N1105P0"/>
    </number:currency-style>
    <number:currency-style style:name="N1107P0" style:volatile="true">
      <number:currency-symbol number:language="zh" number:country="SG">S$</number:currency-symbol>
      <number:number number:decimal-places="0" number:min-integer-digits="1" number:grouping="true"/>
    </number:currency-style>
    <number:currency-style style:name="N1107">
      <style:text-properties fo:color="#ff0000"/>
      <number:text>-</number:text>
      <number:currency-symbol number:language="zh" number:country="SG">S$</number:currency-symbol>
      <number:number number:decimal-places="0" number:min-integer-digits="1" number:grouping="true"/>
      <style:map style:condition="value()&gt;=0" style:apply-style-name="N1107P0"/>
    </number:currency-style>
    <number:currency-style style:name="N1109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09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09P0"/>
    </number:currency-style>
    <number:percentage-style style:name="N1110">
      <number:number number:decimal-places="16" number:min-integer-digits="1"/>
      <number:text>%</number:text>
    </number:percentage-style>
    <number:number-style style:name="N1113P0" style:volatile="true">
      <number:text> \</number:text>
      <number:number number:decimal-places="1" number:min-integer-digits="1" number:grouping="true"/>
      <number:text> </number:text>
    </number:number-style>
    <number:number-style style:name="N1113P1" style:volatile="true">
      <number:text> \-</number:text>
      <number:number number:decimal-places="1" number:min-integer-digits="1" number:grouping="true"/>
      <number:text> </number:text>
    </number:number-style>
    <number:number-style style:name="N1113P2" style:volatile="true">
      <number:text> \- </number:text>
    </number:number-style>
    <number:text-style style:name="N1113">
      <number:text-content/>
      <number:text> </number:text>
      <style:map style:condition="value()&gt;0" style:apply-style-name="N1113P0"/>
      <style:map style:condition="value()&lt;0" style:apply-style-name="N1113P1"/>
      <style:map style:condition="value()=0" style:apply-style-name="N1113P2"/>
    </number:text-style>
    <number:number-style style:name="N1114P0" style:volatile="true">
      <number:text>\</number:text>
      <number:number number:decimal-places="0" number:min-integer-digits="1" number:grouping="true"/>
    </number:number-style>
    <number:number-style style:name="N1114">
      <number:text>¥-</number:text>
      <number:number number:decimal-places="0" number:min-integer-digits="1" number:grouping="true"/>
      <style:map style:condition="value()&gt;=0" style:apply-style-name="N1114P0"/>
    </number:number-style>
    <number:number-style style:name="N1115">
      <number:text>x</number:text>
      <number:number number:decimal-places="0" number:min-integer-digits="1" number:grouping="true"/>
    </number:number-style>
    <number:number-style style:name="N1116">
      <number:number number:decimal-places="0" number:min-integer-digits="1" number:grouping="true"/>
      <number:text>B</number:text>
    </number:number-style>
    <number:number-style style:name="N1117">
      <number:number number:decimal-places="0" number:min-integer-digits="1" number:grouping="true"/>
      <number:text>KB</number:text>
    </number:number-style>
    <number:number-style style:name="N1118">
      <number:number number:decimal-places="0" number:min-integer-digits="1" number:grouping="true"/>
      <number:text>MB</number:text>
    </number:number-style>
    <number:number-style style:name="N1119">
      <number:number number:decimal-places="0" number:min-integer-digits="1" number:grouping="true"/>
      <number:text>台</number:text>
    </number:number-style>
    <number:number-style style:name="N1120">
      <number:number number:min-integer-digits="1"/>
      <number:text>Ｈ</number:text>
    </number:number-style>
    <number:number-style style:name="N1121">
      <number:number number:decimal-places="1" number:min-integer-digits="1" number:grouping="true"/>
      <number:text>Ｈ</number:text>
    </number:number-style>
    <number:number-style style:name="N1122">
      <number:number number:decimal-places="1" number:min-integer-digits="1" number:grouping="true"/>
      <number:text>円</number:text>
    </number:number-style>
    <number:number-style style:name="N1123">
      <number:text>(</number:text>
      <number:number number:min-integer-digits="1"/>
      <number:text>)</number:text>
    </number:number-style>
    <number:number-style style:name="N1124">
      <number:text>'('</number:text>
      <number:number number:min-integer-digits="1"/>
      <number:text>')'</number:text>
    </number:number-style>
    <number:text-style style:name="N1125">
      <number:text>(</number:text>
      <number:text-content/>
      <number:text-content/>
      <number:text>)</number:text>
    </number:text-style>
    <number:text-style style:name="N1126">
      <number:text>(</number:text>
      <number:text-content/>
      <number:text>)</number:text>
    </number:text-style>
    <number:number-style style:name="N1127">
      <number:number number:decimal-places="0" number:min-integer-digits="1"/>
      <number:text>D</number:text>
    </number:number-style>
    <number:number-style style:name="N1128">
      <number:number number:decimal-places="1" number:min-integer-digits="1"/>
      <number:text>D</number:text>
    </number:number-style>
    <number:number-style style:name="N1129">
      <number:number number:decimal-places="0" number:min-integer-digits="1"/>
      <number:text>Ｗ</number:text>
    </number:number-style>
    <number:number-style style:name="N1130">
      <number:number number:decimal-places="0" number:min-integer-digits="1"/>
      <number:text>Ｍ</number:text>
    </number:number-style>
    <number:number-style style:name="N1131">
      <number:text>(</number:text>
      <number:number number:decimal-places="0" number:min-integer-digits="1" number:grouping="true"/>
      <number:text> 件)</number:text>
    </number:number-style>
    <number:number-style style:name="N1132">
      <number:text>(</number:text>
      <number:number number:decimal-places="1" number:min-integer-digits="1"/>
      <number:text>Ｄ)</number:text>
    </number:number-style>
    <number:number-style style:name="N1133">
      <number:text>(</number:text>
      <number:number number:decimal-places="1" number:min-integer-digits="1"/>
      <number:text>D)</number:text>
    </number:number-style>
    <number:number-style style:name="N1134">
      <number:text>(</number:text>
      <number:number number:decimal-places="1" number:min-integer-digits="1"/>
      <number:text> D)</number:text>
    </number:number-style>
    <number:date-style style:name="N1135">
      <number:month/>
      <number:text>/</number:text>
      <number:day/>
      <number:text>まで</number:text>
    </number:date-style>
    <number:number-style style:name="N1136">
      <number:number number:decimal-places="6" number:min-integer-digits="2"/>
      <number:text>..</number:text>
    </number:number-style>
    <number:number-style style:name="N1137">
      <number:number number:decimal-places="15" number:min-integer-digits="1"/>
      <number:text> </number:text>
    </number:number-style>
    <number:number-style style:name="N1138P0" style:volatile="true">
      <number:number number:decimal-places="5" number:min-integer-digits="1" number:grouping="true"/>
    </number:number-style>
    <number:number-style style:name="N1138">
      <style:text-properties fo:color="#ff0000"/>
      <number:text>-</number:text>
      <number:number number:decimal-places="5" number:min-integer-digits="1" number:grouping="true"/>
      <style:map style:condition="value()&gt;=0" style:apply-style-name="N1138P0"/>
    </number:number-style>
    <number:number-style style:name="N1142P0" style:volatile="true">
      <number:text> \</number:text>
      <number:number number:decimal-places="2" number:min-integer-digits="1" number:grouping="true"/>
      <number:text>  </number:text>
    </number:number-style>
    <number:number-style style:name="N1142P1" style:volatile="true">
      <number:text>-\</number:text>
      <number:number number:decimal-places="2" number:min-integer-digits="1" number:grouping="true"/>
      <number:text>  </number:text>
    </number:number-style>
    <number:number-style style:name="N1142P2" style:volatile="true">
      <number:text> \-</number:text>
      <number:number number:decimal-places="0" number:min-integer-digits="0"/>
      <number:text>  </number:text>
    </number:number-style>
    <number:text-style style:name="N1142">
      <number:text-content/>
      <number:text> </number:text>
      <style:map style:condition="value()&gt;0" style:apply-style-name="N1142P0"/>
      <style:map style:condition="value()&lt;0" style:apply-style-name="N1142P1"/>
      <style:map style:condition="value()=0" style:apply-style-name="N1142P2"/>
    </number:text-style>
    <number:number-style style:name="N1145P0" style:volatile="true">
      <number:text> \</number:text>
      <number:number number:decimal-places="0" number:min-integer-digits="1" number:grouping="true"/>
      <number:text>  </number:text>
    </number:number-style>
    <number:number-style style:name="N1145P1" style:volatile="true">
      <number:text>-\</number:text>
      <number:number number:decimal-places="0" number:min-integer-digits="1" number:grouping="true"/>
      <number:text>  </number:text>
    </number:number-style>
    <number:number-style style:name="N1145P2" style:volatile="true">
      <number:text> \-</number:text>
      <number:number number:decimal-places="0" number:min-integer-digits="0"/>
      <number:text>  </number:text>
    </number:number-style>
    <number:text-style style:name="N1145">
      <number:text-content/>
      <number:text> </number:text>
      <style:map style:condition="value()&gt;0" style:apply-style-name="N1145P0"/>
      <style:map style:condition="value()&lt;0" style:apply-style-name="N1145P1"/>
      <style:map style:condition="value()=0" style:apply-style-name="N1145P2"/>
    </number:text-style>
    <number:number-style style:name="N1146P0" style:volatile="true">
      <number:number number:decimal-places="0" number:min-integer-digits="1"/>
    </number:number-style>
    <number:number-style style:name="N1146">
      <number:text>0</number:text>
      <style:map style:condition="value()&gt;=0" style:apply-style-name="N1146P0"/>
    </number:number-style>
    <number:number-style style:name="N1147">
      <number:text>時間</number:text>
    </number:number-style>
    <number:number-style style:name="N1148">
      <number:text>+時間</number:text>
    </number:number-style>
    <number:number-style style:name="N1149">
      <number:text>'</number:text>
    </number:number-style>
    <number:number-style style:name="N1150">
      <number:text>Area</number:text>
      <number:number number:decimal-places="0" number:min-integer-digits="1"/>
    </number:number-style>
    <number:number-style style:name="N1151">
      <number:text>Team</number:text>
      <number:number number:decimal-places="0" number:min-integer-digits="1"/>
    </number:number-style>
    <number:number-style style:name="N1152">
      <number:text>Labo</number:text>
      <number:number number:decimal-places="0" number:min-integer-digits="0"/>
    </number:number-style>
    <number:currency-style style:name="N1153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1153"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1153P0"/>
    </number:currency-style>
    <number:number-style style:name="N1155P0" style:volatile="true">
      <number:text>￥</number:text>
      <number:number number:decimal-places="0" number:min-integer-digits="1" number:grouping="true"/>
    </number:number-style>
    <number:number-style style:name="N1155">
      <number:text>￥-</number:text>
      <number:number number:decimal-places="0" number:min-integer-digits="1" number:grouping="true"/>
      <style:map style:condition="value()&gt;=0" style:apply-style-name="N1155P0"/>
    </number:number-style>
    <number:number-style style:name="N1156P0" style:volatile="true">
      <number:text>￥</number:text>
      <number:number number:decimal-places="0" number:min-integer-digits="1" number:grouping="true"/>
    </number:number-style>
    <number:number-style style:name="N1156">
      <style:text-properties fo:color="#ff0000"/>
      <number:text>￥-</number:text>
      <number:number number:decimal-places="0" number:min-integer-digits="1" number:grouping="true"/>
      <style:map style:condition="value()&gt;=0" style:apply-style-name="N1156P0"/>
    </number:number-style>
    <number:number-style style:name="N1158P0" style:volatile="true">
      <number:text>￥</number:text>
      <number:number number:decimal-places="2" number:min-integer-digits="1" number:grouping="true"/>
    </number:number-style>
    <number:number-style style:name="N1158">
      <number:text>￥-</number:text>
      <number:number number:decimal-places="2" number:min-integer-digits="1" number:grouping="true"/>
      <style:map style:condition="value()&gt;=0" style:apply-style-name="N1158P0"/>
    </number:number-style>
    <number:number-style style:name="N1159P0" style:volatile="true">
      <number:text>￥</number:text>
      <number:number number:decimal-places="2" number:min-integer-digits="1" number:grouping="true"/>
    </number:number-style>
    <number:number-style style:name="N1159">
      <style:text-properties fo:color="#ff0000"/>
      <number:text>￥-</number:text>
      <number:number number:decimal-places="2" number:min-integer-digits="1" number:grouping="true"/>
      <style:map style:condition="value()&gt;=0" style:apply-style-name="N1159P0"/>
    </number:number-style>
    <number:number-style style:name="N1163P0" style:volatile="true">
      <number:text> ￥</number:text>
      <number:number number:decimal-places="0" number:min-integer-digits="1" number:grouping="true"/>
      <number:text> </number:text>
    </number:number-style>
    <number:number-style style:name="N1163P1" style:volatile="true">
      <number:text> ￥-</number:text>
      <number:number number:decimal-places="0" number:min-integer-digits="1" number:grouping="true"/>
      <number:text> </number:text>
    </number:number-style>
    <number:number-style style:name="N1163P2" style:volatile="true">
      <number:text> ￥- </number:text>
    </number:number-style>
    <number:text-style style:name="N1163">
      <number:text-content/>
      <number:text> </number:text>
      <style:map style:condition="value()&gt;0" style:apply-style-name="N1163P0"/>
      <style:map style:condition="value()&lt;0" style:apply-style-name="N1163P1"/>
      <style:map style:condition="value()=0" style:apply-style-name="N1163P2"/>
    </number:text-style>
    <number:number-style style:name="N1167P0" style:volatile="true">
      <number:text> ￥</number:text>
      <number:number number:decimal-places="2" number:min-integer-digits="1" number:grouping="true"/>
      <number:text> </number:text>
    </number:number-style>
    <number:number-style style:name="N1167P1" style:volatile="true">
      <number:text> ￥-</number:text>
      <number:number number:decimal-places="2" number:min-integer-digits="1" number:grouping="true"/>
      <number:text> </number:text>
    </number:number-style>
    <number:number-style style:name="N1167P2" style:volatile="true">
      <number:text> ￥-</number:text>
      <number:number number:decimal-places="0" number:min-integer-digits="0"/>
      <number:text> </number:text>
    </number:number-style>
    <number:text-style style:name="N1167">
      <number:text-content/>
      <number:text> </number:text>
      <style:map style:condition="value()&gt;0" style:apply-style-name="N1167P0"/>
      <style:map style:condition="value()&lt;0" style:apply-style-name="N1167P1"/>
      <style:map style:condition="value()=0" style:apply-style-name="N1167P2"/>
    </number:text-style>
    <number:number-style style:name="N1168">
      <number:text>Java</number:text>
    </number:number-style>
    <number:number-style style:name="N1170P0" style:volatile="true">
      <number:text>?</number:text>
      <number:number number:decimal-places="0" number:min-integer-digits="1" number:grouping="true"/>
    </number:number-style>
    <number:number-style style:name="N1170">
      <number:text>?-</number:text>
      <number:number number:decimal-places="0" number:min-integer-digits="1" number:grouping="true"/>
      <style:map style:condition="value()&gt;=0" style:apply-style-name="N1170P0"/>
    </number:number-style>
    <number:number-style style:name="N1171P0" style:volatile="true">
      <number:text>?</number:text>
      <number:number number:decimal-places="0" number:min-integer-digits="1" number:grouping="true"/>
    </number:number-style>
    <number:number-style style:name="N1171">
      <style:text-properties fo:color="#ff0000"/>
      <number:text>?-</number:text>
      <number:number number:decimal-places="0" number:min-integer-digits="1" number:grouping="true"/>
      <style:map style:condition="value()&gt;=0" style:apply-style-name="N1171P0"/>
    </number:number-style>
    <number:number-style style:name="N1173P0" style:volatile="true">
      <number:text>?</number:text>
      <number:number number:decimal-places="2" number:min-integer-digits="1" number:grouping="true"/>
    </number:number-style>
    <number:number-style style:name="N1173">
      <number:text>?-</number:text>
      <number:number number:decimal-places="2" number:min-integer-digits="1" number:grouping="true"/>
      <style:map style:condition="value()&gt;=0" style:apply-style-name="N1173P0"/>
    </number:number-style>
    <number:number-style style:name="N1174P0" style:volatile="true">
      <number:text>?</number:text>
      <number:number number:decimal-places="2" number:min-integer-digits="1" number:grouping="true"/>
    </number:number-style>
    <number:number-style style:name="N1174">
      <style:text-properties fo:color="#ff0000"/>
      <number:text>?-</number:text>
      <number:number number:decimal-places="2" number:min-integer-digits="1" number:grouping="true"/>
      <style:map style:condition="value()&gt;=0" style:apply-style-name="N1174P0"/>
    </number:number-style>
    <number:number-style style:name="N1178P0" style:volatile="true">
      <number:text> ?</number:text>
      <number:number number:decimal-places="0" number:min-integer-digits="1" number:grouping="true"/>
      <number:text> </number:text>
    </number:number-style>
    <number:number-style style:name="N1178P1" style:volatile="true">
      <number:text> ?-</number:text>
      <number:number number:decimal-places="0" number:min-integer-digits="1" number:grouping="true"/>
      <number:text> </number:text>
    </number:number-style>
    <number:number-style style:name="N1178P2" style:volatile="true">
      <number:text> ?- </number:text>
    </number:number-style>
    <number:text-style style:name="N1178">
      <number:text-content/>
      <number:text> </number:text>
      <style:map style:condition="value()&gt;0" style:apply-style-name="N1178P0"/>
      <style:map style:condition="value()&lt;0" style:apply-style-name="N1178P1"/>
      <style:map style:condition="value()=0" style:apply-style-name="N1178P2"/>
    </number:text-style>
    <number:number-style style:name="N1182P0" style:volatile="true">
      <number:text> ?</number:text>
      <number:number number:decimal-places="2" number:min-integer-digits="1" number:grouping="true"/>
      <number:text> </number:text>
    </number:number-style>
    <number:number-style style:name="N1182P1" style:volatile="true">
      <number:text> ?-</number:text>
      <number:number number:decimal-places="2" number:min-integer-digits="1" number:grouping="true"/>
      <number:text> </number:text>
    </number:number-style>
    <number:number-style style:name="N1182P2" style:volatile="true">
      <number:text> ?-</number:text>
      <number:number number:decimal-places="0" number:min-integer-digits="0"/>
      <number:text> </number:text>
    </number:number-style>
    <number:text-style style:name="N1182">
      <number:text-content/>
      <number:text> </number:text>
      <style:map style:condition="value()&gt;0" style:apply-style-name="N1182P0"/>
      <style:map style:condition="value()&lt;0" style:apply-style-name="N1182P1"/>
      <style:map style:condition="value()=0" style:apply-style-name="N1182P2"/>
    </number:text-style>
    <number:date-style style:name="N1183">
      <number:month number:style="long"/>
      <number:text>／</number:text>
      <number:day number:style="long"/>
    </number:date-style>
    <number:date-style style:name="N1184">
      <number:year number:style="long"/>
      <number:text>／</number:text>
      <number:month/>
      <number:text>／</number:text>
      <number:day/>
    </number:date-style>
    <number:date-style style:name="N1185">
      <number:year number:style="long"/>
      <number:text>／</number:text>
      <number:month number:style="long"/>
      <number:text>／</number:text>
      <number:day number:style="long"/>
    </number:date-style>
    <number:number-style style:name="N1186">
      <number:text>月</number:text>
    </number:number-style>
    <number:number-style style:name="N1187">
      <number:number number:decimal-places="0" number:min-integer-digits="0"/>
      <number:text>月</number:text>
    </number:number-style>
    <number:number-style style:name="N1188">
      <number:number number:decimal-places="1" number:min-integer-digits="1"/>
      <number:text>時間</number:text>
    </number:number-style>
    <number:number-style style:name="N1189">
      <number:number number:decimal-places="0" number:min-integer-digits="0"/>
      <number:text>名 合格</number:text>
    </number:number-style>
    <number:number-style style:name="N1190">
      <number:number number:decimal-places="0" number:min-integer-digits="0"/>
      <number:text>位</number:text>
    </number:number-style>
    <number:date-style style:name="N1191P0" style:volatile="true">
      <number:year/>
      <number:text>年</number:text>
      <number:month/>
      <number:text>月</number:text>
    </number:date-style>
    <number:text-style style:name="N1191">
      <number:text-content/>
      <style:map style:condition="value()&lt;=0" style:apply-style-name="N1191P0"/>
    </number:text-style>
    <number:number-style style:name="N1192">
      <number:text>研修生：</number:text>
      <number:number number:decimal-places="0" number:min-integer-digits="1"/>
      <number:text>名</number:text>
    </number:number-style>
    <number:number-style style:name="N1193">
      <number:text>Class </number:text>
      <number:number number:decimal-places="0" number:min-integer-digits="1"/>
    </number:number-style>
    <number:number-style style:name="N1194">
      <number:text>labo </number:text>
      <number:number number:decimal-places="0" number:min-integer-digits="1"/>
    </number:number-style>
    <number:date-style style:name="N1195">
      <number:month/>
      <number:text>/</number:text>
      <number:day number:style="long"/>
      <number:text>～</number:text>
    </number:date-style>
    <number:date-style style:name="N1196">
      <number:month/>
      <number:text>/</number:text>
      <number:day number:style="long"/>
      <number:text>殻</number:text>
    </number:date-style>
    <number:date-style style:name="N1197">
      <number:text>～</number:text>
      <number:month number:style="long"/>
      <number:text>/</number:text>
      <number:day number:style="long"/>
    </number:date-style>
    <number:number-style style:name="N1198P0" style:volatile="true">
      <number:number number:decimal-places="1" number:min-integer-digits="1"/>
      <number:text> </number:text>
    </number:number-style>
    <number:number-style style:name="N1198">
      <number:text>(</number:text>
      <number:number number:decimal-places="1" number:min-integer-digits="1"/>
      <number:text>)</number:text>
      <style:map style:condition="value()&gt;=0" style:apply-style-name="N1198P0"/>
    </number:number-style>
    <number:number-style style:name="N1199">
      <number:text>(</number:text>
      <number:number number:decimal-places="1" number:min-integer-digits="1"/>
      <number:text>)</number:text>
    </number:number-style>
    <number:number-style style:name="N1200">
      <number:text>&lt;</number:text>
      <number:number number:decimal-places="1" number:min-integer-digits="1"/>
      <number:text>&gt;</number:text>
    </number:number-style>
    <number:number-style style:name="N1201">
      <number:text>|</number:text>
      <number:number number:decimal-places="1" number:min-integer-digits="1"/>
      <number:text>|</number:text>
    </number:number-style>
    <number:number-style style:name="N1202">
      <number:text>◆</number:text>
      <number:number number:decimal-places="1" number:min-integer-digits="1"/>
      <number:text>◆</number:text>
    </number:number-style>
    <number:percentage-style style:name="N1203">
      <number:number number:decimal-places="0" number:min-integer-digits="1"/>
      <number:text>% </number:text>
    </number:percentage-style>
    <number:number-style style:name="N1204">
      <number:number number:decimal-places="0" number:min-integer-digits="1"/>
      <number:text>日  </number:text>
    </number:number-style>
    <number:number-style style:name="N1205">
      <number:number number:decimal-places="0" number:min-integer-digits="1"/>
      <number:text>日 </number:text>
    </number:number-style>
    <number:date-style style:name="N1206">
      <number:month number:style="long"/>
      <number:text>月</number:text>
      <number:day number:style="long"/>
      <number:text>日～</number:text>
    </number:date-style>
    <number:date-style style:name="N1207">
      <number:month number:style="long"/>
      <number:text>月</number:text>
      <number:day number:style="long"/>
      <number:text>日～）</number:text>
    </number:date-style>
    <number:date-style style:name="N1208">
      <number:text>～</number:text>
      <number:month number:style="long"/>
      <number:text>月</number:text>
      <number:day number:style="long"/>
      <number:text>日</number:text>
    </number:date-style>
    <number:number-style style:name="N1209">
      <number:number number:decimal-places="0" number:min-integer-digits="1" number:grouping="true"/>
      <number:text>人  </number:text>
    </number:number-style>
    <number:number-style style:name="N1210">
      <number:number number:decimal-places="0" number:min-integer-digits="1"/>
      <number:text>枚</number:text>
    </number:number-style>
    <number:date-style style:name="N1211">
      <number:year number:style="long"/>
      <number:text>年</number:text>
      <number:month/>
      <number:text>月 現在 </number:text>
    </number:date-style>
    <number:number-style style:name="N1213P0" style:volatile="true">
      <number:number number:decimal-places="2" number:min-integer-digits="3" number:grouping="true"/>
    </number:number-style>
    <number:number-style style:name="N1213">
      <style:text-properties fo:color="#ff0000"/>
      <number:text>-</number:text>
      <number:number number:decimal-places="2" number:min-integer-digits="4" number:grouping="true"/>
      <style:map style:condition="value()&gt;=0" style:apply-style-name="N1213P0"/>
    </number:number-style>
    <number:number-style style:name="N1214P0" style:volatile="true">
      <number:number number:decimal-places="2" number:min-integer-digits="2"/>
    </number:number-style>
    <number:number-style style:name="N1214">
      <style:text-properties fo:color="#ff0000"/>
      <number:text>-</number:text>
      <number:number number:decimal-places="2" number:min-integer-digits="2"/>
      <style:map style:condition="value()&gt;=0" style:apply-style-name="N1214P0"/>
    </number:number-style>
    <number:percentage-style style:name="N1215P0" style:volatile="true">
      <number:number number:decimal-places="2" number:min-integer-digits="1"/>
      <number:text>%</number:text>
    </number:percentage-style>
    <number:percentage-style style:name="N1215">
      <style:text-properties fo:color="#ff0000"/>
      <number:text>-</number:text>
      <number:number number:decimal-places="2" number:min-integer-digits="0"/>
      <number:text>%</number:text>
      <style:map style:condition="value()&gt;=0" style:apply-style-name="N1215P0"/>
    </number:percentage-style>
    <number:number-style style:name="N1216P0" style:volatile="true">
      <number:number number:decimal-places="2" number:min-integer-digits="1" number:grouping="true"/>
    </number:number-style>
    <number:number-style style:name="N1216">
      <style:text-properties fo:color="#ff0000"/>
      <number:number number:decimal-places="2" number:min-integer-digits="1" number:grouping="true"/>
      <style:map style:condition="value()&gt;=0" style:apply-style-name="N1216P0"/>
    </number:number-style>
    <number:number-style style:name="N1217">
      <number:number number:decimal-places="0" number:min-integer-digits="1"/>
      <number:text> H</number:text>
    </number:number-style>
    <number:number-style style:name="N1218">
      <number:number number:decimal-places="0" number:min-integer-digits="1"/>
      <number:text> H </number:text>
    </number:number-style>
    <number:number-style style:name="N1219">
      <number:text>(</number:text>
      <number:number number:decimal-places="1" number:min-integer-digits="1"/>
      <number:text>億円)</number:text>
    </number:number-style>
    <number:number-style style:name="N1220P0" style:volatile="true">
      <number:number number:decimal-places="0" number:min-integer-digits="1"/>
    </number:number-style>
    <number:number-style style:name="N1220">
      <number:text/>
      <style:map style:condition="value()&gt;=0" style:apply-style-name="N1220P0"/>
    </number:number-style>
    <number:number-style style:name="N1221P0" style:volatile="true">
      <number:number number:decimal-places="1" number:min-integer-digits="1"/>
    </number:number-style>
    <number:number-style style:name="N1221">
      <number:text/>
      <style:map style:condition="value()&gt;=0" style:apply-style-name="N1221P0"/>
    </number:number-style>
    <number:number-style style:name="N1222">
      <number:number number:decimal-places="1" number:min-integer-digits="1"/>
      <number:text> H</number:text>
    </number:number-style>
    <number:number-style style:name="N1224P0" style:volatile="true">
      <number:text> \</number:text>
      <number:number number:decimal-places="1" number:min-integer-digits="1" number:grouping="true"/>
      <number:text> </number:text>
    </number:number-style>
    <number:number-style style:name="N1224P1" style:volatile="true">
      <number:text>-\</number:text>
      <number:number number:decimal-places="1" number:min-integer-digits="1" number:grouping="true"/>
      <number:text> </number:text>
    </number:number-style>
    <number:number-style style:name="N1224P2" style:volatile="true">
      <number:text> \-</number:text>
      <number:number number:decimal-places="0" number:min-integer-digits="0"/>
      <number:text> </number:text>
    </number:number-style>
    <number:text-style style:name="N1224">
      <number:text-content/>
      <number:text> </number:text>
      <style:map style:condition="value()&gt;0" style:apply-style-name="N1224P0"/>
      <style:map style:condition="value()&lt;0" style:apply-style-name="N1224P1"/>
      <style:map style:condition="value()=0" style:apply-style-name="N1224P2"/>
    </number:text-style>
    <number:number-style style:name="N1225P0" style:volatile="true">
      <number:text> \</number:text>
      <number:number number:decimal-places="0" number:min-integer-digits="1" number:grouping="true"/>
      <number:text> </number:text>
    </number:number-style>
    <number:number-style style:name="N1225P1" style:volatile="true">
      <number:text>-\</number:text>
      <number:number number:decimal-places="0" number:min-integer-digits="1" number:grouping="true"/>
      <number:text> </number:text>
    </number:number-style>
    <number:number-style style:name="N1225P2" style:volatile="true">
      <number:text> \-</number:text>
      <number:number number:decimal-places="0" number:min-integer-digits="0"/>
      <number:text> </number:text>
    </number:number-style>
    <number:text-style style:name="N1225">
      <number:text-content/>
      <number:text> </number:text>
      <style:map style:condition="value()&gt;0" style:apply-style-name="N1225P0"/>
      <style:map style:condition="value()&lt;0" style:apply-style-name="N1225P1"/>
      <style:map style:condition="value()=0" style:apply-style-name="N1225P2"/>
    </number:text-style>
    <number:number-style style:name="N1226">
      <number:number number:decimal-places="0" number:min-integer-digits="1"/>
      <number:text> 円/H</number:text>
    </number:number-style>
    <number:number-style style:name="N1227P0" style:volatile="true">
      <number:text>\</number:text>
      <number:number number:decimal-places="0" number:min-integer-digits="1" number:grouping="true"/>
    </number:number-style>
    <number:number-style style:name="N1227">
      <style:text-properties fo:color="#ff0000"/>
      <number:text>¥-</number:text>
      <number:number number:decimal-places="0" number:min-integer-digits="1" number:grouping="true"/>
      <style:map style:condition="value()&gt;=0" style:apply-style-name="N1227P0"/>
    </number:number-style>
    <number:number-style style:name="N1228">
      <number:number number:decimal-places="0" number:min-integer-digits="7">
        <number:embedded-text number:position="5">-0</number:embedded-text>
        <number:embedded-text number:position="4">-0</number:embedded-text>
        <number:embedded-text number:position="3">-0</number:embedded-text>
        <number:embedded-text number:position="2">-0</number:embedded-text>
        <number:embedded-text number:position="1">-0</number:embedded-text>
      </number:number>
    </number:number-style>
    <number:currency-style style:name="N1230P0" style:volatile="true">
      <number:currency-symbol>SGD</number:currency-symbol>
      <number:text> </number:text>
      <number:number number:decimal-places="2" number:min-integer-digits="1" number:grouping="true"/>
    </number:currency-style>
    <number:currency-style style:name="N1230">
      <number:currency-symbol>SGD</number:currency-symbol>
      <number:text> -</number:text>
      <number:number number:decimal-places="2" number:min-integer-digits="1" number:grouping="true"/>
      <style:map style:condition="value()&gt;=0" style:apply-style-name="N1230P0"/>
    </number:currency-style>
    <number:number-style style:name="N1231">
      <number:number number:decimal-places="2" number:min-integer-digits="1"/>
      <number:text>件</number:text>
    </number:number-style>
    <number:number-style style:name="N1232">
      <number:number number:decimal-places="0" number:min-integer-digits="1"/>
      <number:text>件</number:text>
    </number:number-style>
    <number:number-style style:name="N1233">
      <number:number number:decimal-places="0" number:min-integer-digits="1"/>
      <number:text>人月</number:text>
    </number:number-style>
    <number:currency-style style:name="N1235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35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35P0"/>
    </number:currency-style>
    <number:date-style style:name="N1236">
      <number:text>C</number:text>
      <number:hours/>
      <number:text>u</number:text>
      <number:seconds/>
      <number:year number:calendar="jewish" number:style="long"/>
      <number:year number:calendar="jewish"/>
      <number:text>  1</number:text>
    </number:date-style>
    <number:time-style style:name="N1238P0" style:volatile="true">
      <number:hours/>
      <number:text>:</number:text>
      <number:minutes number:style="long"/>
      <number:text> </number:text>
      <number:am-pm/>
    </number:time-style>
    <number:text-style style:name="N1238">
      <number:text-content/>
      <style:map style:condition="value()&lt;=0" style:apply-style-name="N1238P0"/>
    </number:text-style>
    <number:currency-style style:name="N1240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40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1240P0"/>
    </number:currency-style>
    <number:number-style style:name="N1241">
      <number:number number:decimal-places="1" number:min-integer-digits="1"/>
      <number:text> sec</number:text>
    </number:number-style>
    <number:number-style style:name="N1242">
      <number:number number:decimal-places="2" number:min-integer-digits="1"/>
      <number:text> sec</number:text>
    </number:number-style>
    <number:number-style style:name="N1243">
      <number:number number:decimal-places="0" number:min-integer-digits="1"/>
      <number:text> sec</number:text>
    </number:number-style>
    <number:number-style style:name="N1244">
      <number:number number:decimal-places="0" number:min-integer-digits="1"/>
      <number:text>.123456789</number:text>
    </number:number-style>
    <number:number-style style:name="N1245">
      <number:text>99999999999.99999999</number:text>
    </number:number-style>
    <number:number-style style:name="N1246">
      <number:text>1.2.3</number:text>
    </number:number-style>
    <number:number-style style:name="N1247">
      <number:text>8.2.3</number:text>
    </number:number-style>
    <number:date-style style:name="N1248">
      <number:year number:style="long"/>
      <number:text>-</number:text>
      <number:month number:style="long"/>
    </number:date-style>
    <number:date-style style:name="N1249">
      <number:year number:style="long"/>
      <number:text>-</number:text>
      <number:day number:style="long"/>
    </number:date-style>
    <number:number-style style:name="N1250">
      <number:text>昇格</number:text>
    </number:number-style>
    <number:number-style style:name="N1251">
      <number:text>昇給</number:text>
    </number:number-style>
    <number:date-style style:name="N1252">
      <number:text>p</number:text>
      <number:year number:calendar="gengou" number:style="long"/>
      <number:text>o</number:text>
      <number:month number:calendar="gengou"/>
      <number:text>otion</number:text>
    </number:date-style>
    <number:number-style style:name="N1253">
      <number:text>-9999999.999</number:text>
    </number:number-style>
    <number:number-style style:name="N1254P0" style:volatile="true">
      <number:number number:decimal-places="1" number:min-integer-digits="2"/>
    </number:number-style>
    <number:number-style style:name="N1254">
      <style:text-properties fo:color="#ff0000"/>
      <number:text>-</number:text>
      <number:number number:decimal-places="1" number:min-integer-digits="2"/>
      <style:map style:condition="value()&gt;=0" style:apply-style-name="N1254P0"/>
    </number:number-style>
    <number:number-style style:name="N1255P0" style:volatile="true">
      <number:number number:decimal-places="2" number:min-integer-digits="1"/>
    </number:number-style>
    <number:number-style style:name="N1255">
      <style:text-properties fo:color="#ff0000"/>
      <number:text>-</number:text>
      <number:number number:decimal-places="2" number:min-integer-digits="1"/>
      <style:map style:condition="value()&gt;=0" style:apply-style-name="N1255P0"/>
    </number:number-style>
    <number:date-style style:name="N125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date-style style:name="N125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/>
      <number:text>:</number:text>
      <number:seconds/>
    </number:date-style>
    <number:number-style style:name="N1258">
      <number:text>8.2.1</number:text>
    </number:number-style>
    <number:number-style style:name="N1259">
      <number:text>8.2.2</number:text>
    </number:number-style>
    <number:number-style style:name="N1260">
      <number:text>8.2.4</number:text>
    </number:number-style>
    <number:number-style style:name="N1261">
      <number:text>8.2.5</number:text>
    </number:number-style>
    <number:number-style style:name="N1262">
      <number:text>8.2.6</number:text>
    </number:number-style>
    <number:number-style style:name="N1263">
      <number:text>8.2.7</number:text>
    </number:number-style>
    <number:number-style style:name="N1264">
      <number:text>8.2.8</number:text>
    </number:number-style>
    <number:number-style style:name="N1265">
      <number:text>8.2.9</number:text>
    </number:number-style>
    <number:number-style style:name="N1266">
      <number:text>8.3.1</number:text>
    </number:number-style>
    <number:number-style style:name="N1267">
      <number:text>8.3.2</number:text>
    </number:number-style>
    <number:number-style style:name="N1268">
      <number:text>8.3.3</number:text>
    </number:number-style>
    <number:number-style style:name="N1269">
      <number:text>8.3.4</number:text>
    </number:number-style>
    <number:number-style style:name="N1270">
      <number:text>8.3.5</number:text>
    </number:number-style>
    <number:number-style style:name="N1271">
      <number:text>8.3.6</number:text>
    </number:number-style>
    <number:number-style style:name="N1272">
      <number:text>8.4.1</number:text>
    </number:number-style>
    <number:number-style style:name="N1273">
      <number:text>8.4.2</number:text>
    </number:number-style>
    <number:number-style style:name="N1274">
      <number:text>8.5.1</number:text>
    </number:number-style>
    <number:number-style style:name="N1275">
      <number:text>8.5.2</number:text>
    </number:number-style>
    <number:number-style style:name="N1276">
      <number:text>8.5.3</number:text>
    </number:number-style>
    <number:number-style style:name="N1277">
      <number:text>8.5.4.</number:text>
    </number:number-style>
    <number:number-style style:name="N1278">
      <number:text>8.5.4</number:text>
    </number:number-style>
    <number:number-style style:name="N1279">
      <number:text>8.5.5</number:text>
    </number:number-style>
    <number:number-style style:name="N1280">
      <number:text>8.5.6</number:text>
    </number:number-style>
    <number:number-style style:name="N1281">
      <number:text>8.6.1</number:text>
    </number:number-style>
    <number:number-style style:name="N1282">
      <number:text>8.6.2</number:text>
    </number:number-style>
    <number:number-style style:name="N1283">
      <number:text>8.7.1</number:text>
    </number:number-style>
    <number:number-style style:name="N1284">
      <number:text>"8.3.3</number:text>
    </number:number-style>
    <number:number-style style:name="N1285">
      <number:text>8.3.7</number:text>
    </number:number-style>
    <number:number-style style:name="N1286">
      <number:text>8.3.8</number:text>
    </number:number-style>
    <number:number-style style:name="N1287">
      <number:text>8.3.9</number:text>
    </number:number-style>
    <number:number-style style:name="N1288">
      <number:text>8.4.3</number:text>
    </number:number-style>
    <number:number-style style:name="N1289">
      <number:text>8.4.4</number:text>
    </number:number-style>
    <number:number-style style:name="N1290">
      <number:text>8.4.5</number:text>
    </number:number-style>
    <number:number-style style:name="N1291">
      <number:text>8.4.6</number:text>
    </number:number-style>
    <number:number-style style:name="N1292">
      <number:text>8.6.3</number:text>
    </number:number-style>
    <number:number-style style:name="N1293">
      <number:text>8.6.4</number:text>
    </number:number-style>
    <number:number-style style:name="N1294">
      <number:text>8.6.5</number:text>
    </number:number-style>
    <number:number-style style:name="N1295">
      <number:text>8.6.6</number:text>
    </number:number-style>
    <number:number-style style:name="N1296">
      <number:text>11.2.1</number:text>
    </number:number-style>
    <number:number-style style:name="N1297">
      <number:text>11.2.2</number:text>
    </number:number-style>
    <number:number-style style:name="N1298">
      <number:text>11.2.3</number:text>
    </number:number-style>
    <number:number-style style:name="N1299">
      <number:text>11.2.4</number:text>
    </number:number-style>
    <number:number-style style:name="N1300">
      <number:text>11.2.5</number:text>
    </number:number-style>
    <number:number-style style:name="N1301">
      <number:text>11.2.6</number:text>
    </number:number-style>
    <number:number-style style:name="N1302">
      <number:text>11.2.7</number:text>
    </number:number-style>
    <number:number-style style:name="N1303">
      <number:text>11.2.8</number:text>
    </number:number-style>
    <number:number-style style:name="N1304">
      <number:text>11.2.9</number:text>
    </number:number-style>
    <number:number-style style:name="N1305">
      <number:text>11.3.1</number:text>
    </number:number-style>
    <number:number-style style:name="N1306">
      <number:text>11.3.2</number:text>
    </number:number-style>
    <number:number-style style:name="N1307">
      <number:text>11.3.3</number:text>
    </number:number-style>
    <number:number-style style:name="N1308">
      <number:text>11.3.4</number:text>
    </number:number-style>
    <number:number-style style:name="N1309">
      <number:text>11.3.5</number:text>
    </number:number-style>
    <number:number-style style:name="N1310">
      <number:text>11.3.6</number:text>
    </number:number-style>
    <number:number-style style:name="N1311">
      <number:text>11.4.1</number:text>
    </number:number-style>
    <number:number-style style:name="N1312">
      <number:text>11.4.2</number:text>
    </number:number-style>
    <number:number-style style:name="N1313">
      <number:text>11.5.1</number:text>
    </number:number-style>
    <number:number-style style:name="N1314">
      <number:text>11.5.2</number:text>
    </number:number-style>
    <number:number-style style:name="N1315">
      <number:text>11.5.3</number:text>
    </number:number-style>
    <number:number-style style:name="N1316">
      <number:text>11.5.4</number:text>
    </number:number-style>
    <number:number-style style:name="N1317">
      <number:text>11.5.5</number:text>
    </number:number-style>
    <number:number-style style:name="N1318">
      <number:text>11.5.6</number:text>
    </number:number-style>
    <number:number-style style:name="N1319">
      <number:text>11.6.1</number:text>
    </number:number-style>
    <number:number-style style:name="N1320">
      <number:text>11.6.2</number:text>
    </number:number-style>
    <number:number-style style:name="N1321">
      <number:text>11.3.7</number:text>
    </number:number-style>
    <number:number-style style:name="N1322">
      <number:text>11.3.8</number:text>
    </number:number-style>
    <number:number-style style:name="N1323">
      <number:text>11.3.9</number:text>
    </number:number-style>
    <number:number-style style:name="N1324">
      <number:text>11.4..2</number:text>
    </number:number-style>
    <number:number-style style:name="N1325">
      <number:text>11.4..3</number:text>
    </number:number-style>
    <number:number-style style:name="N1326">
      <number:text>11.4..4</number:text>
    </number:number-style>
    <number:number-style style:name="N1327">
      <number:text>11.4..5</number:text>
    </number:number-style>
    <number:number-style style:name="N1328">
      <number:text>11.4..6</number:text>
    </number:number-style>
    <number:number-style style:name="N1329">
      <number:text>11.4..1</number:text>
    </number:number-style>
    <number:number-style style:name="N1330">
      <number:text>11.4.4</number:text>
    </number:number-style>
    <number:number-style style:name="N1331">
      <number:text>11.4.3</number:text>
    </number:number-style>
    <number:number-style style:name="N1332">
      <number:text>11.4.6</number:text>
    </number:number-style>
    <number:number-style style:name="N1333">
      <number:text>11.4.5</number:text>
    </number:number-style>
    <number:number-style style:name="N1334">
      <number:text>"11.5.2</number:text>
    </number:number-style>
    <number:number-style style:name="N1335">
      <number:text>11.6.3</number:text>
    </number:number-style>
    <number:number-style style:name="N1336">
      <number:text>11.6.4</number:text>
    </number:number-style>
    <number:number-style style:name="N1337">
      <number:text>11.6.5</number:text>
    </number:number-style>
    <number:number-style style:name="N1338">
      <number:text>11.6.6</number:text>
    </number:number-style>
    <number:number-style style:name="N1339">
      <number:text>11.7.1</number:text>
    </number:number-style>
    <number:number-style style:name="N1340">
      <number:text>11.7.2</number:text>
    </number:number-style>
    <number:number-style style:name="N1341">
      <number:text>15.3.1</number:text>
    </number:number-style>
    <number:number-style style:name="N1342">
      <number:text>15.3.2</number:text>
    </number:number-style>
    <number:number-style style:name="N1343">
      <number:text>15.3.3</number:text>
    </number:number-style>
    <number:number-style style:name="N1344">
      <number:text>15.3.4</number:text>
    </number:number-style>
    <number:number-style style:name="N1345">
      <number:text>15.3.5</number:text>
    </number:number-style>
    <number:number-style style:name="N1346">
      <number:text>15.3.6</number:text>
    </number:number-style>
    <number:number-style style:name="N1347">
      <number:text>15.3.7</number:text>
    </number:number-style>
    <number:number-style style:name="N1348">
      <number:text>15.3.8</number:text>
    </number:number-style>
    <number:number-style style:name="N1349">
      <number:text>15.3.9</number:text>
    </number:number-style>
    <number:number-style style:name="N1350">
      <number:text>1.3.7</number:text>
    </number:number-style>
    <number:number-style style:name="N1351">
      <number:text>15.4.1</number:text>
    </number:number-style>
    <number:number-style style:name="N1352">
      <number:text>15.4.2</number:text>
    </number:number-style>
    <number:number-style style:name="N1353">
      <number:text>15.4.3</number:text>
    </number:number-style>
    <number:number-style style:name="N1354">
      <number:text>15.4.4</number:text>
    </number:number-style>
    <number:number-style style:name="N1355">
      <number:text>15.4.5</number:text>
    </number:number-style>
    <number:number-style style:name="N1356">
      <number:text>15.4.6</number:text>
    </number:number-style>
    <number:number-style style:name="N1357">
      <number:text>15.5.1</number:text>
    </number:number-style>
    <number:number-style style:name="N1358">
      <number:text>15.5.2</number:text>
    </number:number-style>
    <number:number-style style:name="N1359">
      <number:text>15.6.1</number:text>
    </number:number-style>
    <number:number-style style:name="N1360">
      <number:text>15.6.2</number:text>
    </number:number-style>
    <number:number-style style:name="N1361">
      <number:text>15.6.3</number:text>
    </number:number-style>
    <number:number-style style:name="N1362">
      <number:text>15.6.4</number:text>
    </number:number-style>
    <number:number-style style:name="N1363">
      <number:text>15.6.5</number:text>
    </number:number-style>
    <number:number-style style:name="N1364">
      <number:text>15.6.6</number:text>
    </number:number-style>
    <number:number-style style:name="N1365">
      <number:text>15.5.3</number:text>
    </number:number-style>
    <number:number-style style:name="N1366">
      <number:text>16.1</number:text>
    </number:number-style>
    <number:number-style style:name="N1367">
      <number:text>15.6.1.</number:text>
    </number:number-style>
    <number:number-style style:name="N1368">
      <number:text>18.3.1</number:text>
    </number:number-style>
    <number:number-style style:name="N1369">
      <number:text>18.3.2</number:text>
    </number:number-style>
    <number:number-style style:name="N1370">
      <number:text>18.3.3</number:text>
    </number:number-style>
    <number:number-style style:name="N1371">
      <number:text>18.3.4</number:text>
    </number:number-style>
    <number:number-style style:name="N1372">
      <number:text>18.3.5</number:text>
    </number:number-style>
    <number:number-style style:name="N1373">
      <number:text>18.3.6</number:text>
    </number:number-style>
    <number:number-style style:name="N1374">
      <number:text>18.3.7</number:text>
    </number:number-style>
    <number:number-style style:name="N1375">
      <number:text>18.3.8</number:text>
    </number:number-style>
    <number:number-style style:name="N1376">
      <number:text>18.3.9</number:text>
    </number:number-style>
    <number:number-style style:name="N1377">
      <number:text>18.4.1</number:text>
    </number:number-style>
    <number:number-style style:name="N1378">
      <number:text>18.4.2</number:text>
    </number:number-style>
    <number:number-style style:name="N1379">
      <number:text>18.4.3</number:text>
    </number:number-style>
    <number:number-style style:name="N1380">
      <number:text>18.4.4</number:text>
    </number:number-style>
    <number:number-style style:name="N1381">
      <number:text>18.4.5</number:text>
    </number:number-style>
    <number:number-style style:name="N1382">
      <number:text>18.4.6</number:text>
    </number:number-style>
    <number:number-style style:name="N1383">
      <number:text>18.5.1</number:text>
    </number:number-style>
    <number:number-style style:name="N1384">
      <number:text>18.5.2</number:text>
    </number:number-style>
    <number:number-style style:name="N1385">
      <number:text>18.6.1</number:text>
    </number:number-style>
    <number:number-style style:name="N1386">
      <number:text>18.6.2</number:text>
    </number:number-style>
    <number:number-style style:name="N1387">
      <number:text>18.6.3</number:text>
    </number:number-style>
    <number:number-style style:name="N1388">
      <number:text>18.6.4</number:text>
    </number:number-style>
    <number:number-style style:name="N1389">
      <number:text>18.6.5</number:text>
    </number:number-style>
    <number:number-style style:name="N1390">
      <number:text>18.6.6</number:text>
    </number:number-style>
    <number:number-style style:name="N1391">
      <number:text>18.7.1</number:text>
    </number:number-style>
    <number:number-style style:name="N1392">
      <number:text>18.7.2</number:text>
    </number:number-style>
    <number:number-style style:name="N1393">
      <number:number number:decimal-places="0" number:min-integer-digits="1"/>
      <number:text>.9</number:text>
    </number:number-style>
    <number:date-style style:name="N1394">
      <number:year number:style="long"/>
      <number:text>/</number:text>
      <number:month number:style="long"/>
      <number:text>/</number:text>
      <number:day number:style="long"/>
      <number:text>/</number:text>
    </number:date-style>
    <number:date-style style:name="N139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6">
      <number:number number:decimal-places="0" number:min-integer-digits="1"/>
      <number:text>.11111111</number:text>
    </number:number-style>
    <number:number-style style:name="N1397">
      <number:text>6.1.</number:text>
    </number:number-style>
    <number:number-style style:name="N1398">
      <number:text>6.1.4</number:text>
    </number:number-style>
    <number:number-style style:name="N1399">
      <number:text>6.1.5</number:text>
    </number:number-style>
    <number:number-style style:name="N1400">
      <number:text>6.1.6</number:text>
    </number:number-style>
    <number:number-style style:name="N1401">
      <number:text>6.2.1</number:text>
    </number:number-style>
    <number:number-style style:name="N1402">
      <number:text>6.2.2</number:text>
    </number:number-style>
    <number:number-style style:name="N1403">
      <number:text>6.2.6</number:text>
    </number:number-style>
    <number:number-style style:name="N1404">
      <number:text>6.2.5</number:text>
    </number:number-style>
    <number:number-style style:name="N1405">
      <number:text>6.2.4</number:text>
    </number:number-style>
    <number:number-style style:name="N1406">
      <number:text>6.2.3</number:text>
    </number:number-style>
    <number:number-style style:name="N1407">
      <number:text>-9999999999999999999</number:text>
    </number:number-style>
    <number:date-style style:name="N1408">
      <number:text>ABc</number:text>
      <number:day/>
    </number:date-style>
    <number:date-style style:name="N1409">
      <number:year number:style="long"/>
      <number:text>/ </number:text>
      <number:month number:style="long"/>
      <number:text>/</number:text>
      <number:day number:style="long"/>
    </number:date-style>
    <number:number-style style:name="N1413P0" style:volatile="true">
      <number:text> ｣</number:text>
      <number:number number:decimal-places="0" number:min-integer-digits="1" number:grouping="true"/>
      <number:text> </number:text>
    </number:number-style>
    <number:number-style style:name="N1413P1" style:volatile="true">
      <number:text>-｣</number:text>
      <number:number number:decimal-places="0" number:min-integer-digits="1" number:grouping="true"/>
      <number:text> </number:text>
    </number:number-style>
    <number:number-style style:name="N1413P2" style:volatile="true">
      <number:text> ｣- </number:text>
    </number:number-style>
    <number:text-style style:name="N1413">
      <number:text-content/>
      <number:text> </number:text>
      <style:map style:condition="value()&gt;0" style:apply-style-name="N1413P0"/>
      <style:map style:condition="value()&lt;0" style:apply-style-name="N1413P1"/>
      <style:map style:condition="value()=0" style:apply-style-name="N1413P2"/>
    </number:text-style>
    <number:number-style style:name="N1417P0" style:volatile="true">
      <number:text> ｣</number:text>
      <number:number number:decimal-places="2" number:min-integer-digits="1" number:grouping="true"/>
      <number:text> </number:text>
    </number:number-style>
    <number:number-style style:name="N1417P1" style:volatile="true">
      <number:text>-｣</number:text>
      <number:number number:decimal-places="2" number:min-integer-digits="1" number:grouping="true"/>
      <number:text> </number:text>
    </number:number-style>
    <number:number-style style:name="N1417P2" style:volatile="true">
      <number:text> ｣-</number:text>
      <number:number number:decimal-places="0" number:min-integer-digits="0"/>
      <number:text> </number:text>
    </number:number-style>
    <number:text-style style:name="N1417">
      <number:text-content/>
      <number:text> </number:text>
      <style:map style:condition="value()&gt;0" style:apply-style-name="N1417P0"/>
      <style:map style:condition="value()&lt;0" style:apply-style-name="N1417P1"/>
      <style:map style:condition="value()=0" style:apply-style-name="N1417P2"/>
    </number:text-style>
    <number:number-style style:name="N1418">
      <number:text>$</number:text>
      <number:number number:decimal-places="0" number:min-integer-digits="4" number:grouping="true"/>
    </number:number-style>
    <number:number-style style:name="N1419P0" style:volatile="true">
      <number:text>\</number:text>
      <number:number number:decimal-places="2" number:min-integer-digits="1" number:grouping="true"/>
    </number:number-style>
    <number:number-style style:name="N1419">
      <style:text-properties fo:color="#ff0000"/>
      <number:text>¥-</number:text>
      <number:number number:decimal-places="2" number:min-integer-digits="1" number:grouping="true"/>
      <style:map style:condition="value()&gt;=0" style:apply-style-name="N1419P0"/>
    </number:number-style>
    <number:number-style style:name="N1420P0" style:volatile="true">
      <number:text>\</number:text>
      <number:number number:decimal-places="0" number:min-integer-digits="1" number:grouping="true"/>
    </number:number-style>
    <number:number-style style:name="N1420">
      <number:text>\!-\</number:text>
      <number:number number:decimal-places="0" number:min-integer-digits="1" number:grouping="true"/>
      <style:map style:condition="value()&gt;=0" style:apply-style-name="N1420P0"/>
    </number:number-style>
    <number:number-style style:name="N1421">
      <number:text>残</number:text>
      <number:number number:decimal-places="0" number:min-integer-digits="1"/>
    </number:number-style>
    <number:number-style style:name="N1422P0" style:volatile="true">
      <number:text>¥</number:text>
      <number:number number:decimal-places="0" number:min-integer-digits="1" number:grouping="true"/>
    </number:number-style>
    <number:number-style style:name="N1422">
      <number:text>¥!-¥</number:text>
      <number:number number:decimal-places="0" number:min-integer-digits="1" number:grouping="true"/>
      <style:map style:condition="value()&gt;=0" style:apply-style-name="N1422P0"/>
    </number:number-style>
    <number:number-style style:name="N1426P0" style:volatile="true">
      <number:text> \</number:text>
      <number:number number:decimal-places="0" number:min-integer-digits="1" number:grouping="true"/>
    </number:number-style>
    <number:number-style style:name="N1426P1" style:volatile="true">
      <number:text>-\</number:text>
      <number:number number:decimal-places="0" number:min-integer-digits="1" number:grouping="true"/>
    </number:number-style>
    <number:number-style style:name="N1426P2" style:volatile="true">
      <number:text> \-</number:text>
    </number:number-style>
    <number:text-style style:name="N1426">
      <number:text-content/>
      <style:map style:condition="value()&gt;0" style:apply-style-name="N1426P0"/>
      <style:map style:condition="value()&lt;0" style:apply-style-name="N1426P1"/>
      <style:map style:condition="value()=0" style:apply-style-name="N1426P2"/>
    </number:text-style>
    <number:number-style style:name="N1427">
      <number:text>-</number:text>
    </number:number-style>
    <number:number-style style:name="N1428P0" style:volatile="true">
      <number:number number:decimal-places="0" number:min-integer-digits="1" number:grouping="true"/>
    </number:number-style>
    <number:number-style style:name="N1428P1" style:volatile="true">
      <number:text>-</number:text>
      <number:number number:decimal-places="0" number:min-integer-digits="1" number:grouping="true"/>
    </number:number-style>
    <number:number-style style:name="N1428P2" style:volatile="true">
      <number:text>-</number:text>
    </number:number-style>
    <number:text-style style:name="N1428">
      <number:text-content/>
      <style:map style:condition="value()&gt;0" style:apply-style-name="N1428P0"/>
      <style:map style:condition="value()&lt;0" style:apply-style-name="N1428P1"/>
      <style:map style:condition="value()=0" style:apply-style-name="N1428P2"/>
    </number:text-style>
    <number:number-style style:name="N1432P0" style:volatile="true">
      <number:text> \</number:text>
      <number:number number:decimal-places="2" number:min-integer-digits="1" number:grouping="true"/>
    </number:number-style>
    <number:number-style style:name="N1432P1" style:volatile="true">
      <number:text>-\</number:text>
      <number:number number:decimal-places="2" number:min-integer-digits="1" number:grouping="true"/>
    </number:number-style>
    <number:number-style style:name="N1432P2" style:volatile="true">
      <number:text> \-</number:text>
      <number:number number:decimal-places="0" number:min-integer-digits="0"/>
    </number:number-style>
    <number:text-style style:name="N1432">
      <number:text-content/>
      <style:map style:condition="value()&gt;0" style:apply-style-name="N1432P0"/>
      <style:map style:condition="value()&lt;0" style:apply-style-name="N1432P1"/>
      <style:map style:condition="value()=0" style:apply-style-name="N1432P2"/>
    </number:text-style>
    <number:number-style style:name="N1435P0" style:volatile="true">
      <number:number number:decimal-places="2" number:min-integer-digits="1" number:grouping="true"/>
    </number:number-style>
    <number:number-style style:name="N1435P1" style:volatile="true">
      <number:text>-</number:text>
      <number:number number:decimal-places="2" number:min-integer-digits="1" number:grouping="true"/>
    </number:number-style>
    <number:number-style style:name="N1435P2" style:volatile="true">
      <number:text>-</number:text>
      <number:number number:decimal-places="0" number:min-integer-digits="0"/>
    </number:number-style>
    <number:text-style style:name="N1435">
      <number:text-content/>
      <style:map style:condition="value()&gt;0" style:apply-style-name="N1435P0"/>
      <style:map style:condition="value()&lt;0" style:apply-style-name="N1435P1"/>
      <style:map style:condition="value()=0" style:apply-style-name="N1435P2"/>
    </number:text-style>
    <number:date-style style:name="N1436">
      <number:year number:style="long"/>
      <number:text>/</number:text>
      <number:month/>
      <number:day/>
      <number:text>//</number:text>
    </number:date-style>
    <number:date-style style:name="N1437">
      <number:text>作成日付 : </number:text>
      <number:year number:style="long"/>
      <number:text> 年 </number:text>
      <number:month number:style="long"/>
      <number:text> 月 </number:text>
      <number:day number:style="long"/>
      <number:text> 日</number:text>
    </number:date-style>
    <number:number-style style:name="N1438">
      <number:text>次のメッセージが表示される@</number:text>
    </number:number-style>
    <number:date-style style:name="N1439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440">
      <number:month number:style="long"/>
      <number:text>/</number:text>
      <number:day number:style="long"/>
      <number:text> </number:text>
      <number:hours number:style="long"/>
      <number:text>:</number:text>
      <number:minutes/>
      <number:text>i</number:text>
    </number:date-style>
    <number:number-style style:name="N1441P0" style:volatile="true">
      <number:number number:decimal-places="1" number:min-integer-digits="1"/>
    </number:number-style>
    <number:number-style style:name="N1441">
      <style:text-properties fo:color="#ff0000"/>
      <number:number number:decimal-places="1" number:min-integer-digits="1"/>
      <style:map style:condition="value()&gt;=0" style:apply-style-name="N1441P0"/>
    </number:number-style>
    <number:number-style style:name="N1443P0" style:volatile="true">
      <number:number number:decimal-places="1" number:min-integer-digits="1" number:grouping="true"/>
      <number:text> </number:text>
    </number:number-style>
    <number:number-style style:name="N1443P1" style:volatile="true">
      <number:text> (</number:text>
      <number:number number:decimal-places="1" number:min-integer-digits="1" number:grouping="true"/>
      <number:text>)</number:text>
    </number:number-style>
    <number:number-style style:name="N1443P2" style:volatile="true">
      <number:text>-</number:text>
      <number:number number:decimal-places="0" number:min-integer-digits="0"/>
      <number:text> </number:text>
    </number:number-style>
    <number:text-style style:name="N1443">
      <number:text-content/>
      <number:text> </number:text>
      <style:map style:condition="value()&gt;0" style:apply-style-name="N1443P0"/>
      <style:map style:condition="value()&lt;0" style:apply-style-name="N1443P1"/>
      <style:map style:condition="value()=0" style:apply-style-name="N1443P2"/>
    </number:text-style>
    <number:number-style style:name="N1445P0" style:volatile="true">
      <number:number number:decimal-places="0" number:min-integer-digits="1"/>
    </number:number-style>
    <number:number-style style:name="N1445P1" style:volatile="true">
      <number:text>-</number:text>
      <number:number number:decimal-places="0" number:min-integer-digits="1"/>
    </number:number-style>
    <number:number-style style:name="N1445P2" style:volatile="true">
      <number:text/>
    </number:number-style>
    <number:text-style style:name="N1445">
      <number:text-content/>
      <style:map style:condition="value()&gt;0" style:apply-style-name="N1445P0"/>
      <style:map style:condition="value()&lt;0" style:apply-style-name="N1445P1"/>
      <style:map style:condition="value()=0" style:apply-style-name="N1445P2"/>
    </number:text-style>
    <number:number-style style:name="N1446">
      <number:number number:decimal-places="0" number:min-integer-digits="1"/>
      <number:text> Person-day</number:text>
    </number:number-style>
    <number:number-style style:name="N1447">
      <number:number number:decimal-places="0" number:min-integer-digits="6">
        <number:embedded-text number:position="4">-</number:embedded-text>
      </number:number>
    </number:number-style>
    <number:currency-style style:name="N144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4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49P0"/>
    </number:currency-style>
    <number:currency-style style:name="N1451P0" style:volatile="true">
      <number:currency-symbol number:language="en" number:country="US">$</number:currency-symbol>
      <number:number number:decimal-places="0" number:min-integer-digits="0" number:display-factor="1000"/>
    </number:currency-style>
    <number:currency-style style:name="N1451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51P0"/>
    </number:currency-style>
    <number:currency-style style:name="N145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53P1" style:volatile="true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</number:currency-style>
    <number:number-style style:name="N1453">
      <number:text/>
      <style:map style:condition="value()&gt;0" style:apply-style-name="N1453P0"/>
      <style:map style:condition="value()&lt;0" style:apply-style-name="N1453P1"/>
    </number:number-style>
    <number:number-style style:name="N1454">
      <number:text>小計($1=\</number:text>
      <number:number number:decimal-places="0" number:min-integer-digits="1"/>
      <number:text>)</number:text>
    </number:number-style>
    <number:number-style style:name="N1455">
      <number:text>小計($1=￥</number:text>
      <number:number number:decimal-places="0" number:min-integer-digits="1"/>
      <number:text>)</number:text>
    </number:number-style>
    <number:currency-style style:name="N1456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456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456P0"/>
    </number:currency-style>
    <number:number-style style:name="N1457">
      <number:number number:decimal-places="0" number:min-integer-digits="1" number:grouping="true"/>
      <number:text> GB</number:text>
    </number:number-style>
    <number:currency-style style:name="N146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460P1" style:volatile="true">
      <number:text>-</number:text>
      <number:currency-symbol number:language="ja" number:country="JP">￥</number:currency-symbol>
      <number:number number:decimal-places="0" number:min-integer-digits="1" number:grouping="true"/>
    </number:currency-style>
    <number:number-style style:name="N1460">
      <number:text/>
      <style:map style:condition="value()&gt;0" style:apply-style-name="N1460P0"/>
      <style:map style:condition="value()&lt;0" style:apply-style-name="N1460P1"/>
    </number:number-style>
    <number:number-style style:name="N1461">
      <number:number number:decimal-places="0" number:min-integer-digits="1" number:grouping="true"/>
      <number:text> 時間</number:text>
    </number:number-style>
    <number:number-style style:name="N1462">
      <number:number number:decimal-places="0" number:min-integer-digits="1" number:grouping="true"/>
      <number:text> 日</number:text>
    </number:number-style>
    <number:number-style style:name="N1463P0" style:volatile="true">
      <number:text>$</number:text>
      <number:number number:decimal-places="2" number:min-integer-digits="1" number:grouping="true"/>
    </number:number-style>
    <number:number-style style:name="N1463">
      <number:text>-$</number:text>
      <number:number number:decimal-places="2" number:min-integer-digits="1" number:grouping="true"/>
      <style:map style:condition="value()&gt;=0" style:apply-style-name="N1463P0"/>
    </number:number-style>
    <number:currency-style style:name="N146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465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465P0"/>
    </number:currency-style>
    <number:percentage-style style:name="N1466">
      <number:number number:decimal-places="2" number:min-integer-digits="1" number:grouping="true"/>
      <number:text>%</number:text>
    </number:percentage-style>
    <number:number-style style:name="N1467">
      <number:number number:decimal-places="0" number:min-integer-digits="24"/>
    </number:number-style>
    <number:currency-style style:name="N146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46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469P0"/>
    </number:currency-style>
    <number:date-style style:name="N1470">
      <number:day/>
      <number:text>.</number:text>
      <number:month/>
      <number:text>.</number:text>
      <number:year/>
    </number:date-style>
    <number:currency-style style:name="N1471P0" style:volatile="true">
      <number:number number:decimal-places="2" number:min-integer-digits="1" number:grouping="true"/>
      <number:text> </number:text>
      <number:currency-symbol>INR</number:currency-symbol>
    </number:currency-style>
    <number:number-style style:name="N1471">
      <style:text-properties fo:color="#ff0000"/>
      <number:text>-</number:text>
      <number:number number:decimal-places="2" number:min-integer-digits="1" number:grouping="true"/>
      <style:map style:condition="value()&gt;=0" style:apply-style-name="N1471P0"/>
    </number:number-style>
    <number:date-style style:name="N1472">
      <number:month/>
      <number:text>-</number:text>
      <number:day/>
    </number:date-style>
    <number:currency-style style:name="N1474P0" style:volatile="true">
      <number:number number:decimal-places="2" number:min-integer-digits="1" number:grouping="true"/>
      <number:text> </number:text>
      <number:currency-symbol number:language="sr" number:country="ME">€</number:currency-symbol>
    </number:currency-style>
    <number:currency-style style:name="N1474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1474P0"/>
    </number:currency-style>
    <number:date-style style:name="N1475">
      <number:month number:style="long"/>
      <number:day number:style="long"/>
    </number:date-style>
    <number:number-style style:name="N1476P0" style:volatile="true">
      <number:number number:decimal-places="3" number:min-integer-digits="1"/>
    </number:number-style>
    <number:number-style style:name="N1476">
      <style:text-properties fo:color="#ff0000"/>
      <number:number number:decimal-places="3" number:min-integer-digits="1"/>
      <style:map style:condition="value()&gt;=0" style:apply-style-name="N1476P0"/>
    </number:number-style>
    <number:number-style style:name="N1477P0" style:volatile="true">
      <number:number number:decimal-places="4" number:min-integer-digits="1"/>
    </number:number-style>
    <number:number-style style:name="N1477">
      <style:text-properties fo:color="#ff0000"/>
      <number:number number:decimal-places="4" number:min-integer-digits="1"/>
      <style:map style:condition="value()&gt;=0" style:apply-style-name="N1477P0"/>
    </number:number-style>
    <number:number-style style:name="N1479P0" style:volatile="true">
      <number:number number:decimal-places="2" number:min-integer-digits="1" number:grouping="true"/>
      <number:text> </number:text>
    </number:number-style>
    <number:number-style style:name="N1479P1" style:volatile="true">
      <number:number number:decimal-places="2" number:min-integer-digits="1" number:grouping="true"/>
      <number:text>-</number:text>
    </number:number-style>
    <number:number-style style:name="N1479P2" style:volatile="true">
      <number:text>-</number:text>
      <number:number number:decimal-places="0" number:min-integer-digits="0"/>
      <number:text> </number:text>
    </number:number-style>
    <number:text-style style:name="N1479">
      <number:text-content/>
      <number:text> </number:text>
      <style:map style:condition="value()&gt;0" style:apply-style-name="N1479P0"/>
      <style:map style:condition="value()&lt;0" style:apply-style-name="N1479P1"/>
      <style:map style:condition="value()=0" style:apply-style-name="N1479P2"/>
    </number:text-style>
    <number:number-style style:name="N1480P0" style:volatile="true">
      <number:number number:decimal-places="6" number:min-integer-digits="1" number:grouping="true"/>
    </number:number-style>
    <number:number-style style:name="N1480">
      <style:text-properties fo:color="#ff0000"/>
      <number:text>-</number:text>
      <number:number number:decimal-places="6" number:min-integer-digits="1" number:grouping="true"/>
      <style:map style:condition="value()&gt;=0" style:apply-style-name="N1480P0"/>
    </number:number-style>
    <number:number-style style:name="N1482P0" style:volatile="true">
      <number:number number:decimal-places="7" number:min-integer-digits="1" number:grouping="true"/>
    </number:number-style>
    <number:number-style style:name="N1482">
      <style:text-properties fo:color="#ff0000"/>
      <number:text>-</number:text>
      <number:number number:decimal-places="7" number:min-integer-digits="1" number:grouping="true"/>
      <style:map style:condition="value()&gt;=0" style:apply-style-name="N1482P0"/>
    </number:number-style>
    <number:date-style style:name="N1483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484">
      <number:text>Colu</number:text>
      <number:month/>
      <number:text>n</number:text>
    </number:date-style>
    <number:number-style style:name="N1485">
      <number:number number:decimal-places="0" number:min-integer-digits="27"/>
    </number:number-style>
    <number:time-style style:name="N1486">
      <number:hours/>
    </number:time-style>
    <number:number-style style:name="N1487">
      <number:number number:decimal-places="8" number:min-integer-digits="7"/>
    </number:number-style>
    <number:number-style style:name="N1488">
      <number:text>9999999.99999999</number:text>
    </number:number-style>
    <number:number-style style:name="N1489">
      <number:text>1</number:text>
      <number:number number:decimal-places="0" number:min-integer-digits="2">
        <number:embedded-text number:position="1">4:1</number:embedded-text>
      </number:number>
      <number:text>2</number:text>
    </number:number-style>
    <number:date-style style:name="N1490">
      <number:month number:textual="true"/>
      <number:text>:</number:text>
      <number:seconds number:style="long"/>
      <number:seconds/>
    </number:date-style>
    <number:number-style style:name="N1491">
      <number:number number:decimal-places="0" number:min-integer-digits="3">
        <number:embedded-text number:position="1">1</number:embedded-text>
      </number:number>
    </number:number-style>
    <number:number-style style:name="N1492">
      <number:text>71</number:text>
      <number:number number:decimal-places="1" number:min-integer-digits="0"/>
    </number:number-style>
    <number:number-style style:name="N1493">
      <number:text>6.1.7</number:text>
    </number:number-style>
    <number:number-style style:name="N1494">
      <number:text>6.1.8</number:text>
    </number:number-style>
    <number:number-style style:name="N1495">
      <number:text>6.2.7</number:text>
    </number:number-style>
    <number:number-style style:name="N1496">
      <number:text>6.2.8l</number:text>
    </number:number-style>
    <number:number-style style:name="N1497">
      <number:text>6.2.8</number:text>
    </number:number-style>
    <number:number-style style:name="N1498">
      <number:text>9.4.1</number:text>
    </number:number-style>
    <number:number-style style:name="N1499">
      <number:text>9.4.2</number:text>
    </number:number-style>
    <number:number-style style:name="N1500">
      <number:text>7.4.1</number:text>
    </number:number-style>
    <number:number-style style:name="N1501">
      <number:text>7.4.2</number:text>
    </number:number-style>
    <number:number-style style:name="N1502">
      <number:text>1</number:text>
      <number:number number:decimal-places="0" number:min-integer-digits="1"/>
      <number:text>.3.1</number:text>
    </number:number-style>
    <number:number-style style:name="N1503">
      <number:text>1</number:text>
      <number:number number:decimal-places="0" number:min-integer-digits="1"/>
      <number:text>.3.2</number:text>
    </number:number-style>
    <number:number-style style:name="N1504">
      <number:text>10.4.1</number:text>
    </number:number-style>
    <number:number-style style:name="N1505">
      <number:text>10.4.2</number:text>
    </number:number-style>
    <number:number-style style:name="N1506">
      <number:text>1234567891.12345678</number:text>
    </number:number-style>
    <number:number-style style:name="N1507">
      <number:text>2469135782.2469134</number:text>
    </number:number-style>
    <number:date-style style:name="N1508">
      <number:text>T</number:text>
      <number:year number:calendar="jewish"/>
      <number:seconds/>
      <number:text>T</number:text>
    </number:date-style>
    <number:date-style style:name="N1509">
      <number:year/>
      <number:text>Y/</number:text>
      <number:month number:style="long"/>
      <number:text>/</number:text>
      <number:day number:style="long"/>
    </number:date-style>
    <number:date-style style:name="N1510">
      <number:month number:style="long"/>
      <number:text>/</number:text>
      <number:day number:style="long"/>
      <number:text>/</number:text>
      <number:year/>
      <number:text>Y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511">
      <number:number number:decimal-places="20" number:min-integer-digits="0"/>
    </number:number-style>
    <number:number-style style:name="N1512">
      <number:text>9999999999.999999</number:text>
    </number:number-style>
    <number:number-style style:name="N1513">
      <number:text>9999999999999999999</number:text>
    </number:number-style>
    <number:number-style style:name="N1514">
      <number:text>99999999999999999</number:text>
    </number:number-style>
    <number:number-style style:name="N1515">
      <number:text>'8.1</number:text>
    </number:number-style>
    <number:number-style style:name="N1516">
      <number:text>8.1</number:text>
    </number:number-style>
    <number:number-style style:name="N1517">
      <number:number number:decimal-places="2" number:min-integer-digits="4"/>
    </number:number-style>
    <number:number-style style:name="N1518">
      <number:text>9999999999.99999</number:text>
    </number:number-style>
    <number:number-style style:name="N1519">
      <number:text>99999999999999999999999999999999999</number:text>
    </number:number-style>
    <number:number-style style:name="N1520">
      <number:text>-999999999999999</number:text>
      <number:number number:decimal-places="2" number:min-integer-digits="0"/>
    </number:number-style>
    <number:number-style style:name="N1521">
      <number:text>-9999999999.99999</number:text>
    </number:number-style>
    <number:number-style style:name="N1522">
      <number:text>999999999999999</number:text>
      <number:number number:decimal-places="2" number:min-integer-digits="0"/>
    </number:number-style>
    <number:percentage-style style:name="N1523">
      <number:text>5</number:text>
      <number:number number:decimal-places="0" number:min-integer-digits="2"/>
      <number:text>%</number:text>
    </number:percentage-style>
    <number:percentage-style style:name="N1524">
      <number:text>-5</number:text>
      <number:number number:decimal-places="0" number:min-integer-digits="2"/>
      <number:text>%</number:text>
    </number:percentage-style>
    <number:number-style style:name="N1525">
      <number:text>-5</number:text>
      <number:number number:decimal-places="0" number:min-integer-digits="2"/>
    </number:number-style>
    <number:percentage-style style:name="N1526">
      <number:number number:decimal-places="14" number:min-integer-digits="1"/>
      <number:text>%</number:text>
    </number:percentage-style>
    <number:number-style style:name="N1528P0" style:volatile="true">
      <number:number number:decimal-places="0" number:min-integer-digits="1" number:grouping="true"/>
    </number:number-style>
    <number:number-style style:name="N1528P1" style:volatile="true">
      <number:text>▲</number:text>
      <number:number number:decimal-places="0" number:min-integer-digits="1" number:grouping="true"/>
    </number:number-style>
    <number:number-style style:name="N1528">
      <number:text>- </number:text>
      <style:map style:condition="value()&gt;0" style:apply-style-name="N1528P0"/>
      <style:map style:condition="value()&lt;0" style:apply-style-name="N1528P1"/>
    </number:number-style>
    <number:date-style style:name="N1529">
      <number:month/>
      <number:text>月度</number:text>
    </number:date-style>
    <number:number-style style:name="N1530P0" style:volatile="true">
      <number:number number:decimal-places="1" number:min-integer-digits="1" number:grouping="true"/>
    </number:number-style>
    <number:number-style style:name="N1530">
      <number:text>▲ </number:text>
      <number:number number:decimal-places="1" number:min-integer-digits="1" number:grouping="true"/>
      <style:map style:condition="value()&gt;=0" style:apply-style-name="N1530P0"/>
    </number:number-style>
    <number:number-style style:name="N1531P0" style:volatile="true">
      <number:number number:decimal-places="2" number:min-integer-digits="1" number:grouping="true"/>
    </number:number-style>
    <number:number-style style:name="N1531">
      <number:text>▲ </number:text>
      <number:number number:decimal-places="2" number:min-integer-digits="1" number:grouping="true"/>
      <style:map style:condition="value()&gt;=0" style:apply-style-name="N1531P0"/>
    </number:number-style>
    <number:number-style style:name="N1532P0" style:volatile="true">
      <number:number number:decimal-places="3" number:min-integer-digits="1" number:grouping="true"/>
    </number:number-style>
    <number:number-style style:name="N1532">
      <number:text>▲ </number:text>
      <number:number number:decimal-places="3" number:min-integer-digits="1" number:grouping="true"/>
      <style:map style:condition="value()&gt;=0" style:apply-style-name="N1532P0"/>
    </number:number-style>
    <number:number-style style:name="N1533">
      <number:number number:decimal-places="0" number:min-integer-digits="0"/>
      <number:text>人日</number:text>
    </number:number-style>
    <number:number-style style:name="N1534">
      <number:number number:decimal-places="1" number:min-integer-digits="0"/>
      <number:text>人日</number:text>
    </number:number-style>
    <number:date-style style:name="N1535">
      <number:year number:style="long"/>
      <number:text>/</number:text>
      <number:month number:style="long"/>
      <number:text>月分</number:text>
    </number:date-style>
    <number:date-style style:name="N1536">
      <number:text>【</number:text>
      <number:year number:style="long"/>
      <number:text>/</number:text>
      <number:month number:style="long"/>
      <number:text>月分】</number:text>
    </number:date-style>
    <number:number-style style:name="N1537">
      <number:text>1-5</number:text>
    </number:number-style>
    <number:number-style style:name="N1538">
      <number:text>1-6</number:text>
    </number:number-style>
    <number:number-style style:name="N1539">
      <number:text>1-3</number:text>
    </number:number-style>
    <number:number-style style:name="N1540">
      <number:text>123456789</number:text>
      <number:number number:decimal-places="0" number:min-integer-digits="1"/>
      <number:text>.56899999</number:text>
    </number:number-style>
    <number:number-style style:name="N1541">
      <number:text>123456789</number:text>
      <number:number number:decimal-places="0" number:min-integer-digits="1"/>
      <number:text>.5689999999</number:text>
    </number:number-style>
    <number:number-style style:name="N1542">
      <number:text>123456789.56899999</number:text>
    </number:number-style>
    <number:number-style style:name="N1543">
      <number:text>999999999</number:text>
      <number:number number:decimal-places="0" number:min-integer-digits="1"/>
      <number:text>.99999999</number:text>
    </number:number-style>
    <number:number-style style:name="N1544">
      <number:number number:decimal-places="9" number:min-integer-digits="10"/>
    </number:number-style>
    <number:number-style style:name="N1545">
      <number:number number:decimal-places="0" number:min-integer-digits="10"/>
      <number:text>.999999999</number:text>
    </number:number-style>
    <number:number-style style:name="N1546">
      <number:number number:decimal-places="0" number:min-integer-digits="10"/>
      <number:text>.99999999</number:text>
    </number:number-style>
    <number:number-style style:name="N1547">
      <number:text>254</number:text>
      <number:number number:decimal-places="1" number:min-integer-digits="0"/>
      <number:text>5</number:text>
    </number:number-style>
    <number:number-style style:name="N1548">
      <number:text>-9999999999.99999999</number:text>
    </number:number-style>
    <number:date-style style:name="N1549">
      <number:text>A</number:text>
      <number:day number:calendar="jewish" number:style="long"/>
      <number:text> t</number:text>
      <number:hours/>
      <number:year number:calendar="jewish"/>
      <number:text> </number:text>
      <number:day number:calendar="jewish"/>
      <number:text>ata t</number:text>
      <number:hours/>
      <number:year number:calendar="jewish" number:style="long"/>
      <number:text>ou</number:text>
      <number:era number:calendar="jewish"/>
      <number:hours/>
      <number:text> Co</number:text>
      <number:year number:calendar="jewish"/>
      <number:text>ffici</number:text>
      <number:year number:calendar="jewish"/>
      <number:text>nt</number:text>
    </number:date-style>
    <number:date-style style:name="N1550">
      <number:text>Co</number:text>
      <number:year number:calendar="jewish"/>
      <number:text>ffici</number:text>
      <number:year number:calendar="jewish"/>
      <number:text>nt</number:text>
    </number:date-style>
    <number:date-style style:name="N1551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552">
      <number:month number:style="long" number:textual="true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5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seconds/>
    </number:date-style>
    <number:date-style style:name="N1554">
      <number:year number:style="long"/>
      <number:text>/</number:text>
      <number:month number:style="long"/>
      <number:text>/</number:text>
      <number:hours number:style="long"/>
    </number:date-style>
    <number:date-style style:name="N1555">
      <number:year number:style="long"/>
      <number:text>/</number:text>
      <number:day number:style="long"/>
      <number:text>/</number:text>
      <number:month number:style="long"/>
      <number:text> </number:text>
      <number:hours/>
      <number:text>:</number:text>
      <number:minutes/>
      <number:text>:</number:text>
      <number:seconds/>
    </number:date-style>
    <number:date-style style:name="N1556">
      <number:year number:style="long"/>
      <number:month number:style="long"/>
      <number:text>/</number:text>
      <number:day number:style="long"/>
      <number:text>/</number:text>
    </number:date-style>
    <number:date-style style:name="N1557">
      <number:year number:style="long"/>
      <number:month number:style="long"/>
      <number:text>/</number:text>
      <number:day number:style="long"/>
    </number:date-style>
    <number:number-style style:name="N1558">
      <number:text>12345678912345678912</number:text>
    </number:number-style>
    <number:number-style style:name="N1559">
      <number:number number:decimal-places="8" number:min-integer-digits="10"/>
    </number:number-style>
    <number:number-style style:name="N1560">
      <number:number number:decimal-places="3" number:min-integer-digits="2"/>
    </number:number-style>
    <number:number-style style:name="N1561">
      <number:number number:decimal-places="3" number:min-integer-digits="3"/>
    </number:number-style>
    <number:number-style style:name="N1562">
      <number:number number:decimal-places="3" number:min-integer-digits="4" number:grouping="true"/>
    </number:number-style>
    <number:percentage-style style:name="N1563">
      <number:number number:decimal-places="0" number:min-integer-digits="2"/>
      <number:text>%</number:text>
    </number:percentage-style>
    <number:percentage-style style:name="N1564">
      <number:number number:decimal-places="0" number:min-integer-digits="1" number:grouping="true"/>
      <number:text>%</number:text>
    </number:percentage-style>
    <number:percentage-style style:name="N1565P0" style:volatile="true">
      <number:number number:decimal-places="0" number:min-integer-digits="1"/>
      <number:text>%</number:text>
    </number:percentage-style>
    <number:percentage-style style:name="N1565">
      <style:text-properties fo:color="#ff0000"/>
      <number:text>-</number:text>
      <number:number number:decimal-places="0" number:min-integer-digits="1"/>
      <number:text>%</number:text>
      <style:map style:condition="value()&gt;=0" style:apply-style-name="N1565P0"/>
    </number:percentage-style>
    <number:number-style style:name="N1566">
      <number:text>cws</number:text>
      <number:number number:decimal-places="0" number:min-integer-digits="4"/>
    </number:number-style>
    <number:number-style style:name="N1567">
      <number:text>4.5.1</number:text>
    </number:number-style>
    <number:number-style style:name="N1568">
      <number:text>4.3.1</number:text>
    </number:number-style>
    <number:number-style style:name="N1569">
      <number:text>4.4.1</number:text>
    </number:number-style>
    <number:number-style style:name="N1570">
      <number:text>4.3.2</number:text>
    </number:number-style>
    <number:number-style style:name="N1571">
      <number:text>4.5.2</number:text>
    </number:number-style>
    <number:date-style style:name="N1572">
      <number:year number:style="long"/>
      <number:text>-</number:text>
      <number:month/>
      <number:text>-</number:text>
      <number:day number:style="long"/>
    </number:date-style>
    <number:date-style style:name="N1573">
      <number:year number:style="long"/>
      <number:text>/</number:text>
      <number:month/>
      <number:day/>
      <number:text>/</number:text>
      <number:day number:style="long"/>
    </number:date-style>
    <number:number-style style:name="N1574">
      <number:text>-</number:text>
      <number:number number:decimal-places="0" number:min-integer-digits="1"/>
      <number:text> </number:text>
    </number:number-style>
    <number:number-style style:name="N1575P0" style:volatile="true">
      <number:number number:decimal-places="0" number:min-integer-digits="1"/>
      <number:text> </number:text>
    </number:number-style>
    <number:number-style style:name="N1575P1" style:volatile="true">
      <number:text>-</number:text>
      <number:number number:decimal-places="0" number:min-integer-digits="1"/>
      <number:text> </number:text>
    </number:number-style>
    <number:number-style style:name="N1575P2" style:volatile="true">
      <number:text> - </number:text>
    </number:number-style>
    <number:text-style style:name="N1575">
      <number:text-content/>
      <number:text> </number:text>
      <style:map style:condition="value()&gt;0" style:apply-style-name="N1575P0"/>
      <style:map style:condition="value()&lt;0" style:apply-style-name="N1575P1"/>
      <style:map style:condition="value()=0" style:apply-style-name="N1575P2"/>
    </number:text-style>
    <number:number-style style:name="N1576">
      <number:text>-</number:text>
      <number:number number:decimal-places="0" number:min-integer-digits="2"/>
      <number:text> </number:text>
    </number:number-style>
    <number:number-style style:name="N1577P0" style:volatile="true">
      <number:number number:decimal-places="2" number:min-integer-digits="1" number:grouping="true"/>
      <number:text> </number:text>
    </number:number-style>
    <number:number-style style:name="N1577P1" style:volatile="true">
      <number:text>-</number:text>
      <number:number number:decimal-places="2" number:min-integer-digits="1" number:grouping="true"/>
      <number:text> </number:text>
    </number:number-style>
    <number:number-style style:name="N1577P2" style:volatile="true">
      <number:text>-</number:text>
      <number:number number:decimal-places="0" number:min-integer-digits="2"/>
      <number:text> </number:text>
    </number:number-style>
    <number:text-style style:name="N1577">
      <number:text-content/>
      <number:text> </number:text>
      <style:map style:condition="value()&gt;0" style:apply-style-name="N1577P0"/>
      <style:map style:condition="value()&lt;0" style:apply-style-name="N1577P1"/>
      <style:map style:condition="value()=0" style:apply-style-name="N1577P2"/>
    </number:text-style>
    <number:number-style style:name="N1578">
      <number:text> ¥-</number:text>
      <number:number number:decimal-places="0" number:min-integer-digits="1"/>
      <number:text> </number:text>
    </number:number-style>
    <number:number-style style:name="N1579P0" style:volatile="true">
      <number:text> ¥</number:text>
      <number:number number:decimal-places="0" number:min-integer-digits="1"/>
      <number:text> </number:text>
    </number:number-style>
    <number:number-style style:name="N1579P1" style:volatile="true">
      <number:text> ¥-</number:text>
      <number:number number:decimal-places="0" number:min-integer-digits="1"/>
      <number:text> </number:text>
    </number:number-style>
    <number:number-style style:name="N1579P2" style:volatile="true">
      <number:text> ¥- </number:text>
    </number:number-style>
    <number:text-style style:name="N1579">
      <number:text-content/>
      <number:text> </number:text>
      <style:map style:condition="value()&gt;0" style:apply-style-name="N1579P0"/>
      <style:map style:condition="value()&lt;0" style:apply-style-name="N1579P1"/>
      <style:map style:condition="value()=0" style:apply-style-name="N1579P2"/>
    </number:text-style>
    <number:number-style style:name="N1580">
      <number:text> ¥-</number:text>
      <number:number number:decimal-places="0" number:min-integer-digits="2"/>
      <number:text> </number:text>
    </number:number-style>
    <number:number-style style:name="N1581P0" style:volatile="true">
      <number:text> ¥</number:text>
      <number:number number:decimal-places="2" number:min-integer-digits="1" number:grouping="true"/>
      <number:text> </number:text>
    </number:number-style>
    <number:number-style style:name="N1581P1" style:volatile="true">
      <number:text> ¥-</number:text>
      <number:number number:decimal-places="2" number:min-integer-digits="1" number:grouping="true"/>
      <number:text> </number:text>
    </number:number-style>
    <number:number-style style:name="N1581P2" style:volatile="true">
      <number:text> ¥-</number:text>
      <number:number number:decimal-places="0" number:min-integer-digits="2"/>
      <number:text> </number:text>
    </number:number-style>
    <number:text-style style:name="N1581">
      <number:text-content/>
      <number:text> </number:text>
      <style:map style:condition="value()&gt;0" style:apply-style-name="N1581P0"/>
      <style:map style:condition="value()&lt;0" style:apply-style-name="N1581P1"/>
      <style:map style:condition="value()=0" style:apply-style-name="N1581P2"/>
    </number:text-style>
    <number:date-style style:name="N1582">
      <number:month number:style="long"/>
      <number:text>/</number:text>
      <number:day number:style="long"/>
      <number:text>/</number:text>
      <number:year/>
      <number:text>Y</number:text>
    </number:date-style>
    <number:number-style style:name="N1583">
      <number:number number:decimal-places="1" number:min-integer-digits="1"/>
      <number:text> month</number:text>
    </number:number-style>
    <number:date-style style:name="N1584">
      <number:year number:style="long"/>
      <number:text>/</number:text>
      <number:month number:style="long"/>
      <number:text>/</number:text>
      <number:day number:style="long"/>
      <number:text>  </number:text>
      <number:hours number:style="long"/>
      <number:text>:</number:text>
      <number:minutes number:style="long"/>
    </number:date-style>
    <number:number-style style:name="N1585">
      <number:text>+</number:text>
      <number:number number:decimal-places="1" number:min-integer-digits="1"/>
    </number:number-style>
    <number:number-style style:name="N1586">
      <number:text>181</number:text>
      <number:number number:decimal-places="1" number:min-integer-digits="0"/>
    </number:number-style>
    <number:date-style style:name="N1587">
      <number:year/>
      <number:text>-</number:text>
      <number:month/>
      <number:text>-</number:text>
      <number:day/>
    </number:date-style>
    <number:date-style style:name="N1588">
      <number:day number:style="long"/>
      <number:text>/</number:text>
      <number:month number:style="long"/>
      <number:text>/</number:text>
      <number:year number:style="long"/>
      <number:text>Y</number:text>
    </number:date-style>
    <number:date-style style:name="N1589">
      <number:day number:style="long"/>
      <number:text>/</number:text>
      <number:month number:style="long"/>
      <number:text>//</number:text>
      <number:year/>
    </number:date-style>
    <number:currency-style style:name="N159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9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90P0"/>
    </number:currency-style>
    <number:number-style style:name="N1591">
      <number:number number:decimal-places="14" number:min-integer-digits="1"/>
    </number:number-style>
    <number:number-style style:name="N1592">
      <number:number number:decimal-places="15" number:min-integer-digits="1"/>
    </number:number-style>
    <number:date-style style:name="N1593">
      <number:year number:style="long"/>
      <number:text>/</number:text>
      <number:month number:style="long"/>
      <number:text>/</number:text>
      <number:day number:style="long"/>
      <number:text> </number:text>
    </number:date-style>
    <number:number-style style:name="N1594">
      <number:text>11.1.1</number:text>
    </number:number-style>
    <number:number-style style:name="N1595">
      <number:text>1</number:text>
      <number:number number:decimal-places="1" number:min-integer-digits="0"/>
    </number:number-style>
    <number:number-style style:name="N1596">
      <number:text>9.1.2</number:text>
    </number:number-style>
    <number:number-style style:name="N1597">
      <number:text>9.1.3</number:text>
    </number:number-style>
    <number:number-style style:name="N1598">
      <number:text>9.1.4</number:text>
    </number:number-style>
    <number:number-style style:name="N1599">
      <number:text>9.1.5</number:text>
    </number:number-style>
    <number:number-style style:name="N1600">
      <number:text>9.1.6</number:text>
    </number:number-style>
    <number:number-style style:name="N1601">
      <number:text>9.2.1</number:text>
    </number:number-style>
    <number:number-style style:name="N1602">
      <number:text>9.2.2</number:text>
    </number:number-style>
    <number:number-style style:name="N1603">
      <number:text>9.2.3</number:text>
    </number:number-style>
    <number:number-style style:name="N1604">
      <number:text>9.2.4</number:text>
    </number:number-style>
    <number:number-style style:name="N1605">
      <number:text>9.2.5</number:text>
    </number:number-style>
    <number:number-style style:name="N1606">
      <number:text>9.2.6</number:text>
    </number:number-style>
    <number:number-style style:name="N1607">
      <number:text>8.4.7</number:text>
    </number:number-style>
    <number:number-style style:name="N1608">
      <number:text>8.4.8</number:text>
    </number:number-style>
    <number:number-style style:name="N1609">
      <number:text>8.4.9</number:text>
    </number:number-style>
    <number:number-style style:name="N1610">
      <number:text>84.1</number:text>
      <number:number number:decimal-places="1" number:min-integer-digits="0"/>
    </number:number-style>
    <number:number-style style:name="N1611">
      <number:text>8.4.10</number:text>
    </number:number-style>
    <number:number-style style:name="N1612">
      <number:text>8.4.11</number:text>
    </number:number-style>
    <number:number-style style:name="N1613">
      <number:text>8.4.12</number:text>
    </number:number-style>
    <number:number-style style:name="N1614">
      <number:text>8.4.13</number:text>
    </number:number-style>
    <number:number-style style:name="N1615">
      <number:text>8.4.14</number:text>
    </number:number-style>
    <number:number-style style:name="N1616">
      <number:text>2.16.1</number:text>
    </number:number-style>
    <number:number-style style:name="N1617">
      <number:number number:decimal-places="1" number:min-integer-digits="2" number:grouping="true"/>
    </number:number-style>
    <number:number-style style:name="N1618">
      <number:text>1.9.1</number:text>
    </number:number-style>
    <number:number-style style:name="N1619">
      <number:text>1.9.2</number:text>
    </number:number-style>
    <number:number-style style:name="N1620">
      <number:number number:decimal-places="2" number:min-integer-digits="0" number:decimal-replacement=""/>
      <number:text>.</number:text>
    </number:number-style>
    <number:number-style style:name="N1621">
      <number:text>2.2.1</number:text>
    </number:number-style>
    <number:number-style style:name="N1622">
      <number:text>2.2.2</number:text>
    </number:number-style>
    <number:number-style style:name="N1623">
      <number:number number:decimal-places="19" number:min-integer-digits="1"/>
    </number:number-style>
    <number:date-style style:name="N1624">
      <number:day number:style="long"/>
      <number:text>/</number:text>
      <number:month number:style="long"/>
      <number:text>/</number:text>
      <number:year number:style="long"/>
      <number:text>\</number:text>
    </number:date-style>
    <number:number-style style:name="N1625">
      <number:text>8.1.1</number:text>
    </number:number-style>
    <number:number-style style:name="N1626">
      <number:text>2</number:text>
    </number:number-style>
    <number:number-style style:name="N1627">
      <number:text>1.23</number:text>
    </number:number-style>
    <number:number-style style:name="N1628">
      <number:text>1.23456"</number:text>
    </number:number-style>
    <number:date-style style:name="N1629">
      <number:year number:style="long"/>
      <number:text>/</number:text>
      <number:month number:style="long"/>
      <number:text>/</number:text>
      <number:year/>
    </number:date-style>
    <number:number-style style:name="N1630">
      <number:number number:decimal-places="0" number:min-integer-digits="2">
        <number:embedded-text number:position="1">123456789</number:embedded-text>
      </number:number>
      <number:text>1234567-Rs.</number:text>
    </number:number-style>
    <number:number-style style:name="N1631P0" style:volatile="true">
      <number:number number:decimal-places="0" number:min-integer-digits="2"/>
    </number:number-style>
    <number:number-style style:name="N1631">
      <style:text-properties fo:color="#ff0000"/>
      <number:text>-</number:text>
      <number:number number:decimal-places="0" number:min-integer-digits="2"/>
      <style:map style:condition="value()&gt;=0" style:apply-style-name="N1631P0"/>
    </number:number-style>
    <number:number-style style:name="N1632">
      <number:text>b</number:text>
    </number:number-style>
    <number:date-style style:name="N1633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ime-style style:name="N1633">
      <number:seconds number:style="long"/>
      <style:map style:condition="value()&gt;=0" style:apply-style-name="N1633P0"/>
    </number:time-style>
    <number:date-style style:name="N163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/>
    </number:date-style>
    <number:date-style style:name="N1635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ime-style style:name="N1635">
      <number:seconds/>
      <style:map style:condition="value()&gt;=0" style:apply-style-name="N1635P0"/>
    </number:time-style>
    <number:date-style style:name="N1636">
      <number:text>t</number:text>
      <number:year number:calendar="jewish"/>
      <number:text>xt</number:text>
    </number:date-style>
    <number:date-style style:name="N1637">
      <number:text>T</number:text>
      <number:year number:calendar="jewish"/>
      <number:text>xt</number:text>
    </number:date-style>
    <number:date-style style:name="N163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:</number:text>
      <number:seconds number:style="long"/>
    </number:date-style>
    <number:date-style style:name="N1639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'</number:text>
    </number:date-style>
    <number:date-style style:name="N1640">
      <number:month number:style="long"/>
      <number:text>/</number:text>
      <number:day number:style="long"/>
      <number:text>/</number:text>
      <number:year/>
      <number:text> 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1">
      <number:text>1.9.3</number:text>
    </number:number-style>
    <number:number-style style:name="N1642">
      <number:text>11</number:text>
      <number:number number:decimal-places="1" number:min-integer-digits="0"/>
      <number:text>.1</number:text>
    </number:number-style>
    <number:number-style style:name="N1643">
      <number:text>1.10.2</number:text>
    </number:number-style>
    <number:number-style style:name="N1644">
      <number:text>1.10.3</number:text>
    </number:number-style>
    <number:number-style style:name="N1645">
      <number:text>999999999999999999</number:text>
    </number:number-style>
    <number:number-style style:name="N1646">
      <number:text>1.11.1</number:text>
    </number:number-style>
    <number:number-style style:name="N1647">
      <number:text>1.8.1</number:text>
    </number:number-style>
    <number:number-style style:name="N1648">
      <number:text>1.8.2</number:text>
    </number:number-style>
    <number:number-style style:name="N1649">
      <number:text>1.10.1</number:text>
    </number:number-style>
    <number:number-style style:name="N1650">
      <number:text>1.12.1</number:text>
    </number:number-style>
    <number:number-style style:name="N1651">
      <number:text>1.11.2</number:text>
    </number:number-style>
    <number:number-style style:name="N1652">
      <number:number number:decimal-places="6" number:min-integer-digits="1" number:decimal-replacement="" number:grouping="true"/>
      <number:text>..</number:text>
    </number:number-style>
    <number:number-style style:name="N1653">
      <number:number number:decimal-places="3" number:min-integer-digits="1" number:grouping="true"/>
      <number:text>..</number:text>
    </number:number-style>
    <number:number-style style:name="N1654">
      <number:number number:decimal-places="4" number:min-integer-digits="1" number:decimal-replacement="" number:grouping="true"/>
      <number:text>.</number:text>
    </number:number-style>
    <number:number-style style:name="N1655">
      <number:number number:decimal-places="4" number:min-integer-digits="1" number:grouping="true"/>
      <number:text>..</number:text>
    </number:number-style>
    <number:number-style style:name="N1656">
      <number:text>1.7.1</number:text>
    </number:number-style>
    <number:number-style style:name="N1657">
      <number:text>1.10.4</number:text>
    </number:number-style>
    <number:number-style style:name="N1658">
      <number:text>1.9.4</number:text>
    </number:number-style>
    <number:number-style style:name="N1659">
      <number:text>1.1012</number:text>
    </number:number-style>
    <number:number-style style:name="N1660">
      <number:text>"1.11.1</number:text>
    </number:number-style>
    <number:number-style style:name="N1661">
      <number:text>1.6.2</number:text>
    </number:number-style>
    <number:number-style style:name="N1662">
      <number:text>1.6.1</number:text>
    </number:number-style>
    <number:number-style style:name="N1663">
      <number:text>1.6.3</number:text>
    </number:number-style>
    <number:number-style style:name="N1664">
      <number:text>1.6.4</number:text>
    </number:number-style>
    <number:currency-style style:name="N166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66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666P0"/>
    </number:currency-style>
    <number:number-style style:name="N1667">
      <number:text>2.16.2</number:text>
    </number:number-style>
    <number:number-style style:name="N1668">
      <number:text>5:11222</number:text>
    </number:number-style>
    <number:date-style style:name="N166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670">
      <number:year number:style="long"/>
      <number:text>/</number:text>
      <number:month number:style="long"/>
      <number:text>/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date-style style:name="N1671">
      <number:year number:style="long"/>
      <number:text>/</number:text>
      <number:day number:style="long"/>
      <number:text>/</number:text>
      <number:month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7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1673">
      <number:text>'11</number:text>
      <number:number number:decimal-places="1" number:min-integer-digits="0"/>
      <number:text>.1</number:text>
    </number:number-style>
    <number:number-style style:name="N1674">
      <number:text>1.8.4</number:text>
    </number:number-style>
    <number:number-style style:name="N1675">
      <number:text>1.8.5</number:text>
    </number:number-style>
    <number:number-style style:name="N1676">
      <number:text>1.11.4</number:text>
    </number:number-style>
    <number:number-style style:name="N1677">
      <number:number number:decimal-places="0" number:min-integer-digits="3">
        <number:embedded-text number:position="2">7</number:embedded-text>
      </number:number>
    </number:number-style>
    <number:date-style style:name="N1678">
      <number:year number:style="long"/>
      <number:text>/Ｍ</number:text>
      <number:month/>
      <number:text>/</number:text>
      <number:day number:style="long"/>
    </number:date-style>
    <number:date-style style:name="N1679">
      <number:year number:style="long"/>
      <number:text>/</number:text>
      <number:month number:style="long"/>
      <number:text>/Ｄ</number:text>
      <number:day/>
    </number:date-style>
    <number:number-style style:name="N1680">
      <number:text>'29.1.1</number:text>
    </number:number-style>
    <number:number-style style:name="N1681">
      <number:text>29.1.1</number:text>
    </number:number-style>
    <number:date-style style:name="N168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 </number:text>
    </number:date-style>
    <number:date-style style:name="N168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1684">
      <number:text>'</number:text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number-style style:name="N1685">
      <number:text>1.8.3</number:text>
    </number:number-style>
    <number:number-style style:name="N1686">
      <number:text>11</number:text>
      <number:number number:decimal-places="1" number:min-integer-digits="0"/>
      <number:text>.2</number:text>
    </number:number-style>
    <number:number-style style:name="N1687">
      <number:text>-1234.12.1</number:text>
    </number:number-style>
    <number:number-style style:name="N1688">
      <number:text>1.12.2</number:text>
    </number:number-style>
    <number:number-style style:name="N1689">
      <number:text>1.12.13</number:text>
    </number:number-style>
    <number:number-style style:name="N1690">
      <number:number number:decimal-places="0" number:min-integer-digits="7">
        <number:embedded-text number:position="6">7</number:embedded-text>
        <number:embedded-text number:position="5">16</number:embedded-text>
        <number:embedded-text number:position="4">17</number:embedded-text>
        <number:embedded-text number:position="3">18</number:embedded-text>
        <number:embedded-text number:position="2">2</number:embedded-text>
      </number:number>
    </number:number-style>
    <number:number-style style:name="N1691">
      <number:number number:decimal-places="0" number:min-integer-digits="2">
        <number:embedded-text number:position="1">123456789</number:embedded-text>
      </number:number>
      <number:text>-Rs.</number:text>
    </number:number-style>
    <number:number-style style:name="N1692">
      <number:text> \-</number:text>
      <number:number number:decimal-places="0" number:min-integer-digits="2"/>
      <number:text> </number:text>
    </number:number-style>
    <number:number-style style:name="N1693P0" style:volatile="true">
      <number:text> \</number:text>
      <number:number number:decimal-places="2" number:min-integer-digits="1" number:grouping="true"/>
      <number:text> </number:text>
    </number:number-style>
    <number:number-style style:name="N1693P1" style:volatile="true">
      <number:text> \-</number:text>
      <number:number number:decimal-places="2" number:min-integer-digits="1" number:grouping="true"/>
      <number:text> </number:text>
    </number:number-style>
    <number:number-style style:name="N1693P2" style:volatile="true">
      <number:text> \-</number:text>
      <number:number number:decimal-places="0" number:min-integer-digits="2"/>
      <number:text> </number:text>
    </number:number-style>
    <number:text-style style:name="N1693">
      <number:text-content/>
      <number:text> </number:text>
      <style:map style:condition="value()&gt;0" style:apply-style-name="N1693P0"/>
      <style:map style:condition="value()&lt;0" style:apply-style-name="N1693P1"/>
      <style:map style:condition="value()=0" style:apply-style-name="N1693P2"/>
    </number:text-style>
    <number:number-style style:name="N1694">
      <number:text>28,29</number:text>
    </number:number-style>
    <number:number-style style:name="N1695">
      <number:text>26,28,29</number:text>
    </number:number-style>
    <number:number-style style:name="N1696">
      <number:text>9,11,12,19,25</number:text>
    </number:number-style>
    <number:number-style style:name="N1697">
      <number:text>13,15.1</number:text>
    </number:number-style>
    <number:number-style style:name="N1698">
      <number:text>18.1.4</number:text>
    </number:number-style>
    <number:number-style style:name="N1699">
      <number:text>18.1.5</number:text>
    </number:number-style>
    <number:number-style style:name="N1700">
      <number:text>18.1.6</number:text>
    </number:number-style>
    <number:number-style style:name="N1701">
      <number:text>2</number:text>
      <number:number number:decimal-places="0" number:min-integer-digits="1"/>
    </number:number-style>
    <number:number-style style:name="N1702">
      <number:text>2</number:text>
      <number:number number:decimal-places="0" number:min-integer-digits="1" number:display-factor="1000"/>
      <number:text>22</number:text>
    </number:number-style>
    <number:number-style style:name="N1703">
      <number:text>54,547,456</number:text>
    </number:number-style>
    <number:number-style style:name="N1704">
      <number:text>11,111,111</number:text>
    </number:number-style>
    <number:number-style style:name="N1705">
      <number:text>99,999,999</number:text>
    </number:number-style>
    <number:number-style style:name="N1706">
      <number:text>18,24,3</number:text>
      <number:number number:decimal-places="0" number:min-integer-digits="1"/>
    </number:number-style>
    <number:number-style style:name="N1707">
      <number:text>18,24,30</number:text>
    </number:number-style>
    <number:number-style style:name="N1708">
      <number:text>10.2.1</number:text>
    </number:number-style>
    <number:number-style style:name="N1709">
      <number:text>10.2.2</number:text>
    </number:number-style>
    <number:number-style style:name="N1710">
      <number:text>10.2.3</number:text>
    </number:number-style>
    <number:number-style style:name="N1711">
      <number:text>10.2.4</number:text>
    </number:number-style>
    <number:number-style style:name="N1712">
      <number:text>10.2.5</number:text>
    </number:number-style>
    <number:number-style style:name="N1713">
      <number:text>12.2.4 </number:text>
    </number:number-style>
    <number:number-style style:name="N1714">
      <number:text>12.3.6</number:text>
    </number:number-style>
    <number:number-style style:name="N1715">
      <number:text>12.3.7</number:text>
    </number:number-style>
    <number:number-style style:name="N1716">
      <number:text>12.3.8</number:text>
    </number:number-style>
    <number:number-style style:name="N1717">
      <number:text>12.3.9</number:text>
    </number:number-style>
    <number:number-style style:name="N1718">
      <number:number number:decimal-places="4" number:min-integer-digits="0" number:decimal-replacement="" number:grouping="true"/>
      <number:text>.</number:text>
    </number:number-style>
    <number:number-style style:name="N1719">
      <number:text>1.12.6.</number:text>
    </number:number-style>
    <number:date-style style:name="N1720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</number:date-style>
    <number:date-style style:name="N1721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7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A</number:text>
      <number:month/>
    </number:date-style>
    <number:date-style style:name="N1723">
      <number:year number:style="long"/>
      <number:text>/</number:text>
      <number:month number:style="long"/>
      <number:text>/</number:text>
      <number:day number:style="long"/>
      <number:text>  </number:text>
      <number:hours number:style="long"/>
      <number:text>:</number:text>
      <number:minutes number:style="long"/>
      <number:text> </number:text>
      <number:am-pm/>
      <number:text> </number:text>
    </number:date-style>
    <number:date-style style:name="N172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</number:date-style>
    <number:number-style style:name="N1725">
      <number:number number:decimal-places="6" number:min-integer-digits="0"/>
    </number:number-style>
    <number:number-style style:name="N1726">
      <number:text>11.1.2</number:text>
    </number:number-style>
    <number:number-style style:name="N1727">
      <number:text>11.1.3</number:text>
    </number:number-style>
    <number:number-style style:name="N1728">
      <number:text>11.1.4</number:text>
    </number:number-style>
    <number:number-style style:name="N1729">
      <number:text>11.1.5</number:text>
    </number:number-style>
    <number:number-style style:name="N1730">
      <number:text>11.1.6</number:text>
    </number:number-style>
    <number:number-style style:name="N1731">
      <number:text>11.1.7</number:text>
    </number:number-style>
    <number:number-style style:name="N1732">
      <number:text>11.1.8</number:text>
    </number:number-style>
    <number:number-style style:name="N1733">
      <number:text>11.1.9</number:text>
    </number:number-style>
    <number:number-style style:name="N1734">
      <number:text>1.3.1</number:text>
    </number:number-style>
    <number:number-style style:name="N1735">
      <number:text>1</number:text>
      <number:number number:decimal-places="1" number:min-integer-digits="0"/>
      <number:text>.1</number:text>
    </number:number-style>
    <number:number-style style:name="N1736">
      <number:text>1.1</number:text>
    </number:number-style>
    <number:number-style style:name="N1737">
      <number:text>1.4</number:text>
    </number:number-style>
    <number:number-style style:name="N1738">
      <number:text>1</number:text>
      <number:number number:decimal-places="1" number:min-integer-digits="0"/>
      <number:text>.2</number:text>
    </number:number-style>
    <number:number-style style:name="N1739">
      <number:text>2</number:text>
      <number:number number:decimal-places="0" number:min-integer-digits="2">
        <number:embedded-text number:position="1">17-</number:embedded-text>
      </number:number>
      <number:text>8-17</number:text>
    </number:number-style>
    <number:date-style style:name="N1740">
      <number:text>最終更新日：</number:text>
      <number:year number:style="long"/>
      <number:text>/</number:text>
      <number:month number:style="long"/>
      <number:text>/</number:text>
      <number:day number:style="long"/>
    </number:date-style>
    <number:date-style style:name="N1741">
      <number:year number:calendar="gengou" number:style="long"/>
      <number:text>年</number:text>
      <number:month number:calendar="gengou"/>
      <number:text>月</number:text>
      <number:day number:calendar="gengou"/>
      <number:text>日</number:text>
    </number:date-style>
    <number:number-style style:name="N1742P0" style:volatile="true">
      <number:number number:decimal-places="1" number:min-integer-digits="1" number:grouping="true"/>
    </number:number-style>
    <number:number-style style:name="N1742">
      <number:text>△ </number:text>
      <number:number number:decimal-places="1" number:min-integer-digits="1" number:grouping="true"/>
      <style:map style:condition="value()&gt;=0" style:apply-style-name="N1742P0"/>
    </number:number-style>
    <number:number-style style:name="N1744P0" style:volatile="true">
      <number:text>△ </number:text>
      <number:number number:decimal-places="0" number:min-integer-digits="1" number:grouping="true"/>
    </number:number-style>
    <number:number-style style:name="N1744">
      <number:text>▲ </number:text>
      <number:number number:decimal-places="0" number:min-integer-digits="1" number:grouping="true"/>
      <style:map style:condition="value()&gt;=0" style:apply-style-name="N1744P0"/>
    </number:number-style>
    <number:number-style style:name="N1746P0" style:volatile="true">
      <number:text>＋ </number:text>
      <number:number number:decimal-places="0" number:min-integer-digits="1" number:grouping="true"/>
    </number:number-style>
    <number:number-style style:name="N1746">
      <number:text>－ </number:text>
      <number:number number:decimal-places="0" number:min-integer-digits="1" number:grouping="true"/>
      <style:map style:condition="value()&gt;=0" style:apply-style-name="N1746P0"/>
    </number:number-style>
    <number:number-style style:name="N1748P0" style:volatile="true">
      <number:text>＋ </number:text>
      <number:number number:decimal-places="1" number:min-integer-digits="1" number:grouping="true"/>
    </number:number-style>
    <number:number-style style:name="N1748">
      <number:text>－ </number:text>
      <number:number number:decimal-places="1" number:min-integer-digits="1" number:grouping="true"/>
      <style:map style:condition="value()&gt;=0" style:apply-style-name="N1748P0"/>
    </number:number-style>
    <number:number-style style:name="N1750P0" style:volatile="true">
      <number:text>+</number:text>
      <number:number number:decimal-places="0" number:min-integer-digits="1" number:grouping="true"/>
      <number:text> </number:text>
    </number:number-style>
    <number:number-style style:name="N175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750P0"/>
    </number:number-style>
    <number:text-style style:name="N1751">
      <number:text>氏名：</number:text>
      <number:text-content/>
    </number:text-style>
    <number:number-style style:name="N1752">
      <number:text>-999999999999999999999</number:text>
    </number:number-style>
    <number:number-style style:name="N1753">
      <number:text>-99999999999999999999999999999999999999999999999999999999999999999999999999</number:text>
    </number:number-style>
    <number:time-style style:name="N1754" number:truncate-on-overflow="false">
      <number:hours number:style="long"/>
      <number:text>:</number:text>
      <number:minutes number:style="long"/>
    </number:time-style>
    <number:number-style style:name="N1755">
      <number:text>21:</number:text>
      <number:number number:decimal-places="0" number:min-integer-digits="2"/>
    </number:number-style>
    <number:date-style style:name="N1756">
      <number:year number:style="long"/>
      <number:text>/</number:text>
      <number:day number:style="long"/>
      <number:text>/</number:text>
      <number:month number:style="long"/>
      <number:text>/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757">
      <number:text>9999999999</number:text>
    </number:number-style>
    <number:number-style style:name="N1758">
      <number:text>123456789123456789</number:text>
    </number:number-style>
    <number:number-style style:name="N1759">
      <number:text>12345678901234567890123456789</number:text>
    </number:number-style>
    <number:number-style style:name="N1760">
      <number:text>123456789</number:text>
      <number:number number:decimal-places="0" number:min-integer-digits="6"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</number:number-style>
    <number:number-style style:name="N1761">
      <number:text>123456789012345678901234567890123456789012345678901234567890</number:text>
    </number:number-style>
    <number:number-style style:name="N1762">
      <number:text>123456789</number:text>
      <number:number number:decimal-places="0" number:min-integer-digits="5"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1763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64">
      <number:text>12.7.4</number:text>
    </number:number-style>
    <number:number-style style:name="N1765">
      <number:number number:decimal-places="2" number:min-integer-digits="2"/>
      <number:text>.</number:text>
    </number:number-style>
    <number:date-style style:name="N176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PM</number:text>
    </number:date-style>
    <number:number-style style:name="N1767">
      <number:text>6.3.1</number:text>
    </number:number-style>
    <number:number-style style:name="N1768">
      <number:text>6.3.2</number:text>
    </number:number-style>
    <number:number-style style:name="N1769">
      <number:text>6.3.3</number:text>
    </number:number-style>
    <number:number-style style:name="N1770">
      <number:text>6.3.4</number:text>
    </number:number-style>
    <number:number-style style:name="N1771">
      <number:number number:decimal-places="20" number:min-integer-digits="36"/>
    </number:number-style>
    <number:number-style style:name="N1772" number:title="User-defined">
      <number:text>9999999999999999999999.99999999999999999999</number:text>
    </number:number-style>
    <number:number-style style:name="N1773">
      <number:text>-9999999999999999</number:text>
    </number:number-style>
    <number:number-style style:name="N1774">
      <number:text>-99999999999999999</number:text>
    </number:number-style>
    <number:number-style style:name="N1775">
      <number:text>999999999999999998</number:text>
    </number:number-style>
    <number:number-style style:name="N1776">
      <number:text>9999999999999999</number:text>
    </number:number-style>
    <number:number-style style:name="N1777">
      <number:text>199999999999999968</number:text>
    </number:number-style>
    <number:number-style style:name="N1778">
      <number:text>1999999999999991552</number:text>
    </number:number-style>
    <number:number-style style:name="N1779">
      <number:text>19999999999999</number:text>
      <number:number number:decimal-places="0" number:min-integer-digits="2"/>
      <number:text>672</number:text>
    </number:number-style>
    <number:number-style style:name="N1780">
      <number:text>2</number:text>
      <number:number number:decimal-places="0" number:min-integer-digits="14"/>
      <number:text>1536</number:text>
    </number:number-style>
    <number:number-style style:name="N1781">
      <number:text>-89999999999999991</number:text>
    </number:number-style>
    <number:number-style style:name="N1782">
      <number:text>9</number:text>
      <number:number number:decimal-places="0" number:min-integer-digits="16"/>
    </number:number-style>
    <number:number-style style:name="N1783">
      <number:text>9</number:text>
      <number:number number:decimal-places="0" number:min-integer-digits="17"/>
    </number:number-style>
    <number:number-style style:name="N1784">
      <number:text>9</number:text>
      <number:number number:decimal-places="0" number:min-integer-digits="14"/>
      <number:text>16</number:text>
    </number:number-style>
    <number:number-style style:name="N1785">
      <number:text>-999999999999999999</number:text>
    </number:number-style>
    <number:number-style style:name="N1786">
      <number:text>-8999999999999999991</number:text>
    </number:number-style>
    <number:number-style style:name="N1787">
      <number:text>9</number:text>
      <number:number number:decimal-places="0" number:min-integer-digits="18"/>
    </number:number-style>
    <number:number-style style:name="N1788">
      <number:number number:decimal-places="0" number:min-integer-digits="18" number:grouping="true"/>
    </number:number-style>
    <number:number-style style:name="N1789">
      <number:scientific-number number:decimal-places="2" number:min-integer-digits="1" number:min-exponent-digits="4"/>
    </number:number-style>
    <number:number-style style:name="N1790">
      <number:text>9,</number:text>
      <number:number number:decimal-places="0" number:min-integer-digits="18" number:grouping="true"/>
    </number:number-style>
    <number:number-style style:name="N1791">
      <number:text>7.5.1</number:text>
    </number:number-style>
    <number:number-style style:name="N1792">
      <number:text>66.2.1</number:text>
    </number:number-style>
    <number:number-style style:name="N1793">
      <number:text>66.2.2</number:text>
    </number:number-style>
    <number:date-style style:name="N1794">
      <number:month/>
      <number:text>/</number:text>
      <number:day number:style="long"/>
      <number:text>/</number:text>
      <number:year number:style="long"/>
    </number:date-style>
    <number:number-style style:name="N1795">
      <number:text>9.3.1</number:text>
    </number:number-style>
    <number:number-style style:name="N1796">
      <number:text>9.3.2</number:text>
    </number:number-style>
    <number:number-style style:name="N1797">
      <number:text>9.3.3</number:text>
    </number:number-style>
    <number:number-style style:name="N1798">
      <number:text>9.3.4</number:text>
    </number:number-style>
    <number:number-style style:name="N1799">
      <number:text>9.3.5</number:text>
    </number:number-style>
    <number:number-style style:name="N1800">
      <number:text>9.3.6</number:text>
    </number:number-style>
    <number:number-style style:name="N1801">
      <number:text>9.3.7</number:text>
    </number:number-style>
    <number:number-style style:name="N1802">
      <number:text>1.12.6</number:text>
    </number:number-style>
    <number:number-style style:name="N1803">
      <number:number number:decimal-places="3" number:min-integer-digits="1"/>
      <number:text>.</number:text>
    </number:number-style>
    <number:number-style style:name="N1804">
      <number:number number:decimal-places="3" number:min-integer-digits="1" number:grouping="true"/>
      <number:text>.</number:text>
    </number:number-style>
    <number:date-style style:name="N1805">
      <number:month/>
      <number:text>.</number:text>
      <number:day/>
      <number:text>.</number:text>
      <number:month/>
    </number:date-style>
    <number:number-style style:name="N1806">
      <number:text>1.11.3</number:text>
    </number:number-style>
    <number:number-style style:name="N1807">
      <number:number number:decimal-places="2" number:min-integer-digits="1" number:grouping="true"/>
      <number:text>.1</number:text>
    </number:number-style>
    <number:number-style style:name="N1808">
      <number:text>1.11.5</number:text>
    </number:number-style>
    <number:number-style style:name="N1809">
      <number:text>18.</number:text>
      <number:number number:decimal-places="1" number:min-integer-digits="0"/>
    </number:number-style>
    <number:number-style style:name="N1810">
      <number:text>1.2.1</number:text>
    </number:number-style>
    <number:time-style style:name="N1811">
      <number:text>a</number:text>
      <number:seconds/>
      <number:text>c</number:text>
    </number:time-style>
    <number:number-style style:name="N1812">
      <number:text>1.12</number:text>
    </number:number-style>
    <number:number-style style:name="N1813">
      <number:text>1.12.3</number:text>
    </number:number-style>
    <number:number-style style:name="N1814">
      <number:text>1.7.2</number:text>
    </number:number-style>
    <number:number-style style:name="N1815">
      <number:text>"1.11.2</number:text>
    </number:number-style>
    <number:number-style style:name="N1816">
      <number:number number:decimal-places="0" number:min-integer-digits="0"/>
      <number:text>1.11.1</number:text>
    </number:number-style>
    <number:number-style style:name="N1817">
      <number:text>1.9</number:text>
    </number:number-style>
    <number:number-style style:name="N1818">
      <number:number number:decimal-places="23" number:min-integer-digits="36"/>
    </number:number-style>
    <number:number-style style:name="N1819P0" style:volatile="true">
      <number:number number:decimal-places="0" number:min-integer-digits="1" number:grouping="true"/>
      <number:text> </number:text>
    </number:number-style>
    <number:number-style style:name="N1819P1" style:volatile="true">
      <number:text> -</number:text>
      <number:number number:decimal-places="0" number:min-integer-digits="1" number:grouping="true"/>
      <number:text> </number:text>
    </number:number-style>
    <number:number-style style:name="N1819P2" style:volatile="true">
      <number:text> - </number:text>
    </number:number-style>
    <number:text-style style:name="N1819">
      <number:text-content/>
      <number:text> </number:text>
      <style:map style:condition="value()&gt;0" style:apply-style-name="N1819P0"/>
      <style:map style:condition="value()&lt;0" style:apply-style-name="N1819P1"/>
      <style:map style:condition="value()=0" style:apply-style-name="N1819P2"/>
    </number:text-style>
    <number:date-style style:name="N1820P0" style:volatile="true">
      <number:month/>
      <number:text>月</number:text>
      <number:day/>
      <number:text>日</number:text>
    </number:date-style>
    <number:text-style style:name="N1820">
      <number:text-content/>
      <style:map style:condition="value()&gt;=0" style:apply-style-name="N1820P0"/>
    </number:text-style>
    <number:number-style style:name="N1821P0" style:volatile="true">
      <number:number number:decimal-places="2" number:min-integer-digits="1" number:grouping="true"/>
      <number:text> </number:text>
    </number:number-style>
    <number:number-style style:name="N1821P1" style:volatile="true">
      <number:text> -</number:text>
      <number:number number:decimal-places="2" number:min-integer-digits="1" number:grouping="true"/>
      <number:text> </number:text>
    </number:number-style>
    <number:number-style style:name="N1821P2" style:volatile="true">
      <number:text> - </number:text>
    </number:number-style>
    <number:text-style style:name="N1821">
      <number:text-content/>
      <number:text> </number:text>
      <style:map style:condition="value()&gt;0" style:apply-style-name="N1821P0"/>
      <style:map style:condition="value()&lt;0" style:apply-style-name="N1821P1"/>
      <style:map style:condition="value()=0" style:apply-style-name="N1821P2"/>
    </number:text-style>
    <number:number-style style:name="N1822P0" style:volatile="true">
      <number:number number:decimal-places="2" number:min-integer-digits="1" number:grouping="true"/>
      <number:text> </number:text>
    </number:number-style>
    <number:number-style style:name="N1822P1" style:volatile="true">
      <number:text>-</number:text>
      <number:number number:decimal-places="2" number:min-integer-digits="1" number:grouping="true"/>
      <number:text> </number:text>
    </number:number-style>
    <number:number-style style:name="N1822P2" style:volatile="true">
      <number:text> -</number:text>
      <number:number number:decimal-places="0" number:min-integer-digits="0"/>
      <number:text> </number:text>
    </number:number-style>
    <number:text-style style:name="N1822">
      <number:text-content/>
      <number:text> </number:text>
      <style:map style:condition="value()&gt;0" style:apply-style-name="N1822P0"/>
      <style:map style:condition="value()&lt;0" style:apply-style-name="N1822P1"/>
      <style:map style:condition="value()=0" style:apply-style-name="N1822P2"/>
    </number:text-style>
    <number:date-style style:name="N1823P0" style:volatile="true">
      <number:month/>
      <number:text>/</number:text>
      <number:day/>
      <number:text>/</number:text>
      <number:year number:style="long"/>
    </number:date-style>
    <number:text-style style:name="N1823">
      <number:text-content/>
      <style:map style:condition="value()&gt;=0" style:apply-style-name="N1823P0"/>
    </number:text-style>
    <number:date-style style:name="N18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24">
      <number:text-content/>
      <style:map style:condition="value()&gt;=0" style:apply-style-name="N1824P0"/>
    </number:text-style>
    <number:number-style style:name="N1825P0" style:volatile="true">
      <number:text>TRUE</number:text>
    </number:number-style>
    <number:number-style style:name="N1825P1" style:volatile="true">
      <number:text>TRUE</number:text>
    </number:number-style>
    <number:number-style style:name="N1825">
      <number:text>FALSE</number:text>
      <style:map style:condition="value()&gt;0" style:apply-style-name="N1825P0"/>
      <style:map style:condition="value()&lt;0" style:apply-style-name="N1825P1"/>
    </number:number-style>
    <number:date-style style:name="N1826P0" style:volatile="true">
      <number:month/>
      <number:text>/</number:text>
      <number:day/>
    </number:date-style>
    <number:text-style style:name="N1826">
      <number:text-content/>
      <style:map style:condition="value()&gt;=0" style:apply-style-name="N1826P0"/>
    </number:text-style>
    <number:date-style style:name="N1827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827">
      <number:text-content/>
      <style:map style:condition="value()&gt;=0" style:apply-style-name="N1827P0"/>
    </number:text-style>
    <number:date-style style:name="N1828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828">
      <number:text-content/>
      <style:map style:condition="value()&gt;=0" style:apply-style-name="N1828P0"/>
    </number:text-style>
    <number:date-style style:name="N182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829">
      <number:text-content/>
      <style:map style:condition="value()&gt;=0" style:apply-style-name="N1829P0"/>
    </number:text-style>
    <number:date-style style:name="N1830P0" style:volatile="true">
      <number:year number:style="long"/>
      <number:text>/</number:text>
      <number:month/>
      <number:text>/</number:text>
      <number:day/>
    </number:date-style>
    <number:text-style style:name="N1830">
      <number:text-content/>
      <style:map style:condition="value()&gt;=0" style:apply-style-name="N1830P0"/>
    </number:text-style>
    <number:date-style style:name="N1831P0" style:volatile="true">
      <number:year/>
      <number:text>年</number:text>
      <number:month/>
      <number:text>月</number:text>
      <number:day/>
      <number:text>日</number:text>
    </number:date-style>
    <number:text-style style:name="N1831">
      <number:text-content/>
      <style:map style:condition="value()&gt;=0" style:apply-style-name="N1831P0"/>
    </number:text-style>
    <number:time-style style:name="N1832P0" style:volatile="true">
      <number:hours/>
      <number:text>:</number:text>
      <number:minutes number:style="long"/>
    </number:time-style>
    <number:text-style style:name="N1832">
      <number:text-content/>
      <style:map style:condition="value()&gt;=0" style:apply-style-name="N1832P0"/>
    </number:text-style>
    <number:time-style style:name="N1833P0" style:volatile="true">
      <number:hours/>
      <number:text>:</number:text>
      <number:minutes number:style="long"/>
      <number:text>:</number:text>
      <number:seconds number:style="long"/>
    </number:time-style>
    <number:text-style style:name="N1833">
      <number:text-content/>
      <style:map style:condition="value()&gt;=0" style:apply-style-name="N1833P0"/>
    </number:text-style>
    <number:date-style style:name="N183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835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1835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1835P2" style:volatile="true">
      <number:text> -</number:text>
      <number:number number:decimal-places="0" number:min-integer-digits="0"/>
      <number:text> </number:text>
    </number:number-style>
    <number:text-style style:name="N1835">
      <number:text-content/>
      <number:text> </number:text>
      <style:map style:condition="value()&gt;0" style:apply-style-name="N1835P0"/>
      <style:map style:condition="value()&lt;0" style:apply-style-name="N1835P1"/>
      <style:map style:condition="value()=0" style:apply-style-name="N1835P2"/>
    </number:text-style>
    <number:date-style style:name="N183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836">
      <number:text-content/>
      <style:map style:condition="value()&gt;=0" style:apply-style-name="N1836P0"/>
    </number:text-style>
    <number:date-style style:name="N183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837">
      <number:text-content/>
      <style:map style:condition="value()&gt;=0" style:apply-style-name="N1837P0"/>
    </number:text-style>
    <number:date-style style:name="N1838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838">
      <number:text-content/>
      <style:map style:condition="value()&gt;=0" style:apply-style-name="N1838P0"/>
    </number:text-style>
    <number:date-style style:name="N1839P0" style:volatile="true">
      <number:day number:style="long"/>
      <number:text>-</number:text>
      <number:month number:style="long"/>
      <number:text>-</number:text>
      <number:year/>
    </number:date-style>
    <number:text-style style:name="N1839">
      <number:text-content/>
      <style:map style:condition="value()&gt;=0" style:apply-style-name="N1839P0"/>
    </number:text-style>
    <number:date-style style:name="N1840P0" style:volatile="true">
      <number:day/>
      <number:text>/</number:text>
      <number:month number:textual="true"/>
      <number:text>/</number:text>
      <number:year/>
    </number:date-style>
    <number:text-style style:name="N1840">
      <number:text-content/>
      <style:map style:condition="value()&gt;=0" style:apply-style-name="N1840P0"/>
    </number:text-style>
    <number:date-style style:name="N1841P0" style:volatile="true">
      <number:day number:style="long"/>
      <number:text>/</number:text>
      <number:month number:textual="true"/>
      <number:text>/</number:text>
      <number:year/>
    </number:date-style>
    <number:text-style style:name="N1841">
      <number:text-content/>
      <style:map style:condition="value()&gt;=0" style:apply-style-name="N1841P0"/>
    </number:text-style>
    <number:number-style style:name="N1842P0" style:volatile="true">
      <number:number number:decimal-places="0" number:min-integer-digits="1" number:grouping="true"/>
      <number:text> </number:text>
    </number:number-style>
    <number:number-style style:name="N1842P1" style:volatile="true">
      <number:text> (</number:text>
      <number:number number:decimal-places="0" number:min-integer-digits="1" number:grouping="true"/>
      <number:text>)</number:text>
    </number:number-style>
    <number:number-style style:name="N1842P2" style:volatile="true">
      <number:text> -</number:text>
      <number:number number:decimal-places="0" number:min-integer-digits="0"/>
      <number:text> </number:text>
    </number:number-style>
    <number:text-style style:name="N1842">
      <number:text-content/>
      <number:text> </number:text>
      <style:map style:condition="value()&gt;0" style:apply-style-name="N1842P0"/>
      <style:map style:condition="value()&lt;0" style:apply-style-name="N1842P1"/>
      <style:map style:condition="value()=0" style:apply-style-name="N1842P2"/>
    </number:text-style>
    <number:date-style style:name="N1843P0" style:volatile="true">
      <number:year number:style="long"/>
      <number:text>年</number:text>
      <number:month/>
      <number:text>月</number:text>
    </number:date-style>
    <number:text-style style:name="N1843">
      <number:text-content/>
      <style:map style:condition="value()&gt;=0" style:apply-style-name="N1843P0"/>
    </number:text-style>
    <number:number-style style:name="N1844P0" style:volatile="true">
      <number:number number:decimal-places="1" number:min-integer-digits="1" number:grouping="true"/>
      <number:text> </number:text>
    </number:number-style>
    <number:number-style style:name="N1844P1" style:volatile="true">
      <number:text>-</number:text>
      <number:number number:decimal-places="1" number:min-integer-digits="1" number:grouping="true"/>
      <number:text> </number:text>
    </number:number-style>
    <number:number-style style:name="N1844P2" style:volatile="true">
      <number:text> -</number:text>
      <number:number number:decimal-places="0" number:min-integer-digits="0"/>
      <number:text> </number:text>
    </number:number-style>
    <number:text-style style:name="N1844">
      <number:text-content/>
      <number:text> </number:text>
      <style:map style:condition="value()&gt;0" style:apply-style-name="N1844P0"/>
      <style:map style:condition="value()&lt;0" style:apply-style-name="N1844P1"/>
      <style:map style:condition="value()=0" style:apply-style-name="N1844P2"/>
    </number:text-style>
    <number:date-style style:name="N1845P0" style:volatile="true">
      <number:year number:style="long"/>
      <number:text>.</number:text>
      <number:month/>
    </number:date-style>
    <number:text-style style:name="N1845">
      <number:text-content/>
      <style:map style:condition="value()&gt;=0" style:apply-style-name="N1845P0"/>
    </number:text-style>
    <number:date-style style:name="N1846P0" style:volatile="true">
      <number:month number:style="long"/>
      <number:text>/</number:text>
      <number:day number:style="long"/>
      <number:text>/</number:text>
      <number:year/>
    </number:date-style>
    <number:text-style style:name="N1846">
      <number:text-content/>
      <style:map style:condition="value()&gt;=0" style:apply-style-name="N1846P0"/>
    </number:text-style>
    <number:date-style style:name="N1847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847">
      <number:text-content/>
      <style:map style:condition="value()&gt;=0" style:apply-style-name="N1847P0"/>
    </number:text-style>
    <number:date-style style:name="N1848P0" style:volatile="true">
      <number:month/>
      <number:text>/</number:text>
      <number:day/>
    </number:date-style>
    <number:number-style style:name="N1848P1" style:volatile="true">
      <number:text/>
    </number:number-style>
    <number:text-style style:name="N1848">
      <number:text-content/>
      <style:map style:condition="value()&gt;0" style:apply-style-name="N1848P0"/>
      <style:map style:condition="value()&lt;0" style:apply-style-name="N1848P1"/>
    </number:text-style>
    <number:number-style style:name="N1849P0" style:volatile="true">
      <number:number number:decimal-places="2" number:min-integer-digits="1" number:grouping="true"/>
      <number:text> </number:text>
    </number:number-style>
    <number:number-style style:name="N1849P1" style:volatile="true">
      <number:number number:decimal-places="2" number:min-integer-digits="1" number:grouping="true"/>
      <number:text>-</number:text>
    </number:number-style>
    <number:number-style style:name="N1849P2" style:volatile="true">
      <number:text> -</number:text>
      <number:number number:decimal-places="0" number:min-integer-digits="0"/>
      <number:text> </number:text>
    </number:number-style>
    <number:text-style style:name="N1849">
      <number:text-content/>
      <number:text> </number:text>
      <style:map style:condition="value()&gt;0" style:apply-style-name="N1849P0"/>
      <style:map style:condition="value()&lt;0" style:apply-style-name="N1849P1"/>
      <style:map style:condition="value()=0" style:apply-style-name="N1849P2"/>
    </number:text-style>
    <number:number-style style:name="N1850">
      <number:text> -</number:text>
      <number:number number:decimal-places="0" number:min-integer-digits="1"/>
      <number:text> </number:text>
    </number:number-style>
    <number:number-style style:name="N1851P0" style:volatile="true">
      <number:number number:decimal-places="0" number:min-integer-digits="1"/>
      <number:text> </number:text>
    </number:number-style>
    <number:number-style style:name="N1851P1" style:volatile="true">
      <number:text> -</number:text>
      <number:number number:decimal-places="0" number:min-integer-digits="1"/>
      <number:text> </number:text>
    </number:number-style>
    <number:number-style style:name="N1851P2" style:volatile="true">
      <number:text> - </number:text>
    </number:number-style>
    <number:text-style style:name="N1851">
      <number:text-content/>
      <number:text> </number:text>
      <style:map style:condition="value()&gt;0" style:apply-style-name="N1851P0"/>
      <style:map style:condition="value()&lt;0" style:apply-style-name="N1851P1"/>
      <style:map style:condition="value()=0" style:apply-style-name="N1851P2"/>
    </number:text-style>
    <number:number-style style:name="N1852">
      <number:text> -</number:text>
      <number:number number:decimal-places="0" number:min-integer-digits="2"/>
      <number:text> </number:text>
    </number:number-style>
    <number:number-style style:name="N1853P0" style:volatile="true">
      <number:number number:decimal-places="2" number:min-integer-digits="1" number:grouping="true"/>
      <number:text> </number:text>
    </number:number-style>
    <number:number-style style:name="N1853P1" style:volatile="true">
      <number:text> -</number:text>
      <number:number number:decimal-places="2" number:min-integer-digits="1" number:grouping="true"/>
      <number:text> </number:text>
    </number:number-style>
    <number:number-style style:name="N1853P2" style:volatile="true">
      <number:text> -</number:text>
      <number:number number:decimal-places="0" number:min-integer-digits="2"/>
      <number:text> </number:text>
    </number:number-style>
    <number:text-style style:name="N1853">
      <number:text-content/>
      <number:text> </number:text>
      <style:map style:condition="value()&gt;0" style:apply-style-name="N1853P0"/>
      <style:map style:condition="value()&lt;0" style:apply-style-name="N1853P1"/>
      <style:map style:condition="value()=0" style:apply-style-name="N1853P2"/>
    </number:text-style>
    <number:date-style style:name="N1854">
      <number:day number:style="long"/>
      <number:text>-</number:text>
      <number:month number:style="long"/>
      <number:text>-</number:text>
      <number:year number:style="long"/>
      <number:text>'</number:text>
    </number:date-style>
    <number:number-style style:name="N1855">
      <number:number number:decimal-places="11" number:min-integer-digits="1" number:grouping="true"/>
    </number:number-style>
    <number:date-style style:name="N1856P0" style:volatile="true">
      <number:day/>
      <number:text>-</number:text>
      <number:month number:textual="true"/>
      <number:text>-</number:text>
      <number:year number:style="long"/>
    </number:date-style>
    <number:text-style style:name="N1856">
      <number:text-content/>
      <style:map style:condition="value()&lt;=0" style:apply-style-name="N1856P0"/>
    </number:text-style>
    <number:number-style style:name="N1857">
      <number:text>3333:656568</number:text>
    </number:number-style>
    <number:number-style style:name="N1858">
      <number:text>344:4343</number:text>
    </number:number-style>
    <number:number-style style:name="N1859">
      <number:text>9999999999999999999999999999999999999999999999999999999999999999999999999999999999999999999999999999</number:text>
    </number:number-style>
    <number:number-style style:name="N1861P0" style:volatile="true">
      <number:text>$</number:text>
      <number:number number:decimal-places="1" number:min-integer-digits="1" number:grouping="true"/>
      <number:text> </number:text>
    </number:number-style>
    <number:number-style style:name="N1861">
      <number:text>($</number:text>
      <number:number number:decimal-places="1" number:min-integer-digits="1" number:grouping="true"/>
      <number:text>)</number:text>
      <style:map style:condition="value()&gt;=0" style:apply-style-name="N1861P0"/>
    </number:number-style>
    <number:date-style style:name="N1862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1863">
      <number:text>TEST</number:text>
    </number:number-style>
    <number:number-style style:name="N1864">
      <number:text>8.1.2</number:text>
    </number:number-style>
    <number:number-style style:name="N1865">
      <number:text>8.1.3</number:text>
    </number:number-style>
    <number:number-style style:name="N1866">
      <number:text>8.1.4</number:text>
    </number:number-style>
    <number:number-style style:name="N1867">
      <number:text>12.1.2.1</number:text>
    </number:number-style>
    <number:number-style style:name="N1868">
      <number:text>12.1.2.2</number:text>
    </number:number-style>
    <number:number-style style:name="N1869">
      <number:text>13.1.2</number:text>
    </number:number-style>
    <number:number-style style:name="N1870">
      <number:text>13.1.2.1</number:text>
    </number:number-style>
    <number:number-style style:name="N1871">
      <number:text>13.1.2.2</number:text>
    </number:number-style>
    <number:number-style style:name="N1872">
      <number:text>13.2.1</number:text>
    </number:number-style>
    <number:number-style style:name="N1873">
      <number:text>13.2.2</number:text>
    </number:number-style>
    <number:number-style style:name="N1874">
      <number:text>13.2.2.1</number:text>
    </number:number-style>
    <number:number-style style:name="N1875">
      <number:text>13.2.2.2</number:text>
    </number:number-style>
    <number:number-style style:name="N1876">
      <number:text>1</number:text>
      <number:number number:decimal-places="0" number:min-integer-digits="1"/>
      <number:text>.1</number:text>
    </number:number-style>
    <number:number-style style:name="N1877">
      <number:text>12.2.2.1</number:text>
    </number:number-style>
    <number:number-style style:name="N1878">
      <number:text>12.2.2.2</number:text>
    </number:number-style>
    <number:number-style style:name="N1879">
      <number:text>13.2.2.3</number:text>
    </number:number-style>
    <number:number-style style:name="N1880">
      <number:text>12.2.2.3</number:text>
    </number:number-style>
    <number:date-style style:name="N1881">
      <number:text>Tji</number:text>
      <number:era/>
      <number:text>fukuok</number:text>
    </number:date-style>
    <number:number-style style:name="N1882">
      <number:text>122.1</number:text>
      <number:number number:decimal-places="1" number:min-integer-digits="0"/>
    </number:number-style>
    <number:currency-style style:name="N188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884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884P0"/>
    </number:currency-style>
    <number:currency-style style:name="N1885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885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885P0"/>
    </number:currency-style>
    <number:currency-style style:name="N1886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886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886P0"/>
    </number:currency-style>
    <number:date-style style:name="N1887">
      <number:year/>
      <number:text>/</number:text>
      <number:month number:style="long"/>
      <number:text>/</number:text>
      <number:day number:style="long"/>
    </number:date-style>
    <number:number-style style:name="N1889P0" style:volatile="true">
      <number:text>£</number:text>
      <number:number number:decimal-places="0" number:min-integer-digits="1" number:grouping="true"/>
    </number:number-style>
    <number:number-style style:name="N1889">
      <number:text>-£</number:text>
      <number:number number:decimal-places="0" number:min-integer-digits="1" number:grouping="true"/>
      <style:map style:condition="value()&gt;=0" style:apply-style-name="N1889P0"/>
    </number:number-style>
    <number:number-style style:name="N1890P0" style:volatile="true">
      <number:text>£</number:text>
      <number:number number:decimal-places="0" number:min-integer-digits="1" number:grouping="true"/>
    </number:number-style>
    <number:number-style style:name="N1890">
      <style:text-properties fo:color="#ff0000"/>
      <number:text>-£</number:text>
      <number:number number:decimal-places="0" number:min-integer-digits="1" number:grouping="true"/>
      <style:map style:condition="value()&gt;=0" style:apply-style-name="N1890P0"/>
    </number:number-style>
    <number:number-style style:name="N1892P0" style:volatile="true">
      <number:text>£</number:text>
      <number:number number:decimal-places="2" number:min-integer-digits="1" number:grouping="true"/>
    </number:number-style>
    <number:number-style style:name="N1892">
      <number:text>-£</number:text>
      <number:number number:decimal-places="2" number:min-integer-digits="1" number:grouping="true"/>
      <style:map style:condition="value()&gt;=0" style:apply-style-name="N1892P0"/>
    </number:number-style>
    <number:number-style style:name="N1893P0" style:volatile="true">
      <number:text>£</number:text>
      <number:number number:decimal-places="2" number:min-integer-digits="1" number:grouping="true"/>
    </number:number-style>
    <number:number-style style:name="N1893">
      <style:text-properties fo:color="#ff0000"/>
      <number:text>-£</number:text>
      <number:number number:decimal-places="2" number:min-integer-digits="1" number:grouping="true"/>
      <style:map style:condition="value()&gt;=0" style:apply-style-name="N1893P0"/>
    </number:number-style>
    <number:number-style style:name="N1897P0" style:volatile="true">
      <number:text> £</number:text>
      <number:number number:decimal-places="0" number:min-integer-digits="1" number:grouping="true"/>
      <number:text> </number:text>
    </number:number-style>
    <number:number-style style:name="N1897P1" style:volatile="true">
      <number:text>-£</number:text>
      <number:number number:decimal-places="0" number:min-integer-digits="1" number:grouping="true"/>
      <number:text> </number:text>
    </number:number-style>
    <number:number-style style:name="N1897P2" style:volatile="true">
      <number:text> £- </number:text>
    </number:number-style>
    <number:text-style style:name="N1897">
      <number:text-content/>
      <number:text> </number:text>
      <style:map style:condition="value()&gt;0" style:apply-style-name="N1897P0"/>
      <style:map style:condition="value()&lt;0" style:apply-style-name="N1897P1"/>
      <style:map style:condition="value()=0" style:apply-style-name="N1897P2"/>
    </number:text-style>
    <number:number-style style:name="N1901P0" style:volatile="true">
      <number:text> £</number:text>
      <number:number number:decimal-places="2" number:min-integer-digits="1" number:grouping="true"/>
      <number:text> </number:text>
    </number:number-style>
    <number:number-style style:name="N1901P1" style:volatile="true">
      <number:text>-£</number:text>
      <number:number number:decimal-places="2" number:min-integer-digits="1" number:grouping="true"/>
      <number:text> </number:text>
    </number:number-style>
    <number:number-style style:name="N1901P2" style:volatile="true">
      <number:text> £-</number:text>
      <number:number number:decimal-places="0" number:min-integer-digits="0"/>
      <number:text> </number:text>
    </number:number-style>
    <number:text-style style:name="N1901">
      <number:text-content/>
      <number:text> </number:text>
      <style:map style:condition="value()&gt;0" style:apply-style-name="N1901P0"/>
      <style:map style:condition="value()&lt;0" style:apply-style-name="N1901P1"/>
      <style:map style:condition="value()=0" style:apply-style-name="N1901P2"/>
    </number:text-style>
    <number:date-style style:name="N1902">
      <number:year number:style="long"/>
      <number:text> </number:text>
      <number:month number:textual="true"/>
    </number:date-style>
    <number:date-style style:name="N1903">
      <number:year number:style="long"/>
      <number:text> </number:text>
      <number:month number:style="long" number:textual="true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number:number-style style:name="N8123P0" style:volatile="true" number:language="en" number:country="IN">
      <number:number number:decimal-places="2" number:min-integer-digits="1" number:grouping="true"/>
      <number:text> </number:text>
    </number:number-style>
    <number:number-style style:name="N8123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23P2" style:volatile="true" number:language="en" number:country="IN">
      <number:text>-</number:text>
      <number:number number:decimal-places="0" number:min-integer-digits="0"/>
      <number:text> </number:text>
    </number:number-style>
    <number:text-style style:name="N8123" number:language="en" number:country="I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" number:language="en" number:country="IN">
      <number:number number:decimal-places="2" number:min-integer-digits="0"/>
    </number:number-style>
    <number:number-style style:name="N8125" number:language="en" number:country="IN">
      <number:number number:decimal-places="4" number:min-integer-digits="0"/>
    </number:number-style>
    <number:date-style style:name="N8126" number:language="en" number:country="IN">
      <number:day number:style="long"/>
      <number:text>/</number:text>
      <number:month number:style="long"/>
    </number:date-style>
    <number:date-style style:name="N8127" number:language="en" number:country="IN">
      <number:month number:style="long"/>
      <number:text>/</number:text>
      <number:day number:style="long"/>
      <number:text>/</number:text>
      <number:year number:style="long"/>
    </number:date-style>
    <number:date-style style:name="N8128" number:language="en" number:country="IN">
      <number:month number:style="long"/>
      <number:text>/</number:text>
      <number:day number:style="long"/>
      <number:text>/</number:text>
      <number:year/>
    </number:date-style>
    <number:number-style style:name="N8129" number:language="en" number:country="IN">
      <number:number number:decimal-places="0" number:min-integer-digits="2"/>
    </number:number-style>
    <number:percentage-style style:name="N8130" number:language="en" number:country="IN">
      <number:number number:decimal-places="1" number:min-integer-digits="1"/>
      <number:text>%</number:text>
    </number:percentage-style>
    <number:time-style style:name="N8131" number:language="en" number:country="IN">
      <number:minutes number:style="long"/>
      <number:text>:</number:text>
      <number:seconds number:style="long"/>
      <number:text>.</number:text>
    </number:time-style>
    <number:number-style style:name="N8132" number:language="en" number:country="IN">
      <number:number number:decimal-places="0" number:min-integer-digits="4"/>
    </number:number-style>
    <number:number-style style:name="N8133" number:language="en" number:country="IN">
      <number:number number:decimal-places="0" number:min-integer-digits="3"/>
    </number:number-style>
    <number:number-style style:name="N8134" number:language="en" number:country="IN">
      <number:number number:decimal-places="0" number:min-integer-digits="5"/>
    </number:number-style>
    <number:number-style style:name="N8135" number:language="en" number:country="IN">
      <number:text>1111111111111111</number:text>
    </number:number-style>
    <number:date-style style:name="N8136" number:language="en" number:country="IN">
      <number:year number:style="long"/>
      <number:text>/</number:text>
      <number:month number:style="long"/>
      <number:text>/</number:text>
      <number:day number:style="long"/>
    </number:date-style>
    <number:currency-style style:name="N8137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date-style style:name="N8138" number:language="en" number:country="IN">
      <number:day number:style="long"/>
      <number:text>/</number:text>
      <number:month number:style="long"/>
      <number:text>/</number:text>
      <number:year/>
      <number:text>Y</number:text>
    </number:date-style>
    <number:number-style style:name="N8139" number:language="en" number:country="IN">
      <number:text>8.2.1</number:text>
    </number:number-style>
    <number:number-style style:name="N8140" number:language="en" number:country="IN">
      <number:text>99999999999999999999</number:text>
    </number:number-style>
    <number:number-style style:name="N8141" number:language="en" number:country="IN">
      <number:text>-9999999999999999999</number:text>
    </number:number-style>
    <number:number-style style:name="N8142" number:language="en" number:country="IN">
      <number:text>11.1.1</number:text>
    </number:number-style>
    <number:number-style style:name="N8143" number:language="en" number:country="IN">
      <number:text>122.1</number:text>
      <number:number number:decimal-places="1" number:min-integer-digits="0"/>
      <number:text> </number:text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currency-style style:name="N16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time-style style:name="N16146" number:language="en" number:country="US">
      <number:minutes number:style="long"/>
      <number:text>:</number:text>
      <number:seconds number:style="long"/>
    </number:time-style>
    <number:time-style style:name="N16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48" number:language="en" number:country="US">
      <number:minutes number:style="long"/>
      <number:text>:</number:text>
      <number:seconds number:style="long" number:decimal-places="1"/>
    </number:time-style>
    <number:number-style style:name="N16149" number:language="en" number:country="US">
      <number:scientific-number number:decimal-places="1" number:min-integer-digits="3" number:min-exponent-digits="1"/>
    </number:number-style>
    <number:number-style style:name="N16152P0" style:volatile="true" number:language="en" number:country="US">
      <number:number number:decimal-places="0" number:min-integer-digits="1" number:grouping="true"/>
      <number:text> </number:text>
    </number:number-style>
    <number:number-style style:name="N16152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6152P2" style:volatile="true" number:language="en" number:country="US">
      <number:text>- </number:text>
    </number:number-style>
    <number:text-style style:name="N16152" number:language="en" number:country="US">
      <number:text-content/>
      <number:text> </number:text>
      <style:map style:condition="value()&gt;0" style:apply-style-name="N16152P0"/>
      <style:map style:condition="value()&lt;0" style:apply-style-name="N16152P1"/>
      <style:map style:condition="value()=0" style:apply-style-name="N16152P2"/>
    </number:text-style>
    <number:number-style style:name="N16155P0" style:volatile="true" number:language="en" number:country="US">
      <number:number number:decimal-places="2" number:min-integer-digits="1" number:grouping="true"/>
      <number:text> </number:text>
    </number:number-style>
    <number:number-style style:name="N1615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615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6155" number:language="en" number:country="US">
      <number:text-content/>
      <number:text> </number:text>
      <style:map style:condition="value()&gt;0" style:apply-style-name="N16155P0"/>
      <style:map style:condition="value()&lt;0" style:apply-style-name="N16155P1"/>
      <style:map style:condition="value()=0" style:apply-style-name="N16155P2"/>
    </number:text-style>
    <number:currency-style style:name="N1615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6158P0" style:volatile="true" number:language="en" number:country="US">
      <number:number number:decimal-places="2" number:min-integer-digits="1" number:grouping="true"/>
      <number:text> </number:text>
    </number:number-style>
    <number:number-style style:name="N16158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58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6158" number:language="en" number:country="US">
      <number:text-content/>
      <number:text> </number:text>
      <style:map style:condition="value()&gt;0" style:apply-style-name="N16158P0"/>
      <style:map style:condition="value()&lt;0" style:apply-style-name="N16158P1"/>
      <style:map style:condition="value()=0" style:apply-style-name="N16158P2"/>
    </number:text-style>
    <number:time-style style:name="N16159" number:language="en" number:country="US">
      <number:minutes number:style="long"/>
      <number:text>:</number:text>
      <number:seconds number:style="long"/>
      <number:text>.</number:text>
    </number:time-style>
    <number:date-style style:name="N16160" number:language="en" number:country="US">
      <number:year number:style="long"/>
      <number:text>/</number:text>
      <number:month number:style="long"/>
      <number:text>/</number:text>
      <number:day number:style="long"/>
    </number:date-style>
    <number:number-style style:name="N16161" number:language="en" number:country="US">
      <number:number number:decimal-places="0" number:min-integer-digits="0"/>
    </number:number-style>
    <number:date-style style:name="N16162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6163P0" style:volatile="true" number:language="en" number:country="US">
      <number:month number:textual="true"/>
      <number:text>-</number:text>
      <number:year/>
    </number:date-style>
    <number:text-style style:name="N16163" number:language="en" number:country="US">
      <number:text-content/>
      <style:map style:condition="value()&lt;=0" style:apply-style-name="N16163P0"/>
    </number:text-style>
    <number:currency-style style:name="N16164" number:language="en" number:country="US">
      <number:number number:decimal-places="2" number:min-integer-digits="1" number:grouping="true"/>
      <number:text> </number:text>
      <number:currency-symbol>$</number:currency-symbol>
    </number:currency-style>
    <number:date-style style:name="N16165" number:language="en" number:country="US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16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6168P0" style:volatile="true" number:language="en" number:country="US">
      <number:number number:decimal-places="2" number:min-integer-digits="1" number:grouping="true"/>
      <number:text> </number:text>
    </number:number-style>
    <number:number-style style:name="N16168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68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68" number:language="en" number:country="US">
      <number:text-content/>
      <number:text> </number:text>
      <style:map style:condition="value()&gt;0" style:apply-style-name="N16168P0"/>
      <style:map style:condition="value()&lt;0" style:apply-style-name="N16168P1"/>
      <style:map style:condition="value()=0" style:apply-style-name="N16168P2"/>
    </number:text-style>
    <number:date-style style:name="N24108" number:language="ja" number:country="JP">
      <number:year number:style="long"/>
      <number:text>/</number:text>
      <number:month/>
      <number:text>/</number:text>
      <number:day/>
    </number:date-style>
    <number:date-style style:name="N24109" number:language="ja" number:country="JP">
      <number:day/>
      <number:text>-</number:text>
      <number:month number:textual="true"/>
      <number:text>-</number:text>
      <number:year/>
    </number:date-style>
    <number:date-style style:name="N24110" number:language="ja" number:country="JP">
      <number:day/>
      <number:text>-</number:text>
      <number:month number:textual="true"/>
    </number:date-style>
    <number:date-style style:name="N24111" number:language="ja" number:country="JP">
      <number:month number:textual="true"/>
      <number:text>-</number:text>
      <number:year/>
    </number:date-style>
    <number:time-style style:name="N24112" number:language="ja" number:country="JP">
      <number:hours/>
      <number:text>:</number:text>
      <number:minutes number:style="long"/>
      <number:text> </number:text>
      <number:am-pm/>
    </number:time-style>
    <number:time-style style:name="N24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24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24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24116P0"/>
    </number:number-style>
    <number:number-style style:name="N24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24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117P0"/>
    </number:number-style>
    <number:number-style style:name="N24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24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24119P0"/>
    </number:number-style>
    <number:number-style style:name="N24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24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120P0"/>
    </number:number-style>
    <number:date-style style:name="N24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4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4123" number:language="ja" number:country="JP">
      <number:month/>
      <number:text>/</number:text>
      <number:day/>
      <number:text>/</number:text>
      <number:year/>
    </number:date-style>
    <number:date-style style:name="N24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4125" number:language="ja" number:country="JP">
      <number:hours/>
      <number:text>時</number:text>
      <number:minutes number:style="long"/>
      <number:text>分</number:text>
    </number:time-style>
    <number:time-style style:name="N24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4127" number:language="ja" number:country="JP">
      <number:year number:style="long"/>
      <number:text>年</number:text>
      <number:month/>
      <number:text>月</number:text>
    </number:date-style>
    <number:date-style style:name="N24128" number:language="ja" number:country="JP">
      <number:month/>
      <number:text>月</number:text>
      <number:day/>
      <number:text>日</number:text>
    </number:date-style>
    <number:number-style style:name="N24130P0" style:volatile="true" number:language="ja" number:country="JP">
      <number:text>¥</number:text>
      <number:number number:decimal-places="0" number:min-integer-digits="1" number:grouping="true"/>
    </number:number-style>
    <number:number-style style:name="N24130" number:language="ja" number:country="JP">
      <number:text>-¥</number:text>
      <number:number number:decimal-places="0" number:min-integer-digits="1" number:grouping="true"/>
      <style:map style:condition="value()&gt;=0" style:apply-style-name="N24130P0"/>
    </number:number-style>
    <number:number-style style:name="N24131P0" style:volatile="true" number:language="ja" number:country="JP">
      <number:text>¥</number:text>
      <number:number number:decimal-places="0" number:min-integer-digits="1" number:grouping="true"/>
    </number:number-style>
    <number:number-style style:name="N24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24131P0"/>
    </number:number-style>
    <number:number-style style:name="N24133P0" style:volatile="true" number:language="ja" number:country="JP">
      <number:text>¥</number:text>
      <number:number number:decimal-places="2" number:min-integer-digits="1" number:grouping="true"/>
    </number:number-style>
    <number:number-style style:name="N24133" number:language="ja" number:country="JP">
      <number:text>-¥</number:text>
      <number:number number:decimal-places="2" number:min-integer-digits="1" number:grouping="true"/>
      <style:map style:condition="value()&gt;=0" style:apply-style-name="N24133P0"/>
    </number:number-style>
    <number:number-style style:name="N24134P0" style:volatile="true" number:language="ja" number:country="JP">
      <number:text>¥</number:text>
      <number:number number:decimal-places="2" number:min-integer-digits="1" number:grouping="true"/>
    </number:number-style>
    <number:number-style style:name="N24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24134P0"/>
    </number:number-style>
    <number:date-style style:name="N2413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24136" number:language="ja" number:country="JP">
      <number:day number:style="long"/>
      <number:text>-</number:text>
      <number:month number:textual="true"/>
    </number:date-style>
    <number:date-style style:name="N24137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2413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2413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24140" number:language="ja" number:country="JP">
      <number:month number:style="long"/>
      <number:text>/</number:text>
      <number:day number:style="long"/>
      <number:text>/</number:text>
      <number:year/>
    </number:date-style>
    <number:date-style style:name="N2414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24142" number:language="ja" number:country="JP">
      <number:year number:style="long"/>
      <number:text>年</number:text>
      <number:month number:style="long"/>
      <number:text>月</number:text>
    </number:date-style>
    <number:date-style style:name="N24143" number:language="ja" number:country="JP">
      <number:month number:style="long"/>
      <number:text>月</number:text>
      <number:day number:style="long"/>
      <number:text>日</number:text>
    </number:date-style>
    <number:number-style style:name="N24144P0" style:volatile="true" number:language="ja" number:country="JP">
      <number:number number:decimal-places="0" number:min-integer-digits="1" number:grouping="true"/>
    </number:number-style>
    <number:number-style style:name="N24144" number:language="ja" number:country="JP">
      <number:text>-</number:text>
      <number:number number:decimal-places="0" number:min-integer-digits="1" number:grouping="true"/>
      <style:map style:condition="value()&gt;=0" style:apply-style-name="N24144P0"/>
    </number:number-style>
    <number:number-style style:name="N24145P0" style:volatile="true" number:language="ja" number:country="JP">
      <number:number number:decimal-places="0" number:min-integer-digits="1" number:grouping="true"/>
    </number:number-style>
    <number:number-style style:name="N24145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24145P0"/>
    </number:number-style>
    <number:number-style style:name="N24146P0" style:volatile="true" number:language="ja" number:country="JP">
      <number:number number:decimal-places="2" number:min-integer-digits="1" number:grouping="true"/>
    </number:number-style>
    <number:number-style style:name="N24146" number:language="ja" number:country="JP">
      <number:text>-</number:text>
      <number:number number:decimal-places="2" number:min-integer-digits="1" number:grouping="true"/>
      <style:map style:condition="value()&gt;=0" style:apply-style-name="N24146P0"/>
    </number:number-style>
    <number:number-style style:name="N24147P0" style:volatile="true" number:language="ja" number:country="JP">
      <number:number number:decimal-places="2" number:min-integer-digits="1" number:grouping="true"/>
    </number:number-style>
    <number:number-style style:name="N24147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24147P0"/>
    </number:number-style>
    <number:number-style style:name="N24151P0" style:volatile="true" number:language="ja" number:country="JP">
      <number:number number:decimal-places="0" number:min-integer-digits="1" number:grouping="true"/>
      <number:text> </number:text>
    </number:number-style>
    <number:number-style style:name="N24151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24151P2" style:volatile="true" number:language="ja" number:country="JP">
      <number:text> - </number:text>
    </number:number-style>
    <number:text-style style:name="N24151" number:language="ja" number:country="JP">
      <number:text-content/>
      <number:text> </number:text>
      <style:map style:condition="value()&gt;0" style:apply-style-name="N24151P0"/>
      <style:map style:condition="value()&lt;0" style:apply-style-name="N24151P1"/>
      <style:map style:condition="value()=0" style:apply-style-name="N24151P2"/>
    </number:text-style>
    <number:number-style style:name="N24155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24155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24155P2" style:volatile="true" number:language="ja" number:country="JP">
      <number:text> ¥- </number:text>
    </number:number-style>
    <number:text-style style:name="N24155" number:language="ja" number:country="JP">
      <number:text-content/>
      <number:text> </number:text>
      <style:map style:condition="value()&gt;0" style:apply-style-name="N24155P0"/>
      <style:map style:condition="value()&lt;0" style:apply-style-name="N24155P1"/>
      <style:map style:condition="value()=0" style:apply-style-name="N24155P2"/>
    </number:text-style>
    <number:number-style style:name="N24159P0" style:volatile="true" number:language="ja" number:country="JP">
      <number:number number:decimal-places="2" number:min-integer-digits="1" number:grouping="true"/>
      <number:text> </number:text>
    </number:number-style>
    <number:number-style style:name="N2415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24159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24159" number:language="ja" number:country="JP">
      <number:text-content/>
      <number:text> </number:text>
      <style:map style:condition="value()&gt;0" style:apply-style-name="N24159P0"/>
      <style:map style:condition="value()&lt;0" style:apply-style-name="N24159P1"/>
      <style:map style:condition="value()=0" style:apply-style-name="N24159P2"/>
    </number:text-style>
    <number:number-style style:name="N24163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24163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24163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24163" number:language="ja" number:country="JP">
      <number:text-content/>
      <number:text> </number:text>
      <style:map style:condition="value()&gt;0" style:apply-style-name="N24163P0"/>
      <style:map style:condition="value()&lt;0" style:apply-style-name="N24163P1"/>
      <style:map style:condition="value()=0" style:apply-style-name="N24163P2"/>
    </number:text-style>
    <number:time-style style:name="N24164" number:language="ja" number:country="JP">
      <number:minutes number:style="long"/>
      <number:text>:</number:text>
      <number:seconds number:style="long"/>
    </number:time-style>
    <number:time-style style:name="N24165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66" number:language="ja" number:country="JP">
      <number:minutes number:style="long"/>
      <number:text>:</number:text>
      <number:seconds number:style="long" number:decimal-places="1"/>
    </number:time-style>
    <number:number-style style:name="N24167" number:language="ja" number:country="JP">
      <number:scientific-number number:decimal-places="1" number:min-integer-digits="3" number:min-exponent-digits="1"/>
    </number:number-style>
    <number:currency-style style:name="N2416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24169" number:language="ja" number:country="JP">
      <number:month/>
      <number:text>/</number:text>
      <number:day/>
    </number:date-style>
    <number:date-style style:name="N24170" number:language="ja" number:country="JP">
      <number:year number:style="long"/>
      <number:text>/</number:text>
      <number:month number:style="long"/>
    </number:date-style>
    <number:percentage-style style:name="N24171" number:language="ja" number:country="JP">
      <number:number number:decimal-places="1" number:min-integer-digits="1"/>
      <number:text>%</number:text>
    </number:percentage-style>
    <number:number-style style:name="N24173P0" style:volatile="true" number:language="ja" number:country="JP">
      <number:number number:decimal-places="0" number:min-integer-digits="1" number:grouping="true"/>
      <number:text> </number:text>
    </number:number-style>
    <number:number-style style:name="N24173P1" style:volatile="true" number:language="ja" number:country="JP">
      <number:number number:decimal-places="0" number:min-integer-digits="1" number:grouping="true"/>
      <number:text> </number:text>
    </number:number-style>
    <number:number-style style:name="N24173P2" style:volatile="true" number:language="ja" number:country="JP">
      <number:text>- </number:text>
    </number:number-style>
    <number:text-style style:name="N24173" number:language="ja" number:country="JP">
      <number:text-content/>
      <number:text> </number:text>
      <style:map style:condition="value()&gt;0" style:apply-style-name="N24173P0"/>
      <style:map style:condition="value()&lt;0" style:apply-style-name="N24173P1"/>
      <style:map style:condition="value()=0" style:apply-style-name="N24173P2"/>
    </number:text-style>
    <number:number-style style:name="N24174P0" style:volatile="true" number:language="ja" number:country="JP">
      <number:number number:decimal-places="2" number:min-integer-digits="1" number:grouping="true"/>
      <number:text> </number:text>
    </number:number-style>
    <number:number-style style:name="N24174P1" style:volatile="true" number:language="ja" number:country="JP">
      <number:number number:decimal-places="2" number:min-integer-digits="1" number:grouping="true"/>
      <number:text> </number:text>
    </number:number-style>
    <number:number-style style:name="N24174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24174" number:language="ja" number:country="JP">
      <number:text-content/>
      <number:text> </number:text>
      <style:map style:condition="value()&gt;0" style:apply-style-name="N24174P0"/>
      <style:map style:condition="value()&lt;0" style:apply-style-name="N24174P1"/>
      <style:map style:condition="value()=0" style:apply-style-name="N24174P2"/>
    </number:text-style>
    <number:time-style style:name="N24175" number:language="ja" number:country="JP">
      <number:minutes number:style="long"/>
      <number:text>:</number:text>
      <number:seconds number:style="long"/>
      <number:text>.</number:text>
    </number:time-style>
    <number:time-style style:name="N24176" number:language="ja" number:country="JP">
      <number:hours number:style="long"/>
      <number:text>時</number:text>
      <number:minutes number:style="long"/>
      <number:text>分</number:text>
    </number:time-style>
    <number:time-style style:name="N24177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4178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24178" number:language="ja" number:country="JP">
      <number:text-content/>
      <style:map style:condition="value()&lt;=0" style:apply-style-name="N24178P0"/>
    </number:text-style>
    <number:date-style style:name="N24179P0" style:volatile="true" number:language="ja" number:country="JP">
      <number:month/>
      <number:text>/</number:text>
      <number:day/>
    </number:date-style>
    <number:text-style style:name="N24179" number:language="ja" number:country="JP" number:title="ユーザー設定">
      <number:text-content/>
      <style:map style:condition="value()&lt;=0" style:apply-style-name="N24179P0"/>
    </number:text-style>
    <number:number-style style:name="N24180P0" style:volatile="true" number:language="ja" number:country="JP">
      <number:number number:decimal-places="0" number:min-integer-digits="1" number:grouping="true"/>
      <number:text> </number:text>
    </number:number-style>
    <number:number-style style:name="N24180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24180P2" style:volatile="true" number:language="ja" number:country="JP">
      <number:text>- </number:text>
    </number:number-style>
    <number:text-style style:name="N24180" number:language="ja" number:country="JP">
      <number:text-content/>
      <number:text> </number:text>
      <style:map style:condition="value()&gt;0" style:apply-style-name="N24180P0"/>
      <style:map style:condition="value()&lt;0" style:apply-style-name="N24180P1"/>
      <style:map style:condition="value()=0" style:apply-style-name="N24180P2"/>
    </number:text-style>
    <number:date-style style:name="N24181" number:language="ja" number:country="JP">
      <number:year number:style="long"/>
      <number:text>年</number:text>
    </number:date-style>
    <number:number-style style:name="N24182" number:language="ja" number:country="JP" number:transliteration-format="壱" number:transliteration-language="ja" number:transliteration-country="JP" number:transliteration-style="long">
      <number:number number:decimal-places="0" number:min-integer-digits="1"/>
    </number:number-style>
    <number:date-style style:name="N2418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24183" number:language="ja" number:country="JP">
      <number:text-content/>
      <style:map style:condition="value()&lt;=0" style:apply-style-name="N24183P0"/>
    </number:text-style>
    <number:currency-style style:name="N24185P0" style:volatile="true" number:language="ja" number:country="JP">
      <number:currency-symbol>￥</number:currency-symbol>
      <number:number number:decimal-places="0" number:min-integer-digits="1" number:grouping="true"/>
    </number:currency-style>
    <number:currency-style style:name="N24185" number:language="ja" number:country="JP">
      <style:text-properties fo:color="#ff0000"/>
      <number:text>-</number:text>
      <number:currency-symbol>￥</number:currency-symbol>
      <number:number number:decimal-places="0" number:min-integer-digits="1" number:grouping="true"/>
      <style:map style:condition="value()&gt;=0" style:apply-style-name="N24185P0"/>
    </number:currency-style>
    <number:date-style style:name="N24186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4187" number:language="ja" number:country="JP">
      <number:year number:style="long"/>
      <number:text>/</number:text>
      <number:month number:style="long"/>
      <number:text>/</number:text>
      <number:day number:style="long"/>
      <number:text>\</number:text>
    </number:date-style>
    <number:number-style style:name="N24189P0" style:volatile="true" number:language="ja" number:country="JP">
      <number:number number:decimal-places="2" number:min-integer-digits="1" number:grouping="true"/>
      <number:text> </number:text>
    </number:number-style>
    <number:number-style style:name="N2418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2418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24189" number:language="ja" number:country="JP">
      <number:text-content/>
      <number:text> </number:text>
      <style:map style:condition="value()&gt;0" style:apply-style-name="N24189P0"/>
      <style:map style:condition="value()&lt;0" style:apply-style-name="N24189P1"/>
      <style:map style:condition="value()=0" style:apply-style-name="N24189P2"/>
    </number:text-style>
    <number:date-style style:name="N24190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24190" number:language="ja" number:country="JP">
      <number:text-content/>
      <style:map style:condition="value()&gt;=0" style:apply-style-name="N24190P0"/>
    </number:text-style>
    <number:date-style style:name="N24191P0" style:volatile="true" number:language="ja" number:country="JP">
      <number:month/>
      <number:text>/</number:text>
      <number:day/>
    </number:date-style>
    <number:text-style style:name="N24191" number:language="ja" number:country="JP" number:title="ユーザー設定">
      <number:text-content/>
      <style:map style:condition="value()&gt;=0" style:apply-style-name="N24191P0"/>
    </number:text-style>
    <number:date-style style:name="N24192" number:language="ja" number:country="JP">
      <number:year number:style="long"/>
      <number:text>-</number:text>
      <number:month number:style="long"/>
      <number:text>-</number:text>
      <number:day number:style="long"/>
    </number:date-style>
    <number:date-style style:name="N32115" number:language="zh" number:country="CN">
      <number:year number:style="long"/>
      <number:text>-</number:text>
      <number:month/>
      <number:text>-</number:text>
      <number:day/>
    </number:date-style>
    <number:date-style style:name="N32116" number:language="zh" number:country="CN">
      <number:day/>
      <number:text>-</number:text>
      <number:month number:textual="true"/>
      <number:text>-</number:text>
      <number:year/>
    </number:date-style>
    <number:date-style style:name="N32117" number:language="zh" number:country="CN">
      <number:day/>
      <number:text>-</number:text>
      <number:month number:textual="true"/>
    </number:date-style>
    <number:date-style style:name="N32118" number:language="zh" number:country="CN">
      <number:month number:textual="true"/>
      <number:text>-</number:text>
      <number:year/>
    </number:date-style>
    <number:time-style style:name="N32119" number:language="zh" number:country="CN">
      <number:hours/>
      <number:text>:</number:text>
      <number:minutes number:style="long"/>
      <number:text> </number:text>
      <number:am-pm/>
    </number:time-style>
    <number:time-style style:name="N32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2121" number:language="zh" number:country="CN">
      <number:hours/>
      <number:text>:</number:text>
      <number:minutes number:style="long"/>
    </number:time-style>
    <number:time-style style:name="N32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2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2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32125P0"/>
    </number:number-style>
    <number:number-style style:name="N32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2126P0"/>
    </number:number-style>
    <number:number-style style:name="N32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32128P0"/>
    </number:number-style>
    <number:number-style style:name="N32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2129P0"/>
    </number:number-style>
    <number:date-style style:name="N32130" number:language="zh" number:country="CN">
      <number:month/>
      <number:text>-</number:text>
      <number:day/>
      <number:text>-</number:text>
      <number:year/>
    </number:date-style>
    <number:time-style style:name="N32131" number:language="zh" number:country="CN">
      <number:hours/>
      <number:text>时</number:text>
      <number:minutes number:style="long"/>
      <number:text>分</number:text>
    </number:time-style>
    <number:time-style style:name="N32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2133" number:language="zh" number:country="CN">
      <number:am-pm/>
      <number:hours/>
      <number:text>时</number:text>
      <number:minutes number:style="long"/>
      <number:text>分</number:text>
    </number:time-style>
    <number:time-style style:name="N32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2136P0" style:volatile="true" number:language="zh" number:country="CN">
      <number:text>￥</number:text>
      <number:number number:decimal-places="2" number:min-integer-digits="1" number:grouping="true"/>
    </number:number-style>
    <number:number-style style:name="N32136" number:language="zh" number:country="CN">
      <number:text>-￥</number:text>
      <number:number number:decimal-places="2" number:min-integer-digits="1" number:grouping="true"/>
      <style:map style:condition="value()&gt;=0" style:apply-style-name="N32136P0"/>
    </number:number-style>
    <number:number-style style:name="N32137" number:language="zh" number:country="CN" number:transliteration-format="壹" number:transliteration-language="zh" number:transliteration-country="CN" number:transliteration-style="long">
      <number:number number:min-integer-digits="1"/>
      <number:text/>
    </number:number-style>
    <number:number-style style:name="N40106" number:language="en" number:country="BZ">
      <number:number number:decimal-places="1" number:min-integer-digits="0"/>
    </number:number-style>
    <number:number-style style:name="N40107" number:language="en" number:country="BZ">
      <number:number number:decimal-places="2" number:min-integer-digits="0"/>
    </number:number-style>
    <number:currency-style style:name="N4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107P0"/>
    </number:currency-style>
    <number:number-style style:name="N56106" number:language="cs" number:country="CZ">
      <number:number number:decimal-places="0" number:min-integer-digits="2"/>
    </number:number-style>
    <number:number-style style:name="N64106" number:language="en" number:country="AU">
      <number:text>999999999999999999</number:text>
    </number:number-style>
    <number:number-style style:name="N64107" number:language="en" number:country="AU">
      <number:text>999999999999999999999999</number:text>
    </number:number-style>
    <number:number-style style:name="N64108" number:language="en" number:country="AU">
      <number:text>913: 13</number:text>
      <number:number number:decimal-places="0" number:min-integer-digits="1"/>
    </number:number-style>
    <number:number-style style:name="N64109" number:language="en" number:country="AU">
      <number:text>122.1</number:text>
      <number:number number:decimal-places="1" number:min-integer-digits="0"/>
    </number:number-style>
    <number:date-style style:name="N72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72107" number:language="en" number:country="GB">
      <number:day number:style="long"/>
      <number:text>-</number:text>
      <number:month number:textual="true"/>
    </number:date-style>
    <number:date-style style:name="N72108" number:language="en" number:country="GB">
      <number:month number:textual="true"/>
      <number:text>-</number:text>
      <number:year/>
    </number:date-style>
    <number:time-style style:name="N72109" number:language="en" number:country="GB">
      <number:hours/>
      <number:text>:</number:text>
      <number:minutes number:style="long"/>
      <number:text> </number:text>
      <number:am-pm/>
    </number:time-style>
    <number:time-style style:name="N72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2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72112P0" style:volatile="true" number:language="en" number:country="GB">
      <number:number number:decimal-places="0" number:min-integer-digits="1" number:grouping="true"/>
    </number:number-style>
    <number:number-style style:name="N72112" number:language="en" number:country="GB">
      <number:text>-</number:text>
      <number:number number:decimal-places="0" number:min-integer-digits="1" number:grouping="true"/>
      <style:map style:condition="value()&gt;=0" style:apply-style-name="N72112P0"/>
    </number:number-style>
    <number:number-style style:name="N72113P0" style:volatile="true" number:language="en" number:country="GB">
      <number:number number:decimal-places="0" number:min-integer-digits="1" number:grouping="true"/>
    </number:number-style>
    <number:number-style style:name="N72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72113P0"/>
    </number:number-style>
    <number:number-style style:name="N72114P0" style:volatile="true" number:language="en" number:country="GB">
      <number:number number:decimal-places="2" number:min-integer-digits="1" number:grouping="true"/>
    </number:number-style>
    <number:number-style style:name="N72114" number:language="en" number:country="GB">
      <number:text>-</number:text>
      <number:number number:decimal-places="2" number:min-integer-digits="1" number:grouping="true"/>
      <style:map style:condition="value()&gt;=0" style:apply-style-name="N72114P0"/>
    </number:number-style>
    <number:number-style style:name="N72115P0" style:volatile="true" number:language="en" number:country="GB">
      <number:number number:decimal-places="2" number:min-integer-digits="1" number:grouping="true"/>
    </number:number-style>
    <number:number-style style:name="N72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72115P0"/>
    </number:number-style>
    <number:number-style style:name="N72119P0" style:volatile="true" number:language="en" number:country="GB">
      <number:number number:decimal-places="0" number:min-integer-digits="1" number:grouping="true"/>
      <number:text> </number:text>
    </number:number-style>
    <number:number-style style:name="N72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72119P2" style:volatile="true" number:language="en" number:country="GB">
      <number:text> - </number:text>
    </number:number-style>
    <number:text-style style:name="N72119" number:language="en" number:country="GB">
      <number:text-content/>
      <number:text> </number:text>
      <style:map style:condition="value()&gt;0" style:apply-style-name="N72119P0"/>
      <style:map style:condition="value()&lt;0" style:apply-style-name="N72119P1"/>
      <style:map style:condition="value()=0" style:apply-style-name="N72119P2"/>
    </number:text-style>
    <number:number-style style:name="N72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72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72123P2" style:volatile="true" number:language="en" number:country="GB">
      <number:text> £- </number:text>
    </number:number-style>
    <number:text-style style:name="N72123" number:language="en" number:country="GB">
      <number:text-content/>
      <number:text> </number:text>
      <style:map style:condition="value()&gt;0" style:apply-style-name="N72123P0"/>
      <style:map style:condition="value()&lt;0" style:apply-style-name="N72123P1"/>
      <style:map style:condition="value()=0" style:apply-style-name="N72123P2"/>
    </number:text-style>
    <number:number-style style:name="N72127P0" style:volatile="true" number:language="en" number:country="GB">
      <number:number number:decimal-places="2" number:min-integer-digits="1" number:grouping="true"/>
      <number:text> </number:text>
    </number:number-style>
    <number:number-style style:name="N72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72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72127" number:language="en" number:country="GB">
      <number:text-content/>
      <number:text> </number:text>
      <style:map style:condition="value()&gt;0" style:apply-style-name="N72127P0"/>
      <style:map style:condition="value()&lt;0" style:apply-style-name="N72127P1"/>
      <style:map style:condition="value()=0" style:apply-style-name="N72127P2"/>
    </number:text-style>
    <number:number-style style:name="N72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72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72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72131" number:language="en" number:country="GB">
      <number:text-content/>
      <number:text> </number:text>
      <style:map style:condition="value()&gt;0" style:apply-style-name="N72131P0"/>
      <style:map style:condition="value()&lt;0" style:apply-style-name="N72131P1"/>
      <style:map style:condition="value()=0" style:apply-style-name="N72131P2"/>
    </number:text-style>
    <number:time-style style:name="N72132" number:language="en" number:country="GB">
      <number:minutes number:style="long"/>
      <number:text>:</number:text>
      <number:seconds number:style="long"/>
    </number:time-style>
    <number:time-style style:name="N72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72134" number:language="en" number:country="GB">
      <number:minutes number:style="long"/>
      <number:text>:</number:text>
      <number:seconds number:style="long" number:decimal-places="1"/>
    </number:time-style>
    <number:number-style style:name="N72135" number:language="en" number:country="GB">
      <number:scientific-number number:decimal-places="1" number:min-integer-digits="3" number:min-exponent-digits="1"/>
    </number:number-style>
    <number:number-style style:name="N80106" number:language="en" number:country="CA">
      <number:text>8.1.1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7/20/2020</text:date>, <text:time>13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7-20T13:42:13.12</dc:date>
    <meta:editing-duration>P21DT10H36M56S</meta:editing-duration>
    <meta:editing-cycles>29</meta:editing-cycles>
    <meta:document-statistic meta:table-count="4" meta:cell-count="15561" meta:object-count="0"/>
  </office:meta>
</office:document-meta>
</file>